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float" office:value="-67" calcext:value-type="float">
            <text:p>-67</text:p>
          </table:table-cell>
          <table:table-cell/>
          <table:table-cell table:formula="of:=COUNT([.B:.B])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-694" calcext:value-type="float">
            <text:p>-694</text:p>
          </table:table-cell>
          <table:table-cell table:formula="of:=IF(AND(MOD([.A1];9)=0;MOD([.A2];9)=0);[.A1]+[.A2];&quot;&quot;)">
            <text:p/>
          </table:table-cell>
          <table:table-cell table:formula="of:=MIN([.B:.B])" office:value-type="float" office:value="-1404" calcext:value-type="float">
            <text:p>-1404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IF(AND(MOD([.A2];9)=0;MOD([.A3];9)=0);[.A2]+[.A3];&quot;&quot;)">
            <text:p/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IF(AND(MOD([.A3];9)=0;MOD([.A4];9)=0);[.A3]+[.A4];&quot;&quot;)">
            <text:p/>
          </table:table-cell>
          <table:table-cell/>
        </table:table-row>
        <table:table-row table:style-name="ro1">
          <table:table-cell office:value-type="float" office:value="-457" calcext:value-type="float">
            <text:p>-457</text:p>
          </table:table-cell>
          <table:table-cell table:formula="of:=IF(AND(MOD([.A4];9)=0;MOD([.A5];9)=0);[.A4]+[.A5];&quot;&quot;)">
            <text:p/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IF(AND(MOD([.A5];9)=0;MOD([.A6];9)=0);[.A5]+[.A6];&quot;&quot;)">
            <text:p/>
          </table:table-cell>
          <table:table-cell/>
        </table:table-row>
        <table:table-row table:style-name="ro1">
          <table:table-cell office:value-type="float" office:value="-699" calcext:value-type="float">
            <text:p>-699</text:p>
          </table:table-cell>
          <table:table-cell table:formula="of:=IF(AND(MOD([.A6];9)=0;MOD([.A7];9)=0);[.A6]+[.A7];&quot;&quot;)">
            <text:p/>
          </table:table-cell>
          <table:table-cell/>
        </table:table-row>
        <table:table-row table:style-name="ro1">
          <table:table-cell office:value-type="float" office:value="-592" calcext:value-type="float">
            <text:p>-592</text:p>
          </table:table-cell>
          <table:table-cell table:formula="of:=IF(AND(MOD([.A7];9)=0;MOD([.A8];9)=0);[.A7]+[.A8];&quot;&quot;)">
            <text:p/>
          </table:table-cell>
          <table:table-cell/>
        </table:table-row>
        <table:table-row table:style-name="ro1">
          <table:table-cell office:value-type="float" office:value="-405" calcext:value-type="float">
            <text:p>-405</text:p>
          </table:table-cell>
          <table:table-cell table:formula="of:=IF(AND(MOD([.A8];9)=0;MOD([.A9];9)=0);[.A8]+[.A9];&quot;&quot;)">
            <text:p/>
          </table:table-cell>
          <table:table-cell/>
        </table:table-row>
        <table:table-row table:style-name="ro1">
          <table:table-cell office:value-type="float" office:value="-745" calcext:value-type="float">
            <text:p>-745</text:p>
          </table:table-cell>
          <table:table-cell table:formula="of:=IF(AND(MOD([.A9];9)=0;MOD([.A10];9)=0);[.A9]+[.A10];&quot;&quot;)">
            <text:p/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IF(AND(MOD([.A10];9)=0;MOD([.A11];9)=0);[.A10]+[.A11];&quot;&quot;)">
            <text:p/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IF(AND(MOD([.A11];9)=0;MOD([.A12];9)=0);[.A11]+[.A12];&quot;&quot;)">
            <text:p/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IF(AND(MOD([.A12];9)=0;MOD([.A13];9)=0);[.A12]+[.A13];&quot;&quot;)">
            <text:p/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IF(AND(MOD([.A13];9)=0;MOD([.A14];9)=0);[.A13]+[.A14];&quot;&quot;)">
            <text:p/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IF(AND(MOD([.A14];9)=0;MOD([.A15];9)=0);[.A14]+[.A15];&quot;&quot;)">
            <text:p/>
          </table:table-cell>
          <table:table-cell/>
        </table:table-row>
        <table:table-row table:style-name="ro1">
          <table:table-cell office:value-type="float" office:value="-600" calcext:value-type="float">
            <text:p>-600</text:p>
          </table:table-cell>
          <table:table-cell table:formula="of:=IF(AND(MOD([.A15];9)=0;MOD([.A16];9)=0);[.A15]+[.A16];&quot;&quot;)">
            <text:p/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IF(AND(MOD([.A16];9)=0;MOD([.A17];9)=0);[.A16]+[.A17];&quot;&quot;)">
            <text:p/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IF(AND(MOD([.A17];9)=0;MOD([.A18];9)=0);[.A17]+[.A18];&quot;&quot;)">
            <text:p/>
          </table:table-cell>
          <table:table-cell/>
        </table:table-row>
        <table:table-row table:style-name="ro1">
          <table:table-cell office:value-type="float" office:value="-548" calcext:value-type="float">
            <text:p>-548</text:p>
          </table:table-cell>
          <table:table-cell table:formula="of:=IF(AND(MOD([.A18];9)=0;MOD([.A19];9)=0);[.A18]+[.A19];&quot;&quot;)">
            <text:p/>
          </table:table-cell>
          <table:table-cell/>
        </table:table-row>
        <table:table-row table:style-name="ro1">
          <table:table-cell office:value-type="float" office:value="-421" calcext:value-type="float">
            <text:p>-421</text:p>
          </table:table-cell>
          <table:table-cell table:formula="of:=IF(AND(MOD([.A19];9)=0;MOD([.A20];9)=0);[.A19]+[.A20];&quot;&quot;)">
            <text:p/>
          </table:table-cell>
          <table:table-cell/>
        </table:table-row>
        <table:table-row table:style-name="ro1">
          <table:table-cell office:value-type="float" office:value="-139" calcext:value-type="float">
            <text:p>-139</text:p>
          </table:table-cell>
          <table:table-cell table:formula="of:=IF(AND(MOD([.A20];9)=0;MOD([.A21];9)=0);[.A20]+[.A21];&quot;&quot;)">
            <text:p/>
          </table:table-cell>
          <table:table-cell/>
        </table:table-row>
        <table:table-row table:style-name="ro1">
          <table:table-cell office:value-type="float" office:value="-293" calcext:value-type="float">
            <text:p>-293</text:p>
          </table:table-cell>
          <table:table-cell table:formula="of:=IF(AND(MOD([.A21];9)=0;MOD([.A22];9)=0);[.A21]+[.A22];&quot;&quot;)">
            <text:p/>
          </table:table-cell>
          <table:table-cell/>
        </table:table-row>
        <table:table-row table:style-name="ro1">
          <table:table-cell office:value-type="float" office:value="-313" calcext:value-type="float">
            <text:p>-313</text:p>
          </table:table-cell>
          <table:table-cell table:formula="of:=IF(AND(MOD([.A22];9)=0;MOD([.A23];9)=0);[.A22]+[.A23];&quot;&quot;)">
            <text:p/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IF(AND(MOD([.A23];9)=0;MOD([.A24];9)=0);[.A23]+[.A24];&quot;&quot;)">
            <text:p/>
          </table:table-cell>
          <table:table-cell/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IF(AND(MOD([.A24];9)=0;MOD([.A25];9)=0);[.A24]+[.A25];&quot;&quot;)">
            <text:p/>
          </table:table-cell>
          <table:table-cell/>
        </table:table-row>
        <table:table-row table:style-name="ro1">
          <table:table-cell office:value-type="float" office:value="-855" calcext:value-type="float">
            <text:p>-855</text:p>
          </table:table-cell>
          <table:table-cell table:formula="of:=IF(AND(MOD([.A25];9)=0;MOD([.A26];9)=0);[.A25]+[.A26];&quot;&quot;)">
            <text:p/>
          </table:table-cell>
          <table:table-cell/>
        </table:table-row>
        <table:table-row table:style-name="ro1">
          <table:table-cell office:value-type="float" office:value="-228" calcext:value-type="float">
            <text:p>-228</text:p>
          </table:table-cell>
          <table:table-cell table:formula="of:=IF(AND(MOD([.A26];9)=0;MOD([.A27];9)=0);[.A26]+[.A27];&quot;&quot;)">
            <text:p/>
          </table:table-cell>
          <table:table-cell/>
        </table:table-row>
        <table:table-row table:style-name="ro1">
          <table:table-cell office:value-type="float" office:value="-333" calcext:value-type="float">
            <text:p>-333</text:p>
          </table:table-cell>
          <table:table-cell table:formula="of:=IF(AND(MOD([.A27];9)=0;MOD([.A28];9)=0);[.A27]+[.A28];&quot;&quot;)">
            <text:p/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IF(AND(MOD([.A28];9)=0;MOD([.A29];9)=0);[.A28]+[.A29];&quot;&quot;)">
            <text:p/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IF(AND(MOD([.A29];9)=0;MOD([.A30];9)=0);[.A29]+[.A30];&quot;&quot;)">
            <text:p/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IF(AND(MOD([.A30];9)=0;MOD([.A31];9)=0);[.A30]+[.A31];&quot;&quot;)">
            <text:p/>
          </table:table-cell>
          <table:table-cell/>
        </table:table-row>
        <table:table-row table:style-name="ro1">
          <table:table-cell office:value-type="float" office:value="-927" calcext:value-type="float">
            <text:p>-927</text:p>
          </table:table-cell>
          <table:table-cell table:formula="of:=IF(AND(MOD([.A31];9)=0;MOD([.A32];9)=0);[.A31]+[.A32];&quot;&quot;)">
            <text:p/>
          </table:table-cell>
          <table:table-cell/>
        </table:table-row>
        <table:table-row table:style-name="ro1">
          <table:table-cell office:value-type="float" office:value="-953" calcext:value-type="float">
            <text:p>-953</text:p>
          </table:table-cell>
          <table:table-cell table:formula="of:=IF(AND(MOD([.A32];9)=0;MOD([.A33];9)=0);[.A32]+[.A33];&quot;&quot;)">
            <text:p/>
          </table:table-cell>
          <table:table-cell/>
        </table:table-row>
        <table:table-row table:style-name="ro1">
          <table:table-cell office:value-type="float" office:value="-381" calcext:value-type="float">
            <text:p>-381</text:p>
          </table:table-cell>
          <table:table-cell table:formula="of:=IF(AND(MOD([.A33];9)=0;MOD([.A34];9)=0);[.A33]+[.A34];&quot;&quot;)">
            <text:p/>
          </table:table-cell>
          <table:table-cell/>
        </table:table-row>
        <table:table-row table:style-name="ro1">
          <table:table-cell office:value-type="float" office:value="-758" calcext:value-type="float">
            <text:p>-758</text:p>
          </table:table-cell>
          <table:table-cell table:formula="of:=IF(AND(MOD([.A34];9)=0;MOD([.A35];9)=0);[.A34]+[.A35];&quot;&quot;)">
            <text:p/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IF(AND(MOD([.A35];9)=0;MOD([.A36];9)=0);[.A35]+[.A36];&quot;&quot;)">
            <text:p/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IF(AND(MOD([.A36];9)=0;MOD([.A37];9)=0);[.A36]+[.A37];&quot;&quot;)">
            <text:p/>
          </table:table-cell>
          <table:table-cell/>
        </table:table-row>
        <table:table-row table:style-name="ro1">
          <table:table-cell office:value-type="float" office:value="-785" calcext:value-type="float">
            <text:p>-785</text:p>
          </table:table-cell>
          <table:table-cell table:formula="of:=IF(AND(MOD([.A37];9)=0;MOD([.A38];9)=0);[.A37]+[.A38];&quot;&quot;)">
            <text:p/>
          </table:table-cell>
          <table:table-cell/>
        </table:table-row>
        <table:table-row table:style-name="ro1">
          <table:table-cell office:value-type="float" office:value="-526" calcext:value-type="float">
            <text:p>-526</text:p>
          </table:table-cell>
          <table:table-cell table:formula="of:=IF(AND(MOD([.A38];9)=0;MOD([.A39];9)=0);[.A38]+[.A39];&quot;&quot;)">
            <text:p/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IF(AND(MOD([.A39];9)=0;MOD([.A40];9)=0);[.A39]+[.A40];&quot;&quot;)">
            <text:p/>
          </table:table-cell>
          <table:table-cell/>
        </table:table-row>
        <table:table-row table:style-name="ro1">
          <table:table-cell office:value-type="float" office:value="-83" calcext:value-type="float">
            <text:p>-83</text:p>
          </table:table-cell>
          <table:table-cell table:formula="of:=IF(AND(MOD([.A40];9)=0;MOD([.A41];9)=0);[.A40]+[.A41];&quot;&quot;)">
            <text:p/>
          </table:table-cell>
          <table:table-cell/>
        </table:table-row>
        <table:table-row table:style-name="ro1">
          <table:table-cell office:value-type="float" office:value="-62" calcext:value-type="float">
            <text:p>-62</text:p>
          </table:table-cell>
          <table:table-cell table:formula="of:=IF(AND(MOD([.A41];9)=0;MOD([.A42];9)=0);[.A41]+[.A42];&quot;&quot;)">
            <text:p/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IF(AND(MOD([.A42];9)=0;MOD([.A43];9)=0);[.A42]+[.A43];&quot;&quot;)">
            <text:p/>
          </table:table-cell>
          <table:table-cell/>
        </table:table-row>
        <table:table-row table:style-name="ro1">
          <table:table-cell office:value-type="float" office:value="-300" calcext:value-type="float">
            <text:p>-300</text:p>
          </table:table-cell>
          <table:table-cell table:formula="of:=IF(AND(MOD([.A43];9)=0;MOD([.A44];9)=0);[.A43]+[.A44];&quot;&quot;)">
            <text:p/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IF(AND(MOD([.A44];9)=0;MOD([.A45];9)=0);[.A44]+[.A45];&quot;&quot;)">
            <text:p/>
          </table:table-cell>
          <table:table-cell/>
        </table:table-row>
        <table:table-row table:style-name="ro1">
          <table:table-cell office:value-type="float" office:value="-954" calcext:value-type="float">
            <text:p>-954</text:p>
          </table:table-cell>
          <table:table-cell table:formula="of:=IF(AND(MOD([.A45];9)=0;MOD([.A46];9)=0);[.A45]+[.A46];&quot;&quot;)">
            <text:p/>
          </table:table-cell>
          <table:table-cell/>
        </table:table-row>
        <table:table-row table:style-name="ro1">
          <table:table-cell office:value-type="float" office:value="-781" calcext:value-type="float">
            <text:p>-781</text:p>
          </table:table-cell>
          <table:table-cell table:formula="of:=IF(AND(MOD([.A46];9)=0;MOD([.A47];9)=0);[.A46]+[.A47];&quot;&quot;)">
            <text:p/>
          </table:table-cell>
          <table:table-cell/>
        </table:table-row>
        <table:table-row table:style-name="ro1">
          <table:table-cell office:value-type="float" office:value="-431" calcext:value-type="float">
            <text:p>-431</text:p>
          </table:table-cell>
          <table:table-cell table:formula="of:=IF(AND(MOD([.A47];9)=0;MOD([.A48];9)=0);[.A47]+[.A48];&quot;&quot;)">
            <text:p/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IF(AND(MOD([.A48];9)=0;MOD([.A49];9)=0);[.A48]+[.A49];&quot;&quot;)">
            <text:p/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IF(AND(MOD([.A49];9)=0;MOD([.A50];9)=0);[.A49]+[.A50];&quot;&quot;)">
            <text:p/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IF(AND(MOD([.A50];9)=0;MOD([.A51];9)=0);[.A50]+[.A51];&quot;&quot;)">
            <text:p/>
          </table:table-cell>
          <table:table-cell/>
        </table:table-row>
        <table:table-row table:style-name="ro1">
          <table:table-cell office:value-type="float" office:value="-216" calcext:value-type="float">
            <text:p>-216</text:p>
          </table:table-cell>
          <table:table-cell table:formula="of:=IF(AND(MOD([.A51];9)=0;MOD([.A52];9)=0);[.A51]+[.A52];&quot;&quot;)">
            <text:p/>
          </table:table-cell>
          <table:table-cell/>
        </table:table-row>
        <table:table-row table:style-name="ro1">
          <table:table-cell office:value-type="float" office:value="-159" calcext:value-type="float">
            <text:p>-159</text:p>
          </table:table-cell>
          <table:table-cell table:formula="of:=IF(AND(MOD([.A52];9)=0;MOD([.A53];9)=0);[.A52]+[.A53];&quot;&quot;)">
            <text:p/>
          </table:table-cell>
          <table:table-cell/>
        </table:table-row>
        <table:table-row table:style-name="ro1">
          <table:table-cell office:value-type="float" office:value="-925" calcext:value-type="float">
            <text:p>-925</text:p>
          </table:table-cell>
          <table:table-cell table:formula="of:=IF(AND(MOD([.A53];9)=0;MOD([.A54];9)=0);[.A53]+[.A54];&quot;&quot;)">
            <text:p/>
          </table:table-cell>
          <table:table-cell/>
        </table:table-row>
        <table:table-row table:style-name="ro1">
          <table:table-cell office:value-type="float" office:value="-668" calcext:value-type="float">
            <text:p>-668</text:p>
          </table:table-cell>
          <table:table-cell table:formula="of:=IF(AND(MOD([.A54];9)=0;MOD([.A55];9)=0);[.A54]+[.A55];&quot;&quot;)">
            <text:p/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AND(MOD([.A55];9)=0;MOD([.A56];9)=0);[.A55]+[.A56];&quot;&quot;)">
            <text:p/>
          </table:table-cell>
          <table:table-cell/>
        </table:table-row>
        <table:table-row table:style-name="ro1">
          <table:table-cell office:value-type="float" office:value="-248" calcext:value-type="float">
            <text:p>-248</text:p>
          </table:table-cell>
          <table:table-cell table:formula="of:=IF(AND(MOD([.A56];9)=0;MOD([.A57];9)=0);[.A56]+[.A57];&quot;&quot;)">
            <text:p/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IF(AND(MOD([.A57];9)=0;MOD([.A58];9)=0);[.A57]+[.A58];&quot;&quot;)">
            <text:p/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IF(AND(MOD([.A58];9)=0;MOD([.A59];9)=0);[.A58]+[.A59];&quot;&quot;)">
            <text:p/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IF(AND(MOD([.A59];9)=0;MOD([.A60];9)=0);[.A59]+[.A60];&quot;&quot;)">
            <text:p/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MOD([.A60];9)=0;MOD([.A61];9)=0);[.A60]+[.A61];&quot;&quot;)">
            <text:p/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IF(AND(MOD([.A61];9)=0;MOD([.A62];9)=0);[.A61]+[.A62];&quot;&quot;)">
            <text:p/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IF(AND(MOD([.A62];9)=0;MOD([.A63];9)=0);[.A62]+[.A63];&quot;&quot;)">
            <text:p/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IF(AND(MOD([.A63];9)=0;MOD([.A64];9)=0);[.A63]+[.A64];&quot;&quot;)">
            <text:p/>
          </table:table-cell>
          <table:table-cell/>
        </table:table-row>
        <table:table-row table:style-name="ro1">
          <table:table-cell office:value-type="float" office:value="-369" calcext:value-type="float">
            <text:p>-369</text:p>
          </table:table-cell>
          <table:table-cell table:formula="of:=IF(AND(MOD([.A64];9)=0;MOD([.A65];9)=0);[.A64]+[.A65];&quot;&quot;)" office:value-type="float" office:value="-261" calcext:value-type="float">
            <text:p>-261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IF(AND(MOD([.A65];9)=0;MOD([.A66];9)=0);[.A65]+[.A66];&quot;&quot;)">
            <text:p/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AND(MOD([.A66];9)=0;MOD([.A67];9)=0);[.A66]+[.A67];&quot;&quot;)">
            <text:p/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AND(MOD([.A67];9)=0;MOD([.A68];9)=0);[.A67]+[.A68];&quot;&quot;)">
            <text:p/>
          </table:table-cell>
          <table:table-cell/>
        </table:table-row>
        <table:table-row table:style-name="ro1">
          <table:table-cell office:value-type="float" office:value="-687" calcext:value-type="float">
            <text:p>-687</text:p>
          </table:table-cell>
          <table:table-cell table:formula="of:=IF(AND(MOD([.A68];9)=0;MOD([.A69];9)=0);[.A68]+[.A69];&quot;&quot;)">
            <text:p/>
          </table:table-cell>
          <table:table-cell/>
        </table:table-row>
        <table:table-row table:style-name="ro1">
          <table:table-cell office:value-type="float" office:value="-380" calcext:value-type="float">
            <text:p>-380</text:p>
          </table:table-cell>
          <table:table-cell table:formula="of:=IF(AND(MOD([.A69];9)=0;MOD([.A70];9)=0);[.A69]+[.A70];&quot;&quot;)">
            <text:p/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IF(AND(MOD([.A70];9)=0;MOD([.A71];9)=0);[.A70]+[.A71];&quot;&quot;)">
            <text:p/>
          </table:table-cell>
          <table:table-cell/>
        </table:table-row>
        <table:table-row table:style-name="ro1">
          <table:table-cell office:value-type="float" office:value="-555" calcext:value-type="float">
            <text:p>-555</text:p>
          </table:table-cell>
          <table:table-cell table:formula="of:=IF(AND(MOD([.A71];9)=0;MOD([.A72];9)=0);[.A71]+[.A72];&quot;&quot;)">
            <text:p/>
          </table:table-cell>
          <table:table-cell/>
        </table:table-row>
        <table:table-row table:style-name="ro1">
          <table:table-cell office:value-type="float" office:value="-135" calcext:value-type="float">
            <text:p>-135</text:p>
          </table:table-cell>
          <table:table-cell table:formula="of:=IF(AND(MOD([.A72];9)=0;MOD([.A73];9)=0);[.A72]+[.A73];&quot;&quot;)">
            <text:p/>
          </table:table-cell>
          <table:table-cell/>
        </table:table-row>
        <table:table-row table:style-name="ro1">
          <table:table-cell office:value-type="float" office:value="-471" calcext:value-type="float">
            <text:p>-471</text:p>
          </table:table-cell>
          <table:table-cell table:formula="of:=IF(AND(MOD([.A73];9)=0;MOD([.A74];9)=0);[.A73]+[.A74];&quot;&quot;)">
            <text:p/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IF(AND(MOD([.A74];9)=0;MOD([.A75];9)=0);[.A74]+[.A75];&quot;&quot;)">
            <text:p/>
          </table:table-cell>
          <table:table-cell/>
        </table:table-row>
        <table:table-row table:style-name="ro1">
          <table:table-cell office:value-type="float" office:value="-217" calcext:value-type="float">
            <text:p>-217</text:p>
          </table:table-cell>
          <table:table-cell table:formula="of:=IF(AND(MOD([.A75];9)=0;MOD([.A76];9)=0);[.A75]+[.A76];&quot;&quot;)">
            <text:p/>
          </table:table-cell>
          <table:table-cell/>
        </table:table-row>
        <table:table-row table:style-name="ro1">
          <table:table-cell office:value-type="float" office:value="-755" calcext:value-type="float">
            <text:p>-755</text:p>
          </table:table-cell>
          <table:table-cell table:formula="of:=IF(AND(MOD([.A76];9)=0;MOD([.A77];9)=0);[.A76]+[.A77];&quot;&quot;)">
            <text:p/>
          </table:table-cell>
          <table:table-cell/>
        </table:table-row>
        <table:table-row table:style-name="ro1">
          <table:table-cell office:value-type="float" office:value="-272" calcext:value-type="float">
            <text:p>-272</text:p>
          </table:table-cell>
          <table:table-cell table:formula="of:=IF(AND(MOD([.A77];9)=0;MOD([.A78];9)=0);[.A77]+[.A78];&quot;&quot;)">
            <text:p/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IF(AND(MOD([.A78];9)=0;MOD([.A79];9)=0);[.A78]+[.A79];&quot;&quot;)">
            <text:p/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IF(AND(MOD([.A79];9)=0;MOD([.A80];9)=0);[.A79]+[.A80];&quot;&quot;)">
            <text:p/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IF(AND(MOD([.A80];9)=0;MOD([.A81];9)=0);[.A80]+[.A81];&quot;&quot;)">
            <text:p/>
          </table:table-cell>
          <table:table-cell/>
        </table:table-row>
        <table:table-row table:style-name="ro1">
          <table:table-cell office:value-type="float" office:value="-208" calcext:value-type="float">
            <text:p>-208</text:p>
          </table:table-cell>
          <table:table-cell table:formula="of:=IF(AND(MOD([.A81];9)=0;MOD([.A82];9)=0);[.A81]+[.A82];&quot;&quot;)">
            <text:p/>
          </table:table-cell>
          <table:table-cell/>
        </table:table-row>
        <table:table-row table:style-name="ro1">
          <table:table-cell office:value-type="float" office:value="-468" calcext:value-type="float">
            <text:p>-468</text:p>
          </table:table-cell>
          <table:table-cell table:formula="of:=IF(AND(MOD([.A82];9)=0;MOD([.A83];9)=0);[.A82]+[.A83];&quot;&quot;)">
            <text:p/>
          </table:table-cell>
          <table:table-cell/>
        </table:table-row>
        <table:table-row table:style-name="ro1">
          <table:table-cell office:value-type="float" office:value="-434" calcext:value-type="float">
            <text:p>-434</text:p>
          </table:table-cell>
          <table:table-cell table:formula="of:=IF(AND(MOD([.A83];9)=0;MOD([.A84];9)=0);[.A83]+[.A84];&quot;&quot;)">
            <text:p/>
          </table:table-cell>
          <table:table-cell/>
        </table:table-row>
        <table:table-row table:style-name="ro1">
          <table:table-cell office:value-type="float" office:value="-270" calcext:value-type="float">
            <text:p>-270</text:p>
          </table:table-cell>
          <table:table-cell table:formula="of:=IF(AND(MOD([.A84];9)=0;MOD([.A85];9)=0);[.A84]+[.A85];&quot;&quot;)">
            <text:p/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IF(AND(MOD([.A85];9)=0;MOD([.A86];9)=0);[.A85]+[.A86];&quot;&quot;)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-103" calcext:value-type="float">
            <text:p>-103</text:p>
          </table:table-cell>
          <table:table-cell table:formula="of:=IF(AND(MOD([.A86];9)=0;MOD([.A87];9)=0);[.A86]+[.A87];&quot;&quot;)">
            <text:p/>
          </table:table-cell>
          <table:table-cell/>
        </table:table-row>
        <table:table-row table:style-name="ro1">
          <table:table-cell office:value-type="float" office:value="-774" calcext:value-type="float">
            <text:p>-774</text:p>
          </table:table-cell>
          <table:table-cell table:formula="of:=IF(AND(MOD([.A87];9)=0;MOD([.A88];9)=0);[.A87]+[.A88];&quot;&quot;)">
            <text:p/>
          </table:table-cell>
          <table:table-cell/>
        </table:table-row>
        <table:table-row table:style-name="ro1">
          <table:table-cell office:value-type="float" office:value="-183" calcext:value-type="float">
            <text:p>-183</text:p>
          </table:table-cell>
          <table:table-cell table:formula="of:=IF(AND(MOD([.A88];9)=0;MOD([.A89];9)=0);[.A88]+[.A89];&quot;&quot;)">
            <text:p/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IF(AND(MOD([.A89];9)=0;MOD([.A90];9)=0);[.A89]+[.A90];&quot;&quot;)">
            <text:p/>
          </table:table-cell>
          <table:table-cell/>
        </table:table-row>
        <table:table-row table:style-name="ro1">
          <table:table-cell office:value-type="float" office:value="-420" calcext:value-type="float">
            <text:p>-420</text:p>
          </table:table-cell>
          <table:table-cell table:formula="of:=IF(AND(MOD([.A90];9)=0;MOD([.A91];9)=0);[.A90]+[.A91];&quot;&quot;)">
            <text:p/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IF(AND(MOD([.A91];9)=0;MOD([.A92];9)=0);[.A91]+[.A92];&quot;&quot;)">
            <text:p/>
          </table:table-cell>
          <table:table-cell/>
        </table:table-row>
        <table:table-row table:style-name="ro1">
          <table:table-cell office:value-type="float" office:value="-987" calcext:value-type="float">
            <text:p>-987</text:p>
          </table:table-cell>
          <table:table-cell table:formula="of:=IF(AND(MOD([.A92];9)=0;MOD([.A93];9)=0);[.A92]+[.A93];&quot;&quot;)">
            <text:p/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IF(AND(MOD([.A93];9)=0;MOD([.A94];9)=0);[.A93]+[.A94];&quot;&quot;)">
            <text:p/>
          </table:table-cell>
          <table:table-cell/>
        </table:table-row>
        <table:table-row table:style-name="ro1">
          <table:table-cell office:value-type="float" office:value="-549" calcext:value-type="float">
            <text:p>-549</text:p>
          </table:table-cell>
          <table:table-cell table:formula="of:=IF(AND(MOD([.A94];9)=0;MOD([.A95];9)=0);[.A94]+[.A95];&quot;&quot;)">
            <text:p/>
          </table:table-cell>
          <table:table-cell/>
        </table:table-row>
        <table:table-row table:style-name="ro1">
          <table:table-cell office:value-type="float" office:value="-314" calcext:value-type="float">
            <text:p>-314</text:p>
          </table:table-cell>
          <table:table-cell table:formula="of:=IF(AND(MOD([.A95];9)=0;MOD([.A96];9)=0);[.A95]+[.A96];&quot;&quot;)">
            <text:p/>
          </table:table-cell>
          <table:table-cell/>
        </table:table-row>
        <table:table-row table:style-name="ro1">
          <table:table-cell office:value-type="float" office:value="-293" calcext:value-type="float">
            <text:p>-293</text:p>
          </table:table-cell>
          <table:table-cell table:formula="of:=IF(AND(MOD([.A96];9)=0;MOD([.A97];9)=0);[.A96]+[.A97];&quot;&quot;)">
            <text:p/>
          </table:table-cell>
          <table:table-cell/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IF(AND(MOD([.A97];9)=0;MOD([.A98];9)=0);[.A97]+[.A98];&quot;&quot;)">
            <text:p/>
          </table:table-cell>
          <table:table-cell/>
        </table:table-row>
        <table:table-row table:style-name="ro1">
          <table:table-cell office:value-type="float" office:value="-781" calcext:value-type="float">
            <text:p>-781</text:p>
          </table:table-cell>
          <table:table-cell table:formula="of:=IF(AND(MOD([.A98];9)=0;MOD([.A99];9)=0);[.A98]+[.A99];&quot;&quot;)">
            <text:p/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IF(AND(MOD([.A99];9)=0;MOD([.A100];9)=0);[.A99]+[.A100];&quot;&quot;)">
            <text:p/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IF(AND(MOD([.A100];9)=0;MOD([.A101];9)=0);[.A100]+[.A101];&quot;&quot;)">
            <text:p/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IF(AND(MOD([.A101];9)=0;MOD([.A102];9)=0);[.A101]+[.A102];&quot;&quot;)">
            <text:p/>
          </table:table-cell>
          <table:table-cell/>
        </table:table-row>
        <table:table-row table:style-name="ro1">
          <table:table-cell office:value-type="float" office:value="-398" calcext:value-type="float">
            <text:p>-398</text:p>
          </table:table-cell>
          <table:table-cell table:formula="of:=IF(AND(MOD([.A102];9)=0;MOD([.A103];9)=0);[.A102]+[.A103];&quot;&quot;)">
            <text:p/>
          </table:table-cell>
          <table:table-cell/>
        </table:table-row>
        <table:table-row table:style-name="ro1">
          <table:table-cell office:value-type="float" office:value="-938" calcext:value-type="float">
            <text:p>-938</text:p>
          </table:table-cell>
          <table:table-cell table:formula="of:=IF(AND(MOD([.A103];9)=0;MOD([.A104];9)=0);[.A103]+[.A104];&quot;&quot;)">
            <text:p/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IF(AND(MOD([.A104];9)=0;MOD([.A105];9)=0);[.A104]+[.A105];&quot;&quot;)">
            <text:p/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IF(AND(MOD([.A105];9)=0;MOD([.A106];9)=0);[.A105]+[.A106];&quot;&quot;)">
            <text:p/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IF(AND(MOD([.A106];9)=0;MOD([.A107];9)=0);[.A106]+[.A107];&quot;&quot;)">
            <text:p/>
          </table:table-cell>
          <table:table-cell/>
        </table:table-row>
        <table:table-row table:style-name="ro1">
          <table:table-cell office:value-type="float" office:value="-406" calcext:value-type="float">
            <text:p>-406</text:p>
          </table:table-cell>
          <table:table-cell table:formula="of:=IF(AND(MOD([.A107];9)=0;MOD([.A108];9)=0);[.A107]+[.A108];&quot;&quot;)">
            <text:p/>
          </table:table-cell>
          <table:table-cell/>
        </table:table-row>
        <table:table-row table:style-name="ro1">
          <table:table-cell office:value-type="float" office:value="-822" calcext:value-type="float">
            <text:p>-822</text:p>
          </table:table-cell>
          <table:table-cell table:formula="of:=IF(AND(MOD([.A108];9)=0;MOD([.A109];9)=0);[.A108]+[.A109];&quot;&quot;)">
            <text:p/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IF(AND(MOD([.A109];9)=0;MOD([.A110];9)=0);[.A109]+[.A110];&quot;&quot;)">
            <text:p/>
          </table:table-cell>
          <table:table-cell/>
        </table:table-row>
        <table:table-row table:style-name="ro1">
          <table:table-cell office:value-type="float" office:value="-713" calcext:value-type="float">
            <text:p>-713</text:p>
          </table:table-cell>
          <table:table-cell table:formula="of:=IF(AND(MOD([.A110];9)=0;MOD([.A111];9)=0);[.A110]+[.A111];&quot;&quot;)">
            <text:p/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MOD([.A111];9)=0;MOD([.A112];9)=0);[.A111]+[.A112];&quot;&quot;)">
            <text:p/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IF(AND(MOD([.A112];9)=0;MOD([.A113];9)=0);[.A112]+[.A113];&quot;&quot;)">
            <text:p/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IF(AND(MOD([.A113];9)=0;MOD([.A114];9)=0);[.A113]+[.A114];&quot;&quot;)">
            <text:p/>
          </table:table-cell>
          <table:table-cell/>
        </table:table-row>
        <table:table-row table:style-name="ro1">
          <table:table-cell office:value-type="float" office:value="-106" calcext:value-type="float">
            <text:p>-106</text:p>
          </table:table-cell>
          <table:table-cell table:formula="of:=IF(AND(MOD([.A114];9)=0;MOD([.A115];9)=0);[.A114]+[.A115];&quot;&quot;)">
            <text:p/>
          </table:table-cell>
          <table:table-cell/>
        </table:table-row>
        <table:table-row table:style-name="ro1">
          <table:table-cell office:value-type="float" office:value="-578" calcext:value-type="float">
            <text:p>-578</text:p>
          </table:table-cell>
          <table:table-cell table:formula="of:=IF(AND(MOD([.A115];9)=0;MOD([.A116];9)=0);[.A115]+[.A116];&quot;&quot;)">
            <text:p/>
          </table:table-cell>
          <table:table-cell/>
        </table:table-row>
        <table:table-row table:style-name="ro1">
          <table:table-cell office:value-type="float" office:value="-884" calcext:value-type="float">
            <text:p>-884</text:p>
          </table:table-cell>
          <table:table-cell table:formula="of:=IF(AND(MOD([.A116];9)=0;MOD([.A117];9)=0);[.A116]+[.A117];&quot;&quot;)">
            <text:p/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IF(AND(MOD([.A117];9)=0;MOD([.A118];9)=0);[.A117]+[.A118];&quot;&quot;)">
            <text:p/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AND(MOD([.A118];9)=0;MOD([.A119];9)=0);[.A118]+[.A119];&quot;&quot;)">
            <text:p/>
          </table:table-cell>
          <table:table-cell/>
        </table:table-row>
        <table:table-row table:style-name="ro1">
          <table:table-cell office:value-type="float" office:value="-402" calcext:value-type="float">
            <text:p>-402</text:p>
          </table:table-cell>
          <table:table-cell table:formula="of:=IF(AND(MOD([.A119];9)=0;MOD([.A120];9)=0);[.A119]+[.A120];&quot;&quot;)">
            <text:p/>
          </table:table-cell>
          <table:table-cell/>
        </table:table-row>
        <table:table-row table:style-name="ro1">
          <table:table-cell office:value-type="float" office:value="-346" calcext:value-type="float">
            <text:p>-346</text:p>
          </table:table-cell>
          <table:table-cell table:formula="of:=IF(AND(MOD([.A120];9)=0;MOD([.A121];9)=0);[.A120]+[.A121];&quot;&quot;)">
            <text:p/>
          </table:table-cell>
          <table:table-cell/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IF(AND(MOD([.A121];9)=0;MOD([.A122];9)=0);[.A121]+[.A122];&quot;&quot;)">
            <text:p/>
          </table:table-cell>
          <table:table-cell/>
        </table:table-row>
        <table:table-row table:style-name="ro1">
          <table:table-cell office:value-type="float" office:value="-625" calcext:value-type="float">
            <text:p>-625</text:p>
          </table:table-cell>
          <table:table-cell table:formula="of:=IF(AND(MOD([.A122];9)=0;MOD([.A123];9)=0);[.A122]+[.A123];&quot;&quot;)">
            <text:p/>
          </table:table-cell>
          <table:table-cell/>
        </table:table-row>
        <table:table-row table:style-name="ro1">
          <table:table-cell office:value-type="float" office:value="-651" calcext:value-type="float">
            <text:p>-651</text:p>
          </table:table-cell>
          <table:table-cell table:formula="of:=IF(AND(MOD([.A123];9)=0;MOD([.A124];9)=0);[.A123]+[.A124];&quot;&quot;)">
            <text:p/>
          </table:table-cell>
          <table:table-cell/>
        </table:table-row>
        <table:table-row table:style-name="ro1">
          <table:table-cell office:value-type="float" office:value="-344" calcext:value-type="float">
            <text:p>-344</text:p>
          </table:table-cell>
          <table:table-cell table:formula="of:=IF(AND(MOD([.A124];9)=0;MOD([.A125];9)=0);[.A124]+[.A125];&quot;&quot;)">
            <text:p/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IF(AND(MOD([.A125];9)=0;MOD([.A126];9)=0);[.A125]+[.A126];&quot;&quot;)">
            <text:p/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F(AND(MOD([.A126];9)=0;MOD([.A127];9)=0);[.A126]+[.A127];&quot;&quot;)">
            <text:p/>
          </table:table-cell>
          <table:table-cell/>
        </table:table-row>
        <table:table-row table:style-name="ro1">
          <table:table-cell office:value-type="float" office:value="-910" calcext:value-type="float">
            <text:p>-910</text:p>
          </table:table-cell>
          <table:table-cell table:formula="of:=IF(AND(MOD([.A127];9)=0;MOD([.A128];9)=0);[.A127]+[.A128];&quot;&quot;)">
            <text:p/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IF(AND(MOD([.A128];9)=0;MOD([.A129];9)=0);[.A128]+[.A129];&quot;&quot;)">
            <text:p/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IF(AND(MOD([.A129];9)=0;MOD([.A130];9)=0);[.A129]+[.A130];&quot;&quot;)">
            <text:p/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IF(AND(MOD([.A130];9)=0;MOD([.A131];9)=0);[.A130]+[.A131];&quot;&quot;)">
            <text:p/>
          </table:table-cell>
          <table:table-cell/>
        </table:table-row>
        <table:table-row table:style-name="ro1">
          <table:table-cell office:value-type="float" office:value="-527" calcext:value-type="float">
            <text:p>-527</text:p>
          </table:table-cell>
          <table:table-cell table:formula="of:=IF(AND(MOD([.A131];9)=0;MOD([.A132];9)=0);[.A131]+[.A132];&quot;&quot;)">
            <text:p/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IF(AND(MOD([.A132];9)=0;MOD([.A133];9)=0);[.A132]+[.A133];&quot;&quot;)">
            <text:p/>
          </table:table-cell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IF(AND(MOD([.A133];9)=0;MOD([.A134];9)=0);[.A133]+[.A134];&quot;&quot;)">
            <text:p/>
          </table:table-cell>
          <table:table-cell/>
        </table:table-row>
        <table:table-row table:style-name="ro1">
          <table:table-cell office:value-type="float" office:value="-346" calcext:value-type="float">
            <text:p>-346</text:p>
          </table:table-cell>
          <table:table-cell table:formula="of:=IF(AND(MOD([.A134];9)=0;MOD([.A135];9)=0);[.A134]+[.A135];&quot;&quot;)">
            <text:p/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IF(AND(MOD([.A135];9)=0;MOD([.A136];9)=0);[.A135]+[.A136];&quot;&quot;)">
            <text:p/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IF(AND(MOD([.A136];9)=0;MOD([.A137];9)=0);[.A136]+[.A137];&quot;&quot;)">
            <text:p/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IF(AND(MOD([.A137];9)=0;MOD([.A138];9)=0);[.A137]+[.A138];&quot;&quot;)">
            <text:p/>
          </table:table-cell>
          <table:table-cell/>
        </table:table-row>
        <table:table-row table:style-name="ro1">
          <table:table-cell office:value-type="float" office:value="-991" calcext:value-type="float">
            <text:p>-991</text:p>
          </table:table-cell>
          <table:table-cell table:formula="of:=IF(AND(MOD([.A138];9)=0;MOD([.A139];9)=0);[.A138]+[.A139];&quot;&quot;)">
            <text:p/>
          </table:table-cell>
          <table:table-cell/>
        </table:table-row>
        <table:table-row table:style-name="ro1">
          <table:table-cell office:value-type="float" office:value="-620" calcext:value-type="float">
            <text:p>-620</text:p>
          </table:table-cell>
          <table:table-cell table:formula="of:=IF(AND(MOD([.A139];9)=0;MOD([.A140];9)=0);[.A139]+[.A140];&quot;&quot;)">
            <text:p/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IF(AND(MOD([.A140];9)=0;MOD([.A141];9)=0);[.A140]+[.A141];&quot;&quot;)">
            <text:p/>
          </table:table-cell>
          <table:table-cell/>
        </table:table-row>
        <table:table-row table:style-name="ro1">
          <table:table-cell office:value-type="float" office:value="-527" calcext:value-type="float">
            <text:p>-527</text:p>
          </table:table-cell>
          <table:table-cell table:formula="of:=IF(AND(MOD([.A141];9)=0;MOD([.A142];9)=0);[.A141]+[.A142];&quot;&quot;)">
            <text:p/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AND(MOD([.A142];9)=0;MOD([.A143];9)=0);[.A142]+[.A143];&quot;&quot;)">
            <text:p/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IF(AND(MOD([.A143];9)=0;MOD([.A144];9)=0);[.A143]+[.A144];&quot;&quot;)">
            <text:p/>
          </table:table-cell>
          <table:table-cell/>
        </table:table-row>
        <table:table-row table:style-name="ro1">
          <table:table-cell office:value-type="float" office:value="-757" calcext:value-type="float">
            <text:p>-757</text:p>
          </table:table-cell>
          <table:table-cell table:formula="of:=IF(AND(MOD([.A144];9)=0;MOD([.A145];9)=0);[.A144]+[.A145];&quot;&quot;)">
            <text:p/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IF(AND(MOD([.A145];9)=0;MOD([.A146];9)=0);[.A145]+[.A146];&quot;&quot;)">
            <text:p/>
          </table:table-cell>
          <table:table-cell/>
        </table:table-row>
        <table:table-row table:style-name="ro1">
          <table:table-cell office:value-type="float" office:value="-194" calcext:value-type="float">
            <text:p>-194</text:p>
          </table:table-cell>
          <table:table-cell table:formula="of:=IF(AND(MOD([.A146];9)=0;MOD([.A147];9)=0);[.A146]+[.A147];&quot;&quot;)">
            <text:p/>
          </table:table-cell>
          <table:table-cell/>
        </table:table-row>
        <table:table-row table:style-name="ro1">
          <table:table-cell office:value-type="float" office:value="-74" calcext:value-type="float">
            <text:p>-74</text:p>
          </table:table-cell>
          <table:table-cell table:formula="of:=IF(AND(MOD([.A147];9)=0;MOD([.A148];9)=0);[.A147]+[.A148];&quot;&quot;)">
            <text:p/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IF(AND(MOD([.A148];9)=0;MOD([.A149];9)=0);[.A148]+[.A149];&quot;&quot;)">
            <text:p/>
          </table:table-cell>
          <table:table-cell/>
        </table:table-row>
        <table:table-row table:style-name="ro1">
          <table:table-cell office:value-type="float" office:value="-977" calcext:value-type="float">
            <text:p>-977</text:p>
          </table:table-cell>
          <table:table-cell table:formula="of:=IF(AND(MOD([.A149];9)=0;MOD([.A150];9)=0);[.A149]+[.A150];&quot;&quot;)">
            <text:p/>
          </table:table-cell>
          <table:table-cell/>
        </table:table-row>
        <table:table-row table:style-name="ro1">
          <table:table-cell office:value-type="float" office:value="-999" calcext:value-type="float">
            <text:p>-999</text:p>
          </table:table-cell>
          <table:table-cell table:formula="of:=IF(AND(MOD([.A150];9)=0;MOD([.A151];9)=0);[.A150]+[.A151];&quot;&quot;)">
            <text:p/>
          </table:table-cell>
          <table:table-cell/>
        </table:table-row>
        <table:table-row table:style-name="ro1">
          <table:table-cell office:value-type="float" office:value="-744" calcext:value-type="float">
            <text:p>-744</text:p>
          </table:table-cell>
          <table:table-cell table:formula="of:=IF(AND(MOD([.A151];9)=0;MOD([.A152];9)=0);[.A151]+[.A152];&quot;&quot;)">
            <text:p/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IF(AND(MOD([.A152];9)=0;MOD([.A153];9)=0);[.A152]+[.A153];&quot;&quot;)">
            <text:p/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IF(AND(MOD([.A153];9)=0;MOD([.A154];9)=0);[.A153]+[.A154];&quot;&quot;)">
            <text:p/>
          </table:table-cell>
          <table:table-cell/>
        </table:table-row>
        <table:table-row table:style-name="ro1">
          <table:table-cell office:value-type="float" office:value="-946" calcext:value-type="float">
            <text:p>-946</text:p>
          </table:table-cell>
          <table:table-cell table:formula="of:=IF(AND(MOD([.A154];9)=0;MOD([.A155];9)=0);[.A154]+[.A155];&quot;&quot;)">
            <text:p/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IF(AND(MOD([.A155];9)=0;MOD([.A156];9)=0);[.A155]+[.A156];&quot;&quot;)">
            <text:p/>
          </table:table-cell>
          <table:table-cell/>
        </table:table-row>
        <table:table-row table:style-name="ro1">
          <table:table-cell office:value-type="float" office:value="-782" calcext:value-type="float">
            <text:p>-782</text:p>
          </table:table-cell>
          <table:table-cell table:formula="of:=IF(AND(MOD([.A156];9)=0;MOD([.A157];9)=0);[.A156]+[.A157];&quot;&quot;)">
            <text:p/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IF(AND(MOD([.A157];9)=0;MOD([.A158];9)=0);[.A157]+[.A158];&quot;&quot;)">
            <text:p/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IF(AND(MOD([.A158];9)=0;MOD([.A159];9)=0);[.A158]+[.A159];&quot;&quot;)">
            <text:p/>
          </table:table-cell>
          <table:table-cell/>
        </table:table-row>
        <table:table-row table:style-name="ro1">
          <table:table-cell office:value-type="float" office:value="-149" calcext:value-type="float">
            <text:p>-149</text:p>
          </table:table-cell>
          <table:table-cell table:formula="of:=IF(AND(MOD([.A159];9)=0;MOD([.A160];9)=0);[.A159]+[.A160];&quot;&quot;)">
            <text:p/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IF(AND(MOD([.A160];9)=0;MOD([.A161];9)=0);[.A160]+[.A161];&quot;&quot;)">
            <text:p/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IF(AND(MOD([.A161];9)=0;MOD([.A162];9)=0);[.A161]+[.A162];&quot;&quot;)">
            <text:p/>
          </table:table-cell>
          <table:table-cell/>
        </table:table-row>
        <table:table-row table:style-name="ro1">
          <table:table-cell office:value-type="float" office:value="-404" calcext:value-type="float">
            <text:p>-404</text:p>
          </table:table-cell>
          <table:table-cell table:formula="of:=IF(AND(MOD([.A162];9)=0;MOD([.A163];9)=0);[.A162]+[.A163];&quot;&quot;)">
            <text:p/>
          </table:table-cell>
          <table:table-cell/>
        </table:table-row>
        <table:table-row table:style-name="ro1">
          <table:table-cell office:value-type="float" office:value="-672" calcext:value-type="float">
            <text:p>-672</text:p>
          </table:table-cell>
          <table:table-cell table:formula="of:=IF(AND(MOD([.A163];9)=0;MOD([.A164];9)=0);[.A163]+[.A164];&quot;&quot;)">
            <text:p/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IF(AND(MOD([.A164];9)=0;MOD([.A165];9)=0);[.A164]+[.A165];&quot;&quot;)">
            <text:p/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IF(AND(MOD([.A165];9)=0;MOD([.A166];9)=0);[.A165]+[.A166];&quot;&quot;)">
            <text:p/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IF(AND(MOD([.A166];9)=0;MOD([.A167];9)=0);[.A166]+[.A167];&quot;&quot;)">
            <text:p/>
          </table:table-cell>
          <table:table-cell/>
        </table:table-row>
        <table:table-row table:style-name="ro1">
          <table:table-cell office:value-type="float" office:value="-163" calcext:value-type="float">
            <text:p>-163</text:p>
          </table:table-cell>
          <table:table-cell table:formula="of:=IF(AND(MOD([.A167];9)=0;MOD([.A168];9)=0);[.A167]+[.A168];&quot;&quot;)">
            <text:p/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IF(AND(MOD([.A168];9)=0;MOD([.A169];9)=0);[.A168]+[.A169];&quot;&quot;)">
            <text:p/>
          </table:table-cell>
          <table:table-cell/>
        </table:table-row>
        <table:table-row table:style-name="ro1">
          <table:table-cell office:value-type="float" office:value="-564" calcext:value-type="float">
            <text:p>-564</text:p>
          </table:table-cell>
          <table:table-cell table:formula="of:=IF(AND(MOD([.A169];9)=0;MOD([.A170];9)=0);[.A169]+[.A170];&quot;&quot;)">
            <text:p/>
          </table:table-cell>
          <table:table-cell/>
        </table:table-row>
        <table:table-row table:style-name="ro1">
          <table:table-cell office:value-type="float" office:value="-815" calcext:value-type="float">
            <text:p>-815</text:p>
          </table:table-cell>
          <table:table-cell table:formula="of:=IF(AND(MOD([.A170];9)=0;MOD([.A171];9)=0);[.A170]+[.A171];&quot;&quot;)">
            <text:p/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IF(AND(MOD([.A171];9)=0;MOD([.A172];9)=0);[.A171]+[.A172];&quot;&quot;)">
            <text:p/>
          </table:table-cell>
          <table:table-cell/>
        </table:table-row>
        <table:table-row table:style-name="ro1">
          <table:table-cell office:value-type="float" office:value="-847" calcext:value-type="float">
            <text:p>-847</text:p>
          </table:table-cell>
          <table:table-cell table:formula="of:=IF(AND(MOD([.A172];9)=0;MOD([.A173];9)=0);[.A172]+[.A173];&quot;&quot;)">
            <text:p/>
          </table:table-cell>
          <table:table-cell/>
        </table:table-row>
        <table:table-row table:style-name="ro1">
          <table:table-cell office:value-type="float" office:value="-458" calcext:value-type="float">
            <text:p>-458</text:p>
          </table:table-cell>
          <table:table-cell table:formula="of:=IF(AND(MOD([.A173];9)=0;MOD([.A174];9)=0);[.A173]+[.A174];&quot;&quot;)">
            <text:p/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IF(AND(MOD([.A174];9)=0;MOD([.A175];9)=0);[.A174]+[.A175];&quot;&quot;)">
            <text:p/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IF(AND(MOD([.A175];9)=0;MOD([.A176];9)=0);[.A175]+[.A176];&quot;&quot;)">
            <text:p/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IF(AND(MOD([.A176];9)=0;MOD([.A177];9)=0);[.A176]+[.A177];&quot;&quot;)">
            <text:p/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IF(AND(MOD([.A177];9)=0;MOD([.A178];9)=0);[.A177]+[.A178];&quot;&quot;)">
            <text:p/>
          </table:table-cell>
          <table:table-cell/>
        </table:table-row>
        <table:table-row table:style-name="ro1">
          <table:table-cell office:value-type="float" office:value="-535" calcext:value-type="float">
            <text:p>-535</text:p>
          </table:table-cell>
          <table:table-cell table:formula="of:=IF(AND(MOD([.A178];9)=0;MOD([.A179];9)=0);[.A178]+[.A179];&quot;&quot;)">
            <text:p/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IF(AND(MOD([.A179];9)=0;MOD([.A180];9)=0);[.A179]+[.A180];&quot;&quot;)">
            <text:p/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IF(AND(MOD([.A180];9)=0;MOD([.A181];9)=0);[.A180]+[.A181];&quot;&quot;)">
            <text:p/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IF(AND(MOD([.A181];9)=0;MOD([.A182];9)=0);[.A181]+[.A182];&quot;&quot;)">
            <text:p/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IF(AND(MOD([.A182];9)=0;MOD([.A183];9)=0);[.A182]+[.A183];&quot;&quot;)">
            <text:p/>
          </table:table-cell>
          <table:table-cell/>
        </table:table-row>
        <table:table-row table:style-name="ro1">
          <table:table-cell office:value-type="float" office:value="-795" calcext:value-type="float">
            <text:p>-795</text:p>
          </table:table-cell>
          <table:table-cell table:formula="of:=IF(AND(MOD([.A183];9)=0;MOD([.A184];9)=0);[.A183]+[.A184];&quot;&quot;)">
            <text:p/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IF(AND(MOD([.A184];9)=0;MOD([.A185];9)=0);[.A184]+[.A185];&quot;&quot;)">
            <text:p/>
          </table:table-cell>
          <table:table-cell/>
        </table:table-row>
        <table:table-row table:style-name="ro1">
          <table:table-cell office:value-type="float" office:value="-35" calcext:value-type="float">
            <text:p>-35</text:p>
          </table:table-cell>
          <table:table-cell table:formula="of:=IF(AND(MOD([.A185];9)=0;MOD([.A186];9)=0);[.A185]+[.A186];&quot;&quot;)">
            <text:p/>
          </table:table-cell>
          <table:table-cell/>
        </table:table-row>
        <table:table-row table:style-name="ro1">
          <table:table-cell office:value-type="float" office:value="-777" calcext:value-type="float">
            <text:p>-777</text:p>
          </table:table-cell>
          <table:table-cell table:formula="of:=IF(AND(MOD([.A186];9)=0;MOD([.A187];9)=0);[.A186]+[.A187];&quot;&quot;)">
            <text:p/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IF(AND(MOD([.A187];9)=0;MOD([.A188];9)=0);[.A187]+[.A188];&quot;&quot;)">
            <text:p/>
          </table:table-cell>
          <table:table-cell/>
        </table:table-row>
        <table:table-row table:style-name="ro1">
          <table:table-cell office:value-type="float" office:value="-400" calcext:value-type="float">
            <text:p>-400</text:p>
          </table:table-cell>
          <table:table-cell table:formula="of:=IF(AND(MOD([.A188];9)=0;MOD([.A189];9)=0);[.A188]+[.A189];&quot;&quot;)">
            <text:p/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IF(AND(MOD([.A189];9)=0;MOD([.A190];9)=0);[.A189]+[.A190];&quot;&quot;)">
            <text:p/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IF(AND(MOD([.A190];9)=0;MOD([.A191];9)=0);[.A190]+[.A191];&quot;&quot;)">
            <text:p/>
          </table:table-cell>
          <table:table-cell/>
        </table:table-row>
        <table:table-row table:style-name="ro1">
          <table:table-cell office:value-type="float" office:value="-963" calcext:value-type="float">
            <text:p>-963</text:p>
          </table:table-cell>
          <table:table-cell table:formula="of:=IF(AND(MOD([.A191];9)=0;MOD([.A192];9)=0);[.A191]+[.A192];&quot;&quot;)">
            <text:p/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IF(AND(MOD([.A192];9)=0;MOD([.A193];9)=0);[.A192]+[.A193];&quot;&quot;)">
            <text:p/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IF(AND(MOD([.A193];9)=0;MOD([.A194];9)=0);[.A193]+[.A194];&quot;&quot;)">
            <text:p/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IF(AND(MOD([.A194];9)=0;MOD([.A195];9)=0);[.A194]+[.A195];&quot;&quot;)">
            <text:p/>
          </table:table-cell>
          <table:table-cell/>
        </table:table-row>
        <table:table-row table:style-name="ro1">
          <table:table-cell office:value-type="float" office:value="-453" calcext:value-type="float">
            <text:p>-453</text:p>
          </table:table-cell>
          <table:table-cell table:formula="of:=IF(AND(MOD([.A195];9)=0;MOD([.A196];9)=0);[.A195]+[.A196];&quot;&quot;)">
            <text:p/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IF(AND(MOD([.A196];9)=0;MOD([.A197];9)=0);[.A196]+[.A197];&quot;&quot;)">
            <text:p/>
          </table:table-cell>
          <table:table-cell/>
        </table:table-row>
        <table:table-row table:style-name="ro1">
          <table:table-cell office:value-type="float" office:value="-146" calcext:value-type="float">
            <text:p>-146</text:p>
          </table:table-cell>
          <table:table-cell table:formula="of:=IF(AND(MOD([.A197];9)=0;MOD([.A198];9)=0);[.A197]+[.A198];&quot;&quot;)">
            <text:p/>
          </table:table-cell>
          <table:table-cell/>
        </table:table-row>
        <table:table-row table:style-name="ro1">
          <table:table-cell office:value-type="float" office:value="-351" calcext:value-type="float">
            <text:p>-351</text:p>
          </table:table-cell>
          <table:table-cell table:formula="of:=IF(AND(MOD([.A198];9)=0;MOD([.A199];9)=0);[.A198]+[.A199];&quot;&quot;)">
            <text:p/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IF(AND(MOD([.A199];9)=0;MOD([.A200];9)=0);[.A199]+[.A200];&quot;&quot;)"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IF(AND(MOD([.A200];9)=0;MOD([.A201];9)=0);[.A200]+[.A201];&quot;&quot;)">
            <text:p/>
          </table:table-cell>
          <table:table-cell/>
        </table:table-row>
        <table:table-row table:style-name="ro1">
          <table:table-cell office:value-type="float" office:value="-647" calcext:value-type="float">
            <text:p>-647</text:p>
          </table:table-cell>
          <table:table-cell table:formula="of:=IF(AND(MOD([.A201];9)=0;MOD([.A202];9)=0);[.A201]+[.A202];&quot;&quot;)">
            <text:p/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IF(AND(MOD([.A202];9)=0;MOD([.A203];9)=0);[.A202]+[.A203];&quot;&quot;)">
            <text:p/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IF(AND(MOD([.A203];9)=0;MOD([.A204];9)=0);[.A203]+[.A204];&quot;&quot;)">
            <text:p/>
          </table:table-cell>
          <table:table-cell/>
        </table:table-row>
        <table:table-row table:style-name="ro1">
          <table:table-cell office:value-type="float" office:value="-847" calcext:value-type="float">
            <text:p>-847</text:p>
          </table:table-cell>
          <table:table-cell table:formula="of:=IF(AND(MOD([.A204];9)=0;MOD([.A205];9)=0);[.A204]+[.A205];&quot;&quot;)">
            <text:p/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IF(AND(MOD([.A205];9)=0;MOD([.A206];9)=0);[.A205]+[.A206];&quot;&quot;)">
            <text:p/>
          </table:table-cell>
          <table:table-cell/>
        </table:table-row>
        <table:table-row table:style-name="ro1">
          <table:table-cell office:value-type="float" office:value="-482" calcext:value-type="float">
            <text:p>-482</text:p>
          </table:table-cell>
          <table:table-cell table:formula="of:=IF(AND(MOD([.A206];9)=0;MOD([.A207];9)=0);[.A206]+[.A207];&quot;&quot;)">
            <text:p/>
          </table:table-cell>
          <table:table-cell/>
        </table:table-row>
        <table:table-row table:style-name="ro1">
          <table:table-cell office:value-type="float" office:value="-590" calcext:value-type="float">
            <text:p>-590</text:p>
          </table:table-cell>
          <table:table-cell table:formula="of:=IF(AND(MOD([.A207];9)=0;MOD([.A208];9)=0);[.A207]+[.A208];&quot;&quot;)">
            <text:p/>
          </table:table-cell>
          <table:table-cell/>
        </table:table-row>
        <table:table-row table:style-name="ro1">
          <table:table-cell office:value-type="float" office:value="-796" calcext:value-type="float">
            <text:p>-796</text:p>
          </table:table-cell>
          <table:table-cell table:formula="of:=IF(AND(MOD([.A208];9)=0;MOD([.A209];9)=0);[.A208]+[.A209];&quot;&quot;)">
            <text:p/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IF(AND(MOD([.A209];9)=0;MOD([.A210];9)=0);[.A209]+[.A210];&quot;&quot;)">
            <text:p/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IF(AND(MOD([.A210];9)=0;MOD([.A211];9)=0);[.A210]+[.A211];&quot;&quot;)">
            <text:p/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IF(AND(MOD([.A211];9)=0;MOD([.A212];9)=0);[.A211]+[.A212];&quot;&quot;)">
            <text:p/>
          </table:table-cell>
          <table:table-cell/>
        </table:table-row>
        <table:table-row table:style-name="ro1">
          <table:table-cell office:value-type="float" office:value="-152" calcext:value-type="float">
            <text:p>-152</text:p>
          </table:table-cell>
          <table:table-cell table:formula="of:=IF(AND(MOD([.A212];9)=0;MOD([.A213];9)=0);[.A212]+[.A213];&quot;&quot;)">
            <text:p/>
          </table:table-cell>
          <table:table-cell/>
        </table:table-row>
        <table:table-row table:style-name="ro1">
          <table:table-cell office:value-type="float" office:value="-617" calcext:value-type="float">
            <text:p>-617</text:p>
          </table:table-cell>
          <table:table-cell table:formula="of:=IF(AND(MOD([.A213];9)=0;MOD([.A214];9)=0);[.A213]+[.A214];&quot;&quot;)">
            <text:p/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IF(AND(MOD([.A214];9)=0;MOD([.A215];9)=0);[.A214]+[.A215];&quot;&quot;)">
            <text:p/>
          </table:table-cell>
          <table:table-cell/>
        </table:table-row>
        <table:table-row table:style-name="ro1">
          <table:table-cell office:value-type="float" office:value="-82" calcext:value-type="float">
            <text:p>-82</text:p>
          </table:table-cell>
          <table:table-cell table:formula="of:=IF(AND(MOD([.A215];9)=0;MOD([.A216];9)=0);[.A215]+[.A216];&quot;&quot;)">
            <text:p/>
          </table:table-cell>
          <table:table-cell/>
        </table:table-row>
        <table:table-row table:style-name="ro1">
          <table:table-cell office:value-type="float" office:value="-253" calcext:value-type="float">
            <text:p>-253</text:p>
          </table:table-cell>
          <table:table-cell table:formula="of:=IF(AND(MOD([.A216];9)=0;MOD([.A217];9)=0);[.A216]+[.A217];&quot;&quot;)">
            <text:p/>
          </table:table-cell>
          <table:table-cell/>
        </table:table-row>
        <table:table-row table:style-name="ro1">
          <table:table-cell office:value-type="float" office:value="-590" calcext:value-type="float">
            <text:p>-590</text:p>
          </table:table-cell>
          <table:table-cell table:formula="of:=IF(AND(MOD([.A217];9)=0;MOD([.A218];9)=0);[.A217]+[.A218];&quot;&quot;)">
            <text:p/>
          </table:table-cell>
          <table:table-cell/>
        </table:table-row>
        <table:table-row table:style-name="ro1">
          <table:table-cell office:value-type="float" office:value="-717" calcext:value-type="float">
            <text:p>-717</text:p>
          </table:table-cell>
          <table:table-cell table:formula="of:=IF(AND(MOD([.A218];9)=0;MOD([.A219];9)=0);[.A218]+[.A219];&quot;&quot;)">
            <text:p/>
          </table:table-cell>
          <table:table-cell/>
        </table:table-row>
        <table:table-row table:style-name="ro1">
          <table:table-cell office:value-type="float" office:value="-373" calcext:value-type="float">
            <text:p>-373</text:p>
          </table:table-cell>
          <table:table-cell table:formula="of:=IF(AND(MOD([.A219];9)=0;MOD([.A220];9)=0);[.A219]+[.A220];&quot;&quot;)">
            <text:p/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IF(AND(MOD([.A220];9)=0;MOD([.A221];9)=0);[.A220]+[.A221];&quot;&quot;)">
            <text:p/>
          </table:table-cell>
          <table:table-cell/>
        </table:table-row>
        <table:table-row table:style-name="ro1">
          <table:table-cell office:value-type="float" office:value="-814" calcext:value-type="float">
            <text:p>-814</text:p>
          </table:table-cell>
          <table:table-cell table:formula="of:=IF(AND(MOD([.A221];9)=0;MOD([.A222];9)=0);[.A221]+[.A222];&quot;&quot;)">
            <text:p/>
          </table:table-cell>
          <table:table-cell/>
        </table:table-row>
        <table:table-row table:style-name="ro1">
          <table:table-cell office:value-type="float" office:value="-717" calcext:value-type="float">
            <text:p>-717</text:p>
          </table:table-cell>
          <table:table-cell table:formula="of:=IF(AND(MOD([.A222];9)=0;MOD([.A223];9)=0);[.A222]+[.A223];&quot;&quot;)">
            <text:p/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IF(AND(MOD([.A223];9)=0;MOD([.A224];9)=0);[.A223]+[.A224];&quot;&quot;)">
            <text:p/>
          </table:table-cell>
          <table:table-cell/>
        </table:table-row>
        <table:table-row table:style-name="ro1">
          <table:table-cell office:value-type="float" office:value="-556" calcext:value-type="float">
            <text:p>-556</text:p>
          </table:table-cell>
          <table:table-cell table:formula="of:=IF(AND(MOD([.A224];9)=0;MOD([.A225];9)=0);[.A224]+[.A225];&quot;&quot;)">
            <text:p/>
          </table:table-cell>
          <table:table-cell/>
        </table:table-row>
        <table:table-row table:style-name="ro1">
          <table:table-cell office:value-type="float" office:value="-807" calcext:value-type="float">
            <text:p>-807</text:p>
          </table:table-cell>
          <table:table-cell table:formula="of:=IF(AND(MOD([.A225];9)=0;MOD([.A226];9)=0);[.A225]+[.A226];&quot;&quot;)">
            <text:p/>
          </table:table-cell>
          <table:table-cell/>
        </table:table-row>
        <table:table-row table:style-name="ro1">
          <table:table-cell office:value-type="float" office:value="-205" calcext:value-type="float">
            <text:p>-205</text:p>
          </table:table-cell>
          <table:table-cell table:formula="of:=IF(AND(MOD([.A226];9)=0;MOD([.A227];9)=0);[.A226]+[.A227];&quot;&quot;)">
            <text:p/>
          </table:table-cell>
          <table:table-cell/>
        </table:table-row>
        <table:table-row table:style-name="ro1">
          <table:table-cell office:value-type="float" office:value="-324" calcext:value-type="float">
            <text:p>-324</text:p>
          </table:table-cell>
          <table:table-cell table:formula="of:=IF(AND(MOD([.A227];9)=0;MOD([.A228];9)=0);[.A227]+[.A228];&quot;&quot;)">
            <text:p/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IF(AND(MOD([.A228];9)=0;MOD([.A229];9)=0);[.A228]+[.A229];&quot;&quot;)">
            <text:p/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IF(AND(MOD([.A229];9)=0;MOD([.A230];9)=0);[.A229]+[.A230];&quot;&quot;)">
            <text:p/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IF(AND(MOD([.A230];9)=0;MOD([.A231];9)=0);[.A230]+[.A231];&quot;&quot;)">
            <text:p/>
          </table:table-cell>
          <table:table-cell/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IF(AND(MOD([.A231];9)=0;MOD([.A232];9)=0);[.A231]+[.A232];&quot;&quot;)">
            <text:p/>
          </table:table-cell>
          <table:table-cell/>
        </table:table-row>
        <table:table-row table:style-name="ro1">
          <table:table-cell office:value-type="float" office:value="-511" calcext:value-type="float">
            <text:p>-511</text:p>
          </table:table-cell>
          <table:table-cell table:formula="of:=IF(AND(MOD([.A232];9)=0;MOD([.A233];9)=0);[.A232]+[.A233];&quot;&quot;)">
            <text:p/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IF(AND(MOD([.A233];9)=0;MOD([.A234];9)=0);[.A233]+[.A234];&quot;&quot;)">
            <text:p/>
          </table:table-cell>
          <table:table-cell/>
        </table:table-row>
        <table:table-row table:style-name="ro1">
          <table:table-cell office:value-type="float" office:value="-286" calcext:value-type="float">
            <text:p>-286</text:p>
          </table:table-cell>
          <table:table-cell table:formula="of:=IF(AND(MOD([.A234];9)=0;MOD([.A235];9)=0);[.A234]+[.A235];&quot;&quot;)">
            <text:p/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IF(AND(MOD([.A235];9)=0;MOD([.A236];9)=0);[.A235]+[.A236];&quot;&quot;)">
            <text:p/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IF(AND(MOD([.A236];9)=0;MOD([.A237];9)=0);[.A236]+[.A237];&quot;&quot;)">
            <text:p/>
          </table:table-cell>
          <table:table-cell/>
        </table:table-row>
        <table:table-row table:style-name="ro1">
          <table:table-cell office:value-type="float" office:value="-199" calcext:value-type="float">
            <text:p>-199</text:p>
          </table:table-cell>
          <table:table-cell table:formula="of:=IF(AND(MOD([.A237];9)=0;MOD([.A238];9)=0);[.A237]+[.A238];&quot;&quot;)">
            <text:p/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IF(AND(MOD([.A238];9)=0;MOD([.A239];9)=0);[.A238]+[.A239];&quot;&quot;)">
            <text:p/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IF(AND(MOD([.A239];9)=0;MOD([.A240];9)=0);[.A239]+[.A240];&quot;&quot;)">
            <text:p/>
          </table:table-cell>
          <table:table-cell/>
        </table:table-row>
        <table:table-row table:style-name="ro1">
          <table:table-cell office:value-type="float" office:value="-725" calcext:value-type="float">
            <text:p>-725</text:p>
          </table:table-cell>
          <table:table-cell table:formula="of:=IF(AND(MOD([.A240];9)=0;MOD([.A241];9)=0);[.A240]+[.A241];&quot;&quot;)">
            <text:p/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IF(AND(MOD([.A241];9)=0;MOD([.A242];9)=0);[.A241]+[.A242];&quot;&quot;)">
            <text:p/>
          </table:table-cell>
          <table:table-cell/>
        </table:table-row>
        <table:table-row table:style-name="ro1">
          <table:table-cell office:value-type="float" office:value="-756" calcext:value-type="float">
            <text:p>-756</text:p>
          </table:table-cell>
          <table:table-cell table:formula="of:=IF(AND(MOD([.A242];9)=0;MOD([.A243];9)=0);[.A242]+[.A243];&quot;&quot;)">
            <text:p/>
          </table:table-cell>
          <table:table-cell/>
        </table:table-row>
        <table:table-row table:style-name="ro1">
          <table:table-cell office:value-type="float" office:value="-845" calcext:value-type="float">
            <text:p>-845</text:p>
          </table:table-cell>
          <table:table-cell table:formula="of:=IF(AND(MOD([.A243];9)=0;MOD([.A244];9)=0);[.A243]+[.A244];&quot;&quot;)">
            <text:p/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IF(AND(MOD([.A244];9)=0;MOD([.A245];9)=0);[.A244]+[.A245];&quot;&quot;)">
            <text:p/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IF(AND(MOD([.A245];9)=0;MOD([.A246];9)=0);[.A245]+[.A246];&quot;&quot;)">
            <text:p/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IF(AND(MOD([.A246];9)=0;MOD([.A247];9)=0);[.A246]+[.A247];&quot;&quot;)">
            <text:p/>
          </table:table-cell>
          <table:table-cell/>
        </table:table-row>
        <table:table-row table:style-name="ro1">
          <table:table-cell office:value-type="float" office:value="-374" calcext:value-type="float">
            <text:p>-374</text:p>
          </table:table-cell>
          <table:table-cell table:formula="of:=IF(AND(MOD([.A247];9)=0;MOD([.A248];9)=0);[.A247]+[.A248];&quot;&quot;)">
            <text:p/>
          </table:table-cell>
          <table:table-cell/>
        </table:table-row>
        <table:table-row table:style-name="ro1">
          <table:table-cell office:value-type="float" office:value="-8" calcext:value-type="float">
            <text:p>-8</text:p>
          </table:table-cell>
          <table:table-cell table:formula="of:=IF(AND(MOD([.A248];9)=0;MOD([.A249];9)=0);[.A248]+[.A249];&quot;&quot;)">
            <text:p/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IF(AND(MOD([.A249];9)=0;MOD([.A250];9)=0);[.A249]+[.A250];&quot;&quot;)">
            <text:p/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IF(AND(MOD([.A250];9)=0;MOD([.A251];9)=0);[.A250]+[.A251];&quot;&quot;)">
            <text:p/>
          </table:table-cell>
          <table:table-cell/>
        </table:table-row>
        <table:table-row table:style-name="ro1">
          <table:table-cell office:value-type="float" office:value="-495" calcext:value-type="float">
            <text:p>-495</text:p>
          </table:table-cell>
          <table:table-cell table:formula="of:=IF(AND(MOD([.A251];9)=0;MOD([.A252];9)=0);[.A251]+[.A252];&quot;&quot;)">
            <text:p/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IF(AND(MOD([.A252];9)=0;MOD([.A253];9)=0);[.A252]+[.A253];&quot;&quot;)">
            <text:p/>
          </table:table-cell>
          <table:table-cell/>
        </table:table-row>
        <table:table-row table:style-name="ro1">
          <table:table-cell office:value-type="float" office:value="-348" calcext:value-type="float">
            <text:p>-348</text:p>
          </table:table-cell>
          <table:table-cell table:formula="of:=IF(AND(MOD([.A253];9)=0;MOD([.A254];9)=0);[.A253]+[.A254];&quot;&quot;)">
            <text:p/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IF(AND(MOD([.A254];9)=0;MOD([.A255];9)=0);[.A254]+[.A255];&quot;&quot;)">
            <text:p/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IF(AND(MOD([.A255];9)=0;MOD([.A256];9)=0);[.A255]+[.A256];&quot;&quot;)">
            <text:p/>
          </table:table-cell>
          <table:table-cell/>
        </table:table-row>
        <table:table-row table:style-name="ro1">
          <table:table-cell office:value-type="float" office:value="-594" calcext:value-type="float">
            <text:p>-594</text:p>
          </table:table-cell>
          <table:table-cell table:formula="of:=IF(AND(MOD([.A256];9)=0;MOD([.A257];9)=0);[.A256]+[.A257];&quot;&quot;)">
            <text:p/>
          </table:table-cell>
          <table:table-cell/>
        </table:table-row>
        <table:table-row table:style-name="ro1">
          <table:table-cell office:value-type="float" office:value="-122" calcext:value-type="float">
            <text:p>-122</text:p>
          </table:table-cell>
          <table:table-cell table:formula="of:=IF(AND(MOD([.A257];9)=0;MOD([.A258];9)=0);[.A257]+[.A258];&quot;&quot;)">
            <text:p/>
          </table:table-cell>
          <table:table-cell/>
        </table:table-row>
        <table:table-row table:style-name="ro1">
          <table:table-cell office:value-type="float" office:value="-455" calcext:value-type="float">
            <text:p>-455</text:p>
          </table:table-cell>
          <table:table-cell table:formula="of:=IF(AND(MOD([.A258];9)=0;MOD([.A259];9)=0);[.A258]+[.A259];&quot;&quot;)">
            <text:p/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IF(AND(MOD([.A259];9)=0;MOD([.A260];9)=0);[.A259]+[.A260];&quot;&quot;)">
            <text:p/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IF(AND(MOD([.A260];9)=0;MOD([.A261];9)=0);[.A260]+[.A261];&quot;&quot;)">
            <text:p/>
          </table:table-cell>
          <table:table-cell/>
        </table:table-row>
        <table:table-row table:style-name="ro1">
          <table:table-cell office:value-type="float" office:value="-724" calcext:value-type="float">
            <text:p>-724</text:p>
          </table:table-cell>
          <table:table-cell table:formula="of:=IF(AND(MOD([.A261];9)=0;MOD([.A262];9)=0);[.A261]+[.A262];&quot;&quot;)">
            <text:p/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IF(AND(MOD([.A262];9)=0;MOD([.A263];9)=0);[.A262]+[.A263];&quot;&quot;)">
            <text:p/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IF(AND(MOD([.A263];9)=0;MOD([.A264];9)=0);[.A263]+[.A264];&quot;&quot;)">
            <text:p/>
          </table:table-cell>
          <table:table-cell/>
        </table:table-row>
        <table:table-row table:style-name="ro1">
          <table:table-cell office:value-type="float" office:value="-520" calcext:value-type="float">
            <text:p>-520</text:p>
          </table:table-cell>
          <table:table-cell table:formula="of:=IF(AND(MOD([.A264];9)=0;MOD([.A265];9)=0);[.A264]+[.A265];&quot;&quot;)">
            <text:p/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IF(AND(MOD([.A265];9)=0;MOD([.A266];9)=0);[.A265]+[.A266];&quot;&quot;)">
            <text:p/>
          </table:table-cell>
          <table:table-cell/>
        </table:table-row>
        <table:table-row table:style-name="ro1">
          <table:table-cell office:value-type="float" office:value="-479" calcext:value-type="float">
            <text:p>-479</text:p>
          </table:table-cell>
          <table:table-cell table:formula="of:=IF(AND(MOD([.A266];9)=0;MOD([.A267];9)=0);[.A266]+[.A267];&quot;&quot;)">
            <text:p/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IF(AND(MOD([.A267];9)=0;MOD([.A268];9)=0);[.A267]+[.A268];&quot;&quot;)">
            <text:p/>
          </table:table-cell>
          <table:table-cell/>
        </table:table-row>
        <table:table-row table:style-name="ro1">
          <table:table-cell office:value-type="float" office:value="-233" calcext:value-type="float">
            <text:p>-233</text:p>
          </table:table-cell>
          <table:table-cell table:formula="of:=IF(AND(MOD([.A268];9)=0;MOD([.A269];9)=0);[.A268]+[.A269];&quot;&quot;)">
            <text:p/>
          </table:table-cell>
          <table:table-cell/>
        </table:table-row>
        <table:table-row table:style-name="ro1">
          <table:table-cell office:value-type="float" office:value="-178" calcext:value-type="float">
            <text:p>-178</text:p>
          </table:table-cell>
          <table:table-cell table:formula="of:=IF(AND(MOD([.A269];9)=0;MOD([.A270];9)=0);[.A269]+[.A270];&quot;&quot;)">
            <text:p/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IF(AND(MOD([.A270];9)=0;MOD([.A271];9)=0);[.A270]+[.A271];&quot;&quot;)">
            <text:p/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IF(AND(MOD([.A271];9)=0;MOD([.A272];9)=0);[.A271]+[.A272];&quot;&quot;)">
            <text:p/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IF(AND(MOD([.A272];9)=0;MOD([.A273];9)=0);[.A272]+[.A273];&quot;&quot;)">
            <text:p/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IF(AND(MOD([.A273];9)=0;MOD([.A274];9)=0);[.A273]+[.A274];&quot;&quot;)">
            <text:p/>
          </table:table-cell>
          <table:table-cell/>
        </table:table-row>
        <table:table-row table:style-name="ro1">
          <table:table-cell office:value-type="float" office:value="-206" calcext:value-type="float">
            <text:p>-206</text:p>
          </table:table-cell>
          <table:table-cell table:formula="of:=IF(AND(MOD([.A274];9)=0;MOD([.A275];9)=0);[.A274]+[.A275];&quot;&quot;)">
            <text:p/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IF(AND(MOD([.A275];9)=0;MOD([.A276];9)=0);[.A275]+[.A276];&quot;&quot;)">
            <text:p/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IF(AND(MOD([.A276];9)=0;MOD([.A277];9)=0);[.A276]+[.A277];&quot;&quot;)">
            <text:p/>
          </table:table-cell>
          <table:table-cell/>
        </table:table-row>
        <table:table-row table:style-name="ro1">
          <table:table-cell office:value-type="float" office:value="-627" calcext:value-type="float">
            <text:p>-627</text:p>
          </table:table-cell>
          <table:table-cell table:formula="of:=IF(AND(MOD([.A277];9)=0;MOD([.A278];9)=0);[.A277]+[.A278];&quot;&quot;)">
            <text:p/>
          </table:table-cell>
          <table:table-cell/>
        </table:table-row>
        <table:table-row table:style-name="ro1">
          <table:table-cell office:value-type="float" office:value="-803" calcext:value-type="float">
            <text:p>-803</text:p>
          </table:table-cell>
          <table:table-cell table:formula="of:=IF(AND(MOD([.A278];9)=0;MOD([.A279];9)=0);[.A278]+[.A279];&quot;&quot;)">
            <text:p/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IF(AND(MOD([.A279];9)=0;MOD([.A280];9)=0);[.A279]+[.A280];&quot;&quot;)">
            <text:p/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IF(AND(MOD([.A280];9)=0;MOD([.A281];9)=0);[.A280]+[.A281];&quot;&quot;)">
            <text:p/>
          </table:table-cell>
          <table:table-cell/>
        </table:table-row>
        <table:table-row table:style-name="ro1">
          <table:table-cell office:value-type="float" office:value="-18" calcext:value-type="float">
            <text:p>-18</text:p>
          </table:table-cell>
          <table:table-cell table:formula="of:=IF(AND(MOD([.A281];9)=0;MOD([.A282];9)=0);[.A281]+[.A282];&quot;&quot;)">
            <text:p/>
          </table:table-cell>
          <table:table-cell/>
        </table:table-row>
        <table:table-row table:style-name="ro1">
          <table:table-cell office:value-type="float" office:value="-615" calcext:value-type="float">
            <text:p>-615</text:p>
          </table:table-cell>
          <table:table-cell table:formula="of:=IF(AND(MOD([.A282];9)=0;MOD([.A283];9)=0);[.A282]+[.A283];&quot;&quot;)">
            <text:p/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IF(AND(MOD([.A283];9)=0;MOD([.A284];9)=0);[.A283]+[.A284];&quot;&quot;)">
            <text:p/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IF(AND(MOD([.A284];9)=0;MOD([.A285];9)=0);[.A284]+[.A285];&quot;&quot;)">
            <text:p/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AND(MOD([.A285];9)=0;MOD([.A286];9)=0);[.A285]+[.A286];&quot;&quot;)">
            <text:p/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IF(AND(MOD([.A286];9)=0;MOD([.A287];9)=0);[.A286]+[.A287];&quot;&quot;)">
            <text:p/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IF(AND(MOD([.A287];9)=0;MOD([.A288];9)=0);[.A287]+[.A288];&quot;&quot;)">
            <text:p/>
          </table:table-cell>
          <table:table-cell/>
        </table:table-row>
        <table:table-row table:style-name="ro1">
          <table:table-cell office:value-type="float" office:value="-12" calcext:value-type="float">
            <text:p>-12</text:p>
          </table:table-cell>
          <table:table-cell table:formula="of:=IF(AND(MOD([.A288];9)=0;MOD([.A289];9)=0);[.A288]+[.A289];&quot;&quot;)">
            <text:p/>
          </table:table-cell>
          <table:table-cell/>
        </table:table-row>
        <table:table-row table:style-name="ro1">
          <table:table-cell office:value-type="float" office:value="-746" calcext:value-type="float">
            <text:p>-746</text:p>
          </table:table-cell>
          <table:table-cell table:formula="of:=IF(AND(MOD([.A289];9)=0;MOD([.A290];9)=0);[.A289]+[.A290];&quot;&quot;)">
            <text:p/>
          </table:table-cell>
          <table:table-cell/>
        </table:table-row>
        <table:table-row table:style-name="ro1">
          <table:table-cell office:value-type="float" office:value="-197" calcext:value-type="float">
            <text:p>-197</text:p>
          </table:table-cell>
          <table:table-cell table:formula="of:=IF(AND(MOD([.A290];9)=0;MOD([.A291];9)=0);[.A290]+[.A291];&quot;&quot;)">
            <text:p/>
          </table:table-cell>
          <table:table-cell/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IF(AND(MOD([.A291];9)=0;MOD([.A292];9)=0);[.A291]+[.A292];&quot;&quot;)">
            <text:p/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IF(AND(MOD([.A292];9)=0;MOD([.A293];9)=0);[.A292]+[.A293];&quot;&quot;)">
            <text:p/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IF(AND(MOD([.A293];9)=0;MOD([.A294];9)=0);[.A293]+[.A294];&quot;&quot;)">
            <text:p/>
          </table:table-cell>
          <table:table-cell/>
        </table:table-row>
        <table:table-row table:style-name="ro1">
          <table:table-cell office:value-type="float" office:value="-918" calcext:value-type="float">
            <text:p>-918</text:p>
          </table:table-cell>
          <table:table-cell table:formula="of:=IF(AND(MOD([.A294];9)=0;MOD([.A295];9)=0);[.A294]+[.A295];&quot;&quot;)">
            <text:p/>
          </table:table-cell>
          <table:table-cell/>
        </table:table-row>
        <table:table-row table:style-name="ro1">
          <table:table-cell office:value-type="float" office:value="-647" calcext:value-type="float">
            <text:p>-647</text:p>
          </table:table-cell>
          <table:table-cell table:formula="of:=IF(AND(MOD([.A295];9)=0;MOD([.A296];9)=0);[.A295]+[.A296];&quot;&quot;)">
            <text:p/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IF(AND(MOD([.A296];9)=0;MOD([.A297];9)=0);[.A296]+[.A297];&quot;&quot;)">
            <text:p/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IF(AND(MOD([.A297];9)=0;MOD([.A298];9)=0);[.A297]+[.A298];&quot;&quot;)">
            <text:p/>
          </table:table-cell>
          <table:table-cell/>
        </table:table-row>
        <table:table-row table:style-name="ro1">
          <table:table-cell office:value-type="float" office:value="-853" calcext:value-type="float">
            <text:p>-853</text:p>
          </table:table-cell>
          <table:table-cell table:formula="of:=IF(AND(MOD([.A298];9)=0;MOD([.A299];9)=0);[.A298]+[.A299];&quot;&quot;)">
            <text:p/>
          </table:table-cell>
          <table:table-cell/>
        </table:table-row>
        <table:table-row table:style-name="ro1">
          <table:table-cell office:value-type="float" office:value="-696" calcext:value-type="float">
            <text:p>-696</text:p>
          </table:table-cell>
          <table:table-cell table:formula="of:=IF(AND(MOD([.A299];9)=0;MOD([.A300];9)=0);[.A299]+[.A300];&quot;&quot;)">
            <text:p/>
          </table:table-cell>
          <table:table-cell/>
        </table:table-row>
        <table:table-row table:style-name="ro1">
          <table:table-cell office:value-type="float" office:value="-974" calcext:value-type="float">
            <text:p>-974</text:p>
          </table:table-cell>
          <table:table-cell table:formula="of:=IF(AND(MOD([.A300];9)=0;MOD([.A301];9)=0);[.A300]+[.A301];&quot;&quot;)">
            <text:p/>
          </table:table-cell>
          <table:table-cell/>
        </table:table-row>
        <table:table-row table:style-name="ro1">
          <table:table-cell office:value-type="float" office:value="-48" calcext:value-type="float">
            <text:p>-48</text:p>
          </table:table-cell>
          <table:table-cell table:formula="of:=IF(AND(MOD([.A301];9)=0;MOD([.A302];9)=0);[.A301]+[.A302];&quot;&quot;)">
            <text:p/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IF(AND(MOD([.A302];9)=0;MOD([.A303];9)=0);[.A302]+[.A303];&quot;&quot;)">
            <text:p/>
          </table:table-cell>
          <table:table-cell/>
        </table:table-row>
        <table:table-row table:style-name="ro1">
          <table:table-cell office:value-type="float" office:value="-318" calcext:value-type="float">
            <text:p>-318</text:p>
          </table:table-cell>
          <table:table-cell table:formula="of:=IF(AND(MOD([.A303];9)=0;MOD([.A304];9)=0);[.A303]+[.A304];&quot;&quot;)">
            <text:p/>
          </table:table-cell>
          <table:table-cell/>
        </table:table-row>
        <table:table-row table:style-name="ro1">
          <table:table-cell office:value-type="float" office:value="-933" calcext:value-type="float">
            <text:p>-933</text:p>
          </table:table-cell>
          <table:table-cell table:formula="of:=IF(AND(MOD([.A304];9)=0;MOD([.A305];9)=0);[.A304]+[.A305];&quot;&quot;)">
            <text:p/>
          </table:table-cell>
          <table:table-cell/>
        </table:table-row>
        <table:table-row table:style-name="ro1">
          <table:table-cell office:value-type="float" office:value="-798" calcext:value-type="float">
            <text:p>-798</text:p>
          </table:table-cell>
          <table:table-cell table:formula="of:=IF(AND(MOD([.A305];9)=0;MOD([.A306];9)=0);[.A305]+[.A306];&quot;&quot;)">
            <text:p/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IF(AND(MOD([.A306];9)=0;MOD([.A307];9)=0);[.A306]+[.A307];&quot;&quot;)">
            <text:p/>
          </table:table-cell>
          <table:table-cell/>
        </table:table-row>
        <table:table-row table:style-name="ro1">
          <table:table-cell office:value-type="float" office:value="-582" calcext:value-type="float">
            <text:p>-582</text:p>
          </table:table-cell>
          <table:table-cell table:formula="of:=IF(AND(MOD([.A307];9)=0;MOD([.A308];9)=0);[.A307]+[.A308];&quot;&quot;)">
            <text:p/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IF(AND(MOD([.A308];9)=0;MOD([.A309];9)=0);[.A308]+[.A309];&quot;&quot;)">
            <text:p/>
          </table:table-cell>
          <table:table-cell/>
        </table:table-row>
        <table:table-row table:style-name="ro1">
          <table:table-cell office:value-type="float" office:value="-380" calcext:value-type="float">
            <text:p>-380</text:p>
          </table:table-cell>
          <table:table-cell table:formula="of:=IF(AND(MOD([.A309];9)=0;MOD([.A310];9)=0);[.A309]+[.A310];&quot;&quot;)">
            <text:p/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IF(AND(MOD([.A310];9)=0;MOD([.A311];9)=0);[.A310]+[.A311];&quot;&quot;)">
            <text:p/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IF(AND(MOD([.A311];9)=0;MOD([.A312];9)=0);[.A311]+[.A312];&quot;&quot;)">
            <text:p/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IF(AND(MOD([.A312];9)=0;MOD([.A313];9)=0);[.A312]+[.A313];&quot;&quot;)">
            <text:p/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IF(AND(MOD([.A313];9)=0;MOD([.A314];9)=0);[.A313]+[.A314];&quot;&quot;)">
            <text:p/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IF(AND(MOD([.A314];9)=0;MOD([.A315];9)=0);[.A314]+[.A315];&quot;&quot;)">
            <text:p/>
          </table:table-cell>
          <table:table-cell/>
        </table:table-row>
        <table:table-row table:style-name="ro1">
          <table:table-cell office:value-type="float" office:value="-490" calcext:value-type="float">
            <text:p>-490</text:p>
          </table:table-cell>
          <table:table-cell table:formula="of:=IF(AND(MOD([.A315];9)=0;MOD([.A316];9)=0);[.A315]+[.A316];&quot;&quot;)">
            <text:p/>
          </table:table-cell>
          <table:table-cell/>
        </table:table-row>
        <table:table-row table:style-name="ro1">
          <table:table-cell office:value-type="float" office:value="-467" calcext:value-type="float">
            <text:p>-467</text:p>
          </table:table-cell>
          <table:table-cell table:formula="of:=IF(AND(MOD([.A316];9)=0;MOD([.A317];9)=0);[.A316]+[.A317];&quot;&quot;)">
            <text:p/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IF(AND(MOD([.A317];9)=0;MOD([.A318];9)=0);[.A317]+[.A318];&quot;&quot;)">
            <text:p/>
          </table:table-cell>
          <table:table-cell/>
        </table:table-row>
        <table:table-row table:style-name="ro1">
          <table:table-cell office:value-type="float" office:value="-468" calcext:value-type="float">
            <text:p>-468</text:p>
          </table:table-cell>
          <table:table-cell table:formula="of:=IF(AND(MOD([.A318];9)=0;MOD([.A319];9)=0);[.A318]+[.A319];&quot;&quot;)">
            <text:p/>
          </table:table-cell>
          <table:table-cell/>
        </table:table-row>
        <table:table-row table:style-name="ro1">
          <table:table-cell office:value-type="float" office:value="-382" calcext:value-type="float">
            <text:p>-382</text:p>
          </table:table-cell>
          <table:table-cell table:formula="of:=IF(AND(MOD([.A319];9)=0;MOD([.A320];9)=0);[.A319]+[.A320];&quot;&quot;)">
            <text:p/>
          </table:table-cell>
          <table:table-cell/>
        </table:table-row>
        <table:table-row table:style-name="ro1">
          <table:table-cell office:value-type="float" office:value="-649" calcext:value-type="float">
            <text:p>-649</text:p>
          </table:table-cell>
          <table:table-cell table:formula="of:=IF(AND(MOD([.A320];9)=0;MOD([.A321];9)=0);[.A320]+[.A321];&quot;&quot;)">
            <text:p/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IF(AND(MOD([.A321];9)=0;MOD([.A322];9)=0);[.A321]+[.A322];&quot;&quot;)">
            <text:p/>
          </table:table-cell>
          <table:table-cell/>
        </table:table-row>
        <table:table-row table:style-name="ro1">
          <table:table-cell office:value-type="float" office:value="-255" calcext:value-type="float">
            <text:p>-255</text:p>
          </table:table-cell>
          <table:table-cell table:formula="of:=IF(AND(MOD([.A322];9)=0;MOD([.A323];9)=0);[.A322]+[.A323];&quot;&quot;)">
            <text:p/>
          </table:table-cell>
          <table:table-cell/>
        </table:table-row>
        <table:table-row table:style-name="ro1">
          <table:table-cell office:value-type="float" office:value="-708" calcext:value-type="float">
            <text:p>-708</text:p>
          </table:table-cell>
          <table:table-cell table:formula="of:=IF(AND(MOD([.A323];9)=0;MOD([.A324];9)=0);[.A323]+[.A324];&quot;&quot;)">
            <text:p/>
          </table:table-cell>
          <table:table-cell/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IF(AND(MOD([.A324];9)=0;MOD([.A325];9)=0);[.A324]+[.A325];&quot;&quot;)">
            <text:p/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IF(AND(MOD([.A325];9)=0;MOD([.A326];9)=0);[.A325]+[.A326];&quot;&quot;)">
            <text:p/>
          </table:table-cell>
          <table:table-cell/>
        </table:table-row>
        <table:table-row table:style-name="ro1">
          <table:table-cell office:value-type="float" office:value="-521" calcext:value-type="float">
            <text:p>-521</text:p>
          </table:table-cell>
          <table:table-cell table:formula="of:=IF(AND(MOD([.A326];9)=0;MOD([.A327];9)=0);[.A326]+[.A327];&quot;&quot;)">
            <text:p/>
          </table:table-cell>
          <table:table-cell/>
        </table:table-row>
        <table:table-row table:style-name="ro1">
          <table:table-cell office:value-type="float" office:value="-108" calcext:value-type="float">
            <text:p>-108</text:p>
          </table:table-cell>
          <table:table-cell table:formula="of:=IF(AND(MOD([.A327];9)=0;MOD([.A328];9)=0);[.A327]+[.A328];&quot;&quot;)">
            <text:p/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IF(AND(MOD([.A328];9)=0;MOD([.A329];9)=0);[.A328]+[.A329];&quot;&quot;)" office:value-type="float" office:value="819" calcext:value-type="float">
            <text:p>819</text:p>
          </table:table-cell>
          <table:table-cell/>
        </table:table-row>
        <table:table-row table:style-name="ro1">
          <table:table-cell office:value-type="float" office:value="-748" calcext:value-type="float">
            <text:p>-748</text:p>
          </table:table-cell>
          <table:table-cell table:formula="of:=IF(AND(MOD([.A329];9)=0;MOD([.A330];9)=0);[.A329]+[.A330];&quot;&quot;)">
            <text:p/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IF(AND(MOD([.A330];9)=0;MOD([.A331];9)=0);[.A330]+[.A331];&quot;&quot;)">
            <text:p/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IF(AND(MOD([.A331];9)=0;MOD([.A332];9)=0);[.A331]+[.A332];&quot;&quot;)">
            <text:p/>
          </table:table-cell>
          <table:table-cell/>
        </table:table-row>
        <table:table-row table:style-name="ro1">
          <table:table-cell office:value-type="float" office:value="-431" calcext:value-type="float">
            <text:p>-431</text:p>
          </table:table-cell>
          <table:table-cell table:formula="of:=IF(AND(MOD([.A332];9)=0;MOD([.A333];9)=0);[.A332]+[.A333];&quot;&quot;)">
            <text:p/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IF(AND(MOD([.A333];9)=0;MOD([.A334];9)=0);[.A333]+[.A334];&quot;&quot;)">
            <text:p/>
          </table:table-cell>
          <table:table-cell/>
        </table:table-row>
        <table:table-row table:style-name="ro1">
          <table:table-cell office:value-type="float" office:value="-262" calcext:value-type="float">
            <text:p>-262</text:p>
          </table:table-cell>
          <table:table-cell table:formula="of:=IF(AND(MOD([.A334];9)=0;MOD([.A335];9)=0);[.A334]+[.A335];&quot;&quot;)">
            <text:p/>
          </table:table-cell>
          <table:table-cell/>
        </table:table-row>
        <table:table-row table:style-name="ro1">
          <table:table-cell office:value-type="float" office:value="-397" calcext:value-type="float">
            <text:p>-397</text:p>
          </table:table-cell>
          <table:table-cell table:formula="of:=IF(AND(MOD([.A335];9)=0;MOD([.A336];9)=0);[.A335]+[.A336];&quot;&quot;)">
            <text:p/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IF(AND(MOD([.A336];9)=0;MOD([.A337];9)=0);[.A336]+[.A337];&quot;&quot;)">
            <text:p/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IF(AND(MOD([.A337];9)=0;MOD([.A338];9)=0);[.A337]+[.A338];&quot;&quot;)">
            <text:p/>
          </table:table-cell>
          <table:table-cell/>
        </table:table-row>
        <table:table-row table:style-name="ro1">
          <table:table-cell office:value-type="float" office:value="-741" calcext:value-type="float">
            <text:p>-741</text:p>
          </table:table-cell>
          <table:table-cell table:formula="of:=IF(AND(MOD([.A338];9)=0;MOD([.A339];9)=0);[.A338]+[.A339];&quot;&quot;)">
            <text:p/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IF(AND(MOD([.A339];9)=0;MOD([.A340];9)=0);[.A339]+[.A340];&quot;&quot;)">
            <text:p/>
          </table:table-cell>
          <table:table-cell/>
        </table:table-row>
        <table:table-row table:style-name="ro1">
          <table:table-cell office:value-type="float" office:value="-697" calcext:value-type="float">
            <text:p>-697</text:p>
          </table:table-cell>
          <table:table-cell table:formula="of:=IF(AND(MOD([.A340];9)=0;MOD([.A341];9)=0);[.A340]+[.A341];&quot;&quot;)">
            <text:p/>
          </table:table-cell>
          <table:table-cell/>
        </table:table-row>
        <table:table-row table:style-name="ro1">
          <table:table-cell office:value-type="float" office:value="-388" calcext:value-type="float">
            <text:p>-388</text:p>
          </table:table-cell>
          <table:table-cell table:formula="of:=IF(AND(MOD([.A341];9)=0;MOD([.A342];9)=0);[.A341]+[.A342];&quot;&quot;)">
            <text:p/>
          </table:table-cell>
          <table:table-cell/>
        </table:table-row>
        <table:table-row table:style-name="ro1">
          <table:table-cell office:value-type="float" office:value="-482" calcext:value-type="float">
            <text:p>-482</text:p>
          </table:table-cell>
          <table:table-cell table:formula="of:=IF(AND(MOD([.A342];9)=0;MOD([.A343];9)=0);[.A342]+[.A343];&quot;&quot;)">
            <text:p/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IF(AND(MOD([.A343];9)=0;MOD([.A344];9)=0);[.A343]+[.A344];&quot;&quot;)">
            <text:p/>
          </table:table-cell>
          <table:table-cell/>
        </table:table-row>
        <table:table-row table:style-name="ro1">
          <table:table-cell office:value-type="float" office:value="-570" calcext:value-type="float">
            <text:p>-570</text:p>
          </table:table-cell>
          <table:table-cell table:formula="of:=IF(AND(MOD([.A344];9)=0;MOD([.A345];9)=0);[.A344]+[.A345];&quot;&quot;)">
            <text:p/>
          </table:table-cell>
          <table:table-cell/>
        </table:table-row>
        <table:table-row table:style-name="ro1">
          <table:table-cell office:value-type="float" office:value="-217" calcext:value-type="float">
            <text:p>-217</text:p>
          </table:table-cell>
          <table:table-cell table:formula="of:=IF(AND(MOD([.A345];9)=0;MOD([.A346];9)=0);[.A345]+[.A346];&quot;&quot;)">
            <text:p/>
          </table:table-cell>
          <table:table-cell/>
        </table:table-row>
        <table:table-row table:style-name="ro1">
          <table:table-cell office:value-type="float" office:value="-402" calcext:value-type="float">
            <text:p>-402</text:p>
          </table:table-cell>
          <table:table-cell table:formula="of:=IF(AND(MOD([.A346];9)=0;MOD([.A347];9)=0);[.A346]+[.A347];&quot;&quot;)">
            <text:p/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IF(AND(MOD([.A347];9)=0;MOD([.A348];9)=0);[.A347]+[.A348];&quot;&quot;)">
            <text:p/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IF(AND(MOD([.A348];9)=0;MOD([.A349];9)=0);[.A348]+[.A349];&quot;&quot;)">
            <text:p/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IF(AND(MOD([.A349];9)=0;MOD([.A350];9)=0);[.A349]+[.A350];&quot;&quot;)">
            <text:p/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IF(AND(MOD([.A350];9)=0;MOD([.A351];9)=0);[.A350]+[.A351];&quot;&quot;)">
            <text:p/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IF(AND(MOD([.A351];9)=0;MOD([.A352];9)=0);[.A351]+[.A352];&quot;&quot;)">
            <text:p/>
          </table:table-cell>
          <table:table-cell/>
        </table:table-row>
        <table:table-row table:style-name="ro1">
          <table:table-cell office:value-type="float" office:value="-343" calcext:value-type="float">
            <text:p>-343</text:p>
          </table:table-cell>
          <table:table-cell table:formula="of:=IF(AND(MOD([.A352];9)=0;MOD([.A353];9)=0);[.A352]+[.A353];&quot;&quot;)">
            <text:p/>
          </table:table-cell>
          <table:table-cell/>
        </table:table-row>
        <table:table-row table:style-name="ro1">
          <table:table-cell office:value-type="float" office:value="-805" calcext:value-type="float">
            <text:p>-805</text:p>
          </table:table-cell>
          <table:table-cell table:formula="of:=IF(AND(MOD([.A353];9)=0;MOD([.A354];9)=0);[.A353]+[.A354];&quot;&quot;)">
            <text:p/>
          </table:table-cell>
          <table:table-cell/>
        </table:table-row>
        <table:table-row table:style-name="ro1">
          <table:table-cell office:value-type="float" office:value="-768" calcext:value-type="float">
            <text:p>-768</text:p>
          </table:table-cell>
          <table:table-cell table:formula="of:=IF(AND(MOD([.A354];9)=0;MOD([.A355];9)=0);[.A354]+[.A355];&quot;&quot;)">
            <text:p/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IF(AND(MOD([.A355];9)=0;MOD([.A356];9)=0);[.A355]+[.A356];&quot;&quot;)">
            <text:p/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IF(AND(MOD([.A356];9)=0;MOD([.A357];9)=0);[.A356]+[.A357];&quot;&quot;)">
            <text:p/>
          </table:table-cell>
          <table:table-cell/>
        </table:table-row>
        <table:table-row table:style-name="ro1">
          <table:table-cell office:value-type="float" office:value="-617" calcext:value-type="float">
            <text:p>-617</text:p>
          </table:table-cell>
          <table:table-cell table:formula="of:=IF(AND(MOD([.A357];9)=0;MOD([.A358];9)=0);[.A357]+[.A358];&quot;&quot;)">
            <text:p/>
          </table:table-cell>
          <table:table-cell/>
        </table:table-row>
        <table:table-row table:style-name="ro1">
          <table:table-cell office:value-type="float" office:value="-117" calcext:value-type="float">
            <text:p>-117</text:p>
          </table:table-cell>
          <table:table-cell table:formula="of:=IF(AND(MOD([.A358];9)=0;MOD([.A359];9)=0);[.A358]+[.A359];&quot;&quot;)">
            <text:p/>
          </table:table-cell>
          <table:table-cell/>
        </table:table-row>
        <table:table-row table:style-name="ro1">
          <table:table-cell office:value-type="float" office:value="-252" calcext:value-type="float">
            <text:p>-252</text:p>
          </table:table-cell>
          <table:table-cell table:formula="of:=IF(AND(MOD([.A359];9)=0;MOD([.A360];9)=0);[.A359]+[.A360];&quot;&quot;)" office:value-type="float" office:value="-369" calcext:value-type="float">
            <text:p>-369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IF(AND(MOD([.A360];9)=0;MOD([.A361];9)=0);[.A360]+[.A361];&quot;&quot;)">
            <text:p/>
          </table:table-cell>
          <table:table-cell/>
        </table:table-row>
        <table:table-row table:style-name="ro1">
          <table:table-cell office:value-type="float" office:value="-845" calcext:value-type="float">
            <text:p>-845</text:p>
          </table:table-cell>
          <table:table-cell table:formula="of:=IF(AND(MOD([.A361];9)=0;MOD([.A362];9)=0);[.A361]+[.A362];&quot;&quot;)">
            <text:p/>
          </table:table-cell>
          <table:table-cell/>
        </table:table-row>
        <table:table-row table:style-name="ro1">
          <table:table-cell office:value-type="float" office:value="-382" calcext:value-type="float">
            <text:p>-382</text:p>
          </table:table-cell>
          <table:table-cell table:formula="of:=IF(AND(MOD([.A362];9)=0;MOD([.A363];9)=0);[.A362]+[.A363];&quot;&quot;)">
            <text:p/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IF(AND(MOD([.A363];9)=0;MOD([.A364];9)=0);[.A363]+[.A364];&quot;&quot;)">
            <text:p/>
          </table:table-cell>
          <table:table-cell/>
        </table:table-row>
        <table:table-row table:style-name="ro1">
          <table:table-cell office:value-type="float" office:value="-643" calcext:value-type="float">
            <text:p>-643</text:p>
          </table:table-cell>
          <table:table-cell table:formula="of:=IF(AND(MOD([.A364];9)=0;MOD([.A365];9)=0);[.A364]+[.A365];&quot;&quot;)">
            <text:p/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IF(AND(MOD([.A365];9)=0;MOD([.A366];9)=0);[.A365]+[.A366];&quot;&quot;)">
            <text:p/>
          </table:table-cell>
          <table:table-cell/>
        </table:table-row>
        <table:table-row table:style-name="ro1">
          <table:table-cell office:value-type="float" office:value="-419" calcext:value-type="float">
            <text:p>-419</text:p>
          </table:table-cell>
          <table:table-cell table:formula="of:=IF(AND(MOD([.A366];9)=0;MOD([.A367];9)=0);[.A366]+[.A367];&quot;&quot;)">
            <text:p/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IF(AND(MOD([.A367];9)=0;MOD([.A368];9)=0);[.A367]+[.A368];&quot;&quot;)">
            <text:p/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IF(AND(MOD([.A368];9)=0;MOD([.A369];9)=0);[.A368]+[.A369];&quot;&quot;)">
            <text:p/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IF(AND(MOD([.A369];9)=0;MOD([.A370];9)=0);[.A369]+[.A370];&quot;&quot;)">
            <text:p/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IF(AND(MOD([.A370];9)=0;MOD([.A371];9)=0);[.A370]+[.A371];&quot;&quot;)">
            <text:p/>
          </table:table-cell>
          <table:table-cell/>
        </table:table-row>
        <table:table-row table:style-name="ro1">
          <table:table-cell office:value-type="float" office:value="-753" calcext:value-type="float">
            <text:p>-753</text:p>
          </table:table-cell>
          <table:table-cell table:formula="of:=IF(AND(MOD([.A371];9)=0;MOD([.A372];9)=0);[.A371]+[.A372];&quot;&quot;)">
            <text:p/>
          </table:table-cell>
          <table:table-cell/>
        </table:table-row>
        <table:table-row table:style-name="ro1">
          <table:table-cell office:value-type="float" office:value="-343" calcext:value-type="float">
            <text:p>-343</text:p>
          </table:table-cell>
          <table:table-cell table:formula="of:=IF(AND(MOD([.A372];9)=0;MOD([.A373];9)=0);[.A372]+[.A373];&quot;&quot;)">
            <text:p/>
          </table:table-cell>
          <table:table-cell/>
        </table:table-row>
        <table:table-row table:style-name="ro1">
          <table:table-cell office:value-type="float" office:value="-906" calcext:value-type="float">
            <text:p>-906</text:p>
          </table:table-cell>
          <table:table-cell table:formula="of:=IF(AND(MOD([.A373];9)=0;MOD([.A374];9)=0);[.A373]+[.A374];&quot;&quot;)">
            <text:p/>
          </table:table-cell>
          <table:table-cell/>
        </table:table-row>
        <table:table-row table:style-name="ro1">
          <table:table-cell office:value-type="float" office:value="-469" calcext:value-type="float">
            <text:p>-469</text:p>
          </table:table-cell>
          <table:table-cell table:formula="of:=IF(AND(MOD([.A374];9)=0;MOD([.A375];9)=0);[.A374]+[.A375];&quot;&quot;)">
            <text:p/>
          </table:table-cell>
          <table:table-cell/>
        </table:table-row>
        <table:table-row table:style-name="ro1">
          <table:table-cell office:value-type="float" office:value="-682" calcext:value-type="float">
            <text:p>-682</text:p>
          </table:table-cell>
          <table:table-cell table:formula="of:=IF(AND(MOD([.A375];9)=0;MOD([.A376];9)=0);[.A375]+[.A376];&quot;&quot;)">
            <text:p/>
          </table:table-cell>
          <table:table-cell/>
        </table:table-row>
        <table:table-row table:style-name="ro1">
          <table:table-cell office:value-type="float" office:value="-671" calcext:value-type="float">
            <text:p>-671</text:p>
          </table:table-cell>
          <table:table-cell table:formula="of:=IF(AND(MOD([.A376];9)=0;MOD([.A377];9)=0);[.A376]+[.A377];&quot;&quot;)">
            <text:p/>
          </table:table-cell>
          <table:table-cell/>
        </table:table-row>
        <table:table-row table:style-name="ro1">
          <table:table-cell office:value-type="float" office:value="-115" calcext:value-type="float">
            <text:p>-115</text:p>
          </table:table-cell>
          <table:table-cell table:formula="of:=IF(AND(MOD([.A377];9)=0;MOD([.A378];9)=0);[.A377]+[.A378];&quot;&quot;)">
            <text:p/>
          </table:table-cell>
          <table:table-cell/>
        </table:table-row>
        <table:table-row table:style-name="ro1">
          <table:table-cell office:value-type="float" office:value="-527" calcext:value-type="float">
            <text:p>-527</text:p>
          </table:table-cell>
          <table:table-cell table:formula="of:=IF(AND(MOD([.A378];9)=0;MOD([.A379];9)=0);[.A378]+[.A379];&quot;&quot;)">
            <text:p/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IF(AND(MOD([.A379];9)=0;MOD([.A380];9)=0);[.A379]+[.A380];&quot;&quot;)">
            <text:p/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IF(AND(MOD([.A380];9)=0;MOD([.A381];9)=0);[.A380]+[.A381];&quot;&quot;)">
            <text:p/>
          </table:table-cell>
          <table:table-cell/>
        </table:table-row>
        <table:table-row table:style-name="ro1">
          <table:table-cell office:value-type="float" office:value="-826" calcext:value-type="float">
            <text:p>-826</text:p>
          </table:table-cell>
          <table:table-cell table:formula="of:=IF(AND(MOD([.A381];9)=0;MOD([.A382];9)=0);[.A381]+[.A382];&quot;&quot;)">
            <text:p/>
          </table:table-cell>
          <table:table-cell/>
        </table:table-row>
        <table:table-row table:style-name="ro1">
          <table:table-cell office:value-type="float" office:value="-357" calcext:value-type="float">
            <text:p>-357</text:p>
          </table:table-cell>
          <table:table-cell table:formula="of:=IF(AND(MOD([.A382];9)=0;MOD([.A383];9)=0);[.A382]+[.A383];&quot;&quot;)">
            <text:p/>
          </table:table-cell>
          <table:table-cell/>
        </table:table-row>
        <table:table-row table:style-name="ro1">
          <table:table-cell office:value-type="float" office:value="-291" calcext:value-type="float">
            <text:p>-291</text:p>
          </table:table-cell>
          <table:table-cell table:formula="of:=IF(AND(MOD([.A383];9)=0;MOD([.A384];9)=0);[.A383]+[.A384];&quot;&quot;)">
            <text:p/>
          </table:table-cell>
          <table:table-cell/>
        </table:table-row>
        <table:table-row table:style-name="ro1">
          <table:table-cell office:value-type="float" office:value="-398" calcext:value-type="float">
            <text:p>-398</text:p>
          </table:table-cell>
          <table:table-cell table:formula="of:=IF(AND(MOD([.A384];9)=0;MOD([.A385];9)=0);[.A384]+[.A385];&quot;&quot;)">
            <text:p/>
          </table:table-cell>
          <table:table-cell/>
        </table:table-row>
        <table:table-row table:style-name="ro1">
          <table:table-cell office:value-type="float" office:value="-258" calcext:value-type="float">
            <text:p>-258</text:p>
          </table:table-cell>
          <table:table-cell table:formula="of:=IF(AND(MOD([.A385];9)=0;MOD([.A386];9)=0);[.A385]+[.A386];&quot;&quot;)">
            <text:p/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IF(AND(MOD([.A386];9)=0;MOD([.A387];9)=0);[.A386]+[.A387];&quot;&quot;)">
            <text:p/>
          </table:table-cell>
          <table:table-cell/>
        </table:table-row>
        <table:table-row table:style-name="ro1">
          <table:table-cell office:value-type="float" office:value="-905" calcext:value-type="float">
            <text:p>-905</text:p>
          </table:table-cell>
          <table:table-cell table:formula="of:=IF(AND(MOD([.A387];9)=0;MOD([.A388];9)=0);[.A387]+[.A388];&quot;&quot;)">
            <text:p/>
          </table:table-cell>
          <table:table-cell/>
        </table:table-row>
        <table:table-row table:style-name="ro1">
          <table:table-cell office:value-type="float" office:value="-995" calcext:value-type="float">
            <text:p>-995</text:p>
          </table:table-cell>
          <table:table-cell table:formula="of:=IF(AND(MOD([.A388];9)=0;MOD([.A389];9)=0);[.A388]+[.A389];&quot;&quot;)">
            <text:p/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IF(AND(MOD([.A389];9)=0;MOD([.A390];9)=0);[.A389]+[.A390];&quot;&quot;)">
            <text:p/>
          </table:table-cell>
          <table:table-cell/>
        </table:table-row>
        <table:table-row table:style-name="ro1">
          <table:table-cell office:value-type="float" office:value="-66" calcext:value-type="float">
            <text:p>-66</text:p>
          </table:table-cell>
          <table:table-cell table:formula="of:=IF(AND(MOD([.A390];9)=0;MOD([.A391];9)=0);[.A390]+[.A391];&quot;&quot;)">
            <text:p/>
          </table:table-cell>
          <table:table-cell/>
        </table:table-row>
        <table:table-row table:style-name="ro1">
          <table:table-cell office:value-type="float" office:value="-827" calcext:value-type="float">
            <text:p>-827</text:p>
          </table:table-cell>
          <table:table-cell table:formula="of:=IF(AND(MOD([.A391];9)=0;MOD([.A392];9)=0);[.A391]+[.A392];&quot;&quot;)">
            <text:p/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IF(AND(MOD([.A392];9)=0;MOD([.A393];9)=0);[.A392]+[.A393];&quot;&quot;)">
            <text:p/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IF(AND(MOD([.A393];9)=0;MOD([.A394];9)=0);[.A393]+[.A394];&quot;&quot;)">
            <text:p/>
          </table:table-cell>
          <table:table-cell/>
        </table:table-row>
        <table:table-row table:style-name="ro1">
          <table:table-cell office:value-type="float" office:value="-842" calcext:value-type="float">
            <text:p>-842</text:p>
          </table:table-cell>
          <table:table-cell table:formula="of:=IF(AND(MOD([.A394];9)=0;MOD([.A395];9)=0);[.A394]+[.A395];&quot;&quot;)">
            <text:p/>
          </table:table-cell>
          <table:table-cell/>
        </table:table-row>
        <table:table-row table:style-name="ro1">
          <table:table-cell office:value-type="float" office:value="-436" calcext:value-type="float">
            <text:p>-436</text:p>
          </table:table-cell>
          <table:table-cell table:formula="of:=IF(AND(MOD([.A395];9)=0;MOD([.A396];9)=0);[.A395]+[.A396];&quot;&quot;)">
            <text:p/>
          </table:table-cell>
          <table:table-cell/>
        </table:table-row>
        <table:table-row table:style-name="ro1">
          <table:table-cell office:value-type="float" office:value="-661" calcext:value-type="float">
            <text:p>-661</text:p>
          </table:table-cell>
          <table:table-cell table:formula="of:=IF(AND(MOD([.A396];9)=0;MOD([.A397];9)=0);[.A396]+[.A397];&quot;&quot;)">
            <text:p/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IF(AND(MOD([.A397];9)=0;MOD([.A398];9)=0);[.A397]+[.A398];&quot;&quot;)">
            <text:p/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IF(AND(MOD([.A398];9)=0;MOD([.A399];9)=0);[.A398]+[.A399];&quot;&quot;)">
            <text:p/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IF(AND(MOD([.A399];9)=0;MOD([.A400];9)=0);[.A399]+[.A400];&quot;&quot;)">
            <text:p/>
          </table:table-cell>
          <table:table-cell/>
        </table:table-row>
        <table:table-row table:style-name="ro1">
          <table:table-cell office:value-type="float" office:value="-656" calcext:value-type="float">
            <text:p>-656</text:p>
          </table:table-cell>
          <table:table-cell table:formula="of:=IF(AND(MOD([.A400];9)=0;MOD([.A401];9)=0);[.A400]+[.A401];&quot;&quot;)">
            <text:p/>
          </table:table-cell>
          <table:table-cell/>
        </table:table-row>
        <table:table-row table:style-name="ro1">
          <table:table-cell office:value-type="float" office:value="-305" calcext:value-type="float">
            <text:p>-305</text:p>
          </table:table-cell>
          <table:table-cell table:formula="of:=IF(AND(MOD([.A401];9)=0;MOD([.A402];9)=0);[.A401]+[.A402];&quot;&quot;)">
            <text:p/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IF(AND(MOD([.A402];9)=0;MOD([.A403];9)=0);[.A402]+[.A403];&quot;&quot;)">
            <text:p/>
          </table:table-cell>
          <table:table-cell/>
        </table:table-row>
        <table:table-row table:style-name="ro1">
          <table:table-cell office:value-type="float" office:value="-935" calcext:value-type="float">
            <text:p>-935</text:p>
          </table:table-cell>
          <table:table-cell table:formula="of:=IF(AND(MOD([.A403];9)=0;MOD([.A404];9)=0);[.A403]+[.A404];&quot;&quot;)">
            <text:p/>
          </table:table-cell>
          <table:table-cell/>
        </table:table-row>
        <table:table-row table:style-name="ro1">
          <table:table-cell office:value-type="float" office:value="-621" calcext:value-type="float">
            <text:p>-621</text:p>
          </table:table-cell>
          <table:table-cell table:formula="of:=IF(AND(MOD([.A404];9)=0;MOD([.A405];9)=0);[.A404]+[.A405];&quot;&quot;)">
            <text:p/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IF(AND(MOD([.A405];9)=0;MOD([.A406];9)=0);[.A405]+[.A406];&quot;&quot;)">
            <text:p/>
          </table:table-cell>
          <table:table-cell/>
        </table:table-row>
        <table:table-row table:style-name="ro1">
          <table:table-cell office:value-type="float" office:value="-868" calcext:value-type="float">
            <text:p>-868</text:p>
          </table:table-cell>
          <table:table-cell table:formula="of:=IF(AND(MOD([.A406];9)=0;MOD([.A407];9)=0);[.A406]+[.A407];&quot;&quot;)">
            <text:p/>
          </table:table-cell>
          <table:table-cell/>
        </table:table-row>
        <table:table-row table:style-name="ro1">
          <table:table-cell office:value-type="float" office:value="-952" calcext:value-type="float">
            <text:p>-952</text:p>
          </table:table-cell>
          <table:table-cell table:formula="of:=IF(AND(MOD([.A407];9)=0;MOD([.A408];9)=0);[.A407]+[.A408];&quot;&quot;)">
            <text:p/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IF(AND(MOD([.A408];9)=0;MOD([.A409];9)=0);[.A408]+[.A409];&quot;&quot;)">
            <text:p/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IF(AND(MOD([.A409];9)=0;MOD([.A410];9)=0);[.A409]+[.A410];&quot;&quot;)">
            <text:p/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IF(AND(MOD([.A410];9)=0;MOD([.A411];9)=0);[.A410]+[.A411];&quot;&quot;)">
            <text:p/>
          </table:table-cell>
          <table:table-cell/>
        </table:table-row>
        <table:table-row table:style-name="ro1">
          <table:table-cell office:value-type="float" office:value="-893" calcext:value-type="float">
            <text:p>-893</text:p>
          </table:table-cell>
          <table:table-cell table:formula="of:=IF(AND(MOD([.A411];9)=0;MOD([.A412];9)=0);[.A411]+[.A412];&quot;&quot;)">
            <text:p/>
          </table:table-cell>
          <table:table-cell/>
        </table:table-row>
        <table:table-row table:style-name="ro1">
          <table:table-cell office:value-type="float" office:value="-839" calcext:value-type="float">
            <text:p>-839</text:p>
          </table:table-cell>
          <table:table-cell table:formula="of:=IF(AND(MOD([.A412];9)=0;MOD([.A413];9)=0);[.A412]+[.A413];&quot;&quot;)">
            <text:p/>
          </table:table-cell>
          <table:table-cell/>
        </table:table-row>
        <table:table-row table:style-name="ro1">
          <table:table-cell office:value-type="float" office:value="-220" calcext:value-type="float">
            <text:p>-220</text:p>
          </table:table-cell>
          <table:table-cell table:formula="of:=IF(AND(MOD([.A413];9)=0;MOD([.A414];9)=0);[.A413]+[.A414];&quot;&quot;)">
            <text:p/>
          </table:table-cell>
          <table:table-cell/>
        </table:table-row>
        <table:table-row table:style-name="ro1">
          <table:table-cell office:value-type="float" office:value="-321" calcext:value-type="float">
            <text:p>-321</text:p>
          </table:table-cell>
          <table:table-cell table:formula="of:=IF(AND(MOD([.A414];9)=0;MOD([.A415];9)=0);[.A414]+[.A415];&quot;&quot;)">
            <text:p/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IF(AND(MOD([.A415];9)=0;MOD([.A416];9)=0);[.A415]+[.A416];&quot;&quot;)">
            <text:p/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IF(AND(MOD([.A416];9)=0;MOD([.A417];9)=0);[.A416]+[.A417];&quot;&quot;)">
            <text:p/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IF(AND(MOD([.A417];9)=0;MOD([.A418];9)=0);[.A417]+[.A418];&quot;&quot;)">
            <text:p/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IF(AND(MOD([.A418];9)=0;MOD([.A419];9)=0);[.A418]+[.A419];&quot;&quot;)">
            <text:p/>
          </table:table-cell>
          <table:table-cell/>
        </table:table-row>
        <table:table-row table:style-name="ro1">
          <table:table-cell office:value-type="float" office:value="-771" calcext:value-type="float">
            <text:p>-771</text:p>
          </table:table-cell>
          <table:table-cell table:formula="of:=IF(AND(MOD([.A419];9)=0;MOD([.A420];9)=0);[.A419]+[.A420];&quot;&quot;)">
            <text:p/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IF(AND(MOD([.A420];9)=0;MOD([.A421];9)=0);[.A420]+[.A421];&quot;&quot;)">
            <text:p/>
          </table:table-cell>
          <table:table-cell/>
        </table:table-row>
        <table:table-row table:style-name="ro1">
          <table:table-cell office:value-type="float" office:value="-913" calcext:value-type="float">
            <text:p>-913</text:p>
          </table:table-cell>
          <table:table-cell table:formula="of:=IF(AND(MOD([.A421];9)=0;MOD([.A422];9)=0);[.A421]+[.A422];&quot;&quot;)">
            <text:p/>
          </table:table-cell>
          <table:table-cell/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IF(AND(MOD([.A422];9)=0;MOD([.A423];9)=0);[.A422]+[.A423];&quot;&quot;)">
            <text:p/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IF(AND(MOD([.A423];9)=0;MOD([.A424];9)=0);[.A423]+[.A424];&quot;&quot;)">
            <text:p/>
          </table:table-cell>
          <table:table-cell/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IF(AND(MOD([.A424];9)=0;MOD([.A425];9)=0);[.A424]+[.A425];&quot;&quot;)">
            <text:p/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IF(AND(MOD([.A425];9)=0;MOD([.A426];9)=0);[.A425]+[.A426];&quot;&quot;)">
            <text:p/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IF(AND(MOD([.A426];9)=0;MOD([.A427];9)=0);[.A426]+[.A427];&quot;&quot;)">
            <text:p/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IF(AND(MOD([.A427];9)=0;MOD([.A428];9)=0);[.A427]+[.A428];&quot;&quot;)">
            <text:p/>
          </table:table-cell>
          <table:table-cell/>
        </table:table-row>
        <table:table-row table:style-name="ro1">
          <table:table-cell office:value-type="float" office:value="-25" calcext:value-type="float">
            <text:p>-25</text:p>
          </table:table-cell>
          <table:table-cell table:formula="of:=IF(AND(MOD([.A428];9)=0;MOD([.A429];9)=0);[.A428]+[.A429];&quot;&quot;)">
            <text:p/>
          </table:table-cell>
          <table:table-cell/>
        </table:table-row>
        <table:table-row table:style-name="ro1">
          <table:table-cell office:value-type="float" office:value="-804" calcext:value-type="float">
            <text:p>-804</text:p>
          </table:table-cell>
          <table:table-cell table:formula="of:=IF(AND(MOD([.A429];9)=0;MOD([.A430];9)=0);[.A429]+[.A430];&quot;&quot;)">
            <text:p/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IF(AND(MOD([.A430];9)=0;MOD([.A431];9)=0);[.A430]+[.A431];&quot;&quot;)">
            <text:p/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IF(AND(MOD([.A431];9)=0;MOD([.A432];9)=0);[.A431]+[.A432];&quot;&quot;)">
            <text:p/>
          </table:table-cell>
          <table:table-cell/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IF(AND(MOD([.A432];9)=0;MOD([.A433];9)=0);[.A432]+[.A433];&quot;&quot;)">
            <text:p/>
          </table:table-cell>
          <table:table-cell/>
        </table:table-row>
        <table:table-row table:style-name="ro1">
          <table:table-cell office:value-type="float" office:value="-859" calcext:value-type="float">
            <text:p>-859</text:p>
          </table:table-cell>
          <table:table-cell table:formula="of:=IF(AND(MOD([.A433];9)=0;MOD([.A434];9)=0);[.A433]+[.A434];&quot;&quot;)">
            <text:p/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IF(AND(MOD([.A434];9)=0;MOD([.A435];9)=0);[.A434]+[.A435];&quot;&quot;)">
            <text:p/>
          </table:table-cell>
          <table:table-cell/>
        </table:table-row>
        <table:table-row table:style-name="ro1">
          <table:table-cell office:value-type="float" office:value="-951" calcext:value-type="float">
            <text:p>-951</text:p>
          </table:table-cell>
          <table:table-cell table:formula="of:=IF(AND(MOD([.A435];9)=0;MOD([.A436];9)=0);[.A435]+[.A436];&quot;&quot;)">
            <text:p/>
          </table:table-cell>
          <table:table-cell/>
        </table:table-row>
        <table:table-row table:style-name="ro1">
          <table:table-cell office:value-type="float" office:value="-934" calcext:value-type="float">
            <text:p>-934</text:p>
          </table:table-cell>
          <table:table-cell table:formula="of:=IF(AND(MOD([.A436];9)=0;MOD([.A437];9)=0);[.A436]+[.A437];&quot;&quot;)">
            <text:p/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IF(AND(MOD([.A437];9)=0;MOD([.A438];9)=0);[.A437]+[.A438];&quot;&quot;)">
            <text:p/>
          </table:table-cell>
          <table:table-cell/>
        </table:table-row>
        <table:table-row table:style-name="ro1">
          <table:table-cell office:value-type="float" office:value="-847" calcext:value-type="float">
            <text:p>-847</text:p>
          </table:table-cell>
          <table:table-cell table:formula="of:=IF(AND(MOD([.A438];9)=0;MOD([.A439];9)=0);[.A438]+[.A439];&quot;&quot;)">
            <text:p/>
          </table:table-cell>
          <table:table-cell/>
        </table:table-row>
        <table:table-row table:style-name="ro1">
          <table:table-cell office:value-type="float" office:value="-606" calcext:value-type="float">
            <text:p>-606</text:p>
          </table:table-cell>
          <table:table-cell table:formula="of:=IF(AND(MOD([.A439];9)=0;MOD([.A440];9)=0);[.A439]+[.A440];&quot;&quot;)">
            <text:p/>
          </table:table-cell>
          <table:table-cell/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IF(AND(MOD([.A440];9)=0;MOD([.A441];9)=0);[.A440]+[.A441];&quot;&quot;)">
            <text:p/>
          </table:table-cell>
          <table:table-cell/>
        </table:table-row>
        <table:table-row table:style-name="ro1">
          <table:table-cell office:value-type="float" office:value="-979" calcext:value-type="float">
            <text:p>-979</text:p>
          </table:table-cell>
          <table:table-cell table:formula="of:=IF(AND(MOD([.A441];9)=0;MOD([.A442];9)=0);[.A441]+[.A442];&quot;&quot;)">
            <text:p/>
          </table:table-cell>
          <table:table-cell/>
        </table:table-row>
        <table:table-row table:style-name="ro1">
          <table:table-cell office:value-type="float" office:value="-710" calcext:value-type="float">
            <text:p>-710</text:p>
          </table:table-cell>
          <table:table-cell table:formula="of:=IF(AND(MOD([.A442];9)=0;MOD([.A443];9)=0);[.A442]+[.A443];&quot;&quot;)">
            <text:p/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IF(AND(MOD([.A443];9)=0;MOD([.A444];9)=0);[.A443]+[.A444];&quot;&quot;)">
            <text:p/>
          </table:table-cell>
          <table:table-cell/>
        </table:table-row>
        <table:table-row table:style-name="ro1">
          <table:table-cell office:value-type="float" office:value="-695" calcext:value-type="float">
            <text:p>-695</text:p>
          </table:table-cell>
          <table:table-cell table:formula="of:=IF(AND(MOD([.A444];9)=0;MOD([.A445];9)=0);[.A444]+[.A445];&quot;&quot;)">
            <text:p/>
          </table:table-cell>
          <table:table-cell/>
        </table:table-row>
        <table:table-row table:style-name="ro1">
          <table:table-cell office:value-type="float" office:value="-851" calcext:value-type="float">
            <text:p>-851</text:p>
          </table:table-cell>
          <table:table-cell table:formula="of:=IF(AND(MOD([.A445];9)=0;MOD([.A446];9)=0);[.A445]+[.A446];&quot;&quot;)">
            <text:p/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IF(AND(MOD([.A446];9)=0;MOD([.A447];9)=0);[.A446]+[.A447];&quot;&quot;)">
            <text:p/>
          </table:table-cell>
          <table:table-cell/>
        </table:table-row>
        <table:table-row table:style-name="ro1">
          <table:table-cell office:value-type="float" office:value="-55" calcext:value-type="float">
            <text:p>-55</text:p>
          </table:table-cell>
          <table:table-cell table:formula="of:=IF(AND(MOD([.A447];9)=0;MOD([.A448];9)=0);[.A447]+[.A448];&quot;&quot;)">
            <text:p/>
          </table:table-cell>
          <table:table-cell/>
        </table:table-row>
        <table:table-row table:style-name="ro1">
          <table:table-cell office:value-type="float" office:value="-125" calcext:value-type="float">
            <text:p>-125</text:p>
          </table:table-cell>
          <table:table-cell table:formula="of:=IF(AND(MOD([.A448];9)=0;MOD([.A449];9)=0);[.A448]+[.A449];&quot;&quot;)">
            <text:p/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IF(AND(MOD([.A449];9)=0;MOD([.A450];9)=0);[.A449]+[.A450];&quot;&quot;)">
            <text:p/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IF(AND(MOD([.A450];9)=0;MOD([.A451];9)=0);[.A450]+[.A451];&quot;&quot;)">
            <text:p/>
          </table:table-cell>
          <table:table-cell/>
        </table:table-row>
        <table:table-row table:style-name="ro1">
          <table:table-cell office:value-type="float" office:value="-47" calcext:value-type="float">
            <text:p>-47</text:p>
          </table:table-cell>
          <table:table-cell table:formula="of:=IF(AND(MOD([.A451];9)=0;MOD([.A452];9)=0);[.A451]+[.A452];&quot;&quot;)">
            <text:p/>
          </table:table-cell>
          <table:table-cell/>
        </table:table-row>
        <table:table-row table:style-name="ro1">
          <table:table-cell office:value-type="float" office:value="-227" calcext:value-type="float">
            <text:p>-227</text:p>
          </table:table-cell>
          <table:table-cell table:formula="of:=IF(AND(MOD([.A452];9)=0;MOD([.A453];9)=0);[.A452]+[.A453];&quot;&quot;)">
            <text:p/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IF(AND(MOD([.A453];9)=0;MOD([.A454];9)=0);[.A453]+[.A454];&quot;&quot;)">
            <text:p/>
          </table:table-cell>
          <table:table-cell/>
        </table:table-row>
        <table:table-row table:style-name="ro1">
          <table:table-cell office:value-type="float" office:value="-711" calcext:value-type="float">
            <text:p>-711</text:p>
          </table:table-cell>
          <table:table-cell table:formula="of:=IF(AND(MOD([.A454];9)=0;MOD([.A455];9)=0);[.A454]+[.A455];&quot;&quot;)">
            <text:p/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IF(AND(MOD([.A455];9)=0;MOD([.A456];9)=0);[.A455]+[.A456];&quot;&quot;)">
            <text:p/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IF(AND(MOD([.A456];9)=0;MOD([.A457];9)=0);[.A456]+[.A457];&quot;&quot;)">
            <text:p/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IF(AND(MOD([.A457];9)=0;MOD([.A458];9)=0);[.A457]+[.A458];&quot;&quot;)">
            <text:p/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IF(AND(MOD([.A458];9)=0;MOD([.A459];9)=0);[.A458]+[.A459];&quot;&quot;)">
            <text:p/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IF(AND(MOD([.A459];9)=0;MOD([.A460];9)=0);[.A459]+[.A460];&quot;&quot;)">
            <text:p/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IF(AND(MOD([.A460];9)=0;MOD([.A461];9)=0);[.A460]+[.A461];&quot;&quot;)">
            <text:p/>
          </table:table-cell>
          <table:table-cell/>
        </table:table-row>
        <table:table-row table:style-name="ro1">
          <table:table-cell office:value-type="float" office:value="-749" calcext:value-type="float">
            <text:p>-749</text:p>
          </table:table-cell>
          <table:table-cell table:formula="of:=IF(AND(MOD([.A461];9)=0;MOD([.A462];9)=0);[.A461]+[.A462];&quot;&quot;)">
            <text:p/>
          </table:table-cell>
          <table:table-cell/>
        </table:table-row>
        <table:table-row table:style-name="ro1">
          <table:table-cell office:value-type="float" office:value="-292" calcext:value-type="float">
            <text:p>-292</text:p>
          </table:table-cell>
          <table:table-cell table:formula="of:=IF(AND(MOD([.A462];9)=0;MOD([.A463];9)=0);[.A462]+[.A463];&quot;&quot;)">
            <text:p/>
          </table:table-cell>
          <table:table-cell/>
        </table:table-row>
        <table:table-row table:style-name="ro1">
          <table:table-cell office:value-type="float" office:value="-412" calcext:value-type="float">
            <text:p>-412</text:p>
          </table:table-cell>
          <table:table-cell table:formula="of:=IF(AND(MOD([.A463];9)=0;MOD([.A464];9)=0);[.A463]+[.A464];&quot;&quot;)">
            <text:p/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IF(AND(MOD([.A464];9)=0;MOD([.A465];9)=0);[.A464]+[.A465];&quot;&quot;)">
            <text:p/>
          </table:table-cell>
          <table:table-cell/>
        </table:table-row>
        <table:table-row table:style-name="ro1">
          <table:table-cell office:value-type="float" office:value="-559" calcext:value-type="float">
            <text:p>-559</text:p>
          </table:table-cell>
          <table:table-cell table:formula="of:=IF(AND(MOD([.A465];9)=0;MOD([.A466];9)=0);[.A465]+[.A466];&quot;&quot;)">
            <text:p/>
          </table:table-cell>
          <table:table-cell/>
        </table:table-row>
        <table:table-row table:style-name="ro1">
          <table:table-cell office:value-type="float" office:value="-643" calcext:value-type="float">
            <text:p>-643</text:p>
          </table:table-cell>
          <table:table-cell table:formula="of:=IF(AND(MOD([.A466];9)=0;MOD([.A467];9)=0);[.A466]+[.A467];&quot;&quot;)">
            <text:p/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IF(AND(MOD([.A467];9)=0;MOD([.A468];9)=0);[.A467]+[.A468];&quot;&quot;)">
            <text:p/>
          </table:table-cell>
          <table:table-cell/>
        </table:table-row>
        <table:table-row table:style-name="ro1">
          <table:table-cell office:value-type="float" office:value="-13" calcext:value-type="float">
            <text:p>-13</text:p>
          </table:table-cell>
          <table:table-cell table:formula="of:=IF(AND(MOD([.A468];9)=0;MOD([.A469];9)=0);[.A468]+[.A469];&quot;&quot;)">
            <text:p/>
          </table:table-cell>
          <table:table-cell/>
        </table:table-row>
        <table:table-row table:style-name="ro1">
          <table:table-cell office:value-type="float" office:value="-545" calcext:value-type="float">
            <text:p>-545</text:p>
          </table:table-cell>
          <table:table-cell table:formula="of:=IF(AND(MOD([.A469];9)=0;MOD([.A470];9)=0);[.A469]+[.A470];&quot;&quot;)">
            <text:p/>
          </table:table-cell>
          <table:table-cell/>
        </table:table-row>
        <table:table-row table:style-name="ro1">
          <table:table-cell office:value-type="float" office:value="-775" calcext:value-type="float">
            <text:p>-775</text:p>
          </table:table-cell>
          <table:table-cell table:formula="of:=IF(AND(MOD([.A470];9)=0;MOD([.A471];9)=0);[.A470]+[.A471];&quot;&quot;)">
            <text:p/>
          </table:table-cell>
          <table:table-cell/>
        </table:table-row>
        <table:table-row table:style-name="ro1">
          <table:table-cell office:value-type="float" office:value="-791" calcext:value-type="float">
            <text:p>-791</text:p>
          </table:table-cell>
          <table:table-cell table:formula="of:=IF(AND(MOD([.A471];9)=0;MOD([.A472];9)=0);[.A471]+[.A472];&quot;&quot;)">
            <text:p/>
          </table:table-cell>
          <table:table-cell/>
        </table:table-row>
        <table:table-row table:style-name="ro1">
          <table:table-cell office:value-type="float" office:value="-339" calcext:value-type="float">
            <text:p>-339</text:p>
          </table:table-cell>
          <table:table-cell table:formula="of:=IF(AND(MOD([.A472];9)=0;MOD([.A473];9)=0);[.A472]+[.A473];&quot;&quot;)">
            <text:p/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IF(AND(MOD([.A473];9)=0;MOD([.A474];9)=0);[.A473]+[.A474];&quot;&quot;)">
            <text:p/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IF(AND(MOD([.A474];9)=0;MOD([.A475];9)=0);[.A474]+[.A475];&quot;&quot;)">
            <text:p/>
          </table:table-cell>
          <table:table-cell/>
        </table:table-row>
        <table:table-row table:style-name="ro1">
          <table:table-cell office:value-type="float" office:value="-734" calcext:value-type="float">
            <text:p>-734</text:p>
          </table:table-cell>
          <table:table-cell table:formula="of:=IF(AND(MOD([.A475];9)=0;MOD([.A476];9)=0);[.A475]+[.A476];&quot;&quot;)">
            <text:p/>
          </table:table-cell>
          <table:table-cell/>
        </table:table-row>
        <table:table-row table:style-name="ro1">
          <table:table-cell office:value-type="float" office:value="-429" calcext:value-type="float">
            <text:p>-429</text:p>
          </table:table-cell>
          <table:table-cell table:formula="of:=IF(AND(MOD([.A476];9)=0;MOD([.A477];9)=0);[.A476]+[.A477];&quot;&quot;)">
            <text:p/>
          </table:table-cell>
          <table:table-cell/>
        </table:table-row>
        <table:table-row table:style-name="ro1">
          <table:table-cell office:value-type="float" office:value="-465" calcext:value-type="float">
            <text:p>-465</text:p>
          </table:table-cell>
          <table:table-cell table:formula="of:=IF(AND(MOD([.A477];9)=0;MOD([.A478];9)=0);[.A477]+[.A478];&quot;&quot;)">
            <text:p/>
          </table:table-cell>
          <table:table-cell/>
        </table:table-row>
        <table:table-row table:style-name="ro1">
          <table:table-cell office:value-type="float" office:value="-73" calcext:value-type="float">
            <text:p>-73</text:p>
          </table:table-cell>
          <table:table-cell table:formula="of:=IF(AND(MOD([.A478];9)=0;MOD([.A479];9)=0);[.A478]+[.A479];&quot;&quot;)">
            <text:p/>
          </table:table-cell>
          <table:table-cell/>
        </table:table-row>
        <table:table-row table:style-name="ro1">
          <table:table-cell office:value-type="float" office:value="-873" calcext:value-type="float">
            <text:p>-873</text:p>
          </table:table-cell>
          <table:table-cell table:formula="of:=IF(AND(MOD([.A479];9)=0;MOD([.A480];9)=0);[.A479]+[.A480];&quot;&quot;)">
            <text:p/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IF(AND(MOD([.A480];9)=0;MOD([.A481];9)=0);[.A480]+[.A481];&quot;&quot;)">
            <text:p/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IF(AND(MOD([.A481];9)=0;MOD([.A482];9)=0);[.A481]+[.A482];&quot;&quot;)">
            <text:p/>
          </table:table-cell>
          <table:table-cell/>
        </table:table-row>
        <table:table-row table:style-name="ro1">
          <table:table-cell office:value-type="float" office:value="-454" calcext:value-type="float">
            <text:p>-454</text:p>
          </table:table-cell>
          <table:table-cell table:formula="of:=IF(AND(MOD([.A482];9)=0;MOD([.A483];9)=0);[.A482]+[.A483];&quot;&quot;)">
            <text:p/>
          </table:table-cell>
          <table:table-cell/>
        </table:table-row>
        <table:table-row table:style-name="ro1">
          <table:table-cell office:value-type="float" office:value="-815" calcext:value-type="float">
            <text:p>-815</text:p>
          </table:table-cell>
          <table:table-cell table:formula="of:=IF(AND(MOD([.A483];9)=0;MOD([.A484];9)=0);[.A483]+[.A484];&quot;&quot;)">
            <text:p/>
          </table:table-cell>
          <table:table-cell/>
        </table:table-row>
        <table:table-row table:style-name="ro1">
          <table:table-cell office:value-type="float" office:value="-132" calcext:value-type="float">
            <text:p>-132</text:p>
          </table:table-cell>
          <table:table-cell table:formula="of:=IF(AND(MOD([.A484];9)=0;MOD([.A485];9)=0);[.A484]+[.A485];&quot;&quot;)">
            <text:p/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IF(AND(MOD([.A485];9)=0;MOD([.A486];9)=0);[.A485]+[.A486];&quot;&quot;)">
            <text:p/>
          </table:table-cell>
          <table:table-cell/>
        </table:table-row>
        <table:table-row table:style-name="ro1">
          <table:table-cell office:value-type="float" office:value="-772" calcext:value-type="float">
            <text:p>-772</text:p>
          </table:table-cell>
          <table:table-cell table:formula="of:=IF(AND(MOD([.A486];9)=0;MOD([.A487];9)=0);[.A486]+[.A487];&quot;&quot;)">
            <text:p/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IF(AND(MOD([.A487];9)=0;MOD([.A488];9)=0);[.A487]+[.A488];&quot;&quot;)">
            <text:p/>
          </table:table-cell>
          <table:table-cell/>
        </table:table-row>
        <table:table-row table:style-name="ro1">
          <table:table-cell office:value-type="float" office:value="-535" calcext:value-type="float">
            <text:p>-535</text:p>
          </table:table-cell>
          <table:table-cell table:formula="of:=IF(AND(MOD([.A488];9)=0;MOD([.A489];9)=0);[.A488]+[.A489];&quot;&quot;)">
            <text:p/>
          </table:table-cell>
          <table:table-cell/>
        </table:table-row>
        <table:table-row table:style-name="ro1">
          <table:table-cell office:value-type="float" office:value="-237" calcext:value-type="float">
            <text:p>-237</text:p>
          </table:table-cell>
          <table:table-cell table:formula="of:=IF(AND(MOD([.A489];9)=0;MOD([.A490];9)=0);[.A489]+[.A490];&quot;&quot;)">
            <text:p/>
          </table:table-cell>
          <table:table-cell/>
        </table:table-row>
        <table:table-row table:style-name="ro1">
          <table:table-cell office:value-type="float" office:value="-381" calcext:value-type="float">
            <text:p>-381</text:p>
          </table:table-cell>
          <table:table-cell table:formula="of:=IF(AND(MOD([.A490];9)=0;MOD([.A491];9)=0);[.A490]+[.A491];&quot;&quot;)">
            <text:p/>
          </table:table-cell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IF(AND(MOD([.A491];9)=0;MOD([.A492];9)=0);[.A491]+[.A492];&quot;&quot;)">
            <text:p/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IF(AND(MOD([.A492];9)=0;MOD([.A493];9)=0);[.A492]+[.A493];&quot;&quot;)">
            <text:p/>
          </table:table-cell>
          <table:table-cell/>
        </table:table-row>
        <table:table-row table:style-name="ro1">
          <table:table-cell office:value-type="float" office:value="-364" calcext:value-type="float">
            <text:p>-364</text:p>
          </table:table-cell>
          <table:table-cell table:formula="of:=IF(AND(MOD([.A493];9)=0;MOD([.A494];9)=0);[.A493]+[.A494];&quot;&quot;)">
            <text:p/>
          </table:table-cell>
          <table:table-cell/>
        </table:table-row>
        <table:table-row table:style-name="ro1">
          <table:table-cell office:value-type="float" office:value="-319" calcext:value-type="float">
            <text:p>-319</text:p>
          </table:table-cell>
          <table:table-cell table:formula="of:=IF(AND(MOD([.A494];9)=0;MOD([.A495];9)=0);[.A494]+[.A495];&quot;&quot;)">
            <text:p/>
          </table:table-cell>
          <table:table-cell/>
        </table:table-row>
        <table:table-row table:style-name="ro1">
          <table:table-cell office:value-type="float" office:value="-200" calcext:value-type="float">
            <text:p>-200</text:p>
          </table:table-cell>
          <table:table-cell table:formula="of:=IF(AND(MOD([.A495];9)=0;MOD([.A496];9)=0);[.A495]+[.A496];&quot;&quot;)">
            <text:p/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IF(AND(MOD([.A496];9)=0;MOD([.A497];9)=0);[.A496]+[.A497];&quot;&quot;)">
            <text:p/>
          </table:table-cell>
          <table:table-cell/>
        </table:table-row>
        <table:table-row table:style-name="ro1">
          <table:table-cell office:value-type="float" office:value="-111" calcext:value-type="float">
            <text:p>-111</text:p>
          </table:table-cell>
          <table:table-cell table:formula="of:=IF(AND(MOD([.A497];9)=0;MOD([.A498];9)=0);[.A497]+[.A498];&quot;&quot;)">
            <text:p/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IF(AND(MOD([.A498];9)=0;MOD([.A499];9)=0);[.A498]+[.A499];&quot;&quot;)">
            <text:p/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IF(AND(MOD([.A499];9)=0;MOD([.A500];9)=0);[.A499]+[.A500];&quot;&quot;)">
            <text:p/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IF(AND(MOD([.A500];9)=0;MOD([.A501];9)=0);[.A500]+[.A501];&quot;&quot;)">
            <text:p/>
          </table:table-cell>
          <table:table-cell/>
        </table:table-row>
        <table:table-row table:style-name="ro1">
          <table:table-cell office:value-type="float" office:value="-523" calcext:value-type="float">
            <text:p>-523</text:p>
          </table:table-cell>
          <table:table-cell table:formula="of:=IF(AND(MOD([.A501];9)=0;MOD([.A502];9)=0);[.A501]+[.A502];&quot;&quot;)">
            <text:p/>
          </table:table-cell>
          <table:table-cell/>
        </table:table-row>
        <table:table-row table:style-name="ro1">
          <table:table-cell office:value-type="float" office:value="-923" calcext:value-type="float">
            <text:p>-923</text:p>
          </table:table-cell>
          <table:table-cell table:formula="of:=IF(AND(MOD([.A502];9)=0;MOD([.A503];9)=0);[.A502]+[.A503];&quot;&quot;)">
            <text:p/>
          </table:table-cell>
          <table:table-cell/>
        </table:table-row>
        <table:table-row table:style-name="ro1">
          <table:table-cell office:value-type="float" office:value="-546" calcext:value-type="float">
            <text:p>-546</text:p>
          </table:table-cell>
          <table:table-cell table:formula="of:=IF(AND(MOD([.A503];9)=0;MOD([.A504];9)=0);[.A503]+[.A504];&quot;&quot;)">
            <text:p/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IF(AND(MOD([.A504];9)=0;MOD([.A505];9)=0);[.A504]+[.A505];&quot;&quot;)">
            <text:p/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IF(AND(MOD([.A505];9)=0;MOD([.A506];9)=0);[.A505]+[.A506];&quot;&quot;)">
            <text:p/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IF(AND(MOD([.A506];9)=0;MOD([.A507];9)=0);[.A506]+[.A507];&quot;&quot;)">
            <text:p/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IF(AND(MOD([.A507];9)=0;MOD([.A508];9)=0);[.A507]+[.A508];&quot;&quot;)">
            <text:p/>
          </table:table-cell>
          <table:table-cell/>
        </table:table-row>
        <table:table-row table:style-name="ro1">
          <table:table-cell office:value-type="float" office:value="-205" calcext:value-type="float">
            <text:p>-205</text:p>
          </table:table-cell>
          <table:table-cell table:formula="of:=IF(AND(MOD([.A508];9)=0;MOD([.A509];9)=0);[.A508]+[.A509];&quot;&quot;)">
            <text:p/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IF(AND(MOD([.A509];9)=0;MOD([.A510];9)=0);[.A509]+[.A510];&quot;&quot;)">
            <text:p/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IF(AND(MOD([.A510];9)=0;MOD([.A511];9)=0);[.A510]+[.A511];&quot;&quot;)">
            <text:p/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IF(AND(MOD([.A511];9)=0;MOD([.A512];9)=0);[.A511]+[.A512];&quot;&quot;)">
            <text:p/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IF(AND(MOD([.A512];9)=0;MOD([.A513];9)=0);[.A512]+[.A513];&quot;&quot;)">
            <text:p/>
          </table:table-cell>
          <table:table-cell/>
        </table:table-row>
        <table:table-row table:style-name="ro1">
          <table:table-cell office:value-type="float" office:value="-785" calcext:value-type="float">
            <text:p>-785</text:p>
          </table:table-cell>
          <table:table-cell table:formula="of:=IF(AND(MOD([.A513];9)=0;MOD([.A514];9)=0);[.A513]+[.A514];&quot;&quot;)">
            <text:p/>
          </table:table-cell>
          <table:table-cell/>
        </table:table-row>
        <table:table-row table:style-name="ro1">
          <table:table-cell office:value-type="float" office:value="-464" calcext:value-type="float">
            <text:p>-464</text:p>
          </table:table-cell>
          <table:table-cell table:formula="of:=IF(AND(MOD([.A514];9)=0;MOD([.A515];9)=0);[.A514]+[.A515];&quot;&quot;)">
            <text:p/>
          </table:table-cell>
          <table:table-cell/>
        </table:table-row>
        <table:table-row table:style-name="ro1">
          <table:table-cell office:value-type="float" office:value="-729" calcext:value-type="float">
            <text:p>-729</text:p>
          </table:table-cell>
          <table:table-cell table:formula="of:=IF(AND(MOD([.A515];9)=0;MOD([.A516];9)=0);[.A515]+[.A516];&quot;&quot;)">
            <text:p/>
          </table:table-cell>
          <table:table-cell/>
        </table:table-row>
        <table:table-row table:style-name="ro1">
          <table:table-cell office:value-type="float" office:value="-492" calcext:value-type="float">
            <text:p>-492</text:p>
          </table:table-cell>
          <table:table-cell table:formula="of:=IF(AND(MOD([.A516];9)=0;MOD([.A517];9)=0);[.A516]+[.A517];&quot;&quot;)">
            <text:p/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IF(AND(MOD([.A517];9)=0;MOD([.A518];9)=0);[.A517]+[.A518];&quot;&quot;)">
            <text:p/>
          </table:table-cell>
          <table:table-cell/>
        </table:table-row>
        <table:table-row table:style-name="ro1">
          <table:table-cell office:value-type="float" office:value="-951" calcext:value-type="float">
            <text:p>-951</text:p>
          </table:table-cell>
          <table:table-cell table:formula="of:=IF(AND(MOD([.A518];9)=0;MOD([.A519];9)=0);[.A518]+[.A519];&quot;&quot;)">
            <text:p/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IF(AND(MOD([.A519];9)=0;MOD([.A520];9)=0);[.A519]+[.A520];&quot;&quot;)">
            <text:p/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IF(AND(MOD([.A520];9)=0;MOD([.A521];9)=0);[.A520]+[.A521];&quot;&quot;)">
            <text:p/>
          </table:table-cell>
          <table:table-cell/>
        </table:table-row>
        <table:table-row table:style-name="ro1">
          <table:table-cell office:value-type="float" office:value="-476" calcext:value-type="float">
            <text:p>-476</text:p>
          </table:table-cell>
          <table:table-cell table:formula="of:=IF(AND(MOD([.A521];9)=0;MOD([.A522];9)=0);[.A521]+[.A522];&quot;&quot;)">
            <text:p/>
          </table:table-cell>
          <table:table-cell/>
        </table:table-row>
        <table:table-row table:style-name="ro1">
          <table:table-cell office:value-type="float" office:value="-524" calcext:value-type="float">
            <text:p>-524</text:p>
          </table:table-cell>
          <table:table-cell table:formula="of:=IF(AND(MOD([.A522];9)=0;MOD([.A523];9)=0);[.A522]+[.A523];&quot;&quot;)">
            <text:p/>
          </table:table-cell>
          <table:table-cell/>
        </table:table-row>
        <table:table-row table:style-name="ro1">
          <table:table-cell office:value-type="float" office:value="-672" calcext:value-type="float">
            <text:p>-672</text:p>
          </table:table-cell>
          <table:table-cell table:formula="of:=IF(AND(MOD([.A523];9)=0;MOD([.A524];9)=0);[.A523]+[.A524];&quot;&quot;)">
            <text:p/>
          </table:table-cell>
          <table:table-cell/>
        </table:table-row>
        <table:table-row table:style-name="ro1">
          <table:table-cell office:value-type="float" office:value="-699" calcext:value-type="float">
            <text:p>-699</text:p>
          </table:table-cell>
          <table:table-cell table:formula="of:=IF(AND(MOD([.A524];9)=0;MOD([.A525];9)=0);[.A524]+[.A525];&quot;&quot;)">
            <text:p/>
          </table:table-cell>
          <table:table-cell/>
        </table:table-row>
        <table:table-row table:style-name="ro1">
          <table:table-cell office:value-type="float" office:value="-529" calcext:value-type="float">
            <text:p>-529</text:p>
          </table:table-cell>
          <table:table-cell table:formula="of:=IF(AND(MOD([.A525];9)=0;MOD([.A526];9)=0);[.A525]+[.A526];&quot;&quot;)">
            <text:p/>
          </table:table-cell>
          <table:table-cell/>
        </table:table-row>
        <table:table-row table:style-name="ro1">
          <table:table-cell office:value-type="float" office:value="-597" calcext:value-type="float">
            <text:p>-597</text:p>
          </table:table-cell>
          <table:table-cell table:formula="of:=IF(AND(MOD([.A526];9)=0;MOD([.A527];9)=0);[.A526]+[.A527];&quot;&quot;)">
            <text:p/>
          </table:table-cell>
          <table:table-cell/>
        </table:table-row>
        <table:table-row table:style-name="ro1">
          <table:table-cell office:value-type="float" office:value="-792" calcext:value-type="float">
            <text:p>-792</text:p>
          </table:table-cell>
          <table:table-cell table:formula="of:=IF(AND(MOD([.A527];9)=0;MOD([.A528];9)=0);[.A527]+[.A528];&quot;&quot;)">
            <text:p/>
          </table:table-cell>
          <table:table-cell/>
        </table:table-row>
        <table:table-row table:style-name="ro1">
          <table:table-cell office:value-type="float" office:value="-326" calcext:value-type="float">
            <text:p>-326</text:p>
          </table:table-cell>
          <table:table-cell table:formula="of:=IF(AND(MOD([.A528];9)=0;MOD([.A529];9)=0);[.A528]+[.A529];&quot;&quot;)">
            <text:p/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IF(AND(MOD([.A529];9)=0;MOD([.A530];9)=0);[.A529]+[.A530];&quot;&quot;)">
            <text:p/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IF(AND(MOD([.A530];9)=0;MOD([.A531];9)=0);[.A530]+[.A531];&quot;&quot;)">
            <text:p/>
          </table:table-cell>
          <table:table-cell/>
        </table:table-row>
        <table:table-row table:style-name="ro1">
          <table:table-cell office:value-type="float" office:value="-409" calcext:value-type="float">
            <text:p>-409</text:p>
          </table:table-cell>
          <table:table-cell table:formula="of:=IF(AND(MOD([.A531];9)=0;MOD([.A532];9)=0);[.A531]+[.A532];&quot;&quot;)">
            <text:p/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IF(AND(MOD([.A532];9)=0;MOD([.A533];9)=0);[.A532]+[.A533];&quot;&quot;)">
            <text:p/>
          </table:table-cell>
          <table:table-cell/>
        </table:table-row>
        <table:table-row table:style-name="ro1">
          <table:table-cell office:value-type="float" office:value="-425" calcext:value-type="float">
            <text:p>-425</text:p>
          </table:table-cell>
          <table:table-cell table:formula="of:=IF(AND(MOD([.A533];9)=0;MOD([.A534];9)=0);[.A533]+[.A534];&quot;&quot;)">
            <text:p/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IF(AND(MOD([.A534];9)=0;MOD([.A535];9)=0);[.A534]+[.A535];&quot;&quot;)">
            <text:p/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AND(MOD([.A535];9)=0;MOD([.A536];9)=0);[.A535]+[.A536];&quot;&quot;)">
            <text:p/>
          </table:table-cell>
          <table:table-cell/>
        </table:table-row>
        <table:table-row table:style-name="ro1">
          <table:table-cell office:value-type="float" office:value="-183" calcext:value-type="float">
            <text:p>-183</text:p>
          </table:table-cell>
          <table:table-cell table:formula="of:=IF(AND(MOD([.A536];9)=0;MOD([.A537];9)=0);[.A536]+[.A537];&quot;&quot;)">
            <text:p/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IF(AND(MOD([.A537];9)=0;MOD([.A538];9)=0);[.A537]+[.A538];&quot;&quot;)">
            <text:p/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IF(AND(MOD([.A538];9)=0;MOD([.A539];9)=0);[.A538]+[.A539];&quot;&quot;)">
            <text:p/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IF(AND(MOD([.A539];9)=0;MOD([.A540];9)=0);[.A539]+[.A540];&quot;&quot;)">
            <text:p/>
          </table:table-cell>
          <table:table-cell/>
        </table:table-row>
        <table:table-row table:style-name="ro1">
          <table:table-cell office:value-type="float" office:value="-974" calcext:value-type="float">
            <text:p>-974</text:p>
          </table:table-cell>
          <table:table-cell table:formula="of:=IF(AND(MOD([.A540];9)=0;MOD([.A541];9)=0);[.A540]+[.A541];&quot;&quot;)">
            <text:p/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IF(AND(MOD([.A541];9)=0;MOD([.A542];9)=0);[.A541]+[.A542];&quot;&quot;)">
            <text:p/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IF(AND(MOD([.A542];9)=0;MOD([.A543];9)=0);[.A542]+[.A543];&quot;&quot;)">
            <text:p/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IF(AND(MOD([.A543];9)=0;MOD([.A544];9)=0);[.A543]+[.A544];&quot;&quot;)">
            <text:p/>
          </table:table-cell>
          <table:table-cell/>
        </table:table-row>
        <table:table-row table:style-name="ro1">
          <table:table-cell office:value-type="float" office:value="-355" calcext:value-type="float">
            <text:p>-355</text:p>
          </table:table-cell>
          <table:table-cell table:formula="of:=IF(AND(MOD([.A544];9)=0;MOD([.A545];9)=0);[.A544]+[.A545];&quot;&quot;)">
            <text:p/>
          </table:table-cell>
          <table:table-cell/>
        </table:table-row>
        <table:table-row table:style-name="ro1">
          <table:table-cell office:value-type="float" office:value="-289" calcext:value-type="float">
            <text:p>-289</text:p>
          </table:table-cell>
          <table:table-cell table:formula="of:=IF(AND(MOD([.A545];9)=0;MOD([.A546];9)=0);[.A545]+[.A546];&quot;&quot;)">
            <text:p/>
          </table:table-cell>
          <table:table-cell/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IF(AND(MOD([.A546];9)=0;MOD([.A547];9)=0);[.A546]+[.A547];&quot;&quot;)">
            <text:p/>
          </table:table-cell>
          <table:table-cell/>
        </table:table-row>
        <table:table-row table:style-name="ro1">
          <table:table-cell office:value-type="float" office:value="-850" calcext:value-type="float">
            <text:p>-850</text:p>
          </table:table-cell>
          <table:table-cell table:formula="of:=IF(AND(MOD([.A547];9)=0;MOD([.A548];9)=0);[.A547]+[.A548];&quot;&quot;)">
            <text:p/>
          </table:table-cell>
          <table:table-cell/>
        </table:table-row>
        <table:table-row table:style-name="ro1">
          <table:table-cell office:value-type="float" office:value="-478" calcext:value-type="float">
            <text:p>-478</text:p>
          </table:table-cell>
          <table:table-cell table:formula="of:=IF(AND(MOD([.A548];9)=0;MOD([.A549];9)=0);[.A548]+[.A549];&quot;&quot;)">
            <text:p/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IF(AND(MOD([.A549];9)=0;MOD([.A550];9)=0);[.A549]+[.A550];&quot;&quot;)">
            <text:p/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IF(AND(MOD([.A550];9)=0;MOD([.A551];9)=0);[.A550]+[.A551];&quot;&quot;)">
            <text:p/>
          </table:table-cell>
          <table:table-cell/>
        </table:table-row>
        <table:table-row table:style-name="ro1">
          <table:table-cell office:value-type="float" office:value="-917" calcext:value-type="float">
            <text:p>-917</text:p>
          </table:table-cell>
          <table:table-cell table:formula="of:=IF(AND(MOD([.A551];9)=0;MOD([.A552];9)=0);[.A551]+[.A552];&quot;&quot;)">
            <text:p/>
          </table:table-cell>
          <table:table-cell/>
        </table:table-row>
        <table:table-row table:style-name="ro1">
          <table:table-cell office:value-type="float" office:value="-761" calcext:value-type="float">
            <text:p>-761</text:p>
          </table:table-cell>
          <table:table-cell table:formula="of:=IF(AND(MOD([.A552];9)=0;MOD([.A553];9)=0);[.A552]+[.A553];&quot;&quot;)">
            <text:p/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IF(AND(MOD([.A553];9)=0;MOD([.A554];9)=0);[.A553]+[.A554];&quot;&quot;)">
            <text:p/>
          </table:table-cell>
          <table:table-cell/>
        </table:table-row>
        <table:table-row table:style-name="ro1">
          <table:table-cell office:value-type="float" office:value="-228" calcext:value-type="float">
            <text:p>-228</text:p>
          </table:table-cell>
          <table:table-cell table:formula="of:=IF(AND(MOD([.A554];9)=0;MOD([.A555];9)=0);[.A554]+[.A555];&quot;&quot;)">
            <text:p/>
          </table:table-cell>
          <table:table-cell/>
        </table:table-row>
        <table:table-row table:style-name="ro1">
          <table:table-cell office:value-type="float" office:value="-751" calcext:value-type="float">
            <text:p>-751</text:p>
          </table:table-cell>
          <table:table-cell table:formula="of:=IF(AND(MOD([.A555];9)=0;MOD([.A556];9)=0);[.A555]+[.A556];&quot;&quot;)">
            <text:p/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IF(AND(MOD([.A556];9)=0;MOD([.A557];9)=0);[.A556]+[.A557];&quot;&quot;)">
            <text:p/>
          </table:table-cell>
          <table:table-cell/>
        </table:table-row>
        <table:table-row table:style-name="ro1">
          <table:table-cell office:value-type="float" office:value="-322" calcext:value-type="float">
            <text:p>-322</text:p>
          </table:table-cell>
          <table:table-cell table:formula="of:=IF(AND(MOD([.A557];9)=0;MOD([.A558];9)=0);[.A557]+[.A558];&quot;&quot;)">
            <text:p/>
          </table:table-cell>
          <table:table-cell/>
        </table:table-row>
        <table:table-row table:style-name="ro1">
          <table:table-cell office:value-type="float" office:value="-676" calcext:value-type="float">
            <text:p>-676</text:p>
          </table:table-cell>
          <table:table-cell table:formula="of:=IF(AND(MOD([.A558];9)=0;MOD([.A559];9)=0);[.A558]+[.A559];&quot;&quot;)">
            <text:p/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IF(AND(MOD([.A559];9)=0;MOD([.A560];9)=0);[.A559]+[.A560];&quot;&quot;)">
            <text:p/>
          </table:table-cell>
          <table:table-cell/>
        </table:table-row>
        <table:table-row table:style-name="ro1">
          <table:table-cell office:value-type="float" office:value="-188" calcext:value-type="float">
            <text:p>-188</text:p>
          </table:table-cell>
          <table:table-cell table:formula="of:=IF(AND(MOD([.A560];9)=0;MOD([.A561];9)=0);[.A560]+[.A561];&quot;&quot;)">
            <text:p/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IF(AND(MOD([.A561];9)=0;MOD([.A562];9)=0);[.A561]+[.A562];&quot;&quot;)">
            <text:p/>
          </table:table-cell>
          <table:table-cell/>
        </table:table-row>
        <table:table-row table:style-name="ro1">
          <table:table-cell office:value-type="float" office:value="-183" calcext:value-type="float">
            <text:p>-183</text:p>
          </table:table-cell>
          <table:table-cell table:formula="of:=IF(AND(MOD([.A562];9)=0;MOD([.A563];9)=0);[.A562]+[.A563];&quot;&quot;)">
            <text:p/>
          </table:table-cell>
          <table:table-cell/>
        </table:table-row>
        <table:table-row table:style-name="ro1">
          <table:table-cell office:value-type="float" office:value="-308" calcext:value-type="float">
            <text:p>-308</text:p>
          </table:table-cell>
          <table:table-cell table:formula="of:=IF(AND(MOD([.A563];9)=0;MOD([.A564];9)=0);[.A563]+[.A564];&quot;&quot;)">
            <text:p/>
          </table:table-cell>
          <table:table-cell/>
        </table:table-row>
        <table:table-row table:style-name="ro1">
          <table:table-cell office:value-type="float" office:value="-772" calcext:value-type="float">
            <text:p>-772</text:p>
          </table:table-cell>
          <table:table-cell table:formula="of:=IF(AND(MOD([.A564];9)=0;MOD([.A565];9)=0);[.A564]+[.A565];&quot;&quot;)">
            <text:p/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AND(MOD([.A565];9)=0;MOD([.A566];9)=0);[.A565]+[.A566];&quot;&quot;)">
            <text:p/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IF(AND(MOD([.A566];9)=0;MOD([.A567];9)=0);[.A566]+[.A567];&quot;&quot;)">
            <text:p/>
          </table:table-cell>
          <table:table-cell/>
        </table:table-row>
        <table:table-row table:style-name="ro1">
          <table:table-cell office:value-type="float" office:value="-279" calcext:value-type="float">
            <text:p>-279</text:p>
          </table:table-cell>
          <table:table-cell table:formula="of:=IF(AND(MOD([.A567];9)=0;MOD([.A568];9)=0);[.A567]+[.A568];&quot;&quot;)">
            <text:p/>
          </table:table-cell>
          <table:table-cell/>
        </table:table-row>
        <table:table-row table:style-name="ro1">
          <table:table-cell office:value-type="float" office:value="-154" calcext:value-type="float">
            <text:p>-154</text:p>
          </table:table-cell>
          <table:table-cell table:formula="of:=IF(AND(MOD([.A568];9)=0;MOD([.A569];9)=0);[.A568]+[.A569];&quot;&quot;)">
            <text:p/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AND(MOD([.A569];9)=0;MOD([.A570];9)=0);[.A569]+[.A570];&quot;&quot;)">
            <text:p/>
          </table:table-cell>
          <table:table-cell/>
        </table:table-row>
        <table:table-row table:style-name="ro1">
          <table:table-cell office:value-type="float" office:value="-654" calcext:value-type="float">
            <text:p>-654</text:p>
          </table:table-cell>
          <table:table-cell table:formula="of:=IF(AND(MOD([.A570];9)=0;MOD([.A571];9)=0);[.A570]+[.A571];&quot;&quot;)">
            <text:p/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IF(AND(MOD([.A571];9)=0;MOD([.A572];9)=0);[.A571]+[.A572];&quot;&quot;)">
            <text:p/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IF(AND(MOD([.A572];9)=0;MOD([.A573];9)=0);[.A572]+[.A573];&quot;&quot;)">
            <text:p/>
          </table:table-cell>
          <table:table-cell/>
        </table:table-row>
        <table:table-row table:style-name="ro1">
          <table:table-cell office:value-type="float" office:value="-641" calcext:value-type="float">
            <text:p>-641</text:p>
          </table:table-cell>
          <table:table-cell table:formula="of:=IF(AND(MOD([.A573];9)=0;MOD([.A574];9)=0);[.A573]+[.A574];&quot;&quot;)">
            <text:p/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IF(AND(MOD([.A574];9)=0;MOD([.A575];9)=0);[.A574]+[.A575];&quot;&quot;)">
            <text:p/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IF(AND(MOD([.A575];9)=0;MOD([.A576];9)=0);[.A575]+[.A576];&quot;&quot;)">
            <text:p/>
          </table:table-cell>
          <table:table-cell/>
        </table:table-row>
        <table:table-row table:style-name="ro1">
          <table:table-cell office:value-type="float" office:value="-912" calcext:value-type="float">
            <text:p>-912</text:p>
          </table:table-cell>
          <table:table-cell table:formula="of:=IF(AND(MOD([.A576];9)=0;MOD([.A577];9)=0);[.A576]+[.A577];&quot;&quot;)">
            <text:p/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IF(AND(MOD([.A577];9)=0;MOD([.A578];9)=0);[.A577]+[.A578];&quot;&quot;)">
            <text:p/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IF(AND(MOD([.A578];9)=0;MOD([.A579];9)=0);[.A578]+[.A579];&quot;&quot;)">
            <text:p/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IF(AND(MOD([.A579];9)=0;MOD([.A580];9)=0);[.A579]+[.A580];&quot;&quot;)">
            <text:p/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IF(AND(MOD([.A580];9)=0;MOD([.A581];9)=0);[.A580]+[.A581];&quot;&quot;)">
            <text:p/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IF(AND(MOD([.A581];9)=0;MOD([.A582];9)=0);[.A581]+[.A582];&quot;&quot;)">
            <text:p/>
          </table:table-cell>
          <table:table-cell/>
        </table:table-row>
        <table:table-row table:style-name="ro1">
          <table:table-cell office:value-type="float" office:value="-27" calcext:value-type="float">
            <text:p>-27</text:p>
          </table:table-cell>
          <table:table-cell table:formula="of:=IF(AND(MOD([.A582];9)=0;MOD([.A583];9)=0);[.A582]+[.A583];&quot;&quot;)">
            <text:p/>
          </table:table-cell>
          <table:table-cell/>
        </table:table-row>
        <table:table-row table:style-name="ro1">
          <table:table-cell office:value-type="float" office:value="-310" calcext:value-type="float">
            <text:p>-310</text:p>
          </table:table-cell>
          <table:table-cell table:formula="of:=IF(AND(MOD([.A583];9)=0;MOD([.A584];9)=0);[.A583]+[.A584];&quot;&quot;)">
            <text:p/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IF(AND(MOD([.A584];9)=0;MOD([.A585];9)=0);[.A584]+[.A585];&quot;&quot;)">
            <text:p/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IF(AND(MOD([.A585];9)=0;MOD([.A586];9)=0);[.A585]+[.A586];&quot;&quot;)">
            <text:p/>
          </table:table-cell>
          <table:table-cell/>
        </table:table-row>
        <table:table-row table:style-name="ro1">
          <table:table-cell office:value-type="float" office:value="-47" calcext:value-type="float">
            <text:p>-47</text:p>
          </table:table-cell>
          <table:table-cell table:formula="of:=IF(AND(MOD([.A586];9)=0;MOD([.A587];9)=0);[.A586]+[.A587];&quot;&quot;)">
            <text:p/>
          </table:table-cell>
          <table:table-cell/>
        </table:table-row>
        <table:table-row table:style-name="ro1">
          <table:table-cell office:value-type="float" office:value="-845" calcext:value-type="float">
            <text:p>-845</text:p>
          </table:table-cell>
          <table:table-cell table:formula="of:=IF(AND(MOD([.A587];9)=0;MOD([.A588];9)=0);[.A587]+[.A588];&quot;&quot;)">
            <text:p/>
          </table:table-cell>
          <table:table-cell/>
        </table:table-row>
        <table:table-row table:style-name="ro1">
          <table:table-cell office:value-type="float" office:value="-825" calcext:value-type="float">
            <text:p>-825</text:p>
          </table:table-cell>
          <table:table-cell table:formula="of:=IF(AND(MOD([.A588];9)=0;MOD([.A589];9)=0);[.A588]+[.A589];&quot;&quot;)">
            <text:p/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IF(AND(MOD([.A589];9)=0;MOD([.A590];9)=0);[.A589]+[.A590];&quot;&quot;)">
            <text:p/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IF(AND(MOD([.A590];9)=0;MOD([.A591];9)=0);[.A590]+[.A591];&quot;&quot;)">
            <text:p/>
          </table:table-cell>
          <table:table-cell/>
        </table:table-row>
        <table:table-row table:style-name="ro1">
          <table:table-cell office:value-type="float" office:value="-705" calcext:value-type="float">
            <text:p>-705</text:p>
          </table:table-cell>
          <table:table-cell table:formula="of:=IF(AND(MOD([.A591];9)=0;MOD([.A592];9)=0);[.A591]+[.A592];&quot;&quot;)">
            <text:p/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IF(AND(MOD([.A592];9)=0;MOD([.A593];9)=0);[.A592]+[.A593];&quot;&quot;)">
            <text:p/>
          </table:table-cell>
          <table:table-cell/>
        </table:table-row>
        <table:table-row table:style-name="ro1">
          <table:table-cell office:value-type="float" office:value="-883" calcext:value-type="float">
            <text:p>-883</text:p>
          </table:table-cell>
          <table:table-cell table:formula="of:=IF(AND(MOD([.A593];9)=0;MOD([.A594];9)=0);[.A593]+[.A594];&quot;&quot;)">
            <text:p/>
          </table:table-cell>
          <table:table-cell/>
        </table:table-row>
        <table:table-row table:style-name="ro1">
          <table:table-cell office:value-type="float" office:value="-965" calcext:value-type="float">
            <text:p>-965</text:p>
          </table:table-cell>
          <table:table-cell table:formula="of:=IF(AND(MOD([.A594];9)=0;MOD([.A595];9)=0);[.A594]+[.A595];&quot;&quot;)">
            <text:p/>
          </table:table-cell>
          <table:table-cell/>
        </table:table-row>
        <table:table-row table:style-name="ro1">
          <table:table-cell office:value-type="float" office:value="-317" calcext:value-type="float">
            <text:p>-317</text:p>
          </table:table-cell>
          <table:table-cell table:formula="of:=IF(AND(MOD([.A595];9)=0;MOD([.A596];9)=0);[.A595]+[.A596];&quot;&quot;)">
            <text:p/>
          </table:table-cell>
          <table:table-cell/>
        </table:table-row>
        <table:table-row table:style-name="ro1">
          <table:table-cell office:value-type="float" office:value="-893" calcext:value-type="float">
            <text:p>-893</text:p>
          </table:table-cell>
          <table:table-cell table:formula="of:=IF(AND(MOD([.A596];9)=0;MOD([.A597];9)=0);[.A596]+[.A597];&quot;&quot;)">
            <text:p/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IF(AND(MOD([.A597];9)=0;MOD([.A598];9)=0);[.A597]+[.A598];&quot;&quot;)">
            <text:p/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IF(AND(MOD([.A598];9)=0;MOD([.A599];9)=0);[.A598]+[.A599];&quot;&quot;)">
            <text:p/>
          </table:table-cell>
          <table:table-cell/>
        </table:table-row>
        <table:table-row table:style-name="ro1">
          <table:table-cell office:value-type="float" office:value="-746" calcext:value-type="float">
            <text:p>-746</text:p>
          </table:table-cell>
          <table:table-cell table:formula="of:=IF(AND(MOD([.A599];9)=0;MOD([.A600];9)=0);[.A599]+[.A600];&quot;&quot;)">
            <text:p/>
          </table:table-cell>
          <table:table-cell/>
        </table:table-row>
        <table:table-row table:style-name="ro1">
          <table:table-cell office:value-type="float" office:value="-411" calcext:value-type="float">
            <text:p>-411</text:p>
          </table:table-cell>
          <table:table-cell table:formula="of:=IF(AND(MOD([.A600];9)=0;MOD([.A601];9)=0);[.A600]+[.A601];&quot;&quot;)">
            <text:p/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IF(AND(MOD([.A601];9)=0;MOD([.A602];9)=0);[.A601]+[.A602];&quot;&quot;)">
            <text:p/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IF(AND(MOD([.A602];9)=0;MOD([.A603];9)=0);[.A602]+[.A603];&quot;&quot;)">
            <text:p/>
          </table:table-cell>
          <table:table-cell/>
        </table:table-row>
        <table:table-row table:style-name="ro1">
          <table:table-cell office:value-type="float" office:value="-656" calcext:value-type="float">
            <text:p>-656</text:p>
          </table:table-cell>
          <table:table-cell table:formula="of:=IF(AND(MOD([.A603];9)=0;MOD([.A604];9)=0);[.A603]+[.A604];&quot;&quot;)">
            <text:p/>
          </table:table-cell>
          <table:table-cell/>
        </table:table-row>
        <table:table-row table:style-name="ro1">
          <table:table-cell office:value-type="float" office:value="-353" calcext:value-type="float">
            <text:p>-353</text:p>
          </table:table-cell>
          <table:table-cell table:formula="of:=IF(AND(MOD([.A604];9)=0;MOD([.A605];9)=0);[.A604]+[.A605];&quot;&quot;)">
            <text:p/>
          </table:table-cell>
          <table:table-cell/>
        </table:table-row>
        <table:table-row table:style-name="ro1">
          <table:table-cell office:value-type="float" office:value="-737" calcext:value-type="float">
            <text:p>-737</text:p>
          </table:table-cell>
          <table:table-cell table:formula="of:=IF(AND(MOD([.A605];9)=0;MOD([.A606];9)=0);[.A605]+[.A606];&quot;&quot;)">
            <text:p/>
          </table:table-cell>
          <table:table-cell/>
        </table:table-row>
        <table:table-row table:style-name="ro1">
          <table:table-cell office:value-type="float" office:value="-722" calcext:value-type="float">
            <text:p>-722</text:p>
          </table:table-cell>
          <table:table-cell table:formula="of:=IF(AND(MOD([.A606];9)=0;MOD([.A607];9)=0);[.A606]+[.A607];&quot;&quot;)">
            <text:p/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IF(AND(MOD([.A607];9)=0;MOD([.A608];9)=0);[.A607]+[.A608];&quot;&quot;)">
            <text:p/>
          </table:table-cell>
          <table:table-cell/>
        </table:table-row>
        <table:table-row table:style-name="ro1">
          <table:table-cell office:value-type="float" office:value="-601" calcext:value-type="float">
            <text:p>-601</text:p>
          </table:table-cell>
          <table:table-cell table:formula="of:=IF(AND(MOD([.A608];9)=0;MOD([.A609];9)=0);[.A608]+[.A609];&quot;&quot;)">
            <text:p/>
          </table:table-cell>
          <table:table-cell/>
        </table:table-row>
        <table:table-row table:style-name="ro1">
          <table:table-cell office:value-type="float" office:value="-930" calcext:value-type="float">
            <text:p>-930</text:p>
          </table:table-cell>
          <table:table-cell table:formula="of:=IF(AND(MOD([.A609];9)=0;MOD([.A610];9)=0);[.A609]+[.A610];&quot;&quot;)">
            <text:p/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IF(AND(MOD([.A610];9)=0;MOD([.A611];9)=0);[.A610]+[.A611];&quot;&quot;)">
            <text:p/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IF(AND(MOD([.A611];9)=0;MOD([.A612];9)=0);[.A611]+[.A612];&quot;&quot;)">
            <text:p/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IF(AND(MOD([.A612];9)=0;MOD([.A613];9)=0);[.A612]+[.A613];&quot;&quot;)">
            <text:p/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IF(AND(MOD([.A613];9)=0;MOD([.A614];9)=0);[.A613]+[.A614];&quot;&quot;)">
            <text:p/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IF(AND(MOD([.A614];9)=0;MOD([.A615];9)=0);[.A614]+[.A615];&quot;&quot;)">
            <text:p/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AND(MOD([.A615];9)=0;MOD([.A616];9)=0);[.A615]+[.A616];&quot;&quot;)">
            <text:p/>
          </table:table-cell>
          <table:table-cell/>
        </table:table-row>
        <table:table-row table:style-name="ro1">
          <table:table-cell office:value-type="float" office:value="-342" calcext:value-type="float">
            <text:p>-342</text:p>
          </table:table-cell>
          <table:table-cell table:formula="of:=IF(AND(MOD([.A616];9)=0;MOD([.A617];9)=0);[.A616]+[.A617];&quot;&quot;)">
            <text:p/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IF(AND(MOD([.A617];9)=0;MOD([.A618];9)=0);[.A617]+[.A618];&quot;&quot;)"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-25" calcext:value-type="float">
            <text:p>-25</text:p>
          </table:table-cell>
          <table:table-cell table:formula="of:=IF(AND(MOD([.A618];9)=0;MOD([.A619];9)=0);[.A618]+[.A619];&quot;&quot;)">
            <text:p/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IF(AND(MOD([.A619];9)=0;MOD([.A620];9)=0);[.A619]+[.A620];&quot;&quot;)">
            <text:p/>
          </table:table-cell>
          <table:table-cell/>
        </table:table-row>
        <table:table-row table:style-name="ro1">
          <table:table-cell office:value-type="float" office:value="-766" calcext:value-type="float">
            <text:p>-766</text:p>
          </table:table-cell>
          <table:table-cell table:formula="of:=IF(AND(MOD([.A620];9)=0;MOD([.A621];9)=0);[.A620]+[.A621];&quot;&quot;)">
            <text:p/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IF(AND(MOD([.A621];9)=0;MOD([.A622];9)=0);[.A621]+[.A622];&quot;&quot;)">
            <text:p/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IF(AND(MOD([.A622];9)=0;MOD([.A623];9)=0);[.A622]+[.A623];&quot;&quot;)">
            <text:p/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IF(AND(MOD([.A623];9)=0;MOD([.A624];9)=0);[.A623]+[.A624];&quot;&quot;)">
            <text:p/>
          </table:table-cell>
          <table:table-cell/>
        </table:table-row>
        <table:table-row table:style-name="ro1">
          <table:table-cell office:value-type="float" office:value="-999" calcext:value-type="float">
            <text:p>-999</text:p>
          </table:table-cell>
          <table:table-cell table:formula="of:=IF(AND(MOD([.A624];9)=0;MOD([.A625];9)=0);[.A624]+[.A625];&quot;&quot;)">
            <text:p/>
          </table:table-cell>
          <table:table-cell/>
        </table:table-row>
        <table:table-row table:style-name="ro1">
          <table:table-cell office:value-type="float" office:value="-465" calcext:value-type="float">
            <text:p>-465</text:p>
          </table:table-cell>
          <table:table-cell table:formula="of:=IF(AND(MOD([.A625];9)=0;MOD([.A626];9)=0);[.A625]+[.A626];&quot;&quot;)">
            <text:p/>
          </table:table-cell>
          <table:table-cell/>
        </table:table-row>
        <table:table-row table:style-name="ro1">
          <table:table-cell office:value-type="float" office:value="-594" calcext:value-type="float">
            <text:p>-594</text:p>
          </table:table-cell>
          <table:table-cell table:formula="of:=IF(AND(MOD([.A626];9)=0;MOD([.A627];9)=0);[.A626]+[.A627];&quot;&quot;)">
            <text:p/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IF(AND(MOD([.A627];9)=0;MOD([.A628];9)=0);[.A627]+[.A628];&quot;&quot;)">
            <text:p/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IF(AND(MOD([.A628];9)=0;MOD([.A629];9)=0);[.A628]+[.A629];&quot;&quot;)">
            <text:p/>
          </table:table-cell>
          <table:table-cell/>
        </table:table-row>
        <table:table-row table:style-name="ro1">
          <table:table-cell office:value-type="float" office:value="-779" calcext:value-type="float">
            <text:p>-779</text:p>
          </table:table-cell>
          <table:table-cell table:formula="of:=IF(AND(MOD([.A629];9)=0;MOD([.A630];9)=0);[.A629]+[.A630];&quot;&quot;)">
            <text:p/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IF(AND(MOD([.A630];9)=0;MOD([.A631];9)=0);[.A630]+[.A631];&quot;&quot;)">
            <text:p/>
          </table:table-cell>
          <table:table-cell/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IF(AND(MOD([.A631];9)=0;MOD([.A632];9)=0);[.A631]+[.A632];&quot;&quot;)">
            <text:p/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IF(AND(MOD([.A632];9)=0;MOD([.A633];9)=0);[.A632]+[.A633];&quot;&quot;)">
            <text:p/>
          </table:table-cell>
          <table:table-cell/>
        </table:table-row>
        <table:table-row table:style-name="ro1">
          <table:table-cell office:value-type="float" office:value="-498" calcext:value-type="float">
            <text:p>-498</text:p>
          </table:table-cell>
          <table:table-cell table:formula="of:=IF(AND(MOD([.A633];9)=0;MOD([.A634];9)=0);[.A633]+[.A634];&quot;&quot;)">
            <text:p/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IF(AND(MOD([.A634];9)=0;MOD([.A635];9)=0);[.A634]+[.A635];&quot;&quot;)">
            <text:p/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IF(AND(MOD([.A635];9)=0;MOD([.A636];9)=0);[.A635]+[.A636];&quot;&quot;)">
            <text:p/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IF(AND(MOD([.A636];9)=0;MOD([.A637];9)=0);[.A636]+[.A637];&quot;&quot;)">
            <text:p/>
          </table:table-cell>
          <table:table-cell/>
        </table:table-row>
        <table:table-row table:style-name="ro1">
          <table:table-cell office:value-type="float" office:value="-546" calcext:value-type="float">
            <text:p>-546</text:p>
          </table:table-cell>
          <table:table-cell table:formula="of:=IF(AND(MOD([.A637];9)=0;MOD([.A638];9)=0);[.A637]+[.A638];&quot;&quot;)">
            <text:p/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IF(AND(MOD([.A638];9)=0;MOD([.A639];9)=0);[.A638]+[.A639];&quot;&quot;)">
            <text:p/>
          </table:table-cell>
          <table:table-cell/>
        </table:table-row>
        <table:table-row table:style-name="ro1">
          <table:table-cell office:value-type="float" office:value="-337" calcext:value-type="float">
            <text:p>-337</text:p>
          </table:table-cell>
          <table:table-cell table:formula="of:=IF(AND(MOD([.A639];9)=0;MOD([.A640];9)=0);[.A639]+[.A640];&quot;&quot;)">
            <text:p/>
          </table:table-cell>
          <table:table-cell/>
        </table:table-row>
        <table:table-row table:style-name="ro1">
          <table:table-cell office:value-type="float" office:value="-484" calcext:value-type="float">
            <text:p>-484</text:p>
          </table:table-cell>
          <table:table-cell table:formula="of:=IF(AND(MOD([.A640];9)=0;MOD([.A641];9)=0);[.A640]+[.A641];&quot;&quot;)">
            <text:p/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IF(AND(MOD([.A641];9)=0;MOD([.A642];9)=0);[.A641]+[.A642];&quot;&quot;)">
            <text:p/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IF(AND(MOD([.A642];9)=0;MOD([.A643];9)=0);[.A642]+[.A643];&quot;&quot;)">
            <text:p/>
          </table:table-cell>
          <table:table-cell/>
        </table:table-row>
        <table:table-row table:style-name="ro1">
          <table:table-cell office:value-type="float" office:value="-258" calcext:value-type="float">
            <text:p>-258</text:p>
          </table:table-cell>
          <table:table-cell table:formula="of:=IF(AND(MOD([.A643];9)=0;MOD([.A644];9)=0);[.A643]+[.A644];&quot;&quot;)">
            <text:p/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IF(AND(MOD([.A644];9)=0;MOD([.A645];9)=0);[.A644]+[.A645];&quot;&quot;)">
            <text:p/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IF(AND(MOD([.A645];9)=0;MOD([.A646];9)=0);[.A645]+[.A646];&quot;&quot;)">
            <text:p/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IF(AND(MOD([.A646];9)=0;MOD([.A647];9)=0);[.A646]+[.A647];&quot;&quot;)">
            <text:p/>
          </table:table-cell>
          <table:table-cell/>
        </table:table-row>
        <table:table-row table:style-name="ro1">
          <table:table-cell office:value-type="float" office:value="-437" calcext:value-type="float">
            <text:p>-437</text:p>
          </table:table-cell>
          <table:table-cell table:formula="of:=IF(AND(MOD([.A647];9)=0;MOD([.A648];9)=0);[.A647]+[.A648];&quot;&quot;)">
            <text:p/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IF(AND(MOD([.A648];9)=0;MOD([.A649];9)=0);[.A648]+[.A649];&quot;&quot;)">
            <text:p/>
          </table:table-cell>
          <table:table-cell/>
        </table:table-row>
        <table:table-row table:style-name="ro1">
          <table:table-cell office:value-type="float" office:value="-432" calcext:value-type="float">
            <text:p>-432</text:p>
          </table:table-cell>
          <table:table-cell table:formula="of:=IF(AND(MOD([.A649];9)=0;MOD([.A650];9)=0);[.A649]+[.A650];&quot;&quot;)">
            <text:p/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IF(AND(MOD([.A650];9)=0;MOD([.A651];9)=0);[.A650]+[.A651];&quot;&quot;)">
            <text:p/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IF(AND(MOD([.A651];9)=0;MOD([.A652];9)=0);[.A651]+[.A652];&quot;&quot;)">
            <text:p/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IF(AND(MOD([.A652];9)=0;MOD([.A653];9)=0);[.A652]+[.A653];&quot;&quot;)">
            <text:p/>
          </table:table-cell>
          <table:table-cell/>
        </table:table-row>
        <table:table-row table:style-name="ro1">
          <table:table-cell office:value-type="float" office:value="-593" calcext:value-type="float">
            <text:p>-593</text:p>
          </table:table-cell>
          <table:table-cell table:formula="of:=IF(AND(MOD([.A653];9)=0;MOD([.A654];9)=0);[.A653]+[.A654];&quot;&quot;)">
            <text:p/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IF(AND(MOD([.A654];9)=0;MOD([.A655];9)=0);[.A654]+[.A655];&quot;&quot;)">
            <text:p/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IF(AND(MOD([.A655];9)=0;MOD([.A656];9)=0);[.A655]+[.A656];&quot;&quot;)">
            <text:p/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IF(AND(MOD([.A656];9)=0;MOD([.A657];9)=0);[.A656]+[.A657];&quot;&quot;)">
            <text:p/>
          </table:table-cell>
          <table:table-cell/>
        </table:table-row>
        <table:table-row table:style-name="ro1">
          <table:table-cell office:value-type="float" office:value="-224" calcext:value-type="float">
            <text:p>-224</text:p>
          </table:table-cell>
          <table:table-cell table:formula="of:=IF(AND(MOD([.A657];9)=0;MOD([.A658];9)=0);[.A657]+[.A658];&quot;&quot;)">
            <text:p/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IF(AND(MOD([.A658];9)=0;MOD([.A659];9)=0);[.A658]+[.A659];&quot;&quot;)">
            <text:p/>
          </table:table-cell>
          <table:table-cell/>
        </table:table-row>
        <table:table-row table:style-name="ro1">
          <table:table-cell office:value-type="float" office:value="-928" calcext:value-type="float">
            <text:p>-928</text:p>
          </table:table-cell>
          <table:table-cell table:formula="of:=IF(AND(MOD([.A659];9)=0;MOD([.A660];9)=0);[.A659]+[.A660];&quot;&quot;)">
            <text:p/>
          </table:table-cell>
          <table:table-cell/>
        </table:table-row>
        <table:table-row table:style-name="ro1">
          <table:table-cell office:value-type="float" office:value="-393" calcext:value-type="float">
            <text:p>-393</text:p>
          </table:table-cell>
          <table:table-cell table:formula="of:=IF(AND(MOD([.A660];9)=0;MOD([.A661];9)=0);[.A660]+[.A661];&quot;&quot;)">
            <text:p/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IF(AND(MOD([.A661];9)=0;MOD([.A662];9)=0);[.A661]+[.A662];&quot;&quot;)">
            <text:p/>
          </table:table-cell>
          <table:table-cell/>
        </table:table-row>
        <table:table-row table:style-name="ro1">
          <table:table-cell office:value-type="float" office:value="-842" calcext:value-type="float">
            <text:p>-842</text:p>
          </table:table-cell>
          <table:table-cell table:formula="of:=IF(AND(MOD([.A662];9)=0;MOD([.A663];9)=0);[.A662]+[.A663];&quot;&quot;)">
            <text:p/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IF(AND(MOD([.A663];9)=0;MOD([.A664];9)=0);[.A663]+[.A664];&quot;&quot;)">
            <text:p/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IF(AND(MOD([.A664];9)=0;MOD([.A665];9)=0);[.A664]+[.A665];&quot;&quot;)">
            <text:p/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IF(AND(MOD([.A665];9)=0;MOD([.A666];9)=0);[.A665]+[.A666];&quot;&quot;)">
            <text:p/>
          </table:table-cell>
          <table:table-cell/>
        </table:table-row>
        <table:table-row table:style-name="ro1">
          <table:table-cell office:value-type="float" office:value="-563" calcext:value-type="float">
            <text:p>-563</text:p>
          </table:table-cell>
          <table:table-cell table:formula="of:=IF(AND(MOD([.A666];9)=0;MOD([.A667];9)=0);[.A666]+[.A667];&quot;&quot;)">
            <text:p/>
          </table:table-cell>
          <table:table-cell/>
        </table:table-row>
        <table:table-row table:style-name="ro1">
          <table:table-cell office:value-type="float" office:value="-334" calcext:value-type="float">
            <text:p>-334</text:p>
          </table:table-cell>
          <table:table-cell table:formula="of:=IF(AND(MOD([.A667];9)=0;MOD([.A668];9)=0);[.A667]+[.A668];&quot;&quot;)">
            <text:p/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IF(AND(MOD([.A668];9)=0;MOD([.A669];9)=0);[.A668]+[.A669];&quot;&quot;)">
            <text:p/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IF(AND(MOD([.A669];9)=0;MOD([.A670];9)=0);[.A669]+[.A670];&quot;&quot;)">
            <text:p/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IF(AND(MOD([.A670];9)=0;MOD([.A671];9)=0);[.A670]+[.A671];&quot;&quot;)">
            <text:p/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IF(AND(MOD([.A671];9)=0;MOD([.A672];9)=0);[.A671]+[.A672];&quot;&quot;)">
            <text:p/>
          </table:table-cell>
          <table:table-cell/>
        </table:table-row>
        <table:table-row table:style-name="ro1">
          <table:table-cell office:value-type="float" office:value="-147" calcext:value-type="float">
            <text:p>-147</text:p>
          </table:table-cell>
          <table:table-cell table:formula="of:=IF(AND(MOD([.A672];9)=0;MOD([.A673];9)=0);[.A672]+[.A673];&quot;&quot;)">
            <text:p/>
          </table:table-cell>
          <table:table-cell/>
        </table:table-row>
        <table:table-row table:style-name="ro1">
          <table:table-cell office:value-type="float" office:value="-199" calcext:value-type="float">
            <text:p>-199</text:p>
          </table:table-cell>
          <table:table-cell table:formula="of:=IF(AND(MOD([.A673];9)=0;MOD([.A674];9)=0);[.A673]+[.A674];&quot;&quot;)">
            <text:p/>
          </table:table-cell>
          <table:table-cell/>
        </table:table-row>
        <table:table-row table:style-name="ro1">
          <table:table-cell office:value-type="float" office:value="-583" calcext:value-type="float">
            <text:p>-583</text:p>
          </table:table-cell>
          <table:table-cell table:formula="of:=IF(AND(MOD([.A674];9)=0;MOD([.A675];9)=0);[.A674]+[.A675];&quot;&quot;)">
            <text:p/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IF(AND(MOD([.A675];9)=0;MOD([.A676];9)=0);[.A675]+[.A676];&quot;&quot;)">
            <text:p/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AND(MOD([.A676];9)=0;MOD([.A677];9)=0);[.A676]+[.A677];&quot;&quot;)">
            <text:p/>
          </table:table-cell>
          <table:table-cell/>
        </table:table-row>
        <table:table-row table:style-name="ro1">
          <table:table-cell office:value-type="float" office:value="-468" calcext:value-type="float">
            <text:p>-468</text:p>
          </table:table-cell>
          <table:table-cell table:formula="of:=IF(AND(MOD([.A677];9)=0;MOD([.A678];9)=0);[.A677]+[.A678];&quot;&quot;)">
            <text:p/>
          </table:table-cell>
          <table:table-cell/>
        </table:table-row>
        <table:table-row table:style-name="ro1">
          <table:table-cell office:value-type="float" office:value="-95" calcext:value-type="float">
            <text:p>-95</text:p>
          </table:table-cell>
          <table:table-cell table:formula="of:=IF(AND(MOD([.A678];9)=0;MOD([.A679];9)=0);[.A678]+[.A679];&quot;&quot;)">
            <text:p/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IF(AND(MOD([.A679];9)=0;MOD([.A680];9)=0);[.A679]+[.A680];&quot;&quot;)">
            <text:p/>
          </table:table-cell>
          <table:table-cell/>
        </table:table-row>
        <table:table-row table:style-name="ro1">
          <table:table-cell office:value-type="float" office:value="-179" calcext:value-type="float">
            <text:p>-179</text:p>
          </table:table-cell>
          <table:table-cell table:formula="of:=IF(AND(MOD([.A680];9)=0;MOD([.A681];9)=0);[.A680]+[.A681];&quot;&quot;)">
            <text:p/>
          </table:table-cell>
          <table:table-cell/>
        </table:table-row>
        <table:table-row table:style-name="ro1">
          <table:table-cell office:value-type="float" office:value="-310" calcext:value-type="float">
            <text:p>-310</text:p>
          </table:table-cell>
          <table:table-cell table:formula="of:=IF(AND(MOD([.A681];9)=0;MOD([.A682];9)=0);[.A681]+[.A682];&quot;&quot;)">
            <text:p/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IF(AND(MOD([.A682];9)=0;MOD([.A683];9)=0);[.A682]+[.A683];&quot;&quot;)">
            <text:p/>
          </table:table-cell>
          <table:table-cell/>
        </table:table-row>
        <table:table-row table:style-name="ro1">
          <table:table-cell office:value-type="float" office:value="-654" calcext:value-type="float">
            <text:p>-654</text:p>
          </table:table-cell>
          <table:table-cell table:formula="of:=IF(AND(MOD([.A683];9)=0;MOD([.A684];9)=0);[.A683]+[.A684];&quot;&quot;)">
            <text:p/>
          </table:table-cell>
          <table:table-cell/>
        </table:table-row>
        <table:table-row table:style-name="ro1">
          <table:table-cell office:value-type="float" office:value="-510" calcext:value-type="float">
            <text:p>-510</text:p>
          </table:table-cell>
          <table:table-cell table:formula="of:=IF(AND(MOD([.A684];9)=0;MOD([.A685];9)=0);[.A684]+[.A685];&quot;&quot;)">
            <text:p/>
          </table:table-cell>
          <table:table-cell/>
        </table:table-row>
        <table:table-row table:style-name="ro1">
          <table:table-cell office:value-type="float" office:value="-730" calcext:value-type="float">
            <text:p>-730</text:p>
          </table:table-cell>
          <table:table-cell table:formula="of:=IF(AND(MOD([.A685];9)=0;MOD([.A686];9)=0);[.A685]+[.A686];&quot;&quot;)">
            <text:p/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IF(AND(MOD([.A686];9)=0;MOD([.A687];9)=0);[.A686]+[.A687];&quot;&quot;)">
            <text:p/>
          </table:table-cell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IF(AND(MOD([.A687];9)=0;MOD([.A688];9)=0);[.A687]+[.A688];&quot;&quot;)">
            <text:p/>
          </table:table-cell>
          <table:table-cell/>
        </table:table-row>
        <table:table-row table:style-name="ro1">
          <table:table-cell office:value-type="float" office:value="-313" calcext:value-type="float">
            <text:p>-313</text:p>
          </table:table-cell>
          <table:table-cell table:formula="of:=IF(AND(MOD([.A688];9)=0;MOD([.A689];9)=0);[.A688]+[.A689];&quot;&quot;)">
            <text:p/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IF(AND(MOD([.A689];9)=0;MOD([.A690];9)=0);[.A689]+[.A690];&quot;&quot;)">
            <text:p/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AND(MOD([.A690];9)=0;MOD([.A691];9)=0);[.A690]+[.A691];&quot;&quot;)">
            <text:p/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IF(AND(MOD([.A691];9)=0;MOD([.A692];9)=0);[.A691]+[.A692];&quot;&quot;)">
            <text:p/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IF(AND(MOD([.A692];9)=0;MOD([.A693];9)=0);[.A692]+[.A693];&quot;&quot;)">
            <text:p/>
          </table:table-cell>
          <table:table-cell/>
        </table:table-row>
        <table:table-row table:style-name="ro1">
          <table:table-cell office:value-type="float" office:value="-183" calcext:value-type="float">
            <text:p>-183</text:p>
          </table:table-cell>
          <table:table-cell table:formula="of:=IF(AND(MOD([.A693];9)=0;MOD([.A694];9)=0);[.A693]+[.A694];&quot;&quot;)">
            <text:p/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IF(AND(MOD([.A694];9)=0;MOD([.A695];9)=0);[.A694]+[.A695];&quot;&quot;)">
            <text:p/>
          </table:table-cell>
          <table:table-cell/>
        </table:table-row>
        <table:table-row table:style-name="ro1">
          <table:table-cell office:value-type="float" office:value="-798" calcext:value-type="float">
            <text:p>-798</text:p>
          </table:table-cell>
          <table:table-cell table:formula="of:=IF(AND(MOD([.A695];9)=0;MOD([.A696];9)=0);[.A695]+[.A696];&quot;&quot;)">
            <text:p/>
          </table:table-cell>
          <table:table-cell/>
        </table:table-row>
        <table:table-row table:style-name="ro1">
          <table:table-cell office:value-type="float" office:value="-979" calcext:value-type="float">
            <text:p>-979</text:p>
          </table:table-cell>
          <table:table-cell table:formula="of:=IF(AND(MOD([.A696];9)=0;MOD([.A697];9)=0);[.A696]+[.A697];&quot;&quot;)">
            <text:p/>
          </table:table-cell>
          <table:table-cell/>
        </table:table-row>
        <table:table-row table:style-name="ro1">
          <table:table-cell office:value-type="float" office:value="-388" calcext:value-type="float">
            <text:p>-388</text:p>
          </table:table-cell>
          <table:table-cell table:formula="of:=IF(AND(MOD([.A697];9)=0;MOD([.A698];9)=0);[.A697]+[.A698];&quot;&quot;)">
            <text:p/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IF(AND(MOD([.A698];9)=0;MOD([.A699];9)=0);[.A698]+[.A699];&quot;&quot;)">
            <text:p/>
          </table:table-cell>
          <table:table-cell/>
        </table:table-row>
        <table:table-row table:style-name="ro1">
          <table:table-cell office:value-type="float" office:value="-441" calcext:value-type="float">
            <text:p>-441</text:p>
          </table:table-cell>
          <table:table-cell table:formula="of:=IF(AND(MOD([.A699];9)=0;MOD([.A700];9)=0);[.A699]+[.A700];&quot;&quot;)">
            <text:p/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IF(AND(MOD([.A700];9)=0;MOD([.A701];9)=0);[.A700]+[.A701];&quot;&quot;)">
            <text:p/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IF(AND(MOD([.A701];9)=0;MOD([.A702];9)=0);[.A701]+[.A702];&quot;&quot;)">
            <text:p/>
          </table:table-cell>
          <table:table-cell/>
        </table:table-row>
        <table:table-row table:style-name="ro1">
          <table:table-cell office:value-type="float" office:value="-756" calcext:value-type="float">
            <text:p>-756</text:p>
          </table:table-cell>
          <table:table-cell table:formula="of:=IF(AND(MOD([.A702];9)=0;MOD([.A703];9)=0);[.A702]+[.A703];&quot;&quot;)">
            <text:p/>
          </table:table-cell>
          <table:table-cell/>
        </table:table-row>
        <table:table-row table:style-name="ro1">
          <table:table-cell office:value-type="float" office:value="-719" calcext:value-type="float">
            <text:p>-719</text:p>
          </table:table-cell>
          <table:table-cell table:formula="of:=IF(AND(MOD([.A703];9)=0;MOD([.A704];9)=0);[.A703]+[.A704];&quot;&quot;)">
            <text:p/>
          </table:table-cell>
          <table:table-cell/>
        </table:table-row>
        <table:table-row table:style-name="ro1">
          <table:table-cell office:value-type="float" office:value="-423" calcext:value-type="float">
            <text:p>-423</text:p>
          </table:table-cell>
          <table:table-cell table:formula="of:=IF(AND(MOD([.A704];9)=0;MOD([.A705];9)=0);[.A704]+[.A705];&quot;&quot;)">
            <text:p/>
          </table:table-cell>
          <table:table-cell/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IF(AND(MOD([.A705];9)=0;MOD([.A706];9)=0);[.A705]+[.A706];&quot;&quot;)">
            <text:p/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IF(AND(MOD([.A706];9)=0;MOD([.A707];9)=0);[.A706]+[.A707];&quot;&quot;)">
            <text:p/>
          </table:table-cell>
          <table:table-cell/>
        </table:table-row>
        <table:table-row table:style-name="ro1">
          <table:table-cell office:value-type="float" office:value="-933" calcext:value-type="float">
            <text:p>-933</text:p>
          </table:table-cell>
          <table:table-cell table:formula="of:=IF(AND(MOD([.A707];9)=0;MOD([.A708];9)=0);[.A707]+[.A708];&quot;&quot;)">
            <text:p/>
          </table:table-cell>
          <table:table-cell/>
        </table:table-row>
        <table:table-row table:style-name="ro1">
          <table:table-cell office:value-type="float" office:value="-848" calcext:value-type="float">
            <text:p>-848</text:p>
          </table:table-cell>
          <table:table-cell table:formula="of:=IF(AND(MOD([.A708];9)=0;MOD([.A709];9)=0);[.A708]+[.A709];&quot;&quot;)">
            <text:p/>
          </table:table-cell>
          <table:table-cell/>
        </table:table-row>
        <table:table-row table:style-name="ro1">
          <table:table-cell office:value-type="float" office:value="-488" calcext:value-type="float">
            <text:p>-488</text:p>
          </table:table-cell>
          <table:table-cell table:formula="of:=IF(AND(MOD([.A709];9)=0;MOD([.A710];9)=0);[.A709]+[.A710];&quot;&quot;)">
            <text:p/>
          </table:table-cell>
          <table:table-cell/>
        </table:table-row>
        <table:table-row table:style-name="ro1">
          <table:table-cell office:value-type="float" office:value="-998" calcext:value-type="float">
            <text:p>-998</text:p>
          </table:table-cell>
          <table:table-cell table:formula="of:=IF(AND(MOD([.A710];9)=0;MOD([.A711];9)=0);[.A710]+[.A711];&quot;&quot;)">
            <text:p/>
          </table:table-cell>
          <table:table-cell/>
        </table:table-row>
        <table:table-row table:style-name="ro1">
          <table:table-cell office:value-type="float" office:value="-206" calcext:value-type="float">
            <text:p>-206</text:p>
          </table:table-cell>
          <table:table-cell table:formula="of:=IF(AND(MOD([.A711];9)=0;MOD([.A712];9)=0);[.A711]+[.A712];&quot;&quot;)">
            <text:p/>
          </table:table-cell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IF(AND(MOD([.A712];9)=0;MOD([.A713];9)=0);[.A712]+[.A713];&quot;&quot;)">
            <text:p/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IF(AND(MOD([.A713];9)=0;MOD([.A714];9)=0);[.A713]+[.A714];&quot;&quot;)">
            <text:p/>
          </table:table-cell>
          <table:table-cell/>
        </table:table-row>
        <table:table-row table:style-name="ro1">
          <table:table-cell office:value-type="float" office:value="-894" calcext:value-type="float">
            <text:p>-894</text:p>
          </table:table-cell>
          <table:table-cell table:formula="of:=IF(AND(MOD([.A714];9)=0;MOD([.A715];9)=0);[.A714]+[.A715];&quot;&quot;)">
            <text:p/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AND(MOD([.A715];9)=0;MOD([.A716];9)=0);[.A715]+[.A716];&quot;&quot;)">
            <text:p/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IF(AND(MOD([.A716];9)=0;MOD([.A717];9)=0);[.A716]+[.A717];&quot;&quot;)">
            <text:p/>
          </table:table-cell>
          <table:table-cell/>
        </table:table-row>
        <table:table-row table:style-name="ro1">
          <table:table-cell office:value-type="float" office:value="-815" calcext:value-type="float">
            <text:p>-815</text:p>
          </table:table-cell>
          <table:table-cell table:formula="of:=IF(AND(MOD([.A717];9)=0;MOD([.A718];9)=0);[.A717]+[.A718];&quot;&quot;)">
            <text:p/>
          </table:table-cell>
          <table:table-cell/>
        </table:table-row>
        <table:table-row table:style-name="ro1">
          <table:table-cell office:value-type="float" office:value="-648" calcext:value-type="float">
            <text:p>-648</text:p>
          </table:table-cell>
          <table:table-cell table:formula="of:=IF(AND(MOD([.A718];9)=0;MOD([.A719];9)=0);[.A718]+[.A719];&quot;&quot;)">
            <text:p/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IF(AND(MOD([.A719];9)=0;MOD([.A720];9)=0);[.A719]+[.A720];&quot;&quot;)">
            <text:p/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IF(AND(MOD([.A720];9)=0;MOD([.A721];9)=0);[.A720]+[.A721];&quot;&quot;)">
            <text:p/>
          </table:table-cell>
          <table:table-cell/>
        </table:table-row>
        <table:table-row table:style-name="ro1">
          <table:table-cell office:value-type="float" office:value="-409" calcext:value-type="float">
            <text:p>-409</text:p>
          </table:table-cell>
          <table:table-cell table:formula="of:=IF(AND(MOD([.A721];9)=0;MOD([.A722];9)=0);[.A721]+[.A722];&quot;&quot;)">
            <text:p/>
          </table:table-cell>
          <table:table-cell/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IF(AND(MOD([.A722];9)=0;MOD([.A723];9)=0);[.A722]+[.A723];&quot;&quot;)">
            <text:p/>
          </table:table-cell>
          <table:table-cell/>
        </table:table-row>
        <table:table-row table:style-name="ro1">
          <table:table-cell office:value-type="float" office:value="-394" calcext:value-type="float">
            <text:p>-394</text:p>
          </table:table-cell>
          <table:table-cell table:formula="of:=IF(AND(MOD([.A723];9)=0;MOD([.A724];9)=0);[.A723]+[.A724];&quot;&quot;)">
            <text:p/>
          </table:table-cell>
          <table:table-cell/>
        </table:table-row>
        <table:table-row table:style-name="ro1">
          <table:table-cell office:value-type="float" office:value="-25" calcext:value-type="float">
            <text:p>-25</text:p>
          </table:table-cell>
          <table:table-cell table:formula="of:=IF(AND(MOD([.A724];9)=0;MOD([.A725];9)=0);[.A724]+[.A725];&quot;&quot;)">
            <text:p/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IF(AND(MOD([.A725];9)=0;MOD([.A726];9)=0);[.A725]+[.A726];&quot;&quot;)">
            <text:p/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IF(AND(MOD([.A726];9)=0;MOD([.A727];9)=0);[.A726]+[.A727];&quot;&quot;)">
            <text:p/>
          </table:table-cell>
          <table:table-cell/>
        </table:table-row>
        <table:table-row table:style-name="ro1">
          <table:table-cell office:value-type="float" office:value="-441" calcext:value-type="float">
            <text:p>-441</text:p>
          </table:table-cell>
          <table:table-cell table:formula="of:=IF(AND(MOD([.A727];9)=0;MOD([.A728];9)=0);[.A727]+[.A728];&quot;&quot;)">
            <text:p/>
          </table:table-cell>
          <table:table-cell/>
        </table:table-row>
        <table:table-row table:style-name="ro1">
          <table:table-cell office:value-type="float" office:value="-922" calcext:value-type="float">
            <text:p>-922</text:p>
          </table:table-cell>
          <table:table-cell table:formula="of:=IF(AND(MOD([.A728];9)=0;MOD([.A729];9)=0);[.A728]+[.A729];&quot;&quot;)">
            <text:p/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IF(AND(MOD([.A729];9)=0;MOD([.A730];9)=0);[.A729]+[.A730];&quot;&quot;)">
            <text:p/>
          </table:table-cell>
          <table:table-cell/>
        </table:table-row>
        <table:table-row table:style-name="ro1">
          <table:table-cell office:value-type="float" office:value="-519" calcext:value-type="float">
            <text:p>-519</text:p>
          </table:table-cell>
          <table:table-cell table:formula="of:=IF(AND(MOD([.A730];9)=0;MOD([.A731];9)=0);[.A730]+[.A731];&quot;&quot;)">
            <text:p/>
          </table:table-cell>
          <table:table-cell/>
        </table:table-row>
        <table:table-row table:style-name="ro1">
          <table:table-cell office:value-type="float" office:value="-67" calcext:value-type="float">
            <text:p>-67</text:p>
          </table:table-cell>
          <table:table-cell table:formula="of:=IF(AND(MOD([.A731];9)=0;MOD([.A732];9)=0);[.A731]+[.A732];&quot;&quot;)">
            <text:p/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IF(AND(MOD([.A732];9)=0;MOD([.A733];9)=0);[.A732]+[.A733];&quot;&quot;)">
            <text:p/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IF(AND(MOD([.A733];9)=0;MOD([.A734];9)=0);[.A733]+[.A734];&quot;&quot;)">
            <text:p/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IF(AND(MOD([.A734];9)=0;MOD([.A735];9)=0);[.A734]+[.A735];&quot;&quot;)">
            <text:p/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IF(AND(MOD([.A735];9)=0;MOD([.A736];9)=0);[.A735]+[.A736];&quot;&quot;)">
            <text:p/>
          </table:table-cell>
          <table:table-cell/>
        </table:table-row>
        <table:table-row table:style-name="ro1">
          <table:table-cell office:value-type="float" office:value="-618" calcext:value-type="float">
            <text:p>-618</text:p>
          </table:table-cell>
          <table:table-cell table:formula="of:=IF(AND(MOD([.A736];9)=0;MOD([.A737];9)=0);[.A736]+[.A737];&quot;&quot;)">
            <text:p/>
          </table:table-cell>
          <table:table-cell/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IF(AND(MOD([.A737];9)=0;MOD([.A738];9)=0);[.A737]+[.A738];&quot;&quot;)">
            <text:p/>
          </table:table-cell>
          <table:table-cell/>
        </table:table-row>
        <table:table-row table:style-name="ro1">
          <table:table-cell office:value-type="float" office:value="-107" calcext:value-type="float">
            <text:p>-107</text:p>
          </table:table-cell>
          <table:table-cell table:formula="of:=IF(AND(MOD([.A738];9)=0;MOD([.A739];9)=0);[.A738]+[.A739];&quot;&quot;)">
            <text:p/>
          </table:table-cell>
          <table:table-cell/>
        </table:table-row>
        <table:table-row table:style-name="ro1">
          <table:table-cell office:value-type="float" office:value="-316" calcext:value-type="float">
            <text:p>-316</text:p>
          </table:table-cell>
          <table:table-cell table:formula="of:=IF(AND(MOD([.A739];9)=0;MOD([.A740];9)=0);[.A739]+[.A740];&quot;&quot;)">
            <text:p/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IF(AND(MOD([.A740];9)=0;MOD([.A741];9)=0);[.A740]+[.A741];&quot;&quot;)">
            <text:p/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IF(AND(MOD([.A741];9)=0;MOD([.A742];9)=0);[.A741]+[.A742];&quot;&quot;)">
            <text:p/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IF(AND(MOD([.A742];9)=0;MOD([.A743];9)=0);[.A742]+[.A743];&quot;&quot;)">
            <text:p/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IF(AND(MOD([.A743];9)=0;MOD([.A744];9)=0);[.A743]+[.A744];&quot;&quot;)">
            <text:p/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IF(AND(MOD([.A744];9)=0;MOD([.A745];9)=0);[.A744]+[.A745];&quot;&quot;)">
            <text:p/>
          </table:table-cell>
          <table:table-cell/>
        </table:table-row>
        <table:table-row table:style-name="ro1">
          <table:table-cell office:value-type="float" office:value="-399" calcext:value-type="float">
            <text:p>-399</text:p>
          </table:table-cell>
          <table:table-cell table:formula="of:=IF(AND(MOD([.A745];9)=0;MOD([.A746];9)=0);[.A745]+[.A746];&quot;&quot;)">
            <text:p/>
          </table:table-cell>
          <table:table-cell/>
        </table:table-row>
        <table:table-row table:style-name="ro1">
          <table:table-cell office:value-type="float" office:value="-564" calcext:value-type="float">
            <text:p>-564</text:p>
          </table:table-cell>
          <table:table-cell table:formula="of:=IF(AND(MOD([.A746];9)=0;MOD([.A747];9)=0);[.A746]+[.A747];&quot;&quot;)">
            <text:p/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IF(AND(MOD([.A747];9)=0;MOD([.A748];9)=0);[.A747]+[.A748];&quot;&quot;)">
            <text:p/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IF(AND(MOD([.A748];9)=0;MOD([.A749];9)=0);[.A748]+[.A749];&quot;&quot;)">
            <text:p/>
          </table:table-cell>
          <table:table-cell/>
        </table:table-row>
        <table:table-row table:style-name="ro1">
          <table:table-cell office:value-type="float" office:value="-170" calcext:value-type="float">
            <text:p>-170</text:p>
          </table:table-cell>
          <table:table-cell table:formula="of:=IF(AND(MOD([.A749];9)=0;MOD([.A750];9)=0);[.A749]+[.A750];&quot;&quot;)">
            <text:p/>
          </table:table-cell>
          <table:table-cell/>
        </table:table-row>
        <table:table-row table:style-name="ro1">
          <table:table-cell office:value-type="float" office:value="-908" calcext:value-type="float">
            <text:p>-908</text:p>
          </table:table-cell>
          <table:table-cell table:formula="of:=IF(AND(MOD([.A750];9)=0;MOD([.A751];9)=0);[.A750]+[.A751];&quot;&quot;)">
            <text:p/>
          </table:table-cell>
          <table:table-cell/>
        </table:table-row>
        <table:table-row table:style-name="ro1">
          <table:table-cell office:value-type="float" office:value="-392" calcext:value-type="float">
            <text:p>-392</text:p>
          </table:table-cell>
          <table:table-cell table:formula="of:=IF(AND(MOD([.A751];9)=0;MOD([.A752];9)=0);[.A751]+[.A752];&quot;&quot;)">
            <text:p/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IF(AND(MOD([.A752];9)=0;MOD([.A753];9)=0);[.A752]+[.A753];&quot;&quot;)">
            <text:p/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AND(MOD([.A753];9)=0;MOD([.A754];9)=0);[.A753]+[.A754];&quot;&quot;)">
            <text:p/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IF(AND(MOD([.A754];9)=0;MOD([.A755];9)=0);[.A754]+[.A755];&quot;&quot;)">
            <text:p/>
          </table:table-cell>
          <table:table-cell/>
        </table:table-row>
        <table:table-row table:style-name="ro1">
          <table:table-cell office:value-type="float" office:value="-626" calcext:value-type="float">
            <text:p>-626</text:p>
          </table:table-cell>
          <table:table-cell table:formula="of:=IF(AND(MOD([.A755];9)=0;MOD([.A756];9)=0);[.A755]+[.A756];&quot;&quot;)">
            <text:p/>
          </table:table-cell>
          <table:table-cell/>
        </table:table-row>
        <table:table-row table:style-name="ro1">
          <table:table-cell office:value-type="float" office:value="-67" calcext:value-type="float">
            <text:p>-67</text:p>
          </table:table-cell>
          <table:table-cell table:formula="of:=IF(AND(MOD([.A756];9)=0;MOD([.A757];9)=0);[.A756]+[.A757];&quot;&quot;)">
            <text:p/>
          </table:table-cell>
          <table:table-cell/>
        </table:table-row>
        <table:table-row table:style-name="ro1">
          <table:table-cell office:value-type="float" office:value="-402" calcext:value-type="float">
            <text:p>-402</text:p>
          </table:table-cell>
          <table:table-cell table:formula="of:=IF(AND(MOD([.A757];9)=0;MOD([.A758];9)=0);[.A757]+[.A758];&quot;&quot;)">
            <text:p/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IF(AND(MOD([.A758];9)=0;MOD([.A759];9)=0);[.A758]+[.A759];&quot;&quot;)">
            <text:p/>
          </table:table-cell>
          <table:table-cell/>
        </table:table-row>
        <table:table-row table:style-name="ro1">
          <table:table-cell office:value-type="float" office:value="-290" calcext:value-type="float">
            <text:p>-290</text:p>
          </table:table-cell>
          <table:table-cell table:formula="of:=IF(AND(MOD([.A759];9)=0;MOD([.A760];9)=0);[.A759]+[.A760];&quot;&quot;)">
            <text:p/>
          </table:table-cell>
          <table:table-cell/>
        </table:table-row>
        <table:table-row table:style-name="ro1">
          <table:table-cell office:value-type="float" office:value="-845" calcext:value-type="float">
            <text:p>-845</text:p>
          </table:table-cell>
          <table:table-cell table:formula="of:=IF(AND(MOD([.A760];9)=0;MOD([.A761];9)=0);[.A760]+[.A761];&quot;&quot;)">
            <text:p/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IF(AND(MOD([.A761];9)=0;MOD([.A762];9)=0);[.A761]+[.A762];&quot;&quot;)">
            <text:p/>
          </table:table-cell>
          <table:table-cell/>
        </table:table-row>
        <table:table-row table:style-name="ro1">
          <table:table-cell office:value-type="float" office:value="-6" calcext:value-type="float">
            <text:p>-6</text:p>
          </table:table-cell>
          <table:table-cell table:formula="of:=IF(AND(MOD([.A762];9)=0;MOD([.A763];9)=0);[.A762]+[.A763];&quot;&quot;)">
            <text:p/>
          </table:table-cell>
          <table:table-cell/>
        </table:table-row>
        <table:table-row table:style-name="ro1">
          <table:table-cell office:value-type="float" office:value="-465" calcext:value-type="float">
            <text:p>-465</text:p>
          </table:table-cell>
          <table:table-cell table:formula="of:=IF(AND(MOD([.A763];9)=0;MOD([.A764];9)=0);[.A763]+[.A764];&quot;&quot;)">
            <text:p/>
          </table:table-cell>
          <table:table-cell/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IF(AND(MOD([.A764];9)=0;MOD([.A765];9)=0);[.A764]+[.A765];&quot;&quot;)">
            <text:p/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IF(AND(MOD([.A765];9)=0;MOD([.A766];9)=0);[.A765]+[.A766];&quot;&quot;)">
            <text:p/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IF(AND(MOD([.A766];9)=0;MOD([.A767];9)=0);[.A766]+[.A767];&quot;&quot;)">
            <text:p/>
          </table:table-cell>
          <table:table-cell/>
        </table:table-row>
        <table:table-row table:style-name="ro1">
          <table:table-cell office:value-type="float" office:value="-322" calcext:value-type="float">
            <text:p>-322</text:p>
          </table:table-cell>
          <table:table-cell table:formula="of:=IF(AND(MOD([.A767];9)=0;MOD([.A768];9)=0);[.A767]+[.A768];&quot;&quot;)">
            <text:p/>
          </table:table-cell>
          <table:table-cell/>
        </table:table-row>
        <table:table-row table:style-name="ro1">
          <table:table-cell office:value-type="float" office:value="-924" calcext:value-type="float">
            <text:p>-924</text:p>
          </table:table-cell>
          <table:table-cell table:formula="of:=IF(AND(MOD([.A768];9)=0;MOD([.A769];9)=0);[.A768]+[.A769];&quot;&quot;)">
            <text:p/>
          </table:table-cell>
          <table:table-cell/>
        </table:table-row>
        <table:table-row table:style-name="ro1">
          <table:table-cell office:value-type="float" office:value="-378" calcext:value-type="float">
            <text:p>-378</text:p>
          </table:table-cell>
          <table:table-cell table:formula="of:=IF(AND(MOD([.A769];9)=0;MOD([.A770];9)=0);[.A769]+[.A770];&quot;&quot;)">
            <text:p/>
          </table:table-cell>
          <table:table-cell/>
        </table:table-row>
        <table:table-row table:style-name="ro1">
          <table:table-cell office:value-type="float" office:value="-299" calcext:value-type="float">
            <text:p>-299</text:p>
          </table:table-cell>
          <table:table-cell table:formula="of:=IF(AND(MOD([.A770];9)=0;MOD([.A771];9)=0);[.A770]+[.A771];&quot;&quot;)">
            <text:p/>
          </table:table-cell>
          <table:table-cell/>
        </table:table-row>
        <table:table-row table:style-name="ro1">
          <table:table-cell office:value-type="float" office:value="-338" calcext:value-type="float">
            <text:p>-338</text:p>
          </table:table-cell>
          <table:table-cell table:formula="of:=IF(AND(MOD([.A771];9)=0;MOD([.A772];9)=0);[.A771]+[.A772];&quot;&quot;)">
            <text:p/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IF(AND(MOD([.A772];9)=0;MOD([.A773];9)=0);[.A772]+[.A773];&quot;&quot;)">
            <text:p/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IF(AND(MOD([.A773];9)=0;MOD([.A774];9)=0);[.A773]+[.A774];&quot;&quot;)">
            <text:p/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IF(AND(MOD([.A774];9)=0;MOD([.A775];9)=0);[.A774]+[.A775];&quot;&quot;)">
            <text:p/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IF(AND(MOD([.A775];9)=0;MOD([.A776];9)=0);[.A775]+[.A776];&quot;&quot;)">
            <text:p/>
          </table:table-cell>
          <table:table-cell/>
        </table:table-row>
        <table:table-row table:style-name="ro1">
          <table:table-cell office:value-type="float" office:value="-236" calcext:value-type="float">
            <text:p>-236</text:p>
          </table:table-cell>
          <table:table-cell table:formula="of:=IF(AND(MOD([.A776];9)=0;MOD([.A777];9)=0);[.A776]+[.A777];&quot;&quot;)">
            <text:p/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IF(AND(MOD([.A777];9)=0;MOD([.A778];9)=0);[.A777]+[.A778];&quot;&quot;)">
            <text:p/>
          </table:table-cell>
          <table:table-cell/>
        </table:table-row>
        <table:table-row table:style-name="ro1">
          <table:table-cell office:value-type="float" office:value="-92" calcext:value-type="float">
            <text:p>-92</text:p>
          </table:table-cell>
          <table:table-cell table:formula="of:=IF(AND(MOD([.A778];9)=0;MOD([.A779];9)=0);[.A778]+[.A779];&quot;&quot;)">
            <text:p/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IF(AND(MOD([.A779];9)=0;MOD([.A780];9)=0);[.A779]+[.A780];&quot;&quot;)">
            <text:p/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IF(AND(MOD([.A780];9)=0;MOD([.A781];9)=0);[.A780]+[.A781];&quot;&quot;)">
            <text:p/>
          </table:table-cell>
          <table:table-cell/>
        </table:table-row>
        <table:table-row table:style-name="ro1">
          <table:table-cell office:value-type="float" office:value="-789" calcext:value-type="float">
            <text:p>-789</text:p>
          </table:table-cell>
          <table:table-cell table:formula="of:=IF(AND(MOD([.A781];9)=0;MOD([.A782];9)=0);[.A781]+[.A782];&quot;&quot;)">
            <text:p/>
          </table:table-cell>
          <table:table-cell/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IF(AND(MOD([.A782];9)=0;MOD([.A783];9)=0);[.A782]+[.A783];&quot;&quot;)">
            <text:p/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IF(AND(MOD([.A783];9)=0;MOD([.A784];9)=0);[.A783]+[.A784];&quot;&quot;)">
            <text:p/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IF(AND(MOD([.A784];9)=0;MOD([.A785];9)=0);[.A784]+[.A785];&quot;&quot;)">
            <text:p/>
          </table:table-cell>
          <table:table-cell/>
        </table:table-row>
        <table:table-row table:style-name="ro1">
          <table:table-cell office:value-type="float" office:value="-590" calcext:value-type="float">
            <text:p>-590</text:p>
          </table:table-cell>
          <table:table-cell table:formula="of:=IF(AND(MOD([.A785];9)=0;MOD([.A786];9)=0);[.A785]+[.A786];&quot;&quot;)">
            <text:p/>
          </table:table-cell>
          <table:table-cell/>
        </table:table-row>
        <table:table-row table:style-name="ro1">
          <table:table-cell office:value-type="float" office:value="-350" calcext:value-type="float">
            <text:p>-350</text:p>
          </table:table-cell>
          <table:table-cell table:formula="of:=IF(AND(MOD([.A786];9)=0;MOD([.A787];9)=0);[.A786]+[.A787];&quot;&quot;)">
            <text:p/>
          </table:table-cell>
          <table:table-cell/>
        </table:table-row>
        <table:table-row table:style-name="ro1">
          <table:table-cell office:value-type="float" office:value="-668" calcext:value-type="float">
            <text:p>-668</text:p>
          </table:table-cell>
          <table:table-cell table:formula="of:=IF(AND(MOD([.A787];9)=0;MOD([.A788];9)=0);[.A787]+[.A788];&quot;&quot;)">
            <text:p/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IF(AND(MOD([.A788];9)=0;MOD([.A789];9)=0);[.A788]+[.A789];&quot;&quot;)">
            <text:p/>
          </table:table-cell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IF(AND(MOD([.A789];9)=0;MOD([.A790];9)=0);[.A789]+[.A790];&quot;&quot;)">
            <text:p/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IF(AND(MOD([.A790];9)=0;MOD([.A791];9)=0);[.A790]+[.A791];&quot;&quot;)">
            <text:p/>
          </table:table-cell>
          <table:table-cell/>
        </table:table-row>
        <table:table-row table:style-name="ro1">
          <table:table-cell office:value-type="float" office:value="-845" calcext:value-type="float">
            <text:p>-845</text:p>
          </table:table-cell>
          <table:table-cell table:formula="of:=IF(AND(MOD([.A791];9)=0;MOD([.A792];9)=0);[.A791]+[.A792];&quot;&quot;)">
            <text:p/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IF(AND(MOD([.A792];9)=0;MOD([.A793];9)=0);[.A792]+[.A793];&quot;&quot;)">
            <text:p/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IF(AND(MOD([.A793];9)=0;MOD([.A794];9)=0);[.A793]+[.A794];&quot;&quot;)">
            <text:p/>
          </table:table-cell>
          <table:table-cell/>
        </table:table-row>
        <table:table-row table:style-name="ro1">
          <table:table-cell office:value-type="float" office:value="-216" calcext:value-type="float">
            <text:p>-216</text:p>
          </table:table-cell>
          <table:table-cell table:formula="of:=IF(AND(MOD([.A794];9)=0;MOD([.A795];9)=0);[.A794]+[.A795];&quot;&quot;)">
            <text:p/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IF(AND(MOD([.A795];9)=0;MOD([.A796];9)=0);[.A795]+[.A796];&quot;&quot;)">
            <text:p/>
          </table:table-cell>
          <table:table-cell/>
        </table:table-row>
        <table:table-row table:style-name="ro1">
          <table:table-cell office:value-type="float" office:value="-508" calcext:value-type="float">
            <text:p>-508</text:p>
          </table:table-cell>
          <table:table-cell table:formula="of:=IF(AND(MOD([.A796];9)=0;MOD([.A797];9)=0);[.A796]+[.A797];&quot;&quot;)">
            <text:p/>
          </table:table-cell>
          <table:table-cell/>
        </table:table-row>
        <table:table-row table:style-name="ro1">
          <table:table-cell office:value-type="float" office:value="-828" calcext:value-type="float">
            <text:p>-828</text:p>
          </table:table-cell>
          <table:table-cell table:formula="of:=IF(AND(MOD([.A797];9)=0;MOD([.A798];9)=0);[.A797]+[.A798];&quot;&quot;)">
            <text:p/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IF(AND(MOD([.A798];9)=0;MOD([.A799];9)=0);[.A798]+[.A799];&quot;&quot;)">
            <text:p/>
          </table:table-cell>
          <table:table-cell/>
        </table:table-row>
        <table:table-row table:style-name="ro1">
          <table:table-cell office:value-type="float" office:value="-96" calcext:value-type="float">
            <text:p>-96</text:p>
          </table:table-cell>
          <table:table-cell table:formula="of:=IF(AND(MOD([.A799];9)=0;MOD([.A800];9)=0);[.A799]+[.A800];&quot;&quot;)">
            <text:p/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IF(AND(MOD([.A800];9)=0;MOD([.A801];9)=0);[.A800]+[.A801];&quot;&quot;)">
            <text:p/>
          </table:table-cell>
          <table:table-cell/>
        </table:table-row>
        <table:table-row table:style-name="ro1">
          <table:table-cell office:value-type="float" office:value="-478" calcext:value-type="float">
            <text:p>-478</text:p>
          </table:table-cell>
          <table:table-cell table:formula="of:=IF(AND(MOD([.A801];9)=0;MOD([.A802];9)=0);[.A801]+[.A802];&quot;&quot;)">
            <text:p/>
          </table:table-cell>
          <table:table-cell/>
        </table:table-row>
        <table:table-row table:style-name="ro1">
          <table:table-cell office:value-type="float" office:value="-378" calcext:value-type="float">
            <text:p>-378</text:p>
          </table:table-cell>
          <table:table-cell table:formula="of:=IF(AND(MOD([.A802];9)=0;MOD([.A803];9)=0);[.A802]+[.A803];&quot;&quot;)">
            <text:p/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IF(AND(MOD([.A803];9)=0;MOD([.A804];9)=0);[.A803]+[.A804];&quot;&quot;)">
            <text:p/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IF(AND(MOD([.A804];9)=0;MOD([.A805];9)=0);[.A804]+[.A805];&quot;&quot;)">
            <text:p/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IF(AND(MOD([.A805];9)=0;MOD([.A806];9)=0);[.A805]+[.A806];&quot;&quot;)">
            <text:p/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IF(AND(MOD([.A806];9)=0;MOD([.A807];9)=0);[.A806]+[.A807];&quot;&quot;)">
            <text:p/>
          </table:table-cell>
          <table:table-cell/>
        </table:table-row>
        <table:table-row table:style-name="ro1">
          <table:table-cell office:value-type="float" office:value="-965" calcext:value-type="float">
            <text:p>-965</text:p>
          </table:table-cell>
          <table:table-cell table:formula="of:=IF(AND(MOD([.A807];9)=0;MOD([.A808];9)=0);[.A807]+[.A808];&quot;&quot;)">
            <text:p/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IF(AND(MOD([.A808];9)=0;MOD([.A809];9)=0);[.A808]+[.A809];&quot;&quot;)">
            <text:p/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IF(AND(MOD([.A809];9)=0;MOD([.A810];9)=0);[.A809]+[.A810];&quot;&quot;)">
            <text:p/>
          </table:table-cell>
          <table:table-cell/>
        </table:table-row>
        <table:table-row table:style-name="ro1">
          <table:table-cell office:value-type="float" office:value="-497" calcext:value-type="float">
            <text:p>-497</text:p>
          </table:table-cell>
          <table:table-cell table:formula="of:=IF(AND(MOD([.A810];9)=0;MOD([.A811];9)=0);[.A810]+[.A811];&quot;&quot;)">
            <text:p/>
          </table:table-cell>
          <table:table-cell/>
        </table:table-row>
        <table:table-row table:style-name="ro1">
          <table:table-cell office:value-type="float" office:value="-945" calcext:value-type="float">
            <text:p>-945</text:p>
          </table:table-cell>
          <table:table-cell table:formula="of:=IF(AND(MOD([.A811];9)=0;MOD([.A812];9)=0);[.A811]+[.A812];&quot;&quot;)">
            <text:p/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IF(AND(MOD([.A812];9)=0;MOD([.A813];9)=0);[.A812]+[.A813];&quot;&quot;)" office:value-type="float" office:value="-207" calcext:value-type="float">
            <text:p>-207</text:p>
          </table:table-cell>
          <table:table-cell/>
        </table:table-row>
        <table:table-row table:style-name="ro1">
          <table:table-cell office:value-type="float" office:value="-93" calcext:value-type="float">
            <text:p>-93</text:p>
          </table:table-cell>
          <table:table-cell table:formula="of:=IF(AND(MOD([.A813];9)=0;MOD([.A814];9)=0);[.A813]+[.A814];&quot;&quot;)">
            <text:p/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IF(AND(MOD([.A814];9)=0;MOD([.A815];9)=0);[.A814]+[.A815];&quot;&quot;)">
            <text:p/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IF(AND(MOD([.A815];9)=0;MOD([.A816];9)=0);[.A815]+[.A816];&quot;&quot;)">
            <text:p/>
          </table:table-cell>
          <table:table-cell/>
        </table:table-row>
        <table:table-row table:style-name="ro1">
          <table:table-cell office:value-type="float" office:value="-473" calcext:value-type="float">
            <text:p>-473</text:p>
          </table:table-cell>
          <table:table-cell table:formula="of:=IF(AND(MOD([.A816];9)=0;MOD([.A817];9)=0);[.A816]+[.A817];&quot;&quot;)">
            <text:p/>
          </table:table-cell>
          <table:table-cell/>
        </table:table-row>
        <table:table-row table:style-name="ro1">
          <table:table-cell office:value-type="float" office:value="-960" calcext:value-type="float">
            <text:p>-960</text:p>
          </table:table-cell>
          <table:table-cell table:formula="of:=IF(AND(MOD([.A817];9)=0;MOD([.A818];9)=0);[.A817]+[.A818];&quot;&quot;)">
            <text:p/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IF(AND(MOD([.A818];9)=0;MOD([.A819];9)=0);[.A818]+[.A819];&quot;&quot;)">
            <text:p/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IF(AND(MOD([.A819];9)=0;MOD([.A820];9)=0);[.A819]+[.A820];&quot;&quot;)">
            <text:p/>
          </table:table-cell>
          <table:table-cell/>
        </table:table-row>
        <table:table-row table:style-name="ro1">
          <table:table-cell office:value-type="float" office:value="-807" calcext:value-type="float">
            <text:p>-807</text:p>
          </table:table-cell>
          <table:table-cell table:formula="of:=IF(AND(MOD([.A820];9)=0;MOD([.A821];9)=0);[.A820]+[.A821];&quot;&quot;)">
            <text:p/>
          </table:table-cell>
          <table:table-cell/>
        </table:table-row>
        <table:table-row table:style-name="ro1">
          <table:table-cell office:value-type="float" office:value="-472" calcext:value-type="float">
            <text:p>-472</text:p>
          </table:table-cell>
          <table:table-cell table:formula="of:=IF(AND(MOD([.A821];9)=0;MOD([.A822];9)=0);[.A821]+[.A822];&quot;&quot;)">
            <text:p/>
          </table:table-cell>
          <table:table-cell/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IF(AND(MOD([.A822];9)=0;MOD([.A823];9)=0);[.A822]+[.A823];&quot;&quot;)">
            <text:p/>
          </table:table-cell>
          <table:table-cell/>
        </table:table-row>
        <table:table-row table:style-name="ro1">
          <table:table-cell office:value-type="float" office:value="-844" calcext:value-type="float">
            <text:p>-844</text:p>
          </table:table-cell>
          <table:table-cell table:formula="of:=IF(AND(MOD([.A823];9)=0;MOD([.A824];9)=0);[.A823]+[.A824];&quot;&quot;)">
            <text:p/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IF(AND(MOD([.A824];9)=0;MOD([.A825];9)=0);[.A824]+[.A825];&quot;&quot;)">
            <text:p/>
          </table:table-cell>
          <table:table-cell/>
        </table:table-row>
        <table:table-row table:style-name="ro1">
          <table:table-cell office:value-type="float" office:value="-353" calcext:value-type="float">
            <text:p>-353</text:p>
          </table:table-cell>
          <table:table-cell table:formula="of:=IF(AND(MOD([.A825];9)=0;MOD([.A826];9)=0);[.A825]+[.A826];&quot;&quot;)">
            <text:p/>
          </table:table-cell>
          <table:table-cell/>
        </table:table-row>
        <table:table-row table:style-name="ro1">
          <table:table-cell office:value-type="float" office:value="-809" calcext:value-type="float">
            <text:p>-809</text:p>
          </table:table-cell>
          <table:table-cell table:formula="of:=IF(AND(MOD([.A826];9)=0;MOD([.A827];9)=0);[.A826]+[.A827];&quot;&quot;)">
            <text:p/>
          </table:table-cell>
          <table:table-cell/>
        </table:table-row>
        <table:table-row table:style-name="ro1">
          <table:table-cell office:value-type="float" office:value="-524" calcext:value-type="float">
            <text:p>-524</text:p>
          </table:table-cell>
          <table:table-cell table:formula="of:=IF(AND(MOD([.A827];9)=0;MOD([.A828];9)=0);[.A827]+[.A828];&quot;&quot;)">
            <text:p/>
          </table:table-cell>
          <table:table-cell/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IF(AND(MOD([.A828];9)=0;MOD([.A829];9)=0);[.A828]+[.A829];&quot;&quot;)">
            <text:p/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IF(AND(MOD([.A829];9)=0;MOD([.A830];9)=0);[.A829]+[.A830];&quot;&quot;)">
            <text:p/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IF(AND(MOD([.A830];9)=0;MOD([.A831];9)=0);[.A830]+[.A831];&quot;&quot;)">
            <text:p/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AND(MOD([.A831];9)=0;MOD([.A832];9)=0);[.A831]+[.A832];&quot;&quot;)" office:value-type="float" office:value="522" calcext:value-type="float">
            <text:p>522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IF(AND(MOD([.A832];9)=0;MOD([.A833];9)=0);[.A832]+[.A833];&quot;&quot;)">
            <text:p/>
          </table:table-cell>
          <table:table-cell/>
        </table:table-row>
        <table:table-row table:style-name="ro1">
          <table:table-cell office:value-type="float" office:value="-944" calcext:value-type="float">
            <text:p>-944</text:p>
          </table:table-cell>
          <table:table-cell table:formula="of:=IF(AND(MOD([.A833];9)=0;MOD([.A834];9)=0);[.A833]+[.A834];&quot;&quot;)">
            <text:p/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IF(AND(MOD([.A834];9)=0;MOD([.A835];9)=0);[.A834]+[.A835];&quot;&quot;)">
            <text:p/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IF(AND(MOD([.A835];9)=0;MOD([.A836];9)=0);[.A835]+[.A836];&quot;&quot;)">
            <text:p/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IF(AND(MOD([.A836];9)=0;MOD([.A837];9)=0);[.A836]+[.A837];&quot;&quot;)">
            <text:p/>
          </table:table-cell>
          <table:table-cell/>
        </table:table-row>
        <table:table-row table:style-name="ro1">
          <table:table-cell office:value-type="float" office:value="-611" calcext:value-type="float">
            <text:p>-611</text:p>
          </table:table-cell>
          <table:table-cell table:formula="of:=IF(AND(MOD([.A837];9)=0;MOD([.A838];9)=0);[.A837]+[.A838];&quot;&quot;)">
            <text:p/>
          </table:table-cell>
          <table:table-cell/>
        </table:table-row>
        <table:table-row table:style-name="ro1">
          <table:table-cell office:value-type="float" office:value="-201" calcext:value-type="float">
            <text:p>-201</text:p>
          </table:table-cell>
          <table:table-cell table:formula="of:=IF(AND(MOD([.A838];9)=0;MOD([.A839];9)=0);[.A838]+[.A839];&quot;&quot;)">
            <text:p/>
          </table:table-cell>
          <table:table-cell/>
        </table:table-row>
        <table:table-row table:style-name="ro1">
          <table:table-cell office:value-type="float" office:value="-738" calcext:value-type="float">
            <text:p>-738</text:p>
          </table:table-cell>
          <table:table-cell table:formula="of:=IF(AND(MOD([.A839];9)=0;MOD([.A840];9)=0);[.A839]+[.A840];&quot;&quot;)">
            <text:p/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IF(AND(MOD([.A840];9)=0;MOD([.A841];9)=0);[.A840]+[.A841];&quot;&quot;)">
            <text:p/>
          </table:table-cell>
          <table:table-cell/>
        </table:table-row>
        <table:table-row table:style-name="ro1">
          <table:table-cell office:value-type="float" office:value="-989" calcext:value-type="float">
            <text:p>-989</text:p>
          </table:table-cell>
          <table:table-cell table:formula="of:=IF(AND(MOD([.A841];9)=0;MOD([.A842];9)=0);[.A841]+[.A842];&quot;&quot;)">
            <text:p/>
          </table:table-cell>
          <table:table-cell/>
        </table:table-row>
        <table:table-row table:style-name="ro1">
          <table:table-cell office:value-type="float" office:value="-472" calcext:value-type="float">
            <text:p>-472</text:p>
          </table:table-cell>
          <table:table-cell table:formula="of:=IF(AND(MOD([.A842];9)=0;MOD([.A843];9)=0);[.A842]+[.A843];&quot;&quot;)">
            <text:p/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IF(AND(MOD([.A843];9)=0;MOD([.A844];9)=0);[.A843]+[.A844];&quot;&quot;)">
            <text:p/>
          </table:table-cell>
          <table:table-cell/>
        </table:table-row>
        <table:table-row table:style-name="ro1">
          <table:table-cell office:value-type="float" office:value="-966" calcext:value-type="float">
            <text:p>-966</text:p>
          </table:table-cell>
          <table:table-cell table:formula="of:=IF(AND(MOD([.A844];9)=0;MOD([.A845];9)=0);[.A844]+[.A845];&quot;&quot;)">
            <text:p/>
          </table:table-cell>
          <table:table-cell/>
        </table:table-row>
        <table:table-row table:style-name="ro1">
          <table:table-cell office:value-type="float" office:value="-501" calcext:value-type="float">
            <text:p>-501</text:p>
          </table:table-cell>
          <table:table-cell table:formula="of:=IF(AND(MOD([.A845];9)=0;MOD([.A846];9)=0);[.A845]+[.A846];&quot;&quot;)">
            <text:p/>
          </table:table-cell>
          <table:table-cell/>
        </table:table-row>
        <table:table-row table:style-name="ro1">
          <table:table-cell office:value-type="float" office:value="-954" calcext:value-type="float">
            <text:p>-954</text:p>
          </table:table-cell>
          <table:table-cell table:formula="of:=IF(AND(MOD([.A846];9)=0;MOD([.A847];9)=0);[.A846]+[.A847];&quot;&quot;)">
            <text:p/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IF(AND(MOD([.A847];9)=0;MOD([.A848];9)=0);[.A847]+[.A848];&quot;&quot;)">
            <text:p/>
          </table:table-cell>
          <table:table-cell/>
        </table:table-row>
        <table:table-row table:style-name="ro1">
          <table:table-cell office:value-type="float" office:value="-356" calcext:value-type="float">
            <text:p>-356</text:p>
          </table:table-cell>
          <table:table-cell table:formula="of:=IF(AND(MOD([.A848];9)=0;MOD([.A849];9)=0);[.A848]+[.A849];&quot;&quot;)">
            <text:p/>
          </table:table-cell>
          <table:table-cell/>
        </table:table-row>
        <table:table-row table:style-name="ro1">
          <table:table-cell office:value-type="float" office:value="-337" calcext:value-type="float">
            <text:p>-337</text:p>
          </table:table-cell>
          <table:table-cell table:formula="of:=IF(AND(MOD([.A849];9)=0;MOD([.A850];9)=0);[.A849]+[.A850];&quot;&quot;)">
            <text:p/>
          </table:table-cell>
          <table:table-cell/>
        </table:table-row>
        <table:table-row table:style-name="ro1">
          <table:table-cell office:value-type="float" office:value="-658" calcext:value-type="float">
            <text:p>-658</text:p>
          </table:table-cell>
          <table:table-cell table:formula="of:=IF(AND(MOD([.A850];9)=0;MOD([.A851];9)=0);[.A850]+[.A851];&quot;&quot;)">
            <text:p/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IF(AND(MOD([.A851];9)=0;MOD([.A852];9)=0);[.A851]+[.A852];&quot;&quot;)">
            <text:p/>
          </table:table-cell>
          <table:table-cell/>
        </table:table-row>
        <table:table-row table:style-name="ro1">
          <table:table-cell office:value-type="float" office:value="-74" calcext:value-type="float">
            <text:p>-74</text:p>
          </table:table-cell>
          <table:table-cell table:formula="of:=IF(AND(MOD([.A852];9)=0;MOD([.A853];9)=0);[.A852]+[.A853];&quot;&quot;)">
            <text:p/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IF(AND(MOD([.A853];9)=0;MOD([.A854];9)=0);[.A853]+[.A854];&quot;&quot;)">
            <text:p/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IF(AND(MOD([.A854];9)=0;MOD([.A855];9)=0);[.A854]+[.A855];&quot;&quot;)">
            <text:p/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IF(AND(MOD([.A855];9)=0;MOD([.A856];9)=0);[.A855]+[.A856];&quot;&quot;)">
            <text:p/>
          </table:table-cell>
          <table:table-cell/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IF(AND(MOD([.A856];9)=0;MOD([.A857];9)=0);[.A856]+[.A857];&quot;&quot;)">
            <text:p/>
          </table:table-cell>
          <table:table-cell/>
        </table:table-row>
        <table:table-row table:style-name="ro1">
          <table:table-cell office:value-type="float" office:value="-151" calcext:value-type="float">
            <text:p>-151</text:p>
          </table:table-cell>
          <table:table-cell table:formula="of:=IF(AND(MOD([.A857];9)=0;MOD([.A858];9)=0);[.A857]+[.A858];&quot;&quot;)">
            <text:p/>
          </table:table-cell>
          <table:table-cell/>
        </table:table-row>
        <table:table-row table:style-name="ro1">
          <table:table-cell office:value-type="float" office:value="-756" calcext:value-type="float">
            <text:p>-756</text:p>
          </table:table-cell>
          <table:table-cell table:formula="of:=IF(AND(MOD([.A858];9)=0;MOD([.A859];9)=0);[.A858]+[.A859];&quot;&quot;)">
            <text:p/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IF(AND(MOD([.A859];9)=0;MOD([.A860];9)=0);[.A859]+[.A860];&quot;&quot;)">
            <text:p/>
          </table:table-cell>
          <table:table-cell/>
        </table:table-row>
        <table:table-row table:style-name="ro1">
          <table:table-cell office:value-type="float" office:value="-401" calcext:value-type="float">
            <text:p>-401</text:p>
          </table:table-cell>
          <table:table-cell table:formula="of:=IF(AND(MOD([.A860];9)=0;MOD([.A861];9)=0);[.A860]+[.A861];&quot;&quot;)">
            <text:p/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IF(AND(MOD([.A861];9)=0;MOD([.A862];9)=0);[.A861]+[.A862];&quot;&quot;)">
            <text:p/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IF(AND(MOD([.A862];9)=0;MOD([.A863];9)=0);[.A862]+[.A863];&quot;&quot;)">
            <text:p/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IF(AND(MOD([.A863];9)=0;MOD([.A864];9)=0);[.A863]+[.A864];&quot;&quot;)">
            <text:p/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IF(AND(MOD([.A864];9)=0;MOD([.A865];9)=0);[.A864]+[.A865];&quot;&quot;)">
            <text:p/>
          </table:table-cell>
          <table:table-cell/>
        </table:table-row>
        <table:table-row table:style-name="ro1">
          <table:table-cell office:value-type="float" office:value="-869" calcext:value-type="float">
            <text:p>-869</text:p>
          </table:table-cell>
          <table:table-cell table:formula="of:=IF(AND(MOD([.A865];9)=0;MOD([.A866];9)=0);[.A865]+[.A866];&quot;&quot;)">
            <text:p/>
          </table:table-cell>
          <table:table-cell/>
        </table:table-row>
        <table:table-row table:style-name="ro1">
          <table:table-cell office:value-type="float" office:value="-198" calcext:value-type="float">
            <text:p>-198</text:p>
          </table:table-cell>
          <table:table-cell table:formula="of:=IF(AND(MOD([.A866];9)=0;MOD([.A867];9)=0);[.A866]+[.A867];&quot;&quot;)">
            <text:p/>
          </table:table-cell>
          <table:table-cell/>
        </table:table-row>
        <table:table-row table:style-name="ro1">
          <table:table-cell office:value-type="float" office:value="-925" calcext:value-type="float">
            <text:p>-925</text:p>
          </table:table-cell>
          <table:table-cell table:formula="of:=IF(AND(MOD([.A867];9)=0;MOD([.A868];9)=0);[.A867]+[.A868];&quot;&quot;)">
            <text:p/>
          </table:table-cell>
          <table:table-cell/>
        </table:table-row>
        <table:table-row table:style-name="ro1">
          <table:table-cell office:value-type="float" office:value="-788" calcext:value-type="float">
            <text:p>-788</text:p>
          </table:table-cell>
          <table:table-cell table:formula="of:=IF(AND(MOD([.A868];9)=0;MOD([.A869];9)=0);[.A868]+[.A869];&quot;&quot;)">
            <text:p/>
          </table:table-cell>
          <table:table-cell/>
        </table:table-row>
        <table:table-row table:style-name="ro1">
          <table:table-cell office:value-type="float" office:value="-859" calcext:value-type="float">
            <text:p>-859</text:p>
          </table:table-cell>
          <table:table-cell table:formula="of:=IF(AND(MOD([.A869];9)=0;MOD([.A870];9)=0);[.A869]+[.A870];&quot;&quot;)">
            <text:p/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IF(AND(MOD([.A870];9)=0;MOD([.A871];9)=0);[.A870]+[.A871];&quot;&quot;)">
            <text:p/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IF(AND(MOD([.A871];9)=0;MOD([.A872];9)=0);[.A871]+[.A872];&quot;&quot;)">
            <text:p/>
          </table:table-cell>
          <table:table-cell/>
        </table:table-row>
        <table:table-row table:style-name="ro1">
          <table:table-cell office:value-type="float" office:value="-928" calcext:value-type="float">
            <text:p>-928</text:p>
          </table:table-cell>
          <table:table-cell table:formula="of:=IF(AND(MOD([.A872];9)=0;MOD([.A873];9)=0);[.A872]+[.A873];&quot;&quot;)">
            <text:p/>
          </table:table-cell>
          <table:table-cell/>
        </table:table-row>
        <table:table-row table:style-name="ro1">
          <table:table-cell office:value-type="float" office:value="-401" calcext:value-type="float">
            <text:p>-401</text:p>
          </table:table-cell>
          <table:table-cell table:formula="of:=IF(AND(MOD([.A873];9)=0;MOD([.A874];9)=0);[.A873]+[.A874];&quot;&quot;)">
            <text:p/>
          </table:table-cell>
          <table:table-cell/>
        </table:table-row>
        <table:table-row table:style-name="ro1">
          <table:table-cell office:value-type="float" office:value="-649" calcext:value-type="float">
            <text:p>-649</text:p>
          </table:table-cell>
          <table:table-cell table:formula="of:=IF(AND(MOD([.A874];9)=0;MOD([.A875];9)=0);[.A874]+[.A875];&quot;&quot;)">
            <text:p/>
          </table:table-cell>
          <table:table-cell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IF(AND(MOD([.A875];9)=0;MOD([.A876];9)=0);[.A875]+[.A876];&quot;&quot;)">
            <text:p/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IF(AND(MOD([.A876];9)=0;MOD([.A877];9)=0);[.A876]+[.A877];&quot;&quot;)">
            <text:p/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IF(AND(MOD([.A877];9)=0;MOD([.A878];9)=0);[.A877]+[.A878];&quot;&quot;)">
            <text:p/>
          </table:table-cell>
          <table:table-cell/>
        </table:table-row>
        <table:table-row table:style-name="ro1">
          <table:table-cell office:value-type="float" office:value="-359" calcext:value-type="float">
            <text:p>-359</text:p>
          </table:table-cell>
          <table:table-cell table:formula="of:=IF(AND(MOD([.A878];9)=0;MOD([.A879];9)=0);[.A878]+[.A879];&quot;&quot;)">
            <text:p/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IF(AND(MOD([.A879];9)=0;MOD([.A880];9)=0);[.A879]+[.A880];&quot;&quot;)">
            <text:p/>
          </table:table-cell>
          <table:table-cell/>
        </table:table-row>
        <table:table-row table:style-name="ro1">
          <table:table-cell office:value-type="float" office:value="-383" calcext:value-type="float">
            <text:p>-383</text:p>
          </table:table-cell>
          <table:table-cell table:formula="of:=IF(AND(MOD([.A880];9)=0;MOD([.A881];9)=0);[.A880]+[.A881];&quot;&quot;)">
            <text:p/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IF(AND(MOD([.A881];9)=0;MOD([.A882];9)=0);[.A881]+[.A882];&quot;&quot;)">
            <text:p/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IF(AND(MOD([.A882];9)=0;MOD([.A883];9)=0);[.A882]+[.A883];&quot;&quot;)">
            <text:p/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IF(AND(MOD([.A883];9)=0;MOD([.A884];9)=0);[.A883]+[.A884];&quot;&quot;)">
            <text:p/>
          </table:table-cell>
          <table:table-cell/>
        </table:table-row>
        <table:table-row table:style-name="ro1">
          <table:table-cell office:value-type="float" office:value="-558" calcext:value-type="float">
            <text:p>-558</text:p>
          </table:table-cell>
          <table:table-cell table:formula="of:=IF(AND(MOD([.A884];9)=0;MOD([.A885];9)=0);[.A884]+[.A885];&quot;&quot;)">
            <text:p/>
          </table:table-cell>
          <table:table-cell/>
        </table:table-row>
        <table:table-row table:style-name="ro1">
          <table:table-cell office:value-type="float" office:value="-643" calcext:value-type="float">
            <text:p>-643</text:p>
          </table:table-cell>
          <table:table-cell table:formula="of:=IF(AND(MOD([.A885];9)=0;MOD([.A886];9)=0);[.A885]+[.A886];&quot;&quot;)">
            <text:p/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IF(AND(MOD([.A886];9)=0;MOD([.A887];9)=0);[.A886]+[.A887];&quot;&quot;)">
            <text:p/>
          </table:table-cell>
          <table:table-cell/>
        </table:table-row>
        <table:table-row table:style-name="ro1">
          <table:table-cell office:value-type="float" office:value="-380" calcext:value-type="float">
            <text:p>-380</text:p>
          </table:table-cell>
          <table:table-cell table:formula="of:=IF(AND(MOD([.A887];9)=0;MOD([.A888];9)=0);[.A887]+[.A888];&quot;&quot;)">
            <text:p/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IF(AND(MOD([.A888];9)=0;MOD([.A889];9)=0);[.A888]+[.A889];&quot;&quot;)">
            <text:p/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IF(AND(MOD([.A889];9)=0;MOD([.A890];9)=0);[.A889]+[.A890];&quot;&quot;)">
            <text:p/>
          </table:table-cell>
          <table:table-cell/>
        </table:table-row>
        <table:table-row table:style-name="ro1">
          <table:table-cell office:value-type="float" office:value="-663" calcext:value-type="float">
            <text:p>-663</text:p>
          </table:table-cell>
          <table:table-cell table:formula="of:=IF(AND(MOD([.A890];9)=0;MOD([.A891];9)=0);[.A890]+[.A891];&quot;&quot;)">
            <text:p/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IF(AND(MOD([.A891];9)=0;MOD([.A892];9)=0);[.A891]+[.A892];&quot;&quot;)">
            <text:p/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IF(AND(MOD([.A892];9)=0;MOD([.A893];9)=0);[.A892]+[.A893];&quot;&quot;)">
            <text:p/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IF(AND(MOD([.A893];9)=0;MOD([.A894];9)=0);[.A893]+[.A894];&quot;&quot;)">
            <text:p/>
          </table:table-cell>
          <table:table-cell/>
        </table:table-row>
        <table:table-row table:style-name="ro1">
          <table:table-cell office:value-type="float" office:value="-892" calcext:value-type="float">
            <text:p>-892</text:p>
          </table:table-cell>
          <table:table-cell table:formula="of:=IF(AND(MOD([.A894];9)=0;MOD([.A895];9)=0);[.A894]+[.A895];&quot;&quot;)">
            <text:p/>
          </table:table-cell>
          <table:table-cell/>
        </table:table-row>
        <table:table-row table:style-name="ro1">
          <table:table-cell office:value-type="float" office:value="-354" calcext:value-type="float">
            <text:p>-354</text:p>
          </table:table-cell>
          <table:table-cell table:formula="of:=IF(AND(MOD([.A895];9)=0;MOD([.A896];9)=0);[.A895]+[.A896];&quot;&quot;)">
            <text:p/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IF(AND(MOD([.A896];9)=0;MOD([.A897];9)=0);[.A896]+[.A897];&quot;&quot;)">
            <text:p/>
          </table:table-cell>
          <table:table-cell/>
        </table:table-row>
        <table:table-row table:style-name="ro1">
          <table:table-cell office:value-type="float" office:value="-99" calcext:value-type="float">
            <text:p>-99</text:p>
          </table:table-cell>
          <table:table-cell table:formula="of:=IF(AND(MOD([.A897];9)=0;MOD([.A898];9)=0);[.A897]+[.A898];&quot;&quot;)">
            <text:p/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IF(AND(MOD([.A898];9)=0;MOD([.A899];9)=0);[.A898]+[.A899];&quot;&quot;)">
            <text:p/>
          </table:table-cell>
          <table:table-cell/>
        </table:table-row>
        <table:table-row table:style-name="ro1">
          <table:table-cell office:value-type="float" office:value="-546" calcext:value-type="float">
            <text:p>-546</text:p>
          </table:table-cell>
          <table:table-cell table:formula="of:=IF(AND(MOD([.A899];9)=0;MOD([.A900];9)=0);[.A899]+[.A900];&quot;&quot;)">
            <text:p/>
          </table:table-cell>
          <table:table-cell/>
        </table:table-row>
        <table:table-row table:style-name="ro1">
          <table:table-cell office:value-type="float" office:value="-645" calcext:value-type="float">
            <text:p>-645</text:p>
          </table:table-cell>
          <table:table-cell table:formula="of:=IF(AND(MOD([.A900];9)=0;MOD([.A901];9)=0);[.A900]+[.A901];&quot;&quot;)">
            <text:p/>
          </table:table-cell>
          <table:table-cell/>
        </table:table-row>
        <table:table-row table:style-name="ro1">
          <table:table-cell office:value-type="float" office:value="-609" calcext:value-type="float">
            <text:p>-609</text:p>
          </table:table-cell>
          <table:table-cell table:formula="of:=IF(AND(MOD([.A901];9)=0;MOD([.A902];9)=0);[.A901]+[.A902];&quot;&quot;)">
            <text:p/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IF(AND(MOD([.A902];9)=0;MOD([.A903];9)=0);[.A902]+[.A903];&quot;&quot;)">
            <text:p/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IF(AND(MOD([.A903];9)=0;MOD([.A904];9)=0);[.A903]+[.A904];&quot;&quot;)">
            <text:p/>
          </table:table-cell>
          <table:table-cell/>
        </table:table-row>
        <table:table-row table:style-name="ro1">
          <table:table-cell office:value-type="float" office:value="-840" calcext:value-type="float">
            <text:p>-840</text:p>
          </table:table-cell>
          <table:table-cell table:formula="of:=IF(AND(MOD([.A904];9)=0;MOD([.A905];9)=0);[.A904]+[.A905];&quot;&quot;)">
            <text:p/>
          </table:table-cell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IF(AND(MOD([.A905];9)=0;MOD([.A906];9)=0);[.A905]+[.A906];&quot;&quot;)">
            <text:p/>
          </table:table-cell>
          <table:table-cell/>
        </table:table-row>
        <table:table-row table:style-name="ro1">
          <table:table-cell office:value-type="float" office:value="-907" calcext:value-type="float">
            <text:p>-907</text:p>
          </table:table-cell>
          <table:table-cell table:formula="of:=IF(AND(MOD([.A906];9)=0;MOD([.A907];9)=0);[.A906]+[.A907];&quot;&quot;)">
            <text:p/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IF(AND(MOD([.A907];9)=0;MOD([.A908];9)=0);[.A907]+[.A908];&quot;&quot;)">
            <text:p/>
          </table:table-cell>
          <table:table-cell/>
        </table:table-row>
        <table:table-row table:style-name="ro1">
          <table:table-cell office:value-type="float" office:value="-7" calcext:value-type="float">
            <text:p>-7</text:p>
          </table:table-cell>
          <table:table-cell table:formula="of:=IF(AND(MOD([.A908];9)=0;MOD([.A909];9)=0);[.A908]+[.A909];&quot;&quot;)">
            <text:p/>
          </table:table-cell>
          <table:table-cell/>
        </table:table-row>
        <table:table-row table:style-name="ro1">
          <table:table-cell office:value-type="float" office:value="-471" calcext:value-type="float">
            <text:p>-471</text:p>
          </table:table-cell>
          <table:table-cell table:formula="of:=IF(AND(MOD([.A909];9)=0;MOD([.A910];9)=0);[.A909]+[.A910];&quot;&quot;)">
            <text:p/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IF(AND(MOD([.A910];9)=0;MOD([.A911];9)=0);[.A910]+[.A911];&quot;&quot;)">
            <text:p/>
          </table:table-cell>
          <table:table-cell/>
        </table:table-row>
        <table:table-row table:style-name="ro1">
          <table:table-cell office:value-type="float" office:value="-331" calcext:value-type="float">
            <text:p>-331</text:p>
          </table:table-cell>
          <table:table-cell table:formula="of:=IF(AND(MOD([.A911];9)=0;MOD([.A912];9)=0);[.A911]+[.A912];&quot;&quot;)">
            <text:p/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IF(AND(MOD([.A912];9)=0;MOD([.A913];9)=0);[.A912]+[.A913];&quot;&quot;)">
            <text:p/>
          </table:table-cell>
          <table:table-cell/>
        </table:table-row>
        <table:table-row table:style-name="ro1">
          <table:table-cell office:value-type="float" office:value="-970" calcext:value-type="float">
            <text:p>-970</text:p>
          </table:table-cell>
          <table:table-cell table:formula="of:=IF(AND(MOD([.A913];9)=0;MOD([.A914];9)=0);[.A913]+[.A914];&quot;&quot;)">
            <text:p/>
          </table:table-cell>
          <table:table-cell/>
        </table:table-row>
        <table:table-row table:style-name="ro1">
          <table:table-cell office:value-type="float" office:value="-999" calcext:value-type="float">
            <text:p>-999</text:p>
          </table:table-cell>
          <table:table-cell table:formula="of:=IF(AND(MOD([.A914];9)=0;MOD([.A915];9)=0);[.A914]+[.A915];&quot;&quot;)">
            <text:p/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IF(AND(MOD([.A915];9)=0;MOD([.A916];9)=0);[.A915]+[.A916];&quot;&quot;)">
            <text:p/>
          </table:table-cell>
          <table:table-cell/>
        </table:table-row>
        <table:table-row table:style-name="ro1">
          <table:table-cell office:value-type="float" office:value="-273" calcext:value-type="float">
            <text:p>-273</text:p>
          </table:table-cell>
          <table:table-cell table:formula="of:=IF(AND(MOD([.A916];9)=0;MOD([.A917];9)=0);[.A916]+[.A917];&quot;&quot;)">
            <text:p/>
          </table:table-cell>
          <table:table-cell/>
        </table:table-row>
        <table:table-row table:style-name="ro1">
          <table:table-cell office:value-type="float" office:value="-214" calcext:value-type="float">
            <text:p>-214</text:p>
          </table:table-cell>
          <table:table-cell table:formula="of:=IF(AND(MOD([.A917];9)=0;MOD([.A918];9)=0);[.A917]+[.A918];&quot;&quot;)">
            <text:p/>
          </table:table-cell>
          <table:table-cell/>
        </table:table-row>
        <table:table-row table:style-name="ro1">
          <table:table-cell office:value-type="float" office:value="-363" calcext:value-type="float">
            <text:p>-363</text:p>
          </table:table-cell>
          <table:table-cell table:formula="of:=IF(AND(MOD([.A918];9)=0;MOD([.A919];9)=0);[.A918]+[.A919];&quot;&quot;)">
            <text:p/>
          </table:table-cell>
          <table:table-cell/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IF(AND(MOD([.A919];9)=0;MOD([.A920];9)=0);[.A919]+[.A920];&quot;&quot;)">
            <text:p/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IF(AND(MOD([.A920];9)=0;MOD([.A921];9)=0);[.A920]+[.A921];&quot;&quot;)">
            <text:p/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IF(AND(MOD([.A921];9)=0;MOD([.A922];9)=0);[.A921]+[.A922];&quot;&quot;)">
            <text:p/>
          </table:table-cell>
          <table:table-cell/>
        </table:table-row>
        <table:table-row table:style-name="ro1">
          <table:table-cell office:value-type="float" office:value="-254" calcext:value-type="float">
            <text:p>-254</text:p>
          </table:table-cell>
          <table:table-cell table:formula="of:=IF(AND(MOD([.A922];9)=0;MOD([.A923];9)=0);[.A922]+[.A923];&quot;&quot;)">
            <text:p/>
          </table:table-cell>
          <table:table-cell/>
        </table:table-row>
        <table:table-row table:style-name="ro1">
          <table:table-cell office:value-type="float" office:value="-548" calcext:value-type="float">
            <text:p>-548</text:p>
          </table:table-cell>
          <table:table-cell table:formula="of:=IF(AND(MOD([.A923];9)=0;MOD([.A924];9)=0);[.A923]+[.A924];&quot;&quot;)">
            <text:p/>
          </table:table-cell>
          <table:table-cell/>
        </table:table-row>
        <table:table-row table:style-name="ro1">
          <table:table-cell office:value-type="float" office:value="-382" calcext:value-type="float">
            <text:p>-382</text:p>
          </table:table-cell>
          <table:table-cell table:formula="of:=IF(AND(MOD([.A924];9)=0;MOD([.A925];9)=0);[.A924]+[.A925];&quot;&quot;)">
            <text:p/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IF(AND(MOD([.A925];9)=0;MOD([.A926];9)=0);[.A925]+[.A926];&quot;&quot;)">
            <text:p/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IF(AND(MOD([.A926];9)=0;MOD([.A927];9)=0);[.A926]+[.A927];&quot;&quot;)">
            <text:p/>
          </table:table-cell>
          <table:table-cell/>
        </table:table-row>
        <table:table-row table:style-name="ro1">
          <table:table-cell office:value-type="float" office:value="-277" calcext:value-type="float">
            <text:p>-277</text:p>
          </table:table-cell>
          <table:table-cell table:formula="of:=IF(AND(MOD([.A927];9)=0;MOD([.A928];9)=0);[.A927]+[.A928];&quot;&quot;)">
            <text:p/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IF(AND(MOD([.A928];9)=0;MOD([.A929];9)=0);[.A928]+[.A929];&quot;&quot;)">
            <text:p/>
          </table:table-cell>
          <table:table-cell/>
        </table:table-row>
        <table:table-row table:style-name="ro1">
          <table:table-cell office:value-type="float" office:value="-711" calcext:value-type="float">
            <text:p>-711</text:p>
          </table:table-cell>
          <table:table-cell table:formula="of:=IF(AND(MOD([.A929];9)=0;MOD([.A930];9)=0);[.A929]+[.A930];&quot;&quot;)">
            <text:p/>
          </table:table-cell>
          <table:table-cell/>
        </table:table-row>
        <table:table-row table:style-name="ro1">
          <table:table-cell office:value-type="float" office:value="-93" calcext:value-type="float">
            <text:p>-93</text:p>
          </table:table-cell>
          <table:table-cell table:formula="of:=IF(AND(MOD([.A930];9)=0;MOD([.A931];9)=0);[.A930]+[.A931];&quot;&quot;)">
            <text:p/>
          </table:table-cell>
          <table:table-cell/>
        </table:table-row>
        <table:table-row table:style-name="ro1">
          <table:table-cell office:value-type="float" office:value="-688" calcext:value-type="float">
            <text:p>-688</text:p>
          </table:table-cell>
          <table:table-cell table:formula="of:=IF(AND(MOD([.A931];9)=0;MOD([.A932];9)=0);[.A931]+[.A932];&quot;&quot;)">
            <text:p/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IF(AND(MOD([.A932];9)=0;MOD([.A933];9)=0);[.A932]+[.A933];&quot;&quot;)">
            <text:p/>
          </table:table-cell>
          <table:table-cell/>
        </table:table-row>
        <table:table-row table:style-name="ro1">
          <table:table-cell office:value-type="float" office:value="-545" calcext:value-type="float">
            <text:p>-545</text:p>
          </table:table-cell>
          <table:table-cell table:formula="of:=IF(AND(MOD([.A933];9)=0;MOD([.A934];9)=0);[.A933]+[.A934];&quot;&quot;)">
            <text:p/>
          </table:table-cell>
          <table:table-cell/>
        </table:table-row>
        <table:table-row table:style-name="ro1">
          <table:table-cell office:value-type="float" office:value="-161" calcext:value-type="float">
            <text:p>-161</text:p>
          </table:table-cell>
          <table:table-cell table:formula="of:=IF(AND(MOD([.A934];9)=0;MOD([.A935];9)=0);[.A934]+[.A935];&quot;&quot;)">
            <text:p/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IF(AND(MOD([.A935];9)=0;MOD([.A936];9)=0);[.A935]+[.A936];&quot;&quot;)">
            <text:p/>
          </table:table-cell>
          <table:table-cell/>
        </table:table-row>
        <table:table-row table:style-name="ro1">
          <table:table-cell office:value-type="float" office:value="-817" calcext:value-type="float">
            <text:p>-817</text:p>
          </table:table-cell>
          <table:table-cell table:formula="of:=IF(AND(MOD([.A936];9)=0;MOD([.A937];9)=0);[.A936]+[.A937];&quot;&quot;)">
            <text:p/>
          </table:table-cell>
          <table:table-cell/>
        </table:table-row>
        <table:table-row table:style-name="ro1">
          <table:table-cell office:value-type="float" office:value="-163" calcext:value-type="float">
            <text:p>-163</text:p>
          </table:table-cell>
          <table:table-cell table:formula="of:=IF(AND(MOD([.A937];9)=0;MOD([.A938];9)=0);[.A937]+[.A938];&quot;&quot;)">
            <text:p/>
          </table:table-cell>
          <table:table-cell/>
        </table:table-row>
        <table:table-row table:style-name="ro1">
          <table:table-cell office:value-type="float" office:value="-945" calcext:value-type="float">
            <text:p>-945</text:p>
          </table:table-cell>
          <table:table-cell table:formula="of:=IF(AND(MOD([.A938];9)=0;MOD([.A939];9)=0);[.A938]+[.A939];&quot;&quot;)">
            <text:p/>
          </table:table-cell>
          <table:table-cell/>
        </table:table-row>
        <table:table-row table:style-name="ro1">
          <table:table-cell office:value-type="float" office:value="-252" calcext:value-type="float">
            <text:p>-252</text:p>
          </table:table-cell>
          <table:table-cell table:formula="of:=IF(AND(MOD([.A939];9)=0;MOD([.A940];9)=0);[.A939]+[.A940];&quot;&quot;)" office:value-type="float" office:value="-1197" calcext:value-type="float">
            <text:p>-1197</text:p>
          </table:table-cell>
          <table:table-cell/>
        </table:table-row>
        <table:table-row table:style-name="ro1">
          <table:table-cell office:value-type="float" office:value="-721" calcext:value-type="float">
            <text:p>-721</text:p>
          </table:table-cell>
          <table:table-cell table:formula="of:=IF(AND(MOD([.A940];9)=0;MOD([.A941];9)=0);[.A940]+[.A941];&quot;&quot;)">
            <text:p/>
          </table:table-cell>
          <table:table-cell/>
        </table:table-row>
        <table:table-row table:style-name="ro1">
          <table:table-cell office:value-type="float" office:value="-961" calcext:value-type="float">
            <text:p>-961</text:p>
          </table:table-cell>
          <table:table-cell table:formula="of:=IF(AND(MOD([.A941];9)=0;MOD([.A942];9)=0);[.A941]+[.A942];&quot;&quot;)">
            <text:p/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IF(AND(MOD([.A942];9)=0;MOD([.A943];9)=0);[.A942]+[.A943];&quot;&quot;)">
            <text:p/>
          </table:table-cell>
          <table:table-cell/>
        </table:table-row>
        <table:table-row table:style-name="ro1">
          <table:table-cell office:value-type="float" office:value="-649" calcext:value-type="float">
            <text:p>-649</text:p>
          </table:table-cell>
          <table:table-cell table:formula="of:=IF(AND(MOD([.A943];9)=0;MOD([.A944];9)=0);[.A943]+[.A944];&quot;&quot;)">
            <text:p/>
          </table:table-cell>
          <table:table-cell/>
        </table:table-row>
        <table:table-row table:style-name="ro1">
          <table:table-cell office:value-type="float" office:value="-571" calcext:value-type="float">
            <text:p>-571</text:p>
          </table:table-cell>
          <table:table-cell table:formula="of:=IF(AND(MOD([.A944];9)=0;MOD([.A945];9)=0);[.A944]+[.A945];&quot;&quot;)">
            <text:p/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IF(AND(MOD([.A945];9)=0;MOD([.A946];9)=0);[.A945]+[.A946];&quot;&quot;)">
            <text:p/>
          </table:table-cell>
          <table:table-cell/>
        </table:table-row>
        <table:table-row table:style-name="ro1">
          <table:table-cell office:value-type="float" office:value="-334" calcext:value-type="float">
            <text:p>-334</text:p>
          </table:table-cell>
          <table:table-cell table:formula="of:=IF(AND(MOD([.A946];9)=0;MOD([.A947];9)=0);[.A946]+[.A947];&quot;&quot;)">
            <text:p/>
          </table:table-cell>
          <table:table-cell/>
        </table:table-row>
        <table:table-row table:style-name="ro1">
          <table:table-cell office:value-type="float" office:value="-719" calcext:value-type="float">
            <text:p>-719</text:p>
          </table:table-cell>
          <table:table-cell table:formula="of:=IF(AND(MOD([.A947];9)=0;MOD([.A948];9)=0);[.A947]+[.A948];&quot;&quot;)">
            <text:p/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IF(AND(MOD([.A948];9)=0;MOD([.A949];9)=0);[.A948]+[.A949];&quot;&quot;)">
            <text:p/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IF(AND(MOD([.A949];9)=0;MOD([.A950];9)=0);[.A949]+[.A950];&quot;&quot;)" office:value-type="float" office:value="1215" calcext:value-type="float">
            <text:p>1215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IF(AND(MOD([.A950];9)=0;MOD([.A951];9)=0);[.A950]+[.A951];&quot;&quot;)" office:value-type="float" office:value="1890" calcext:value-type="float">
            <text:p>1890</text:p>
          </table:table-cell>
          <table:table-cell/>
        </table:table-row>
        <table:table-row table:style-name="ro1">
          <table:table-cell office:value-type="float" office:value="-436" calcext:value-type="float">
            <text:p>-436</text:p>
          </table:table-cell>
          <table:table-cell table:formula="of:=IF(AND(MOD([.A951];9)=0;MOD([.A952];9)=0);[.A951]+[.A952];&quot;&quot;)">
            <text:p/>
          </table:table-cell>
          <table:table-cell/>
        </table:table-row>
        <table:table-row table:style-name="ro1">
          <table:table-cell office:value-type="float" office:value="-396" calcext:value-type="float">
            <text:p>-396</text:p>
          </table:table-cell>
          <table:table-cell table:formula="of:=IF(AND(MOD([.A952];9)=0;MOD([.A953];9)=0);[.A952]+[.A953];&quot;&quot;)">
            <text:p/>
          </table:table-cell>
          <table:table-cell/>
        </table:table-row>
        <table:table-row table:style-name="ro1">
          <table:table-cell office:value-type="float" office:value="-201" calcext:value-type="float">
            <text:p>-201</text:p>
          </table:table-cell>
          <table:table-cell table:formula="of:=IF(AND(MOD([.A953];9)=0;MOD([.A954];9)=0);[.A953]+[.A954];&quot;&quot;)">
            <text:p/>
          </table:table-cell>
          <table:table-cell/>
        </table:table-row>
        <table:table-row table:style-name="ro1">
          <table:table-cell office:value-type="float" office:value="-68" calcext:value-type="float">
            <text:p>-68</text:p>
          </table:table-cell>
          <table:table-cell table:formula="of:=IF(AND(MOD([.A954];9)=0;MOD([.A955];9)=0);[.A954]+[.A955];&quot;&quot;)">
            <text:p/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IF(AND(MOD([.A955];9)=0;MOD([.A956];9)=0);[.A955]+[.A956];&quot;&quot;)">
            <text:p/>
          </table:table-cell>
          <table:table-cell/>
        </table:table-row>
        <table:table-row table:style-name="ro1">
          <table:table-cell office:value-type="float" office:value="-28" calcext:value-type="float">
            <text:p>-28</text:p>
          </table:table-cell>
          <table:table-cell table:formula="of:=IF(AND(MOD([.A956];9)=0;MOD([.A957];9)=0);[.A956]+[.A957];&quot;&quot;)">
            <text:p/>
          </table:table-cell>
          <table:table-cell/>
        </table:table-row>
        <table:table-row table:style-name="ro1">
          <table:table-cell office:value-type="float" office:value="-742" calcext:value-type="float">
            <text:p>-742</text:p>
          </table:table-cell>
          <table:table-cell table:formula="of:=IF(AND(MOD([.A957];9)=0;MOD([.A958];9)=0);[.A957]+[.A958];&quot;&quot;)">
            <text:p/>
          </table:table-cell>
          <table:table-cell/>
        </table:table-row>
        <table:table-row table:style-name="ro1">
          <table:table-cell office:value-type="float" office:value="-424" calcext:value-type="float">
            <text:p>-424</text:p>
          </table:table-cell>
          <table:table-cell table:formula="of:=IF(AND(MOD([.A958];9)=0;MOD([.A959];9)=0);[.A958]+[.A959];&quot;&quot;)">
            <text:p/>
          </table:table-cell>
          <table:table-cell/>
        </table:table-row>
        <table:table-row table:style-name="ro1">
          <table:table-cell office:value-type="float" office:value="-22" calcext:value-type="float">
            <text:p>-22</text:p>
          </table:table-cell>
          <table:table-cell table:formula="of:=IF(AND(MOD([.A959];9)=0;MOD([.A960];9)=0);[.A959]+[.A960];&quot;&quot;)">
            <text:p/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IF(AND(MOD([.A960];9)=0;MOD([.A961];9)=0);[.A960]+[.A961];&quot;&quot;)">
            <text:p/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IF(AND(MOD([.A961];9)=0;MOD([.A962];9)=0);[.A961]+[.A962];&quot;&quot;)">
            <text:p/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IF(AND(MOD([.A962];9)=0;MOD([.A963];9)=0);[.A962]+[.A963];&quot;&quot;)">
            <text:p/>
          </table:table-cell>
          <table:table-cell/>
        </table:table-row>
        <table:table-row table:style-name="ro1">
          <table:table-cell office:value-type="float" office:value="-484" calcext:value-type="float">
            <text:p>-484</text:p>
          </table:table-cell>
          <table:table-cell table:formula="of:=IF(AND(MOD([.A963];9)=0;MOD([.A964];9)=0);[.A963]+[.A964];&quot;&quot;)">
            <text:p/>
          </table:table-cell>
          <table:table-cell/>
        </table:table-row>
        <table:table-row table:style-name="ro1">
          <table:table-cell office:value-type="float" office:value="-636" calcext:value-type="float">
            <text:p>-636</text:p>
          </table:table-cell>
          <table:table-cell table:formula="of:=IF(AND(MOD([.A964];9)=0;MOD([.A965];9)=0);[.A964]+[.A965];&quot;&quot;)">
            <text:p/>
          </table:table-cell>
          <table:table-cell/>
        </table:table-row>
        <table:table-row table:style-name="ro1">
          <table:table-cell office:value-type="float" office:value="-693" calcext:value-type="float">
            <text:p>-693</text:p>
          </table:table-cell>
          <table:table-cell table:formula="of:=IF(AND(MOD([.A965];9)=0;MOD([.A966];9)=0);[.A965]+[.A966];&quot;&quot;)">
            <text:p/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IF(AND(MOD([.A966];9)=0;MOD([.A967];9)=0);[.A966]+[.A967];&quot;&quot;)">
            <text:p/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IF(AND(MOD([.A967];9)=0;MOD([.A968];9)=0);[.A967]+[.A968];&quot;&quot;)">
            <text:p/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IF(AND(MOD([.A968];9)=0;MOD([.A969];9)=0);[.A968]+[.A969];&quot;&quot;)">
            <text:p/>
          </table:table-cell>
          <table:table-cell/>
        </table:table-row>
        <table:table-row table:style-name="ro1">
          <table:table-cell office:value-type="float" office:value="-763" calcext:value-type="float">
            <text:p>-763</text:p>
          </table:table-cell>
          <table:table-cell table:formula="of:=IF(AND(MOD([.A969];9)=0;MOD([.A970];9)=0);[.A969]+[.A970];&quot;&quot;)">
            <text:p/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AND(MOD([.A970];9)=0;MOD([.A971];9)=0);[.A970]+[.A971];&quot;&quot;)">
            <text:p/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IF(AND(MOD([.A971];9)=0;MOD([.A972];9)=0);[.A971]+[.A972];&quot;&quot;)">
            <text:p/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IF(AND(MOD([.A972];9)=0;MOD([.A973];9)=0);[.A972]+[.A973];&quot;&quot;)">
            <text:p/>
          </table:table-cell>
          <table:table-cell/>
        </table:table-row>
        <table:table-row table:style-name="ro1">
          <table:table-cell office:value-type="float" office:value="-119" calcext:value-type="float">
            <text:p>-119</text:p>
          </table:table-cell>
          <table:table-cell table:formula="of:=IF(AND(MOD([.A973];9)=0;MOD([.A974];9)=0);[.A973]+[.A974];&quot;&quot;)">
            <text:p/>
          </table:table-cell>
          <table:table-cell/>
        </table:table-row>
        <table:table-row table:style-name="ro1">
          <table:table-cell office:value-type="float" office:value="-71" calcext:value-type="float">
            <text:p>-71</text:p>
          </table:table-cell>
          <table:table-cell table:formula="of:=IF(AND(MOD([.A974];9)=0;MOD([.A975];9)=0);[.A974]+[.A975];&quot;&quot;)">
            <text:p/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IF(AND(MOD([.A975];9)=0;MOD([.A976];9)=0);[.A975]+[.A976];&quot;&quot;)">
            <text:p/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IF(AND(MOD([.A976];9)=0;MOD([.A977];9)=0);[.A976]+[.A977];&quot;&quot;)">
            <text:p/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IF(AND(MOD([.A977];9)=0;MOD([.A978];9)=0);[.A977]+[.A978];&quot;&quot;)">
            <text:p/>
          </table:table-cell>
          <table:table-cell/>
        </table:table-row>
        <table:table-row table:style-name="ro1">
          <table:table-cell office:value-type="float" office:value="-306" calcext:value-type="float">
            <text:p>-306</text:p>
          </table:table-cell>
          <table:table-cell table:formula="of:=IF(AND(MOD([.A978];9)=0;MOD([.A979];9)=0);[.A978]+[.A979];&quot;&quot;)">
            <text:p/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IF(AND(MOD([.A979];9)=0;MOD([.A980];9)=0);[.A979]+[.A980];&quot;&quot;)">
            <text:p/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IF(AND(MOD([.A980];9)=0;MOD([.A981];9)=0);[.A980]+[.A981];&quot;&quot;)">
            <text:p/>
          </table:table-cell>
          <table:table-cell/>
        </table:table-row>
        <table:table-row table:style-name="ro1">
          <table:table-cell office:value-type="float" office:value="-366" calcext:value-type="float">
            <text:p>-366</text:p>
          </table:table-cell>
          <table:table-cell table:formula="of:=IF(AND(MOD([.A981];9)=0;MOD([.A982];9)=0);[.A981]+[.A982];&quot;&quot;)">
            <text:p/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IF(AND(MOD([.A982];9)=0;MOD([.A983];9)=0);[.A982]+[.A983];&quot;&quot;)">
            <text:p/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IF(AND(MOD([.A983];9)=0;MOD([.A984];9)=0);[.A983]+[.A984];&quot;&quot;)">
            <text:p/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IF(AND(MOD([.A984];9)=0;MOD([.A985];9)=0);[.A984]+[.A985];&quot;&quot;)">
            <text:p/>
          </table:table-cell>
          <table:table-cell/>
        </table:table-row>
        <table:table-row table:style-name="ro1">
          <table:table-cell office:value-type="float" office:value="-992" calcext:value-type="float">
            <text:p>-992</text:p>
          </table:table-cell>
          <table:table-cell table:formula="of:=IF(AND(MOD([.A985];9)=0;MOD([.A986];9)=0);[.A985]+[.A986];&quot;&quot;)">
            <text:p/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IF(AND(MOD([.A986];9)=0;MOD([.A987];9)=0);[.A986]+[.A987];&quot;&quot;)">
            <text:p/>
          </table:table-cell>
          <table:table-cell/>
        </table:table-row>
        <table:table-row table:style-name="ro1">
          <table:table-cell office:value-type="float" office:value="-68" calcext:value-type="float">
            <text:p>-68</text:p>
          </table:table-cell>
          <table:table-cell table:formula="of:=IF(AND(MOD([.A987];9)=0;MOD([.A988];9)=0);[.A987]+[.A988];&quot;&quot;)">
            <text:p/>
          </table:table-cell>
          <table:table-cell/>
        </table:table-row>
        <table:table-row table:style-name="ro1">
          <table:table-cell office:value-type="float" office:value="-439" calcext:value-type="float">
            <text:p>-439</text:p>
          </table:table-cell>
          <table:table-cell table:formula="of:=IF(AND(MOD([.A988];9)=0;MOD([.A989];9)=0);[.A988]+[.A989];&quot;&quot;)">
            <text:p/>
          </table:table-cell>
          <table:table-cell/>
        </table:table-row>
        <table:table-row table:style-name="ro1">
          <table:table-cell office:value-type="float" office:value="-11" calcext:value-type="float">
            <text:p>-11</text:p>
          </table:table-cell>
          <table:table-cell table:formula="of:=IF(AND(MOD([.A989];9)=0;MOD([.A990];9)=0);[.A989]+[.A990];&quot;&quot;)">
            <text:p/>
          </table:table-cell>
          <table:table-cell/>
        </table:table-row>
        <table:table-row table:style-name="ro1">
          <table:table-cell office:value-type="float" office:value="-718" calcext:value-type="float">
            <text:p>-718</text:p>
          </table:table-cell>
          <table:table-cell table:formula="of:=IF(AND(MOD([.A990];9)=0;MOD([.A991];9)=0);[.A990]+[.A991];&quot;&quot;)">
            <text:p/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IF(AND(MOD([.A991];9)=0;MOD([.A992];9)=0);[.A991]+[.A992];&quot;&quot;)">
            <text:p/>
          </table:table-cell>
          <table:table-cell/>
        </table:table-row>
        <table:table-row table:style-name="ro1">
          <table:table-cell office:value-type="float" office:value="-299" calcext:value-type="float">
            <text:p>-299</text:p>
          </table:table-cell>
          <table:table-cell table:formula="of:=IF(AND(MOD([.A992];9)=0;MOD([.A993];9)=0);[.A992]+[.A993];&quot;&quot;)">
            <text:p/>
          </table:table-cell>
          <table:table-cell/>
        </table:table-row>
        <table:table-row table:style-name="ro1">
          <table:table-cell office:value-type="float" office:value="-189" calcext:value-type="float">
            <text:p>-189</text:p>
          </table:table-cell>
          <table:table-cell table:formula="of:=IF(AND(MOD([.A993];9)=0;MOD([.A994];9)=0);[.A993]+[.A994];&quot;&quot;)">
            <text:p/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IF(AND(MOD([.A994];9)=0;MOD([.A995];9)=0);[.A994]+[.A995];&quot;&quot;)">
            <text:p/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IF(AND(MOD([.A995];9)=0;MOD([.A996];9)=0);[.A995]+[.A996];&quot;&quot;)">
            <text:p/>
          </table:table-cell>
          <table:table-cell/>
        </table:table-row>
        <table:table-row table:style-name="ro1">
          <table:table-cell office:value-type="float" office:value="-508" calcext:value-type="float">
            <text:p>-508</text:p>
          </table:table-cell>
          <table:table-cell table:formula="of:=IF(AND(MOD([.A996];9)=0;MOD([.A997];9)=0);[.A996]+[.A997];&quot;&quot;)">
            <text:p/>
          </table:table-cell>
          <table:table-cell/>
        </table:table-row>
        <table:table-row table:style-name="ro1">
          <table:table-cell office:value-type="float" office:value="-848" calcext:value-type="float">
            <text:p>-848</text:p>
          </table:table-cell>
          <table:table-cell table:formula="of:=IF(AND(MOD([.A997];9)=0;MOD([.A998];9)=0);[.A997]+[.A998];&quot;&quot;)">
            <text:p/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IF(AND(MOD([.A998];9)=0;MOD([.A999];9)=0);[.A998]+[.A999];&quot;&quot;)">
            <text:p/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AND(MOD([.A999];9)=0;MOD([.A1000];9)=0);[.A999]+[.A1000];&quot;&quot;)">
            <text:p/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IF(AND(MOD([.A1000];9)=0;MOD([.A1001];9)=0);[.A1000]+[.A1001];&quot;&quot;)">
            <text:p/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IF(AND(MOD([.A1001];9)=0;MOD([.A1002];9)=0);[.A1001]+[.A1002];&quot;&quot;)">
            <text:p/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IF(AND(MOD([.A1002];9)=0;MOD([.A1003];9)=0);[.A1002]+[.A1003];&quot;&quot;)">
            <text:p/>
          </table:table-cell>
          <table:table-cell/>
        </table:table-row>
        <table:table-row table:style-name="ro1">
          <table:table-cell office:value-type="float" office:value="-967" calcext:value-type="float">
            <text:p>-967</text:p>
          </table:table-cell>
          <table:table-cell table:formula="of:=IF(AND(MOD([.A1003];9)=0;MOD([.A1004];9)=0);[.A1003]+[.A1004];&quot;&quot;)">
            <text:p/>
          </table:table-cell>
          <table:table-cell/>
        </table:table-row>
        <table:table-row table:style-name="ro1">
          <table:table-cell office:value-type="float" office:value="-473" calcext:value-type="float">
            <text:p>-473</text:p>
          </table:table-cell>
          <table:table-cell table:formula="of:=IF(AND(MOD([.A1004];9)=0;MOD([.A1005];9)=0);[.A1004]+[.A1005];&quot;&quot;)">
            <text:p/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IF(AND(MOD([.A1005];9)=0;MOD([.A1006];9)=0);[.A1005]+[.A1006];&quot;&quot;)">
            <text:p/>
          </table:table-cell>
          <table:table-cell/>
        </table:table-row>
        <table:table-row table:style-name="ro1">
          <table:table-cell office:value-type="float" office:value="-602" calcext:value-type="float">
            <text:p>-602</text:p>
          </table:table-cell>
          <table:table-cell table:formula="of:=IF(AND(MOD([.A1006];9)=0;MOD([.A1007];9)=0);[.A1006]+[.A1007];&quot;&quot;)">
            <text:p/>
          </table:table-cell>
          <table:table-cell/>
        </table:table-row>
        <table:table-row table:style-name="ro1">
          <table:table-cell office:value-type="float" office:value="-336" calcext:value-type="float">
            <text:p>-336</text:p>
          </table:table-cell>
          <table:table-cell table:formula="of:=IF(AND(MOD([.A1007];9)=0;MOD([.A1008];9)=0);[.A1007]+[.A1008];&quot;&quot;)">
            <text:p/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IF(AND(MOD([.A1008];9)=0;MOD([.A1009];9)=0);[.A1008]+[.A1009];&quot;&quot;)">
            <text:p/>
          </table:table-cell>
          <table:table-cell/>
        </table:table-row>
        <table:table-row table:style-name="ro1">
          <table:table-cell office:value-type="float" office:value="-710" calcext:value-type="float">
            <text:p>-710</text:p>
          </table:table-cell>
          <table:table-cell table:formula="of:=IF(AND(MOD([.A1009];9)=0;MOD([.A1010];9)=0);[.A1009]+[.A1010];&quot;&quot;)">
            <text:p/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IF(AND(MOD([.A1010];9)=0;MOD([.A1011];9)=0);[.A1010]+[.A1011];&quot;&quot;)">
            <text:p/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IF(AND(MOD([.A1011];9)=0;MOD([.A1012];9)=0);[.A1011]+[.A1012];&quot;&quot;)">
            <text:p/>
          </table:table-cell>
          <table:table-cell/>
        </table:table-row>
        <table:table-row table:style-name="ro1">
          <table:table-cell office:value-type="float" office:value="-31" calcext:value-type="float">
            <text:p>-31</text:p>
          </table:table-cell>
          <table:table-cell table:formula="of:=IF(AND(MOD([.A1012];9)=0;MOD([.A1013];9)=0);[.A1012]+[.A1013];&quot;&quot;)">
            <text:p/>
          </table:table-cell>
          <table:table-cell/>
        </table:table-row>
        <table:table-row table:style-name="ro1">
          <table:table-cell office:value-type="float" office:value="-731" calcext:value-type="float">
            <text:p>-731</text:p>
          </table:table-cell>
          <table:table-cell table:formula="of:=IF(AND(MOD([.A1013];9)=0;MOD([.A1014];9)=0);[.A1013]+[.A1014];&quot;&quot;)">
            <text:p/>
          </table:table-cell>
          <table:table-cell/>
        </table:table-row>
        <table:table-row table:style-name="ro1">
          <table:table-cell office:value-type="float" office:value="-256" calcext:value-type="float">
            <text:p>-256</text:p>
          </table:table-cell>
          <table:table-cell table:formula="of:=IF(AND(MOD([.A1014];9)=0;MOD([.A1015];9)=0);[.A1014]+[.A1015];&quot;&quot;)">
            <text:p/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IF(AND(MOD([.A1015];9)=0;MOD([.A1016];9)=0);[.A1015]+[.A1016];&quot;&quot;)">
            <text:p/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IF(AND(MOD([.A1016];9)=0;MOD([.A1017];9)=0);[.A1016]+[.A1017];&quot;&quot;)">
            <text:p/>
          </table:table-cell>
          <table:table-cell/>
        </table:table-row>
        <table:table-row table:style-name="ro1">
          <table:table-cell office:value-type="float" office:value="-27" calcext:value-type="float">
            <text:p>-27</text:p>
          </table:table-cell>
          <table:table-cell table:formula="of:=IF(AND(MOD([.A1017];9)=0;MOD([.A1018];9)=0);[.A1017]+[.A1018];&quot;&quot;)">
            <text:p/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IF(AND(MOD([.A1018];9)=0;MOD([.A1019];9)=0);[.A1018]+[.A1019];&quot;&quot;)">
            <text:p/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IF(AND(MOD([.A1019];9)=0;MOD([.A1020];9)=0);[.A1019]+[.A1020];&quot;&quot;)">
            <text:p/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IF(AND(MOD([.A1020];9)=0;MOD([.A1021];9)=0);[.A1020]+[.A1021];&quot;&quot;)">
            <text:p/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IF(AND(MOD([.A1021];9)=0;MOD([.A1022];9)=0);[.A1021]+[.A1022];&quot;&quot;)">
            <text:p/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IF(AND(MOD([.A1022];9)=0;MOD([.A1023];9)=0);[.A1022]+[.A1023];&quot;&quot;)">
            <text:p/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IF(AND(MOD([.A1023];9)=0;MOD([.A1024];9)=0);[.A1023]+[.A1024];&quot;&quot;)">
            <text:p/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IF(AND(MOD([.A1024];9)=0;MOD([.A1025];9)=0);[.A1024]+[.A1025];&quot;&quot;)">
            <text:p/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IF(AND(MOD([.A1025];9)=0;MOD([.A1026];9)=0);[.A1025]+[.A1026];&quot;&quot;)">
            <text:p/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IF(AND(MOD([.A1026];9)=0;MOD([.A1027];9)=0);[.A1026]+[.A1027];&quot;&quot;)">
            <text:p/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IF(AND(MOD([.A1027];9)=0;MOD([.A1028];9)=0);[.A1027]+[.A1028];&quot;&quot;)">
            <text:p/>
          </table:table-cell>
          <table:table-cell/>
        </table:table-row>
        <table:table-row table:style-name="ro1">
          <table:table-cell office:value-type="float" office:value="-61" calcext:value-type="float">
            <text:p>-61</text:p>
          </table:table-cell>
          <table:table-cell table:formula="of:=IF(AND(MOD([.A1028];9)=0;MOD([.A1029];9)=0);[.A1028]+[.A1029];&quot;&quot;)">
            <text:p/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IF(AND(MOD([.A1029];9)=0;MOD([.A1030];9)=0);[.A1029]+[.A1030];&quot;&quot;)">
            <text:p/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IF(AND(MOD([.A1030];9)=0;MOD([.A1031];9)=0);[.A1030]+[.A1031];&quot;&quot;)">
            <text:p/>
          </table:table-cell>
          <table:table-cell/>
        </table:table-row>
        <table:table-row table:style-name="ro1">
          <table:table-cell office:value-type="float" office:value="-659" calcext:value-type="float">
            <text:p>-659</text:p>
          </table:table-cell>
          <table:table-cell table:formula="of:=IF(AND(MOD([.A1031];9)=0;MOD([.A1032];9)=0);[.A1031]+[.A1032];&quot;&quot;)">
            <text:p/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IF(AND(MOD([.A1032];9)=0;MOD([.A1033];9)=0);[.A1032]+[.A1033];&quot;&quot;)">
            <text:p/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IF(AND(MOD([.A1033];9)=0;MOD([.A1034];9)=0);[.A1033]+[.A1034];&quot;&quot;)">
            <text:p/>
          </table:table-cell>
          <table:table-cell/>
        </table:table-row>
        <table:table-row table:style-name="ro1">
          <table:table-cell office:value-type="float" office:value="-940" calcext:value-type="float">
            <text:p>-940</text:p>
          </table:table-cell>
          <table:table-cell table:formula="of:=IF(AND(MOD([.A1034];9)=0;MOD([.A1035];9)=0);[.A1034]+[.A1035];&quot;&quot;)">
            <text:p/>
          </table:table-cell>
          <table:table-cell/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IF(AND(MOD([.A1035];9)=0;MOD([.A1036];9)=0);[.A1035]+[.A1036];&quot;&quot;)">
            <text:p/>
          </table:table-cell>
          <table:table-cell/>
        </table:table-row>
        <table:table-row table:style-name="ro1">
          <table:table-cell office:value-type="float" office:value="-65" calcext:value-type="float">
            <text:p>-65</text:p>
          </table:table-cell>
          <table:table-cell table:formula="of:=IF(AND(MOD([.A1036];9)=0;MOD([.A1037];9)=0);[.A1036]+[.A1037];&quot;&quot;)">
            <text:p/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AND(MOD([.A1037];9)=0;MOD([.A1038];9)=0);[.A1037]+[.A1038];&quot;&quot;)">
            <text:p/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IF(AND(MOD([.A1038];9)=0;MOD([.A1039];9)=0);[.A1038]+[.A1039];&quot;&quot;)">
            <text:p/>
          </table:table-cell>
          <table:table-cell/>
        </table:table-row>
        <table:table-row table:style-name="ro1">
          <table:table-cell office:value-type="float" office:value="-428" calcext:value-type="float">
            <text:p>-428</text:p>
          </table:table-cell>
          <table:table-cell table:formula="of:=IF(AND(MOD([.A1039];9)=0;MOD([.A1040];9)=0);[.A1039]+[.A1040];&quot;&quot;)">
            <text:p/>
          </table:table-cell>
          <table:table-cell/>
        </table:table-row>
        <table:table-row table:style-name="ro1">
          <table:table-cell office:value-type="float" office:value="-452" calcext:value-type="float">
            <text:p>-452</text:p>
          </table:table-cell>
          <table:table-cell table:formula="of:=IF(AND(MOD([.A1040];9)=0;MOD([.A1041];9)=0);[.A1040]+[.A1041];&quot;&quot;)">
            <text:p/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IF(AND(MOD([.A1041];9)=0;MOD([.A1042];9)=0);[.A1041]+[.A1042];&quot;&quot;)">
            <text:p/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IF(AND(MOD([.A1042];9)=0;MOD([.A1043];9)=0);[.A1042]+[.A1043];&quot;&quot;)">
            <text:p/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AND(MOD([.A1043];9)=0;MOD([.A1044];9)=0);[.A1043]+[.A1044];&quot;&quot;)">
            <text:p/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IF(AND(MOD([.A1044];9)=0;MOD([.A1045];9)=0);[.A1044]+[.A1045];&quot;&quot;)">
            <text:p/>
          </table:table-cell>
          <table:table-cell/>
        </table:table-row>
        <table:table-row table:style-name="ro1">
          <table:table-cell office:value-type="float" office:value="-652" calcext:value-type="float">
            <text:p>-652</text:p>
          </table:table-cell>
          <table:table-cell table:formula="of:=IF(AND(MOD([.A1045];9)=0;MOD([.A1046];9)=0);[.A1045]+[.A1046];&quot;&quot;)">
            <text:p/>
          </table:table-cell>
          <table:table-cell/>
        </table:table-row>
        <table:table-row table:style-name="ro1">
          <table:table-cell office:value-type="float" office:value="-656" calcext:value-type="float">
            <text:p>-656</text:p>
          </table:table-cell>
          <table:table-cell table:formula="of:=IF(AND(MOD([.A1046];9)=0;MOD([.A1047];9)=0);[.A1046]+[.A1047];&quot;&quot;)">
            <text:p/>
          </table:table-cell>
          <table:table-cell/>
        </table:table-row>
        <table:table-row table:style-name="ro1">
          <table:table-cell office:value-type="float" office:value="-240" calcext:value-type="float">
            <text:p>-240</text:p>
          </table:table-cell>
          <table:table-cell table:formula="of:=IF(AND(MOD([.A1047];9)=0;MOD([.A1048];9)=0);[.A1047]+[.A1048];&quot;&quot;)">
            <text:p/>
          </table:table-cell>
          <table:table-cell/>
        </table:table-row>
        <table:table-row table:style-name="ro1">
          <table:table-cell office:value-type="float" office:value="-841" calcext:value-type="float">
            <text:p>-841</text:p>
          </table:table-cell>
          <table:table-cell table:formula="of:=IF(AND(MOD([.A1048];9)=0;MOD([.A1049];9)=0);[.A1048]+[.A1049];&quot;&quot;)">
            <text:p/>
          </table:table-cell>
          <table:table-cell/>
        </table:table-row>
        <table:table-row table:style-name="ro1">
          <table:table-cell office:value-type="float" office:value="-174" calcext:value-type="float">
            <text:p>-174</text:p>
          </table:table-cell>
          <table:table-cell table:formula="of:=IF(AND(MOD([.A1049];9)=0;MOD([.A1050];9)=0);[.A1049]+[.A1050];&quot;&quot;)">
            <text:p/>
          </table:table-cell>
          <table:table-cell/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IF(AND(MOD([.A1050];9)=0;MOD([.A1051];9)=0);[.A1050]+[.A1051];&quot;&quot;)">
            <text:p/>
          </table:table-cell>
          <table:table-cell/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IF(AND(MOD([.A1051];9)=0;MOD([.A1052];9)=0);[.A1051]+[.A1052];&quot;&quot;)">
            <text:p/>
          </table:table-cell>
          <table:table-cell/>
        </table:table-row>
        <table:table-row table:style-name="ro1">
          <table:table-cell office:value-type="float" office:value="-805" calcext:value-type="float">
            <text:p>-805</text:p>
          </table:table-cell>
          <table:table-cell table:formula="of:=IF(AND(MOD([.A1052];9)=0;MOD([.A1053];9)=0);[.A1052]+[.A1053];&quot;&quot;)">
            <text:p/>
          </table:table-cell>
          <table:table-cell/>
        </table:table-row>
        <table:table-row table:style-name="ro1">
          <table:table-cell office:value-type="float" office:value="-354" calcext:value-type="float">
            <text:p>-354</text:p>
          </table:table-cell>
          <table:table-cell table:formula="of:=IF(AND(MOD([.A1053];9)=0;MOD([.A1054];9)=0);[.A1053]+[.A1054];&quot;&quot;)">
            <text:p/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IF(AND(MOD([.A1054];9)=0;MOD([.A1055];9)=0);[.A1054]+[.A1055];&quot;&quot;)">
            <text:p/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IF(AND(MOD([.A1055];9)=0;MOD([.A1056];9)=0);[.A1055]+[.A1056];&quot;&quot;)">
            <text:p/>
          </table:table-cell>
          <table:table-cell/>
        </table:table-row>
        <table:table-row table:style-name="ro1">
          <table:table-cell office:value-type="float" office:value="-716" calcext:value-type="float">
            <text:p>-716</text:p>
          </table:table-cell>
          <table:table-cell table:formula="of:=IF(AND(MOD([.A1056];9)=0;MOD([.A1057];9)=0);[.A1056]+[.A1057];&quot;&quot;)">
            <text:p/>
          </table:table-cell>
          <table:table-cell/>
        </table:table-row>
        <table:table-row table:style-name="ro1">
          <table:table-cell office:value-type="float" office:value="-916" calcext:value-type="float">
            <text:p>-916</text:p>
          </table:table-cell>
          <table:table-cell table:formula="of:=IF(AND(MOD([.A1057];9)=0;MOD([.A1058];9)=0);[.A1057]+[.A1058];&quot;&quot;)">
            <text:p/>
          </table:table-cell>
          <table:table-cell/>
        </table:table-row>
        <table:table-row table:style-name="ro1">
          <table:table-cell office:value-type="float" office:value="-930" calcext:value-type="float">
            <text:p>-930</text:p>
          </table:table-cell>
          <table:table-cell table:formula="of:=IF(AND(MOD([.A1058];9)=0;MOD([.A1059];9)=0);[.A1058]+[.A1059];&quot;&quot;)">
            <text:p/>
          </table:table-cell>
          <table:table-cell/>
        </table:table-row>
        <table:table-row table:style-name="ro1">
          <table:table-cell office:value-type="float" office:value="-457" calcext:value-type="float">
            <text:p>-457</text:p>
          </table:table-cell>
          <table:table-cell table:formula="of:=IF(AND(MOD([.A1059];9)=0;MOD([.A1060];9)=0);[.A1059]+[.A1060];&quot;&quot;)">
            <text:p/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IF(AND(MOD([.A1060];9)=0;MOD([.A1061];9)=0);[.A1060]+[.A1061];&quot;&quot;)">
            <text:p/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IF(AND(MOD([.A1061];9)=0;MOD([.A1062];9)=0);[.A1061]+[.A1062];&quot;&quot;)">
            <text:p/>
          </table:table-cell>
          <table:table-cell/>
        </table:table-row>
        <table:table-row table:style-name="ro1">
          <table:table-cell office:value-type="float" office:value="-103" calcext:value-type="float">
            <text:p>-103</text:p>
          </table:table-cell>
          <table:table-cell table:formula="of:=IF(AND(MOD([.A1062];9)=0;MOD([.A1063];9)=0);[.A1062]+[.A1063];&quot;&quot;)">
            <text:p/>
          </table:table-cell>
          <table:table-cell/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IF(AND(MOD([.A1063];9)=0;MOD([.A1064];9)=0);[.A1063]+[.A1064];&quot;&quot;)">
            <text:p/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IF(AND(MOD([.A1064];9)=0;MOD([.A1065];9)=0);[.A1064]+[.A1065];&quot;&quot;)">
            <text:p/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IF(AND(MOD([.A1065];9)=0;MOD([.A1066];9)=0);[.A1065]+[.A1066];&quot;&quot;)">
            <text:p/>
          </table:table-cell>
          <table:table-cell/>
        </table:table-row>
        <table:table-row table:style-name="ro1">
          <table:table-cell office:value-type="float" office:value="-719" calcext:value-type="float">
            <text:p>-719</text:p>
          </table:table-cell>
          <table:table-cell table:formula="of:=IF(AND(MOD([.A1066];9)=0;MOD([.A1067];9)=0);[.A1066]+[.A1067];&quot;&quot;)">
            <text:p/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AND(MOD([.A1067];9)=0;MOD([.A1068];9)=0);[.A1067]+[.A1068];&quot;&quot;)">
            <text:p/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IF(AND(MOD([.A1068];9)=0;MOD([.A1069];9)=0);[.A1068]+[.A1069];&quot;&quot;)">
            <text:p/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IF(AND(MOD([.A1069];9)=0;MOD([.A1070];9)=0);[.A1069]+[.A1070];&quot;&quot;)">
            <text:p/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IF(AND(MOD([.A1070];9)=0;MOD([.A1071];9)=0);[.A1070]+[.A1071];&quot;&quot;)">
            <text:p/>
          </table:table-cell>
          <table:table-cell/>
        </table:table-row>
        <table:table-row table:style-name="ro1">
          <table:table-cell office:value-type="float" office:value="-222" calcext:value-type="float">
            <text:p>-222</text:p>
          </table:table-cell>
          <table:table-cell table:formula="of:=IF(AND(MOD([.A1071];9)=0;MOD([.A1072];9)=0);[.A1071]+[.A1072];&quot;&quot;)">
            <text:p/>
          </table:table-cell>
          <table:table-cell/>
        </table:table-row>
        <table:table-row table:style-name="ro1">
          <table:table-cell office:value-type="float" office:value="-890" calcext:value-type="float">
            <text:p>-890</text:p>
          </table:table-cell>
          <table:table-cell table:formula="of:=IF(AND(MOD([.A1072];9)=0;MOD([.A1073];9)=0);[.A1072]+[.A1073];&quot;&quot;)">
            <text:p/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IF(AND(MOD([.A1073];9)=0;MOD([.A1074];9)=0);[.A1073]+[.A1074];&quot;&quot;)">
            <text:p/>
          </table:table-cell>
          <table:table-cell/>
        </table:table-row>
        <table:table-row table:style-name="ro1">
          <table:table-cell office:value-type="float" office:value="-65" calcext:value-type="float">
            <text:p>-65</text:p>
          </table:table-cell>
          <table:table-cell table:formula="of:=IF(AND(MOD([.A1074];9)=0;MOD([.A1075];9)=0);[.A1074]+[.A1075];&quot;&quot;)">
            <text:p/>
          </table:table-cell>
          <table:table-cell/>
        </table:table-row>
        <table:table-row table:style-name="ro1">
          <table:table-cell office:value-type="float" office:value="-718" calcext:value-type="float">
            <text:p>-718</text:p>
          </table:table-cell>
          <table:table-cell table:formula="of:=IF(AND(MOD([.A1075];9)=0;MOD([.A1076];9)=0);[.A1075]+[.A1076];&quot;&quot;)">
            <text:p/>
          </table:table-cell>
          <table:table-cell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AND(MOD([.A1076];9)=0;MOD([.A1077];9)=0);[.A1076]+[.A1077];&quot;&quot;)">
            <text:p/>
          </table:table-cell>
          <table:table-cell/>
        </table:table-row>
        <table:table-row table:style-name="ro1">
          <table:table-cell office:value-type="float" office:value="-510" calcext:value-type="float">
            <text:p>-510</text:p>
          </table:table-cell>
          <table:table-cell table:formula="of:=IF(AND(MOD([.A1077];9)=0;MOD([.A1078];9)=0);[.A1077]+[.A1078];&quot;&quot;)">
            <text:p/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IF(AND(MOD([.A1078];9)=0;MOD([.A1079];9)=0);[.A1078]+[.A1079];&quot;&quot;)">
            <text:p/>
          </table:table-cell>
          <table:table-cell/>
        </table:table-row>
        <table:table-row table:style-name="ro1">
          <table:table-cell office:value-type="float" office:value="-896" calcext:value-type="float">
            <text:p>-896</text:p>
          </table:table-cell>
          <table:table-cell table:formula="of:=IF(AND(MOD([.A1079];9)=0;MOD([.A1080];9)=0);[.A1079]+[.A1080];&quot;&quot;)">
            <text:p/>
          </table:table-cell>
          <table:table-cell/>
        </table:table-row>
        <table:table-row table:style-name="ro1">
          <table:table-cell office:value-type="float" office:value="-400" calcext:value-type="float">
            <text:p>-400</text:p>
          </table:table-cell>
          <table:table-cell table:formula="of:=IF(AND(MOD([.A1080];9)=0;MOD([.A1081];9)=0);[.A1080]+[.A1081];&quot;&quot;)">
            <text:p/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IF(AND(MOD([.A1081];9)=0;MOD([.A1082];9)=0);[.A1081]+[.A1082];&quot;&quot;)">
            <text:p/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IF(AND(MOD([.A1082];9)=0;MOD([.A1083];9)=0);[.A1082]+[.A1083];&quot;&quot;)">
            <text:p/>
          </table:table-cell>
          <table:table-cell/>
        </table:table-row>
        <table:table-row table:style-name="ro1">
          <table:table-cell office:value-type="float" office:value="-999" calcext:value-type="float">
            <text:p>-999</text:p>
          </table:table-cell>
          <table:table-cell table:formula="of:=IF(AND(MOD([.A1083];9)=0;MOD([.A1084];9)=0);[.A1083]+[.A1084];&quot;&quot;)">
            <text:p/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IF(AND(MOD([.A1084];9)=0;MOD([.A1085];9)=0);[.A1084]+[.A1085];&quot;&quot;)" office:value-type="float" office:value="-9" calcext:value-type="float">
            <text:p>-9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IF(AND(MOD([.A1085];9)=0;MOD([.A1086];9)=0);[.A1085]+[.A1086];&quot;&quot;)">
            <text:p/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IF(AND(MOD([.A1086];9)=0;MOD([.A1087];9)=0);[.A1086]+[.A1087];&quot;&quot;)">
            <text:p/>
          </table:table-cell>
          <table:table-cell/>
        </table:table-row>
        <table:table-row table:style-name="ro1">
          <table:table-cell office:value-type="float" office:value="-457" calcext:value-type="float">
            <text:p>-457</text:p>
          </table:table-cell>
          <table:table-cell table:formula="of:=IF(AND(MOD([.A1087];9)=0;MOD([.A1088];9)=0);[.A1087]+[.A1088];&quot;&quot;)">
            <text:p/>
          </table:table-cell>
          <table:table-cell/>
        </table:table-row>
        <table:table-row table:style-name="ro1">
          <table:table-cell office:value-type="float" office:value="-145" calcext:value-type="float">
            <text:p>-145</text:p>
          </table:table-cell>
          <table:table-cell table:formula="of:=IF(AND(MOD([.A1088];9)=0;MOD([.A1089];9)=0);[.A1088]+[.A1089];&quot;&quot;)">
            <text:p/>
          </table:table-cell>
          <table:table-cell/>
        </table:table-row>
        <table:table-row table:style-name="ro1">
          <table:table-cell office:value-type="float" office:value="-128" calcext:value-type="float">
            <text:p>-128</text:p>
          </table:table-cell>
          <table:table-cell table:formula="of:=IF(AND(MOD([.A1089];9)=0;MOD([.A1090];9)=0);[.A1089]+[.A1090];&quot;&quot;)">
            <text:p/>
          </table:table-cell>
          <table:table-cell/>
        </table:table-row>
        <table:table-row table:style-name="ro1">
          <table:table-cell office:value-type="float" office:value="-988" calcext:value-type="float">
            <text:p>-988</text:p>
          </table:table-cell>
          <table:table-cell table:formula="of:=IF(AND(MOD([.A1090];9)=0;MOD([.A1091];9)=0);[.A1090]+[.A1091];&quot;&quot;)">
            <text:p/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IF(AND(MOD([.A1091];9)=0;MOD([.A1092];9)=0);[.A1091]+[.A1092];&quot;&quot;)">
            <text:p/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IF(AND(MOD([.A1092];9)=0;MOD([.A1093];9)=0);[.A1092]+[.A1093];&quot;&quot;)">
            <text:p/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IF(AND(MOD([.A1093];9)=0;MOD([.A1094];9)=0);[.A1093]+[.A1094];&quot;&quot;)">
            <text:p/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IF(AND(MOD([.A1094];9)=0;MOD([.A1095];9)=0);[.A1094]+[.A1095];&quot;&quot;)">
            <text:p/>
          </table:table-cell>
          <table:table-cell/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IF(AND(MOD([.A1095];9)=0;MOD([.A1096];9)=0);[.A1095]+[.A1096];&quot;&quot;)">
            <text:p/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IF(AND(MOD([.A1096];9)=0;MOD([.A1097];9)=0);[.A1096]+[.A1097];&quot;&quot;)">
            <text:p/>
          </table:table-cell>
          <table:table-cell/>
        </table:table-row>
        <table:table-row table:style-name="ro1">
          <table:table-cell office:value-type="float" office:value="-258" calcext:value-type="float">
            <text:p>-258</text:p>
          </table:table-cell>
          <table:table-cell table:formula="of:=IF(AND(MOD([.A1097];9)=0;MOD([.A1098];9)=0);[.A1097]+[.A1098];&quot;&quot;)">
            <text:p/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IF(AND(MOD([.A1098];9)=0;MOD([.A1099];9)=0);[.A1098]+[.A1099];&quot;&quot;)">
            <text:p/>
          </table:table-cell>
          <table:table-cell/>
        </table:table-row>
        <table:table-row table:style-name="ro1">
          <table:table-cell office:value-type="float" office:value="-254" calcext:value-type="float">
            <text:p>-254</text:p>
          </table:table-cell>
          <table:table-cell table:formula="of:=IF(AND(MOD([.A1099];9)=0;MOD([.A1100];9)=0);[.A1099]+[.A1100];&quot;&quot;)">
            <text:p/>
          </table:table-cell>
          <table:table-cell/>
        </table:table-row>
        <table:table-row table:style-name="ro1">
          <table:table-cell office:value-type="float" office:value="-568" calcext:value-type="float">
            <text:p>-568</text:p>
          </table:table-cell>
          <table:table-cell table:formula="of:=IF(AND(MOD([.A1100];9)=0;MOD([.A1101];9)=0);[.A1100]+[.A1101];&quot;&quot;)">
            <text:p/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IF(AND(MOD([.A1101];9)=0;MOD([.A1102];9)=0);[.A1101]+[.A1102];&quot;&quot;)">
            <text:p/>
          </table:table-cell>
          <table:table-cell/>
        </table:table-row>
        <table:table-row table:style-name="ro1">
          <table:table-cell office:value-type="float" office:value="-566" calcext:value-type="float">
            <text:p>-566</text:p>
          </table:table-cell>
          <table:table-cell table:formula="of:=IF(AND(MOD([.A1102];9)=0;MOD([.A1103];9)=0);[.A1102]+[.A1103];&quot;&quot;)">
            <text:p/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IF(AND(MOD([.A1103];9)=0;MOD([.A1104];9)=0);[.A1103]+[.A1104];&quot;&quot;)">
            <text:p/>
          </table:table-cell>
          <table:table-cell/>
        </table:table-row>
        <table:table-row table:style-name="ro1">
          <table:table-cell office:value-type="float" office:value="-874" calcext:value-type="float">
            <text:p>-874</text:p>
          </table:table-cell>
          <table:table-cell table:formula="of:=IF(AND(MOD([.A1104];9)=0;MOD([.A1105];9)=0);[.A1104]+[.A1105];&quot;&quot;)">
            <text:p/>
          </table:table-cell>
          <table:table-cell/>
        </table:table-row>
        <table:table-row table:style-name="ro1">
          <table:table-cell office:value-type="float" office:value="-600" calcext:value-type="float">
            <text:p>-600</text:p>
          </table:table-cell>
          <table:table-cell table:formula="of:=IF(AND(MOD([.A1105];9)=0;MOD([.A1106];9)=0);[.A1105]+[.A1106];&quot;&quot;)">
            <text:p/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IF(AND(MOD([.A1106];9)=0;MOD([.A1107];9)=0);[.A1106]+[.A1107];&quot;&quot;)">
            <text:p/>
          </table:table-cell>
          <table:table-cell/>
        </table:table-row>
        <table:table-row table:style-name="ro1">
          <table:table-cell office:value-type="float" office:value="-766" calcext:value-type="float">
            <text:p>-766</text:p>
          </table:table-cell>
          <table:table-cell table:formula="of:=IF(AND(MOD([.A1107];9)=0;MOD([.A1108];9)=0);[.A1107]+[.A1108];&quot;&quot;)">
            <text:p/>
          </table:table-cell>
          <table:table-cell/>
        </table:table-row>
        <table:table-row table:style-name="ro1">
          <table:table-cell office:value-type="float" office:value="-661" calcext:value-type="float">
            <text:p>-661</text:p>
          </table:table-cell>
          <table:table-cell table:formula="of:=IF(AND(MOD([.A1108];9)=0;MOD([.A1109];9)=0);[.A1108]+[.A1109];&quot;&quot;)">
            <text:p/>
          </table:table-cell>
          <table:table-cell/>
        </table:table-row>
        <table:table-row table:style-name="ro1">
          <table:table-cell office:value-type="float" office:value="-898" calcext:value-type="float">
            <text:p>-898</text:p>
          </table:table-cell>
          <table:table-cell table:formula="of:=IF(AND(MOD([.A1109];9)=0;MOD([.A1110];9)=0);[.A1109]+[.A1110];&quot;&quot;)">
            <text:p/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IF(AND(MOD([.A1110];9)=0;MOD([.A1111];9)=0);[.A1110]+[.A1111];&quot;&quot;)">
            <text:p/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IF(AND(MOD([.A1111];9)=0;MOD([.A1112];9)=0);[.A1111]+[.A1112];&quot;&quot;)">
            <text:p/>
          </table:table-cell>
          <table:table-cell/>
        </table:table-row>
        <table:table-row table:style-name="ro1">
          <table:table-cell office:value-type="float" office:value="-50" calcext:value-type="float">
            <text:p>-50</text:p>
          </table:table-cell>
          <table:table-cell table:formula="of:=IF(AND(MOD([.A1112];9)=0;MOD([.A1113];9)=0);[.A1112]+[.A1113];&quot;&quot;)">
            <text:p/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IF(AND(MOD([.A1113];9)=0;MOD([.A1114];9)=0);[.A1113]+[.A1114];&quot;&quot;)">
            <text:p/>
          </table:table-cell>
          <table:table-cell/>
        </table:table-row>
        <table:table-row table:style-name="ro1">
          <table:table-cell office:value-type="float" office:value="-327" calcext:value-type="float">
            <text:p>-327</text:p>
          </table:table-cell>
          <table:table-cell table:formula="of:=IF(AND(MOD([.A1114];9)=0;MOD([.A1115];9)=0);[.A1114]+[.A1115];&quot;&quot;)">
            <text:p/>
          </table:table-cell>
          <table:table-cell/>
        </table:table-row>
        <table:table-row table:style-name="ro1">
          <table:table-cell office:value-type="float" office:value="-155" calcext:value-type="float">
            <text:p>-155</text:p>
          </table:table-cell>
          <table:table-cell table:formula="of:=IF(AND(MOD([.A1115];9)=0;MOD([.A1116];9)=0);[.A1115]+[.A1116];&quot;&quot;)">
            <text:p/>
          </table:table-cell>
          <table:table-cell/>
        </table:table-row>
        <table:table-row table:style-name="ro1">
          <table:table-cell office:value-type="float" office:value="-339" calcext:value-type="float">
            <text:p>-339</text:p>
          </table:table-cell>
          <table:table-cell table:formula="of:=IF(AND(MOD([.A1116];9)=0;MOD([.A1117];9)=0);[.A1116]+[.A1117];&quot;&quot;)">
            <text:p/>
          </table:table-cell>
          <table:table-cell/>
        </table:table-row>
        <table:table-row table:style-name="ro1">
          <table:table-cell office:value-type="float" office:value="-448" calcext:value-type="float">
            <text:p>-448</text:p>
          </table:table-cell>
          <table:table-cell table:formula="of:=IF(AND(MOD([.A1117];9)=0;MOD([.A1118];9)=0);[.A1117]+[.A1118];&quot;&quot;)">
            <text:p/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IF(AND(MOD([.A1118];9)=0;MOD([.A1119];9)=0);[.A1118]+[.A1119];&quot;&quot;)">
            <text:p/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IF(AND(MOD([.A1119];9)=0;MOD([.A1120];9)=0);[.A1119]+[.A1120];&quot;&quot;)">
            <text:p/>
          </table:table-cell>
          <table:table-cell/>
        </table:table-row>
        <table:table-row table:style-name="ro1">
          <table:table-cell office:value-type="float" office:value="-942" calcext:value-type="float">
            <text:p>-942</text:p>
          </table:table-cell>
          <table:table-cell table:formula="of:=IF(AND(MOD([.A1120];9)=0;MOD([.A1121];9)=0);[.A1120]+[.A1121];&quot;&quot;)">
            <text:p/>
          </table:table-cell>
          <table:table-cell/>
        </table:table-row>
        <table:table-row table:style-name="ro1">
          <table:table-cell office:value-type="float" office:value="-86" calcext:value-type="float">
            <text:p>-86</text:p>
          </table:table-cell>
          <table:table-cell table:formula="of:=IF(AND(MOD([.A1121];9)=0;MOD([.A1122];9)=0);[.A1121]+[.A1122];&quot;&quot;)">
            <text:p/>
          </table:table-cell>
          <table:table-cell/>
        </table:table-row>
        <table:table-row table:style-name="ro1">
          <table:table-cell office:value-type="float" office:value="-405" calcext:value-type="float">
            <text:p>-405</text:p>
          </table:table-cell>
          <table:table-cell table:formula="of:=IF(AND(MOD([.A1122];9)=0;MOD([.A1123];9)=0);[.A1122]+[.A1123];&quot;&quot;)">
            <text:p/>
          </table:table-cell>
          <table:table-cell/>
        </table:table-row>
        <table:table-row table:style-name="ro1">
          <table:table-cell office:value-type="float" office:value="-932" calcext:value-type="float">
            <text:p>-932</text:p>
          </table:table-cell>
          <table:table-cell table:formula="of:=IF(AND(MOD([.A1123];9)=0;MOD([.A1124];9)=0);[.A1123]+[.A1124];&quot;&quot;)">
            <text:p/>
          </table:table-cell>
          <table:table-cell/>
        </table:table-row>
        <table:table-row table:style-name="ro1">
          <table:table-cell office:value-type="float" office:value="-434" calcext:value-type="float">
            <text:p>-434</text:p>
          </table:table-cell>
          <table:table-cell table:formula="of:=IF(AND(MOD([.A1124];9)=0;MOD([.A1125];9)=0);[.A1124]+[.A1125];&quot;&quot;)">
            <text:p/>
          </table:table-cell>
          <table:table-cell/>
        </table:table-row>
        <table:table-row table:style-name="ro1">
          <table:table-cell office:value-type="float" office:value="-671" calcext:value-type="float">
            <text:p>-671</text:p>
          </table:table-cell>
          <table:table-cell table:formula="of:=IF(AND(MOD([.A1125];9)=0;MOD([.A1126];9)=0);[.A1125]+[.A1126];&quot;&quot;)">
            <text:p/>
          </table:table-cell>
          <table:table-cell/>
        </table:table-row>
        <table:table-row table:style-name="ro1">
          <table:table-cell office:value-type="float" office:value="-559" calcext:value-type="float">
            <text:p>-559</text:p>
          </table:table-cell>
          <table:table-cell table:formula="of:=IF(AND(MOD([.A1126];9)=0;MOD([.A1127];9)=0);[.A1126]+[.A1127];&quot;&quot;)">
            <text:p/>
          </table:table-cell>
          <table:table-cell/>
        </table:table-row>
        <table:table-row table:style-name="ro1">
          <table:table-cell office:value-type="float" office:value="-462" calcext:value-type="float">
            <text:p>-462</text:p>
          </table:table-cell>
          <table:table-cell table:formula="of:=IF(AND(MOD([.A1127];9)=0;MOD([.A1128];9)=0);[.A1127]+[.A1128];&quot;&quot;)">
            <text:p/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IF(AND(MOD([.A1128];9)=0;MOD([.A1129];9)=0);[.A1128]+[.A1129];&quot;&quot;)">
            <text:p/>
          </table:table-cell>
          <table:table-cell/>
        </table:table-row>
        <table:table-row table:style-name="ro1">
          <table:table-cell office:value-type="float" office:value="-728" calcext:value-type="float">
            <text:p>-728</text:p>
          </table:table-cell>
          <table:table-cell table:formula="of:=IF(AND(MOD([.A1129];9)=0;MOD([.A1130];9)=0);[.A1129]+[.A1130];&quot;&quot;)">
            <text:p/>
          </table:table-cell>
          <table:table-cell/>
        </table:table-row>
        <table:table-row table:style-name="ro1">
          <table:table-cell office:value-type="float" office:value="-589" calcext:value-type="float">
            <text:p>-589</text:p>
          </table:table-cell>
          <table:table-cell table:formula="of:=IF(AND(MOD([.A1130];9)=0;MOD([.A1131];9)=0);[.A1130]+[.A1131];&quot;&quot;)">
            <text:p/>
          </table:table-cell>
          <table:table-cell/>
        </table:table-row>
        <table:table-row table:style-name="ro1">
          <table:table-cell office:value-type="float" office:value="-620" calcext:value-type="float">
            <text:p>-620</text:p>
          </table:table-cell>
          <table:table-cell table:formula="of:=IF(AND(MOD([.A1131];9)=0;MOD([.A1132];9)=0);[.A1131]+[.A1132];&quot;&quot;)">
            <text:p/>
          </table:table-cell>
          <table:table-cell/>
        </table:table-row>
        <table:table-row table:style-name="ro1">
          <table:table-cell office:value-type="float" office:value="-245" calcext:value-type="float">
            <text:p>-245</text:p>
          </table:table-cell>
          <table:table-cell table:formula="of:=IF(AND(MOD([.A1132];9)=0;MOD([.A1133];9)=0);[.A1132]+[.A1133];&quot;&quot;)">
            <text:p/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IF(AND(MOD([.A1133];9)=0;MOD([.A1134];9)=0);[.A1133]+[.A1134];&quot;&quot;)">
            <text:p/>
          </table:table-cell>
          <table:table-cell/>
        </table:table-row>
        <table:table-row table:style-name="ro1">
          <table:table-cell office:value-type="float" office:value="-768" calcext:value-type="float">
            <text:p>-768</text:p>
          </table:table-cell>
          <table:table-cell table:formula="of:=IF(AND(MOD([.A1134];9)=0;MOD([.A1135];9)=0);[.A1134]+[.A1135];&quot;&quot;)">
            <text:p/>
          </table:table-cell>
          <table:table-cell/>
        </table:table-row>
        <table:table-row table:style-name="ro1">
          <table:table-cell office:value-type="float" office:value="-325" calcext:value-type="float">
            <text:p>-325</text:p>
          </table:table-cell>
          <table:table-cell table:formula="of:=IF(AND(MOD([.A1135];9)=0;MOD([.A1136];9)=0);[.A1135]+[.A1136];&quot;&quot;)">
            <text:p/>
          </table:table-cell>
          <table:table-cell/>
        </table:table-row>
        <table:table-row table:style-name="ro1">
          <table:table-cell office:value-type="float" office:value="-622" calcext:value-type="float">
            <text:p>-622</text:p>
          </table:table-cell>
          <table:table-cell table:formula="of:=IF(AND(MOD([.A1136];9)=0;MOD([.A1137];9)=0);[.A1136]+[.A1137];&quot;&quot;)">
            <text:p/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IF(AND(MOD([.A1137];9)=0;MOD([.A1138];9)=0);[.A1137]+[.A1138];&quot;&quot;)">
            <text:p/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IF(AND(MOD([.A1138];9)=0;MOD([.A1139];9)=0);[.A1138]+[.A1139];&quot;&quot;)">
            <text:p/>
          </table:table-cell>
          <table:table-cell/>
        </table:table-row>
        <table:table-row table:style-name="ro1">
          <table:table-cell office:value-type="float" office:value="-435" calcext:value-type="float">
            <text:p>-435</text:p>
          </table:table-cell>
          <table:table-cell table:formula="of:=IF(AND(MOD([.A1139];9)=0;MOD([.A1140];9)=0);[.A1139]+[.A1140];&quot;&quot;)">
            <text:p/>
          </table:table-cell>
          <table:table-cell/>
        </table:table-row>
        <table:table-row table:style-name="ro1">
          <table:table-cell office:value-type="float" office:value="-973" calcext:value-type="float">
            <text:p>-973</text:p>
          </table:table-cell>
          <table:table-cell table:formula="of:=IF(AND(MOD([.A1140];9)=0;MOD([.A1141];9)=0);[.A1140]+[.A1141];&quot;&quot;)">
            <text:p/>
          </table:table-cell>
          <table:table-cell/>
        </table:table-row>
        <table:table-row table:style-name="ro1">
          <table:table-cell office:value-type="float" office:value="-972" calcext:value-type="float">
            <text:p>-972</text:p>
          </table:table-cell>
          <table:table-cell table:formula="of:=IF(AND(MOD([.A1141];9)=0;MOD([.A1142];9)=0);[.A1141]+[.A1142];&quot;&quot;)">
            <text:p/>
          </table:table-cell>
          <table:table-cell/>
        </table:table-row>
        <table:table-row table:style-name="ro1">
          <table:table-cell office:value-type="float" office:value="-546" calcext:value-type="float">
            <text:p>-546</text:p>
          </table:table-cell>
          <table:table-cell table:formula="of:=IF(AND(MOD([.A1142];9)=0;MOD([.A1143];9)=0);[.A1142]+[.A1143];&quot;&quot;)">
            <text:p/>
          </table:table-cell>
          <table:table-cell/>
        </table:table-row>
        <table:table-row table:style-name="ro1">
          <table:table-cell office:value-type="float" office:value="-209" calcext:value-type="float">
            <text:p>-209</text:p>
          </table:table-cell>
          <table:table-cell table:formula="of:=IF(AND(MOD([.A1143];9)=0;MOD([.A1144];9)=0);[.A1143]+[.A1144];&quot;&quot;)">
            <text:p/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IF(AND(MOD([.A1144];9)=0;MOD([.A1145];9)=0);[.A1144]+[.A1145];&quot;&quot;)">
            <text:p/>
          </table:table-cell>
          <table:table-cell/>
        </table:table-row>
        <table:table-row table:style-name="ro1">
          <table:table-cell office:value-type="float" office:value="-265" calcext:value-type="float">
            <text:p>-265</text:p>
          </table:table-cell>
          <table:table-cell table:formula="of:=IF(AND(MOD([.A1145];9)=0;MOD([.A1146];9)=0);[.A1145]+[.A1146];&quot;&quot;)">
            <text:p/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IF(AND(MOD([.A1146];9)=0;MOD([.A1147];9)=0);[.A1146]+[.A1147];&quot;&quot;)">
            <text:p/>
          </table:table-cell>
          <table:table-cell/>
        </table:table-row>
        <table:table-row table:style-name="ro1">
          <table:table-cell office:value-type="float" office:value="-549" calcext:value-type="float">
            <text:p>-549</text:p>
          </table:table-cell>
          <table:table-cell table:formula="of:=IF(AND(MOD([.A1147];9)=0;MOD([.A1148];9)=0);[.A1147]+[.A1148];&quot;&quot;)">
            <text:p/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IF(AND(MOD([.A1148];9)=0;MOD([.A1149];9)=0);[.A1148]+[.A1149];&quot;&quot;)">
            <text:p/>
          </table:table-cell>
          <table:table-cell/>
        </table:table-row>
        <table:table-row table:style-name="ro1">
          <table:table-cell office:value-type="float" office:value="-397" calcext:value-type="float">
            <text:p>-397</text:p>
          </table:table-cell>
          <table:table-cell table:formula="of:=IF(AND(MOD([.A1149];9)=0;MOD([.A1150];9)=0);[.A1149]+[.A1150];&quot;&quot;)">
            <text:p/>
          </table:table-cell>
          <table:table-cell/>
        </table:table-row>
        <table:table-row table:style-name="ro1">
          <table:table-cell office:value-type="float" office:value="-734" calcext:value-type="float">
            <text:p>-734</text:p>
          </table:table-cell>
          <table:table-cell table:formula="of:=IF(AND(MOD([.A1150];9)=0;MOD([.A1151];9)=0);[.A1150]+[.A1151];&quot;&quot;)">
            <text:p/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IF(AND(MOD([.A1151];9)=0;MOD([.A1152];9)=0);[.A1151]+[.A1152];&quot;&quot;)">
            <text:p/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IF(AND(MOD([.A1152];9)=0;MOD([.A1153];9)=0);[.A1152]+[.A1153];&quot;&quot;)">
            <text:p/>
          </table:table-cell>
          <table:table-cell/>
        </table:table-row>
        <table:table-row table:style-name="ro1">
          <table:table-cell office:value-type="float" office:value="-454" calcext:value-type="float">
            <text:p>-454</text:p>
          </table:table-cell>
          <table:table-cell table:formula="of:=IF(AND(MOD([.A1153];9)=0;MOD([.A1154];9)=0);[.A1153]+[.A1154];&quot;&quot;)">
            <text:p/>
          </table:table-cell>
          <table:table-cell/>
        </table:table-row>
        <table:table-row table:style-name="ro1">
          <table:table-cell office:value-type="float" office:value="-961" calcext:value-type="float">
            <text:p>-961</text:p>
          </table:table-cell>
          <table:table-cell table:formula="of:=IF(AND(MOD([.A1154];9)=0;MOD([.A1155];9)=0);[.A1154]+[.A1155];&quot;&quot;)">
            <text:p/>
          </table:table-cell>
          <table:table-cell/>
        </table:table-row>
        <table:table-row table:style-name="ro1">
          <table:table-cell office:value-type="float" office:value="-999" calcext:value-type="float">
            <text:p>-999</text:p>
          </table:table-cell>
          <table:table-cell table:formula="of:=IF(AND(MOD([.A1155];9)=0;MOD([.A1156];9)=0);[.A1155]+[.A1156];&quot;&quot;)">
            <text:p/>
          </table:table-cell>
          <table:table-cell/>
        </table:table-row>
        <table:table-row table:style-name="ro1">
          <table:table-cell office:value-type="float" office:value="-471" calcext:value-type="float">
            <text:p>-471</text:p>
          </table:table-cell>
          <table:table-cell table:formula="of:=IF(AND(MOD([.A1156];9)=0;MOD([.A1157];9)=0);[.A1156]+[.A1157];&quot;&quot;)">
            <text:p/>
          </table:table-cell>
          <table:table-cell/>
        </table:table-row>
        <table:table-row table:style-name="ro1">
          <table:table-cell office:value-type="float" office:value="-684" calcext:value-type="float">
            <text:p>-684</text:p>
          </table:table-cell>
          <table:table-cell table:formula="of:=IF(AND(MOD([.A1157];9)=0;MOD([.A1158];9)=0);[.A1157]+[.A1158];&quot;&quot;)">
            <text:p/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IF(AND(MOD([.A1158];9)=0;MOD([.A1159];9)=0);[.A1158]+[.A1159];&quot;&quot;)">
            <text:p/>
          </table:table-cell>
          <table:table-cell/>
        </table:table-row>
        <table:table-row table:style-name="ro1">
          <table:table-cell office:value-type="float" office:value="-567" calcext:value-type="float">
            <text:p>-567</text:p>
          </table:table-cell>
          <table:table-cell table:formula="of:=IF(AND(MOD([.A1159];9)=0;MOD([.A1160];9)=0);[.A1159]+[.A1160];&quot;&quot;)">
            <text:p/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IF(AND(MOD([.A1160];9)=0;MOD([.A1161];9)=0);[.A1160]+[.A1161];&quot;&quot;)">
            <text:p/>
          </table:table-cell>
          <table:table-cell/>
        </table:table-row>
        <table:table-row table:style-name="ro1">
          <table:table-cell office:value-type="float" office:value="-109" calcext:value-type="float">
            <text:p>-109</text:p>
          </table:table-cell>
          <table:table-cell table:formula="of:=IF(AND(MOD([.A1161];9)=0;MOD([.A1162];9)=0);[.A1161]+[.A1162];&quot;&quot;)">
            <text:p/>
          </table:table-cell>
          <table:table-cell/>
        </table:table-row>
        <table:table-row table:style-name="ro1">
          <table:table-cell office:value-type="float" office:value="-170" calcext:value-type="float">
            <text:p>-170</text:p>
          </table:table-cell>
          <table:table-cell table:formula="of:=IF(AND(MOD([.A1162];9)=0;MOD([.A1163];9)=0);[.A1162]+[.A1163];&quot;&quot;)">
            <text:p/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IF(AND(MOD([.A1163];9)=0;MOD([.A1164];9)=0);[.A1163]+[.A1164];&quot;&quot;)">
            <text:p/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IF(AND(MOD([.A1164];9)=0;MOD([.A1165];9)=0);[.A1164]+[.A1165];&quot;&quot;)">
            <text:p/>
          </table:table-cell>
          <table:table-cell/>
        </table:table-row>
        <table:table-row table:style-name="ro1">
          <table:table-cell office:value-type="float" office:value="-931" calcext:value-type="float">
            <text:p>-931</text:p>
          </table:table-cell>
          <table:table-cell table:formula="of:=IF(AND(MOD([.A1165];9)=0;MOD([.A1166];9)=0);[.A1165]+[.A1166];&quot;&quot;)">
            <text:p/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IF(AND(MOD([.A1166];9)=0;MOD([.A1167];9)=0);[.A1166]+[.A1167];&quot;&quot;)">
            <text:p/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IF(AND(MOD([.A1167];9)=0;MOD([.A1168];9)=0);[.A1167]+[.A1168];&quot;&quot;)">
            <text:p/>
          </table:table-cell>
          <table:table-cell/>
        </table:table-row>
        <table:table-row table:style-name="ro1">
          <table:table-cell office:value-type="float" office:value="-815" calcext:value-type="float">
            <text:p>-815</text:p>
          </table:table-cell>
          <table:table-cell table:formula="of:=IF(AND(MOD([.A1168];9)=0;MOD([.A1169];9)=0);[.A1168]+[.A1169];&quot;&quot;)">
            <text:p/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IF(AND(MOD([.A1169];9)=0;MOD([.A1170];9)=0);[.A1169]+[.A1170];&quot;&quot;)">
            <text:p/>
          </table:table-cell>
          <table:table-cell/>
        </table:table-row>
        <table:table-row table:style-name="ro1">
          <table:table-cell office:value-type="float" office:value="-463" calcext:value-type="float">
            <text:p>-463</text:p>
          </table:table-cell>
          <table:table-cell table:formula="of:=IF(AND(MOD([.A1170];9)=0;MOD([.A1171];9)=0);[.A1170]+[.A1171];&quot;&quot;)">
            <text:p/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IF(AND(MOD([.A1171];9)=0;MOD([.A1172];9)=0);[.A1171]+[.A1172];&quot;&quot;)">
            <text:p/>
          </table:table-cell>
          <table:table-cell/>
        </table:table-row>
        <table:table-row table:style-name="ro1">
          <table:table-cell office:value-type="float" office:value="-385" calcext:value-type="float">
            <text:p>-385</text:p>
          </table:table-cell>
          <table:table-cell table:formula="of:=IF(AND(MOD([.A1172];9)=0;MOD([.A1173];9)=0);[.A1172]+[.A1173];&quot;&quot;)">
            <text:p/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IF(AND(MOD([.A1173];9)=0;MOD([.A1174];9)=0);[.A1173]+[.A1174];&quot;&quot;)">
            <text:p/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IF(AND(MOD([.A1174];9)=0;MOD([.A1175];9)=0);[.A1174]+[.A1175];&quot;&quot;)">
            <text:p/>
          </table:table-cell>
          <table:table-cell/>
        </table:table-row>
        <table:table-row table:style-name="ro1">
          <table:table-cell office:value-type="float" office:value="-72" calcext:value-type="float">
            <text:p>-72</text:p>
          </table:table-cell>
          <table:table-cell table:formula="of:=IF(AND(MOD([.A1175];9)=0;MOD([.A1176];9)=0);[.A1175]+[.A1176];&quot;&quot;)">
            <text:p/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IF(AND(MOD([.A1176];9)=0;MOD([.A1177];9)=0);[.A1176]+[.A1177];&quot;&quot;)">
            <text:p/>
          </table:table-cell>
          <table:table-cell/>
        </table:table-row>
        <table:table-row table:style-name="ro1">
          <table:table-cell office:value-type="float" office:value="-814" calcext:value-type="float">
            <text:p>-814</text:p>
          </table:table-cell>
          <table:table-cell table:formula="of:=IF(AND(MOD([.A1177];9)=0;MOD([.A1178];9)=0);[.A1177]+[.A1178];&quot;&quot;)">
            <text:p/>
          </table:table-cell>
          <table:table-cell/>
        </table:table-row>
        <table:table-row table:style-name="ro1">
          <table:table-cell office:value-type="float" office:value="-961" calcext:value-type="float">
            <text:p>-961</text:p>
          </table:table-cell>
          <table:table-cell table:formula="of:=IF(AND(MOD([.A1178];9)=0;MOD([.A1179];9)=0);[.A1178]+[.A1179];&quot;&quot;)">
            <text:p/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IF(AND(MOD([.A1179];9)=0;MOD([.A1180];9)=0);[.A1179]+[.A1180];&quot;&quot;)">
            <text:p/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IF(AND(MOD([.A1180];9)=0;MOD([.A1181];9)=0);[.A1180]+[.A1181];&quot;&quot;)">
            <text:p/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IF(AND(MOD([.A1181];9)=0;MOD([.A1182];9)=0);[.A1181]+[.A1182];&quot;&quot;)">
            <text:p/>
          </table:table-cell>
          <table:table-cell/>
        </table:table-row>
        <table:table-row table:style-name="ro1">
          <table:table-cell office:value-type="float" office:value="-42" calcext:value-type="float">
            <text:p>-42</text:p>
          </table:table-cell>
          <table:table-cell table:formula="of:=IF(AND(MOD([.A1182];9)=0;MOD([.A1183];9)=0);[.A1182]+[.A1183];&quot;&quot;)">
            <text:p/>
          </table:table-cell>
          <table:table-cell/>
        </table:table-row>
        <table:table-row table:style-name="ro1">
          <table:table-cell office:value-type="float" office:value="-360" calcext:value-type="float">
            <text:p>-360</text:p>
          </table:table-cell>
          <table:table-cell table:formula="of:=IF(AND(MOD([.A1183];9)=0;MOD([.A1184];9)=0);[.A1183]+[.A1184];&quot;&quot;)">
            <text:p/>
          </table:table-cell>
          <table:table-cell/>
        </table:table-row>
        <table:table-row table:style-name="ro1">
          <table:table-cell office:value-type="float" office:value="-663" calcext:value-type="float">
            <text:p>-663</text:p>
          </table:table-cell>
          <table:table-cell table:formula="of:=IF(AND(MOD([.A1184];9)=0;MOD([.A1185];9)=0);[.A1184]+[.A1185];&quot;&quot;)">
            <text:p/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IF(AND(MOD([.A1185];9)=0;MOD([.A1186];9)=0);[.A1185]+[.A1186];&quot;&quot;)">
            <text:p/>
          </table:table-cell>
          <table:table-cell/>
        </table:table-row>
        <table:table-row table:style-name="ro1">
          <table:table-cell office:value-type="float" office:value="-978" calcext:value-type="float">
            <text:p>-978</text:p>
          </table:table-cell>
          <table:table-cell table:formula="of:=IF(AND(MOD([.A1186];9)=0;MOD([.A1187];9)=0);[.A1186]+[.A1187];&quot;&quot;)">
            <text:p/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IF(AND(MOD([.A1187];9)=0;MOD([.A1188];9)=0);[.A1187]+[.A1188];&quot;&quot;)">
            <text:p/>
          </table:table-cell>
          <table:table-cell/>
        </table:table-row>
        <table:table-row table:style-name="ro1">
          <table:table-cell office:value-type="float" office:value="-820" calcext:value-type="float">
            <text:p>-820</text:p>
          </table:table-cell>
          <table:table-cell table:formula="of:=IF(AND(MOD([.A1188];9)=0;MOD([.A1189];9)=0);[.A1188]+[.A1189];&quot;&quot;)">
            <text:p/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IF(AND(MOD([.A1189];9)=0;MOD([.A1190];9)=0);[.A1189]+[.A1190];&quot;&quot;)">
            <text:p/>
          </table:table-cell>
          <table:table-cell/>
        </table:table-row>
        <table:table-row table:style-name="ro1">
          <table:table-cell office:value-type="float" office:value="-101" calcext:value-type="float">
            <text:p>-101</text:p>
          </table:table-cell>
          <table:table-cell table:formula="of:=IF(AND(MOD([.A1190];9)=0;MOD([.A1191];9)=0);[.A1190]+[.A1191];&quot;&quot;)">
            <text:p/>
          </table:table-cell>
          <table:table-cell/>
        </table:table-row>
        <table:table-row table:style-name="ro1">
          <table:table-cell office:value-type="float" office:value="-937" calcext:value-type="float">
            <text:p>-937</text:p>
          </table:table-cell>
          <table:table-cell table:formula="of:=IF(AND(MOD([.A1191];9)=0;MOD([.A1192];9)=0);[.A1191]+[.A1192];&quot;&quot;)">
            <text:p/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IF(AND(MOD([.A1192];9)=0;MOD([.A1193];9)=0);[.A1192]+[.A1193];&quot;&quot;)">
            <text:p/>
          </table:table-cell>
          <table:table-cell/>
        </table:table-row>
        <table:table-row table:style-name="ro1">
          <table:table-cell office:value-type="float" office:value="-342" calcext:value-type="float">
            <text:p>-342</text:p>
          </table:table-cell>
          <table:table-cell table:formula="of:=IF(AND(MOD([.A1193];9)=0;MOD([.A1194];9)=0);[.A1193]+[.A1194];&quot;&quot;)">
            <text:p/>
          </table:table-cell>
          <table:table-cell/>
        </table:table-row>
        <table:table-row table:style-name="ro1">
          <table:table-cell office:value-type="float" office:value="-740" calcext:value-type="float">
            <text:p>-740</text:p>
          </table:table-cell>
          <table:table-cell table:formula="of:=IF(AND(MOD([.A1194];9)=0;MOD([.A1195];9)=0);[.A1194]+[.A1195];&quot;&quot;)">
            <text:p/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IF(AND(MOD([.A1195];9)=0;MOD([.A1196];9)=0);[.A1195]+[.A1196];&quot;&quot;)">
            <text:p/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IF(AND(MOD([.A1196];9)=0;MOD([.A1197];9)=0);[.A1196]+[.A1197];&quot;&quot;)">
            <text:p/>
          </table:table-cell>
          <table:table-cell/>
        </table:table-row>
        <table:table-row table:style-name="ro1">
          <table:table-cell office:value-type="float" office:value="-127" calcext:value-type="float">
            <text:p>-127</text:p>
          </table:table-cell>
          <table:table-cell table:formula="of:=IF(AND(MOD([.A1197];9)=0;MOD([.A1198];9)=0);[.A1197]+[.A1198];&quot;&quot;)">
            <text:p/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IF(AND(MOD([.A1198];9)=0;MOD([.A1199];9)=0);[.A1198]+[.A1199];&quot;&quot;)">
            <text:p/>
          </table:table-cell>
          <table:table-cell/>
        </table:table-row>
        <table:table-row table:style-name="ro1">
          <table:table-cell office:value-type="float" office:value="-667" calcext:value-type="float">
            <text:p>-667</text:p>
          </table:table-cell>
          <table:table-cell table:formula="of:=IF(AND(MOD([.A1199];9)=0;MOD([.A1200];9)=0);[.A1199]+[.A1200];&quot;&quot;)">
            <text:p/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IF(AND(MOD([.A1200];9)=0;MOD([.A1201];9)=0);[.A1200]+[.A1201];&quot;&quot;)">
            <text:p/>
          </table:table-cell>
          <table:table-cell/>
        </table:table-row>
        <table:table-row table:style-name="ro1">
          <table:table-cell office:value-type="float" office:value="-454" calcext:value-type="float">
            <text:p>-454</text:p>
          </table:table-cell>
          <table:table-cell table:formula="of:=IF(AND(MOD([.A1201];9)=0;MOD([.A1202];9)=0);[.A1201]+[.A1202];&quot;&quot;)">
            <text:p/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IF(AND(MOD([.A1202];9)=0;MOD([.A1203];9)=0);[.A1202]+[.A1203];&quot;&quot;)">
            <text:p/>
          </table:table-cell>
          <table:table-cell/>
        </table:table-row>
        <table:table-row table:style-name="ro1">
          <table:table-cell office:value-type="float" office:value="-853" calcext:value-type="float">
            <text:p>-853</text:p>
          </table:table-cell>
          <table:table-cell table:formula="of:=IF(AND(MOD([.A1203];9)=0;MOD([.A1204];9)=0);[.A1203]+[.A1204];&quot;&quot;)">
            <text:p/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IF(AND(MOD([.A1204];9)=0;MOD([.A1205];9)=0);[.A1204]+[.A1205];&quot;&quot;)">
            <text:p/>
          </table:table-cell>
          <table:table-cell/>
        </table:table-row>
        <table:table-row table:style-name="ro1">
          <table:table-cell office:value-type="float" office:value="-198" calcext:value-type="float">
            <text:p>-198</text:p>
          </table:table-cell>
          <table:table-cell table:formula="of:=IF(AND(MOD([.A1205];9)=0;MOD([.A1206];9)=0);[.A1205]+[.A1206];&quot;&quot;)">
            <text:p/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IF(AND(MOD([.A1206];9)=0;MOD([.A1207];9)=0);[.A1206]+[.A1207];&quot;&quot;)">
            <text:p/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AND(MOD([.A1207];9)=0;MOD([.A1208];9)=0);[.A1207]+[.A1208];&quot;&quot;)">
            <text:p/>
          </table:table-cell>
          <table:table-cell/>
        </table:table-row>
        <table:table-row table:style-name="ro1">
          <table:table-cell office:value-type="float" office:value="-710" calcext:value-type="float">
            <text:p>-710</text:p>
          </table:table-cell>
          <table:table-cell table:formula="of:=IF(AND(MOD([.A1208];9)=0;MOD([.A1209];9)=0);[.A1208]+[.A1209];&quot;&quot;)">
            <text:p/>
          </table:table-cell>
          <table:table-cell/>
        </table:table-row>
        <table:table-row table:style-name="ro1">
          <table:table-cell office:value-type="float" office:value="-218" calcext:value-type="float">
            <text:p>-218</text:p>
          </table:table-cell>
          <table:table-cell table:formula="of:=IF(AND(MOD([.A1209];9)=0;MOD([.A1210];9)=0);[.A1209]+[.A1210];&quot;&quot;)">
            <text:p/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IF(AND(MOD([.A1210];9)=0;MOD([.A1211];9)=0);[.A1210]+[.A1211];&quot;&quot;)">
            <text:p/>
          </table:table-cell>
          <table:table-cell/>
        </table:table-row>
        <table:table-row table:style-name="ro1">
          <table:table-cell office:value-type="float" office:value="-550" calcext:value-type="float">
            <text:p>-550</text:p>
          </table:table-cell>
          <table:table-cell table:formula="of:=IF(AND(MOD([.A1211];9)=0;MOD([.A1212];9)=0);[.A1211]+[.A1212];&quot;&quot;)">
            <text:p/>
          </table:table-cell>
          <table:table-cell/>
        </table:table-row>
        <table:table-row table:style-name="ro1">
          <table:table-cell office:value-type="float" office:value="-140" calcext:value-type="float">
            <text:p>-140</text:p>
          </table:table-cell>
          <table:table-cell table:formula="of:=IF(AND(MOD([.A1212];9)=0;MOD([.A1213];9)=0);[.A1212]+[.A1213];&quot;&quot;)">
            <text:p/>
          </table:table-cell>
          <table:table-cell/>
        </table:table-row>
        <table:table-row table:style-name="ro1">
          <table:table-cell office:value-type="float" office:value="-972" calcext:value-type="float">
            <text:p>-972</text:p>
          </table:table-cell>
          <table:table-cell table:formula="of:=IF(AND(MOD([.A1213];9)=0;MOD([.A1214];9)=0);[.A1213]+[.A1214];&quot;&quot;)">
            <text:p/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IF(AND(MOD([.A1214];9)=0;MOD([.A1215];9)=0);[.A1214]+[.A1215];&quot;&quot;)">
            <text:p/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IF(AND(MOD([.A1215];9)=0;MOD([.A1216];9)=0);[.A1215]+[.A1216];&quot;&quot;)">
            <text:p/>
          </table:table-cell>
          <table:table-cell/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IF(AND(MOD([.A1216];9)=0;MOD([.A1217];9)=0);[.A1216]+[.A1217];&quot;&quot;)">
            <text:p/>
          </table:table-cell>
          <table:table-cell/>
        </table:table-row>
        <table:table-row table:style-name="ro1">
          <table:table-cell office:value-type="float" office:value="-572" calcext:value-type="float">
            <text:p>-572</text:p>
          </table:table-cell>
          <table:table-cell table:formula="of:=IF(AND(MOD([.A1217];9)=0;MOD([.A1218];9)=0);[.A1217]+[.A1218];&quot;&quot;)">
            <text:p/>
          </table:table-cell>
          <table:table-cell/>
        </table:table-row>
        <table:table-row table:style-name="ro1">
          <table:table-cell office:value-type="float" office:value="-385" calcext:value-type="float">
            <text:p>-385</text:p>
          </table:table-cell>
          <table:table-cell table:formula="of:=IF(AND(MOD([.A1218];9)=0;MOD([.A1219];9)=0);[.A1218]+[.A1219];&quot;&quot;)">
            <text:p/>
          </table:table-cell>
          <table:table-cell/>
        </table:table-row>
        <table:table-row table:style-name="ro1">
          <table:table-cell office:value-type="float" office:value="-601" calcext:value-type="float">
            <text:p>-601</text:p>
          </table:table-cell>
          <table:table-cell table:formula="of:=IF(AND(MOD([.A1219];9)=0;MOD([.A1220];9)=0);[.A1219]+[.A1220];&quot;&quot;)">
            <text:p/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AND(MOD([.A1220];9)=0;MOD([.A1221];9)=0);[.A1220]+[.A1221];&quot;&quot;)">
            <text:p/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IF(AND(MOD([.A1221];9)=0;MOD([.A1222];9)=0);[.A1221]+[.A1222];&quot;&quot;)">
            <text:p/>
          </table:table-cell>
          <table:table-cell/>
        </table:table-row>
        <table:table-row table:style-name="ro1">
          <table:table-cell office:value-type="float" office:value="-221" calcext:value-type="float">
            <text:p>-221</text:p>
          </table:table-cell>
          <table:table-cell table:formula="of:=IF(AND(MOD([.A1222];9)=0;MOD([.A1223];9)=0);[.A1222]+[.A1223];&quot;&quot;)">
            <text:p/>
          </table:table-cell>
          <table:table-cell/>
        </table:table-row>
        <table:table-row table:style-name="ro1">
          <table:table-cell office:value-type="float" office:value="-653" calcext:value-type="float">
            <text:p>-653</text:p>
          </table:table-cell>
          <table:table-cell table:formula="of:=IF(AND(MOD([.A1223];9)=0;MOD([.A1224];9)=0);[.A1223]+[.A1224];&quot;&quot;)">
            <text:p/>
          </table:table-cell>
          <table:table-cell/>
        </table:table-row>
        <table:table-row table:style-name="ro1">
          <table:table-cell office:value-type="float" office:value="-365" calcext:value-type="float">
            <text:p>-365</text:p>
          </table:table-cell>
          <table:table-cell table:formula="of:=IF(AND(MOD([.A1224];9)=0;MOD([.A1225];9)=0);[.A1224]+[.A1225];&quot;&quot;)">
            <text:p/>
          </table:table-cell>
          <table:table-cell/>
        </table:table-row>
        <table:table-row table:style-name="ro1">
          <table:table-cell office:value-type="float" office:value="-872" calcext:value-type="float">
            <text:p>-872</text:p>
          </table:table-cell>
          <table:table-cell table:formula="of:=IF(AND(MOD([.A1225];9)=0;MOD([.A1226];9)=0);[.A1225]+[.A1226];&quot;&quot;)">
            <text:p/>
          </table:table-cell>
          <table:table-cell/>
        </table:table-row>
        <table:table-row table:style-name="ro1">
          <table:table-cell office:value-type="float" office:value="-106" calcext:value-type="float">
            <text:p>-106</text:p>
          </table:table-cell>
          <table:table-cell table:formula="of:=IF(AND(MOD([.A1226];9)=0;MOD([.A1227];9)=0);[.A1226]+[.A1227];&quot;&quot;)">
            <text:p/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IF(AND(MOD([.A1227];9)=0;MOD([.A1228];9)=0);[.A1227]+[.A1228];&quot;&quot;)">
            <text:p/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IF(AND(MOD([.A1228];9)=0;MOD([.A1229];9)=0);[.A1228]+[.A1229];&quot;&quot;)">
            <text:p/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IF(AND(MOD([.A1229];9)=0;MOD([.A1230];9)=0);[.A1229]+[.A1230];&quot;&quot;)">
            <text:p/>
          </table:table-cell>
          <table:table-cell/>
        </table:table-row>
        <table:table-row table:style-name="ro1">
          <table:table-cell office:value-type="float" office:value="-488" calcext:value-type="float">
            <text:p>-488</text:p>
          </table:table-cell>
          <table:table-cell table:formula="of:=IF(AND(MOD([.A1230];9)=0;MOD([.A1231];9)=0);[.A1230]+[.A1231];&quot;&quot;)">
            <text:p/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IF(AND(MOD([.A1231];9)=0;MOD([.A1232];9)=0);[.A1231]+[.A1232];&quot;&quot;)">
            <text:p/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IF(AND(MOD([.A1232];9)=0;MOD([.A1233];9)=0);[.A1232]+[.A1233];&quot;&quot;)">
            <text:p/>
          </table:table-cell>
          <table:table-cell/>
        </table:table-row>
        <table:table-row table:style-name="ro1">
          <table:table-cell office:value-type="float" office:value="-30" calcext:value-type="float">
            <text:p>-30</text:p>
          </table:table-cell>
          <table:table-cell table:formula="of:=IF(AND(MOD([.A1233];9)=0;MOD([.A1234];9)=0);[.A1233]+[.A1234];&quot;&quot;)">
            <text:p/>
          </table:table-cell>
          <table:table-cell/>
        </table:table-row>
        <table:table-row table:style-name="ro1">
          <table:table-cell office:value-type="float" office:value="-441" calcext:value-type="float">
            <text:p>-441</text:p>
          </table:table-cell>
          <table:table-cell table:formula="of:=IF(AND(MOD([.A1234];9)=0;MOD([.A1235];9)=0);[.A1234]+[.A1235];&quot;&quot;)">
            <text:p/>
          </table:table-cell>
          <table:table-cell/>
        </table:table-row>
        <table:table-row table:style-name="ro1">
          <table:table-cell office:value-type="float" office:value="-234" calcext:value-type="float">
            <text:p>-234</text:p>
          </table:table-cell>
          <table:table-cell table:formula="of:=IF(AND(MOD([.A1235];9)=0;MOD([.A1236];9)=0);[.A1235]+[.A1236];&quot;&quot;)" office:value-type="float" office:value="-675" calcext:value-type="float">
            <text:p>-675</text:p>
          </table:table-cell>
          <table:table-cell/>
        </table:table-row>
        <table:table-row table:style-name="ro1">
          <table:table-cell office:value-type="float" office:value="-888" calcext:value-type="float">
            <text:p>-888</text:p>
          </table:table-cell>
          <table:table-cell table:formula="of:=IF(AND(MOD([.A1236];9)=0;MOD([.A1237];9)=0);[.A1236]+[.A1237];&quot;&quot;)">
            <text:p/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IF(AND(MOD([.A1237];9)=0;MOD([.A1238];9)=0);[.A1237]+[.A1238];&quot;&quot;)">
            <text:p/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IF(AND(MOD([.A1238];9)=0;MOD([.A1239];9)=0);[.A1238]+[.A1239];&quot;&quot;)">
            <text:p/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IF(AND(MOD([.A1239];9)=0;MOD([.A1240];9)=0);[.A1239]+[.A1240];&quot;&quot;)">
            <text:p/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IF(AND(MOD([.A1240];9)=0;MOD([.A1241];9)=0);[.A1240]+[.A1241];&quot;&quot;)">
            <text:p/>
          </table:table-cell>
          <table:table-cell/>
        </table:table-row>
        <table:table-row table:style-name="ro1">
          <table:table-cell office:value-type="float" office:value="-603" calcext:value-type="float">
            <text:p>-603</text:p>
          </table:table-cell>
          <table:table-cell table:formula="of:=IF(AND(MOD([.A1241];9)=0;MOD([.A1242];9)=0);[.A1241]+[.A1242];&quot;&quot;)">
            <text:p/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IF(AND(MOD([.A1242];9)=0;MOD([.A1243];9)=0);[.A1242]+[.A1243];&quot;&quot;)">
            <text:p/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IF(AND(MOD([.A1243];9)=0;MOD([.A1244];9)=0);[.A1243]+[.A1244];&quot;&quot;)">
            <text:p/>
          </table:table-cell>
          <table:table-cell/>
        </table:table-row>
        <table:table-row table:style-name="ro1">
          <table:table-cell office:value-type="float" office:value="-748" calcext:value-type="float">
            <text:p>-748</text:p>
          </table:table-cell>
          <table:table-cell table:formula="of:=IF(AND(MOD([.A1244];9)=0;MOD([.A1245];9)=0);[.A1244]+[.A1245];&quot;&quot;)">
            <text:p/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IF(AND(MOD([.A1245];9)=0;MOD([.A1246];9)=0);[.A1245]+[.A1246];&quot;&quot;)">
            <text:p/>
          </table:table-cell>
          <table:table-cell/>
        </table:table-row>
        <table:table-row table:style-name="ro1">
          <table:table-cell office:value-type="float" office:value="-210" calcext:value-type="float">
            <text:p>-210</text:p>
          </table:table-cell>
          <table:table-cell table:formula="of:=IF(AND(MOD([.A1246];9)=0;MOD([.A1247];9)=0);[.A1246]+[.A1247];&quot;&quot;)">
            <text:p/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IF(AND(MOD([.A1247];9)=0;MOD([.A1248];9)=0);[.A1247]+[.A1248];&quot;&quot;)">
            <text:p/>
          </table:table-cell>
          <table:table-cell/>
        </table:table-row>
        <table:table-row table:style-name="ro1">
          <table:table-cell office:value-type="float" office:value="-401" calcext:value-type="float">
            <text:p>-401</text:p>
          </table:table-cell>
          <table:table-cell table:formula="of:=IF(AND(MOD([.A1248];9)=0;MOD([.A1249];9)=0);[.A1248]+[.A1249];&quot;&quot;)">
            <text:p/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IF(AND(MOD([.A1249];9)=0;MOD([.A1250];9)=0);[.A1249]+[.A1250];&quot;&quot;)">
            <text:p/>
          </table:table-cell>
          <table:table-cell/>
        </table:table-row>
        <table:table-row table:style-name="ro1">
          <table:table-cell office:value-type="float" office:value="-745" calcext:value-type="float">
            <text:p>-745</text:p>
          </table:table-cell>
          <table:table-cell table:formula="of:=IF(AND(MOD([.A1250];9)=0;MOD([.A1251];9)=0);[.A1250]+[.A1251];&quot;&quot;)">
            <text:p/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IF(AND(MOD([.A1251];9)=0;MOD([.A1252];9)=0);[.A1251]+[.A1252];&quot;&quot;)">
            <text:p/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IF(AND(MOD([.A1252];9)=0;MOD([.A1253];9)=0);[.A1252]+[.A1253];&quot;&quot;)">
            <text:p/>
          </table:table-cell>
          <table:table-cell/>
        </table:table-row>
        <table:table-row table:style-name="ro1">
          <table:table-cell office:value-type="float" office:value="-15" calcext:value-type="float">
            <text:p>-15</text:p>
          </table:table-cell>
          <table:table-cell table:formula="of:=IF(AND(MOD([.A1253];9)=0;MOD([.A1254];9)=0);[.A1253]+[.A1254];&quot;&quot;)">
            <text:p/>
          </table:table-cell>
          <table:table-cell/>
        </table:table-row>
        <table:table-row table:style-name="ro1">
          <table:table-cell office:value-type="float" office:value="-787" calcext:value-type="float">
            <text:p>-787</text:p>
          </table:table-cell>
          <table:table-cell table:formula="of:=IF(AND(MOD([.A1254];9)=0;MOD([.A1255];9)=0);[.A1254]+[.A1255];&quot;&quot;)">
            <text:p/>
          </table:table-cell>
          <table:table-cell/>
        </table:table-row>
        <table:table-row table:style-name="ro1">
          <table:table-cell office:value-type="float" office:value="-290" calcext:value-type="float">
            <text:p>-290</text:p>
          </table:table-cell>
          <table:table-cell table:formula="of:=IF(AND(MOD([.A1255];9)=0;MOD([.A1256];9)=0);[.A1255]+[.A1256];&quot;&quot;)">
            <text:p/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IF(AND(MOD([.A1256];9)=0;MOD([.A1257];9)=0);[.A1256]+[.A1257];&quot;&quot;)">
            <text:p/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IF(AND(MOD([.A1257];9)=0;MOD([.A1258];9)=0);[.A1257]+[.A1258];&quot;&quot;)">
            <text:p/>
          </table:table-cell>
          <table:table-cell/>
        </table:table-row>
        <table:table-row table:style-name="ro1">
          <table:table-cell office:value-type="float" office:value="-350" calcext:value-type="float">
            <text:p>-350</text:p>
          </table:table-cell>
          <table:table-cell table:formula="of:=IF(AND(MOD([.A1258];9)=0;MOD([.A1259];9)=0);[.A1258]+[.A1259];&quot;&quot;)">
            <text:p/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IF(AND(MOD([.A1259];9)=0;MOD([.A1260];9)=0);[.A1259]+[.A1260];&quot;&quot;)">
            <text:p/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IF(AND(MOD([.A1260];9)=0;MOD([.A1261];9)=0);[.A1260]+[.A1261];&quot;&quot;)">
            <text:p/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AND(MOD([.A1261];9)=0;MOD([.A1262];9)=0);[.A1261]+[.A1262];&quot;&quot;)">
            <text:p/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IF(AND(MOD([.A1262];9)=0;MOD([.A1263];9)=0);[.A1262]+[.A1263];&quot;&quot;)">
            <text:p/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IF(AND(MOD([.A1263];9)=0;MOD([.A1264];9)=0);[.A1263]+[.A1264];&quot;&quot;)">
            <text:p/>
          </table:table-cell>
          <table:table-cell/>
        </table:table-row>
        <table:table-row table:style-name="ro1">
          <table:table-cell office:value-type="float" office:value="-35" calcext:value-type="float">
            <text:p>-35</text:p>
          </table:table-cell>
          <table:table-cell table:formula="of:=IF(AND(MOD([.A1264];9)=0;MOD([.A1265];9)=0);[.A1264]+[.A1265];&quot;&quot;)">
            <text:p/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IF(AND(MOD([.A1265];9)=0;MOD([.A1266];9)=0);[.A1265]+[.A1266];&quot;&quot;)">
            <text:p/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IF(AND(MOD([.A1266];9)=0;MOD([.A1267];9)=0);[.A1266]+[.A1267];&quot;&quot;)">
            <text:p/>
          </table:table-cell>
          <table:table-cell/>
        </table:table-row>
        <table:table-row table:style-name="ro1">
          <table:table-cell office:value-type="float" office:value="-763" calcext:value-type="float">
            <text:p>-763</text:p>
          </table:table-cell>
          <table:table-cell table:formula="of:=IF(AND(MOD([.A1267];9)=0;MOD([.A1268];9)=0);[.A1267]+[.A1268];&quot;&quot;)">
            <text:p/>
          </table:table-cell>
          <table:table-cell/>
        </table:table-row>
        <table:table-row table:style-name="ro1">
          <table:table-cell office:value-type="float" office:value="-576" calcext:value-type="float">
            <text:p>-576</text:p>
          </table:table-cell>
          <table:table-cell table:formula="of:=IF(AND(MOD([.A1268];9)=0;MOD([.A1269];9)=0);[.A1268]+[.A1269];&quot;&quot;)">
            <text:p/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IF(AND(MOD([.A1269];9)=0;MOD([.A1270];9)=0);[.A1269]+[.A1270];&quot;&quot;)">
            <text:p/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IF(AND(MOD([.A1270];9)=0;MOD([.A1271];9)=0);[.A1270]+[.A1271];&quot;&quot;)">
            <text:p/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IF(AND(MOD([.A1271];9)=0;MOD([.A1272];9)=0);[.A1271]+[.A1272];&quot;&quot;)">
            <text:p/>
          </table:table-cell>
          <table:table-cell/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IF(AND(MOD([.A1272];9)=0;MOD([.A1273];9)=0);[.A1272]+[.A1273];&quot;&quot;)">
            <text:p/>
          </table:table-cell>
          <table:table-cell/>
        </table:table-row>
        <table:table-row table:style-name="ro1">
          <table:table-cell office:value-type="float" office:value="-121" calcext:value-type="float">
            <text:p>-121</text:p>
          </table:table-cell>
          <table:table-cell table:formula="of:=IF(AND(MOD([.A1273];9)=0;MOD([.A1274];9)=0);[.A1273]+[.A1274];&quot;&quot;)">
            <text:p/>
          </table:table-cell>
          <table:table-cell/>
        </table:table-row>
        <table:table-row table:style-name="ro1">
          <table:table-cell office:value-type="float" office:value="-509" calcext:value-type="float">
            <text:p>-509</text:p>
          </table:table-cell>
          <table:table-cell table:formula="of:=IF(AND(MOD([.A1274];9)=0;MOD([.A1275];9)=0);[.A1274]+[.A1275];&quot;&quot;)">
            <text:p/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IF(AND(MOD([.A1275];9)=0;MOD([.A1276];9)=0);[.A1275]+[.A1276];&quot;&quot;)">
            <text:p/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IF(AND(MOD([.A1276];9)=0;MOD([.A1277];9)=0);[.A1276]+[.A1277];&quot;&quot;)">
            <text:p/>
          </table:table-cell>
          <table:table-cell/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IF(AND(MOD([.A1277];9)=0;MOD([.A1278];9)=0);[.A1277]+[.A1278];&quot;&quot;)">
            <text:p/>
          </table:table-cell>
          <table:table-cell/>
        </table:table-row>
        <table:table-row table:style-name="ro1">
          <table:table-cell office:value-type="float" office:value="-609" calcext:value-type="float">
            <text:p>-609</text:p>
          </table:table-cell>
          <table:table-cell table:formula="of:=IF(AND(MOD([.A1278];9)=0;MOD([.A1279];9)=0);[.A1278]+[.A1279];&quot;&quot;)">
            <text:p/>
          </table:table-cell>
          <table:table-cell/>
        </table:table-row>
        <table:table-row table:style-name="ro1">
          <table:table-cell office:value-type="float" office:value="-314" calcext:value-type="float">
            <text:p>-314</text:p>
          </table:table-cell>
          <table:table-cell table:formula="of:=IF(AND(MOD([.A1279];9)=0;MOD([.A1280];9)=0);[.A1279]+[.A1280];&quot;&quot;)">
            <text:p/>
          </table:table-cell>
          <table:table-cell/>
        </table:table-row>
        <table:table-row table:style-name="ro1">
          <table:table-cell office:value-type="float" office:value="-478" calcext:value-type="float">
            <text:p>-478</text:p>
          </table:table-cell>
          <table:table-cell table:formula="of:=IF(AND(MOD([.A1280];9)=0;MOD([.A1281];9)=0);[.A1280]+[.A1281];&quot;&quot;)">
            <text:p/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IF(AND(MOD([.A1281];9)=0;MOD([.A1282];9)=0);[.A1281]+[.A1282];&quot;&quot;)">
            <text:p/>
          </table:table-cell>
          <table:table-cell/>
        </table:table-row>
        <table:table-row table:style-name="ro1">
          <table:table-cell office:value-type="float" office:value="-408" calcext:value-type="float">
            <text:p>-408</text:p>
          </table:table-cell>
          <table:table-cell table:formula="of:=IF(AND(MOD([.A1282];9)=0;MOD([.A1283];9)=0);[.A1282]+[.A1283];&quot;&quot;)">
            <text:p/>
          </table:table-cell>
          <table:table-cell/>
        </table:table-row>
        <table:table-row table:style-name="ro1">
          <table:table-cell office:value-type="float" office:value="-906" calcext:value-type="float">
            <text:p>-906</text:p>
          </table:table-cell>
          <table:table-cell table:formula="of:=IF(AND(MOD([.A1283];9)=0;MOD([.A1284];9)=0);[.A1283]+[.A1284];&quot;&quot;)">
            <text:p/>
          </table:table-cell>
          <table:table-cell/>
        </table:table-row>
        <table:table-row table:style-name="ro1">
          <table:table-cell office:value-type="float" office:value="-259" calcext:value-type="float">
            <text:p>-259</text:p>
          </table:table-cell>
          <table:table-cell table:formula="of:=IF(AND(MOD([.A1284];9)=0;MOD([.A1285];9)=0);[.A1284]+[.A1285];&quot;&quot;)">
            <text:p/>
          </table:table-cell>
          <table:table-cell/>
        </table:table-row>
        <table:table-row table:style-name="ro1">
          <table:table-cell office:value-type="float" office:value="-872" calcext:value-type="float">
            <text:p>-872</text:p>
          </table:table-cell>
          <table:table-cell table:formula="of:=IF(AND(MOD([.A1285];9)=0;MOD([.A1286];9)=0);[.A1285]+[.A1286];&quot;&quot;)">
            <text:p/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IF(AND(MOD([.A1286];9)=0;MOD([.A1287];9)=0);[.A1286]+[.A1287];&quot;&quot;)">
            <text:p/>
          </table:table-cell>
          <table:table-cell/>
        </table:table-row>
        <table:table-row table:style-name="ro1">
          <table:table-cell office:value-type="float" office:value="-700" calcext:value-type="float">
            <text:p>-700</text:p>
          </table:table-cell>
          <table:table-cell table:formula="of:=IF(AND(MOD([.A1287];9)=0;MOD([.A1288];9)=0);[.A1287]+[.A1288];&quot;&quot;)">
            <text:p/>
          </table:table-cell>
          <table:table-cell/>
        </table:table-row>
        <table:table-row table:style-name="ro1">
          <table:table-cell office:value-type="float" office:value="-294" calcext:value-type="float">
            <text:p>-294</text:p>
          </table:table-cell>
          <table:table-cell table:formula="of:=IF(AND(MOD([.A1288];9)=0;MOD([.A1289];9)=0);[.A1288]+[.A1289];&quot;&quot;)">
            <text:p/>
          </table:table-cell>
          <table:table-cell/>
        </table:table-row>
        <table:table-row table:style-name="ro1">
          <table:table-cell office:value-type="float" office:value="-982" calcext:value-type="float">
            <text:p>-982</text:p>
          </table:table-cell>
          <table:table-cell table:formula="of:=IF(AND(MOD([.A1289];9)=0;MOD([.A1290];9)=0);[.A1289]+[.A1290];&quot;&quot;)">
            <text:p/>
          </table:table-cell>
          <table:table-cell/>
        </table:table-row>
        <table:table-row table:style-name="ro1">
          <table:table-cell office:value-type="float" office:value="-265" calcext:value-type="float">
            <text:p>-265</text:p>
          </table:table-cell>
          <table:table-cell table:formula="of:=IF(AND(MOD([.A1290];9)=0;MOD([.A1291];9)=0);[.A1290]+[.A1291];&quot;&quot;)">
            <text:p/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IF(AND(MOD([.A1291];9)=0;MOD([.A1292];9)=0);[.A1291]+[.A1292];&quot;&quot;)">
            <text:p/>
          </table:table-cell>
          <table:table-cell/>
        </table:table-row>
        <table:table-row table:style-name="ro1">
          <table:table-cell office:value-type="float" office:value="-157" calcext:value-type="float">
            <text:p>-157</text:p>
          </table:table-cell>
          <table:table-cell table:formula="of:=IF(AND(MOD([.A1292];9)=0;MOD([.A1293];9)=0);[.A1292]+[.A1293];&quot;&quot;)">
            <text:p/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IF(AND(MOD([.A1293];9)=0;MOD([.A1294];9)=0);[.A1293]+[.A1294];&quot;&quot;)">
            <text:p/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IF(AND(MOD([.A1294];9)=0;MOD([.A1295];9)=0);[.A1294]+[.A1295];&quot;&quot;)">
            <text:p/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IF(AND(MOD([.A1295];9)=0;MOD([.A1296];9)=0);[.A1295]+[.A1296];&quot;&quot;)">
            <text:p/>
          </table:table-cell>
          <table:table-cell/>
        </table:table-row>
        <table:table-row table:style-name="ro1">
          <table:table-cell office:value-type="float" office:value="-727" calcext:value-type="float">
            <text:p>-727</text:p>
          </table:table-cell>
          <table:table-cell table:formula="of:=IF(AND(MOD([.A1296];9)=0;MOD([.A1297];9)=0);[.A1296]+[.A1297];&quot;&quot;)">
            <text:p/>
          </table:table-cell>
          <table:table-cell/>
        </table:table-row>
        <table:table-row table:style-name="ro1">
          <table:table-cell office:value-type="float" office:value="-802" calcext:value-type="float">
            <text:p>-802</text:p>
          </table:table-cell>
          <table:table-cell table:formula="of:=IF(AND(MOD([.A1297];9)=0;MOD([.A1298];9)=0);[.A1297]+[.A1298];&quot;&quot;)">
            <text:p/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IF(AND(MOD([.A1298];9)=0;MOD([.A1299];9)=0);[.A1298]+[.A1299];&quot;&quot;)">
            <text:p/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IF(AND(MOD([.A1299];9)=0;MOD([.A1300];9)=0);[.A1299]+[.A1300];&quot;&quot;)">
            <text:p/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IF(AND(MOD([.A1300];9)=0;MOD([.A1301];9)=0);[.A1300]+[.A1301];&quot;&quot;)">
            <text:p/>
          </table:table-cell>
          <table:table-cell/>
        </table:table-row>
        <table:table-row table:style-name="ro1">
          <table:table-cell office:value-type="float" office:value="-771" calcext:value-type="float">
            <text:p>-771</text:p>
          </table:table-cell>
          <table:table-cell table:formula="of:=IF(AND(MOD([.A1301];9)=0;MOD([.A1302];9)=0);[.A1301]+[.A1302];&quot;&quot;)">
            <text:p/>
          </table:table-cell>
          <table:table-cell/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IF(AND(MOD([.A1302];9)=0;MOD([.A1303];9)=0);[.A1302]+[.A1303];&quot;&quot;)">
            <text:p/>
          </table:table-cell>
          <table:table-cell/>
        </table:table-row>
        <table:table-row table:style-name="ro1">
          <table:table-cell office:value-type="float" office:value="-634" calcext:value-type="float">
            <text:p>-634</text:p>
          </table:table-cell>
          <table:table-cell table:formula="of:=IF(AND(MOD([.A1303];9)=0;MOD([.A1304];9)=0);[.A1303]+[.A1304];&quot;&quot;)">
            <text:p/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IF(AND(MOD([.A1304];9)=0;MOD([.A1305];9)=0);[.A1304]+[.A1305];&quot;&quot;)">
            <text:p/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IF(AND(MOD([.A1305];9)=0;MOD([.A1306];9)=0);[.A1305]+[.A1306];&quot;&quot;)">
            <text:p/>
          </table:table-cell>
          <table:table-cell/>
        </table:table-row>
        <table:table-row table:style-name="ro1">
          <table:table-cell office:value-type="float" office:value="-907" calcext:value-type="float">
            <text:p>-907</text:p>
          </table:table-cell>
          <table:table-cell table:formula="of:=IF(AND(MOD([.A1306];9)=0;MOD([.A1307];9)=0);[.A1306]+[.A1307];&quot;&quot;)">
            <text:p/>
          </table:table-cell>
          <table:table-cell/>
        </table:table-row>
        <table:table-row table:style-name="ro1">
          <table:table-cell office:value-type="float" office:value="-127" calcext:value-type="float">
            <text:p>-127</text:p>
          </table:table-cell>
          <table:table-cell table:formula="of:=IF(AND(MOD([.A1307];9)=0;MOD([.A1308];9)=0);[.A1307]+[.A1308];&quot;&quot;)">
            <text:p/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IF(AND(MOD([.A1308];9)=0;MOD([.A1309];9)=0);[.A1308]+[.A1309];&quot;&quot;)">
            <text:p/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AND(MOD([.A1309];9)=0;MOD([.A1310];9)=0);[.A1309]+[.A1310];&quot;&quot;)">
            <text:p/>
          </table:table-cell>
          <table:table-cell/>
        </table:table-row>
        <table:table-row table:style-name="ro1">
          <table:table-cell office:value-type="float" office:value="-162" calcext:value-type="float">
            <text:p>-162</text:p>
          </table:table-cell>
          <table:table-cell table:formula="of:=IF(AND(MOD([.A1310];9)=0;MOD([.A1311];9)=0);[.A1310]+[.A1311];&quot;&quot;)">
            <text:p/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IF(AND(MOD([.A1311];9)=0;MOD([.A1312];9)=0);[.A1311]+[.A1312];&quot;&quot;)">
            <text:p/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IF(AND(MOD([.A1312];9)=0;MOD([.A1313];9)=0);[.A1312]+[.A1313];&quot;&quot;)">
            <text:p/>
          </table:table-cell>
          <table:table-cell/>
        </table:table-row>
        <table:table-row table:style-name="ro1">
          <table:table-cell office:value-type="float" office:value="-379" calcext:value-type="float">
            <text:p>-379</text:p>
          </table:table-cell>
          <table:table-cell table:formula="of:=IF(AND(MOD([.A1313];9)=0;MOD([.A1314];9)=0);[.A1313]+[.A1314];&quot;&quot;)">
            <text:p/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IF(AND(MOD([.A1314];9)=0;MOD([.A1315];9)=0);[.A1314]+[.A1315];&quot;&quot;)">
            <text:p/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IF(AND(MOD([.A1315];9)=0;MOD([.A1316];9)=0);[.A1315]+[.A1316];&quot;&quot;)">
            <text:p/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IF(AND(MOD([.A1316];9)=0;MOD([.A1317];9)=0);[.A1316]+[.A1317];&quot;&quot;)">
            <text:p/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IF(AND(MOD([.A1317];9)=0;MOD([.A1318];9)=0);[.A1317]+[.A1318];&quot;&quot;)">
            <text:p/>
          </table:table-cell>
          <table:table-cell/>
        </table:table-row>
        <table:table-row table:style-name="ro1">
          <table:table-cell office:value-type="float" office:value="-442" calcext:value-type="float">
            <text:p>-442</text:p>
          </table:table-cell>
          <table:table-cell table:formula="of:=IF(AND(MOD([.A1318];9)=0;MOD([.A1319];9)=0);[.A1318]+[.A1319];&quot;&quot;)">
            <text:p/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IF(AND(MOD([.A1319];9)=0;MOD([.A1320];9)=0);[.A1319]+[.A1320];&quot;&quot;)">
            <text:p/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IF(AND(MOD([.A1320];9)=0;MOD([.A1321];9)=0);[.A1320]+[.A1321];&quot;&quot;)">
            <text:p/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IF(AND(MOD([.A1321];9)=0;MOD([.A1322];9)=0);[.A1321]+[.A1322];&quot;&quot;)">
            <text:p/>
          </table:table-cell>
          <table:table-cell/>
        </table:table-row>
        <table:table-row table:style-name="ro1">
          <table:table-cell office:value-type="float" office:value="-550" calcext:value-type="float">
            <text:p>-550</text:p>
          </table:table-cell>
          <table:table-cell table:formula="of:=IF(AND(MOD([.A1322];9)=0;MOD([.A1323];9)=0);[.A1322]+[.A1323];&quot;&quot;)">
            <text:p/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IF(AND(MOD([.A1323];9)=0;MOD([.A1324];9)=0);[.A1323]+[.A1324];&quot;&quot;)">
            <text:p/>
          </table:table-cell>
          <table:table-cell/>
        </table:table-row>
        <table:table-row table:style-name="ro1">
          <table:table-cell office:value-type="float" office:value="-547" calcext:value-type="float">
            <text:p>-547</text:p>
          </table:table-cell>
          <table:table-cell table:formula="of:=IF(AND(MOD([.A1324];9)=0;MOD([.A1325];9)=0);[.A1324]+[.A1325];&quot;&quot;)">
            <text:p/>
          </table:table-cell>
          <table:table-cell/>
        </table:table-row>
        <table:table-row table:style-name="ro1">
          <table:table-cell office:value-type="float" office:value="-371" calcext:value-type="float">
            <text:p>-371</text:p>
          </table:table-cell>
          <table:table-cell table:formula="of:=IF(AND(MOD([.A1325];9)=0;MOD([.A1326];9)=0);[.A1325]+[.A1326];&quot;&quot;)">
            <text:p/>
          </table:table-cell>
          <table:table-cell/>
        </table:table-row>
        <table:table-row table:style-name="ro1">
          <table:table-cell office:value-type="float" office:value="-594" calcext:value-type="float">
            <text:p>-594</text:p>
          </table:table-cell>
          <table:table-cell table:formula="of:=IF(AND(MOD([.A1326];9)=0;MOD([.A1327];9)=0);[.A1326]+[.A1327];&quot;&quot;)">
            <text:p/>
          </table:table-cell>
          <table:table-cell/>
        </table:table-row>
        <table:table-row table:style-name="ro1">
          <table:table-cell office:value-type="float" office:value="-140" calcext:value-type="float">
            <text:p>-140</text:p>
          </table:table-cell>
          <table:table-cell table:formula="of:=IF(AND(MOD([.A1327];9)=0;MOD([.A1328];9)=0);[.A1327]+[.A1328];&quot;&quot;)">
            <text:p/>
          </table:table-cell>
          <table:table-cell/>
        </table:table-row>
        <table:table-row table:style-name="ro1">
          <table:table-cell office:value-type="float" office:value="-599" calcext:value-type="float">
            <text:p>-599</text:p>
          </table:table-cell>
          <table:table-cell table:formula="of:=IF(AND(MOD([.A1328];9)=0;MOD([.A1329];9)=0);[.A1328]+[.A1329];&quot;&quot;)">
            <text:p/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IF(AND(MOD([.A1329];9)=0;MOD([.A1330];9)=0);[.A1329]+[.A1330];&quot;&quot;)">
            <text:p/>
          </table:table-cell>
          <table:table-cell/>
        </table:table-row>
        <table:table-row table:style-name="ro1">
          <table:table-cell office:value-type="float" office:value="-405" calcext:value-type="float">
            <text:p>-405</text:p>
          </table:table-cell>
          <table:table-cell table:formula="of:=IF(AND(MOD([.A1330];9)=0;MOD([.A1331];9)=0);[.A1330]+[.A1331];&quot;&quot;)">
            <text:p/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IF(AND(MOD([.A1331];9)=0;MOD([.A1332];9)=0);[.A1331]+[.A1332];&quot;&quot;)" office:value-type="float" office:value="-288" calcext:value-type="float">
            <text:p>-288</text:p>
          </table:table-cell>
          <table:table-cell/>
        </table:table-row>
        <table:table-row table:style-name="ro1">
          <table:table-cell office:value-type="float" office:value="-470" calcext:value-type="float">
            <text:p>-470</text:p>
          </table:table-cell>
          <table:table-cell table:formula="of:=IF(AND(MOD([.A1332];9)=0;MOD([.A1333];9)=0);[.A1332]+[.A1333];&quot;&quot;)">
            <text:p/>
          </table:table-cell>
          <table:table-cell/>
        </table:table-row>
        <table:table-row table:style-name="ro1">
          <table:table-cell office:value-type="float" office:value="-527" calcext:value-type="float">
            <text:p>-527</text:p>
          </table:table-cell>
          <table:table-cell table:formula="of:=IF(AND(MOD([.A1333];9)=0;MOD([.A1334];9)=0);[.A1333]+[.A1334];&quot;&quot;)">
            <text:p/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IF(AND(MOD([.A1334];9)=0;MOD([.A1335];9)=0);[.A1334]+[.A1335];&quot;&quot;)">
            <text:p/>
          </table:table-cell>
          <table:table-cell/>
        </table:table-row>
        <table:table-row table:style-name="ro1">
          <table:table-cell office:value-type="float" office:value="-844" calcext:value-type="float">
            <text:p>-844</text:p>
          </table:table-cell>
          <table:table-cell table:formula="of:=IF(AND(MOD([.A1335];9)=0;MOD([.A1336];9)=0);[.A1335]+[.A1336];&quot;&quot;)">
            <text:p/>
          </table:table-cell>
          <table:table-cell/>
        </table:table-row>
        <table:table-row table:style-name="ro1">
          <table:table-cell office:value-type="float" office:value="-382" calcext:value-type="float">
            <text:p>-382</text:p>
          </table:table-cell>
          <table:table-cell table:formula="of:=IF(AND(MOD([.A1336];9)=0;MOD([.A1337];9)=0);[.A1336]+[.A1337];&quot;&quot;)">
            <text:p/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IF(AND(MOD([.A1337];9)=0;MOD([.A1338];9)=0);[.A1337]+[.A1338];&quot;&quot;)">
            <text:p/>
          </table:table-cell>
          <table:table-cell/>
        </table:table-row>
        <table:table-row table:style-name="ro1">
          <table:table-cell office:value-type="float" office:value="-465" calcext:value-type="float">
            <text:p>-465</text:p>
          </table:table-cell>
          <table:table-cell table:formula="of:=IF(AND(MOD([.A1338];9)=0;MOD([.A1339];9)=0);[.A1338]+[.A1339];&quot;&quot;)">
            <text:p/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IF(AND(MOD([.A1339];9)=0;MOD([.A1340];9)=0);[.A1339]+[.A1340];&quot;&quot;)">
            <text:p/>
          </table:table-cell>
          <table:table-cell/>
        </table:table-row>
        <table:table-row table:style-name="ro1">
          <table:table-cell office:value-type="float" office:value="-419" calcext:value-type="float">
            <text:p>-419</text:p>
          </table:table-cell>
          <table:table-cell table:formula="of:=IF(AND(MOD([.A1340];9)=0;MOD([.A1341];9)=0);[.A1340]+[.A1341];&quot;&quot;)">
            <text:p/>
          </table:table-cell>
          <table:table-cell/>
        </table:table-row>
        <table:table-row table:style-name="ro1">
          <table:table-cell office:value-type="float" office:value="-877" calcext:value-type="float">
            <text:p>-877</text:p>
          </table:table-cell>
          <table:table-cell table:formula="of:=IF(AND(MOD([.A1341];9)=0;MOD([.A1342];9)=0);[.A1341]+[.A1342];&quot;&quot;)">
            <text:p/>
          </table:table-cell>
          <table:table-cell/>
        </table:table-row>
        <table:table-row table:style-name="ro1">
          <table:table-cell office:value-type="float" office:value="-36" calcext:value-type="float">
            <text:p>-36</text:p>
          </table:table-cell>
          <table:table-cell table:formula="of:=IF(AND(MOD([.A1342];9)=0;MOD([.A1343];9)=0);[.A1342]+[.A1343];&quot;&quot;)">
            <text:p/>
          </table:table-cell>
          <table:table-cell/>
        </table:table-row>
        <table:table-row table:style-name="ro1">
          <table:table-cell office:value-type="float" office:value="-318" calcext:value-type="float">
            <text:p>-318</text:p>
          </table:table-cell>
          <table:table-cell table:formula="of:=IF(AND(MOD([.A1343];9)=0;MOD([.A1344];9)=0);[.A1343]+[.A1344];&quot;&quot;)">
            <text:p/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IF(AND(MOD([.A1344];9)=0;MOD([.A1345];9)=0);[.A1344]+[.A1345];&quot;&quot;)">
            <text:p/>
          </table:table-cell>
          <table:table-cell/>
        </table:table-row>
        <table:table-row table:style-name="ro1">
          <table:table-cell office:value-type="float" office:value="-20" calcext:value-type="float">
            <text:p>-20</text:p>
          </table:table-cell>
          <table:table-cell table:formula="of:=IF(AND(MOD([.A1345];9)=0;MOD([.A1346];9)=0);[.A1345]+[.A1346];&quot;&quot;)">
            <text:p/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IF(AND(MOD([.A1346];9)=0;MOD([.A1347];9)=0);[.A1346]+[.A1347];&quot;&quot;)">
            <text:p/>
          </table:table-cell>
          <table:table-cell/>
        </table:table-row>
        <table:table-row table:style-name="ro1">
          <table:table-cell office:value-type="float" office:value="-452" calcext:value-type="float">
            <text:p>-452</text:p>
          </table:table-cell>
          <table:table-cell table:formula="of:=IF(AND(MOD([.A1347];9)=0;MOD([.A1348];9)=0);[.A1347]+[.A1348];&quot;&quot;)">
            <text:p/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MOD([.A1348];9)=0;MOD([.A1349];9)=0);[.A1348]+[.A1349];&quot;&quot;)">
            <text:p/>
          </table:table-cell>
          <table:table-cell/>
        </table:table-row>
        <table:table-row table:style-name="ro1">
          <table:table-cell office:value-type="float" office:value="-56" calcext:value-type="float">
            <text:p>-56</text:p>
          </table:table-cell>
          <table:table-cell table:formula="of:=IF(AND(MOD([.A1349];9)=0;MOD([.A1350];9)=0);[.A1349]+[.A1350];&quot;&quot;)">
            <text:p/>
          </table:table-cell>
          <table:table-cell/>
        </table:table-row>
        <table:table-row table:style-name="ro1">
          <table:table-cell office:value-type="float" office:value="-690" calcext:value-type="float">
            <text:p>-690</text:p>
          </table:table-cell>
          <table:table-cell table:formula="of:=IF(AND(MOD([.A1350];9)=0;MOD([.A1351];9)=0);[.A1350]+[.A1351];&quot;&quot;)">
            <text:p/>
          </table:table-cell>
          <table:table-cell/>
        </table:table-row>
        <table:table-row table:style-name="ro1">
          <table:table-cell office:value-type="float" office:value="-587" calcext:value-type="float">
            <text:p>-587</text:p>
          </table:table-cell>
          <table:table-cell table:formula="of:=IF(AND(MOD([.A1351];9)=0;MOD([.A1352];9)=0);[.A1351]+[.A1352];&quot;&quot;)">
            <text:p/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IF(AND(MOD([.A1352];9)=0;MOD([.A1353];9)=0);[.A1352]+[.A1353];&quot;&quot;)">
            <text:p/>
          </table:table-cell>
          <table:table-cell/>
        </table:table-row>
        <table:table-row table:style-name="ro1">
          <table:table-cell office:value-type="float" office:value="-457" calcext:value-type="float">
            <text:p>-457</text:p>
          </table:table-cell>
          <table:table-cell table:formula="of:=IF(AND(MOD([.A1353];9)=0;MOD([.A1354];9)=0);[.A1353]+[.A1354];&quot;&quot;)">
            <text:p/>
          </table:table-cell>
          <table:table-cell/>
        </table:table-row>
        <table:table-row table:style-name="ro1">
          <table:table-cell office:value-type="float" office:value="-661" calcext:value-type="float">
            <text:p>-661</text:p>
          </table:table-cell>
          <table:table-cell table:formula="of:=IF(AND(MOD([.A1354];9)=0;MOD([.A1355];9)=0);[.A1354]+[.A1355];&quot;&quot;)">
            <text:p/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IF(AND(MOD([.A1355];9)=0;MOD([.A1356];9)=0);[.A1355]+[.A1356];&quot;&quot;)">
            <text:p/>
          </table:table-cell>
          <table:table-cell/>
        </table:table-row>
        <table:table-row table:style-name="ro1">
          <table:table-cell office:value-type="float" office:value="-87" calcext:value-type="float">
            <text:p>-87</text:p>
          </table:table-cell>
          <table:table-cell table:formula="of:=IF(AND(MOD([.A1356];9)=0;MOD([.A1357];9)=0);[.A1356]+[.A1357];&quot;&quot;)">
            <text:p/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IF(AND(MOD([.A1357];9)=0;MOD([.A1358];9)=0);[.A1357]+[.A1358];&quot;&quot;)">
            <text:p/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AND(MOD([.A1358];9)=0;MOD([.A1359];9)=0);[.A1358]+[.A1359];&quot;&quot;)">
            <text:p/>
          </table:table-cell>
          <table:table-cell/>
        </table:table-row>
        <table:table-row table:style-name="ro1">
          <table:table-cell office:value-type="float" office:value="-431" calcext:value-type="float">
            <text:p>-431</text:p>
          </table:table-cell>
          <table:table-cell table:formula="of:=IF(AND(MOD([.A1359];9)=0;MOD([.A1360];9)=0);[.A1359]+[.A1360];&quot;&quot;)">
            <text:p/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IF(AND(MOD([.A1360];9)=0;MOD([.A1361];9)=0);[.A1360]+[.A1361];&quot;&quot;)">
            <text:p/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IF(AND(MOD([.A1361];9)=0;MOD([.A1362];9)=0);[.A1361]+[.A1362];&quot;&quot;)">
            <text:p/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IF(AND(MOD([.A1362];9)=0;MOD([.A1363];9)=0);[.A1362]+[.A1363];&quot;&quot;)">
            <text:p/>
          </table:table-cell>
          <table:table-cell/>
        </table:table-row>
        <table:table-row table:style-name="ro1">
          <table:table-cell office:value-type="float" office:value="-661" calcext:value-type="float">
            <text:p>-661</text:p>
          </table:table-cell>
          <table:table-cell table:formula="of:=IF(AND(MOD([.A1363];9)=0;MOD([.A1364];9)=0);[.A1363]+[.A1364];&quot;&quot;)">
            <text:p/>
          </table:table-cell>
          <table:table-cell/>
        </table:table-row>
        <table:table-row table:style-name="ro1">
          <table:table-cell office:value-type="float" office:value="-57" calcext:value-type="float">
            <text:p>-57</text:p>
          </table:table-cell>
          <table:table-cell table:formula="of:=IF(AND(MOD([.A1364];9)=0;MOD([.A1365];9)=0);[.A1364]+[.A1365];&quot;&quot;)">
            <text:p/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IF(AND(MOD([.A1365];9)=0;MOD([.A1366];9)=0);[.A1365]+[.A1366];&quot;&quot;)">
            <text:p/>
          </table:table-cell>
          <table:table-cell/>
        </table:table-row>
        <table:table-row table:style-name="ro1">
          <table:table-cell office:value-type="float" office:value="-816" calcext:value-type="float">
            <text:p>-816</text:p>
          </table:table-cell>
          <table:table-cell table:formula="of:=IF(AND(MOD([.A1366];9)=0;MOD([.A1367];9)=0);[.A1366]+[.A1367];&quot;&quot;)">
            <text:p/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IF(AND(MOD([.A1367];9)=0;MOD([.A1368];9)=0);[.A1367]+[.A1368];&quot;&quot;)">
            <text:p/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IF(AND(MOD([.A1368];9)=0;MOD([.A1369];9)=0);[.A1368]+[.A1369];&quot;&quot;)">
            <text:p/>
          </table:table-cell>
          <table:table-cell/>
        </table:table-row>
        <table:table-row table:style-name="ro1">
          <table:table-cell office:value-type="float" office:value="-697" calcext:value-type="float">
            <text:p>-697</text:p>
          </table:table-cell>
          <table:table-cell table:formula="of:=IF(AND(MOD([.A1369];9)=0;MOD([.A1370];9)=0);[.A1369]+[.A1370];&quot;&quot;)">
            <text:p/>
          </table:table-cell>
          <table:table-cell/>
        </table:table-row>
        <table:table-row table:style-name="ro1">
          <table:table-cell office:value-type="float" office:value="-267" calcext:value-type="float">
            <text:p>-267</text:p>
          </table:table-cell>
          <table:table-cell table:formula="of:=IF(AND(MOD([.A1370];9)=0;MOD([.A1371];9)=0);[.A1370]+[.A1371];&quot;&quot;)">
            <text:p/>
          </table:table-cell>
          <table:table-cell/>
        </table:table-row>
        <table:table-row table:style-name="ro1">
          <table:table-cell office:value-type="float" office:value="-598" calcext:value-type="float">
            <text:p>-598</text:p>
          </table:table-cell>
          <table:table-cell table:formula="of:=IF(AND(MOD([.A1371];9)=0;MOD([.A1372];9)=0);[.A1371]+[.A1372];&quot;&quot;)">
            <text:p/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IF(AND(MOD([.A1372];9)=0;MOD([.A1373];9)=0);[.A1372]+[.A1373];&quot;&quot;)">
            <text:p/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IF(AND(MOD([.A1373];9)=0;MOD([.A1374];9)=0);[.A1373]+[.A1374];&quot;&quot;)">
            <text:p/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IF(AND(MOD([.A1374];9)=0;MOD([.A1375];9)=0);[.A1374]+[.A1375];&quot;&quot;)">
            <text:p/>
          </table:table-cell>
          <table:table-cell/>
        </table:table-row>
        <table:table-row table:style-name="ro1">
          <table:table-cell office:value-type="float" office:value="-735" calcext:value-type="float">
            <text:p>-735</text:p>
          </table:table-cell>
          <table:table-cell table:formula="of:=IF(AND(MOD([.A1375];9)=0;MOD([.A1376];9)=0);[.A1375]+[.A1376];&quot;&quot;)">
            <text:p/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IF(AND(MOD([.A1376];9)=0;MOD([.A1377];9)=0);[.A1376]+[.A1377];&quot;&quot;)">
            <text:p/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IF(AND(MOD([.A1377];9)=0;MOD([.A1378];9)=0);[.A1377]+[.A1378];&quot;&quot;)">
            <text:p/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IF(AND(MOD([.A1378];9)=0;MOD([.A1379];9)=0);[.A1378]+[.A1379];&quot;&quot;)">
            <text:p/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IF(AND(MOD([.A1379];9)=0;MOD([.A1380];9)=0);[.A1379]+[.A1380];&quot;&quot;)">
            <text:p/>
          </table:table-cell>
          <table:table-cell/>
        </table:table-row>
        <table:table-row table:style-name="ro1">
          <table:table-cell office:value-type="float" office:value="-498" calcext:value-type="float">
            <text:p>-498</text:p>
          </table:table-cell>
          <table:table-cell table:formula="of:=IF(AND(MOD([.A1380];9)=0;MOD([.A1381];9)=0);[.A1380]+[.A1381];&quot;&quot;)">
            <text:p/>
          </table:table-cell>
          <table:table-cell/>
        </table:table-row>
        <table:table-row table:style-name="ro1">
          <table:table-cell office:value-type="float" office:value="-207" calcext:value-type="float">
            <text:p>-207</text:p>
          </table:table-cell>
          <table:table-cell table:formula="of:=IF(AND(MOD([.A1381];9)=0;MOD([.A1382];9)=0);[.A1381]+[.A1382];&quot;&quot;)">
            <text:p/>
          </table:table-cell>
          <table:table-cell/>
        </table:table-row>
        <table:table-row table:style-name="ro1">
          <table:table-cell office:value-type="float" office:value="-424" calcext:value-type="float">
            <text:p>-424</text:p>
          </table:table-cell>
          <table:table-cell table:formula="of:=IF(AND(MOD([.A1382];9)=0;MOD([.A1383];9)=0);[.A1382]+[.A1383];&quot;&quot;)">
            <text:p/>
          </table:table-cell>
          <table:table-cell/>
        </table:table-row>
        <table:table-row table:style-name="ro1">
          <table:table-cell office:value-type="float" office:value="-493" calcext:value-type="float">
            <text:p>-493</text:p>
          </table:table-cell>
          <table:table-cell table:formula="of:=IF(AND(MOD([.A1383];9)=0;MOD([.A1384];9)=0);[.A1383]+[.A1384];&quot;&quot;)">
            <text:p/>
          </table:table-cell>
          <table:table-cell/>
        </table:table-row>
        <table:table-row table:style-name="ro1">
          <table:table-cell office:value-type="float" office:value="-86" calcext:value-type="float">
            <text:p>-86</text:p>
          </table:table-cell>
          <table:table-cell table:formula="of:=IF(AND(MOD([.A1384];9)=0;MOD([.A1385];9)=0);[.A1384]+[.A1385];&quot;&quot;)">
            <text:p/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IF(AND(MOD([.A1385];9)=0;MOD([.A1386];9)=0);[.A1385]+[.A1386];&quot;&quot;)">
            <text:p/>
          </table:table-cell>
          <table:table-cell/>
        </table:table-row>
        <table:table-row table:style-name="ro1">
          <table:table-cell office:value-type="float" office:value="-343" calcext:value-type="float">
            <text:p>-343</text:p>
          </table:table-cell>
          <table:table-cell table:formula="of:=IF(AND(MOD([.A1386];9)=0;MOD([.A1387];9)=0);[.A1386]+[.A1387];&quot;&quot;)">
            <text:p/>
          </table:table-cell>
          <table:table-cell/>
        </table:table-row>
        <table:table-row table:style-name="ro1">
          <table:table-cell office:value-type="float" office:value="-674" calcext:value-type="float">
            <text:p>-674</text:p>
          </table:table-cell>
          <table:table-cell table:formula="of:=IF(AND(MOD([.A1387];9)=0;MOD([.A1388];9)=0);[.A1387]+[.A1388];&quot;&quot;)">
            <text:p/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IF(AND(MOD([.A1388];9)=0;MOD([.A1389];9)=0);[.A1388]+[.A1389];&quot;&quot;)">
            <text:p/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IF(AND(MOD([.A1389];9)=0;MOD([.A1390];9)=0);[.A1389]+[.A1390];&quot;&quot;)">
            <text:p/>
          </table:table-cell>
          <table:table-cell/>
        </table:table-row>
        <table:table-row table:style-name="ro1">
          <table:table-cell office:value-type="float" office:value="-521" calcext:value-type="float">
            <text:p>-521</text:p>
          </table:table-cell>
          <table:table-cell table:formula="of:=IF(AND(MOD([.A1390];9)=0;MOD([.A1391];9)=0);[.A1390]+[.A1391];&quot;&quot;)">
            <text:p/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IF(AND(MOD([.A1391];9)=0;MOD([.A1392];9)=0);[.A1391]+[.A1392];&quot;&quot;)">
            <text:p/>
          </table:table-cell>
          <table:table-cell/>
        </table:table-row>
        <table:table-row table:style-name="ro1">
          <table:table-cell office:value-type="float" office:value="-358" calcext:value-type="float">
            <text:p>-358</text:p>
          </table:table-cell>
          <table:table-cell table:formula="of:=IF(AND(MOD([.A1392];9)=0;MOD([.A1393];9)=0);[.A1392]+[.A1393];&quot;&quot;)">
            <text:p/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IF(AND(MOD([.A1393];9)=0;MOD([.A1394];9)=0);[.A1393]+[.A1394];&quot;&quot;)">
            <text:p/>
          </table:table-cell>
          <table:table-cell/>
        </table:table-row>
        <table:table-row table:style-name="ro1">
          <table:table-cell office:value-type="float" office:value="-628" calcext:value-type="float">
            <text:p>-628</text:p>
          </table:table-cell>
          <table:table-cell table:formula="of:=IF(AND(MOD([.A1394];9)=0;MOD([.A1395];9)=0);[.A1394]+[.A1395];&quot;&quot;)">
            <text:p/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IF(AND(MOD([.A1395];9)=0;MOD([.A1396];9)=0);[.A1395]+[.A1396];&quot;&quot;)">
            <text:p/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IF(AND(MOD([.A1396];9)=0;MOD([.A1397];9)=0);[.A1396]+[.A1397];&quot;&quot;)">
            <text:p/>
          </table:table-cell>
          <table:table-cell/>
        </table:table-row>
        <table:table-row table:style-name="ro1">
          <table:table-cell office:value-type="float" office:value="-102" calcext:value-type="float">
            <text:p>-102</text:p>
          </table:table-cell>
          <table:table-cell table:formula="of:=IF(AND(MOD([.A1397];9)=0;MOD([.A1398];9)=0);[.A1397]+[.A1398];&quot;&quot;)">
            <text:p/>
          </table:table-cell>
          <table:table-cell/>
        </table:table-row>
        <table:table-row table:style-name="ro1">
          <table:table-cell office:value-type="float" office:value="-938" calcext:value-type="float">
            <text:p>-938</text:p>
          </table:table-cell>
          <table:table-cell table:formula="of:=IF(AND(MOD([.A1398];9)=0;MOD([.A1399];9)=0);[.A1398]+[.A1399];&quot;&quot;)">
            <text:p/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IF(AND(MOD([.A1399];9)=0;MOD([.A1400];9)=0);[.A1399]+[.A1400];&quot;&quot;)">
            <text:p/>
          </table:table-cell>
          <table:table-cell/>
        </table:table-row>
        <table:table-row table:style-name="ro1">
          <table:table-cell office:value-type="float" office:value="-621" calcext:value-type="float">
            <text:p>-621</text:p>
          </table:table-cell>
          <table:table-cell table:formula="of:=IF(AND(MOD([.A1400];9)=0;MOD([.A1401];9)=0);[.A1400]+[.A1401];&quot;&quot;)">
            <text:p/>
          </table:table-cell>
          <table:table-cell/>
        </table:table-row>
        <table:table-row table:style-name="ro1">
          <table:table-cell office:value-type="float" office:value="-524" calcext:value-type="float">
            <text:p>-524</text:p>
          </table:table-cell>
          <table:table-cell table:formula="of:=IF(AND(MOD([.A1401];9)=0;MOD([.A1402];9)=0);[.A1401]+[.A1402];&quot;&quot;)">
            <text:p/>
          </table:table-cell>
          <table:table-cell/>
        </table:table-row>
        <table:table-row table:style-name="ro1">
          <table:table-cell office:value-type="float" office:value="-420" calcext:value-type="float">
            <text:p>-420</text:p>
          </table:table-cell>
          <table:table-cell table:formula="of:=IF(AND(MOD([.A1402];9)=0;MOD([.A1403];9)=0);[.A1402]+[.A1403];&quot;&quot;)">
            <text:p/>
          </table:table-cell>
          <table:table-cell/>
        </table:table-row>
        <table:table-row table:style-name="ro1">
          <table:table-cell office:value-type="float" office:value="-257" calcext:value-type="float">
            <text:p>-257</text:p>
          </table:table-cell>
          <table:table-cell table:formula="of:=IF(AND(MOD([.A1403];9)=0;MOD([.A1404];9)=0);[.A1403]+[.A1404];&quot;&quot;)">
            <text:p/>
          </table:table-cell>
          <table:table-cell/>
        </table:table-row>
        <table:table-row table:style-name="ro1">
          <table:table-cell office:value-type="float" office:value="-205" calcext:value-type="float">
            <text:p>-205</text:p>
          </table:table-cell>
          <table:table-cell table:formula="of:=IF(AND(MOD([.A1404];9)=0;MOD([.A1405];9)=0);[.A1404]+[.A1405];&quot;&quot;)">
            <text:p/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IF(AND(MOD([.A1405];9)=0;MOD([.A1406];9)=0);[.A1405]+[.A1406];&quot;&quot;)">
            <text:p/>
          </table:table-cell>
          <table:table-cell/>
        </table:table-row>
        <table:table-row table:style-name="ro1">
          <table:table-cell office:value-type="float" office:value="-799" calcext:value-type="float">
            <text:p>-799</text:p>
          </table:table-cell>
          <table:table-cell table:formula="of:=IF(AND(MOD([.A1406];9)=0;MOD([.A1407];9)=0);[.A1406]+[.A1407];&quot;&quot;)">
            <text:p/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IF(AND(MOD([.A1407];9)=0;MOD([.A1408];9)=0);[.A1407]+[.A1408];&quot;&quot;)">
            <text:p/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IF(AND(MOD([.A1408];9)=0;MOD([.A1409];9)=0);[.A1408]+[.A1409];&quot;&quot;)">
            <text:p/>
          </table:table-cell>
          <table:table-cell/>
        </table:table-row>
        <table:table-row table:style-name="ro1">
          <table:table-cell office:value-type="float" office:value="-383" calcext:value-type="float">
            <text:p>-383</text:p>
          </table:table-cell>
          <table:table-cell table:formula="of:=IF(AND(MOD([.A1409];9)=0;MOD([.A1410];9)=0);[.A1409]+[.A1410];&quot;&quot;)">
            <text:p/>
          </table:table-cell>
          <table:table-cell/>
        </table:table-row>
        <table:table-row table:style-name="ro1">
          <table:table-cell office:value-type="float" office:value="-227" calcext:value-type="float">
            <text:p>-227</text:p>
          </table:table-cell>
          <table:table-cell table:formula="of:=IF(AND(MOD([.A1410];9)=0;MOD([.A1411];9)=0);[.A1410]+[.A1411];&quot;&quot;)">
            <text:p/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IF(AND(MOD([.A1411];9)=0;MOD([.A1412];9)=0);[.A1411]+[.A1412];&quot;&quot;)">
            <text:p/>
          </table:table-cell>
          <table:table-cell/>
        </table:table-row>
        <table:table-row table:style-name="ro1">
          <table:table-cell office:value-type="float" office:value="-248" calcext:value-type="float">
            <text:p>-248</text:p>
          </table:table-cell>
          <table:table-cell table:formula="of:=IF(AND(MOD([.A1412];9)=0;MOD([.A1413];9)=0);[.A1412]+[.A1413];&quot;&quot;)">
            <text:p/>
          </table:table-cell>
          <table:table-cell/>
        </table:table-row>
        <table:table-row table:style-name="ro1">
          <table:table-cell office:value-type="float" office:value="-396" calcext:value-type="float">
            <text:p>-396</text:p>
          </table:table-cell>
          <table:table-cell table:formula="of:=IF(AND(MOD([.A1413];9)=0;MOD([.A1414];9)=0);[.A1413]+[.A1414];&quot;&quot;)">
            <text:p/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IF(AND(MOD([.A1414];9)=0;MOD([.A1415];9)=0);[.A1414]+[.A1415];&quot;&quot;)">
            <text:p/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IF(AND(MOD([.A1415];9)=0;MOD([.A1416];9)=0);[.A1415]+[.A1416];&quot;&quot;)">
            <text:p/>
          </table:table-cell>
          <table:table-cell/>
        </table:table-row>
        <table:table-row table:style-name="ro1">
          <table:table-cell office:value-type="float" office:value="-804" calcext:value-type="float">
            <text:p>-804</text:p>
          </table:table-cell>
          <table:table-cell table:formula="of:=IF(AND(MOD([.A1416];9)=0;MOD([.A1417];9)=0);[.A1416]+[.A1417];&quot;&quot;)">
            <text:p/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IF(AND(MOD([.A1417];9)=0;MOD([.A1418];9)=0);[.A1417]+[.A1418];&quot;&quot;)">
            <text:p/>
          </table:table-cell>
          <table:table-cell/>
        </table:table-row>
        <table:table-row table:style-name="ro1">
          <table:table-cell office:value-type="float" office:value="-79" calcext:value-type="float">
            <text:p>-79</text:p>
          </table:table-cell>
          <table:table-cell table:formula="of:=IF(AND(MOD([.A1418];9)=0;MOD([.A1419];9)=0);[.A1418]+[.A1419];&quot;&quot;)">
            <text:p/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IF(AND(MOD([.A1419];9)=0;MOD([.A1420];9)=0);[.A1419]+[.A1420];&quot;&quot;)">
            <text:p/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IF(AND(MOD([.A1420];9)=0;MOD([.A1421];9)=0);[.A1420]+[.A1421];&quot;&quot;)">
            <text:p/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IF(AND(MOD([.A1421];9)=0;MOD([.A1422];9)=0);[.A1421]+[.A1422];&quot;&quot;)">
            <text:p/>
          </table:table-cell>
          <table:table-cell/>
        </table:table-row>
        <table:table-row table:style-name="ro1">
          <table:table-cell office:value-type="float" office:value="-848" calcext:value-type="float">
            <text:p>-848</text:p>
          </table:table-cell>
          <table:table-cell table:formula="of:=IF(AND(MOD([.A1422];9)=0;MOD([.A1423];9)=0);[.A1422]+[.A1423];&quot;&quot;)">
            <text:p/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IF(AND(MOD([.A1423];9)=0;MOD([.A1424];9)=0);[.A1423]+[.A1424];&quot;&quot;)">
            <text:p/>
          </table:table-cell>
          <table:table-cell/>
        </table:table-row>
        <table:table-row table:style-name="ro1">
          <table:table-cell office:value-type="float" office:value="-536" calcext:value-type="float">
            <text:p>-536</text:p>
          </table:table-cell>
          <table:table-cell table:formula="of:=IF(AND(MOD([.A1424];9)=0;MOD([.A1425];9)=0);[.A1424]+[.A1425];&quot;&quot;)">
            <text:p/>
          </table:table-cell>
          <table:table-cell/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IF(AND(MOD([.A1425];9)=0;MOD([.A1426];9)=0);[.A1425]+[.A1426];&quot;&quot;)">
            <text:p/>
          </table:table-cell>
          <table:table-cell/>
        </table:table-row>
        <table:table-row table:style-name="ro1">
          <table:table-cell office:value-type="float" office:value="-911" calcext:value-type="float">
            <text:p>-911</text:p>
          </table:table-cell>
          <table:table-cell table:formula="of:=IF(AND(MOD([.A1426];9)=0;MOD([.A1427];9)=0);[.A1426]+[.A1427];&quot;&quot;)">
            <text:p/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IF(AND(MOD([.A1427];9)=0;MOD([.A1428];9)=0);[.A1427]+[.A1428];&quot;&quot;)">
            <text:p/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IF(AND(MOD([.A1428];9)=0;MOD([.A1429];9)=0);[.A1428]+[.A1429];&quot;&quot;)">
            <text:p/>
          </table:table-cell>
          <table:table-cell/>
        </table:table-row>
        <table:table-row table:style-name="ro1">
          <table:table-cell office:value-type="float" office:value="-493" calcext:value-type="float">
            <text:p>-493</text:p>
          </table:table-cell>
          <table:table-cell table:formula="of:=IF(AND(MOD([.A1429];9)=0;MOD([.A1430];9)=0);[.A1429]+[.A1430];&quot;&quot;)">
            <text:p/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IF(AND(MOD([.A1430];9)=0;MOD([.A1431];9)=0);[.A1430]+[.A1431];&quot;&quot;)">
            <text:p/>
          </table:table-cell>
          <table:table-cell/>
        </table:table-row>
        <table:table-row table:style-name="ro1">
          <table:table-cell office:value-type="float" office:value="-924" calcext:value-type="float">
            <text:p>-924</text:p>
          </table:table-cell>
          <table:table-cell table:formula="of:=IF(AND(MOD([.A1431];9)=0;MOD([.A1432];9)=0);[.A1431]+[.A1432];&quot;&quot;)">
            <text:p/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IF(AND(MOD([.A1432];9)=0;MOD([.A1433];9)=0);[.A1432]+[.A1433];&quot;&quot;)">
            <text:p/>
          </table:table-cell>
          <table:table-cell/>
        </table:table-row>
        <table:table-row table:style-name="ro1">
          <table:table-cell office:value-type="float" office:value="-634" calcext:value-type="float">
            <text:p>-634</text:p>
          </table:table-cell>
          <table:table-cell table:formula="of:=IF(AND(MOD([.A1433];9)=0;MOD([.A1434];9)=0);[.A1433]+[.A1434];&quot;&quot;)">
            <text:p/>
          </table:table-cell>
          <table:table-cell/>
        </table:table-row>
        <table:table-row table:style-name="ro1">
          <table:table-cell office:value-type="float" office:value="-491" calcext:value-type="float">
            <text:p>-491</text:p>
          </table:table-cell>
          <table:table-cell table:formula="of:=IF(AND(MOD([.A1434];9)=0;MOD([.A1435];9)=0);[.A1434]+[.A1435];&quot;&quot;)">
            <text:p/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IF(AND(MOD([.A1435];9)=0;MOD([.A1436];9)=0);[.A1435]+[.A1436];&quot;&quot;)">
            <text:p/>
          </table:table-cell>
          <table:table-cell/>
        </table:table-row>
        <table:table-row table:style-name="ro1">
          <table:table-cell office:value-type="float" office:value="-592" calcext:value-type="float">
            <text:p>-592</text:p>
          </table:table-cell>
          <table:table-cell table:formula="of:=IF(AND(MOD([.A1436];9)=0;MOD([.A1437];9)=0);[.A1436]+[.A1437];&quot;&quot;)">
            <text:p/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IF(AND(MOD([.A1437];9)=0;MOD([.A1438];9)=0);[.A1437]+[.A1438];&quot;&quot;)">
            <text:p/>
          </table:table-cell>
          <table:table-cell/>
        </table:table-row>
        <table:table-row table:style-name="ro1">
          <table:table-cell office:value-type="float" office:value="-33" calcext:value-type="float">
            <text:p>-33</text:p>
          </table:table-cell>
          <table:table-cell table:formula="of:=IF(AND(MOD([.A1438];9)=0;MOD([.A1439];9)=0);[.A1438]+[.A1439];&quot;&quot;)">
            <text:p/>
          </table:table-cell>
          <table:table-cell/>
        </table:table-row>
        <table:table-row table:style-name="ro1">
          <table:table-cell office:value-type="float" office:value="-18" calcext:value-type="float">
            <text:p>-18</text:p>
          </table:table-cell>
          <table:table-cell table:formula="of:=IF(AND(MOD([.A1439];9)=0;MOD([.A1440];9)=0);[.A1439]+[.A1440];&quot;&quot;)">
            <text:p/>
          </table:table-cell>
          <table:table-cell/>
        </table:table-row>
        <table:table-row table:style-name="ro1">
          <table:table-cell office:value-type="float" office:value="-622" calcext:value-type="float">
            <text:p>-622</text:p>
          </table:table-cell>
          <table:table-cell table:formula="of:=IF(AND(MOD([.A1440];9)=0;MOD([.A1441];9)=0);[.A1440]+[.A1441];&quot;&quot;)">
            <text:p/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IF(AND(MOD([.A1441];9)=0;MOD([.A1442];9)=0);[.A1441]+[.A1442];&quot;&quot;)">
            <text:p/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IF(AND(MOD([.A1442];9)=0;MOD([.A1443];9)=0);[.A1442]+[.A1443];&quot;&quot;)">
            <text:p/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IF(AND(MOD([.A1443];9)=0;MOD([.A1444];9)=0);[.A1443]+[.A1444];&quot;&quot;)">
            <text:p/>
          </table:table-cell>
          <table:table-cell/>
        </table:table-row>
        <table:table-row table:style-name="ro1">
          <table:table-cell office:value-type="float" office:value="-487" calcext:value-type="float">
            <text:p>-487</text:p>
          </table:table-cell>
          <table:table-cell table:formula="of:=IF(AND(MOD([.A1444];9)=0;MOD([.A1445];9)=0);[.A1444]+[.A1445];&quot;&quot;)">
            <text:p/>
          </table:table-cell>
          <table:table-cell/>
        </table:table-row>
        <table:table-row table:style-name="ro1">
          <table:table-cell office:value-type="float" office:value="-480" calcext:value-type="float">
            <text:p>-480</text:p>
          </table:table-cell>
          <table:table-cell table:formula="of:=IF(AND(MOD([.A1445];9)=0;MOD([.A1446];9)=0);[.A1445]+[.A1446];&quot;&quot;)">
            <text:p/>
          </table:table-cell>
          <table:table-cell/>
        </table:table-row>
        <table:table-row table:style-name="ro1">
          <table:table-cell office:value-type="float" office:value="-15" calcext:value-type="float">
            <text:p>-15</text:p>
          </table:table-cell>
          <table:table-cell table:formula="of:=IF(AND(MOD([.A1446];9)=0;MOD([.A1447];9)=0);[.A1446]+[.A1447];&quot;&quot;)">
            <text:p/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IF(AND(MOD([.A1447];9)=0;MOD([.A1448];9)=0);[.A1447]+[.A1448];&quot;&quot;)">
            <text:p/>
          </table:table-cell>
          <table:table-cell/>
        </table:table-row>
        <table:table-row table:style-name="ro1">
          <table:table-cell office:value-type="float" office:value="-279" calcext:value-type="float">
            <text:p>-279</text:p>
          </table:table-cell>
          <table:table-cell table:formula="of:=IF(AND(MOD([.A1448];9)=0;MOD([.A1449];9)=0);[.A1448]+[.A1449];&quot;&quot;)">
            <text:p/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IF(AND(MOD([.A1449];9)=0;MOD([.A1450];9)=0);[.A1449]+[.A1450];&quot;&quot;)">
            <text:p/>
          </table:table-cell>
          <table:table-cell/>
        </table:table-row>
        <table:table-row table:style-name="ro1">
          <table:table-cell office:value-type="float" office:value="-292" calcext:value-type="float">
            <text:p>-292</text:p>
          </table:table-cell>
          <table:table-cell table:formula="of:=IF(AND(MOD([.A1450];9)=0;MOD([.A1451];9)=0);[.A1450]+[.A1451];&quot;&quot;)">
            <text:p/>
          </table:table-cell>
          <table:table-cell/>
        </table:table-row>
        <table:table-row table:style-name="ro1">
          <table:table-cell office:value-type="float" office:value="-67" calcext:value-type="float">
            <text:p>-67</text:p>
          </table:table-cell>
          <table:table-cell table:formula="of:=IF(AND(MOD([.A1451];9)=0;MOD([.A1452];9)=0);[.A1451]+[.A1452];&quot;&quot;)">
            <text:p/>
          </table:table-cell>
          <table:table-cell/>
        </table:table-row>
        <table:table-row table:style-name="ro1">
          <table:table-cell office:value-type="float" office:value="-944" calcext:value-type="float">
            <text:p>-944</text:p>
          </table:table-cell>
          <table:table-cell table:formula="of:=IF(AND(MOD([.A1452];9)=0;MOD([.A1453];9)=0);[.A1452]+[.A1453];&quot;&quot;)">
            <text:p/>
          </table:table-cell>
          <table:table-cell/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IF(AND(MOD([.A1453];9)=0;MOD([.A1454];9)=0);[.A1453]+[.A1454];&quot;&quot;)">
            <text:p/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IF(AND(MOD([.A1454];9)=0;MOD([.A1455];9)=0);[.A1454]+[.A1455];&quot;&quot;)">
            <text:p/>
          </table:table-cell>
          <table:table-cell/>
        </table:table-row>
        <table:table-row table:style-name="ro1">
          <table:table-cell office:value-type="float" office:value="-140" calcext:value-type="float">
            <text:p>-140</text:p>
          </table:table-cell>
          <table:table-cell table:formula="of:=IF(AND(MOD([.A1455];9)=0;MOD([.A1456];9)=0);[.A1455]+[.A1456];&quot;&quot;)">
            <text:p/>
          </table:table-cell>
          <table:table-cell/>
        </table:table-row>
        <table:table-row table:style-name="ro1">
          <table:table-cell office:value-type="float" office:value="-577" calcext:value-type="float">
            <text:p>-577</text:p>
          </table:table-cell>
          <table:table-cell table:formula="of:=IF(AND(MOD([.A1456];9)=0;MOD([.A1457];9)=0);[.A1456]+[.A1457];&quot;&quot;)">
            <text:p/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IF(AND(MOD([.A1457];9)=0;MOD([.A1458];9)=0);[.A1457]+[.A1458];&quot;&quot;)">
            <text:p/>
          </table:table-cell>
          <table:table-cell/>
        </table:table-row>
        <table:table-row table:style-name="ro1">
          <table:table-cell office:value-type="float" office:value="-488" calcext:value-type="float">
            <text:p>-488</text:p>
          </table:table-cell>
          <table:table-cell table:formula="of:=IF(AND(MOD([.A1458];9)=0;MOD([.A1459];9)=0);[.A1458]+[.A1459];&quot;&quot;)">
            <text:p/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IF(AND(MOD([.A1459];9)=0;MOD([.A1460];9)=0);[.A1459]+[.A1460];&quot;&quot;)">
            <text:p/>
          </table:table-cell>
          <table:table-cell/>
        </table:table-row>
        <table:table-row table:style-name="ro1">
          <table:table-cell office:value-type="float" office:value="-953" calcext:value-type="float">
            <text:p>-953</text:p>
          </table:table-cell>
          <table:table-cell table:formula="of:=IF(AND(MOD([.A1460];9)=0;MOD([.A1461];9)=0);[.A1460]+[.A1461];&quot;&quot;)">
            <text:p/>
          </table:table-cell>
          <table:table-cell/>
        </table:table-row>
        <table:table-row table:style-name="ro1">
          <table:table-cell office:value-type="float" office:value="-308" calcext:value-type="float">
            <text:p>-308</text:p>
          </table:table-cell>
          <table:table-cell table:formula="of:=IF(AND(MOD([.A1461];9)=0;MOD([.A1462];9)=0);[.A1461]+[.A1462];&quot;&quot;)">
            <text:p/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IF(AND(MOD([.A1462];9)=0;MOD([.A1463];9)=0);[.A1462]+[.A1463];&quot;&quot;)">
            <text:p/>
          </table:table-cell>
          <table:table-cell/>
        </table:table-row>
        <table:table-row table:style-name="ro1">
          <table:table-cell office:value-type="float" office:value="-317" calcext:value-type="float">
            <text:p>-317</text:p>
          </table:table-cell>
          <table:table-cell table:formula="of:=IF(AND(MOD([.A1463];9)=0;MOD([.A1464];9)=0);[.A1463]+[.A1464];&quot;&quot;)">
            <text:p/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IF(AND(MOD([.A1464];9)=0;MOD([.A1465];9)=0);[.A1464]+[.A1465];&quot;&quot;)">
            <text:p/>
          </table:table-cell>
          <table:table-cell/>
        </table:table-row>
        <table:table-row table:style-name="ro1">
          <table:table-cell office:value-type="float" office:value="-76" calcext:value-type="float">
            <text:p>-76</text:p>
          </table:table-cell>
          <table:table-cell table:formula="of:=IF(AND(MOD([.A1465];9)=0;MOD([.A1466];9)=0);[.A1465]+[.A1466];&quot;&quot;)">
            <text:p/>
          </table:table-cell>
          <table:table-cell/>
        </table:table-row>
        <table:table-row table:style-name="ro1">
          <table:table-cell office:value-type="float" office:value="-501" calcext:value-type="float">
            <text:p>-501</text:p>
          </table:table-cell>
          <table:table-cell table:formula="of:=IF(AND(MOD([.A1466];9)=0;MOD([.A1467];9)=0);[.A1466]+[.A1467];&quot;&quot;)">
            <text:p/>
          </table:table-cell>
          <table:table-cell/>
        </table:table-row>
        <table:table-row table:style-name="ro1">
          <table:table-cell office:value-type="float" office:value="-246" calcext:value-type="float">
            <text:p>-246</text:p>
          </table:table-cell>
          <table:table-cell table:formula="of:=IF(AND(MOD([.A1467];9)=0;MOD([.A1468];9)=0);[.A1467]+[.A1468];&quot;&quot;)">
            <text:p/>
          </table:table-cell>
          <table:table-cell/>
        </table:table-row>
        <table:table-row table:style-name="ro1">
          <table:table-cell office:value-type="float" office:value="-339" calcext:value-type="float">
            <text:p>-339</text:p>
          </table:table-cell>
          <table:table-cell table:formula="of:=IF(AND(MOD([.A1468];9)=0;MOD([.A1469];9)=0);[.A1468]+[.A1469];&quot;&quot;)">
            <text:p/>
          </table:table-cell>
          <table:table-cell/>
        </table:table-row>
        <table:table-row table:style-name="ro1">
          <table:table-cell office:value-type="float" office:value="-609" calcext:value-type="float">
            <text:p>-609</text:p>
          </table:table-cell>
          <table:table-cell table:formula="of:=IF(AND(MOD([.A1469];9)=0;MOD([.A1470];9)=0);[.A1469]+[.A1470];&quot;&quot;)">
            <text:p/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IF(AND(MOD([.A1470];9)=0;MOD([.A1471];9)=0);[.A1470]+[.A1471];&quot;&quot;)">
            <text:p/>
          </table:table-cell>
          <table:table-cell/>
        </table:table-row>
        <table:table-row table:style-name="ro1">
          <table:table-cell office:value-type="float" office:value="-532" calcext:value-type="float">
            <text:p>-532</text:p>
          </table:table-cell>
          <table:table-cell table:formula="of:=IF(AND(MOD([.A1471];9)=0;MOD([.A1472];9)=0);[.A1471]+[.A1472];&quot;&quot;)">
            <text:p/>
          </table:table-cell>
          <table:table-cell/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IF(AND(MOD([.A1472];9)=0;MOD([.A1473];9)=0);[.A1472]+[.A1473];&quot;&quot;)">
            <text:p/>
          </table:table-cell>
          <table:table-cell/>
        </table:table-row>
        <table:table-row table:style-name="ro1">
          <table:table-cell office:value-type="float" office:value="-28" calcext:value-type="float">
            <text:p>-28</text:p>
          </table:table-cell>
          <table:table-cell table:formula="of:=IF(AND(MOD([.A1473];9)=0;MOD([.A1474];9)=0);[.A1473]+[.A1474];&quot;&quot;)">
            <text:p/>
          </table:table-cell>
          <table:table-cell/>
        </table:table-row>
        <table:table-row table:style-name="ro1">
          <table:table-cell office:value-type="float" office:value="-156" calcext:value-type="float">
            <text:p>-156</text:p>
          </table:table-cell>
          <table:table-cell table:formula="of:=IF(AND(MOD([.A1474];9)=0;MOD([.A1475];9)=0);[.A1474]+[.A1475];&quot;&quot;)">
            <text:p/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IF(AND(MOD([.A1475];9)=0;MOD([.A1476];9)=0);[.A1475]+[.A1476];&quot;&quot;)">
            <text:p/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IF(AND(MOD([.A1476];9)=0;MOD([.A1477];9)=0);[.A1476]+[.A1477];&quot;&quot;)">
            <text:p/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IF(AND(MOD([.A1477];9)=0;MOD([.A1478];9)=0);[.A1477]+[.A1478];&quot;&quot;)">
            <text:p/>
          </table:table-cell>
          <table:table-cell/>
        </table:table-row>
        <table:table-row table:style-name="ro1">
          <table:table-cell office:value-type="float" office:value="-13" calcext:value-type="float">
            <text:p>-13</text:p>
          </table:table-cell>
          <table:table-cell table:formula="of:=IF(AND(MOD([.A1478];9)=0;MOD([.A1479];9)=0);[.A1478]+[.A1479];&quot;&quot;)">
            <text:p/>
          </table:table-cell>
          <table:table-cell/>
        </table:table-row>
        <table:table-row table:style-name="ro1">
          <table:table-cell office:value-type="float" office:value="-213" calcext:value-type="float">
            <text:p>-213</text:p>
          </table:table-cell>
          <table:table-cell table:formula="of:=IF(AND(MOD([.A1479];9)=0;MOD([.A1480];9)=0);[.A1479]+[.A1480];&quot;&quot;)">
            <text:p/>
          </table:table-cell>
          <table:table-cell/>
        </table:table-row>
        <table:table-row table:style-name="ro1">
          <table:table-cell office:value-type="float" office:value="-792" calcext:value-type="float">
            <text:p>-792</text:p>
          </table:table-cell>
          <table:table-cell table:formula="of:=IF(AND(MOD([.A1480];9)=0;MOD([.A1481];9)=0);[.A1480]+[.A1481];&quot;&quot;)">
            <text:p/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IF(AND(MOD([.A1481];9)=0;MOD([.A1482];9)=0);[.A1481]+[.A1482];&quot;&quot;)" office:value-type="float" office:value="-477" calcext:value-type="float">
            <text:p>-477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IF(AND(MOD([.A1482];9)=0;MOD([.A1483];9)=0);[.A1482]+[.A1483];&quot;&quot;)">
            <text:p/>
          </table:table-cell>
          <table:table-cell/>
        </table:table-row>
        <table:table-row table:style-name="ro1">
          <table:table-cell office:value-type="float" office:value="-422" calcext:value-type="float">
            <text:p>-422</text:p>
          </table:table-cell>
          <table:table-cell table:formula="of:=IF(AND(MOD([.A1483];9)=0;MOD([.A1484];9)=0);[.A1483]+[.A1484];&quot;&quot;)">
            <text:p/>
          </table:table-cell>
          <table:table-cell/>
        </table:table-row>
        <table:table-row table:style-name="ro1">
          <table:table-cell office:value-type="float" office:value="-134" calcext:value-type="float">
            <text:p>-134</text:p>
          </table:table-cell>
          <table:table-cell table:formula="of:=IF(AND(MOD([.A1484];9)=0;MOD([.A1485];9)=0);[.A1484]+[.A1485];&quot;&quot;)">
            <text:p/>
          </table:table-cell>
          <table:table-cell/>
        </table:table-row>
        <table:table-row table:style-name="ro1">
          <table:table-cell office:value-type="float" office:value="-616" calcext:value-type="float">
            <text:p>-616</text:p>
          </table:table-cell>
          <table:table-cell table:formula="of:=IF(AND(MOD([.A1485];9)=0;MOD([.A1486];9)=0);[.A1485]+[.A1486];&quot;&quot;)">
            <text:p/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IF(AND(MOD([.A1486];9)=0;MOD([.A1487];9)=0);[.A1486]+[.A1487];&quot;&quot;)">
            <text:p/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IF(AND(MOD([.A1487];9)=0;MOD([.A1488];9)=0);[.A1487]+[.A1488];&quot;&quot;)">
            <text:p/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IF(AND(MOD([.A1488];9)=0;MOD([.A1489];9)=0);[.A1488]+[.A1489];&quot;&quot;)">
            <text:p/>
          </table:table-cell>
          <table:table-cell/>
        </table:table-row>
        <table:table-row table:style-name="ro1">
          <table:table-cell office:value-type="float" office:value="-211" calcext:value-type="float">
            <text:p>-211</text:p>
          </table:table-cell>
          <table:table-cell table:formula="of:=IF(AND(MOD([.A1489];9)=0;MOD([.A1490];9)=0);[.A1489]+[.A1490];&quot;&quot;)">
            <text:p/>
          </table:table-cell>
          <table:table-cell/>
        </table:table-row>
        <table:table-row table:style-name="ro1">
          <table:table-cell office:value-type="float" office:value="-288" calcext:value-type="float">
            <text:p>-288</text:p>
          </table:table-cell>
          <table:table-cell table:formula="of:=IF(AND(MOD([.A1490];9)=0;MOD([.A1491];9)=0);[.A1490]+[.A1491];&quot;&quot;)">
            <text:p/>
          </table:table-cell>
          <table:table-cell/>
        </table:table-row>
        <table:table-row table:style-name="ro1">
          <table:table-cell office:value-type="float" office:value="-833" calcext:value-type="float">
            <text:p>-833</text:p>
          </table:table-cell>
          <table:table-cell table:formula="of:=IF(AND(MOD([.A1491];9)=0;MOD([.A1492];9)=0);[.A1491]+[.A1492];&quot;&quot;)">
            <text:p/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IF(AND(MOD([.A1492];9)=0;MOD([.A1493];9)=0);[.A1492]+[.A1493];&quot;&quot;)">
            <text:p/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IF(AND(MOD([.A1493];9)=0;MOD([.A1494];9)=0);[.A1493]+[.A1494];&quot;&quot;)">
            <text:p/>
          </table:table-cell>
          <table:table-cell/>
        </table:table-row>
        <table:table-row table:style-name="ro1">
          <table:table-cell office:value-type="float" office:value="-438" calcext:value-type="float">
            <text:p>-438</text:p>
          </table:table-cell>
          <table:table-cell table:formula="of:=IF(AND(MOD([.A1494];9)=0;MOD([.A1495];9)=0);[.A1494]+[.A1495];&quot;&quot;)">
            <text:p/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IF(AND(MOD([.A1495];9)=0;MOD([.A1496];9)=0);[.A1495]+[.A1496];&quot;&quot;)">
            <text:p/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IF(AND(MOD([.A1496];9)=0;MOD([.A1497];9)=0);[.A1496]+[.A1497];&quot;&quot;)">
            <text:p/>
          </table:table-cell>
          <table:table-cell/>
        </table:table-row>
        <table:table-row table:style-name="ro1">
          <table:table-cell office:value-type="float" office:value="-476" calcext:value-type="float">
            <text:p>-476</text:p>
          </table:table-cell>
          <table:table-cell table:formula="of:=IF(AND(MOD([.A1497];9)=0;MOD([.A1498];9)=0);[.A1497]+[.A1498];&quot;&quot;)">
            <text:p/>
          </table:table-cell>
          <table:table-cell/>
        </table:table-row>
        <table:table-row table:style-name="ro1">
          <table:table-cell office:value-type="float" office:value="-863" calcext:value-type="float">
            <text:p>-863</text:p>
          </table:table-cell>
          <table:table-cell table:formula="of:=IF(AND(MOD([.A1498];9)=0;MOD([.A1499];9)=0);[.A1498]+[.A1499];&quot;&quot;)">
            <text:p/>
          </table:table-cell>
          <table:table-cell/>
        </table:table-row>
        <table:table-row table:style-name="ro1">
          <table:table-cell office:value-type="float" office:value="-742" calcext:value-type="float">
            <text:p>-742</text:p>
          </table:table-cell>
          <table:table-cell table:formula="of:=IF(AND(MOD([.A1499];9)=0;MOD([.A1500];9)=0);[.A1499]+[.A1500];&quot;&quot;)">
            <text:p/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IF(AND(MOD([.A1500];9)=0;MOD([.A1501];9)=0);[.A1500]+[.A1501];&quot;&quot;)">
            <text:p/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IF(AND(MOD([.A1501];9)=0;MOD([.A1502];9)=0);[.A1501]+[.A1502];&quot;&quot;)">
            <text:p/>
          </table:table-cell>
          <table:table-cell/>
        </table:table-row>
        <table:table-row table:style-name="ro1">
          <table:table-cell office:value-type="float" office:value="-403" calcext:value-type="float">
            <text:p>-403</text:p>
          </table:table-cell>
          <table:table-cell table:formula="of:=IF(AND(MOD([.A1502];9)=0;MOD([.A1503];9)=0);[.A1502]+[.A1503];&quot;&quot;)">
            <text:p/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AND(MOD([.A1503];9)=0;MOD([.A1504];9)=0);[.A1503]+[.A1504];&quot;&quot;)">
            <text:p/>
          </table:table-cell>
          <table:table-cell/>
        </table:table-row>
        <table:table-row table:style-name="ro1">
          <table:table-cell office:value-type="float" office:value="-466" calcext:value-type="float">
            <text:p>-466</text:p>
          </table:table-cell>
          <table:table-cell table:formula="of:=IF(AND(MOD([.A1504];9)=0;MOD([.A1505];9)=0);[.A1504]+[.A1505];&quot;&quot;)">
            <text:p/>
          </table:table-cell>
          <table:table-cell/>
        </table:table-row>
        <table:table-row table:style-name="ro1">
          <table:table-cell office:value-type="float" office:value="-456" calcext:value-type="float">
            <text:p>-456</text:p>
          </table:table-cell>
          <table:table-cell table:formula="of:=IF(AND(MOD([.A1505];9)=0;MOD([.A1506];9)=0);[.A1505]+[.A1506];&quot;&quot;)">
            <text:p/>
          </table:table-cell>
          <table:table-cell/>
        </table:table-row>
        <table:table-row table:style-name="ro1">
          <table:table-cell office:value-type="float" office:value="-144" calcext:value-type="float">
            <text:p>-144</text:p>
          </table:table-cell>
          <table:table-cell table:formula="of:=IF(AND(MOD([.A1506];9)=0;MOD([.A1507];9)=0);[.A1506]+[.A1507];&quot;&quot;)">
            <text:p/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IF(AND(MOD([.A1507];9)=0;MOD([.A1508];9)=0);[.A1507]+[.A1508];&quot;&quot;)">
            <text:p/>
          </table:table-cell>
          <table:table-cell/>
        </table:table-row>
        <table:table-row table:style-name="ro1">
          <table:table-cell office:value-type="float" office:value="-640" calcext:value-type="float">
            <text:p>-640</text:p>
          </table:table-cell>
          <table:table-cell table:formula="of:=IF(AND(MOD([.A1508];9)=0;MOD([.A1509];9)=0);[.A1508]+[.A1509];&quot;&quot;)">
            <text:p/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IF(AND(MOD([.A1509];9)=0;MOD([.A1510];9)=0);[.A1509]+[.A1510];&quot;&quot;)">
            <text:p/>
          </table:table-cell>
          <table:table-cell/>
        </table:table-row>
        <table:table-row table:style-name="ro1">
          <table:table-cell office:value-type="float" office:value="-339" calcext:value-type="float">
            <text:p>-339</text:p>
          </table:table-cell>
          <table:table-cell table:formula="of:=IF(AND(MOD([.A1510];9)=0;MOD([.A1511];9)=0);[.A1510]+[.A1511];&quot;&quot;)">
            <text:p/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AND(MOD([.A1511];9)=0;MOD([.A1512];9)=0);[.A1511]+[.A1512];&quot;&quot;)">
            <text:p/>
          </table:table-cell>
          <table:table-cell/>
        </table:table-row>
        <table:table-row table:style-name="ro1">
          <table:table-cell office:value-type="float" office:value="-40" calcext:value-type="float">
            <text:p>-40</text:p>
          </table:table-cell>
          <table:table-cell table:formula="of:=IF(AND(MOD([.A1512];9)=0;MOD([.A1513];9)=0);[.A1512]+[.A1513];&quot;&quot;)">
            <text:p/>
          </table:table-cell>
          <table:table-cell/>
        </table:table-row>
        <table:table-row table:style-name="ro1">
          <table:table-cell office:value-type="float" office:value="-432" calcext:value-type="float">
            <text:p>-432</text:p>
          </table:table-cell>
          <table:table-cell table:formula="of:=IF(AND(MOD([.A1513];9)=0;MOD([.A1514];9)=0);[.A1513]+[.A1514];&quot;&quot;)">
            <text:p/>
          </table:table-cell>
          <table:table-cell/>
        </table:table-row>
        <table:table-row table:style-name="ro1">
          <table:table-cell office:value-type="float" office:value="-954" calcext:value-type="float">
            <text:p>-954</text:p>
          </table:table-cell>
          <table:table-cell table:formula="of:=IF(AND(MOD([.A1514];9)=0;MOD([.A1515];9)=0);[.A1514]+[.A1515];&quot;&quot;)" office:value-type="float" office:value="-1386" calcext:value-type="float">
            <text:p>-1386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IF(AND(MOD([.A1515];9)=0;MOD([.A1516];9)=0);[.A1515]+[.A1516];&quot;&quot;)">
            <text:p/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IF(AND(MOD([.A1516];9)=0;MOD([.A1517];9)=0);[.A1516]+[.A1517];&quot;&quot;)">
            <text:p/>
          </table:table-cell>
          <table:table-cell/>
        </table:table-row>
        <table:table-row table:style-name="ro1">
          <table:table-cell office:value-type="float" office:value="-303" calcext:value-type="float">
            <text:p>-303</text:p>
          </table:table-cell>
          <table:table-cell table:formula="of:=IF(AND(MOD([.A1517];9)=0;MOD([.A1518];9)=0);[.A1517]+[.A1518];&quot;&quot;)">
            <text:p/>
          </table:table-cell>
          <table:table-cell/>
        </table:table-row>
        <table:table-row table:style-name="ro1">
          <table:table-cell office:value-type="float" office:value="-384" calcext:value-type="float">
            <text:p>-384</text:p>
          </table:table-cell>
          <table:table-cell table:formula="of:=IF(AND(MOD([.A1518];9)=0;MOD([.A1519];9)=0);[.A1518]+[.A1519];&quot;&quot;)">
            <text:p/>
          </table:table-cell>
          <table:table-cell/>
        </table:table-row>
        <table:table-row table:style-name="ro1">
          <table:table-cell office:value-type="float" office:value="-822" calcext:value-type="float">
            <text:p>-822</text:p>
          </table:table-cell>
          <table:table-cell table:formula="of:=IF(AND(MOD([.A1519];9)=0;MOD([.A1520];9)=0);[.A1519]+[.A1520];&quot;&quot;)">
            <text:p/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IF(AND(MOD([.A1520];9)=0;MOD([.A1521];9)=0);[.A1520]+[.A1521];&quot;&quot;)">
            <text:p/>
          </table:table-cell>
          <table:table-cell/>
        </table:table-row>
        <table:table-row table:style-name="ro1">
          <table:table-cell office:value-type="float" office:value="-300" calcext:value-type="float">
            <text:p>-300</text:p>
          </table:table-cell>
          <table:table-cell table:formula="of:=IF(AND(MOD([.A1521];9)=0;MOD([.A1522];9)=0);[.A1521]+[.A1522];&quot;&quot;)">
            <text:p/>
          </table:table-cell>
          <table:table-cell/>
        </table:table-row>
        <table:table-row table:style-name="ro1">
          <table:table-cell office:value-type="float" office:value="-808" calcext:value-type="float">
            <text:p>-808</text:p>
          </table:table-cell>
          <table:table-cell table:formula="of:=IF(AND(MOD([.A1522];9)=0;MOD([.A1523];9)=0);[.A1522]+[.A1523];&quot;&quot;)">
            <text:p/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IF(AND(MOD([.A1523];9)=0;MOD([.A1524];9)=0);[.A1523]+[.A1524];&quot;&quot;)">
            <text:p/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IF(AND(MOD([.A1524];9)=0;MOD([.A1525];9)=0);[.A1524]+[.A1525];&quot;&quot;)">
            <text:p/>
          </table:table-cell>
          <table:table-cell/>
        </table:table-row>
        <table:table-row table:style-name="ro1">
          <table:table-cell office:value-type="float" office:value="-354" calcext:value-type="float">
            <text:p>-354</text:p>
          </table:table-cell>
          <table:table-cell table:formula="of:=IF(AND(MOD([.A1525];9)=0;MOD([.A1526];9)=0);[.A1525]+[.A1526];&quot;&quot;)">
            <text:p/>
          </table:table-cell>
          <table:table-cell/>
        </table:table-row>
        <table:table-row table:style-name="ro1">
          <table:table-cell office:value-type="float" office:value="-111" calcext:value-type="float">
            <text:p>-111</text:p>
          </table:table-cell>
          <table:table-cell table:formula="of:=IF(AND(MOD([.A1526];9)=0;MOD([.A1527];9)=0);[.A1526]+[.A1527];&quot;&quot;)">
            <text:p/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IF(AND(MOD([.A1527];9)=0;MOD([.A1528];9)=0);[.A1527]+[.A1528];&quot;&quot;)">
            <text:p/>
          </table:table-cell>
          <table:table-cell/>
        </table:table-row>
        <table:table-row table:style-name="ro1">
          <table:table-cell office:value-type="float" office:value="-408" calcext:value-type="float">
            <text:p>-408</text:p>
          </table:table-cell>
          <table:table-cell table:formula="of:=IF(AND(MOD([.A1528];9)=0;MOD([.A1529];9)=0);[.A1528]+[.A1529];&quot;&quot;)">
            <text:p/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IF(AND(MOD([.A1529];9)=0;MOD([.A1530];9)=0);[.A1529]+[.A1530];&quot;&quot;)">
            <text:p/>
          </table:table-cell>
          <table:table-cell/>
        </table:table-row>
        <table:table-row table:style-name="ro1">
          <table:table-cell office:value-type="float" office:value="-502" calcext:value-type="float">
            <text:p>-502</text:p>
          </table:table-cell>
          <table:table-cell table:formula="of:=IF(AND(MOD([.A1530];9)=0;MOD([.A1531];9)=0);[.A1530]+[.A1531];&quot;&quot;)">
            <text:p/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IF(AND(MOD([.A1531];9)=0;MOD([.A1532];9)=0);[.A1531]+[.A1532];&quot;&quot;)">
            <text:p/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IF(AND(MOD([.A1532];9)=0;MOD([.A1533];9)=0);[.A1532]+[.A1533];&quot;&quot;)">
            <text:p/>
          </table:table-cell>
          <table:table-cell/>
        </table:table-row>
        <table:table-row table:style-name="ro1">
          <table:table-cell office:value-type="float" office:value="-60" calcext:value-type="float">
            <text:p>-60</text:p>
          </table:table-cell>
          <table:table-cell table:formula="of:=IF(AND(MOD([.A1533];9)=0;MOD([.A1534];9)=0);[.A1533]+[.A1534];&quot;&quot;)">
            <text:p/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IF(AND(MOD([.A1534];9)=0;MOD([.A1535];9)=0);[.A1534]+[.A1535];&quot;&quot;)">
            <text:p/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IF(AND(MOD([.A1535];9)=0;MOD([.A1536];9)=0);[.A1535]+[.A1536];&quot;&quot;)">
            <text:p/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IF(AND(MOD([.A1536];9)=0;MOD([.A1537];9)=0);[.A1536]+[.A1537];&quot;&quot;)">
            <text:p/>
          </table:table-cell>
          <table:table-cell/>
        </table:table-row>
        <table:table-row table:style-name="ro1">
          <table:table-cell office:value-type="float" office:value="-410" calcext:value-type="float">
            <text:p>-410</text:p>
          </table:table-cell>
          <table:table-cell table:formula="of:=IF(AND(MOD([.A1537];9)=0;MOD([.A1538];9)=0);[.A1537]+[.A1538];&quot;&quot;)">
            <text:p/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IF(AND(MOD([.A1538];9)=0;MOD([.A1539];9)=0);[.A1538]+[.A1539];&quot;&quot;)">
            <text:p/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IF(AND(MOD([.A1539];9)=0;MOD([.A1540];9)=0);[.A1539]+[.A1540];&quot;&quot;)">
            <text:p/>
          </table:table-cell>
          <table:table-cell/>
        </table:table-row>
        <table:table-row table:style-name="ro1">
          <table:table-cell office:value-type="float" office:value="-702" calcext:value-type="float">
            <text:p>-702</text:p>
          </table:table-cell>
          <table:table-cell table:formula="of:=IF(AND(MOD([.A1540];9)=0;MOD([.A1541];9)=0);[.A1540]+[.A1541];&quot;&quot;)">
            <text:p/>
          </table:table-cell>
          <table:table-cell/>
        </table:table-row>
        <table:table-row table:style-name="ro1">
          <table:table-cell office:value-type="float" office:value="-225" calcext:value-type="float">
            <text:p>-225</text:p>
          </table:table-cell>
          <table:table-cell table:formula="of:=IF(AND(MOD([.A1541];9)=0;MOD([.A1542];9)=0);[.A1541]+[.A1542];&quot;&quot;)" office:value-type="float" office:value="-927" calcext:value-type="float">
            <text:p>-927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IF(AND(MOD([.A1542];9)=0;MOD([.A1543];9)=0);[.A1542]+[.A1543];&quot;&quot;)" office:value-type="float" office:value="729" calcext:value-type="float">
            <text:p>729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IF(AND(MOD([.A1543];9)=0;MOD([.A1544];9)=0);[.A1543]+[.A1544];&quot;&quot;)">
            <text:p/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IF(AND(MOD([.A1544];9)=0;MOD([.A1545];9)=0);[.A1544]+[.A1545];&quot;&quot;)">
            <text:p/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AND(MOD([.A1545];9)=0;MOD([.A1546];9)=0);[.A1545]+[.A1546];&quot;&quot;)">
            <text:p/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IF(AND(MOD([.A1546];9)=0;MOD([.A1547];9)=0);[.A1546]+[.A1547];&quot;&quot;)">
            <text:p/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IF(AND(MOD([.A1547];9)=0;MOD([.A1548];9)=0);[.A1547]+[.A1548];&quot;&quot;)">
            <text:p/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IF(AND(MOD([.A1548];9)=0;MOD([.A1549];9)=0);[.A1548]+[.A1549];&quot;&quot;)">
            <text:p/>
          </table:table-cell>
          <table:table-cell/>
        </table:table-row>
        <table:table-row table:style-name="ro1">
          <table:table-cell office:value-type="float" office:value="-193" calcext:value-type="float">
            <text:p>-193</text:p>
          </table:table-cell>
          <table:table-cell table:formula="of:=IF(AND(MOD([.A1549];9)=0;MOD([.A1550];9)=0);[.A1549]+[.A1550];&quot;&quot;)">
            <text:p/>
          </table:table-cell>
          <table:table-cell/>
        </table:table-row>
        <table:table-row table:style-name="ro1">
          <table:table-cell office:value-type="float" office:value="-709" calcext:value-type="float">
            <text:p>-709</text:p>
          </table:table-cell>
          <table:table-cell table:formula="of:=IF(AND(MOD([.A1550];9)=0;MOD([.A1551];9)=0);[.A1550]+[.A1551];&quot;&quot;)">
            <text:p/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IF(AND(MOD([.A1551];9)=0;MOD([.A1552];9)=0);[.A1551]+[.A1552];&quot;&quot;)">
            <text:p/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IF(AND(MOD([.A1552];9)=0;MOD([.A1553];9)=0);[.A1552]+[.A1553];&quot;&quot;)">
            <text:p/>
          </table:table-cell>
          <table:table-cell/>
        </table:table-row>
        <table:table-row table:style-name="ro1">
          <table:table-cell office:value-type="float" office:value="-991" calcext:value-type="float">
            <text:p>-991</text:p>
          </table:table-cell>
          <table:table-cell table:formula="of:=IF(AND(MOD([.A1553];9)=0;MOD([.A1554];9)=0);[.A1553]+[.A1554];&quot;&quot;)">
            <text:p/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IF(AND(MOD([.A1554];9)=0;MOD([.A1555];9)=0);[.A1554]+[.A1555];&quot;&quot;)">
            <text:p/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IF(AND(MOD([.A1555];9)=0;MOD([.A1556];9)=0);[.A1555]+[.A1556];&quot;&quot;)">
            <text:p/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IF(AND(MOD([.A1556];9)=0;MOD([.A1557];9)=0);[.A1556]+[.A1557];&quot;&quot;)">
            <text:p/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IF(AND(MOD([.A1557];9)=0;MOD([.A1558];9)=0);[.A1557]+[.A1558];&quot;&quot;)">
            <text:p/>
          </table:table-cell>
          <table:table-cell/>
        </table:table-row>
        <table:table-row table:style-name="ro1">
          <table:table-cell office:value-type="float" office:value="-25" calcext:value-type="float">
            <text:p>-25</text:p>
          </table:table-cell>
          <table:table-cell table:formula="of:=IF(AND(MOD([.A1558];9)=0;MOD([.A1559];9)=0);[.A1558]+[.A1559];&quot;&quot;)">
            <text:p/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IF(AND(MOD([.A1559];9)=0;MOD([.A1560];9)=0);[.A1559]+[.A1560];&quot;&quot;)">
            <text:p/>
          </table:table-cell>
          <table:table-cell/>
        </table:table-row>
        <table:table-row table:style-name="ro1">
          <table:table-cell office:value-type="float" office:value="-166" calcext:value-type="float">
            <text:p>-166</text:p>
          </table:table-cell>
          <table:table-cell table:formula="of:=IF(AND(MOD([.A1560];9)=0;MOD([.A1561];9)=0);[.A1560]+[.A1561];&quot;&quot;)">
            <text:p/>
          </table:table-cell>
          <table:table-cell/>
        </table:table-row>
        <table:table-row table:style-name="ro1">
          <table:table-cell office:value-type="float" office:value="-708" calcext:value-type="float">
            <text:p>-708</text:p>
          </table:table-cell>
          <table:table-cell table:formula="of:=IF(AND(MOD([.A1561];9)=0;MOD([.A1562];9)=0);[.A1561]+[.A1562];&quot;&quot;)">
            <text:p/>
          </table:table-cell>
          <table:table-cell/>
        </table:table-row>
        <table:table-row table:style-name="ro1">
          <table:table-cell office:value-type="float" office:value="-16" calcext:value-type="float">
            <text:p>-16</text:p>
          </table:table-cell>
          <table:table-cell table:formula="of:=IF(AND(MOD([.A1562];9)=0;MOD([.A1563];9)=0);[.A1562]+[.A1563];&quot;&quot;)">
            <text:p/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IF(AND(MOD([.A1563];9)=0;MOD([.A1564];9)=0);[.A1563]+[.A1564];&quot;&quot;)">
            <text:p/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IF(AND(MOD([.A1564];9)=0;MOD([.A1565];9)=0);[.A1564]+[.A1565];&quot;&quot;)">
            <text:p/>
          </table:table-cell>
          <table:table-cell/>
        </table:table-row>
        <table:table-row table:style-name="ro1">
          <table:table-cell office:value-type="float" office:value="-625" calcext:value-type="float">
            <text:p>-625</text:p>
          </table:table-cell>
          <table:table-cell table:formula="of:=IF(AND(MOD([.A1565];9)=0;MOD([.A1566];9)=0);[.A1565]+[.A1566];&quot;&quot;)">
            <text:p/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IF(AND(MOD([.A1566];9)=0;MOD([.A1567];9)=0);[.A1566]+[.A1567];&quot;&quot;)">
            <text:p/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IF(AND(MOD([.A1567];9)=0;MOD([.A1568];9)=0);[.A1567]+[.A1568];&quot;&quot;)">
            <text:p/>
          </table:table-cell>
          <table:table-cell/>
        </table:table-row>
        <table:table-row table:style-name="ro1">
          <table:table-cell office:value-type="float" office:value="-631" calcext:value-type="float">
            <text:p>-631</text:p>
          </table:table-cell>
          <table:table-cell table:formula="of:=IF(AND(MOD([.A1568];9)=0;MOD([.A1569];9)=0);[.A1568]+[.A1569];&quot;&quot;)">
            <text:p/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IF(AND(MOD([.A1569];9)=0;MOD([.A1570];9)=0);[.A1569]+[.A1570];&quot;&quot;)">
            <text:p/>
          </table:table-cell>
          <table:table-cell/>
        </table:table-row>
        <table:table-row table:style-name="ro1">
          <table:table-cell office:value-type="float" office:value="-519" calcext:value-type="float">
            <text:p>-519</text:p>
          </table:table-cell>
          <table:table-cell table:formula="of:=IF(AND(MOD([.A1570];9)=0;MOD([.A1571];9)=0);[.A1570]+[.A1571];&quot;&quot;)">
            <text:p/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IF(AND(MOD([.A1571];9)=0;MOD([.A1572];9)=0);[.A1571]+[.A1572];&quot;&quot;)">
            <text:p/>
          </table:table-cell>
          <table:table-cell/>
        </table:table-row>
        <table:table-row table:style-name="ro1">
          <table:table-cell office:value-type="float" office:value="-820" calcext:value-type="float">
            <text:p>-820</text:p>
          </table:table-cell>
          <table:table-cell table:formula="of:=IF(AND(MOD([.A1572];9)=0;MOD([.A1573];9)=0);[.A1572]+[.A1573];&quot;&quot;)">
            <text:p/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IF(AND(MOD([.A1573];9)=0;MOD([.A1574];9)=0);[.A1573]+[.A1574];&quot;&quot;)">
            <text:p/>
          </table:table-cell>
          <table:table-cell/>
        </table:table-row>
        <table:table-row table:style-name="ro1">
          <table:table-cell office:value-type="float" office:value="-859" calcext:value-type="float">
            <text:p>-859</text:p>
          </table:table-cell>
          <table:table-cell table:formula="of:=IF(AND(MOD([.A1574];9)=0;MOD([.A1575];9)=0);[.A1574]+[.A1575];&quot;&quot;)">
            <text:p/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IF(AND(MOD([.A1575];9)=0;MOD([.A1576];9)=0);[.A1575]+[.A1576];&quot;&quot;)">
            <text:p/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AND(MOD([.A1576];9)=0;MOD([.A1577];9)=0);[.A1576]+[.A1577];&quot;&quot;)">
            <text:p/>
          </table:table-cell>
          <table:table-cell/>
        </table:table-row>
        <table:table-row table:style-name="ro1">
          <table:table-cell office:value-type="float" office:value="-733" calcext:value-type="float">
            <text:p>-733</text:p>
          </table:table-cell>
          <table:table-cell table:formula="of:=IF(AND(MOD([.A1577];9)=0;MOD([.A1578];9)=0);[.A1577]+[.A1578];&quot;&quot;)">
            <text:p/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IF(AND(MOD([.A1578];9)=0;MOD([.A1579];9)=0);[.A1578]+[.A1579];&quot;&quot;)">
            <text:p/>
          </table:table-cell>
          <table:table-cell/>
        </table:table-row>
        <table:table-row table:style-name="ro1">
          <table:table-cell office:value-type="float" office:value="-569" calcext:value-type="float">
            <text:p>-569</text:p>
          </table:table-cell>
          <table:table-cell table:formula="of:=IF(AND(MOD([.A1579];9)=0;MOD([.A1580];9)=0);[.A1579]+[.A1580];&quot;&quot;)">
            <text:p/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IF(AND(MOD([.A1580];9)=0;MOD([.A1581];9)=0);[.A1580]+[.A1581];&quot;&quot;)">
            <text:p/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IF(AND(MOD([.A1581];9)=0;MOD([.A1582];9)=0);[.A1581]+[.A1582];&quot;&quot;)">
            <text:p/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IF(AND(MOD([.A1582];9)=0;MOD([.A1583];9)=0);[.A1582]+[.A1583];&quot;&quot;)">
            <text:p/>
          </table:table-cell>
          <table:table-cell/>
        </table:table-row>
        <table:table-row table:style-name="ro1">
          <table:table-cell office:value-type="float" office:value="-605" calcext:value-type="float">
            <text:p>-605</text:p>
          </table:table-cell>
          <table:table-cell table:formula="of:=IF(AND(MOD([.A1583];9)=0;MOD([.A1584];9)=0);[.A1583]+[.A1584];&quot;&quot;)">
            <text:p/>
          </table:table-cell>
          <table:table-cell/>
        </table:table-row>
        <table:table-row table:style-name="ro1">
          <table:table-cell office:value-type="float" office:value="-826" calcext:value-type="float">
            <text:p>-826</text:p>
          </table:table-cell>
          <table:table-cell table:formula="of:=IF(AND(MOD([.A1584];9)=0;MOD([.A1585];9)=0);[.A1584]+[.A1585];&quot;&quot;)">
            <text:p/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IF(AND(MOD([.A1585];9)=0;MOD([.A1586];9)=0);[.A1585]+[.A1586];&quot;&quot;)">
            <text:p/>
          </table:table-cell>
          <table:table-cell/>
        </table:table-row>
        <table:table-row table:style-name="ro1">
          <table:table-cell office:value-type="float" office:value="-213" calcext:value-type="float">
            <text:p>-213</text:p>
          </table:table-cell>
          <table:table-cell table:formula="of:=IF(AND(MOD([.A1586];9)=0;MOD([.A1587];9)=0);[.A1586]+[.A1587];&quot;&quot;)">
            <text:p/>
          </table:table-cell>
          <table:table-cell/>
        </table:table-row>
        <table:table-row table:style-name="ro1">
          <table:table-cell office:value-type="float" office:value="-831" calcext:value-type="float">
            <text:p>-831</text:p>
          </table:table-cell>
          <table:table-cell table:formula="of:=IF(AND(MOD([.A1587];9)=0;MOD([.A1588];9)=0);[.A1587]+[.A1588];&quot;&quot;)">
            <text:p/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IF(AND(MOD([.A1588];9)=0;MOD([.A1589];9)=0);[.A1588]+[.A1589];&quot;&quot;)">
            <text:p/>
          </table:table-cell>
          <table:table-cell/>
        </table:table-row>
        <table:table-row table:style-name="ro1">
          <table:table-cell office:value-type="float" office:value="-513" calcext:value-type="float">
            <text:p>-513</text:p>
          </table:table-cell>
          <table:table-cell table:formula="of:=IF(AND(MOD([.A1589];9)=0;MOD([.A1590];9)=0);[.A1589]+[.A1590];&quot;&quot;)">
            <text:p/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AND(MOD([.A1590];9)=0;MOD([.A1591];9)=0);[.A1590]+[.A1591];&quot;&quot;)">
            <text:p/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IF(AND(MOD([.A1591];9)=0;MOD([.A1592];9)=0);[.A1591]+[.A1592];&quot;&quot;)">
            <text:p/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IF(AND(MOD([.A1592];9)=0;MOD([.A1593];9)=0);[.A1592]+[.A1593];&quot;&quot;)">
            <text:p/>
          </table:table-cell>
          <table:table-cell/>
        </table:table-row>
        <table:table-row table:style-name="ro1">
          <table:table-cell office:value-type="float" office:value="-530" calcext:value-type="float">
            <text:p>-530</text:p>
          </table:table-cell>
          <table:table-cell table:formula="of:=IF(AND(MOD([.A1593];9)=0;MOD([.A1594];9)=0);[.A1593]+[.A1594];&quot;&quot;)">
            <text:p/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IF(AND(MOD([.A1594];9)=0;MOD([.A1595];9)=0);[.A1594]+[.A1595];&quot;&quot;)">
            <text:p/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IF(AND(MOD([.A1595];9)=0;MOD([.A1596];9)=0);[.A1595]+[.A1596];&quot;&quot;)">
            <text:p/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IF(AND(MOD([.A1596];9)=0;MOD([.A1597];9)=0);[.A1596]+[.A1597];&quot;&quot;)">
            <text:p/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IF(AND(MOD([.A1597];9)=0;MOD([.A1598];9)=0);[.A1597]+[.A1598];&quot;&quot;)">
            <text:p/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IF(AND(MOD([.A1598];9)=0;MOD([.A1599];9)=0);[.A1598]+[.A1599];&quot;&quot;)">
            <text:p/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IF(AND(MOD([.A1599];9)=0;MOD([.A1600];9)=0);[.A1599]+[.A1600];&quot;&quot;)">
            <text:p/>
          </table:table-cell>
          <table:table-cell/>
        </table:table-row>
        <table:table-row table:style-name="ro1">
          <table:table-cell office:value-type="float" office:value="-521" calcext:value-type="float">
            <text:p>-521</text:p>
          </table:table-cell>
          <table:table-cell table:formula="of:=IF(AND(MOD([.A1600];9)=0;MOD([.A1601];9)=0);[.A1600]+[.A1601];&quot;&quot;)">
            <text:p/>
          </table:table-cell>
          <table:table-cell/>
        </table:table-row>
        <table:table-row table:style-name="ro1">
          <table:table-cell office:value-type="float" office:value="-428" calcext:value-type="float">
            <text:p>-428</text:p>
          </table:table-cell>
          <table:table-cell table:formula="of:=IF(AND(MOD([.A1601];9)=0;MOD([.A1602];9)=0);[.A1601]+[.A1602];&quot;&quot;)">
            <text:p/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IF(AND(MOD([.A1602];9)=0;MOD([.A1603];9)=0);[.A1602]+[.A1603];&quot;&quot;)">
            <text:p/>
          </table:table-cell>
          <table:table-cell/>
        </table:table-row>
        <table:table-row table:style-name="ro1">
          <table:table-cell office:value-type="float" office:value="-589" calcext:value-type="float">
            <text:p>-589</text:p>
          </table:table-cell>
          <table:table-cell table:formula="of:=IF(AND(MOD([.A1603];9)=0;MOD([.A1604];9)=0);[.A1603]+[.A1604];&quot;&quot;)">
            <text:p/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IF(AND(MOD([.A1604];9)=0;MOD([.A1605];9)=0);[.A1604]+[.A1605];&quot;&quot;)">
            <text:p/>
          </table:table-cell>
          <table:table-cell/>
        </table:table-row>
        <table:table-row table:style-name="ro1">
          <table:table-cell office:value-type="float" office:value="-104" calcext:value-type="float">
            <text:p>-104</text:p>
          </table:table-cell>
          <table:table-cell table:formula="of:=IF(AND(MOD([.A1605];9)=0;MOD([.A1606];9)=0);[.A1605]+[.A1606];&quot;&quot;)">
            <text:p/>
          </table:table-cell>
          <table:table-cell/>
        </table:table-row>
        <table:table-row table:style-name="ro1">
          <table:table-cell office:value-type="float" office:value="-221" calcext:value-type="float">
            <text:p>-221</text:p>
          </table:table-cell>
          <table:table-cell table:formula="of:=IF(AND(MOD([.A1606];9)=0;MOD([.A1607];9)=0);[.A1606]+[.A1607];&quot;&quot;)">
            <text:p/>
          </table:table-cell>
          <table:table-cell/>
        </table:table-row>
        <table:table-row table:style-name="ro1">
          <table:table-cell office:value-type="float" office:value="-642" calcext:value-type="float">
            <text:p>-642</text:p>
          </table:table-cell>
          <table:table-cell table:formula="of:=IF(AND(MOD([.A1607];9)=0;MOD([.A1608];9)=0);[.A1607]+[.A1608];&quot;&quot;)">
            <text:p/>
          </table:table-cell>
          <table:table-cell/>
        </table:table-row>
        <table:table-row table:style-name="ro1">
          <table:table-cell office:value-type="float" office:value="-247" calcext:value-type="float">
            <text:p>-247</text:p>
          </table:table-cell>
          <table:table-cell table:formula="of:=IF(AND(MOD([.A1608];9)=0;MOD([.A1609];9)=0);[.A1608]+[.A1609];&quot;&quot;)">
            <text:p/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IF(AND(MOD([.A1609];9)=0;MOD([.A1610];9)=0);[.A1609]+[.A1610];&quot;&quot;)">
            <text:p/>
          </table:table-cell>
          <table:table-cell/>
        </table:table-row>
        <table:table-row table:style-name="ro1">
          <table:table-cell office:value-type="float" office:value="-529" calcext:value-type="float">
            <text:p>-529</text:p>
          </table:table-cell>
          <table:table-cell table:formula="of:=IF(AND(MOD([.A1610];9)=0;MOD([.A1611];9)=0);[.A1610]+[.A1611];&quot;&quot;)">
            <text:p/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IF(AND(MOD([.A1611];9)=0;MOD([.A1612];9)=0);[.A1611]+[.A1612];&quot;&quot;)">
            <text:p/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IF(AND(MOD([.A1612];9)=0;MOD([.A1613];9)=0);[.A1612]+[.A1613];&quot;&quot;)">
            <text:p/>
          </table:table-cell>
          <table:table-cell/>
        </table:table-row>
        <table:table-row table:style-name="ro1">
          <table:table-cell office:value-type="float" office:value="-693" calcext:value-type="float">
            <text:p>-693</text:p>
          </table:table-cell>
          <table:table-cell table:formula="of:=IF(AND(MOD([.A1613];9)=0;MOD([.A1614];9)=0);[.A1613]+[.A1614];&quot;&quot;)">
            <text:p/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IF(AND(MOD([.A1614];9)=0;MOD([.A1615];9)=0);[.A1614]+[.A1615];&quot;&quot;)">
            <text:p/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IF(AND(MOD([.A1615];9)=0;MOD([.A1616];9)=0);[.A1615]+[.A1616];&quot;&quot;)">
            <text:p/>
          </table:table-cell>
          <table:table-cell/>
        </table:table-row>
        <table:table-row table:style-name="ro1">
          <table:table-cell office:value-type="float" office:value="-421" calcext:value-type="float">
            <text:p>-421</text:p>
          </table:table-cell>
          <table:table-cell table:formula="of:=IF(AND(MOD([.A1616];9)=0;MOD([.A1617];9)=0);[.A1616]+[.A1617];&quot;&quot;)">
            <text:p/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IF(AND(MOD([.A1617];9)=0;MOD([.A1618];9)=0);[.A1617]+[.A1618];&quot;&quot;)">
            <text:p/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IF(AND(MOD([.A1618];9)=0;MOD([.A1619];9)=0);[.A1618]+[.A1619];&quot;&quot;)">
            <text:p/>
          </table:table-cell>
          <table:table-cell/>
        </table:table-row>
        <table:table-row table:style-name="ro1">
          <table:table-cell office:value-type="float" office:value="-454" calcext:value-type="float">
            <text:p>-454</text:p>
          </table:table-cell>
          <table:table-cell table:formula="of:=IF(AND(MOD([.A1619];9)=0;MOD([.A1620];9)=0);[.A1619]+[.A1620];&quot;&quot;)">
            <text:p/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AND(MOD([.A1620];9)=0;MOD([.A1621];9)=0);[.A1620]+[.A1621];&quot;&quot;)">
            <text:p/>
          </table:table-cell>
          <table:table-cell/>
        </table:table-row>
        <table:table-row table:style-name="ro1">
          <table:table-cell office:value-type="float" office:value="-259" calcext:value-type="float">
            <text:p>-259</text:p>
          </table:table-cell>
          <table:table-cell table:formula="of:=IF(AND(MOD([.A1621];9)=0;MOD([.A1622];9)=0);[.A1621]+[.A1622];&quot;&quot;)">
            <text:p/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IF(AND(MOD([.A1622];9)=0;MOD([.A1623];9)=0);[.A1622]+[.A1623];&quot;&quot;)">
            <text:p/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IF(AND(MOD([.A1623];9)=0;MOD([.A1624];9)=0);[.A1623]+[.A1624];&quot;&quot;)">
            <text:p/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IF(AND(MOD([.A1624];9)=0;MOD([.A1625];9)=0);[.A1624]+[.A1625];&quot;&quot;)">
            <text:p/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IF(AND(MOD([.A1625];9)=0;MOD([.A1626];9)=0);[.A1625]+[.A1626];&quot;&quot;)">
            <text:p/>
          </table:table-cell>
          <table:table-cell/>
        </table:table-row>
        <table:table-row table:style-name="ro1">
          <table:table-cell office:value-type="float" office:value="-841" calcext:value-type="float">
            <text:p>-841</text:p>
          </table:table-cell>
          <table:table-cell table:formula="of:=IF(AND(MOD([.A1626];9)=0;MOD([.A1627];9)=0);[.A1626]+[.A1627];&quot;&quot;)">
            <text:p/>
          </table:table-cell>
          <table:table-cell/>
        </table:table-row>
        <table:table-row table:style-name="ro1">
          <table:table-cell office:value-type="float" office:value="-45" calcext:value-type="float">
            <text:p>-45</text:p>
          </table:table-cell>
          <table:table-cell table:formula="of:=IF(AND(MOD([.A1627];9)=0;MOD([.A1628];9)=0);[.A1627]+[.A1628];&quot;&quot;)">
            <text:p/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IF(AND(MOD([.A1628];9)=0;MOD([.A1629];9)=0);[.A1628]+[.A1629];&quot;&quot;)">
            <text:p/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IF(AND(MOD([.A1629];9)=0;MOD([.A1630];9)=0);[.A1629]+[.A1630];&quot;&quot;)">
            <text:p/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IF(AND(MOD([.A1630];9)=0;MOD([.A1631];9)=0);[.A1630]+[.A1631];&quot;&quot;)">
            <text:p/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IF(AND(MOD([.A1631];9)=0;MOD([.A1632];9)=0);[.A1631]+[.A1632];&quot;&quot;)">
            <text:p/>
          </table:table-cell>
          <table:table-cell/>
        </table:table-row>
        <table:table-row table:style-name="ro1">
          <table:table-cell office:value-type="float" office:value="-526" calcext:value-type="float">
            <text:p>-526</text:p>
          </table:table-cell>
          <table:table-cell table:formula="of:=IF(AND(MOD([.A1632];9)=0;MOD([.A1633];9)=0);[.A1632]+[.A1633];&quot;&quot;)">
            <text:p/>
          </table:table-cell>
          <table:table-cell/>
        </table:table-row>
        <table:table-row table:style-name="ro1">
          <table:table-cell office:value-type="float" office:value="-118" calcext:value-type="float">
            <text:p>-118</text:p>
          </table:table-cell>
          <table:table-cell table:formula="of:=IF(AND(MOD([.A1633];9)=0;MOD([.A1634];9)=0);[.A1633]+[.A1634];&quot;&quot;)">
            <text:p/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IF(AND(MOD([.A1634];9)=0;MOD([.A1635];9)=0);[.A1634]+[.A1635];&quot;&quot;)">
            <text:p/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IF(AND(MOD([.A1635];9)=0;MOD([.A1636];9)=0);[.A1635]+[.A1636];&quot;&quot;)">
            <text:p/>
          </table:table-cell>
          <table:table-cell/>
        </table:table-row>
        <table:table-row table:style-name="ro1">
          <table:table-cell office:value-type="float" office:value="-459" calcext:value-type="float">
            <text:p>-459</text:p>
          </table:table-cell>
          <table:table-cell table:formula="of:=IF(AND(MOD([.A1636];9)=0;MOD([.A1637];9)=0);[.A1636]+[.A1637];&quot;&quot;)">
            <text:p/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IF(AND(MOD([.A1637];9)=0;MOD([.A1638];9)=0);[.A1637]+[.A1638];&quot;&quot;)">
            <text:p/>
          </table:table-cell>
          <table:table-cell/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IF(AND(MOD([.A1638];9)=0;MOD([.A1639];9)=0);[.A1638]+[.A1639];&quot;&quot;)">
            <text:p/>
          </table:table-cell>
          <table:table-cell/>
        </table:table-row>
        <table:table-row table:style-name="ro1">
          <table:table-cell office:value-type="float" office:value="-477" calcext:value-type="float">
            <text:p>-477</text:p>
          </table:table-cell>
          <table:table-cell table:formula="of:=IF(AND(MOD([.A1639];9)=0;MOD([.A1640];9)=0);[.A1639]+[.A1640];&quot;&quot;)">
            <text:p/>
          </table:table-cell>
          <table:table-cell/>
        </table:table-row>
        <table:table-row table:style-name="ro1">
          <table:table-cell office:value-type="float" office:value="-664" calcext:value-type="float">
            <text:p>-664</text:p>
          </table:table-cell>
          <table:table-cell table:formula="of:=IF(AND(MOD([.A1640];9)=0;MOD([.A1641];9)=0);[.A1640]+[.A1641];&quot;&quot;)">
            <text:p/>
          </table:table-cell>
          <table:table-cell/>
        </table:table-row>
        <table:table-row table:style-name="ro1">
          <table:table-cell office:value-type="float" office:value="-925" calcext:value-type="float">
            <text:p>-925</text:p>
          </table:table-cell>
          <table:table-cell table:formula="of:=IF(AND(MOD([.A1641];9)=0;MOD([.A1642];9)=0);[.A1641]+[.A1642];&quot;&quot;)">
            <text:p/>
          </table:table-cell>
          <table:table-cell/>
        </table:table-row>
        <table:table-row table:style-name="ro1">
          <table:table-cell office:value-type="float" office:value="-348" calcext:value-type="float">
            <text:p>-348</text:p>
          </table:table-cell>
          <table:table-cell table:formula="of:=IF(AND(MOD([.A1642];9)=0;MOD([.A1643];9)=0);[.A1642]+[.A1643];&quot;&quot;)">
            <text:p/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IF(AND(MOD([.A1643];9)=0;MOD([.A1644];9)=0);[.A1643]+[.A1644];&quot;&quot;)">
            <text:p/>
          </table:table-cell>
          <table:table-cell/>
        </table:table-row>
        <table:table-row table:style-name="ro1">
          <table:table-cell office:value-type="float" office:value="-829" calcext:value-type="float">
            <text:p>-829</text:p>
          </table:table-cell>
          <table:table-cell table:formula="of:=IF(AND(MOD([.A1644];9)=0;MOD([.A1645];9)=0);[.A1644]+[.A1645];&quot;&quot;)">
            <text:p/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IF(AND(MOD([.A1645];9)=0;MOD([.A1646];9)=0);[.A1645]+[.A1646];&quot;&quot;)">
            <text:p/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IF(AND(MOD([.A1646];9)=0;MOD([.A1647];9)=0);[.A1646]+[.A1647];&quot;&quot;)">
            <text:p/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IF(AND(MOD([.A1647];9)=0;MOD([.A1648];9)=0);[.A1647]+[.A1648];&quot;&quot;)">
            <text:p/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IF(AND(MOD([.A1648];9)=0;MOD([.A1649];9)=0);[.A1648]+[.A1649];&quot;&quot;)">
            <text:p/>
          </table:table-cell>
          <table:table-cell/>
        </table:table-row>
        <table:table-row table:style-name="ro1">
          <table:table-cell office:value-type="float" office:value="-747" calcext:value-type="float">
            <text:p>-747</text:p>
          </table:table-cell>
          <table:table-cell table:formula="of:=IF(AND(MOD([.A1649];9)=0;MOD([.A1650];9)=0);[.A1649]+[.A1650];&quot;&quot;)">
            <text:p/>
          </table:table-cell>
          <table:table-cell/>
        </table:table-row>
        <table:table-row table:style-name="ro1">
          <table:table-cell office:value-type="float" office:value="-901" calcext:value-type="float">
            <text:p>-901</text:p>
          </table:table-cell>
          <table:table-cell table:formula="of:=IF(AND(MOD([.A1650];9)=0;MOD([.A1651];9)=0);[.A1650]+[.A1651];&quot;&quot;)">
            <text:p/>
          </table:table-cell>
          <table:table-cell/>
        </table:table-row>
        <table:table-row table:style-name="ro1">
          <table:table-cell office:value-type="float" office:value="-914" calcext:value-type="float">
            <text:p>-914</text:p>
          </table:table-cell>
          <table:table-cell table:formula="of:=IF(AND(MOD([.A1651];9)=0;MOD([.A1652];9)=0);[.A1651]+[.A1652];&quot;&quot;)">
            <text:p/>
          </table:table-cell>
          <table:table-cell/>
        </table:table-row>
        <table:table-row table:style-name="ro1">
          <table:table-cell office:value-type="float" office:value="-506" calcext:value-type="float">
            <text:p>-506</text:p>
          </table:table-cell>
          <table:table-cell table:formula="of:=IF(AND(MOD([.A1652];9)=0;MOD([.A1653];9)=0);[.A1652]+[.A1653];&quot;&quot;)">
            <text:p/>
          </table:table-cell>
          <table:table-cell/>
        </table:table-row>
        <table:table-row table:style-name="ro1">
          <table:table-cell office:value-type="float" office:value="-43" calcext:value-type="float">
            <text:p>-43</text:p>
          </table:table-cell>
          <table:table-cell table:formula="of:=IF(AND(MOD([.A1653];9)=0;MOD([.A1654];9)=0);[.A1653]+[.A1654];&quot;&quot;)">
            <text:p/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IF(AND(MOD([.A1654];9)=0;MOD([.A1655];9)=0);[.A1654]+[.A1655];&quot;&quot;)">
            <text:p/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IF(AND(MOD([.A1655];9)=0;MOD([.A1656];9)=0);[.A1655]+[.A1656];&quot;&quot;)">
            <text:p/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IF(AND(MOD([.A1656];9)=0;MOD([.A1657];9)=0);[.A1656]+[.A1657];&quot;&quot;)">
            <text:p/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IF(AND(MOD([.A1657];9)=0;MOD([.A1658];9)=0);[.A1657]+[.A1658];&quot;&quot;)">
            <text:p/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IF(AND(MOD([.A1658];9)=0;MOD([.A1659];9)=0);[.A1658]+[.A1659];&quot;&quot;)">
            <text:p/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IF(AND(MOD([.A1659];9)=0;MOD([.A1660];9)=0);[.A1659]+[.A1660];&quot;&quot;)">
            <text:p/>
          </table:table-cell>
          <table:table-cell/>
        </table:table-row>
        <table:table-row table:style-name="ro1">
          <table:table-cell office:value-type="float" office:value="-349" calcext:value-type="float">
            <text:p>-349</text:p>
          </table:table-cell>
          <table:table-cell table:formula="of:=IF(AND(MOD([.A1660];9)=0;MOD([.A1661];9)=0);[.A1660]+[.A1661];&quot;&quot;)">
            <text:p/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IF(AND(MOD([.A1661];9)=0;MOD([.A1662];9)=0);[.A1661]+[.A1662];&quot;&quot;)">
            <text:p/>
          </table:table-cell>
          <table:table-cell/>
        </table:table-row>
        <table:table-row table:style-name="ro1">
          <table:table-cell office:value-type="float" office:value="-567" calcext:value-type="float">
            <text:p>-567</text:p>
          </table:table-cell>
          <table:table-cell table:formula="of:=IF(AND(MOD([.A1662];9)=0;MOD([.A1663];9)=0);[.A1662]+[.A1663];&quot;&quot;)">
            <text:p/>
          </table:table-cell>
          <table:table-cell/>
        </table:table-row>
        <table:table-row table:style-name="ro1">
          <table:table-cell office:value-type="float" office:value="-699" calcext:value-type="float">
            <text:p>-699</text:p>
          </table:table-cell>
          <table:table-cell table:formula="of:=IF(AND(MOD([.A1663];9)=0;MOD([.A1664];9)=0);[.A1663]+[.A1664];&quot;&quot;)">
            <text:p/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IF(AND(MOD([.A1664];9)=0;MOD([.A1665];9)=0);[.A1664]+[.A1665];&quot;&quot;)">
            <text:p/>
          </table:table-cell>
          <table:table-cell/>
        </table:table-row>
        <table:table-row table:style-name="ro1">
          <table:table-cell office:value-type="float" office:value="-578" calcext:value-type="float">
            <text:p>-578</text:p>
          </table:table-cell>
          <table:table-cell table:formula="of:=IF(AND(MOD([.A1665];9)=0;MOD([.A1666];9)=0);[.A1665]+[.A1666];&quot;&quot;)">
            <text:p/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IF(AND(MOD([.A1666];9)=0;MOD([.A1667];9)=0);[.A1666]+[.A1667];&quot;&quot;)">
            <text:p/>
          </table:table-cell>
          <table:table-cell/>
        </table:table-row>
        <table:table-row table:style-name="ro1">
          <table:table-cell office:value-type="float" office:value="-883" calcext:value-type="float">
            <text:p>-883</text:p>
          </table:table-cell>
          <table:table-cell table:formula="of:=IF(AND(MOD([.A1667];9)=0;MOD([.A1668];9)=0);[.A1667]+[.A1668];&quot;&quot;)">
            <text:p/>
          </table:table-cell>
          <table:table-cell/>
        </table:table-row>
        <table:table-row table:style-name="ro1">
          <table:table-cell office:value-type="float" office:value="-806" calcext:value-type="float">
            <text:p>-806</text:p>
          </table:table-cell>
          <table:table-cell table:formula="of:=IF(AND(MOD([.A1668];9)=0;MOD([.A1669];9)=0);[.A1668]+[.A1669];&quot;&quot;)">
            <text:p/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IF(AND(MOD([.A1669];9)=0;MOD([.A1670];9)=0);[.A1669]+[.A1670];&quot;&quot;)">
            <text:p/>
          </table:table-cell>
          <table:table-cell/>
        </table:table-row>
        <table:table-row table:style-name="ro1">
          <table:table-cell office:value-type="float" office:value="-738" calcext:value-type="float">
            <text:p>-738</text:p>
          </table:table-cell>
          <table:table-cell table:formula="of:=IF(AND(MOD([.A1670];9)=0;MOD([.A1671];9)=0);[.A1670]+[.A1671];&quot;&quot;)">
            <text:p/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IF(AND(MOD([.A1671];9)=0;MOD([.A1672];9)=0);[.A1671]+[.A1672];&quot;&quot;)">
            <text:p/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IF(AND(MOD([.A1672];9)=0;MOD([.A1673];9)=0);[.A1672]+[.A1673];&quot;&quot;)">
            <text:p/>
          </table:table-cell>
          <table:table-cell/>
        </table:table-row>
        <table:table-row table:style-name="ro1">
          <table:table-cell office:value-type="float" office:value="-715" calcext:value-type="float">
            <text:p>-715</text:p>
          </table:table-cell>
          <table:table-cell table:formula="of:=IF(AND(MOD([.A1673];9)=0;MOD([.A1674];9)=0);[.A1673]+[.A1674];&quot;&quot;)">
            <text:p/>
          </table:table-cell>
          <table:table-cell/>
        </table:table-row>
        <table:table-row table:style-name="ro1">
          <table:table-cell office:value-type="float" office:value="-109" calcext:value-type="float">
            <text:p>-109</text:p>
          </table:table-cell>
          <table:table-cell table:formula="of:=IF(AND(MOD([.A1674];9)=0;MOD([.A1675];9)=0);[.A1674]+[.A1675];&quot;&quot;)">
            <text:p/>
          </table:table-cell>
          <table:table-cell/>
        </table:table-row>
        <table:table-row table:style-name="ro1">
          <table:table-cell office:value-type="float" office:value="-1000" calcext:value-type="float">
            <text:p>-1000</text:p>
          </table:table-cell>
          <table:table-cell table:formula="of:=IF(AND(MOD([.A1675];9)=0;MOD([.A1676];9)=0);[.A1675]+[.A1676];&quot;&quot;)">
            <text:p/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IF(AND(MOD([.A1676];9)=0;MOD([.A1677];9)=0);[.A1676]+[.A1677];&quot;&quot;)">
            <text:p/>
          </table:table-cell>
          <table:table-cell/>
        </table:table-row>
        <table:table-row table:style-name="ro1">
          <table:table-cell office:value-type="float" office:value="-530" calcext:value-type="float">
            <text:p>-530</text:p>
          </table:table-cell>
          <table:table-cell table:formula="of:=IF(AND(MOD([.A1677];9)=0;MOD([.A1678];9)=0);[.A1677]+[.A1678];&quot;&quot;)">
            <text:p/>
          </table:table-cell>
          <table:table-cell/>
        </table:table-row>
        <table:table-row table:style-name="ro1">
          <table:table-cell office:value-type="float" office:value="-786" calcext:value-type="float">
            <text:p>-786</text:p>
          </table:table-cell>
          <table:table-cell table:formula="of:=IF(AND(MOD([.A1678];9)=0;MOD([.A1679];9)=0);[.A1678]+[.A1679];&quot;&quot;)">
            <text:p/>
          </table:table-cell>
          <table:table-cell/>
        </table:table-row>
        <table:table-row table:style-name="ro1">
          <table:table-cell office:value-type="float" office:value="-12" calcext:value-type="float">
            <text:p>-12</text:p>
          </table:table-cell>
          <table:table-cell table:formula="of:=IF(AND(MOD([.A1679];9)=0;MOD([.A1680];9)=0);[.A1679]+[.A1680];&quot;&quot;)">
            <text:p/>
          </table:table-cell>
          <table:table-cell/>
        </table:table-row>
        <table:table-row table:style-name="ro1">
          <table:table-cell office:value-type="float" office:value="-688" calcext:value-type="float">
            <text:p>-688</text:p>
          </table:table-cell>
          <table:table-cell table:formula="of:=IF(AND(MOD([.A1680];9)=0;MOD([.A1681];9)=0);[.A1680]+[.A1681];&quot;&quot;)">
            <text:p/>
          </table:table-cell>
          <table:table-cell/>
        </table:table-row>
        <table:table-row table:style-name="ro1">
          <table:table-cell office:value-type="float" office:value="-322" calcext:value-type="float">
            <text:p>-322</text:p>
          </table:table-cell>
          <table:table-cell table:formula="of:=IF(AND(MOD([.A1681];9)=0;MOD([.A1682];9)=0);[.A1681]+[.A1682];&quot;&quot;)">
            <text:p/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AND(MOD([.A1682];9)=0;MOD([.A1683];9)=0);[.A1682]+[.A1683];&quot;&quot;)">
            <text:p/>
          </table:table-cell>
          <table:table-cell/>
        </table:table-row>
        <table:table-row table:style-name="ro1">
          <table:table-cell office:value-type="float" office:value="-521" calcext:value-type="float">
            <text:p>-521</text:p>
          </table:table-cell>
          <table:table-cell table:formula="of:=IF(AND(MOD([.A1683];9)=0;MOD([.A1684];9)=0);[.A1683]+[.A1684];&quot;&quot;)">
            <text:p/>
          </table:table-cell>
          <table:table-cell/>
        </table:table-row>
        <table:table-row table:style-name="ro1">
          <table:table-cell office:value-type="float" office:value="-951" calcext:value-type="float">
            <text:p>-951</text:p>
          </table:table-cell>
          <table:table-cell table:formula="of:=IF(AND(MOD([.A1684];9)=0;MOD([.A1685];9)=0);[.A1684]+[.A1685];&quot;&quot;)">
            <text:p/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IF(AND(MOD([.A1685];9)=0;MOD([.A1686];9)=0);[.A1685]+[.A1686];&quot;&quot;)">
            <text:p/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IF(AND(MOD([.A1686];9)=0;MOD([.A1687];9)=0);[.A1686]+[.A1687];&quot;&quot;)">
            <text:p/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IF(AND(MOD([.A1687];9)=0;MOD([.A1688];9)=0);[.A1687]+[.A1688];&quot;&quot;)">
            <text:p/>
          </table:table-cell>
          <table:table-cell/>
        </table:table-row>
        <table:table-row table:style-name="ro1">
          <table:table-cell office:value-type="float" office:value="-173" calcext:value-type="float">
            <text:p>-173</text:p>
          </table:table-cell>
          <table:table-cell table:formula="of:=IF(AND(MOD([.A1688];9)=0;MOD([.A1689];9)=0);[.A1688]+[.A1689];&quot;&quot;)">
            <text:p/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IF(AND(MOD([.A1689];9)=0;MOD([.A1690];9)=0);[.A1689]+[.A1690];&quot;&quot;)">
            <text:p/>
          </table:table-cell>
          <table:table-cell/>
        </table:table-row>
        <table:table-row table:style-name="ro1">
          <table:table-cell office:value-type="float" office:value="-259" calcext:value-type="float">
            <text:p>-259</text:p>
          </table:table-cell>
          <table:table-cell table:formula="of:=IF(AND(MOD([.A1690];9)=0;MOD([.A1691];9)=0);[.A1690]+[.A1691];&quot;&quot;)">
            <text:p/>
          </table:table-cell>
          <table:table-cell/>
        </table:table-row>
        <table:table-row table:style-name="ro1">
          <table:table-cell office:value-type="float" office:value="-778" calcext:value-type="float">
            <text:p>-778</text:p>
          </table:table-cell>
          <table:table-cell table:formula="of:=IF(AND(MOD([.A1691];9)=0;MOD([.A1692];9)=0);[.A1691]+[.A1692];&quot;&quot;)">
            <text:p/>
          </table:table-cell>
          <table:table-cell/>
        </table:table-row>
        <table:table-row table:style-name="ro1">
          <table:table-cell office:value-type="float" office:value="-335" calcext:value-type="float">
            <text:p>-335</text:p>
          </table:table-cell>
          <table:table-cell table:formula="of:=IF(AND(MOD([.A1692];9)=0;MOD([.A1693];9)=0);[.A1692]+[.A1693];&quot;&quot;)">
            <text:p/>
          </table:table-cell>
          <table:table-cell/>
        </table:table-row>
        <table:table-row table:style-name="ro1">
          <table:table-cell office:value-type="float" office:value="-387" calcext:value-type="float">
            <text:p>-387</text:p>
          </table:table-cell>
          <table:table-cell table:formula="of:=IF(AND(MOD([.A1693];9)=0;MOD([.A1694];9)=0);[.A1693]+[.A1694];&quot;&quot;)">
            <text:p/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IF(AND(MOD([.A1694];9)=0;MOD([.A1695];9)=0);[.A1694]+[.A1695];&quot;&quot;)">
            <text:p/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IF(AND(MOD([.A1695];9)=0;MOD([.A1696];9)=0);[.A1695]+[.A1696];&quot;&quot;)">
            <text:p/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IF(AND(MOD([.A1696];9)=0;MOD([.A1697];9)=0);[.A1696]+[.A1697];&quot;&quot;)">
            <text:p/>
          </table:table-cell>
          <table:table-cell/>
        </table:table-row>
        <table:table-row table:style-name="ro1">
          <table:table-cell office:value-type="float" office:value="-500" calcext:value-type="float">
            <text:p>-500</text:p>
          </table:table-cell>
          <table:table-cell table:formula="of:=IF(AND(MOD([.A1697];9)=0;MOD([.A1698];9)=0);[.A1697]+[.A1698];&quot;&quot;)">
            <text:p/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IF(AND(MOD([.A1698];9)=0;MOD([.A1699];9)=0);[.A1698]+[.A1699];&quot;&quot;)">
            <text:p/>
          </table:table-cell>
          <table:table-cell/>
        </table:table-row>
        <table:table-row table:style-name="ro1">
          <table:table-cell office:value-type="float" office:value="-246" calcext:value-type="float">
            <text:p>-246</text:p>
          </table:table-cell>
          <table:table-cell table:formula="of:=IF(AND(MOD([.A1699];9)=0;MOD([.A1700];9)=0);[.A1699]+[.A1700];&quot;&quot;)">
            <text:p/>
          </table:table-cell>
          <table:table-cell/>
        </table:table-row>
        <table:table-row table:style-name="ro1">
          <table:table-cell office:value-type="float" office:value="-609" calcext:value-type="float">
            <text:p>-609</text:p>
          </table:table-cell>
          <table:table-cell table:formula="of:=IF(AND(MOD([.A1700];9)=0;MOD([.A1701];9)=0);[.A1700]+[.A1701];&quot;&quot;)">
            <text:p/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IF(AND(MOD([.A1701];9)=0;MOD([.A1702];9)=0);[.A1701]+[.A1702];&quot;&quot;)">
            <text:p/>
          </table:table-cell>
          <table:table-cell/>
        </table:table-row>
        <table:table-row table:style-name="ro1">
          <table:table-cell office:value-type="float" office:value="-474" calcext:value-type="float">
            <text:p>-474</text:p>
          </table:table-cell>
          <table:table-cell table:formula="of:=IF(AND(MOD([.A1702];9)=0;MOD([.A1703];9)=0);[.A1702]+[.A1703];&quot;&quot;)">
            <text:p/>
          </table:table-cell>
          <table:table-cell/>
        </table:table-row>
        <table:table-row table:style-name="ro1">
          <table:table-cell office:value-type="float" office:value="-988" calcext:value-type="float">
            <text:p>-988</text:p>
          </table:table-cell>
          <table:table-cell table:formula="of:=IF(AND(MOD([.A1703];9)=0;MOD([.A1704];9)=0);[.A1703]+[.A1704];&quot;&quot;)">
            <text:p/>
          </table:table-cell>
          <table:table-cell/>
        </table:table-row>
        <table:table-row table:style-name="ro1">
          <table:table-cell office:value-type="float" office:value="-301" calcext:value-type="float">
            <text:p>-301</text:p>
          </table:table-cell>
          <table:table-cell table:formula="of:=IF(AND(MOD([.A1704];9)=0;MOD([.A1705];9)=0);[.A1704]+[.A1705];&quot;&quot;)">
            <text:p/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IF(AND(MOD([.A1705];9)=0;MOD([.A1706];9)=0);[.A1705]+[.A1706];&quot;&quot;)">
            <text:p/>
          </table:table-cell>
          <table:table-cell/>
        </table:table-row>
        <table:table-row table:style-name="ro1">
          <table:table-cell office:value-type="float" office:value="-512" calcext:value-type="float">
            <text:p>-512</text:p>
          </table:table-cell>
          <table:table-cell table:formula="of:=IF(AND(MOD([.A1706];9)=0;MOD([.A1707];9)=0);[.A1706]+[.A1707];&quot;&quot;)">
            <text:p/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IF(AND(MOD([.A1707];9)=0;MOD([.A1708];9)=0);[.A1707]+[.A1708];&quot;&quot;)">
            <text:p/>
          </table:table-cell>
          <table:table-cell/>
        </table:table-row>
        <table:table-row table:style-name="ro1">
          <table:table-cell office:value-type="float" office:value="-285" calcext:value-type="float">
            <text:p>-285</text:p>
          </table:table-cell>
          <table:table-cell table:formula="of:=IF(AND(MOD([.A1708];9)=0;MOD([.A1709];9)=0);[.A1708]+[.A1709];&quot;&quot;)">
            <text:p/>
          </table:table-cell>
          <table:table-cell/>
        </table:table-row>
        <table:table-row table:style-name="ro1">
          <table:table-cell office:value-type="float" office:value="-175" calcext:value-type="float">
            <text:p>-175</text:p>
          </table:table-cell>
          <table:table-cell table:formula="of:=IF(AND(MOD([.A1709];9)=0;MOD([.A1710];9)=0);[.A1709]+[.A1710];&quot;&quot;)">
            <text:p/>
          </table:table-cell>
          <table:table-cell/>
        </table:table-row>
        <table:table-row table:style-name="ro1">
          <table:table-cell office:value-type="float" office:value="-694" calcext:value-type="float">
            <text:p>-694</text:p>
          </table:table-cell>
          <table:table-cell table:formula="of:=IF(AND(MOD([.A1710];9)=0;MOD([.A1711];9)=0);[.A1710]+[.A1711];&quot;&quot;)">
            <text:p/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IF(AND(MOD([.A1711];9)=0;MOD([.A1712];9)=0);[.A1711]+[.A1712];&quot;&quot;)">
            <text:p/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IF(AND(MOD([.A1712];9)=0;MOD([.A1713];9)=0);[.A1712]+[.A1713];&quot;&quot;)">
            <text:p/>
          </table:table-cell>
          <table:table-cell/>
        </table:table-row>
        <table:table-row table:style-name="ro1">
          <table:table-cell office:value-type="float" office:value="-986" calcext:value-type="float">
            <text:p>-986</text:p>
          </table:table-cell>
          <table:table-cell table:formula="of:=IF(AND(MOD([.A1713];9)=0;MOD([.A1714];9)=0);[.A1713]+[.A1714];&quot;&quot;)">
            <text:p/>
          </table:table-cell>
          <table:table-cell/>
        </table:table-row>
        <table:table-row table:style-name="ro1">
          <table:table-cell office:value-type="float" office:value="-834" calcext:value-type="float">
            <text:p>-834</text:p>
          </table:table-cell>
          <table:table-cell table:formula="of:=IF(AND(MOD([.A1714];9)=0;MOD([.A1715];9)=0);[.A1714]+[.A1715];&quot;&quot;)">
            <text:p/>
          </table:table-cell>
          <table:table-cell/>
        </table:table-row>
        <table:table-row table:style-name="ro1">
          <table:table-cell office:value-type="float" office:value="-216" calcext:value-type="float">
            <text:p>-216</text:p>
          </table:table-cell>
          <table:table-cell table:formula="of:=IF(AND(MOD([.A1715];9)=0;MOD([.A1716];9)=0);[.A1715]+[.A1716];&quot;&quot;)">
            <text:p/>
          </table:table-cell>
          <table:table-cell/>
        </table:table-row>
        <table:table-row table:style-name="ro1">
          <table:table-cell office:value-type="float" office:value="-260" calcext:value-type="float">
            <text:p>-260</text:p>
          </table:table-cell>
          <table:table-cell table:formula="of:=IF(AND(MOD([.A1716];9)=0;MOD([.A1717];9)=0);[.A1716]+[.A1717];&quot;&quot;)">
            <text:p/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IF(AND(MOD([.A1717];9)=0;MOD([.A1718];9)=0);[.A1717]+[.A1718];&quot;&quot;)">
            <text:p/>
          </table:table-cell>
          <table:table-cell/>
        </table:table-row>
        <table:table-row table:style-name="ro1">
          <table:table-cell office:value-type="float" office:value="-671" calcext:value-type="float">
            <text:p>-671</text:p>
          </table:table-cell>
          <table:table-cell table:formula="of:=IF(AND(MOD([.A1718];9)=0;MOD([.A1719];9)=0);[.A1718]+[.A1719];&quot;&quot;)">
            <text:p/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IF(AND(MOD([.A1719];9)=0;MOD([.A1720];9)=0);[.A1719]+[.A1720];&quot;&quot;)">
            <text:p/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IF(AND(MOD([.A1720];9)=0;MOD([.A1721];9)=0);[.A1720]+[.A1721];&quot;&quot;)">
            <text:p/>
          </table:table-cell>
          <table:table-cell/>
        </table:table-row>
        <table:table-row table:style-name="ro1">
          <table:table-cell office:value-type="float" office:value="-815" calcext:value-type="float">
            <text:p>-815</text:p>
          </table:table-cell>
          <table:table-cell table:formula="of:=IF(AND(MOD([.A1721];9)=0;MOD([.A1722];9)=0);[.A1721]+[.A1722];&quot;&quot;)">
            <text:p/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IF(AND(MOD([.A1722];9)=0;MOD([.A1723];9)=0);[.A1722]+[.A1723];&quot;&quot;)">
            <text:p/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IF(AND(MOD([.A1723];9)=0;MOD([.A1724];9)=0);[.A1723]+[.A1724];&quot;&quot;)">
            <text:p/>
          </table:table-cell>
          <table:table-cell/>
        </table:table-row>
        <table:table-row table:style-name="ro1">
          <table:table-cell office:value-type="float" office:value="-221" calcext:value-type="float">
            <text:p>-221</text:p>
          </table:table-cell>
          <table:table-cell table:formula="of:=IF(AND(MOD([.A1724];9)=0;MOD([.A1725];9)=0);[.A1724]+[.A1725];&quot;&quot;)">
            <text:p/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IF(AND(MOD([.A1725];9)=0;MOD([.A1726];9)=0);[.A1725]+[.A1726];&quot;&quot;)">
            <text:p/>
          </table:table-cell>
          <table:table-cell/>
        </table:table-row>
        <table:table-row table:style-name="ro1">
          <table:table-cell office:value-type="float" office:value="-850" calcext:value-type="float">
            <text:p>-850</text:p>
          </table:table-cell>
          <table:table-cell table:formula="of:=IF(AND(MOD([.A1726];9)=0;MOD([.A1727];9)=0);[.A1726]+[.A1727];&quot;&quot;)">
            <text:p/>
          </table:table-cell>
          <table:table-cell/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IF(AND(MOD([.A1727];9)=0;MOD([.A1728];9)=0);[.A1727]+[.A1728];&quot;&quot;)">
            <text:p/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IF(AND(MOD([.A1728];9)=0;MOD([.A1729];9)=0);[.A1728]+[.A1729];&quot;&quot;)">
            <text:p/>
          </table:table-cell>
          <table:table-cell/>
        </table:table-row>
        <table:table-row table:style-name="ro1">
          <table:table-cell office:value-type="float" office:value="-961" calcext:value-type="float">
            <text:p>-961</text:p>
          </table:table-cell>
          <table:table-cell table:formula="of:=IF(AND(MOD([.A1729];9)=0;MOD([.A1730];9)=0);[.A1729]+[.A1730];&quot;&quot;)">
            <text:p/>
          </table:table-cell>
          <table:table-cell/>
        </table:table-row>
        <table:table-row table:style-name="ro1">
          <table:table-cell office:value-type="float" office:value="-604" calcext:value-type="float">
            <text:p>-604</text:p>
          </table:table-cell>
          <table:table-cell table:formula="of:=IF(AND(MOD([.A1730];9)=0;MOD([.A1731];9)=0);[.A1730]+[.A1731];&quot;&quot;)">
            <text:p/>
          </table:table-cell>
          <table:table-cell/>
        </table:table-row>
        <table:table-row table:style-name="ro1">
          <table:table-cell office:value-type="float" office:value="-553" calcext:value-type="float">
            <text:p>-553</text:p>
          </table:table-cell>
          <table:table-cell table:formula="of:=IF(AND(MOD([.A1731];9)=0;MOD([.A1732];9)=0);[.A1731]+[.A1732];&quot;&quot;)">
            <text:p/>
          </table:table-cell>
          <table:table-cell/>
        </table:table-row>
        <table:table-row table:style-name="ro1">
          <table:table-cell office:value-type="float" office:value="-386" calcext:value-type="float">
            <text:p>-386</text:p>
          </table:table-cell>
          <table:table-cell table:formula="of:=IF(AND(MOD([.A1732];9)=0;MOD([.A1733];9)=0);[.A1732]+[.A1733];&quot;&quot;)">
            <text:p/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IF(AND(MOD([.A1733];9)=0;MOD([.A1734];9)=0);[.A1733]+[.A1734];&quot;&quot;)">
            <text:p/>
          </table:table-cell>
          <table:table-cell/>
        </table:table-row>
        <table:table-row table:style-name="ro1">
          <table:table-cell office:value-type="float" office:value="-305" calcext:value-type="float">
            <text:p>-305</text:p>
          </table:table-cell>
          <table:table-cell table:formula="of:=IF(AND(MOD([.A1734];9)=0;MOD([.A1735];9)=0);[.A1734]+[.A1735];&quot;&quot;)">
            <text:p/>
          </table:table-cell>
          <table:table-cell/>
        </table:table-row>
        <table:table-row table:style-name="ro1">
          <table:table-cell office:value-type="float" office:value="-32" calcext:value-type="float">
            <text:p>-32</text:p>
          </table:table-cell>
          <table:table-cell table:formula="of:=IF(AND(MOD([.A1735];9)=0;MOD([.A1736];9)=0);[.A1735]+[.A1736];&quot;&quot;)">
            <text:p/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IF(AND(MOD([.A1736];9)=0;MOD([.A1737];9)=0);[.A1736]+[.A1737];&quot;&quot;)">
            <text:p/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IF(AND(MOD([.A1737];9)=0;MOD([.A1738];9)=0);[.A1737]+[.A1738];&quot;&quot;)">
            <text:p/>
          </table:table-cell>
          <table:table-cell/>
        </table:table-row>
        <table:table-row table:style-name="ro1">
          <table:table-cell office:value-type="float" office:value="-222" calcext:value-type="float">
            <text:p>-222</text:p>
          </table:table-cell>
          <table:table-cell table:formula="of:=IF(AND(MOD([.A1738];9)=0;MOD([.A1739];9)=0);[.A1738]+[.A1739];&quot;&quot;)">
            <text:p/>
          </table:table-cell>
          <table:table-cell/>
        </table:table-row>
        <table:table-row table:style-name="ro1">
          <table:table-cell office:value-type="float" office:value="-769" calcext:value-type="float">
            <text:p>-769</text:p>
          </table:table-cell>
          <table:table-cell table:formula="of:=IF(AND(MOD([.A1739];9)=0;MOD([.A1740];9)=0);[.A1739]+[.A1740];&quot;&quot;)">
            <text:p/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IF(AND(MOD([.A1740];9)=0;MOD([.A1741];9)=0);[.A1740]+[.A1741];&quot;&quot;)">
            <text:p/>
          </table:table-cell>
          <table:table-cell/>
        </table:table-row>
        <table:table-row table:style-name="ro1">
          <table:table-cell office:value-type="float" office:value="-520" calcext:value-type="float">
            <text:p>-520</text:p>
          </table:table-cell>
          <table:table-cell table:formula="of:=IF(AND(MOD([.A1741];9)=0;MOD([.A1742];9)=0);[.A1741]+[.A1742];&quot;&quot;)">
            <text:p/>
          </table:table-cell>
          <table:table-cell/>
        </table:table-row>
        <table:table-row table:style-name="ro1">
          <table:table-cell office:value-type="float" office:value="-596" calcext:value-type="float">
            <text:p>-596</text:p>
          </table:table-cell>
          <table:table-cell table:formula="of:=IF(AND(MOD([.A1742];9)=0;MOD([.A1743];9)=0);[.A1742]+[.A1743];&quot;&quot;)">
            <text:p/>
          </table:table-cell>
          <table:table-cell/>
        </table:table-row>
        <table:table-row table:style-name="ro1">
          <table:table-cell office:value-type="float" office:value="-153" calcext:value-type="float">
            <text:p>-153</text:p>
          </table:table-cell>
          <table:table-cell table:formula="of:=IF(AND(MOD([.A1743];9)=0;MOD([.A1744];9)=0);[.A1743]+[.A1744];&quot;&quot;)">
            <text:p/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IF(AND(MOD([.A1744];9)=0;MOD([.A1745];9)=0);[.A1744]+[.A1745];&quot;&quot;)" office:value-type="float" office:value="117" calcext:value-type="float">
            <text:p>117</text:p>
          </table:table-cell>
          <table:table-cell/>
        </table:table-row>
        <table:table-row table:style-name="ro1">
          <table:table-cell office:value-type="float" office:value="-142" calcext:value-type="float">
            <text:p>-142</text:p>
          </table:table-cell>
          <table:table-cell table:formula="of:=IF(AND(MOD([.A1745];9)=0;MOD([.A1746];9)=0);[.A1745]+[.A1746];&quot;&quot;)">
            <text:p/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IF(AND(MOD([.A1746];9)=0;MOD([.A1747];9)=0);[.A1746]+[.A1747];&quot;&quot;)">
            <text:p/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IF(AND(MOD([.A1747];9)=0;MOD([.A1748];9)=0);[.A1747]+[.A1748];&quot;&quot;)">
            <text:p/>
          </table:table-cell>
          <table:table-cell/>
        </table:table-row>
        <table:table-row table:style-name="ro1">
          <table:table-cell office:value-type="float" office:value="-66" calcext:value-type="float">
            <text:p>-66</text:p>
          </table:table-cell>
          <table:table-cell table:formula="of:=IF(AND(MOD([.A1748];9)=0;MOD([.A1749];9)=0);[.A1748]+[.A1749];&quot;&quot;)">
            <text:p/>
          </table:table-cell>
          <table:table-cell/>
        </table:table-row>
        <table:table-row table:style-name="ro1">
          <table:table-cell office:value-type="float" office:value="-548" calcext:value-type="float">
            <text:p>-548</text:p>
          </table:table-cell>
          <table:table-cell table:formula="of:=IF(AND(MOD([.A1749];9)=0;MOD([.A1750];9)=0);[.A1749]+[.A1750];&quot;&quot;)">
            <text:p/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IF(AND(MOD([.A1750];9)=0;MOD([.A1751];9)=0);[.A1750]+[.A1751];&quot;&quot;)">
            <text:p/>
          </table:table-cell>
          <table:table-cell/>
        </table:table-row>
        <table:table-row table:style-name="ro1">
          <table:table-cell office:value-type="float" office:value="-611" calcext:value-type="float">
            <text:p>-611</text:p>
          </table:table-cell>
          <table:table-cell table:formula="of:=IF(AND(MOD([.A1751];9)=0;MOD([.A1752];9)=0);[.A1751]+[.A1752];&quot;&quot;)">
            <text:p/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IF(AND(MOD([.A1752];9)=0;MOD([.A1753];9)=0);[.A1752]+[.A1753];&quot;&quot;)">
            <text:p/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IF(AND(MOD([.A1753];9)=0;MOD([.A1754];9)=0);[.A1753]+[.A1754];&quot;&quot;)">
            <text:p/>
          </table:table-cell>
          <table:table-cell/>
        </table:table-row>
        <table:table-row table:style-name="ro1">
          <table:table-cell office:value-type="float" office:value="-179" calcext:value-type="float">
            <text:p>-179</text:p>
          </table:table-cell>
          <table:table-cell table:formula="of:=IF(AND(MOD([.A1754];9)=0;MOD([.A1755];9)=0);[.A1754]+[.A1755];&quot;&quot;)">
            <text:p/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IF(AND(MOD([.A1755];9)=0;MOD([.A1756];9)=0);[.A1755]+[.A1756];&quot;&quot;)">
            <text:p/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IF(AND(MOD([.A1756];9)=0;MOD([.A1757];9)=0);[.A1756]+[.A1757];&quot;&quot;)">
            <text:p/>
          </table:table-cell>
          <table:table-cell/>
        </table:table-row>
        <table:table-row table:style-name="ro1">
          <table:table-cell office:value-type="float" office:value="-291" calcext:value-type="float">
            <text:p>-291</text:p>
          </table:table-cell>
          <table:table-cell table:formula="of:=IF(AND(MOD([.A1757];9)=0;MOD([.A1758];9)=0);[.A1757]+[.A1758];&quot;&quot;)">
            <text:p/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IF(AND(MOD([.A1758];9)=0;MOD([.A1759];9)=0);[.A1758]+[.A1759];&quot;&quot;)">
            <text:p/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IF(AND(MOD([.A1759];9)=0;MOD([.A1760];9)=0);[.A1759]+[.A1760];&quot;&quot;)">
            <text:p/>
          </table:table-cell>
          <table:table-cell/>
        </table:table-row>
        <table:table-row table:style-name="ro1">
          <table:table-cell office:value-type="float" office:value="-444" calcext:value-type="float">
            <text:p>-444</text:p>
          </table:table-cell>
          <table:table-cell table:formula="of:=IF(AND(MOD([.A1760];9)=0;MOD([.A1761];9)=0);[.A1760]+[.A1761];&quot;&quot;)">
            <text:p/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IF(AND(MOD([.A1761];9)=0;MOD([.A1762];9)=0);[.A1761]+[.A1762];&quot;&quot;)">
            <text:p/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IF(AND(MOD([.A1762];9)=0;MOD([.A1763];9)=0);[.A1762]+[.A1763];&quot;&quot;)">
            <text:p/>
          </table:table-cell>
          <table:table-cell/>
        </table:table-row>
        <table:table-row table:style-name="ro1">
          <table:table-cell office:value-type="float" office:value="-725" calcext:value-type="float">
            <text:p>-725</text:p>
          </table:table-cell>
          <table:table-cell table:formula="of:=IF(AND(MOD([.A1763];9)=0;MOD([.A1764];9)=0);[.A1763]+[.A1764];&quot;&quot;)">
            <text:p/>
          </table:table-cell>
          <table:table-cell/>
        </table:table-row>
        <table:table-row table:style-name="ro1">
          <table:table-cell office:value-type="float" office:value="-392" calcext:value-type="float">
            <text:p>-392</text:p>
          </table:table-cell>
          <table:table-cell table:formula="of:=IF(AND(MOD([.A1764];9)=0;MOD([.A1765];9)=0);[.A1764]+[.A1765];&quot;&quot;)">
            <text:p/>
          </table:table-cell>
          <table:table-cell/>
        </table:table-row>
        <table:table-row table:style-name="ro1">
          <table:table-cell office:value-type="float" office:value="-56" calcext:value-type="float">
            <text:p>-56</text:p>
          </table:table-cell>
          <table:table-cell table:formula="of:=IF(AND(MOD([.A1765];9)=0;MOD([.A1766];9)=0);[.A1765]+[.A1766];&quot;&quot;)">
            <text:p/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IF(AND(MOD([.A1766];9)=0;MOD([.A1767];9)=0);[.A1766]+[.A1767];&quot;&quot;)">
            <text:p/>
          </table:table-cell>
          <table:table-cell/>
        </table:table-row>
        <table:table-row table:style-name="ro1">
          <table:table-cell office:value-type="float" office:value="-825" calcext:value-type="float">
            <text:p>-825</text:p>
          </table:table-cell>
          <table:table-cell table:formula="of:=IF(AND(MOD([.A1767];9)=0;MOD([.A1768];9)=0);[.A1767]+[.A1768];&quot;&quot;)">
            <text:p/>
          </table:table-cell>
          <table:table-cell/>
        </table:table-row>
        <table:table-row table:style-name="ro1">
          <table:table-cell office:value-type="float" office:value="-990" calcext:value-type="float">
            <text:p>-990</text:p>
          </table:table-cell>
          <table:table-cell table:formula="of:=IF(AND(MOD([.A1768];9)=0;MOD([.A1769];9)=0);[.A1768]+[.A1769];&quot;&quot;)">
            <text:p/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IF(AND(MOD([.A1769];9)=0;MOD([.A1770];9)=0);[.A1769]+[.A1770];&quot;&quot;)">
            <text:p/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IF(AND(MOD([.A1770];9)=0;MOD([.A1771];9)=0);[.A1770]+[.A1771];&quot;&quot;)">
            <text:p/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IF(AND(MOD([.A1771];9)=0;MOD([.A1772];9)=0);[.A1771]+[.A1772];&quot;&quot;)">
            <text:p/>
          </table:table-cell>
          <table:table-cell/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IF(AND(MOD([.A1772];9)=0;MOD([.A1773];9)=0);[.A1772]+[.A1773];&quot;&quot;)">
            <text:p/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IF(AND(MOD([.A1773];9)=0;MOD([.A1774];9)=0);[.A1773]+[.A1774];&quot;&quot;)">
            <text:p/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IF(AND(MOD([.A1774];9)=0;MOD([.A1775];9)=0);[.A1774]+[.A1775];&quot;&quot;)">
            <text:p/>
          </table:table-cell>
          <table:table-cell/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IF(AND(MOD([.A1775];9)=0;MOD([.A1776];9)=0);[.A1775]+[.A1776];&quot;&quot;)">
            <text:p/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IF(AND(MOD([.A1776];9)=0;MOD([.A1777];9)=0);[.A1776]+[.A1777];&quot;&quot;)">
            <text:p/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IF(AND(MOD([.A1777];9)=0;MOD([.A1778];9)=0);[.A1777]+[.A1778];&quot;&quot;)">
            <text:p/>
          </table:table-cell>
          <table:table-cell/>
        </table:table-row>
        <table:table-row table:style-name="ro1">
          <table:table-cell office:value-type="float" office:value="-58" calcext:value-type="float">
            <text:p>-58</text:p>
          </table:table-cell>
          <table:table-cell table:formula="of:=IF(AND(MOD([.A1778];9)=0;MOD([.A1779];9)=0);[.A1778]+[.A1779];&quot;&quot;)">
            <text:p/>
          </table:table-cell>
          <table:table-cell/>
        </table:table-row>
        <table:table-row table:style-name="ro1">
          <table:table-cell office:value-type="float" office:value="-296" calcext:value-type="float">
            <text:p>-296</text:p>
          </table:table-cell>
          <table:table-cell table:formula="of:=IF(AND(MOD([.A1779];9)=0;MOD([.A1780];9)=0);[.A1779]+[.A1780];&quot;&quot;)">
            <text:p/>
          </table:table-cell>
          <table:table-cell/>
        </table:table-row>
        <table:table-row table:style-name="ro1">
          <table:table-cell office:value-type="float" office:value="-361" calcext:value-type="float">
            <text:p>-361</text:p>
          </table:table-cell>
          <table:table-cell table:formula="of:=IF(AND(MOD([.A1780];9)=0;MOD([.A1781];9)=0);[.A1780]+[.A1781];&quot;&quot;)">
            <text:p/>
          </table:table-cell>
          <table:table-cell/>
        </table:table-row>
        <table:table-row table:style-name="ro1">
          <table:table-cell office:value-type="float" office:value="-731" calcext:value-type="float">
            <text:p>-731</text:p>
          </table:table-cell>
          <table:table-cell table:formula="of:=IF(AND(MOD([.A1781];9)=0;MOD([.A1782];9)=0);[.A1781]+[.A1782];&quot;&quot;)">
            <text:p/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IF(AND(MOD([.A1782];9)=0;MOD([.A1783];9)=0);[.A1782]+[.A1783];&quot;&quot;)">
            <text:p/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IF(AND(MOD([.A1783];9)=0;MOD([.A1784];9)=0);[.A1783]+[.A1784];&quot;&quot;)">
            <text:p/>
          </table:table-cell>
          <table:table-cell/>
        </table:table-row>
        <table:table-row table:style-name="ro1">
          <table:table-cell office:value-type="float" office:value="-245" calcext:value-type="float">
            <text:p>-245</text:p>
          </table:table-cell>
          <table:table-cell table:formula="of:=IF(AND(MOD([.A1784];9)=0;MOD([.A1785];9)=0);[.A1784]+[.A1785];&quot;&quot;)">
            <text:p/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IF(AND(MOD([.A1785];9)=0;MOD([.A1786];9)=0);[.A1785]+[.A1786];&quot;&quot;)">
            <text:p/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IF(AND(MOD([.A1786];9)=0;MOD([.A1787];9)=0);[.A1786]+[.A1787];&quot;&quot;)">
            <text:p/>
          </table:table-cell>
          <table:table-cell/>
        </table:table-row>
        <table:table-row table:style-name="ro1">
          <table:table-cell office:value-type="float" office:value="-711" calcext:value-type="float">
            <text:p>-711</text:p>
          </table:table-cell>
          <table:table-cell table:formula="of:=IF(AND(MOD([.A1787];9)=0;MOD([.A1788];9)=0);[.A1787]+[.A1788];&quot;&quot;)">
            <text:p/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IF(AND(MOD([.A1788];9)=0;MOD([.A1789];9)=0);[.A1788]+[.A1789];&quot;&quot;)">
            <text:p/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IF(AND(MOD([.A1789];9)=0;MOD([.A1790];9)=0);[.A1789]+[.A1790];&quot;&quot;)">
            <text:p/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IF(AND(MOD([.A1790];9)=0;MOD([.A1791];9)=0);[.A1790]+[.A1791];&quot;&quot;)">
            <text:p/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IF(AND(MOD([.A1791];9)=0;MOD([.A1792];9)=0);[.A1791]+[.A1792];&quot;&quot;)">
            <text:p/>
          </table:table-cell>
          <table:table-cell/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IF(AND(MOD([.A1792];9)=0;MOD([.A1793];9)=0);[.A1792]+[.A1793];&quot;&quot;)">
            <text:p/>
          </table:table-cell>
          <table:table-cell/>
        </table:table-row>
        <table:table-row table:style-name="ro1">
          <table:table-cell office:value-type="float" office:value="-379" calcext:value-type="float">
            <text:p>-379</text:p>
          </table:table-cell>
          <table:table-cell table:formula="of:=IF(AND(MOD([.A1793];9)=0;MOD([.A1794];9)=0);[.A1793]+[.A1794];&quot;&quot;)">
            <text:p/>
          </table:table-cell>
          <table:table-cell/>
        </table:table-row>
        <table:table-row table:style-name="ro1">
          <table:table-cell office:value-type="float" office:value="-297" calcext:value-type="float">
            <text:p>-297</text:p>
          </table:table-cell>
          <table:table-cell table:formula="of:=IF(AND(MOD([.A1794];9)=0;MOD([.A1795];9)=0);[.A1794]+[.A1795];&quot;&quot;)">
            <text:p/>
          </table:table-cell>
          <table:table-cell/>
        </table:table-row>
        <table:table-row table:style-name="ro1">
          <table:table-cell office:value-type="float" office:value="-690" calcext:value-type="float">
            <text:p>-690</text:p>
          </table:table-cell>
          <table:table-cell table:formula="of:=IF(AND(MOD([.A1795];9)=0;MOD([.A1796];9)=0);[.A1795]+[.A1796];&quot;&quot;)">
            <text:p/>
          </table:table-cell>
          <table:table-cell/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IF(AND(MOD([.A1796];9)=0;MOD([.A1797];9)=0);[.A1796]+[.A1797];&quot;&quot;)">
            <text:p/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IF(AND(MOD([.A1797];9)=0;MOD([.A1798];9)=0);[.A1797]+[.A1798];&quot;&quot;)" office:value-type="float" office:value="1116" calcext:value-type="float">
            <text:p>1116</text:p>
          </table:table-cell>
          <table:table-cell/>
        </table:table-row>
        <table:table-row table:style-name="ro1">
          <table:table-cell office:value-type="float" office:value="-686" calcext:value-type="float">
            <text:p>-686</text:p>
          </table:table-cell>
          <table:table-cell table:formula="of:=IF(AND(MOD([.A1798];9)=0;MOD([.A1799];9)=0);[.A1798]+[.A1799];&quot;&quot;)">
            <text:p/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IF(AND(MOD([.A1799];9)=0;MOD([.A1800];9)=0);[.A1799]+[.A1800];&quot;&quot;)">
            <text:p/>
          </table:table-cell>
          <table:table-cell/>
        </table:table-row>
        <table:table-row table:style-name="ro1">
          <table:table-cell office:value-type="float" office:value="-505" calcext:value-type="float">
            <text:p>-505</text:p>
          </table:table-cell>
          <table:table-cell table:formula="of:=IF(AND(MOD([.A1800];9)=0;MOD([.A1801];9)=0);[.A1800]+[.A1801];&quot;&quot;)">
            <text:p/>
          </table:table-cell>
          <table:table-cell/>
        </table:table-row>
        <table:table-row table:style-name="ro1">
          <table:table-cell office:value-type="float" office:value="-903" calcext:value-type="float">
            <text:p>-903</text:p>
          </table:table-cell>
          <table:table-cell table:formula="of:=IF(AND(MOD([.A1801];9)=0;MOD([.A1802];9)=0);[.A1801]+[.A1802];&quot;&quot;)">
            <text:p/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IF(AND(MOD([.A1802];9)=0;MOD([.A1803];9)=0);[.A1802]+[.A1803];&quot;&quot;)">
            <text:p/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IF(AND(MOD([.A1803];9)=0;MOD([.A1804];9)=0);[.A1803]+[.A1804];&quot;&quot;)">
            <text:p/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IF(AND(MOD([.A1804];9)=0;MOD([.A1805];9)=0);[.A1804]+[.A1805];&quot;&quot;)" office:value-type="float" office:value="1089" calcext:value-type="float">
            <text:p>1089</text:p>
          </table:table-cell>
          <table:table-cell/>
        </table:table-row>
        <table:table-row table:style-name="ro1">
          <table:table-cell office:value-type="float" office:value="-307" calcext:value-type="float">
            <text:p>-307</text:p>
          </table:table-cell>
          <table:table-cell table:formula="of:=IF(AND(MOD([.A1805];9)=0;MOD([.A1806];9)=0);[.A1805]+[.A1806];&quot;&quot;)">
            <text:p/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IF(AND(MOD([.A1806];9)=0;MOD([.A1807];9)=0);[.A1806]+[.A1807];&quot;&quot;)">
            <text:p/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IF(AND(MOD([.A1807];9)=0;MOD([.A1808];9)=0);[.A1807]+[.A1808];&quot;&quot;)">
            <text:p/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IF(AND(MOD([.A1808];9)=0;MOD([.A1809];9)=0);[.A1808]+[.A1809];&quot;&quot;)">
            <text:p/>
          </table:table-cell>
          <table:table-cell/>
        </table:table-row>
        <table:table-row table:style-name="ro1">
          <table:table-cell office:value-type="float" office:value="-29" calcext:value-type="float">
            <text:p>-29</text:p>
          </table:table-cell>
          <table:table-cell table:formula="of:=IF(AND(MOD([.A1809];9)=0;MOD([.A1810];9)=0);[.A1809]+[.A1810];&quot;&quot;)">
            <text:p/>
          </table:table-cell>
          <table:table-cell/>
        </table:table-row>
        <table:table-row table:style-name="ro1">
          <table:table-cell office:value-type="float" office:value="-500" calcext:value-type="float">
            <text:p>-500</text:p>
          </table:table-cell>
          <table:table-cell table:formula="of:=IF(AND(MOD([.A1810];9)=0;MOD([.A1811];9)=0);[.A1810]+[.A1811];&quot;&quot;)">
            <text:p/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IF(AND(MOD([.A1811];9)=0;MOD([.A1812];9)=0);[.A1811]+[.A1812];&quot;&quot;)">
            <text:p/>
          </table:table-cell>
          <table:table-cell/>
        </table:table-row>
        <table:table-row table:style-name="ro1">
          <table:table-cell office:value-type="float" office:value="-935" calcext:value-type="float">
            <text:p>-935</text:p>
          </table:table-cell>
          <table:table-cell table:formula="of:=IF(AND(MOD([.A1812];9)=0;MOD([.A1813];9)=0);[.A1812]+[.A1813];&quot;&quot;)">
            <text:p/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IF(AND(MOD([.A1813];9)=0;MOD([.A1814];9)=0);[.A1813]+[.A1814];&quot;&quot;)">
            <text:p/>
          </table:table-cell>
          <table:table-cell/>
        </table:table-row>
        <table:table-row table:style-name="ro1">
          <table:table-cell office:value-type="float" office:value="-578" calcext:value-type="float">
            <text:p>-578</text:p>
          </table:table-cell>
          <table:table-cell table:formula="of:=IF(AND(MOD([.A1814];9)=0;MOD([.A1815];9)=0);[.A1814]+[.A1815];&quot;&quot;)">
            <text:p/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IF(AND(MOD([.A1815];9)=0;MOD([.A1816];9)=0);[.A1815]+[.A1816];&quot;&quot;)">
            <text:p/>
          </table:table-cell>
          <table:table-cell/>
        </table:table-row>
        <table:table-row table:style-name="ro1">
          <table:table-cell office:value-type="float" office:value="-703" calcext:value-type="float">
            <text:p>-703</text:p>
          </table:table-cell>
          <table:table-cell table:formula="of:=IF(AND(MOD([.A1816];9)=0;MOD([.A1817];9)=0);[.A1816]+[.A1817];&quot;&quot;)">
            <text:p/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IF(AND(MOD([.A1817];9)=0;MOD([.A1818];9)=0);[.A1817]+[.A1818];&quot;&quot;)">
            <text:p/>
          </table:table-cell>
          <table:table-cell/>
        </table:table-row>
        <table:table-row table:style-name="ro1">
          <table:table-cell office:value-type="float" office:value="-899" calcext:value-type="float">
            <text:p>-899</text:p>
          </table:table-cell>
          <table:table-cell table:formula="of:=IF(AND(MOD([.A1818];9)=0;MOD([.A1819];9)=0);[.A1818]+[.A1819];&quot;&quot;)">
            <text:p/>
          </table:table-cell>
          <table:table-cell/>
        </table:table-row>
        <table:table-row table:style-name="ro1">
          <table:table-cell office:value-type="float" office:value="-796" calcext:value-type="float">
            <text:p>-796</text:p>
          </table:table-cell>
          <table:table-cell table:formula="of:=IF(AND(MOD([.A1819];9)=0;MOD([.A1820];9)=0);[.A1819]+[.A1820];&quot;&quot;)">
            <text:p/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AND(MOD([.A1820];9)=0;MOD([.A1821];9)=0);[.A1820]+[.A1821];&quot;&quot;)">
            <text:p/>
          </table:table-cell>
          <table:table-cell/>
        </table:table-row>
        <table:table-row table:style-name="ro1">
          <table:table-cell office:value-type="float" office:value="-263" calcext:value-type="float">
            <text:p>-263</text:p>
          </table:table-cell>
          <table:table-cell table:formula="of:=IF(AND(MOD([.A1821];9)=0;MOD([.A1822];9)=0);[.A1821]+[.A1822];&quot;&quot;)">
            <text:p/>
          </table:table-cell>
          <table:table-cell/>
        </table:table-row>
        <table:table-row table:style-name="ro1">
          <table:table-cell office:value-type="float" office:value="-186" calcext:value-type="float">
            <text:p>-186</text:p>
          </table:table-cell>
          <table:table-cell table:formula="of:=IF(AND(MOD([.A1822];9)=0;MOD([.A1823];9)=0);[.A1822]+[.A1823];&quot;&quot;)">
            <text:p/>
          </table:table-cell>
          <table:table-cell/>
        </table:table-row>
        <table:table-row table:style-name="ro1">
          <table:table-cell office:value-type="float" office:value="-807" calcext:value-type="float">
            <text:p>-807</text:p>
          </table:table-cell>
          <table:table-cell table:formula="of:=IF(AND(MOD([.A1823];9)=0;MOD([.A1824];9)=0);[.A1823]+[.A1824];&quot;&quot;)">
            <text:p/>
          </table:table-cell>
          <table:table-cell/>
        </table:table-row>
        <table:table-row table:style-name="ro1">
          <table:table-cell office:value-type="float" office:value="-394" calcext:value-type="float">
            <text:p>-394</text:p>
          </table:table-cell>
          <table:table-cell table:formula="of:=IF(AND(MOD([.A1824];9)=0;MOD([.A1825];9)=0);[.A1824]+[.A1825];&quot;&quot;)">
            <text:p/>
          </table:table-cell>
          <table:table-cell/>
        </table:table-row>
        <table:table-row table:style-name="ro1">
          <table:table-cell office:value-type="float" office:value="-679" calcext:value-type="float">
            <text:p>-679</text:p>
          </table:table-cell>
          <table:table-cell table:formula="of:=IF(AND(MOD([.A1825];9)=0;MOD([.A1826];9)=0);[.A1825]+[.A1826];&quot;&quot;)">
            <text:p/>
          </table:table-cell>
          <table:table-cell/>
        </table:table-row>
        <table:table-row table:style-name="ro1">
          <table:table-cell office:value-type="float" office:value="-516" calcext:value-type="float">
            <text:p>-516</text:p>
          </table:table-cell>
          <table:table-cell table:formula="of:=IF(AND(MOD([.A1826];9)=0;MOD([.A1827];9)=0);[.A1826]+[.A1827];&quot;&quot;)">
            <text:p/>
          </table:table-cell>
          <table:table-cell/>
        </table:table-row>
        <table:table-row table:style-name="ro1">
          <table:table-cell office:value-type="float" office:value="-371" calcext:value-type="float">
            <text:p>-371</text:p>
          </table:table-cell>
          <table:table-cell table:formula="of:=IF(AND(MOD([.A1827];9)=0;MOD([.A1828];9)=0);[.A1827]+[.A1828];&quot;&quot;)">
            <text:p/>
          </table:table-cell>
          <table:table-cell/>
        </table:table-row>
        <table:table-row table:style-name="ro1">
          <table:table-cell office:value-type="float" office:value="-290" calcext:value-type="float">
            <text:p>-290</text:p>
          </table:table-cell>
          <table:table-cell table:formula="of:=IF(AND(MOD([.A1828];9)=0;MOD([.A1829];9)=0);[.A1828]+[.A1829];&quot;&quot;)">
            <text:p/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IF(AND(MOD([.A1829];9)=0;MOD([.A1830];9)=0);[.A1829]+[.A1830];&quot;&quot;)">
            <text:p/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IF(AND(MOD([.A1830];9)=0;MOD([.A1831];9)=0);[.A1830]+[.A1831];&quot;&quot;)">
            <text:p/>
          </table:table-cell>
          <table:table-cell/>
        </table:table-row>
        <table:table-row table:style-name="ro1">
          <table:table-cell office:value-type="float" office:value="-597" calcext:value-type="float">
            <text:p>-597</text:p>
          </table:table-cell>
          <table:table-cell table:formula="of:=IF(AND(MOD([.A1831];9)=0;MOD([.A1832];9)=0);[.A1831]+[.A1832];&quot;&quot;)">
            <text:p/>
          </table:table-cell>
          <table:table-cell/>
        </table:table-row>
        <table:table-row table:style-name="ro1">
          <table:table-cell office:value-type="float" office:value="-499" calcext:value-type="float">
            <text:p>-499</text:p>
          </table:table-cell>
          <table:table-cell table:formula="of:=IF(AND(MOD([.A1832];9)=0;MOD([.A1833];9)=0);[.A1832]+[.A1833];&quot;&quot;)">
            <text:p/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IF(AND(MOD([.A1833];9)=0;MOD([.A1834];9)=0);[.A1833]+[.A1834];&quot;&quot;)">
            <text:p/>
          </table:table-cell>
          <table:table-cell/>
        </table:table-row>
        <table:table-row table:style-name="ro1">
          <table:table-cell office:value-type="float" office:value="-777" calcext:value-type="float">
            <text:p>-777</text:p>
          </table:table-cell>
          <table:table-cell table:formula="of:=IF(AND(MOD([.A1834];9)=0;MOD([.A1835];9)=0);[.A1834]+[.A1835];&quot;&quot;)">
            <text:p/>
          </table:table-cell>
          <table:table-cell/>
        </table:table-row>
        <table:table-row table:style-name="ro1">
          <table:table-cell office:value-type="float" office:value="-228" calcext:value-type="float">
            <text:p>-228</text:p>
          </table:table-cell>
          <table:table-cell table:formula="of:=IF(AND(MOD([.A1835];9)=0;MOD([.A1836];9)=0);[.A1835]+[.A1836];&quot;&quot;)">
            <text:p/>
          </table:table-cell>
          <table:table-cell/>
        </table:table-row>
        <table:table-row table:style-name="ro1">
          <table:table-cell office:value-type="float" office:value="-10" calcext:value-type="float">
            <text:p>-10</text:p>
          </table:table-cell>
          <table:table-cell table:formula="of:=IF(AND(MOD([.A1836];9)=0;MOD([.A1837];9)=0);[.A1836]+[.A1837];&quot;&quot;)">
            <text:p/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IF(AND(MOD([.A1837];9)=0;MOD([.A1838];9)=0);[.A1837]+[.A1838];&quot;&quot;)">
            <text:p/>
          </table:table-cell>
          <table:table-cell/>
        </table:table-row>
        <table:table-row table:style-name="ro1">
          <table:table-cell office:value-type="float" office:value="-107" calcext:value-type="float">
            <text:p>-107</text:p>
          </table:table-cell>
          <table:table-cell table:formula="of:=IF(AND(MOD([.A1838];9)=0;MOD([.A1839];9)=0);[.A1838]+[.A1839];&quot;&quot;)">
            <text:p/>
          </table:table-cell>
          <table:table-cell/>
        </table:table-row>
        <table:table-row table:style-name="ro1">
          <table:table-cell office:value-type="float" office:value="-18" calcext:value-type="float">
            <text:p>-18</text:p>
          </table:table-cell>
          <table:table-cell table:formula="of:=IF(AND(MOD([.A1839];9)=0;MOD([.A1840];9)=0);[.A1839]+[.A1840];&quot;&quot;)">
            <text:p/>
          </table:table-cell>
          <table:table-cell/>
        </table:table-row>
        <table:table-row table:style-name="ro1">
          <table:table-cell office:value-type="float" office:value="-844" calcext:value-type="float">
            <text:p>-844</text:p>
          </table:table-cell>
          <table:table-cell table:formula="of:=IF(AND(MOD([.A1840];9)=0;MOD([.A1841];9)=0);[.A1840]+[.A1841];&quot;&quot;)">
            <text:p/>
          </table:table-cell>
          <table:table-cell/>
        </table:table-row>
        <table:table-row table:style-name="ro1">
          <table:table-cell office:value-type="float" office:value="-862" calcext:value-type="float">
            <text:p>-862</text:p>
          </table:table-cell>
          <table:table-cell table:formula="of:=IF(AND(MOD([.A1841];9)=0;MOD([.A1842];9)=0);[.A1841]+[.A1842];&quot;&quot;)">
            <text:p/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IF(AND(MOD([.A1842];9)=0;MOD([.A1843];9)=0);[.A1842]+[.A1843];&quot;&quot;)">
            <text:p/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AND(MOD([.A1843];9)=0;MOD([.A1844];9)=0);[.A1843]+[.A1844];&quot;&quot;)">
            <text:p/>
          </table:table-cell>
          <table:table-cell/>
        </table:table-row>
        <table:table-row table:style-name="ro1">
          <table:table-cell office:value-type="float" office:value="-446" calcext:value-type="float">
            <text:p>-446</text:p>
          </table:table-cell>
          <table:table-cell table:formula="of:=IF(AND(MOD([.A1844];9)=0;MOD([.A1845];9)=0);[.A1844]+[.A1845];&quot;&quot;)">
            <text:p/>
          </table:table-cell>
          <table:table-cell/>
        </table:table-row>
        <table:table-row table:style-name="ro1">
          <table:table-cell office:value-type="float" office:value="-81" calcext:value-type="float">
            <text:p>-81</text:p>
          </table:table-cell>
          <table:table-cell table:formula="of:=IF(AND(MOD([.A1845];9)=0;MOD([.A1846];9)=0);[.A1845]+[.A1846];&quot;&quot;)">
            <text:p/>
          </table:table-cell>
          <table:table-cell/>
        </table:table-row>
        <table:table-row table:style-name="ro1">
          <table:table-cell office:value-type="float" office:value="-446" calcext:value-type="float">
            <text:p>-446</text:p>
          </table:table-cell>
          <table:table-cell table:formula="of:=IF(AND(MOD([.A1846];9)=0;MOD([.A1847];9)=0);[.A1846]+[.A1847];&quot;&quot;)">
            <text:p/>
          </table:table-cell>
          <table:table-cell/>
        </table:table-row>
        <table:table-row table:style-name="ro1">
          <table:table-cell office:value-type="float" office:value="-196" calcext:value-type="float">
            <text:p>-196</text:p>
          </table:table-cell>
          <table:table-cell table:formula="of:=IF(AND(MOD([.A1847];9)=0;MOD([.A1848];9)=0);[.A1847]+[.A1848];&quot;&quot;)">
            <text:p/>
          </table:table-cell>
          <table:table-cell/>
        </table:table-row>
        <table:table-row table:style-name="ro1">
          <table:table-cell office:value-type="float" office:value="-712" calcext:value-type="float">
            <text:p>-712</text:p>
          </table:table-cell>
          <table:table-cell table:formula="of:=IF(AND(MOD([.A1848];9)=0;MOD([.A1849];9)=0);[.A1848]+[.A1849];&quot;&quot;)">
            <text:p/>
          </table:table-cell>
          <table:table-cell/>
        </table:table-row>
        <table:table-row table:style-name="ro1">
          <table:table-cell office:value-type="float" office:value="-499" calcext:value-type="float">
            <text:p>-499</text:p>
          </table:table-cell>
          <table:table-cell table:formula="of:=IF(AND(MOD([.A1849];9)=0;MOD([.A1850];9)=0);[.A1849]+[.A1850];&quot;&quot;)">
            <text:p/>
          </table:table-cell>
          <table:table-cell/>
        </table:table-row>
        <table:table-row table:style-name="ro1">
          <table:table-cell office:value-type="float" office:value="-703" calcext:value-type="float">
            <text:p>-703</text:p>
          </table:table-cell>
          <table:table-cell table:formula="of:=IF(AND(MOD([.A1850];9)=0;MOD([.A1851];9)=0);[.A1850]+[.A1851];&quot;&quot;)">
            <text:p/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IF(AND(MOD([.A1851];9)=0;MOD([.A1852];9)=0);[.A1851]+[.A1852];&quot;&quot;)">
            <text:p/>
          </table:table-cell>
          <table:table-cell/>
        </table:table-row>
        <table:table-row table:style-name="ro1">
          <table:table-cell office:value-type="float" office:value="-125" calcext:value-type="float">
            <text:p>-125</text:p>
          </table:table-cell>
          <table:table-cell table:formula="of:=IF(AND(MOD([.A1852];9)=0;MOD([.A1853];9)=0);[.A1852]+[.A1853];&quot;&quot;)">
            <text:p/>
          </table:table-cell>
          <table:table-cell/>
        </table:table-row>
        <table:table-row table:style-name="ro1">
          <table:table-cell office:value-type="float" office:value="-615" calcext:value-type="float">
            <text:p>-615</text:p>
          </table:table-cell>
          <table:table-cell table:formula="of:=IF(AND(MOD([.A1853];9)=0;MOD([.A1854];9)=0);[.A1853]+[.A1854];&quot;&quot;)">
            <text:p/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IF(AND(MOD([.A1854];9)=0;MOD([.A1855];9)=0);[.A1854]+[.A1855];&quot;&quot;)">
            <text:p/>
          </table:table-cell>
          <table:table-cell/>
        </table:table-row>
        <table:table-row table:style-name="ro1">
          <table:table-cell office:value-type="float" office:value="-369" calcext:value-type="float">
            <text:p>-369</text:p>
          </table:table-cell>
          <table:table-cell table:formula="of:=IF(AND(MOD([.A1855];9)=0;MOD([.A1856];9)=0);[.A1855]+[.A1856];&quot;&quot;)">
            <text:p/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IF(AND(MOD([.A1856];9)=0;MOD([.A1857];9)=0);[.A1856]+[.A1857];&quot;&quot;)">
            <text:p/>
          </table:table-cell>
          <table:table-cell/>
        </table:table-row>
        <table:table-row table:style-name="ro1">
          <table:table-cell office:value-type="float" office:value="-677" calcext:value-type="float">
            <text:p>-677</text:p>
          </table:table-cell>
          <table:table-cell table:formula="of:=IF(AND(MOD([.A1857];9)=0;MOD([.A1858];9)=0);[.A1857]+[.A1858];&quot;&quot;)">
            <text:p/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IF(AND(MOD([.A1858];9)=0;MOD([.A1859];9)=0);[.A1858]+[.A1859];&quot;&quot;)">
            <text:p/>
          </table:table-cell>
          <table:table-cell/>
        </table:table-row>
        <table:table-row table:style-name="ro1">
          <table:table-cell office:value-type="float" office:value="-839" calcext:value-type="float">
            <text:p>-839</text:p>
          </table:table-cell>
          <table:table-cell table:formula="of:=IF(AND(MOD([.A1859];9)=0;MOD([.A1860];9)=0);[.A1859]+[.A1860];&quot;&quot;)">
            <text:p/>
          </table:table-cell>
          <table:table-cell/>
        </table:table-row>
        <table:table-row table:style-name="ro1">
          <table:table-cell office:value-type="float" office:value="-732" calcext:value-type="float">
            <text:p>-732</text:p>
          </table:table-cell>
          <table:table-cell table:formula="of:=IF(AND(MOD([.A1860];9)=0;MOD([.A1861];9)=0);[.A1860]+[.A1861];&quot;&quot;)">
            <text:p/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IF(AND(MOD([.A1861];9)=0;MOD([.A1862];9)=0);[.A1861]+[.A1862];&quot;&quot;)">
            <text:p/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AND(MOD([.A1862];9)=0;MOD([.A1863];9)=0);[.A1862]+[.A1863];&quot;&quot;)">
            <text:p/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IF(AND(MOD([.A1863];9)=0;MOD([.A1864];9)=0);[.A1863]+[.A1864];&quot;&quot;)">
            <text:p/>
          </table:table-cell>
          <table:table-cell/>
        </table:table-row>
        <table:table-row table:style-name="ro1">
          <table:table-cell office:value-type="float" office:value="-385" calcext:value-type="float">
            <text:p>-385</text:p>
          </table:table-cell>
          <table:table-cell table:formula="of:=IF(AND(MOD([.A1864];9)=0;MOD([.A1865];9)=0);[.A1864]+[.A1865];&quot;&quot;)">
            <text:p/>
          </table:table-cell>
          <table:table-cell/>
        </table:table-row>
        <table:table-row table:style-name="ro1">
          <table:table-cell office:value-type="float" office:value="-491" calcext:value-type="float">
            <text:p>-491</text:p>
          </table:table-cell>
          <table:table-cell table:formula="of:=IF(AND(MOD([.A1865];9)=0;MOD([.A1866];9)=0);[.A1865]+[.A1866];&quot;&quot;)">
            <text:p/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IF(AND(MOD([.A1866];9)=0;MOD([.A1867];9)=0);[.A1866]+[.A1867];&quot;&quot;)">
            <text:p/>
          </table:table-cell>
          <table:table-cell/>
        </table:table-row>
        <table:table-row table:style-name="ro1">
          <table:table-cell office:value-type="float" office:value="-845" calcext:value-type="float">
            <text:p>-845</text:p>
          </table:table-cell>
          <table:table-cell table:formula="of:=IF(AND(MOD([.A1867];9)=0;MOD([.A1868];9)=0);[.A1867]+[.A1868];&quot;&quot;)">
            <text:p/>
          </table:table-cell>
          <table:table-cell/>
        </table:table-row>
        <table:table-row table:style-name="ro1">
          <table:table-cell office:value-type="float" office:value="-751" calcext:value-type="float">
            <text:p>-751</text:p>
          </table:table-cell>
          <table:table-cell table:formula="of:=IF(AND(MOD([.A1868];9)=0;MOD([.A1869];9)=0);[.A1868]+[.A1869];&quot;&quot;)">
            <text:p/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IF(AND(MOD([.A1869];9)=0;MOD([.A1870];9)=0);[.A1869]+[.A1870];&quot;&quot;)">
            <text:p/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IF(AND(MOD([.A1870];9)=0;MOD([.A1871];9)=0);[.A1870]+[.A1871];&quot;&quot;)">
            <text:p/>
          </table:table-cell>
          <table:table-cell/>
        </table:table-row>
        <table:table-row table:style-name="ro1">
          <table:table-cell office:value-type="float" office:value="-658" calcext:value-type="float">
            <text:p>-658</text:p>
          </table:table-cell>
          <table:table-cell table:formula="of:=IF(AND(MOD([.A1871];9)=0;MOD([.A1872];9)=0);[.A1871]+[.A1872];&quot;&quot;)">
            <text:p/>
          </table:table-cell>
          <table:table-cell/>
        </table:table-row>
        <table:table-row table:style-name="ro1">
          <table:table-cell office:value-type="float" office:value="-874" calcext:value-type="float">
            <text:p>-874</text:p>
          </table:table-cell>
          <table:table-cell table:formula="of:=IF(AND(MOD([.A1872];9)=0;MOD([.A1873];9)=0);[.A1872]+[.A1873];&quot;&quot;)">
            <text:p/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IF(AND(MOD([.A1873];9)=0;MOD([.A1874];9)=0);[.A1873]+[.A1874];&quot;&quot;)">
            <text:p/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IF(AND(MOD([.A1874];9)=0;MOD([.A1875];9)=0);[.A1874]+[.A1875];&quot;&quot;)">
            <text:p/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IF(AND(MOD([.A1875];9)=0;MOD([.A1876];9)=0);[.A1875]+[.A1876];&quot;&quot;)">
            <text:p/>
          </table:table-cell>
          <table:table-cell/>
        </table:table-row>
        <table:table-row table:style-name="ro1">
          <table:table-cell office:value-type="float" office:value="-894" calcext:value-type="float">
            <text:p>-894</text:p>
          </table:table-cell>
          <table:table-cell table:formula="of:=IF(AND(MOD([.A1876];9)=0;MOD([.A1877];9)=0);[.A1876]+[.A1877];&quot;&quot;)">
            <text:p/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IF(AND(MOD([.A1877];9)=0;MOD([.A1878];9)=0);[.A1877]+[.A1878];&quot;&quot;)">
            <text:p/>
          </table:table-cell>
          <table:table-cell/>
        </table:table-row>
        <table:table-row table:style-name="ro1">
          <table:table-cell office:value-type="float" office:value="-956" calcext:value-type="float">
            <text:p>-956</text:p>
          </table:table-cell>
          <table:table-cell table:formula="of:=IF(AND(MOD([.A1878];9)=0;MOD([.A1879];9)=0);[.A1878]+[.A1879];&quot;&quot;)">
            <text:p/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IF(AND(MOD([.A1879];9)=0;MOD([.A1880];9)=0);[.A1879]+[.A1880];&quot;&quot;)">
            <text:p/>
          </table:table-cell>
          <table:table-cell/>
        </table:table-row>
        <table:table-row table:style-name="ro1">
          <table:table-cell office:value-type="float" office:value="-656" calcext:value-type="float">
            <text:p>-656</text:p>
          </table:table-cell>
          <table:table-cell table:formula="of:=IF(AND(MOD([.A1880];9)=0;MOD([.A1881];9)=0);[.A1880]+[.A1881];&quot;&quot;)">
            <text:p/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IF(AND(MOD([.A1881];9)=0;MOD([.A1882];9)=0);[.A1881]+[.A1882];&quot;&quot;)">
            <text:p/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IF(AND(MOD([.A1882];9)=0;MOD([.A1883];9)=0);[.A1882]+[.A1883];&quot;&quot;)">
            <text:p/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IF(AND(MOD([.A1883];9)=0;MOD([.A1884];9)=0);[.A1883]+[.A1884];&quot;&quot;)">
            <text:p/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IF(AND(MOD([.A1884];9)=0;MOD([.A1885];9)=0);[.A1884]+[.A1885];&quot;&quot;)">
            <text:p/>
          </table:table-cell>
          <table:table-cell/>
        </table:table-row>
        <table:table-row table:style-name="ro1">
          <table:table-cell office:value-type="float" office:value="-282" calcext:value-type="float">
            <text:p>-282</text:p>
          </table:table-cell>
          <table:table-cell table:formula="of:=IF(AND(MOD([.A1885];9)=0;MOD([.A1886];9)=0);[.A1885]+[.A1886];&quot;&quot;)">
            <text:p/>
          </table:table-cell>
          <table:table-cell/>
        </table:table-row>
        <table:table-row table:style-name="ro1">
          <table:table-cell office:value-type="float" office:value="-329" calcext:value-type="float">
            <text:p>-329</text:p>
          </table:table-cell>
          <table:table-cell table:formula="of:=IF(AND(MOD([.A1886];9)=0;MOD([.A1887];9)=0);[.A1886]+[.A1887];&quot;&quot;)">
            <text:p/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IF(AND(MOD([.A1887];9)=0;MOD([.A1888];9)=0);[.A1887]+[.A1888];&quot;&quot;)">
            <text:p/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IF(AND(MOD([.A1888];9)=0;MOD([.A1889];9)=0);[.A1888]+[.A1889];&quot;&quot;)">
            <text:p/>
          </table:table-cell>
          <table:table-cell/>
        </table:table-row>
        <table:table-row table:style-name="ro1">
          <table:table-cell office:value-type="float" office:value="-348" calcext:value-type="float">
            <text:p>-348</text:p>
          </table:table-cell>
          <table:table-cell table:formula="of:=IF(AND(MOD([.A1889];9)=0;MOD([.A1890];9)=0);[.A1889]+[.A1890];&quot;&quot;)">
            <text:p/>
          </table:table-cell>
          <table:table-cell/>
        </table:table-row>
        <table:table-row table:style-name="ro1">
          <table:table-cell office:value-type="float" office:value="-829" calcext:value-type="float">
            <text:p>-829</text:p>
          </table:table-cell>
          <table:table-cell table:formula="of:=IF(AND(MOD([.A1890];9)=0;MOD([.A1891];9)=0);[.A1890]+[.A1891];&quot;&quot;)">
            <text:p/>
          </table:table-cell>
          <table:table-cell/>
        </table:table-row>
        <table:table-row table:style-name="ro1">
          <table:table-cell office:value-type="float" office:value="-392" calcext:value-type="float">
            <text:p>-392</text:p>
          </table:table-cell>
          <table:table-cell table:formula="of:=IF(AND(MOD([.A1891];9)=0;MOD([.A1892];9)=0);[.A1891]+[.A1892];&quot;&quot;)">
            <text:p/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IF(AND(MOD([.A1892];9)=0;MOD([.A1893];9)=0);[.A1892]+[.A1893];&quot;&quot;)">
            <text:p/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IF(AND(MOD([.A1893];9)=0;MOD([.A1894];9)=0);[.A1893]+[.A1894];&quot;&quot;)">
            <text:p/>
          </table:table-cell>
          <table:table-cell/>
        </table:table-row>
        <table:table-row table:style-name="ro1">
          <table:table-cell office:value-type="float" office:value="-331" calcext:value-type="float">
            <text:p>-331</text:p>
          </table:table-cell>
          <table:table-cell table:formula="of:=IF(AND(MOD([.A1894];9)=0;MOD([.A1895];9)=0);[.A1894]+[.A1895];&quot;&quot;)">
            <text:p/>
          </table:table-cell>
          <table:table-cell/>
        </table:table-row>
        <table:table-row table:style-name="ro1">
          <table:table-cell office:value-type="float" office:value="-143" calcext:value-type="float">
            <text:p>-143</text:p>
          </table:table-cell>
          <table:table-cell table:formula="of:=IF(AND(MOD([.A1895];9)=0;MOD([.A1896];9)=0);[.A1895]+[.A1896];&quot;&quot;)">
            <text:p/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IF(AND(MOD([.A1896];9)=0;MOD([.A1897];9)=0);[.A1896]+[.A1897];&quot;&quot;)">
            <text:p/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IF(AND(MOD([.A1897];9)=0;MOD([.A1898];9)=0);[.A1897]+[.A1898];&quot;&quot;)">
            <text:p/>
          </table:table-cell>
          <table:table-cell/>
        </table:table-row>
        <table:table-row table:style-name="ro1">
          <table:table-cell office:value-type="float" office:value="-281" calcext:value-type="float">
            <text:p>-281</text:p>
          </table:table-cell>
          <table:table-cell table:formula="of:=IF(AND(MOD([.A1898];9)=0;MOD([.A1899];9)=0);[.A1898]+[.A1899];&quot;&quot;)">
            <text:p/>
          </table:table-cell>
          <table:table-cell/>
        </table:table-row>
        <table:table-row table:style-name="ro1">
          <table:table-cell office:value-type="float" office:value="-236" calcext:value-type="float">
            <text:p>-236</text:p>
          </table:table-cell>
          <table:table-cell table:formula="of:=IF(AND(MOD([.A1899];9)=0;MOD([.A1900];9)=0);[.A1899]+[.A1900];&quot;&quot;)">
            <text:p/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IF(AND(MOD([.A1900];9)=0;MOD([.A1901];9)=0);[.A1900]+[.A1901];&quot;&quot;)">
            <text:p/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IF(AND(MOD([.A1901];9)=0;MOD([.A1902];9)=0);[.A1901]+[.A1902];&quot;&quot;)">
            <text:p/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IF(AND(MOD([.A1902];9)=0;MOD([.A1903];9)=0);[.A1902]+[.A1903];&quot;&quot;)">
            <text:p/>
          </table:table-cell>
          <table:table-cell/>
        </table:table-row>
        <table:table-row table:style-name="ro1">
          <table:table-cell office:value-type="float" office:value="-712" calcext:value-type="float">
            <text:p>-712</text:p>
          </table:table-cell>
          <table:table-cell table:formula="of:=IF(AND(MOD([.A1903];9)=0;MOD([.A1904];9)=0);[.A1903]+[.A1904];&quot;&quot;)">
            <text:p/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IF(AND(MOD([.A1904];9)=0;MOD([.A1905];9)=0);[.A1904]+[.A1905];&quot;&quot;)">
            <text:p/>
          </table:table-cell>
          <table:table-cell/>
        </table:table-row>
        <table:table-row table:style-name="ro1">
          <table:table-cell office:value-type="float" office:value="-273" calcext:value-type="float">
            <text:p>-273</text:p>
          </table:table-cell>
          <table:table-cell table:formula="of:=IF(AND(MOD([.A1905];9)=0;MOD([.A1906];9)=0);[.A1905]+[.A1906];&quot;&quot;)">
            <text:p/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IF(AND(MOD([.A1906];9)=0;MOD([.A1907];9)=0);[.A1906]+[.A1907];&quot;&quot;)">
            <text:p/>
          </table:table-cell>
          <table:table-cell/>
        </table:table-row>
        <table:table-row table:style-name="ro1">
          <table:table-cell office:value-type="float" office:value="-707" calcext:value-type="float">
            <text:p>-707</text:p>
          </table:table-cell>
          <table:table-cell table:formula="of:=IF(AND(MOD([.A1907];9)=0;MOD([.A1908];9)=0);[.A1907]+[.A1908];&quot;&quot;)">
            <text:p/>
          </table:table-cell>
          <table:table-cell/>
        </table:table-row>
        <table:table-row table:style-name="ro1">
          <table:table-cell office:value-type="float" office:value="-906" calcext:value-type="float">
            <text:p>-906</text:p>
          </table:table-cell>
          <table:table-cell table:formula="of:=IF(AND(MOD([.A1908];9)=0;MOD([.A1909];9)=0);[.A1908]+[.A1909];&quot;&quot;)">
            <text:p/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IF(AND(MOD([.A1909];9)=0;MOD([.A1910];9)=0);[.A1909]+[.A1910];&quot;&quot;)">
            <text:p/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IF(AND(MOD([.A1910];9)=0;MOD([.A1911];9)=0);[.A1910]+[.A1911];&quot;&quot;)">
            <text:p/>
          </table:table-cell>
          <table:table-cell/>
        </table:table-row>
        <table:table-row table:style-name="ro1">
          <table:table-cell office:value-type="float" office:value="-696" calcext:value-type="float">
            <text:p>-696</text:p>
          </table:table-cell>
          <table:table-cell table:formula="of:=IF(AND(MOD([.A1911];9)=0;MOD([.A1912];9)=0);[.A1911]+[.A1912];&quot;&quot;)">
            <text:p/>
          </table:table-cell>
          <table:table-cell/>
        </table:table-row>
        <table:table-row table:style-name="ro1">
          <table:table-cell office:value-type="float" office:value="-182" calcext:value-type="float">
            <text:p>-182</text:p>
          </table:table-cell>
          <table:table-cell table:formula="of:=IF(AND(MOD([.A1912];9)=0;MOD([.A1913];9)=0);[.A1912]+[.A1913];&quot;&quot;)">
            <text:p/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IF(AND(MOD([.A1913];9)=0;MOD([.A1914];9)=0);[.A1913]+[.A1914];&quot;&quot;)">
            <text:p/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IF(AND(MOD([.A1914];9)=0;MOD([.A1915];9)=0);[.A1914]+[.A1915];&quot;&quot;)">
            <text:p/>
          </table:table-cell>
          <table:table-cell/>
        </table:table-row>
        <table:table-row table:style-name="ro1">
          <table:table-cell office:value-type="float" office:value="-691" calcext:value-type="float">
            <text:p>-691</text:p>
          </table:table-cell>
          <table:table-cell table:formula="of:=IF(AND(MOD([.A1915];9)=0;MOD([.A1916];9)=0);[.A1915]+[.A1916];&quot;&quot;)">
            <text:p/>
          </table:table-cell>
          <table:table-cell/>
        </table:table-row>
        <table:table-row table:style-name="ro1">
          <table:table-cell office:value-type="float" office:value="-315" calcext:value-type="float">
            <text:p>-315</text:p>
          </table:table-cell>
          <table:table-cell table:formula="of:=IF(AND(MOD([.A1916];9)=0;MOD([.A1917];9)=0);[.A1916]+[.A1917];&quot;&quot;)">
            <text:p/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IF(AND(MOD([.A1917];9)=0;MOD([.A1918];9)=0);[.A1917]+[.A1918];&quot;&quot;)">
            <text:p/>
          </table:table-cell>
          <table:table-cell/>
        </table:table-row>
        <table:table-row table:style-name="ro1">
          <table:table-cell office:value-type="float" office:value="-764" calcext:value-type="float">
            <text:p>-764</text:p>
          </table:table-cell>
          <table:table-cell table:formula="of:=IF(AND(MOD([.A1918];9)=0;MOD([.A1919];9)=0);[.A1918]+[.A1919];&quot;&quot;)">
            <text:p/>
          </table:table-cell>
          <table:table-cell/>
        </table:table-row>
        <table:table-row table:style-name="ro1">
          <table:table-cell office:value-type="float" office:value="-842" calcext:value-type="float">
            <text:p>-842</text:p>
          </table:table-cell>
          <table:table-cell table:formula="of:=IF(AND(MOD([.A1919];9)=0;MOD([.A1920];9)=0);[.A1919]+[.A1920];&quot;&quot;)">
            <text:p/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IF(AND(MOD([.A1920];9)=0;MOD([.A1921];9)=0);[.A1920]+[.A1921];&quot;&quot;)">
            <text:p/>
          </table:table-cell>
          <table:table-cell/>
        </table:table-row>
        <table:table-row table:style-name="ro1">
          <table:table-cell office:value-type="float" office:value="-408" calcext:value-type="float">
            <text:p>-408</text:p>
          </table:table-cell>
          <table:table-cell table:formula="of:=IF(AND(MOD([.A1921];9)=0;MOD([.A1922];9)=0);[.A1921]+[.A1922];&quot;&quot;)">
            <text:p/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IF(AND(MOD([.A1922];9)=0;MOD([.A1923];9)=0);[.A1922]+[.A1923];&quot;&quot;)">
            <text:p/>
          </table:table-cell>
          <table:table-cell/>
        </table:table-row>
        <table:table-row table:style-name="ro1">
          <table:table-cell office:value-type="float" office:value="-833" calcext:value-type="float">
            <text:p>-833</text:p>
          </table:table-cell>
          <table:table-cell table:formula="of:=IF(AND(MOD([.A1923];9)=0;MOD([.A1924];9)=0);[.A1923]+[.A1924];&quot;&quot;)">
            <text:p/>
          </table:table-cell>
          <table:table-cell/>
        </table:table-row>
        <table:table-row table:style-name="ro1">
          <table:table-cell office:value-type="float" office:value="-408" calcext:value-type="float">
            <text:p>-408</text:p>
          </table:table-cell>
          <table:table-cell table:formula="of:=IF(AND(MOD([.A1924];9)=0;MOD([.A1925];9)=0);[.A1924]+[.A1925];&quot;&quot;)">
            <text:p/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IF(AND(MOD([.A1925];9)=0;MOD([.A1926];9)=0);[.A1925]+[.A1926];&quot;&quot;)">
            <text:p/>
          </table:table-cell>
          <table:table-cell/>
        </table:table-row>
        <table:table-row table:style-name="ro1">
          <table:table-cell office:value-type="float" office:value="-24" calcext:value-type="float">
            <text:p>-24</text:p>
          </table:table-cell>
          <table:table-cell table:formula="of:=IF(AND(MOD([.A1926];9)=0;MOD([.A1927];9)=0);[.A1926]+[.A1927];&quot;&quot;)">
            <text:p/>
          </table:table-cell>
          <table:table-cell/>
        </table:table-row>
        <table:table-row table:style-name="ro1">
          <table:table-cell office:value-type="float" office:value="-903" calcext:value-type="float">
            <text:p>-903</text:p>
          </table:table-cell>
          <table:table-cell table:formula="of:=IF(AND(MOD([.A1927];9)=0;MOD([.A1928];9)=0);[.A1927]+[.A1928];&quot;&quot;)">
            <text:p/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IF(AND(MOD([.A1928];9)=0;MOD([.A1929];9)=0);[.A1928]+[.A1929];&quot;&quot;)">
            <text:p/>
          </table:table-cell>
          <table:table-cell/>
        </table:table-row>
        <table:table-row table:style-name="ro1">
          <table:table-cell office:value-type="float" office:value="-578" calcext:value-type="float">
            <text:p>-578</text:p>
          </table:table-cell>
          <table:table-cell table:formula="of:=IF(AND(MOD([.A1929];9)=0;MOD([.A1930];9)=0);[.A1929]+[.A1930];&quot;&quot;)">
            <text:p/>
          </table:table-cell>
          <table:table-cell/>
        </table:table-row>
        <table:table-row table:style-name="ro1">
          <table:table-cell office:value-type="float" office:value="-566" calcext:value-type="float">
            <text:p>-566</text:p>
          </table:table-cell>
          <table:table-cell table:formula="of:=IF(AND(MOD([.A1930];9)=0;MOD([.A1931];9)=0);[.A1930]+[.A1931];&quot;&quot;)">
            <text:p/>
          </table:table-cell>
          <table:table-cell/>
        </table:table-row>
        <table:table-row table:style-name="ro1">
          <table:table-cell office:value-type="float" office:value="-224" calcext:value-type="float">
            <text:p>-224</text:p>
          </table:table-cell>
          <table:table-cell table:formula="of:=IF(AND(MOD([.A1931];9)=0;MOD([.A1932];9)=0);[.A1931]+[.A1932];&quot;&quot;)">
            <text:p/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IF(AND(MOD([.A1932];9)=0;MOD([.A1933];9)=0);[.A1932]+[.A1933];&quot;&quot;)">
            <text:p/>
          </table:table-cell>
          <table:table-cell/>
        </table:table-row>
        <table:table-row table:style-name="ro1">
          <table:table-cell office:value-type="float" office:value="-343" calcext:value-type="float">
            <text:p>-343</text:p>
          </table:table-cell>
          <table:table-cell table:formula="of:=IF(AND(MOD([.A1933];9)=0;MOD([.A1934];9)=0);[.A1933]+[.A1934];&quot;&quot;)">
            <text:p/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IF(AND(MOD([.A1934];9)=0;MOD([.A1935];9)=0);[.A1934]+[.A1935];&quot;&quot;)">
            <text:p/>
          </table:table-cell>
          <table:table-cell/>
        </table:table-row>
        <table:table-row table:style-name="ro1">
          <table:table-cell office:value-type="float" office:value="-951" calcext:value-type="float">
            <text:p>-951</text:p>
          </table:table-cell>
          <table:table-cell table:formula="of:=IF(AND(MOD([.A1935];9)=0;MOD([.A1936];9)=0);[.A1935]+[.A1936];&quot;&quot;)">
            <text:p/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AND(MOD([.A1936];9)=0;MOD([.A1937];9)=0);[.A1936]+[.A1937];&quot;&quot;)">
            <text:p/>
          </table:table-cell>
          <table:table-cell/>
        </table:table-row>
        <table:table-row table:style-name="ro1">
          <table:table-cell office:value-type="float" office:value="-529" calcext:value-type="float">
            <text:p>-529</text:p>
          </table:table-cell>
          <table:table-cell table:formula="of:=IF(AND(MOD([.A1937];9)=0;MOD([.A1938];9)=0);[.A1937]+[.A1938];&quot;&quot;)">
            <text:p/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IF(AND(MOD([.A1938];9)=0;MOD([.A1939];9)=0);[.A1938]+[.A1939];&quot;&quot;)">
            <text:p/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IF(AND(MOD([.A1939];9)=0;MOD([.A1940];9)=0);[.A1939]+[.A1940];&quot;&quot;)">
            <text:p/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IF(AND(MOD([.A1940];9)=0;MOD([.A1941];9)=0);[.A1940]+[.A1941];&quot;&quot;)">
            <text:p/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IF(AND(MOD([.A1941];9)=0;MOD([.A1942];9)=0);[.A1941]+[.A1942];&quot;&quot;)">
            <text:p/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IF(AND(MOD([.A1942];9)=0;MOD([.A1943];9)=0);[.A1942]+[.A1943];&quot;&quot;)">
            <text:p/>
          </table:table-cell>
          <table:table-cell/>
        </table:table-row>
        <table:table-row table:style-name="ro1">
          <table:table-cell office:value-type="float" office:value="-430" calcext:value-type="float">
            <text:p>-430</text:p>
          </table:table-cell>
          <table:table-cell table:formula="of:=IF(AND(MOD([.A1943];9)=0;MOD([.A1944];9)=0);[.A1943]+[.A1944];&quot;&quot;)">
            <text:p/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IF(AND(MOD([.A1944];9)=0;MOD([.A1945];9)=0);[.A1944]+[.A1945];&quot;&quot;)">
            <text:p/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IF(AND(MOD([.A1945];9)=0;MOD([.A1946];9)=0);[.A1945]+[.A1946];&quot;&quot;)">
            <text:p/>
          </table:table-cell>
          <table:table-cell/>
        </table:table-row>
        <table:table-row table:style-name="ro1">
          <table:table-cell office:value-type="float" office:value="-945" calcext:value-type="float">
            <text:p>-945</text:p>
          </table:table-cell>
          <table:table-cell table:formula="of:=IF(AND(MOD([.A1946];9)=0;MOD([.A1947];9)=0);[.A1946]+[.A1947];&quot;&quot;)">
            <text:p/>
          </table:table-cell>
          <table:table-cell/>
        </table:table-row>
        <table:table-row table:style-name="ro1">
          <table:table-cell office:value-type="float" office:value="-821" calcext:value-type="float">
            <text:p>-821</text:p>
          </table:table-cell>
          <table:table-cell table:formula="of:=IF(AND(MOD([.A1947];9)=0;MOD([.A1948];9)=0);[.A1947]+[.A1948];&quot;&quot;)">
            <text:p/>
          </table:table-cell>
          <table:table-cell/>
        </table:table-row>
        <table:table-row table:style-name="ro1">
          <table:table-cell office:value-type="float" office:value="-863" calcext:value-type="float">
            <text:p>-863</text:p>
          </table:table-cell>
          <table:table-cell table:formula="of:=IF(AND(MOD([.A1948];9)=0;MOD([.A1949];9)=0);[.A1948]+[.A1949];&quot;&quot;)">
            <text:p/>
          </table:table-cell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IF(AND(MOD([.A1949];9)=0;MOD([.A1950];9)=0);[.A1949]+[.A1950];&quot;&quot;)">
            <text:p/>
          </table:table-cell>
          <table:table-cell/>
        </table:table-row>
        <table:table-row table:style-name="ro1">
          <table:table-cell office:value-type="float" office:value="-472" calcext:value-type="float">
            <text:p>-472</text:p>
          </table:table-cell>
          <table:table-cell table:formula="of:=IF(AND(MOD([.A1950];9)=0;MOD([.A1951];9)=0);[.A1950]+[.A1951];&quot;&quot;)">
            <text:p/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IF(AND(MOD([.A1951];9)=0;MOD([.A1952];9)=0);[.A1951]+[.A1952];&quot;&quot;)">
            <text:p/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IF(AND(MOD([.A1952];9)=0;MOD([.A1953];9)=0);[.A1952]+[.A1953];&quot;&quot;)">
            <text:p/>
          </table:table-cell>
          <table:table-cell/>
        </table:table-row>
        <table:table-row table:style-name="ro1">
          <table:table-cell office:value-type="float" office:value="-140" calcext:value-type="float">
            <text:p>-140</text:p>
          </table:table-cell>
          <table:table-cell table:formula="of:=IF(AND(MOD([.A1953];9)=0;MOD([.A1954];9)=0);[.A1953]+[.A1954];&quot;&quot;)">
            <text:p/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IF(AND(MOD([.A1954];9)=0;MOD([.A1955];9)=0);[.A1954]+[.A1955];&quot;&quot;)">
            <text:p/>
          </table:table-cell>
          <table:table-cell/>
        </table:table-row>
        <table:table-row table:style-name="ro1">
          <table:table-cell office:value-type="float" office:value="-903" calcext:value-type="float">
            <text:p>-903</text:p>
          </table:table-cell>
          <table:table-cell table:formula="of:=IF(AND(MOD([.A1955];9)=0;MOD([.A1956];9)=0);[.A1955]+[.A1956];&quot;&quot;)">
            <text:p/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IF(AND(MOD([.A1956];9)=0;MOD([.A1957];9)=0);[.A1956]+[.A1957];&quot;&quot;)">
            <text:p/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IF(AND(MOD([.A1957];9)=0;MOD([.A1958];9)=0);[.A1957]+[.A1958];&quot;&quot;)">
            <text:p/>
          </table:table-cell>
          <table:table-cell/>
        </table:table-row>
        <table:table-row table:style-name="ro1">
          <table:table-cell office:value-type="float" office:value="-630" calcext:value-type="float">
            <text:p>-630</text:p>
          </table:table-cell>
          <table:table-cell table:formula="of:=IF(AND(MOD([.A1958];9)=0;MOD([.A1959];9)=0);[.A1958]+[.A1959];&quot;&quot;)">
            <text:p/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IF(AND(MOD([.A1959];9)=0;MOD([.A1960];9)=0);[.A1959]+[.A1960];&quot;&quot;)">
            <text:p/>
          </table:table-cell>
          <table:table-cell/>
        </table:table-row>
        <table:table-row table:style-name="ro1">
          <table:table-cell office:value-type="float" office:value="-403" calcext:value-type="float">
            <text:p>-403</text:p>
          </table:table-cell>
          <table:table-cell table:formula="of:=IF(AND(MOD([.A1960];9)=0;MOD([.A1961];9)=0);[.A1960]+[.A1961];&quot;&quot;)">
            <text:p/>
          </table:table-cell>
          <table:table-cell/>
        </table:table-row>
        <table:table-row table:style-name="ro1">
          <table:table-cell office:value-type="float" office:value="-349" calcext:value-type="float">
            <text:p>-349</text:p>
          </table:table-cell>
          <table:table-cell table:formula="of:=IF(AND(MOD([.A1961];9)=0;MOD([.A1962];9)=0);[.A1961]+[.A1962];&quot;&quot;)">
            <text:p/>
          </table:table-cell>
          <table:table-cell/>
        </table:table-row>
        <table:table-row table:style-name="ro1">
          <table:table-cell office:value-type="float" office:value="-328" calcext:value-type="float">
            <text:p>-328</text:p>
          </table:table-cell>
          <table:table-cell table:formula="of:=IF(AND(MOD([.A1962];9)=0;MOD([.A1963];9)=0);[.A1962]+[.A1963];&quot;&quot;)">
            <text:p/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IF(AND(MOD([.A1963];9)=0;MOD([.A1964];9)=0);[.A1963]+[.A1964];&quot;&quot;)">
            <text:p/>
          </table:table-cell>
          <table:table-cell/>
        </table:table-row>
        <table:table-row table:style-name="ro1">
          <table:table-cell office:value-type="float" office:value="-603" calcext:value-type="float">
            <text:p>-603</text:p>
          </table:table-cell>
          <table:table-cell table:formula="of:=IF(AND(MOD([.A1964];9)=0;MOD([.A1965];9)=0);[.A1964]+[.A1965];&quot;&quot;)">
            <text:p/>
          </table:table-cell>
          <table:table-cell/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IF(AND(MOD([.A1965];9)=0;MOD([.A1966];9)=0);[.A1965]+[.A1966];&quot;&quot;)">
            <text:p/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IF(AND(MOD([.A1966];9)=0;MOD([.A1967];9)=0);[.A1966]+[.A1967];&quot;&quot;)">
            <text:p/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IF(AND(MOD([.A1967];9)=0;MOD([.A1968];9)=0);[.A1967]+[.A1968];&quot;&quot;)">
            <text:p/>
          </table:table-cell>
          <table:table-cell/>
        </table:table-row>
        <table:table-row table:style-name="ro1">
          <table:table-cell office:value-type="float" office:value="-158" calcext:value-type="float">
            <text:p>-158</text:p>
          </table:table-cell>
          <table:table-cell table:formula="of:=IF(AND(MOD([.A1968];9)=0;MOD([.A1969];9)=0);[.A1968]+[.A1969];&quot;&quot;)">
            <text:p/>
          </table:table-cell>
          <table:table-cell/>
        </table:table-row>
        <table:table-row table:style-name="ro1">
          <table:table-cell office:value-type="float" office:value="-542" calcext:value-type="float">
            <text:p>-542</text:p>
          </table:table-cell>
          <table:table-cell table:formula="of:=IF(AND(MOD([.A1969];9)=0;MOD([.A1970];9)=0);[.A1969]+[.A1970];&quot;&quot;)">
            <text:p/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IF(AND(MOD([.A1970];9)=0;MOD([.A1971];9)=0);[.A1970]+[.A1971];&quot;&quot;)">
            <text:p/>
          </table:table-cell>
          <table:table-cell/>
        </table:table-row>
        <table:table-row table:style-name="ro1">
          <table:table-cell office:value-type="float" office:value="-521" calcext:value-type="float">
            <text:p>-521</text:p>
          </table:table-cell>
          <table:table-cell table:formula="of:=IF(AND(MOD([.A1971];9)=0;MOD([.A1972];9)=0);[.A1971]+[.A1972];&quot;&quot;)">
            <text:p/>
          </table:table-cell>
          <table:table-cell/>
        </table:table-row>
        <table:table-row table:style-name="ro1">
          <table:table-cell office:value-type="float" office:value="-713" calcext:value-type="float">
            <text:p>-713</text:p>
          </table:table-cell>
          <table:table-cell table:formula="of:=IF(AND(MOD([.A1972];9)=0;MOD([.A1973];9)=0);[.A1972]+[.A1973];&quot;&quot;)">
            <text:p/>
          </table:table-cell>
          <table:table-cell/>
        </table:table-row>
        <table:table-row table:style-name="ro1">
          <table:table-cell office:value-type="float" office:value="-736" calcext:value-type="float">
            <text:p>-736</text:p>
          </table:table-cell>
          <table:table-cell table:formula="of:=IF(AND(MOD([.A1973];9)=0;MOD([.A1974];9)=0);[.A1973]+[.A1974];&quot;&quot;)">
            <text:p/>
          </table:table-cell>
          <table:table-cell/>
        </table:table-row>
        <table:table-row table:style-name="ro1">
          <table:table-cell office:value-type="float" office:value="-929" calcext:value-type="float">
            <text:p>-929</text:p>
          </table:table-cell>
          <table:table-cell table:formula="of:=IF(AND(MOD([.A1974];9)=0;MOD([.A1975];9)=0);[.A1974]+[.A1975];&quot;&quot;)">
            <text:p/>
          </table:table-cell>
          <table:table-cell/>
        </table:table-row>
        <table:table-row table:style-name="ro1">
          <table:table-cell office:value-type="float" office:value="-641" calcext:value-type="float">
            <text:p>-641</text:p>
          </table:table-cell>
          <table:table-cell table:formula="of:=IF(AND(MOD([.A1975];9)=0;MOD([.A1976];9)=0);[.A1975]+[.A1976];&quot;&quot;)">
            <text:p/>
          </table:table-cell>
          <table:table-cell/>
        </table:table-row>
        <table:table-row table:style-name="ro1">
          <table:table-cell office:value-type="float" office:value="-290" calcext:value-type="float">
            <text:p>-290</text:p>
          </table:table-cell>
          <table:table-cell table:formula="of:=IF(AND(MOD([.A1976];9)=0;MOD([.A1977];9)=0);[.A1976]+[.A1977];&quot;&quot;)">
            <text:p/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IF(AND(MOD([.A1977];9)=0;MOD([.A1978];9)=0);[.A1977]+[.A1978];&quot;&quot;)">
            <text:p/>
          </table:table-cell>
          <table:table-cell/>
        </table:table-row>
        <table:table-row table:style-name="ro1">
          <table:table-cell office:value-type="float" office:value="-298" calcext:value-type="float">
            <text:p>-298</text:p>
          </table:table-cell>
          <table:table-cell table:formula="of:=IF(AND(MOD([.A1978];9)=0;MOD([.A1979];9)=0);[.A1978]+[.A1979];&quot;&quot;)">
            <text:p/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IF(AND(MOD([.A1979];9)=0;MOD([.A1980];9)=0);[.A1979]+[.A1980];&quot;&quot;)">
            <text:p/>
          </table:table-cell>
          <table:table-cell/>
        </table:table-row>
        <table:table-row table:style-name="ro1">
          <table:table-cell office:value-type="float" office:value="-404" calcext:value-type="float">
            <text:p>-404</text:p>
          </table:table-cell>
          <table:table-cell table:formula="of:=IF(AND(MOD([.A1980];9)=0;MOD([.A1981];9)=0);[.A1980]+[.A1981];&quot;&quot;)">
            <text:p/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IF(AND(MOD([.A1981];9)=0;MOD([.A1982];9)=0);[.A1981]+[.A1982];&quot;&quot;)">
            <text:p/>
          </table:table-cell>
          <table:table-cell/>
        </table:table-row>
        <table:table-row table:style-name="ro1">
          <table:table-cell office:value-type="float" office:value="-709" calcext:value-type="float">
            <text:p>-709</text:p>
          </table:table-cell>
          <table:table-cell table:formula="of:=IF(AND(MOD([.A1982];9)=0;MOD([.A1983];9)=0);[.A1982]+[.A1983];&quot;&quot;)">
            <text:p/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IF(AND(MOD([.A1983];9)=0;MOD([.A1984];9)=0);[.A1983]+[.A1984];&quot;&quot;)">
            <text:p/>
          </table:table-cell>
          <table:table-cell/>
        </table:table-row>
        <table:table-row table:style-name="ro1">
          <table:table-cell office:value-type="float" office:value="-766" calcext:value-type="float">
            <text:p>-766</text:p>
          </table:table-cell>
          <table:table-cell table:formula="of:=IF(AND(MOD([.A1984];9)=0;MOD([.A1985];9)=0);[.A1984]+[.A1985];&quot;&quot;)">
            <text:p/>
          </table:table-cell>
          <table:table-cell/>
        </table:table-row>
        <table:table-row table:style-name="ro1">
          <table:table-cell office:value-type="float" office:value="-542" calcext:value-type="float">
            <text:p>-542</text:p>
          </table:table-cell>
          <table:table-cell table:formula="of:=IF(AND(MOD([.A1985];9)=0;MOD([.A1986];9)=0);[.A1985]+[.A1986];&quot;&quot;)">
            <text:p/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IF(AND(MOD([.A1986];9)=0;MOD([.A1987];9)=0);[.A1986]+[.A1987];&quot;&quot;)">
            <text:p/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IF(AND(MOD([.A1987];9)=0;MOD([.A1988];9)=0);[.A1987]+[.A1988];&quot;&quot;)">
            <text:p/>
          </table:table-cell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IF(AND(MOD([.A1988];9)=0;MOD([.A1989];9)=0);[.A1988]+[.A1989];&quot;&quot;)">
            <text:p/>
          </table:table-cell>
          <table:table-cell/>
        </table:table-row>
        <table:table-row table:style-name="ro1">
          <table:table-cell office:value-type="float" office:value="-649" calcext:value-type="float">
            <text:p>-649</text:p>
          </table:table-cell>
          <table:table-cell table:formula="of:=IF(AND(MOD([.A1989];9)=0;MOD([.A1990];9)=0);[.A1989]+[.A1990];&quot;&quot;)">
            <text:p/>
          </table:table-cell>
          <table:table-cell/>
        </table:table-row>
        <table:table-row table:style-name="ro1">
          <table:table-cell office:value-type="float" office:value="-858" calcext:value-type="float">
            <text:p>-858</text:p>
          </table:table-cell>
          <table:table-cell table:formula="of:=IF(AND(MOD([.A1990];9)=0;MOD([.A1991];9)=0);[.A1990]+[.A1991];&quot;&quot;)">
            <text:p/>
          </table:table-cell>
          <table:table-cell/>
        </table:table-row>
        <table:table-row table:style-name="ro1">
          <table:table-cell office:value-type="float" office:value="-467" calcext:value-type="float">
            <text:p>-467</text:p>
          </table:table-cell>
          <table:table-cell table:formula="of:=IF(AND(MOD([.A1991];9)=0;MOD([.A1992];9)=0);[.A1991]+[.A1992];&quot;&quot;)">
            <text:p/>
          </table:table-cell>
          <table:table-cell/>
        </table:table-row>
        <table:table-row table:style-name="ro1">
          <table:table-cell office:value-type="float" office:value="-492" calcext:value-type="float">
            <text:p>-492</text:p>
          </table:table-cell>
          <table:table-cell table:formula="of:=IF(AND(MOD([.A1992];9)=0;MOD([.A1993];9)=0);[.A1992]+[.A1993];&quot;&quot;)">
            <text:p/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IF(AND(MOD([.A1993];9)=0;MOD([.A1994];9)=0);[.A1993]+[.A1994];&quot;&quot;)">
            <text:p/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IF(AND(MOD([.A1994];9)=0;MOD([.A1995];9)=0);[.A1994]+[.A1995];&quot;&quot;)">
            <text:p/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IF(AND(MOD([.A1995];9)=0;MOD([.A1996];9)=0);[.A1995]+[.A1996];&quot;&quot;)">
            <text:p/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IF(AND(MOD([.A1996];9)=0;MOD([.A1997];9)=0);[.A1996]+[.A1997];&quot;&quot;)">
            <text:p/>
          </table:table-cell>
          <table:table-cell/>
        </table:table-row>
        <table:table-row table:style-name="ro1">
          <table:table-cell office:value-type="float" office:value="-585" calcext:value-type="float">
            <text:p>-585</text:p>
          </table:table-cell>
          <table:table-cell table:formula="of:=IF(AND(MOD([.A1997];9)=0;MOD([.A1998];9)=0);[.A1997]+[.A1998];&quot;&quot;)">
            <text:p/>
          </table:table-cell>
          <table:table-cell/>
        </table:table-row>
        <table:table-row table:style-name="ro1">
          <table:table-cell office:value-type="float" office:value="-563" calcext:value-type="float">
            <text:p>-563</text:p>
          </table:table-cell>
          <table:table-cell table:formula="of:=IF(AND(MOD([.A1998];9)=0;MOD([.A1999];9)=0);[.A1998]+[.A1999];&quot;&quot;)">
            <text:p/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IF(AND(MOD([.A1999];9)=0;MOD([.A2000];9)=0);[.A1999]+[.A2000];&quot;&quot;)">
            <text:p/>
          </table:table-cell>
          <table:table-cell/>
        </table:table-row>
        <table:table-row table:style-name="ro1">
          <table:table-cell office:value-type="float" office:value="-845" calcext:value-type="float">
            <text:p>-845</text:p>
          </table:table-cell>
          <table:table-cell table:formula="of:=IF(AND(MOD([.A2000];9)=0;MOD([.A2001];9)=0);[.A2000]+[.A2001];&quot;&quot;)">
            <text:p/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IF(AND(MOD([.A2001];9)=0;MOD([.A2002];9)=0);[.A2001]+[.A2002];&quot;&quot;)">
            <text:p/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IF(AND(MOD([.A2002];9)=0;MOD([.A2003];9)=0);[.A2002]+[.A2003];&quot;&quot;)">
            <text:p/>
          </table:table-cell>
          <table:table-cell/>
        </table:table-row>
        <table:table-row table:style-name="ro1">
          <table:table-cell office:value-type="float" office:value="-382" calcext:value-type="float">
            <text:p>-382</text:p>
          </table:table-cell>
          <table:table-cell table:formula="of:=IF(AND(MOD([.A2003];9)=0;MOD([.A2004];9)=0);[.A2003]+[.A2004];&quot;&quot;)">
            <text:p/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IF(AND(MOD([.A2004];9)=0;MOD([.A2005];9)=0);[.A2004]+[.A2005];&quot;&quot;)">
            <text:p/>
          </table:table-cell>
          <table:table-cell/>
        </table:table-row>
        <table:table-row table:style-name="ro1">
          <table:table-cell office:value-type="float" office:value="-666" calcext:value-type="float">
            <text:p>-666</text:p>
          </table:table-cell>
          <table:table-cell table:formula="of:=IF(AND(MOD([.A2005];9)=0;MOD([.A2006];9)=0);[.A2005]+[.A2006];&quot;&quot;)">
            <text:p/>
          </table:table-cell>
          <table:table-cell/>
        </table:table-row>
        <table:table-row table:style-name="ro1">
          <table:table-cell office:value-type="float" office:value="-605" calcext:value-type="float">
            <text:p>-605</text:p>
          </table:table-cell>
          <table:table-cell table:formula="of:=IF(AND(MOD([.A2006];9)=0;MOD([.A2007];9)=0);[.A2006]+[.A2007];&quot;&quot;)">
            <text:p/>
          </table:table-cell>
          <table:table-cell/>
        </table:table-row>
        <table:table-row table:style-name="ro1">
          <table:table-cell office:value-type="float" office:value="-736" calcext:value-type="float">
            <text:p>-736</text:p>
          </table:table-cell>
          <table:table-cell table:formula="of:=IF(AND(MOD([.A2007];9)=0;MOD([.A2008];9)=0);[.A2007]+[.A2008];&quot;&quot;)">
            <text:p/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IF(AND(MOD([.A2008];9)=0;MOD([.A2009];9)=0);[.A2008]+[.A2009];&quot;&quot;)">
            <text:p/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IF(AND(MOD([.A2009];9)=0;MOD([.A2010];9)=0);[.A2009]+[.A2010];&quot;&quot;)">
            <text:p/>
          </table:table-cell>
          <table:table-cell/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IF(AND(MOD([.A2010];9)=0;MOD([.A2011];9)=0);[.A2010]+[.A2011];&quot;&quot;)">
            <text:p/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IF(AND(MOD([.A2011];9)=0;MOD([.A2012];9)=0);[.A2011]+[.A2012];&quot;&quot;)">
            <text:p/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IF(AND(MOD([.A2012];9)=0;MOD([.A2013];9)=0);[.A2012]+[.A2013];&quot;&quot;)">
            <text:p/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IF(AND(MOD([.A2013];9)=0;MOD([.A2014];9)=0);[.A2013]+[.A2014];&quot;&quot;)">
            <text:p/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IF(AND(MOD([.A2014];9)=0;MOD([.A2015];9)=0);[.A2014]+[.A2015];&quot;&quot;)">
            <text:p/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IF(AND(MOD([.A2015];9)=0;MOD([.A2016];9)=0);[.A2015]+[.A2016];&quot;&quot;)">
            <text:p/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IF(AND(MOD([.A2016];9)=0;MOD([.A2017];9)=0);[.A2016]+[.A2017];&quot;&quot;)">
            <text:p/>
          </table:table-cell>
          <table:table-cell/>
        </table:table-row>
        <table:table-row table:style-name="ro1">
          <table:table-cell office:value-type="float" office:value="-375" calcext:value-type="float">
            <text:p>-375</text:p>
          </table:table-cell>
          <table:table-cell table:formula="of:=IF(AND(MOD([.A2017];9)=0;MOD([.A2018];9)=0);[.A2017]+[.A2018];&quot;&quot;)">
            <text:p/>
          </table:table-cell>
          <table:table-cell/>
        </table:table-row>
        <table:table-row table:style-name="ro1">
          <table:table-cell office:value-type="float" office:value="-248" calcext:value-type="float">
            <text:p>-248</text:p>
          </table:table-cell>
          <table:table-cell table:formula="of:=IF(AND(MOD([.A2018];9)=0;MOD([.A2019];9)=0);[.A2018]+[.A2019];&quot;&quot;)">
            <text:p/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IF(AND(MOD([.A2019];9)=0;MOD([.A2020];9)=0);[.A2019]+[.A2020];&quot;&quot;)">
            <text:p/>
          </table:table-cell>
          <table:table-cell/>
        </table:table-row>
        <table:table-row table:style-name="ro1">
          <table:table-cell office:value-type="float" office:value="-874" calcext:value-type="float">
            <text:p>-874</text:p>
          </table:table-cell>
          <table:table-cell table:formula="of:=IF(AND(MOD([.A2020];9)=0;MOD([.A2021];9)=0);[.A2020]+[.A2021];&quot;&quot;)">
            <text:p/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IF(AND(MOD([.A2021];9)=0;MOD([.A2022];9)=0);[.A2021]+[.A2022];&quot;&quot;)">
            <text:p/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IF(AND(MOD([.A2022];9)=0;MOD([.A2023];9)=0);[.A2022]+[.A2023];&quot;&quot;)">
            <text:p/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IF(AND(MOD([.A2023];9)=0;MOD([.A2024];9)=0);[.A2023]+[.A2024];&quot;&quot;)">
            <text:p/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IF(AND(MOD([.A2024];9)=0;MOD([.A2025];9)=0);[.A2024]+[.A2025];&quot;&quot;)">
            <text:p/>
          </table:table-cell>
          <table:table-cell/>
        </table:table-row>
        <table:table-row table:style-name="ro1">
          <table:table-cell office:value-type="float" office:value="-245" calcext:value-type="float">
            <text:p>-245</text:p>
          </table:table-cell>
          <table:table-cell table:formula="of:=IF(AND(MOD([.A2025];9)=0;MOD([.A2026];9)=0);[.A2025]+[.A2026];&quot;&quot;)">
            <text:p/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IF(AND(MOD([.A2026];9)=0;MOD([.A2027];9)=0);[.A2026]+[.A2027];&quot;&quot;)">
            <text:p/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IF(AND(MOD([.A2027];9)=0;MOD([.A2028];9)=0);[.A2027]+[.A2028];&quot;&quot;)">
            <text:p/>
          </table:table-cell>
          <table:table-cell/>
        </table:table-row>
        <table:table-row table:style-name="ro1">
          <table:table-cell office:value-type="float" office:value="-184" calcext:value-type="float">
            <text:p>-184</text:p>
          </table:table-cell>
          <table:table-cell table:formula="of:=IF(AND(MOD([.A2028];9)=0;MOD([.A2029];9)=0);[.A2028]+[.A2029];&quot;&quot;)">
            <text:p/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AND(MOD([.A2029];9)=0;MOD([.A2030];9)=0);[.A2029]+[.A2030];&quot;&quot;)">
            <text:p/>
          </table:table-cell>
          <table:table-cell/>
        </table:table-row>
        <table:table-row table:style-name="ro1">
          <table:table-cell office:value-type="float" office:value="-355" calcext:value-type="float">
            <text:p>-355</text:p>
          </table:table-cell>
          <table:table-cell table:formula="of:=IF(AND(MOD([.A2030];9)=0;MOD([.A2031];9)=0);[.A2030]+[.A2031];&quot;&quot;)">
            <text:p/>
          </table:table-cell>
          <table:table-cell/>
        </table:table-row>
        <table:table-row table:style-name="ro1">
          <table:table-cell office:value-type="float" office:value="-420" calcext:value-type="float">
            <text:p>-420</text:p>
          </table:table-cell>
          <table:table-cell table:formula="of:=IF(AND(MOD([.A2031];9)=0;MOD([.A2032];9)=0);[.A2031]+[.A2032];&quot;&quot;)">
            <text:p/>
          </table:table-cell>
          <table:table-cell/>
        </table:table-row>
        <table:table-row table:style-name="ro1">
          <table:table-cell office:value-type="float" office:value="-528" calcext:value-type="float">
            <text:p>-528</text:p>
          </table:table-cell>
          <table:table-cell table:formula="of:=IF(AND(MOD([.A2032];9)=0;MOD([.A2033];9)=0);[.A2032]+[.A2033];&quot;&quot;)">
            <text:p/>
          </table:table-cell>
          <table:table-cell/>
        </table:table-row>
        <table:table-row table:style-name="ro1">
          <table:table-cell office:value-type="float" office:value="-456" calcext:value-type="float">
            <text:p>-456</text:p>
          </table:table-cell>
          <table:table-cell table:formula="of:=IF(AND(MOD([.A2033];9)=0;MOD([.A2034];9)=0);[.A2033]+[.A2034];&quot;&quot;)">
            <text:p/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AND(MOD([.A2034];9)=0;MOD([.A2035];9)=0);[.A2034]+[.A2035];&quot;&quot;)">
            <text:p/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AND(MOD([.A2035];9)=0;MOD([.A2036];9)=0);[.A2035]+[.A2036];&quot;&quot;)">
            <text:p/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IF(AND(MOD([.A2036];9)=0;MOD([.A2037];9)=0);[.A2036]+[.A2037];&quot;&quot;)">
            <text:p/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IF(AND(MOD([.A2037];9)=0;MOD([.A2038];9)=0);[.A2037]+[.A2038];&quot;&quot;)">
            <text:p/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IF(AND(MOD([.A2038];9)=0;MOD([.A2039];9)=0);[.A2038]+[.A2039];&quot;&quot;)">
            <text:p/>
          </table:table-cell>
          <table:table-cell/>
        </table:table-row>
        <table:table-row table:style-name="ro1">
          <table:table-cell office:value-type="float" office:value="-164" calcext:value-type="float">
            <text:p>-164</text:p>
          </table:table-cell>
          <table:table-cell table:formula="of:=IF(AND(MOD([.A2039];9)=0;MOD([.A2040];9)=0);[.A2039]+[.A2040];&quot;&quot;)">
            <text:p/>
          </table:table-cell>
          <table:table-cell/>
        </table:table-row>
        <table:table-row table:style-name="ro1">
          <table:table-cell office:value-type="float" office:value="-304" calcext:value-type="float">
            <text:p>-304</text:p>
          </table:table-cell>
          <table:table-cell table:formula="of:=IF(AND(MOD([.A2040];9)=0;MOD([.A2041];9)=0);[.A2040]+[.A2041];&quot;&quot;)">
            <text:p/>
          </table:table-cell>
          <table:table-cell/>
        </table:table-row>
        <table:table-row table:style-name="ro1">
          <table:table-cell office:value-type="float" office:value="-319" calcext:value-type="float">
            <text:p>-319</text:p>
          </table:table-cell>
          <table:table-cell table:formula="of:=IF(AND(MOD([.A2041];9)=0;MOD([.A2042];9)=0);[.A2041]+[.A2042];&quot;&quot;)">
            <text:p/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IF(AND(MOD([.A2042];9)=0;MOD([.A2043];9)=0);[.A2042]+[.A2043];&quot;&quot;)">
            <text:p/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IF(AND(MOD([.A2043];9)=0;MOD([.A2044];9)=0);[.A2043]+[.A2044];&quot;&quot;)">
            <text:p/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IF(AND(MOD([.A2044];9)=0;MOD([.A2045];9)=0);[.A2044]+[.A2045];&quot;&quot;)">
            <text:p/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IF(AND(MOD([.A2045];9)=0;MOD([.A2046];9)=0);[.A2045]+[.A2046];&quot;&quot;)">
            <text:p/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IF(AND(MOD([.A2046];9)=0;MOD([.A2047];9)=0);[.A2046]+[.A2047];&quot;&quot;)">
            <text:p/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IF(AND(MOD([.A2047];9)=0;MOD([.A2048];9)=0);[.A2047]+[.A2048];&quot;&quot;)">
            <text:p/>
          </table:table-cell>
          <table:table-cell/>
        </table:table-row>
        <table:table-row table:style-name="ro1">
          <table:table-cell office:value-type="float" office:value="-823" calcext:value-type="float">
            <text:p>-823</text:p>
          </table:table-cell>
          <table:table-cell table:formula="of:=IF(AND(MOD([.A2048];9)=0;MOD([.A2049];9)=0);[.A2048]+[.A2049];&quot;&quot;)">
            <text:p/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IF(AND(MOD([.A2049];9)=0;MOD([.A2050];9)=0);[.A2049]+[.A2050];&quot;&quot;)">
            <text:p/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IF(AND(MOD([.A2050];9)=0;MOD([.A2051];9)=0);[.A2050]+[.A2051];&quot;&quot;)">
            <text:p/>
          </table:table-cell>
          <table:table-cell/>
        </table:table-row>
        <table:table-row table:style-name="ro1">
          <table:table-cell office:value-type="float" office:value="-546" calcext:value-type="float">
            <text:p>-546</text:p>
          </table:table-cell>
          <table:table-cell table:formula="of:=IF(AND(MOD([.A2051];9)=0;MOD([.A2052];9)=0);[.A2051]+[.A2052];&quot;&quot;)">
            <text:p/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IF(AND(MOD([.A2052];9)=0;MOD([.A2053];9)=0);[.A2052]+[.A2053];&quot;&quot;)">
            <text:p/>
          </table:table-cell>
          <table:table-cell/>
        </table:table-row>
        <table:table-row table:style-name="ro1">
          <table:table-cell office:value-type="float" office:value="-873" calcext:value-type="float">
            <text:p>-873</text:p>
          </table:table-cell>
          <table:table-cell table:formula="of:=IF(AND(MOD([.A2053];9)=0;MOD([.A2054];9)=0);[.A2053]+[.A2054];&quot;&quot;)">
            <text:p/>
          </table:table-cell>
          <table:table-cell/>
        </table:table-row>
        <table:table-row table:style-name="ro1">
          <table:table-cell office:value-type="float" office:value="-328" calcext:value-type="float">
            <text:p>-328</text:p>
          </table:table-cell>
          <table:table-cell table:formula="of:=IF(AND(MOD([.A2054];9)=0;MOD([.A2055];9)=0);[.A2054]+[.A2055];&quot;&quot;)">
            <text:p/>
          </table:table-cell>
          <table:table-cell/>
        </table:table-row>
        <table:table-row table:style-name="ro1">
          <table:table-cell office:value-type="float" office:value="-835" calcext:value-type="float">
            <text:p>-835</text:p>
          </table:table-cell>
          <table:table-cell table:formula="of:=IF(AND(MOD([.A2055];9)=0;MOD([.A2056];9)=0);[.A2055]+[.A2056];&quot;&quot;)">
            <text:p/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IF(AND(MOD([.A2056];9)=0;MOD([.A2057];9)=0);[.A2056]+[.A2057];&quot;&quot;)">
            <text:p/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IF(AND(MOD([.A2057];9)=0;MOD([.A2058];9)=0);[.A2057]+[.A2058];&quot;&quot;)">
            <text:p/>
          </table:table-cell>
          <table:table-cell/>
        </table:table-row>
        <table:table-row table:style-name="ro1">
          <table:table-cell office:value-type="float" office:value="-202" calcext:value-type="float">
            <text:p>-202</text:p>
          </table:table-cell>
          <table:table-cell table:formula="of:=IF(AND(MOD([.A2058];9)=0;MOD([.A2059];9)=0);[.A2058]+[.A2059];&quot;&quot;)">
            <text:p/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IF(AND(MOD([.A2059];9)=0;MOD([.A2060];9)=0);[.A2059]+[.A2060];&quot;&quot;)">
            <text:p/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IF(AND(MOD([.A2060];9)=0;MOD([.A2061];9)=0);[.A2060]+[.A2061];&quot;&quot;)">
            <text:p/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IF(AND(MOD([.A2061];9)=0;MOD([.A2062];9)=0);[.A2061]+[.A2062];&quot;&quot;)">
            <text:p/>
          </table:table-cell>
          <table:table-cell/>
        </table:table-row>
        <table:table-row table:style-name="ro1">
          <table:table-cell office:value-type="float" office:value="-571" calcext:value-type="float">
            <text:p>-571</text:p>
          </table:table-cell>
          <table:table-cell table:formula="of:=IF(AND(MOD([.A2062];9)=0;MOD([.A2063];9)=0);[.A2062]+[.A2063];&quot;&quot;)">
            <text:p/>
          </table:table-cell>
          <table:table-cell/>
        </table:table-row>
        <table:table-row table:style-name="ro1">
          <table:table-cell office:value-type="float" office:value="-528" calcext:value-type="float">
            <text:p>-528</text:p>
          </table:table-cell>
          <table:table-cell table:formula="of:=IF(AND(MOD([.A2063];9)=0;MOD([.A2064];9)=0);[.A2063]+[.A2064];&quot;&quot;)">
            <text:p/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AND(MOD([.A2064];9)=0;MOD([.A2065];9)=0);[.A2064]+[.A2065];&quot;&quot;)">
            <text:p/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IF(AND(MOD([.A2065];9)=0;MOD([.A2066];9)=0);[.A2065]+[.A2066];&quot;&quot;)">
            <text:p/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IF(AND(MOD([.A2066];9)=0;MOD([.A2067];9)=0);[.A2066]+[.A2067];&quot;&quot;)">
            <text:p/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IF(AND(MOD([.A2067];9)=0;MOD([.A2068];9)=0);[.A2067]+[.A2068];&quot;&quot;)">
            <text:p/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IF(AND(MOD([.A2068];9)=0;MOD([.A2069];9)=0);[.A2068]+[.A2069];&quot;&quot;)">
            <text:p/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IF(AND(MOD([.A2069];9)=0;MOD([.A2070];9)=0);[.A2069]+[.A2070];&quot;&quot;)">
            <text:p/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IF(AND(MOD([.A2070];9)=0;MOD([.A2071];9)=0);[.A2070]+[.A2071];&quot;&quot;)">
            <text:p/>
          </table:table-cell>
          <table:table-cell/>
        </table:table-row>
        <table:table-row table:style-name="ro1">
          <table:table-cell office:value-type="float" office:value="-868" calcext:value-type="float">
            <text:p>-868</text:p>
          </table:table-cell>
          <table:table-cell table:formula="of:=IF(AND(MOD([.A2071];9)=0;MOD([.A2072];9)=0);[.A2071]+[.A2072];&quot;&quot;)">
            <text:p/>
          </table:table-cell>
          <table:table-cell/>
        </table:table-row>
        <table:table-row table:style-name="ro1">
          <table:table-cell office:value-type="float" office:value="-268" calcext:value-type="float">
            <text:p>-268</text:p>
          </table:table-cell>
          <table:table-cell table:formula="of:=IF(AND(MOD([.A2072];9)=0;MOD([.A2073];9)=0);[.A2072]+[.A2073];&quot;&quot;)">
            <text:p/>
          </table:table-cell>
          <table:table-cell/>
        </table:table-row>
        <table:table-row table:style-name="ro1">
          <table:table-cell office:value-type="float" office:value="-762" calcext:value-type="float">
            <text:p>-762</text:p>
          </table:table-cell>
          <table:table-cell table:formula="of:=IF(AND(MOD([.A2073];9)=0;MOD([.A2074];9)=0);[.A2073]+[.A2074];&quot;&quot;)">
            <text:p/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IF(AND(MOD([.A2074];9)=0;MOD([.A2075];9)=0);[.A2074]+[.A2075];&quot;&quot;)">
            <text:p/>
          </table:table-cell>
          <table:table-cell/>
        </table:table-row>
        <table:table-row table:style-name="ro1">
          <table:table-cell office:value-type="float" office:value="-975" calcext:value-type="float">
            <text:p>-975</text:p>
          </table:table-cell>
          <table:table-cell table:formula="of:=IF(AND(MOD([.A2075];9)=0;MOD([.A2076];9)=0);[.A2075]+[.A2076];&quot;&quot;)">
            <text:p/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IF(AND(MOD([.A2076];9)=0;MOD([.A2077];9)=0);[.A2076]+[.A2077];&quot;&quot;)">
            <text:p/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IF(AND(MOD([.A2077];9)=0;MOD([.A2078];9)=0);[.A2077]+[.A2078];&quot;&quot;)">
            <text:p/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IF(AND(MOD([.A2078];9)=0;MOD([.A2079];9)=0);[.A2078]+[.A2079];&quot;&quot;)">
            <text:p/>
          </table:table-cell>
          <table:table-cell/>
        </table:table-row>
        <table:table-row table:style-name="ro1">
          <table:table-cell office:value-type="float" office:value="-403" calcext:value-type="float">
            <text:p>-403</text:p>
          </table:table-cell>
          <table:table-cell table:formula="of:=IF(AND(MOD([.A2079];9)=0;MOD([.A2080];9)=0);[.A2079]+[.A2080];&quot;&quot;)">
            <text:p/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IF(AND(MOD([.A2080];9)=0;MOD([.A2081];9)=0);[.A2080]+[.A2081];&quot;&quot;)">
            <text:p/>
          </table:table-cell>
          <table:table-cell/>
        </table:table-row>
        <table:table-row table:style-name="ro1">
          <table:table-cell office:value-type="float" office:value="-637" calcext:value-type="float">
            <text:p>-637</text:p>
          </table:table-cell>
          <table:table-cell table:formula="of:=IF(AND(MOD([.A2081];9)=0;MOD([.A2082];9)=0);[.A2081]+[.A2082];&quot;&quot;)">
            <text:p/>
          </table:table-cell>
          <table:table-cell/>
        </table:table-row>
        <table:table-row table:style-name="ro1">
          <table:table-cell office:value-type="float" office:value="-159" calcext:value-type="float">
            <text:p>-159</text:p>
          </table:table-cell>
          <table:table-cell table:formula="of:=IF(AND(MOD([.A2082];9)=0;MOD([.A2083];9)=0);[.A2082]+[.A2083];&quot;&quot;)">
            <text:p/>
          </table:table-cell>
          <table:table-cell/>
        </table:table-row>
        <table:table-row table:style-name="ro1">
          <table:table-cell office:value-type="float" office:value="-926" calcext:value-type="float">
            <text:p>-926</text:p>
          </table:table-cell>
          <table:table-cell table:formula="of:=IF(AND(MOD([.A2083];9)=0;MOD([.A2084];9)=0);[.A2083]+[.A2084];&quot;&quot;)">
            <text:p/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IF(AND(MOD([.A2084];9)=0;MOD([.A2085];9)=0);[.A2084]+[.A2085];&quot;&quot;)">
            <text:p/>
          </table:table-cell>
          <table:table-cell/>
        </table:table-row>
        <table:table-row table:style-name="ro1">
          <table:table-cell office:value-type="float" office:value="-902" calcext:value-type="float">
            <text:p>-902</text:p>
          </table:table-cell>
          <table:table-cell table:formula="of:=IF(AND(MOD([.A2085];9)=0;MOD([.A2086];9)=0);[.A2085]+[.A2086];&quot;&quot;)">
            <text:p/>
          </table:table-cell>
          <table:table-cell/>
        </table:table-row>
        <table:table-row table:style-name="ro1">
          <table:table-cell office:value-type="float" office:value="-893" calcext:value-type="float">
            <text:p>-893</text:p>
          </table:table-cell>
          <table:table-cell table:formula="of:=IF(AND(MOD([.A2086];9)=0;MOD([.A2087];9)=0);[.A2086]+[.A2087];&quot;&quot;)">
            <text:p/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IF(AND(MOD([.A2087];9)=0;MOD([.A2088];9)=0);[.A2087]+[.A2088];&quot;&quot;)">
            <text:p/>
          </table:table-cell>
          <table:table-cell/>
        </table:table-row>
        <table:table-row table:style-name="ro1">
          <table:table-cell office:value-type="float" office:value="-875" calcext:value-type="float">
            <text:p>-875</text:p>
          </table:table-cell>
          <table:table-cell table:formula="of:=IF(AND(MOD([.A2088];9)=0;MOD([.A2089];9)=0);[.A2088]+[.A2089];&quot;&quot;)">
            <text:p/>
          </table:table-cell>
          <table:table-cell/>
        </table:table-row>
        <table:table-row table:style-name="ro1">
          <table:table-cell office:value-type="float" office:value="-455" calcext:value-type="float">
            <text:p>-455</text:p>
          </table:table-cell>
          <table:table-cell table:formula="of:=IF(AND(MOD([.A2089];9)=0;MOD([.A2090];9)=0);[.A2089]+[.A2090];&quot;&quot;)">
            <text:p/>
          </table:table-cell>
          <table:table-cell/>
        </table:table-row>
        <table:table-row table:style-name="ro1">
          <table:table-cell office:value-type="float" office:value="-444" calcext:value-type="float">
            <text:p>-444</text:p>
          </table:table-cell>
          <table:table-cell table:formula="of:=IF(AND(MOD([.A2090];9)=0;MOD([.A2091];9)=0);[.A2090]+[.A2091];&quot;&quot;)">
            <text:p/>
          </table:table-cell>
          <table:table-cell/>
        </table:table-row>
        <table:table-row table:style-name="ro1">
          <table:table-cell office:value-type="float" office:value="-924" calcext:value-type="float">
            <text:p>-924</text:p>
          </table:table-cell>
          <table:table-cell table:formula="of:=IF(AND(MOD([.A2091];9)=0;MOD([.A2092];9)=0);[.A2091]+[.A2092];&quot;&quot;)">
            <text:p/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IF(AND(MOD([.A2092];9)=0;MOD([.A2093];9)=0);[.A2092]+[.A2093];&quot;&quot;)">
            <text:p/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IF(AND(MOD([.A2093];9)=0;MOD([.A2094];9)=0);[.A2093]+[.A2094];&quot;&quot;)">
            <text:p/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IF(AND(MOD([.A2094];9)=0;MOD([.A2095];9)=0);[.A2094]+[.A2095];&quot;&quot;)">
            <text:p/>
          </table:table-cell>
          <table:table-cell/>
        </table:table-row>
        <table:table-row table:style-name="ro1">
          <table:table-cell office:value-type="float" office:value="-545" calcext:value-type="float">
            <text:p>-545</text:p>
          </table:table-cell>
          <table:table-cell table:formula="of:=IF(AND(MOD([.A2095];9)=0;MOD([.A2096];9)=0);[.A2095]+[.A2096];&quot;&quot;)">
            <text:p/>
          </table:table-cell>
          <table:table-cell/>
        </table:table-row>
        <table:table-row table:style-name="ro1">
          <table:table-cell office:value-type="float" office:value="-706" calcext:value-type="float">
            <text:p>-706</text:p>
          </table:table-cell>
          <table:table-cell table:formula="of:=IF(AND(MOD([.A2096];9)=0;MOD([.A2097];9)=0);[.A2096]+[.A2097];&quot;&quot;)">
            <text:p/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IF(AND(MOD([.A2097];9)=0;MOD([.A2098];9)=0);[.A2097]+[.A2098];&quot;&quot;)">
            <text:p/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IF(AND(MOD([.A2098];9)=0;MOD([.A2099];9)=0);[.A2098]+[.A2099];&quot;&quot;)">
            <text:p/>
          </table:table-cell>
          <table:table-cell/>
        </table:table-row>
        <table:table-row table:style-name="ro1">
          <table:table-cell office:value-type="float" office:value="-225" calcext:value-type="float">
            <text:p>-225</text:p>
          </table:table-cell>
          <table:table-cell table:formula="of:=IF(AND(MOD([.A2099];9)=0;MOD([.A2100];9)=0);[.A2099]+[.A2100];&quot;&quot;)">
            <text:p/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IF(AND(MOD([.A2100];9)=0;MOD([.A2101];9)=0);[.A2100]+[.A2101];&quot;&quot;)">
            <text:p/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IF(AND(MOD([.A2101];9)=0;MOD([.A2102];9)=0);[.A2101]+[.A2102];&quot;&quot;)">
            <text:p/>
          </table:table-cell>
          <table:table-cell/>
        </table:table-row>
        <table:table-row table:style-name="ro1">
          <table:table-cell office:value-type="float" office:value="-478" calcext:value-type="float">
            <text:p>-478</text:p>
          </table:table-cell>
          <table:table-cell table:formula="of:=IF(AND(MOD([.A2102];9)=0;MOD([.A2103];9)=0);[.A2102]+[.A2103];&quot;&quot;)">
            <text:p/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IF(AND(MOD([.A2103];9)=0;MOD([.A2104];9)=0);[.A2103]+[.A2104];&quot;&quot;)">
            <text:p/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IF(AND(MOD([.A2104];9)=0;MOD([.A2105];9)=0);[.A2104]+[.A2105];&quot;&quot;)">
            <text:p/>
          </table:table-cell>
          <table:table-cell/>
        </table:table-row>
        <table:table-row table:style-name="ro1">
          <table:table-cell office:value-type="float" office:value="-626" calcext:value-type="float">
            <text:p>-626</text:p>
          </table:table-cell>
          <table:table-cell table:formula="of:=IF(AND(MOD([.A2105];9)=0;MOD([.A2106];9)=0);[.A2105]+[.A2106];&quot;&quot;)">
            <text:p/>
          </table:table-cell>
          <table:table-cell/>
        </table:table-row>
        <table:table-row table:style-name="ro1">
          <table:table-cell office:value-type="float" office:value="-222" calcext:value-type="float">
            <text:p>-222</text:p>
          </table:table-cell>
          <table:table-cell table:formula="of:=IF(AND(MOD([.A2106];9)=0;MOD([.A2107];9)=0);[.A2106]+[.A2107];&quot;&quot;)">
            <text:p/>
          </table:table-cell>
          <table:table-cell/>
        </table:table-row>
        <table:table-row table:style-name="ro1">
          <table:table-cell office:value-type="float" office:value="-433" calcext:value-type="float">
            <text:p>-433</text:p>
          </table:table-cell>
          <table:table-cell table:formula="of:=IF(AND(MOD([.A2107];9)=0;MOD([.A2108];9)=0);[.A2107]+[.A2108];&quot;&quot;)">
            <text:p/>
          </table:table-cell>
          <table:table-cell/>
        </table:table-row>
        <table:table-row table:style-name="ro1">
          <table:table-cell office:value-type="float" office:value="-857" calcext:value-type="float">
            <text:p>-857</text:p>
          </table:table-cell>
          <table:table-cell table:formula="of:=IF(AND(MOD([.A2108];9)=0;MOD([.A2109];9)=0);[.A2108]+[.A2109];&quot;&quot;)">
            <text:p/>
          </table:table-cell>
          <table:table-cell/>
        </table:table-row>
        <table:table-row table:style-name="ro1">
          <table:table-cell office:value-type="float" office:value="-72" calcext:value-type="float">
            <text:p>-72</text:p>
          </table:table-cell>
          <table:table-cell table:formula="of:=IF(AND(MOD([.A2109];9)=0;MOD([.A2110];9)=0);[.A2109]+[.A2110];&quot;&quot;)">
            <text:p/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IF(AND(MOD([.A2110];9)=0;MOD([.A2111];9)=0);[.A2110]+[.A2111];&quot;&quot;)">
            <text:p/>
          </table:table-cell>
          <table:table-cell/>
        </table:table-row>
        <table:table-row table:style-name="ro1">
          <table:table-cell office:value-type="float" office:value="-52" calcext:value-type="float">
            <text:p>-52</text:p>
          </table:table-cell>
          <table:table-cell table:formula="of:=IF(AND(MOD([.A2111];9)=0;MOD([.A2112];9)=0);[.A2111]+[.A2112];&quot;&quot;)">
            <text:p/>
          </table:table-cell>
          <table:table-cell/>
        </table:table-row>
        <table:table-row table:style-name="ro1">
          <table:table-cell office:value-type="float" office:value="-844" calcext:value-type="float">
            <text:p>-844</text:p>
          </table:table-cell>
          <table:table-cell table:formula="of:=IF(AND(MOD([.A2112];9)=0;MOD([.A2113];9)=0);[.A2112]+[.A2113];&quot;&quot;)">
            <text:p/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IF(AND(MOD([.A2113];9)=0;MOD([.A2114];9)=0);[.A2113]+[.A2114];&quot;&quot;)">
            <text:p/>
          </table:table-cell>
          <table:table-cell/>
        </table:table-row>
        <table:table-row table:style-name="ro1">
          <table:table-cell office:value-type="float" office:value="-877" calcext:value-type="float">
            <text:p>-877</text:p>
          </table:table-cell>
          <table:table-cell table:formula="of:=IF(AND(MOD([.A2114];9)=0;MOD([.A2115];9)=0);[.A2114]+[.A2115];&quot;&quot;)">
            <text:p/>
          </table:table-cell>
          <table:table-cell/>
        </table:table-row>
        <table:table-row table:style-name="ro1">
          <table:table-cell office:value-type="float" office:value="-449" calcext:value-type="float">
            <text:p>-449</text:p>
          </table:table-cell>
          <table:table-cell table:formula="of:=IF(AND(MOD([.A2115];9)=0;MOD([.A2116];9)=0);[.A2115]+[.A2116];&quot;&quot;)">
            <text:p/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IF(AND(MOD([.A2116];9)=0;MOD([.A2117];9)=0);[.A2116]+[.A2117];&quot;&quot;)">
            <text:p/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IF(AND(MOD([.A2117];9)=0;MOD([.A2118];9)=0);[.A2117]+[.A2118];&quot;&quot;)">
            <text:p/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IF(AND(MOD([.A2118];9)=0;MOD([.A2119];9)=0);[.A2118]+[.A2119];&quot;&quot;)">
            <text:p/>
          </table:table-cell>
          <table:table-cell/>
        </table:table-row>
        <table:table-row table:style-name="ro1">
          <table:table-cell office:value-type="float" office:value="-492" calcext:value-type="float">
            <text:p>-492</text:p>
          </table:table-cell>
          <table:table-cell table:formula="of:=IF(AND(MOD([.A2119];9)=0;MOD([.A2120];9)=0);[.A2119]+[.A2120];&quot;&quot;)">
            <text:p/>
          </table:table-cell>
          <table:table-cell/>
        </table:table-row>
        <table:table-row table:style-name="ro1">
          <table:table-cell office:value-type="float" office:value="-70" calcext:value-type="float">
            <text:p>-70</text:p>
          </table:table-cell>
          <table:table-cell table:formula="of:=IF(AND(MOD([.A2120];9)=0;MOD([.A2121];9)=0);[.A2120]+[.A2121];&quot;&quot;)">
            <text:p/>
          </table:table-cell>
          <table:table-cell/>
        </table:table-row>
        <table:table-row table:style-name="ro1">
          <table:table-cell office:value-type="float" office:value="-791" calcext:value-type="float">
            <text:p>-791</text:p>
          </table:table-cell>
          <table:table-cell table:formula="of:=IF(AND(MOD([.A2121];9)=0;MOD([.A2122];9)=0);[.A2121]+[.A2122];&quot;&quot;)">
            <text:p/>
          </table:table-cell>
          <table:table-cell/>
        </table:table-row>
        <table:table-row table:style-name="ro1">
          <table:table-cell office:value-type="float" office:value="-796" calcext:value-type="float">
            <text:p>-796</text:p>
          </table:table-cell>
          <table:table-cell table:formula="of:=IF(AND(MOD([.A2122];9)=0;MOD([.A2123];9)=0);[.A2122]+[.A2123];&quot;&quot;)">
            <text:p/>
          </table:table-cell>
          <table:table-cell/>
        </table:table-row>
        <table:table-row table:style-name="ro1">
          <table:table-cell office:value-type="float" office:value="-136" calcext:value-type="float">
            <text:p>-136</text:p>
          </table:table-cell>
          <table:table-cell table:formula="of:=IF(AND(MOD([.A2123];9)=0;MOD([.A2124];9)=0);[.A2123]+[.A2124];&quot;&quot;)">
            <text:p/>
          </table:table-cell>
          <table:table-cell/>
        </table:table-row>
        <table:table-row table:style-name="ro1">
          <table:table-cell office:value-type="float" office:value="-956" calcext:value-type="float">
            <text:p>-956</text:p>
          </table:table-cell>
          <table:table-cell table:formula="of:=IF(AND(MOD([.A2124];9)=0;MOD([.A2125];9)=0);[.A2124]+[.A2125];&quot;&quot;)">
            <text:p/>
          </table:table-cell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IF(AND(MOD([.A2125];9)=0;MOD([.A2126];9)=0);[.A2125]+[.A2126];&quot;&quot;)">
            <text:p/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IF(AND(MOD([.A2126];9)=0;MOD([.A2127];9)=0);[.A2126]+[.A2127];&quot;&quot;)">
            <text:p/>
          </table:table-cell>
          <table:table-cell/>
        </table:table-row>
        <table:table-row table:style-name="ro1">
          <table:table-cell office:value-type="float" office:value="-574" calcext:value-type="float">
            <text:p>-574</text:p>
          </table:table-cell>
          <table:table-cell table:formula="of:=IF(AND(MOD([.A2127];9)=0;MOD([.A2128];9)=0);[.A2127]+[.A2128];&quot;&quot;)">
            <text:p/>
          </table:table-cell>
          <table:table-cell/>
        </table:table-row>
        <table:table-row table:style-name="ro1">
          <table:table-cell office:value-type="float" office:value="-375" calcext:value-type="float">
            <text:p>-375</text:p>
          </table:table-cell>
          <table:table-cell table:formula="of:=IF(AND(MOD([.A2128];9)=0;MOD([.A2129];9)=0);[.A2128]+[.A2129];&quot;&quot;)">
            <text:p/>
          </table:table-cell>
          <table:table-cell/>
        </table:table-row>
        <table:table-row table:style-name="ro1">
          <table:table-cell office:value-type="float" office:value="-21" calcext:value-type="float">
            <text:p>-21</text:p>
          </table:table-cell>
          <table:table-cell table:formula="of:=IF(AND(MOD([.A2129];9)=0;MOD([.A2130];9)=0);[.A2129]+[.A2130];&quot;&quot;)">
            <text:p/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IF(AND(MOD([.A2130];9)=0;MOD([.A2131];9)=0);[.A2130]+[.A2131];&quot;&quot;)">
            <text:p/>
          </table:table-cell>
          <table:table-cell/>
        </table:table-row>
        <table:table-row table:style-name="ro1">
          <table:table-cell office:value-type="float" office:value="-364" calcext:value-type="float">
            <text:p>-364</text:p>
          </table:table-cell>
          <table:table-cell table:formula="of:=IF(AND(MOD([.A2131];9)=0;MOD([.A2132];9)=0);[.A2131]+[.A2132];&quot;&quot;)">
            <text:p/>
          </table:table-cell>
          <table:table-cell/>
        </table:table-row>
        <table:table-row table:style-name="ro1">
          <table:table-cell office:value-type="float" office:value="-798" calcext:value-type="float">
            <text:p>-798</text:p>
          </table:table-cell>
          <table:table-cell table:formula="of:=IF(AND(MOD([.A2132];9)=0;MOD([.A2133];9)=0);[.A2132]+[.A2133];&quot;&quot;)">
            <text:p/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IF(AND(MOD([.A2133];9)=0;MOD([.A2134];9)=0);[.A2133]+[.A2134];&quot;&quot;)">
            <text:p/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IF(AND(MOD([.A2134];9)=0;MOD([.A2135];9)=0);[.A2134]+[.A2135];&quot;&quot;)">
            <text:p/>
          </table:table-cell>
          <table:table-cell/>
        </table:table-row>
        <table:table-row table:style-name="ro1">
          <table:table-cell office:value-type="float" office:value="-654" calcext:value-type="float">
            <text:p>-654</text:p>
          </table:table-cell>
          <table:table-cell table:formula="of:=IF(AND(MOD([.A2135];9)=0;MOD([.A2136];9)=0);[.A2135]+[.A2136];&quot;&quot;)">
            <text:p/>
          </table:table-cell>
          <table:table-cell/>
        </table:table-row>
        <table:table-row table:style-name="ro1">
          <table:table-cell office:value-type="float" office:value="-824" calcext:value-type="float">
            <text:p>-824</text:p>
          </table:table-cell>
          <table:table-cell table:formula="of:=IF(AND(MOD([.A2136];9)=0;MOD([.A2137];9)=0);[.A2136]+[.A2137];&quot;&quot;)">
            <text:p/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IF(AND(MOD([.A2137];9)=0;MOD([.A2138];9)=0);[.A2137]+[.A2138];&quot;&quot;)">
            <text:p/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IF(AND(MOD([.A2138];9)=0;MOD([.A2139];9)=0);[.A2138]+[.A2139];&quot;&quot;)">
            <text:p/>
          </table:table-cell>
          <table:table-cell/>
        </table:table-row>
        <table:table-row table:style-name="ro1">
          <table:table-cell office:value-type="float" office:value="-17" calcext:value-type="float">
            <text:p>-17</text:p>
          </table:table-cell>
          <table:table-cell table:formula="of:=IF(AND(MOD([.A2139];9)=0;MOD([.A2140];9)=0);[.A2139]+[.A2140];&quot;&quot;)">
            <text:p/>
          </table:table-cell>
          <table:table-cell/>
        </table:table-row>
        <table:table-row table:style-name="ro1">
          <table:table-cell office:value-type="float" office:value="-257" calcext:value-type="float">
            <text:p>-257</text:p>
          </table:table-cell>
          <table:table-cell table:formula="of:=IF(AND(MOD([.A2140];9)=0;MOD([.A2141];9)=0);[.A2140]+[.A2141];&quot;&quot;)">
            <text:p/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IF(AND(MOD([.A2141];9)=0;MOD([.A2142];9)=0);[.A2141]+[.A2142];&quot;&quot;)">
            <text:p/>
          </table:table-cell>
          <table:table-cell/>
        </table:table-row>
        <table:table-row table:style-name="ro1">
          <table:table-cell office:value-type="float" office:value="-542" calcext:value-type="float">
            <text:p>-542</text:p>
          </table:table-cell>
          <table:table-cell table:formula="of:=IF(AND(MOD([.A2142];9)=0;MOD([.A2143];9)=0);[.A2142]+[.A2143];&quot;&quot;)">
            <text:p/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IF(AND(MOD([.A2143];9)=0;MOD([.A2144];9)=0);[.A2143]+[.A2144];&quot;&quot;)">
            <text:p/>
          </table:table-cell>
          <table:table-cell/>
        </table:table-row>
        <table:table-row table:style-name="ro1">
          <table:table-cell office:value-type="float" office:value="-992" calcext:value-type="float">
            <text:p>-992</text:p>
          </table:table-cell>
          <table:table-cell table:formula="of:=IF(AND(MOD([.A2144];9)=0;MOD([.A2145];9)=0);[.A2144]+[.A2145];&quot;&quot;)">
            <text:p/>
          </table:table-cell>
          <table:table-cell/>
        </table:table-row>
        <table:table-row table:style-name="ro1">
          <table:table-cell office:value-type="float" office:value="-416" calcext:value-type="float">
            <text:p>-416</text:p>
          </table:table-cell>
          <table:table-cell table:formula="of:=IF(AND(MOD([.A2145];9)=0;MOD([.A2146];9)=0);[.A2145]+[.A2146];&quot;&quot;)">
            <text:p/>
          </table:table-cell>
          <table:table-cell/>
        </table:table-row>
        <table:table-row table:style-name="ro1">
          <table:table-cell office:value-type="float" office:value="-123" calcext:value-type="float">
            <text:p>-123</text:p>
          </table:table-cell>
          <table:table-cell table:formula="of:=IF(AND(MOD([.A2146];9)=0;MOD([.A2147];9)=0);[.A2146]+[.A2147];&quot;&quot;)">
            <text:p/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AND(MOD([.A2147];9)=0;MOD([.A2148];9)=0);[.A2147]+[.A2148];&quot;&quot;)">
            <text:p/>
          </table:table-cell>
          <table:table-cell/>
        </table:table-row>
        <table:table-row table:style-name="ro1">
          <table:table-cell office:value-type="float" office:value="-149" calcext:value-type="float">
            <text:p>-149</text:p>
          </table:table-cell>
          <table:table-cell table:formula="of:=IF(AND(MOD([.A2148];9)=0;MOD([.A2149];9)=0);[.A2148]+[.A2149];&quot;&quot;)">
            <text:p/>
          </table:table-cell>
          <table:table-cell/>
        </table:table-row>
        <table:table-row table:style-name="ro1">
          <table:table-cell office:value-type="float" office:value="-14" calcext:value-type="float">
            <text:p>-14</text:p>
          </table:table-cell>
          <table:table-cell table:formula="of:=IF(AND(MOD([.A2149];9)=0;MOD([.A2150];9)=0);[.A2149]+[.A2150];&quot;&quot;)">
            <text:p/>
          </table:table-cell>
          <table:table-cell/>
        </table:table-row>
        <table:table-row table:style-name="ro1">
          <table:table-cell office:value-type="float" office:value="-640" calcext:value-type="float">
            <text:p>-640</text:p>
          </table:table-cell>
          <table:table-cell table:formula="of:=IF(AND(MOD([.A2150];9)=0;MOD([.A2151];9)=0);[.A2150]+[.A2151];&quot;&quot;)">
            <text:p/>
          </table:table-cell>
          <table:table-cell/>
        </table:table-row>
        <table:table-row table:style-name="ro1">
          <table:table-cell office:value-type="float" office:value="-987" calcext:value-type="float">
            <text:p>-987</text:p>
          </table:table-cell>
          <table:table-cell table:formula="of:=IF(AND(MOD([.A2151];9)=0;MOD([.A2152];9)=0);[.A2151]+[.A2152];&quot;&quot;)">
            <text:p/>
          </table:table-cell>
          <table:table-cell/>
        </table:table-row>
        <table:table-row table:style-name="ro1">
          <table:table-cell office:value-type="float" office:value="-345" calcext:value-type="float">
            <text:p>-345</text:p>
          </table:table-cell>
          <table:table-cell table:formula="of:=IF(AND(MOD([.A2152];9)=0;MOD([.A2153];9)=0);[.A2152]+[.A2153];&quot;&quot;)">
            <text:p/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IF(AND(MOD([.A2153];9)=0;MOD([.A2154];9)=0);[.A2153]+[.A2154];&quot;&quot;)">
            <text:p/>
          </table:table-cell>
          <table:table-cell/>
        </table:table-row>
        <table:table-row table:style-name="ro1">
          <table:table-cell office:value-type="float" office:value="-194" calcext:value-type="float">
            <text:p>-194</text:p>
          </table:table-cell>
          <table:table-cell table:formula="of:=IF(AND(MOD([.A2154];9)=0;MOD([.A2155];9)=0);[.A2154]+[.A2155];&quot;&quot;)">
            <text:p/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IF(AND(MOD([.A2155];9)=0;MOD([.A2156];9)=0);[.A2155]+[.A2156];&quot;&quot;)">
            <text:p/>
          </table:table-cell>
          <table:table-cell/>
        </table:table-row>
        <table:table-row table:style-name="ro1">
          <table:table-cell office:value-type="float" office:value="-435" calcext:value-type="float">
            <text:p>-435</text:p>
          </table:table-cell>
          <table:table-cell table:formula="of:=IF(AND(MOD([.A2156];9)=0;MOD([.A2157];9)=0);[.A2156]+[.A2157];&quot;&quot;)">
            <text:p/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IF(AND(MOD([.A2157];9)=0;MOD([.A2158];9)=0);[.A2157]+[.A2158];&quot;&quot;)">
            <text:p/>
          </table:table-cell>
          <table:table-cell/>
        </table:table-row>
        <table:table-row table:style-name="ro1">
          <table:table-cell office:value-type="float" office:value="-161" calcext:value-type="float">
            <text:p>-161</text:p>
          </table:table-cell>
          <table:table-cell table:formula="of:=IF(AND(MOD([.A2158];9)=0;MOD([.A2159];9)=0);[.A2158]+[.A2159];&quot;&quot;)">
            <text:p/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IF(AND(MOD([.A2159];9)=0;MOD([.A2160];9)=0);[.A2159]+[.A2160];&quot;&quot;)">
            <text:p/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IF(AND(MOD([.A2160];9)=0;MOD([.A2161];9)=0);[.A2160]+[.A2161];&quot;&quot;)">
            <text:p/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IF(AND(MOD([.A2161];9)=0;MOD([.A2162];9)=0);[.A2161]+[.A2162];&quot;&quot;)">
            <text:p/>
          </table:table-cell>
          <table:table-cell/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IF(AND(MOD([.A2162];9)=0;MOD([.A2163];9)=0);[.A2162]+[.A2163];&quot;&quot;)">
            <text:p/>
          </table:table-cell>
          <table:table-cell/>
        </table:table-row>
        <table:table-row table:style-name="ro1">
          <table:table-cell office:value-type="float" office:value="-457" calcext:value-type="float">
            <text:p>-457</text:p>
          </table:table-cell>
          <table:table-cell table:formula="of:=IF(AND(MOD([.A2163];9)=0;MOD([.A2164];9)=0);[.A2163]+[.A2164];&quot;&quot;)">
            <text:p/>
          </table:table-cell>
          <table:table-cell/>
        </table:table-row>
        <table:table-row table:style-name="ro1">
          <table:table-cell office:value-type="float" office:value="-349" calcext:value-type="float">
            <text:p>-349</text:p>
          </table:table-cell>
          <table:table-cell table:formula="of:=IF(AND(MOD([.A2164];9)=0;MOD([.A2165];9)=0);[.A2164]+[.A2165];&quot;&quot;)">
            <text:p/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IF(AND(MOD([.A2165];9)=0;MOD([.A2166];9)=0);[.A2165]+[.A2166];&quot;&quot;)">
            <text:p/>
          </table:table-cell>
          <table:table-cell/>
        </table:table-row>
        <table:table-row table:style-name="ro1">
          <table:table-cell office:value-type="float" office:value="-94" calcext:value-type="float">
            <text:p>-94</text:p>
          </table:table-cell>
          <table:table-cell table:formula="of:=IF(AND(MOD([.A2166];9)=0;MOD([.A2167];9)=0);[.A2166]+[.A2167];&quot;&quot;)">
            <text:p/>
          </table:table-cell>
          <table:table-cell/>
        </table:table-row>
        <table:table-row table:style-name="ro1">
          <table:table-cell office:value-type="float" office:value="-140" calcext:value-type="float">
            <text:p>-140</text:p>
          </table:table-cell>
          <table:table-cell table:formula="of:=IF(AND(MOD([.A2167];9)=0;MOD([.A2168];9)=0);[.A2167]+[.A2168];&quot;&quot;)">
            <text:p/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IF(AND(MOD([.A2168];9)=0;MOD([.A2169];9)=0);[.A2168]+[.A2169];&quot;&quot;)">
            <text:p/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IF(AND(MOD([.A2169];9)=0;MOD([.A2170];9)=0);[.A2169]+[.A2170];&quot;&quot;)">
            <text:p/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IF(AND(MOD([.A2170];9)=0;MOD([.A2171];9)=0);[.A2170]+[.A2171];&quot;&quot;)">
            <text:p/>
          </table:table-cell>
          <table:table-cell/>
        </table:table-row>
        <table:table-row table:style-name="ro1">
          <table:table-cell office:value-type="float" office:value="-129" calcext:value-type="float">
            <text:p>-129</text:p>
          </table:table-cell>
          <table:table-cell table:formula="of:=IF(AND(MOD([.A2171];9)=0;MOD([.A2172];9)=0);[.A2171]+[.A2172];&quot;&quot;)">
            <text:p/>
          </table:table-cell>
          <table:table-cell/>
        </table:table-row>
        <table:table-row table:style-name="ro1">
          <table:table-cell office:value-type="float" office:value="-310" calcext:value-type="float">
            <text:p>-310</text:p>
          </table:table-cell>
          <table:table-cell table:formula="of:=IF(AND(MOD([.A2172];9)=0;MOD([.A2173];9)=0);[.A2172]+[.A2173];&quot;&quot;)">
            <text:p/>
          </table:table-cell>
          <table:table-cell/>
        </table:table-row>
        <table:table-row table:style-name="ro1">
          <table:table-cell office:value-type="float" office:value="-909" calcext:value-type="float">
            <text:p>-909</text:p>
          </table:table-cell>
          <table:table-cell table:formula="of:=IF(AND(MOD([.A2173];9)=0;MOD([.A2174];9)=0);[.A2173]+[.A2174];&quot;&quot;)">
            <text:p/>
          </table:table-cell>
          <table:table-cell/>
        </table:table-row>
        <table:table-row table:style-name="ro1">
          <table:table-cell office:value-type="float" office:value="-959" calcext:value-type="float">
            <text:p>-959</text:p>
          </table:table-cell>
          <table:table-cell table:formula="of:=IF(AND(MOD([.A2174];9)=0;MOD([.A2175];9)=0);[.A2174]+[.A2175];&quot;&quot;)">
            <text:p/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IF(AND(MOD([.A2175];9)=0;MOD([.A2176];9)=0);[.A2175]+[.A2176];&quot;&quot;)">
            <text:p/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IF(AND(MOD([.A2176];9)=0;MOD([.A2177];9)=0);[.A2176]+[.A2177];&quot;&quot;)">
            <text:p/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IF(AND(MOD([.A2177];9)=0;MOD([.A2178];9)=0);[.A2177]+[.A2178];&quot;&quot;)">
            <text:p/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IF(AND(MOD([.A2178];9)=0;MOD([.A2179];9)=0);[.A2178]+[.A2179];&quot;&quot;)">
            <text:p/>
          </table:table-cell>
          <table:table-cell/>
        </table:table-row>
        <table:table-row table:style-name="ro1">
          <table:table-cell office:value-type="float" office:value="-431" calcext:value-type="float">
            <text:p>-431</text:p>
          </table:table-cell>
          <table:table-cell table:formula="of:=IF(AND(MOD([.A2179];9)=0;MOD([.A2180];9)=0);[.A2179]+[.A2180];&quot;&quot;)">
            <text:p/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IF(AND(MOD([.A2180];9)=0;MOD([.A2181];9)=0);[.A2180]+[.A2181];&quot;&quot;)">
            <text:p/>
          </table:table-cell>
          <table:table-cell/>
        </table:table-row>
        <table:table-row table:style-name="ro1">
          <table:table-cell office:value-type="float" office:value="-604" calcext:value-type="float">
            <text:p>-604</text:p>
          </table:table-cell>
          <table:table-cell table:formula="of:=IF(AND(MOD([.A2181];9)=0;MOD([.A2182];9)=0);[.A2181]+[.A2182];&quot;&quot;)">
            <text:p/>
          </table:table-cell>
          <table:table-cell/>
        </table:table-row>
        <table:table-row table:style-name="ro1">
          <table:table-cell office:value-type="float" office:value="-286" calcext:value-type="float">
            <text:p>-286</text:p>
          </table:table-cell>
          <table:table-cell table:formula="of:=IF(AND(MOD([.A2182];9)=0;MOD([.A2183];9)=0);[.A2182]+[.A2183];&quot;&quot;)">
            <text:p/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IF(AND(MOD([.A2183];9)=0;MOD([.A2184];9)=0);[.A2183]+[.A2184];&quot;&quot;)">
            <text:p/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AND(MOD([.A2184];9)=0;MOD([.A2185];9)=0);[.A2184]+[.A2185];&quot;&quot;)">
            <text:p/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IF(AND(MOD([.A2185];9)=0;MOD([.A2186];9)=0);[.A2185]+[.A2186];&quot;&quot;)">
            <text:p/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IF(AND(MOD([.A2186];9)=0;MOD([.A2187];9)=0);[.A2186]+[.A2187];&quot;&quot;)">
            <text:p/>
          </table:table-cell>
          <table:table-cell/>
        </table:table-row>
        <table:table-row table:style-name="ro1">
          <table:table-cell office:value-type="float" office:value="-381" calcext:value-type="float">
            <text:p>-381</text:p>
          </table:table-cell>
          <table:table-cell table:formula="of:=IF(AND(MOD([.A2187];9)=0;MOD([.A2188];9)=0);[.A2187]+[.A2188];&quot;&quot;)">
            <text:p/>
          </table:table-cell>
          <table:table-cell/>
        </table:table-row>
        <table:table-row table:style-name="ro1">
          <table:table-cell office:value-type="float" office:value="-706" calcext:value-type="float">
            <text:p>-706</text:p>
          </table:table-cell>
          <table:table-cell table:formula="of:=IF(AND(MOD([.A2188];9)=0;MOD([.A2189];9)=0);[.A2188]+[.A2189];&quot;&quot;)">
            <text:p/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AND(MOD([.A2189];9)=0;MOD([.A2190];9)=0);[.A2189]+[.A2190];&quot;&quot;)">
            <text:p/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IF(AND(MOD([.A2190];9)=0;MOD([.A2191];9)=0);[.A2190]+[.A2191];&quot;&quot;)">
            <text:p/>
          </table:table-cell>
          <table:table-cell/>
        </table:table-row>
        <table:table-row table:style-name="ro1">
          <table:table-cell office:value-type="float" office:value="-261" calcext:value-type="float">
            <text:p>-261</text:p>
          </table:table-cell>
          <table:table-cell table:formula="of:=IF(AND(MOD([.A2191];9)=0;MOD([.A2192];9)=0);[.A2191]+[.A2192];&quot;&quot;)">
            <text:p/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IF(AND(MOD([.A2192];9)=0;MOD([.A2193];9)=0);[.A2192]+[.A2193];&quot;&quot;)">
            <text:p/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IF(AND(MOD([.A2193];9)=0;MOD([.A2194];9)=0);[.A2193]+[.A2194];&quot;&quot;)">
            <text:p/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IF(AND(MOD([.A2194];9)=0;MOD([.A2195];9)=0);[.A2194]+[.A2195];&quot;&quot;)">
            <text:p/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IF(AND(MOD([.A2195];9)=0;MOD([.A2196];9)=0);[.A2195]+[.A2196];&quot;&quot;)" office:value-type="float" office:value="738" calcext:value-type="float">
            <text:p>738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IF(AND(MOD([.A2196];9)=0;MOD([.A2197];9)=0);[.A2196]+[.A2197];&quot;&quot;)" office:value-type="float" office:value="675" calcext:value-type="float">
            <text:p>675</text:p>
          </table:table-cell>
          <table:table-cell/>
        </table:table-row>
        <table:table-row table:style-name="ro1">
          <table:table-cell office:value-type="float" office:value="-585" calcext:value-type="float">
            <text:p>-585</text:p>
          </table:table-cell>
          <table:table-cell table:formula="of:=IF(AND(MOD([.A2197];9)=0;MOD([.A2198];9)=0);[.A2197]+[.A2198];&quot;&quot;)" office:value-type="float" office:value="-495" calcext:value-type="float">
            <text:p>-495</text:p>
          </table:table-cell>
          <table:table-cell/>
        </table:table-row>
        <table:table-row table:style-name="ro1">
          <table:table-cell office:value-type="float" office:value="-959" calcext:value-type="float">
            <text:p>-959</text:p>
          </table:table-cell>
          <table:table-cell table:formula="of:=IF(AND(MOD([.A2198];9)=0;MOD([.A2199];9)=0);[.A2198]+[.A2199];&quot;&quot;)">
            <text:p/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IF(AND(MOD([.A2199];9)=0;MOD([.A2200];9)=0);[.A2199]+[.A2200];&quot;&quot;)">
            <text:p/>
          </table:table-cell>
          <table:table-cell/>
        </table:table-row>
        <table:table-row table:style-name="ro1">
          <table:table-cell office:value-type="float" office:value="-988" calcext:value-type="float">
            <text:p>-988</text:p>
          </table:table-cell>
          <table:table-cell table:formula="of:=IF(AND(MOD([.A2200];9)=0;MOD([.A2201];9)=0);[.A2200]+[.A2201];&quot;&quot;)">
            <text:p/>
          </table:table-cell>
          <table:table-cell/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IF(AND(MOD([.A2201];9)=0;MOD([.A2202];9)=0);[.A2201]+[.A2202];&quot;&quot;)">
            <text:p/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IF(AND(MOD([.A2202];9)=0;MOD([.A2203];9)=0);[.A2202]+[.A2203];&quot;&quot;)">
            <text:p/>
          </table:table-cell>
          <table:table-cell/>
        </table:table-row>
        <table:table-row table:style-name="ro1">
          <table:table-cell office:value-type="float" office:value="-925" calcext:value-type="float">
            <text:p>-925</text:p>
          </table:table-cell>
          <table:table-cell table:formula="of:=IF(AND(MOD([.A2203];9)=0;MOD([.A2204];9)=0);[.A2203]+[.A2204];&quot;&quot;)">
            <text:p/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IF(AND(MOD([.A2204];9)=0;MOD([.A2205];9)=0);[.A2204]+[.A2205];&quot;&quot;)">
            <text:p/>
          </table:table-cell>
          <table:table-cell/>
        </table:table-row>
        <table:table-row table:style-name="ro1">
          <table:table-cell office:value-type="float" office:value="-682" calcext:value-type="float">
            <text:p>-682</text:p>
          </table:table-cell>
          <table:table-cell table:formula="of:=IF(AND(MOD([.A2205];9)=0;MOD([.A2206];9)=0);[.A2205]+[.A2206];&quot;&quot;)">
            <text:p/>
          </table:table-cell>
          <table:table-cell/>
        </table:table-row>
        <table:table-row table:style-name="ro1">
          <table:table-cell office:value-type="float" office:value="-611" calcext:value-type="float">
            <text:p>-611</text:p>
          </table:table-cell>
          <table:table-cell table:formula="of:=IF(AND(MOD([.A2206];9)=0;MOD([.A2207];9)=0);[.A2206]+[.A2207];&quot;&quot;)">
            <text:p/>
          </table:table-cell>
          <table:table-cell/>
        </table:table-row>
        <table:table-row table:style-name="ro1">
          <table:table-cell office:value-type="float" office:value="-627" calcext:value-type="float">
            <text:p>-627</text:p>
          </table:table-cell>
          <table:table-cell table:formula="of:=IF(AND(MOD([.A2207];9)=0;MOD([.A2208];9)=0);[.A2207]+[.A2208];&quot;&quot;)">
            <text:p/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IF(AND(MOD([.A2208];9)=0;MOD([.A2209];9)=0);[.A2208]+[.A2209];&quot;&quot;)">
            <text:p/>
          </table:table-cell>
          <table:table-cell/>
        </table:table-row>
        <table:table-row table:style-name="ro1">
          <table:table-cell office:value-type="float" office:value="-997" calcext:value-type="float">
            <text:p>-997</text:p>
          </table:table-cell>
          <table:table-cell table:formula="of:=IF(AND(MOD([.A2209];9)=0;MOD([.A2210];9)=0);[.A2209]+[.A2210];&quot;&quot;)">
            <text:p/>
          </table:table-cell>
          <table:table-cell/>
        </table:table-row>
        <table:table-row table:style-name="ro1">
          <table:table-cell office:value-type="float" office:value="-355" calcext:value-type="float">
            <text:p>-355</text:p>
          </table:table-cell>
          <table:table-cell table:formula="of:=IF(AND(MOD([.A2210];9)=0;MOD([.A2211];9)=0);[.A2210]+[.A2211];&quot;&quot;)">
            <text:p/>
          </table:table-cell>
          <table:table-cell/>
        </table:table-row>
        <table:table-row table:style-name="ro1">
          <table:table-cell office:value-type="float" office:value="-536" calcext:value-type="float">
            <text:p>-536</text:p>
          </table:table-cell>
          <table:table-cell table:formula="of:=IF(AND(MOD([.A2211];9)=0;MOD([.A2212];9)=0);[.A2211]+[.A2212];&quot;&quot;)">
            <text:p/>
          </table:table-cell>
          <table:table-cell/>
        </table:table-row>
        <table:table-row table:style-name="ro1">
          <table:table-cell office:value-type="float" office:value="-116" calcext:value-type="float">
            <text:p>-116</text:p>
          </table:table-cell>
          <table:table-cell table:formula="of:=IF(AND(MOD([.A2212];9)=0;MOD([.A2213];9)=0);[.A2212]+[.A2213];&quot;&quot;)">
            <text:p/>
          </table:table-cell>
          <table:table-cell/>
        </table:table-row>
        <table:table-row table:style-name="ro1">
          <table:table-cell office:value-type="float" office:value="-977" calcext:value-type="float">
            <text:p>-977</text:p>
          </table:table-cell>
          <table:table-cell table:formula="of:=IF(AND(MOD([.A2213];9)=0;MOD([.A2214];9)=0);[.A2213]+[.A2214];&quot;&quot;)">
            <text:p/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IF(AND(MOD([.A2214];9)=0;MOD([.A2215];9)=0);[.A2214]+[.A2215];&quot;&quot;)">
            <text:p/>
          </table:table-cell>
          <table:table-cell/>
        </table:table-row>
        <table:table-row table:style-name="ro1">
          <table:table-cell office:value-type="float" office:value="-148" calcext:value-type="float">
            <text:p>-148</text:p>
          </table:table-cell>
          <table:table-cell table:formula="of:=IF(AND(MOD([.A2215];9)=0;MOD([.A2216];9)=0);[.A2215]+[.A2216];&quot;&quot;)">
            <text:p/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IF(AND(MOD([.A2216];9)=0;MOD([.A2217];9)=0);[.A2216]+[.A2217];&quot;&quot;)">
            <text:p/>
          </table:table-cell>
          <table:table-cell/>
        </table:table-row>
        <table:table-row table:style-name="ro1">
          <table:table-cell office:value-type="float" office:value="-126" calcext:value-type="float">
            <text:p>-126</text:p>
          </table:table-cell>
          <table:table-cell table:formula="of:=IF(AND(MOD([.A2217];9)=0;MOD([.A2218];9)=0);[.A2217]+[.A2218];&quot;&quot;)" office:value-type="float" office:value="-45" calcext:value-type="float">
            <text:p>-45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IF(AND(MOD([.A2218];9)=0;MOD([.A2219];9)=0);[.A2218]+[.A2219];&quot;&quot;)">
            <text:p/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IF(AND(MOD([.A2219];9)=0;MOD([.A2220];9)=0);[.A2219]+[.A2220];&quot;&quot;)">
            <text:p/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IF(AND(MOD([.A2220];9)=0;MOD([.A2221];9)=0);[.A2220]+[.A2221];&quot;&quot;)">
            <text:p/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IF(AND(MOD([.A2221];9)=0;MOD([.A2222];9)=0);[.A2221]+[.A2222];&quot;&quot;)">
            <text:p/>
          </table:table-cell>
          <table:table-cell/>
        </table:table-row>
        <table:table-row table:style-name="ro1">
          <table:table-cell office:value-type="float" office:value="-315" calcext:value-type="float">
            <text:p>-315</text:p>
          </table:table-cell>
          <table:table-cell table:formula="of:=IF(AND(MOD([.A2222];9)=0;MOD([.A2223];9)=0);[.A2222]+[.A2223];&quot;&quot;)">
            <text:p/>
          </table:table-cell>
          <table:table-cell/>
        </table:table-row>
        <table:table-row table:style-name="ro1">
          <table:table-cell office:value-type="float" office:value="-669" calcext:value-type="float">
            <text:p>-669</text:p>
          </table:table-cell>
          <table:table-cell table:formula="of:=IF(AND(MOD([.A2223];9)=0;MOD([.A2224];9)=0);[.A2223]+[.A2224];&quot;&quot;)">
            <text:p/>
          </table:table-cell>
          <table:table-cell/>
        </table:table-row>
        <table:table-row table:style-name="ro1">
          <table:table-cell office:value-type="float" office:value="-441" calcext:value-type="float">
            <text:p>-441</text:p>
          </table:table-cell>
          <table:table-cell table:formula="of:=IF(AND(MOD([.A2224];9)=0;MOD([.A2225];9)=0);[.A2224]+[.A2225];&quot;&quot;)">
            <text:p/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IF(AND(MOD([.A2225];9)=0;MOD([.A2226];9)=0);[.A2225]+[.A2226];&quot;&quot;)">
            <text:p/>
          </table:table-cell>
          <table:table-cell/>
        </table:table-row>
        <table:table-row table:style-name="ro1">
          <table:table-cell office:value-type="float" office:value="-805" calcext:value-type="float">
            <text:p>-805</text:p>
          </table:table-cell>
          <table:table-cell table:formula="of:=IF(AND(MOD([.A2226];9)=0;MOD([.A2227];9)=0);[.A2226]+[.A2227];&quot;&quot;)">
            <text:p/>
          </table:table-cell>
          <table:table-cell/>
        </table:table-row>
        <table:table-row table:style-name="ro1">
          <table:table-cell office:value-type="float" office:value="-620" calcext:value-type="float">
            <text:p>-620</text:p>
          </table:table-cell>
          <table:table-cell table:formula="of:=IF(AND(MOD([.A2227];9)=0;MOD([.A2228];9)=0);[.A2227]+[.A2228];&quot;&quot;)">
            <text:p/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IF(AND(MOD([.A2228];9)=0;MOD([.A2229];9)=0);[.A2228]+[.A2229];&quot;&quot;)">
            <text:p/>
          </table:table-cell>
          <table:table-cell/>
        </table:table-row>
        <table:table-row table:style-name="ro1">
          <table:table-cell office:value-type="float" office:value="-308" calcext:value-type="float">
            <text:p>-308</text:p>
          </table:table-cell>
          <table:table-cell table:formula="of:=IF(AND(MOD([.A2229];9)=0;MOD([.A2230];9)=0);[.A2229]+[.A2230];&quot;&quot;)">
            <text:p/>
          </table:table-cell>
          <table:table-cell/>
        </table:table-row>
        <table:table-row table:style-name="ro1">
          <table:table-cell office:value-type="float" office:value="-454" calcext:value-type="float">
            <text:p>-454</text:p>
          </table:table-cell>
          <table:table-cell table:formula="of:=IF(AND(MOD([.A2230];9)=0;MOD([.A2231];9)=0);[.A2230]+[.A2231];&quot;&quot;)">
            <text:p/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IF(AND(MOD([.A2231];9)=0;MOD([.A2232];9)=0);[.A2231]+[.A2232];&quot;&quot;)">
            <text:p/>
          </table:table-cell>
          <table:table-cell/>
        </table:table-row>
        <table:table-row table:style-name="ro1">
          <table:table-cell office:value-type="float" office:value="-930" calcext:value-type="float">
            <text:p>-930</text:p>
          </table:table-cell>
          <table:table-cell table:formula="of:=IF(AND(MOD([.A2232];9)=0;MOD([.A2233];9)=0);[.A2232]+[.A2233];&quot;&quot;)">
            <text:p/>
          </table:table-cell>
          <table:table-cell/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IF(AND(MOD([.A2233];9)=0;MOD([.A2234];9)=0);[.A2233]+[.A2234];&quot;&quot;)">
            <text:p/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IF(AND(MOD([.A2234];9)=0;MOD([.A2235];9)=0);[.A2234]+[.A2235];&quot;&quot;)">
            <text:p/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IF(AND(MOD([.A2235];9)=0;MOD([.A2236];9)=0);[.A2235]+[.A2236];&quot;&quot;)">
            <text:p/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IF(AND(MOD([.A2236];9)=0;MOD([.A2237];9)=0);[.A2236]+[.A2237];&quot;&quot;)">
            <text:p/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IF(AND(MOD([.A2237];9)=0;MOD([.A2238];9)=0);[.A2237]+[.A2238];&quot;&quot;)">
            <text:p/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IF(AND(MOD([.A2238];9)=0;MOD([.A2239];9)=0);[.A2238]+[.A2239];&quot;&quot;)">
            <text:p/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IF(AND(MOD([.A2239];9)=0;MOD([.A2240];9)=0);[.A2239]+[.A2240];&quot;&quot;)">
            <text:p/>
          </table:table-cell>
          <table:table-cell/>
        </table:table-row>
        <table:table-row table:style-name="ro1">
          <table:table-cell office:value-type="float" office:value="-14" calcext:value-type="float">
            <text:p>-14</text:p>
          </table:table-cell>
          <table:table-cell table:formula="of:=IF(AND(MOD([.A2240];9)=0;MOD([.A2241];9)=0);[.A2240]+[.A2241];&quot;&quot;)">
            <text:p/>
          </table:table-cell>
          <table:table-cell/>
        </table:table-row>
        <table:table-row table:style-name="ro1">
          <table:table-cell office:value-type="float" office:value="-696" calcext:value-type="float">
            <text:p>-696</text:p>
          </table:table-cell>
          <table:table-cell table:formula="of:=IF(AND(MOD([.A2241];9)=0;MOD([.A2242];9)=0);[.A2241]+[.A2242];&quot;&quot;)">
            <text:p/>
          </table:table-cell>
          <table:table-cell/>
        </table:table-row>
        <table:table-row table:style-name="ro1">
          <table:table-cell office:value-type="float" office:value="-139" calcext:value-type="float">
            <text:p>-139</text:p>
          </table:table-cell>
          <table:table-cell table:formula="of:=IF(AND(MOD([.A2242];9)=0;MOD([.A2243];9)=0);[.A2242]+[.A2243];&quot;&quot;)">
            <text:p/>
          </table:table-cell>
          <table:table-cell/>
        </table:table-row>
        <table:table-row table:style-name="ro1">
          <table:table-cell office:value-type="float" office:value="-333" calcext:value-type="float">
            <text:p>-333</text:p>
          </table:table-cell>
          <table:table-cell table:formula="of:=IF(AND(MOD([.A2243];9)=0;MOD([.A2244];9)=0);[.A2243]+[.A2244];&quot;&quot;)">
            <text:p/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IF(AND(MOD([.A2244];9)=0;MOD([.A2245];9)=0);[.A2244]+[.A2245];&quot;&quot;)">
            <text:p/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IF(AND(MOD([.A2245];9)=0;MOD([.A2246];9)=0);[.A2245]+[.A2246];&quot;&quot;)">
            <text:p/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IF(AND(MOD([.A2246];9)=0;MOD([.A2247];9)=0);[.A2246]+[.A2247];&quot;&quot;)">
            <text:p/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IF(AND(MOD([.A2247];9)=0;MOD([.A2248];9)=0);[.A2247]+[.A2248];&quot;&quot;)">
            <text:p/>
          </table:table-cell>
          <table:table-cell/>
        </table:table-row>
        <table:table-row table:style-name="ro1">
          <table:table-cell office:value-type="float" office:value="-404" calcext:value-type="float">
            <text:p>-404</text:p>
          </table:table-cell>
          <table:table-cell table:formula="of:=IF(AND(MOD([.A2248];9)=0;MOD([.A2249];9)=0);[.A2248]+[.A2249];&quot;&quot;)">
            <text:p/>
          </table:table-cell>
          <table:table-cell/>
        </table:table-row>
        <table:table-row table:style-name="ro1">
          <table:table-cell office:value-type="float" office:value="-940" calcext:value-type="float">
            <text:p>-940</text:p>
          </table:table-cell>
          <table:table-cell table:formula="of:=IF(AND(MOD([.A2249];9)=0;MOD([.A2250];9)=0);[.A2249]+[.A2250];&quot;&quot;)">
            <text:p/>
          </table:table-cell>
          <table:table-cell/>
        </table:table-row>
        <table:table-row table:style-name="ro1">
          <table:table-cell office:value-type="float" office:value="-492" calcext:value-type="float">
            <text:p>-492</text:p>
          </table:table-cell>
          <table:table-cell table:formula="of:=IF(AND(MOD([.A2250];9)=0;MOD([.A2251];9)=0);[.A2250]+[.A2251];&quot;&quot;)">
            <text:p/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IF(AND(MOD([.A2251];9)=0;MOD([.A2252];9)=0);[.A2251]+[.A2252];&quot;&quot;)">
            <text:p/>
          </table:table-cell>
          <table:table-cell/>
        </table:table-row>
        <table:table-row table:style-name="ro1">
          <table:table-cell office:value-type="float" office:value="-507" calcext:value-type="float">
            <text:p>-507</text:p>
          </table:table-cell>
          <table:table-cell table:formula="of:=IF(AND(MOD([.A2252];9)=0;MOD([.A2253];9)=0);[.A2252]+[.A2253];&quot;&quot;)">
            <text:p/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IF(AND(MOD([.A2253];9)=0;MOD([.A2254];9)=0);[.A2253]+[.A2254];&quot;&quot;)">
            <text:p/>
          </table:table-cell>
          <table:table-cell/>
        </table:table-row>
        <table:table-row table:style-name="ro1">
          <table:table-cell office:value-type="float" office:value="-6" calcext:value-type="float">
            <text:p>-6</text:p>
          </table:table-cell>
          <table:table-cell table:formula="of:=IF(AND(MOD([.A2254];9)=0;MOD([.A2255];9)=0);[.A2254]+[.A2255];&quot;&quot;)">
            <text:p/>
          </table:table-cell>
          <table:table-cell/>
        </table:table-row>
        <table:table-row table:style-name="ro1">
          <table:table-cell office:value-type="float" office:value="-586" calcext:value-type="float">
            <text:p>-586</text:p>
          </table:table-cell>
          <table:table-cell table:formula="of:=IF(AND(MOD([.A2255];9)=0;MOD([.A2256];9)=0);[.A2255]+[.A2256];&quot;&quot;)">
            <text:p/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IF(AND(MOD([.A2256];9)=0;MOD([.A2257];9)=0);[.A2256]+[.A2257];&quot;&quot;)">
            <text:p/>
          </table:table-cell>
          <table:table-cell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IF(AND(MOD([.A2257];9)=0;MOD([.A2258];9)=0);[.A2257]+[.A2258];&quot;&quot;)">
            <text:p/>
          </table:table-cell>
          <table:table-cell/>
        </table:table-row>
        <table:table-row table:style-name="ro1">
          <table:table-cell office:value-type="float" office:value="-256" calcext:value-type="float">
            <text:p>-256</text:p>
          </table:table-cell>
          <table:table-cell table:formula="of:=IF(AND(MOD([.A2258];9)=0;MOD([.A2259];9)=0);[.A2258]+[.A2259];&quot;&quot;)">
            <text:p/>
          </table:table-cell>
          <table:table-cell/>
        </table:table-row>
        <table:table-row table:style-name="ro1">
          <table:table-cell office:value-type="float" office:value="-745" calcext:value-type="float">
            <text:p>-745</text:p>
          </table:table-cell>
          <table:table-cell table:formula="of:=IF(AND(MOD([.A2259];9)=0;MOD([.A2260];9)=0);[.A2259]+[.A2260];&quot;&quot;)">
            <text:p/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IF(AND(MOD([.A2260];9)=0;MOD([.A2261];9)=0);[.A2260]+[.A2261];&quot;&quot;)">
            <text:p/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IF(AND(MOD([.A2261];9)=0;MOD([.A2262];9)=0);[.A2261]+[.A2262];&quot;&quot;)">
            <text:p/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IF(AND(MOD([.A2262];9)=0;MOD([.A2263];9)=0);[.A2262]+[.A2263];&quot;&quot;)">
            <text:p/>
          </table:table-cell>
          <table:table-cell/>
        </table:table-row>
        <table:table-row table:style-name="ro1">
          <table:table-cell office:value-type="float" office:value="-450" calcext:value-type="float">
            <text:p>-450</text:p>
          </table:table-cell>
          <table:table-cell table:formula="of:=IF(AND(MOD([.A2263];9)=0;MOD([.A2264];9)=0);[.A2263]+[.A2264];&quot;&quot;)">
            <text:p/>
          </table:table-cell>
          <table:table-cell/>
        </table:table-row>
        <table:table-row table:style-name="ro1">
          <table:table-cell office:value-type="float" office:value="-699" calcext:value-type="float">
            <text:p>-699</text:p>
          </table:table-cell>
          <table:table-cell table:formula="of:=IF(AND(MOD([.A2264];9)=0;MOD([.A2265];9)=0);[.A2264]+[.A2265];&quot;&quot;)">
            <text:p/>
          </table:table-cell>
          <table:table-cell/>
        </table:table-row>
        <table:table-row table:style-name="ro1">
          <table:table-cell office:value-type="float" office:value="-537" calcext:value-type="float">
            <text:p>-537</text:p>
          </table:table-cell>
          <table:table-cell table:formula="of:=IF(AND(MOD([.A2265];9)=0;MOD([.A2266];9)=0);[.A2265]+[.A2266];&quot;&quot;)">
            <text:p/>
          </table:table-cell>
          <table:table-cell/>
        </table:table-row>
        <table:table-row table:style-name="ro1">
          <table:table-cell office:value-type="float" office:value="-975" calcext:value-type="float">
            <text:p>-975</text:p>
          </table:table-cell>
          <table:table-cell table:formula="of:=IF(AND(MOD([.A2266];9)=0;MOD([.A2267];9)=0);[.A2266]+[.A2267];&quot;&quot;)">
            <text:p/>
          </table:table-cell>
          <table:table-cell/>
        </table:table-row>
        <table:table-row table:style-name="ro1">
          <table:table-cell office:value-type="float" office:value="-344" calcext:value-type="float">
            <text:p>-344</text:p>
          </table:table-cell>
          <table:table-cell table:formula="of:=IF(AND(MOD([.A2267];9)=0;MOD([.A2268];9)=0);[.A2267]+[.A2268];&quot;&quot;)">
            <text:p/>
          </table:table-cell>
          <table:table-cell/>
        </table:table-row>
        <table:table-row table:style-name="ro1">
          <table:table-cell office:value-type="float" office:value="-267" calcext:value-type="float">
            <text:p>-267</text:p>
          </table:table-cell>
          <table:table-cell table:formula="of:=IF(AND(MOD([.A2268];9)=0;MOD([.A2269];9)=0);[.A2268]+[.A2269];&quot;&quot;)">
            <text:p/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IF(AND(MOD([.A2269];9)=0;MOD([.A2270];9)=0);[.A2269]+[.A2270];&quot;&quot;)">
            <text:p/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IF(AND(MOD([.A2270];9)=0;MOD([.A2271];9)=0);[.A2270]+[.A2271];&quot;&quot;)">
            <text:p/>
          </table:table-cell>
          <table:table-cell/>
        </table:table-row>
        <table:table-row table:style-name="ro1">
          <table:table-cell office:value-type="float" office:value="-925" calcext:value-type="float">
            <text:p>-925</text:p>
          </table:table-cell>
          <table:table-cell table:formula="of:=IF(AND(MOD([.A2271];9)=0;MOD([.A2272];9)=0);[.A2271]+[.A2272];&quot;&quot;)">
            <text:p/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IF(AND(MOD([.A2272];9)=0;MOD([.A2273];9)=0);[.A2272]+[.A2273];&quot;&quot;)">
            <text:p/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IF(AND(MOD([.A2273];9)=0;MOD([.A2274];9)=0);[.A2273]+[.A2274];&quot;&quot;)">
            <text:p/>
          </table:table-cell>
          <table:table-cell/>
        </table:table-row>
        <table:table-row table:style-name="ro1">
          <table:table-cell office:value-type="float" office:value="-366" calcext:value-type="float">
            <text:p>-366</text:p>
          </table:table-cell>
          <table:table-cell table:formula="of:=IF(AND(MOD([.A2274];9)=0;MOD([.A2275];9)=0);[.A2274]+[.A2275];&quot;&quot;)">
            <text:p/>
          </table:table-cell>
          <table:table-cell/>
        </table:table-row>
        <table:table-row table:style-name="ro1">
          <table:table-cell office:value-type="float" office:value="-219" calcext:value-type="float">
            <text:p>-219</text:p>
          </table:table-cell>
          <table:table-cell table:formula="of:=IF(AND(MOD([.A2275];9)=0;MOD([.A2276];9)=0);[.A2275]+[.A2276];&quot;&quot;)">
            <text:p/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IF(AND(MOD([.A2276];9)=0;MOD([.A2277];9)=0);[.A2276]+[.A2277];&quot;&quot;)">
            <text:p/>
          </table:table-cell>
          <table:table-cell/>
        </table:table-row>
        <table:table-row table:style-name="ro1">
          <table:table-cell office:value-type="float" office:value="-531" calcext:value-type="float">
            <text:p>-531</text:p>
          </table:table-cell>
          <table:table-cell table:formula="of:=IF(AND(MOD([.A2277];9)=0;MOD([.A2278];9)=0);[.A2277]+[.A2278];&quot;&quot;)">
            <text:p/>
          </table:table-cell>
          <table:table-cell/>
        </table:table-row>
        <table:table-row table:style-name="ro1">
          <table:table-cell office:value-type="float" office:value="-198" calcext:value-type="float">
            <text:p>-198</text:p>
          </table:table-cell>
          <table:table-cell table:formula="of:=IF(AND(MOD([.A2278];9)=0;MOD([.A2279];9)=0);[.A2278]+[.A2279];&quot;&quot;)" office:value-type="float" office:value="-729" calcext:value-type="float">
            <text:p>-729</text:p>
          </table:table-cell>
          <table:table-cell/>
        </table:table-row>
        <table:table-row table:style-name="ro1">
          <table:table-cell office:value-type="float" office:value="-295" calcext:value-type="float">
            <text:p>-295</text:p>
          </table:table-cell>
          <table:table-cell table:formula="of:=IF(AND(MOD([.A2279];9)=0;MOD([.A2280];9)=0);[.A2279]+[.A2280];&quot;&quot;)">
            <text:p/>
          </table:table-cell>
          <table:table-cell/>
        </table:table-row>
        <table:table-row table:style-name="ro1">
          <table:table-cell office:value-type="float" office:value="-405" calcext:value-type="float">
            <text:p>-405</text:p>
          </table:table-cell>
          <table:table-cell table:formula="of:=IF(AND(MOD([.A2280];9)=0;MOD([.A2281];9)=0);[.A2280]+[.A2281];&quot;&quot;)">
            <text:p/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IF(AND(MOD([.A2281];9)=0;MOD([.A2282];9)=0);[.A2281]+[.A2282];&quot;&quot;)">
            <text:p/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IF(AND(MOD([.A2282];9)=0;MOD([.A2283];9)=0);[.A2282]+[.A2283];&quot;&quot;)">
            <text:p/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IF(AND(MOD([.A2283];9)=0;MOD([.A2284];9)=0);[.A2283]+[.A2284];&quot;&quot;)">
            <text:p/>
          </table:table-cell>
          <table:table-cell/>
        </table:table-row>
        <table:table-row table:style-name="ro1">
          <table:table-cell office:value-type="float" office:value="-44" calcext:value-type="float">
            <text:p>-44</text:p>
          </table:table-cell>
          <table:table-cell table:formula="of:=IF(AND(MOD([.A2284];9)=0;MOD([.A2285];9)=0);[.A2284]+[.A2285];&quot;&quot;)">
            <text:p/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IF(AND(MOD([.A2285];9)=0;MOD([.A2286];9)=0);[.A2285]+[.A2286];&quot;&quot;)">
            <text:p/>
          </table:table-cell>
          <table:table-cell/>
        </table:table-row>
        <table:table-row table:style-name="ro1">
          <table:table-cell office:value-type="float" office:value="-72" calcext:value-type="float">
            <text:p>-72</text:p>
          </table:table-cell>
          <table:table-cell table:formula="of:=IF(AND(MOD([.A2286];9)=0;MOD([.A2287];9)=0);[.A2286]+[.A2287];&quot;&quot;)" office:value-type="float" office:value="405" calcext:value-type="float">
            <text:p>405</text:p>
          </table:table-cell>
          <table:table-cell/>
        </table:table-row>
        <table:table-row table:style-name="ro1">
          <table:table-cell office:value-type="float" office:value="-889" calcext:value-type="float">
            <text:p>-889</text:p>
          </table:table-cell>
          <table:table-cell table:formula="of:=IF(AND(MOD([.A2287];9)=0;MOD([.A2288];9)=0);[.A2287]+[.A2288];&quot;&quot;)">
            <text:p/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IF(AND(MOD([.A2288];9)=0;MOD([.A2289];9)=0);[.A2288]+[.A2289];&quot;&quot;)">
            <text:p/>
          </table:table-cell>
          <table:table-cell/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IF(AND(MOD([.A2289];9)=0;MOD([.A2290];9)=0);[.A2289]+[.A2290];&quot;&quot;)">
            <text:p/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IF(AND(MOD([.A2290];9)=0;MOD([.A2291];9)=0);[.A2290]+[.A2291];&quot;&quot;)">
            <text:p/>
          </table:table-cell>
          <table:table-cell/>
        </table:table-row>
        <table:table-row table:style-name="ro1">
          <table:table-cell office:value-type="float" office:value="-563" calcext:value-type="float">
            <text:p>-563</text:p>
          </table:table-cell>
          <table:table-cell table:formula="of:=IF(AND(MOD([.A2291];9)=0;MOD([.A2292];9)=0);[.A2291]+[.A2292];&quot;&quot;)">
            <text:p/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IF(AND(MOD([.A2292];9)=0;MOD([.A2293];9)=0);[.A2292]+[.A2293];&quot;&quot;)">
            <text:p/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IF(AND(MOD([.A2293];9)=0;MOD([.A2294];9)=0);[.A2293]+[.A2294];&quot;&quot;)">
            <text:p/>
          </table:table-cell>
          <table:table-cell/>
        </table:table-row>
        <table:table-row table:style-name="ro1">
          <table:table-cell office:value-type="float" office:value="-29" calcext:value-type="float">
            <text:p>-29</text:p>
          </table:table-cell>
          <table:table-cell table:formula="of:=IF(AND(MOD([.A2294];9)=0;MOD([.A2295];9)=0);[.A2294]+[.A2295];&quot;&quot;)">
            <text:p/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IF(AND(MOD([.A2295];9)=0;MOD([.A2296];9)=0);[.A2295]+[.A2296];&quot;&quot;)">
            <text:p/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IF(AND(MOD([.A2296];9)=0;MOD([.A2297];9)=0);[.A2296]+[.A2297];&quot;&quot;)">
            <text:p/>
          </table:table-cell>
          <table:table-cell/>
        </table:table-row>
        <table:table-row table:style-name="ro1">
          <table:table-cell office:value-type="float" office:value="-412" calcext:value-type="float">
            <text:p>-412</text:p>
          </table:table-cell>
          <table:table-cell table:formula="of:=IF(AND(MOD([.A2297];9)=0;MOD([.A2298];9)=0);[.A2297]+[.A2298];&quot;&quot;)">
            <text:p/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IF(AND(MOD([.A2298];9)=0;MOD([.A2299];9)=0);[.A2298]+[.A2299];&quot;&quot;)">
            <text:p/>
          </table:table-cell>
          <table:table-cell/>
        </table:table-row>
        <table:table-row table:style-name="ro1">
          <table:table-cell office:value-type="float" office:value="-903" calcext:value-type="float">
            <text:p>-903</text:p>
          </table:table-cell>
          <table:table-cell table:formula="of:=IF(AND(MOD([.A2299];9)=0;MOD([.A2300];9)=0);[.A2299]+[.A2300];&quot;&quot;)">
            <text:p/>
          </table:table-cell>
          <table:table-cell/>
        </table:table-row>
        <table:table-row table:style-name="ro1">
          <table:table-cell office:value-type="float" office:value="-234" calcext:value-type="float">
            <text:p>-234</text:p>
          </table:table-cell>
          <table:table-cell table:formula="of:=IF(AND(MOD([.A2300];9)=0;MOD([.A2301];9)=0);[.A2300]+[.A2301];&quot;&quot;)">
            <text:p/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IF(AND(MOD([.A2301];9)=0;MOD([.A2302];9)=0);[.A2301]+[.A2302];&quot;&quot;)">
            <text:p/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IF(AND(MOD([.A2302];9)=0;MOD([.A2303];9)=0);[.A2302]+[.A2303];&quot;&quot;)">
            <text:p/>
          </table:table-cell>
          <table:table-cell/>
        </table:table-row>
        <table:table-row table:style-name="ro1">
          <table:table-cell office:value-type="float" office:value="-489" calcext:value-type="float">
            <text:p>-489</text:p>
          </table:table-cell>
          <table:table-cell table:formula="of:=IF(AND(MOD([.A2303];9)=0;MOD([.A2304];9)=0);[.A2303]+[.A2304];&quot;&quot;)">
            <text:p/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IF(AND(MOD([.A2304];9)=0;MOD([.A2305];9)=0);[.A2304]+[.A2305];&quot;&quot;)">
            <text:p/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IF(AND(MOD([.A2305];9)=0;MOD([.A2306];9)=0);[.A2305]+[.A2306];&quot;&quot;)">
            <text:p/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IF(AND(MOD([.A2306];9)=0;MOD([.A2307];9)=0);[.A2306]+[.A2307];&quot;&quot;)">
            <text:p/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MOD([.A2307];9)=0;MOD([.A2308];9)=0);[.A2307]+[.A2308];&quot;&quot;)" office:value-type="float" office:value="702" calcext:value-type="float">
            <text:p>702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IF(AND(MOD([.A2308];9)=0;MOD([.A2309];9)=0);[.A2308]+[.A2309];&quot;&quot;)"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IF(AND(MOD([.A2309];9)=0;MOD([.A2310];9)=0);[.A2309]+[.A2310];&quot;&quot;)">
            <text:p/>
          </table:table-cell>
          <table:table-cell/>
        </table:table-row>
        <table:table-row table:style-name="ro1">
          <table:table-cell office:value-type="float" office:value="-546" calcext:value-type="float">
            <text:p>-546</text:p>
          </table:table-cell>
          <table:table-cell table:formula="of:=IF(AND(MOD([.A2310];9)=0;MOD([.A2311];9)=0);[.A2310]+[.A2311];&quot;&quot;)">
            <text:p/>
          </table:table-cell>
          <table:table-cell/>
        </table:table-row>
        <table:table-row table:style-name="ro1">
          <table:table-cell office:value-type="float" office:value="-763" calcext:value-type="float">
            <text:p>-763</text:p>
          </table:table-cell>
          <table:table-cell table:formula="of:=IF(AND(MOD([.A2311];9)=0;MOD([.A2312];9)=0);[.A2311]+[.A2312];&quot;&quot;)">
            <text:p/>
          </table:table-cell>
          <table:table-cell/>
        </table:table-row>
        <table:table-row table:style-name="ro1">
          <table:table-cell office:value-type="float" office:value="-357" calcext:value-type="float">
            <text:p>-357</text:p>
          </table:table-cell>
          <table:table-cell table:formula="of:=IF(AND(MOD([.A2312];9)=0;MOD([.A2313];9)=0);[.A2312]+[.A2313];&quot;&quot;)">
            <text:p/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IF(AND(MOD([.A2313];9)=0;MOD([.A2314];9)=0);[.A2313]+[.A2314];&quot;&quot;)">
            <text:p/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IF(AND(MOD([.A2314];9)=0;MOD([.A2315];9)=0);[.A2314]+[.A2315];&quot;&quot;)">
            <text:p/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IF(AND(MOD([.A2315];9)=0;MOD([.A2316];9)=0);[.A2315]+[.A2316];&quot;&quot;)">
            <text:p/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IF(AND(MOD([.A2316];9)=0;MOD([.A2317];9)=0);[.A2316]+[.A2317];&quot;&quot;)">
            <text:p/>
          </table:table-cell>
          <table:table-cell/>
        </table:table-row>
        <table:table-row table:style-name="ro1">
          <table:table-cell office:value-type="float" office:value="-352" calcext:value-type="float">
            <text:p>-352</text:p>
          </table:table-cell>
          <table:table-cell table:formula="of:=IF(AND(MOD([.A2317];9)=0;MOD([.A2318];9)=0);[.A2317]+[.A2318];&quot;&quot;)">
            <text:p/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IF(AND(MOD([.A2318];9)=0;MOD([.A2319];9)=0);[.A2318]+[.A2319];&quot;&quot;)">
            <text:p/>
          </table:table-cell>
          <table:table-cell/>
        </table:table-row>
        <table:table-row table:style-name="ro1">
          <table:table-cell office:value-type="float" office:value="-389" calcext:value-type="float">
            <text:p>-389</text:p>
          </table:table-cell>
          <table:table-cell table:formula="of:=IF(AND(MOD([.A2319];9)=0;MOD([.A2320];9)=0);[.A2319]+[.A2320];&quot;&quot;)">
            <text:p/>
          </table:table-cell>
          <table:table-cell/>
        </table:table-row>
        <table:table-row table:style-name="ro1">
          <table:table-cell office:value-type="float" office:value="-328" calcext:value-type="float">
            <text:p>-328</text:p>
          </table:table-cell>
          <table:table-cell table:formula="of:=IF(AND(MOD([.A2320];9)=0;MOD([.A2321];9)=0);[.A2320]+[.A2321];&quot;&quot;)">
            <text:p/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IF(AND(MOD([.A2321];9)=0;MOD([.A2322];9)=0);[.A2321]+[.A2322];&quot;&quot;)">
            <text:p/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IF(AND(MOD([.A2322];9)=0;MOD([.A2323];9)=0);[.A2322]+[.A2323];&quot;&quot;)">
            <text:p/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AND(MOD([.A2323];9)=0;MOD([.A2324];9)=0);[.A2323]+[.A2324];&quot;&quot;)">
            <text:p/>
          </table:table-cell>
          <table:table-cell/>
        </table:table-row>
        <table:table-row table:style-name="ro1">
          <table:table-cell office:value-type="float" office:value="-648" calcext:value-type="float">
            <text:p>-648</text:p>
          </table:table-cell>
          <table:table-cell table:formula="of:=IF(AND(MOD([.A2324];9)=0;MOD([.A2325];9)=0);[.A2324]+[.A2325];&quot;&quot;)">
            <text:p/>
          </table:table-cell>
          <table:table-cell/>
        </table:table-row>
        <table:table-row table:style-name="ro1">
          <table:table-cell office:value-type="float" office:value="-138" calcext:value-type="float">
            <text:p>-138</text:p>
          </table:table-cell>
          <table:table-cell table:formula="of:=IF(AND(MOD([.A2325];9)=0;MOD([.A2326];9)=0);[.A2325]+[.A2326];&quot;&quot;)">
            <text:p/>
          </table:table-cell>
          <table:table-cell/>
        </table:table-row>
        <table:table-row table:style-name="ro1">
          <table:table-cell office:value-type="float" office:value="-86" calcext:value-type="float">
            <text:p>-86</text:p>
          </table:table-cell>
          <table:table-cell table:formula="of:=IF(AND(MOD([.A2326];9)=0;MOD([.A2327];9)=0);[.A2326]+[.A2327];&quot;&quot;)">
            <text:p/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IF(AND(MOD([.A2327];9)=0;MOD([.A2328];9)=0);[.A2327]+[.A2328];&quot;&quot;)">
            <text:p/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IF(AND(MOD([.A2328];9)=0;MOD([.A2329];9)=0);[.A2328]+[.A2329];&quot;&quot;)">
            <text:p/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IF(AND(MOD([.A2329];9)=0;MOD([.A2330];9)=0);[.A2329]+[.A2330];&quot;&quot;)">
            <text:p/>
          </table:table-cell>
          <table:table-cell/>
        </table:table-row>
        <table:table-row table:style-name="ro1">
          <table:table-cell office:value-type="float" office:value="-873" calcext:value-type="float">
            <text:p>-873</text:p>
          </table:table-cell>
          <table:table-cell table:formula="of:=IF(AND(MOD([.A2330];9)=0;MOD([.A2331];9)=0);[.A2330]+[.A2331];&quot;&quot;)">
            <text:p/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IF(AND(MOD([.A2331];9)=0;MOD([.A2332];9)=0);[.A2331]+[.A2332];&quot;&quot;)">
            <text:p/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IF(AND(MOD([.A2332];9)=0;MOD([.A2333];9)=0);[.A2332]+[.A2333];&quot;&quot;)">
            <text:p/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IF(AND(MOD([.A2333];9)=0;MOD([.A2334];9)=0);[.A2333]+[.A2334];&quot;&quot;)">
            <text:p/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IF(AND(MOD([.A2334];9)=0;MOD([.A2335];9)=0);[.A2334]+[.A2335];&quot;&quot;)">
            <text:p/>
          </table:table-cell>
          <table:table-cell/>
        </table:table-row>
        <table:table-row table:style-name="ro1">
          <table:table-cell office:value-type="float" office:value="-423" calcext:value-type="float">
            <text:p>-423</text:p>
          </table:table-cell>
          <table:table-cell table:formula="of:=IF(AND(MOD([.A2335];9)=0;MOD([.A2336];9)=0);[.A2335]+[.A2336];&quot;&quot;)">
            <text:p/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IF(AND(MOD([.A2336];9)=0;MOD([.A2337];9)=0);[.A2336]+[.A2337];&quot;&quot;)">
            <text:p/>
          </table:table-cell>
          <table:table-cell/>
        </table:table-row>
        <table:table-row table:style-name="ro1">
          <table:table-cell office:value-type="float" office:value="-751" calcext:value-type="float">
            <text:p>-751</text:p>
          </table:table-cell>
          <table:table-cell table:formula="of:=IF(AND(MOD([.A2337];9)=0;MOD([.A2338];9)=0);[.A2337]+[.A2338];&quot;&quot;)">
            <text:p/>
          </table:table-cell>
          <table:table-cell/>
        </table:table-row>
        <table:table-row table:style-name="ro1">
          <table:table-cell office:value-type="float" office:value="-839" calcext:value-type="float">
            <text:p>-839</text:p>
          </table:table-cell>
          <table:table-cell table:formula="of:=IF(AND(MOD([.A2338];9)=0;MOD([.A2339];9)=0);[.A2338]+[.A2339];&quot;&quot;)">
            <text:p/>
          </table:table-cell>
          <table:table-cell/>
        </table:table-row>
        <table:table-row table:style-name="ro1">
          <table:table-cell office:value-type="float" office:value="-449" calcext:value-type="float">
            <text:p>-449</text:p>
          </table:table-cell>
          <table:table-cell table:formula="of:=IF(AND(MOD([.A2339];9)=0;MOD([.A2340];9)=0);[.A2339]+[.A2340];&quot;&quot;)">
            <text:p/>
          </table:table-cell>
          <table:table-cell/>
        </table:table-row>
        <table:table-row table:style-name="ro1">
          <table:table-cell office:value-type="float" office:value="-469" calcext:value-type="float">
            <text:p>-469</text:p>
          </table:table-cell>
          <table:table-cell table:formula="of:=IF(AND(MOD([.A2340];9)=0;MOD([.A2341];9)=0);[.A2340]+[.A2341];&quot;&quot;)">
            <text:p/>
          </table:table-cell>
          <table:table-cell/>
        </table:table-row>
        <table:table-row table:style-name="ro1">
          <table:table-cell office:value-type="float" office:value="-481" calcext:value-type="float">
            <text:p>-481</text:p>
          </table:table-cell>
          <table:table-cell table:formula="of:=IF(AND(MOD([.A2341];9)=0;MOD([.A2342];9)=0);[.A2341]+[.A2342];&quot;&quot;)">
            <text:p/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IF(AND(MOD([.A2342];9)=0;MOD([.A2343];9)=0);[.A2342]+[.A2343];&quot;&quot;)">
            <text:p/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IF(AND(MOD([.A2343];9)=0;MOD([.A2344];9)=0);[.A2343]+[.A2344];&quot;&quot;)">
            <text:p/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IF(AND(MOD([.A2344];9)=0;MOD([.A2345];9)=0);[.A2344]+[.A2345];&quot;&quot;)">
            <text:p/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IF(AND(MOD([.A2345];9)=0;MOD([.A2346];9)=0);[.A2345]+[.A2346];&quot;&quot;)">
            <text:p/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IF(AND(MOD([.A2346];9)=0;MOD([.A2347];9)=0);[.A2346]+[.A2347];&quot;&quot;)">
            <text:p/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IF(AND(MOD([.A2347];9)=0;MOD([.A2348];9)=0);[.A2347]+[.A2348];&quot;&quot;)">
            <text:p/>
          </table:table-cell>
          <table:table-cell/>
        </table:table-row>
        <table:table-row table:style-name="ro1">
          <table:table-cell office:value-type="float" office:value="-66" calcext:value-type="float">
            <text:p>-66</text:p>
          </table:table-cell>
          <table:table-cell table:formula="of:=IF(AND(MOD([.A2348];9)=0;MOD([.A2349];9)=0);[.A2348]+[.A2349];&quot;&quot;)">
            <text:p/>
          </table:table-cell>
          <table:table-cell/>
        </table:table-row>
        <table:table-row table:style-name="ro1">
          <table:table-cell office:value-type="float" office:value="-652" calcext:value-type="float">
            <text:p>-652</text:p>
          </table:table-cell>
          <table:table-cell table:formula="of:=IF(AND(MOD([.A2349];9)=0;MOD([.A2350];9)=0);[.A2349]+[.A2350];&quot;&quot;)">
            <text:p/>
          </table:table-cell>
          <table:table-cell/>
        </table:table-row>
        <table:table-row table:style-name="ro1">
          <table:table-cell office:value-type="float" office:value="-728" calcext:value-type="float">
            <text:p>-728</text:p>
          </table:table-cell>
          <table:table-cell table:formula="of:=IF(AND(MOD([.A2350];9)=0;MOD([.A2351];9)=0);[.A2350]+[.A2351];&quot;&quot;)">
            <text:p/>
          </table:table-cell>
          <table:table-cell/>
        </table:table-row>
        <table:table-row table:style-name="ro1">
          <table:table-cell office:value-type="float" office:value="-611" calcext:value-type="float">
            <text:p>-611</text:p>
          </table:table-cell>
          <table:table-cell table:formula="of:=IF(AND(MOD([.A2351];9)=0;MOD([.A2352];9)=0);[.A2351]+[.A2352];&quot;&quot;)">
            <text:p/>
          </table:table-cell>
          <table:table-cell/>
        </table:table-row>
        <table:table-row table:style-name="ro1">
          <table:table-cell office:value-type="float" office:value="-810" calcext:value-type="float">
            <text:p>-810</text:p>
          </table:table-cell>
          <table:table-cell table:formula="of:=IF(AND(MOD([.A2352];9)=0;MOD([.A2353];9)=0);[.A2352]+[.A2353];&quot;&quot;)">
            <text:p/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IF(AND(MOD([.A2353];9)=0;MOD([.A2354];9)=0);[.A2353]+[.A2354];&quot;&quot;)">
            <text:p/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IF(AND(MOD([.A2354];9)=0;MOD([.A2355];9)=0);[.A2354]+[.A2355];&quot;&quot;)">
            <text:p/>
          </table:table-cell>
          <table:table-cell/>
        </table:table-row>
        <table:table-row table:style-name="ro1">
          <table:table-cell office:value-type="float" office:value="-787" calcext:value-type="float">
            <text:p>-787</text:p>
          </table:table-cell>
          <table:table-cell table:formula="of:=IF(AND(MOD([.A2355];9)=0;MOD([.A2356];9)=0);[.A2355]+[.A2356];&quot;&quot;)">
            <text:p/>
          </table:table-cell>
          <table:table-cell/>
        </table:table-row>
        <table:table-row table:style-name="ro1">
          <table:table-cell office:value-type="float" office:value="-950" calcext:value-type="float">
            <text:p>-950</text:p>
          </table:table-cell>
          <table:table-cell table:formula="of:=IF(AND(MOD([.A2356];9)=0;MOD([.A2357];9)=0);[.A2356]+[.A2357];&quot;&quot;)">
            <text:p/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IF(AND(MOD([.A2357];9)=0;MOD([.A2358];9)=0);[.A2357]+[.A2358];&quot;&quot;)">
            <text:p/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IF(AND(MOD([.A2358];9)=0;MOD([.A2359];9)=0);[.A2358]+[.A2359];&quot;&quot;)">
            <text:p/>
          </table:table-cell>
          <table:table-cell/>
        </table:table-row>
        <table:table-row table:style-name="ro1">
          <table:table-cell office:value-type="float" office:value="-621" calcext:value-type="float">
            <text:p>-621</text:p>
          </table:table-cell>
          <table:table-cell table:formula="of:=IF(AND(MOD([.A2359];9)=0;MOD([.A2360];9)=0);[.A2359]+[.A2360];&quot;&quot;)">
            <text:p/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IF(AND(MOD([.A2360];9)=0;MOD([.A2361];9)=0);[.A2360]+[.A2361];&quot;&quot;)">
            <text:p/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IF(AND(MOD([.A2361];9)=0;MOD([.A2362];9)=0);[.A2361]+[.A2362];&quot;&quot;)">
            <text:p/>
          </table:table-cell>
          <table:table-cell/>
        </table:table-row>
        <table:table-row table:style-name="ro1">
          <table:table-cell office:value-type="float" office:value="-685" calcext:value-type="float">
            <text:p>-685</text:p>
          </table:table-cell>
          <table:table-cell table:formula="of:=IF(AND(MOD([.A2362];9)=0;MOD([.A2363];9)=0);[.A2362]+[.A2363];&quot;&quot;)">
            <text:p/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IF(AND(MOD([.A2363];9)=0;MOD([.A2364];9)=0);[.A2363]+[.A2364];&quot;&quot;)">
            <text:p/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IF(AND(MOD([.A2364];9)=0;MOD([.A2365];9)=0);[.A2364]+[.A2365];&quot;&quot;)">
            <text:p/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AND(MOD([.A2365];9)=0;MOD([.A2366];9)=0);[.A2365]+[.A2366];&quot;&quot;)">
            <text:p/>
          </table:table-cell>
          <table:table-cell/>
        </table:table-row>
        <table:table-row table:style-name="ro1">
          <table:table-cell office:value-type="float" office:value="-583" calcext:value-type="float">
            <text:p>-583</text:p>
          </table:table-cell>
          <table:table-cell table:formula="of:=IF(AND(MOD([.A2366];9)=0;MOD([.A2367];9)=0);[.A2366]+[.A2367];&quot;&quot;)">
            <text:p/>
          </table:table-cell>
          <table:table-cell/>
        </table:table-row>
        <table:table-row table:style-name="ro1">
          <table:table-cell office:value-type="float" office:value="-916" calcext:value-type="float">
            <text:p>-916</text:p>
          </table:table-cell>
          <table:table-cell table:formula="of:=IF(AND(MOD([.A2367];9)=0;MOD([.A2368];9)=0);[.A2367]+[.A2368];&quot;&quot;)">
            <text:p/>
          </table:table-cell>
          <table:table-cell/>
        </table:table-row>
        <table:table-row table:style-name="ro1">
          <table:table-cell office:value-type="float" office:value="-90" calcext:value-type="float">
            <text:p>-90</text:p>
          </table:table-cell>
          <table:table-cell table:formula="of:=IF(AND(MOD([.A2368];9)=0;MOD([.A2369];9)=0);[.A2368]+[.A2369];&quot;&quot;)">
            <text:p/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IF(AND(MOD([.A2369];9)=0;MOD([.A2370];9)=0);[.A2369]+[.A2370];&quot;&quot;)">
            <text:p/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IF(AND(MOD([.A2370];9)=0;MOD([.A2371];9)=0);[.A2370]+[.A2371];&quot;&quot;)">
            <text:p/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IF(AND(MOD([.A2371];9)=0;MOD([.A2372];9)=0);[.A2371]+[.A2372];&quot;&quot;)">
            <text:p/>
          </table:table-cell>
          <table:table-cell/>
        </table:table-row>
        <table:table-row table:style-name="ro1">
          <table:table-cell office:value-type="float" office:value="-382" calcext:value-type="float">
            <text:p>-382</text:p>
          </table:table-cell>
          <table:table-cell table:formula="of:=IF(AND(MOD([.A2372];9)=0;MOD([.A2373];9)=0);[.A2372]+[.A2373];&quot;&quot;)">
            <text:p/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IF(AND(MOD([.A2373];9)=0;MOD([.A2374];9)=0);[.A2373]+[.A2374];&quot;&quot;)">
            <text:p/>
          </table:table-cell>
          <table:table-cell/>
        </table:table-row>
        <table:table-row table:style-name="ro1">
          <table:table-cell office:value-type="float" office:value="-163" calcext:value-type="float">
            <text:p>-163</text:p>
          </table:table-cell>
          <table:table-cell table:formula="of:=IF(AND(MOD([.A2374];9)=0;MOD([.A2375];9)=0);[.A2374]+[.A2375];&quot;&quot;)">
            <text:p/>
          </table:table-cell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IF(AND(MOD([.A2375];9)=0;MOD([.A2376];9)=0);[.A2375]+[.A2376];&quot;&quot;)">
            <text:p/>
          </table:table-cell>
          <table:table-cell/>
        </table:table-row>
        <table:table-row table:style-name="ro1">
          <table:table-cell office:value-type="float" office:value="-320" calcext:value-type="float">
            <text:p>-320</text:p>
          </table:table-cell>
          <table:table-cell table:formula="of:=IF(AND(MOD([.A2376];9)=0;MOD([.A2377];9)=0);[.A2376]+[.A2377];&quot;&quot;)">
            <text:p/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IF(AND(MOD([.A2377];9)=0;MOD([.A2378];9)=0);[.A2377]+[.A2378];&quot;&quot;)">
            <text:p/>
          </table:table-cell>
          <table:table-cell/>
        </table:table-row>
        <table:table-row table:style-name="ro1">
          <table:table-cell office:value-type="float" office:value="-289" calcext:value-type="float">
            <text:p>-289</text:p>
          </table:table-cell>
          <table:table-cell table:formula="of:=IF(AND(MOD([.A2378];9)=0;MOD([.A2379];9)=0);[.A2378]+[.A2379];&quot;&quot;)">
            <text:p/>
          </table:table-cell>
          <table:table-cell/>
        </table:table-row>
        <table:table-row table:style-name="ro1">
          <table:table-cell office:value-type="float" office:value="-280" calcext:value-type="float">
            <text:p>-280</text:p>
          </table:table-cell>
          <table:table-cell table:formula="of:=IF(AND(MOD([.A2379];9)=0;MOD([.A2380];9)=0);[.A2379]+[.A2380];&quot;&quot;)">
            <text:p/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IF(AND(MOD([.A2380];9)=0;MOD([.A2381];9)=0);[.A2380]+[.A2381];&quot;&quot;)">
            <text:p/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IF(AND(MOD([.A2381];9)=0;MOD([.A2382];9)=0);[.A2381]+[.A2382];&quot;&quot;)">
            <text:p/>
          </table:table-cell>
          <table:table-cell/>
        </table:table-row>
        <table:table-row table:style-name="ro1">
          <table:table-cell office:value-type="float" office:value="-721" calcext:value-type="float">
            <text:p>-721</text:p>
          </table:table-cell>
          <table:table-cell table:formula="of:=IF(AND(MOD([.A2382];9)=0;MOD([.A2383];9)=0);[.A2382]+[.A2383];&quot;&quot;)">
            <text:p/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IF(AND(MOD([.A2383];9)=0;MOD([.A2384];9)=0);[.A2383]+[.A2384];&quot;&quot;)">
            <text:p/>
          </table:table-cell>
          <table:table-cell/>
        </table:table-row>
        <table:table-row table:style-name="ro1">
          <table:table-cell office:value-type="float" office:value="-192" calcext:value-type="float">
            <text:p>-192</text:p>
          </table:table-cell>
          <table:table-cell table:formula="of:=IF(AND(MOD([.A2384];9)=0;MOD([.A2385];9)=0);[.A2384]+[.A2385];&quot;&quot;)">
            <text:p/>
          </table:table-cell>
          <table:table-cell/>
        </table:table-row>
        <table:table-row table:style-name="ro1">
          <table:table-cell office:value-type="float" office:value="-922" calcext:value-type="float">
            <text:p>-922</text:p>
          </table:table-cell>
          <table:table-cell table:formula="of:=IF(AND(MOD([.A2385];9)=0;MOD([.A2386];9)=0);[.A2385]+[.A2386];&quot;&quot;)">
            <text:p/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IF(AND(MOD([.A2386];9)=0;MOD([.A2387];9)=0);[.A2386]+[.A2387];&quot;&quot;)">
            <text:p/>
          </table:table-cell>
          <table:table-cell/>
        </table:table-row>
        <table:table-row table:style-name="ro1">
          <table:table-cell office:value-type="float" office:value="-487" calcext:value-type="float">
            <text:p>-487</text:p>
          </table:table-cell>
          <table:table-cell table:formula="of:=IF(AND(MOD([.A2387];9)=0;MOD([.A2388];9)=0);[.A2387]+[.A2388];&quot;&quot;)">
            <text:p/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IF(AND(MOD([.A2388];9)=0;MOD([.A2389];9)=0);[.A2388]+[.A2389];&quot;&quot;)">
            <text:p/>
          </table:table-cell>
          <table:table-cell/>
        </table:table-row>
        <table:table-row table:style-name="ro1">
          <table:table-cell office:value-type="float" office:value="-833" calcext:value-type="float">
            <text:p>-833</text:p>
          </table:table-cell>
          <table:table-cell table:formula="of:=IF(AND(MOD([.A2389];9)=0;MOD([.A2390];9)=0);[.A2389]+[.A2390];&quot;&quot;)">
            <text:p/>
          </table:table-cell>
          <table:table-cell/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IF(AND(MOD([.A2390];9)=0;MOD([.A2391];9)=0);[.A2390]+[.A2391];&quot;&quot;)">
            <text:p/>
          </table:table-cell>
          <table:table-cell/>
        </table:table-row>
        <table:table-row table:style-name="ro1">
          <table:table-cell office:value-type="float" office:value="-499" calcext:value-type="float">
            <text:p>-499</text:p>
          </table:table-cell>
          <table:table-cell table:formula="of:=IF(AND(MOD([.A2391];9)=0;MOD([.A2392];9)=0);[.A2391]+[.A2392];&quot;&quot;)">
            <text:p/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IF(AND(MOD([.A2392];9)=0;MOD([.A2393];9)=0);[.A2392]+[.A2393];&quot;&quot;)">
            <text:p/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IF(AND(MOD([.A2393];9)=0;MOD([.A2394];9)=0);[.A2393]+[.A2394];&quot;&quot;)">
            <text:p/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IF(AND(MOD([.A2394];9)=0;MOD([.A2395];9)=0);[.A2394]+[.A2395];&quot;&quot;)">
            <text:p/>
          </table:table-cell>
          <table:table-cell/>
        </table:table-row>
        <table:table-row table:style-name="ro1">
          <table:table-cell office:value-type="float" office:value="-450" calcext:value-type="float">
            <text:p>-450</text:p>
          </table:table-cell>
          <table:table-cell table:formula="of:=IF(AND(MOD([.A2395];9)=0;MOD([.A2396];9)=0);[.A2395]+[.A2396];&quot;&quot;)">
            <text:p/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IF(AND(MOD([.A2396];9)=0;MOD([.A2397];9)=0);[.A2396]+[.A2397];&quot;&quot;)">
            <text:p/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IF(AND(MOD([.A2397];9)=0;MOD([.A2398];9)=0);[.A2397]+[.A2398];&quot;&quot;)">
            <text:p/>
          </table:table-cell>
          <table:table-cell/>
        </table:table-row>
        <table:table-row table:style-name="ro1">
          <table:table-cell office:value-type="float" office:value="-598" calcext:value-type="float">
            <text:p>-598</text:p>
          </table:table-cell>
          <table:table-cell table:formula="of:=IF(AND(MOD([.A2398];9)=0;MOD([.A2399];9)=0);[.A2398]+[.A2399];&quot;&quot;)">
            <text:p/>
          </table:table-cell>
          <table:table-cell/>
        </table:table-row>
        <table:table-row table:style-name="ro1">
          <table:table-cell office:value-type="float" office:value="-480" calcext:value-type="float">
            <text:p>-480</text:p>
          </table:table-cell>
          <table:table-cell table:formula="of:=IF(AND(MOD([.A2399];9)=0;MOD([.A2400];9)=0);[.A2399]+[.A2400];&quot;&quot;)">
            <text:p/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IF(AND(MOD([.A2400];9)=0;MOD([.A2401];9)=0);[.A2400]+[.A2401];&quot;&quot;)">
            <text:p/>
          </table:table-cell>
          <table:table-cell/>
        </table:table-row>
        <table:table-row table:style-name="ro1">
          <table:table-cell office:value-type="float" office:value="-874" calcext:value-type="float">
            <text:p>-874</text:p>
          </table:table-cell>
          <table:table-cell table:formula="of:=IF(AND(MOD([.A2401];9)=0;MOD([.A2402];9)=0);[.A2401]+[.A2402];&quot;&quot;)">
            <text:p/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IF(AND(MOD([.A2402];9)=0;MOD([.A2403];9)=0);[.A2402]+[.A2403];&quot;&quot;)">
            <text:p/>
          </table:table-cell>
          <table:table-cell/>
        </table:table-row>
        <table:table-row table:style-name="ro1">
          <table:table-cell office:value-type="float" office:value="-629" calcext:value-type="float">
            <text:p>-629</text:p>
          </table:table-cell>
          <table:table-cell table:formula="of:=IF(AND(MOD([.A2403];9)=0;MOD([.A2404];9)=0);[.A2403]+[.A2404];&quot;&quot;)">
            <text:p/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IF(AND(MOD([.A2404];9)=0;MOD([.A2405];9)=0);[.A2404]+[.A2405];&quot;&quot;)">
            <text:p/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IF(AND(MOD([.A2405];9)=0;MOD([.A2406];9)=0);[.A2405]+[.A2406];&quot;&quot;)">
            <text:p/>
          </table:table-cell>
          <table:table-cell/>
        </table:table-row>
        <table:table-row table:style-name="ro1">
          <table:table-cell office:value-type="float" office:value="-278" calcext:value-type="float">
            <text:p>-278</text:p>
          </table:table-cell>
          <table:table-cell table:formula="of:=IF(AND(MOD([.A2406];9)=0;MOD([.A2407];9)=0);[.A2406]+[.A2407];&quot;&quot;)">
            <text:p/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IF(AND(MOD([.A2407];9)=0;MOD([.A2408];9)=0);[.A2407]+[.A2408];&quot;&quot;)">
            <text:p/>
          </table:table-cell>
          <table:table-cell/>
        </table:table-row>
        <table:table-row table:style-name="ro1">
          <table:table-cell office:value-type="float" office:value="-26" calcext:value-type="float">
            <text:p>-26</text:p>
          </table:table-cell>
          <table:table-cell table:formula="of:=IF(AND(MOD([.A2408];9)=0;MOD([.A2409];9)=0);[.A2408]+[.A2409];&quot;&quot;)">
            <text:p/>
          </table:table-cell>
          <table:table-cell/>
        </table:table-row>
        <table:table-row table:style-name="ro1">
          <table:table-cell office:value-type="float" office:value="-193" calcext:value-type="float">
            <text:p>-193</text:p>
          </table:table-cell>
          <table:table-cell table:formula="of:=IF(AND(MOD([.A2409];9)=0;MOD([.A2410];9)=0);[.A2409]+[.A2410];&quot;&quot;)">
            <text:p/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IF(AND(MOD([.A2410];9)=0;MOD([.A2411];9)=0);[.A2410]+[.A2411];&quot;&quot;)">
            <text:p/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IF(AND(MOD([.A2411];9)=0;MOD([.A2412];9)=0);[.A2411]+[.A2412];&quot;&quot;)">
            <text:p/>
          </table:table-cell>
          <table:table-cell/>
        </table:table-row>
        <table:table-row table:style-name="ro1">
          <table:table-cell office:value-type="float" office:value="-987" calcext:value-type="float">
            <text:p>-987</text:p>
          </table:table-cell>
          <table:table-cell table:formula="of:=IF(AND(MOD([.A2412];9)=0;MOD([.A2413];9)=0);[.A2412]+[.A2413];&quot;&quot;)">
            <text:p/>
          </table:table-cell>
          <table:table-cell/>
        </table:table-row>
        <table:table-row table:style-name="ro1">
          <table:table-cell office:value-type="float" office:value="-758" calcext:value-type="float">
            <text:p>-758</text:p>
          </table:table-cell>
          <table:table-cell table:formula="of:=IF(AND(MOD([.A2413];9)=0;MOD([.A2414];9)=0);[.A2413]+[.A2414];&quot;&quot;)">
            <text:p/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IF(AND(MOD([.A2414];9)=0;MOD([.A2415];9)=0);[.A2414]+[.A2415];&quot;&quot;)">
            <text:p/>
          </table:table-cell>
          <table:table-cell/>
        </table:table-row>
        <table:table-row table:style-name="ro1">
          <table:table-cell office:value-type="float" office:value="-838" calcext:value-type="float">
            <text:p>-838</text:p>
          </table:table-cell>
          <table:table-cell table:formula="of:=IF(AND(MOD([.A2415];9)=0;MOD([.A2416];9)=0);[.A2415]+[.A2416];&quot;&quot;)">
            <text:p/>
          </table:table-cell>
          <table:table-cell/>
        </table:table-row>
        <table:table-row table:style-name="ro1">
          <table:table-cell office:value-type="float" office:value="-880" calcext:value-type="float">
            <text:p>-880</text:p>
          </table:table-cell>
          <table:table-cell table:formula="of:=IF(AND(MOD([.A2416];9)=0;MOD([.A2417];9)=0);[.A2416]+[.A2417];&quot;&quot;)">
            <text:p/>
          </table:table-cell>
          <table:table-cell/>
        </table:table-row>
        <table:table-row table:style-name="ro1">
          <table:table-cell office:value-type="float" office:value="-422" calcext:value-type="float">
            <text:p>-422</text:p>
          </table:table-cell>
          <table:table-cell table:formula="of:=IF(AND(MOD([.A2417];9)=0;MOD([.A2418];9)=0);[.A2417]+[.A2418];&quot;&quot;)">
            <text:p/>
          </table:table-cell>
          <table:table-cell/>
        </table:table-row>
        <table:table-row table:style-name="ro1">
          <table:table-cell office:value-type="float" office:value="-77" calcext:value-type="float">
            <text:p>-77</text:p>
          </table:table-cell>
          <table:table-cell table:formula="of:=IF(AND(MOD([.A2418];9)=0;MOD([.A2419];9)=0);[.A2418]+[.A2419];&quot;&quot;)">
            <text:p/>
          </table:table-cell>
          <table:table-cell/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IF(AND(MOD([.A2419];9)=0;MOD([.A2420];9)=0);[.A2419]+[.A2420];&quot;&quot;)">
            <text:p/>
          </table:table-cell>
          <table:table-cell/>
        </table:table-row>
        <table:table-row table:style-name="ro1">
          <table:table-cell office:value-type="float" office:value="-916" calcext:value-type="float">
            <text:p>-916</text:p>
          </table:table-cell>
          <table:table-cell table:formula="of:=IF(AND(MOD([.A2420];9)=0;MOD([.A2421];9)=0);[.A2420]+[.A2421];&quot;&quot;)">
            <text:p/>
          </table:table-cell>
          <table:table-cell/>
        </table:table-row>
        <table:table-row table:style-name="ro1">
          <table:table-cell office:value-type="float" office:value="-731" calcext:value-type="float">
            <text:p>-731</text:p>
          </table:table-cell>
          <table:table-cell table:formula="of:=IF(AND(MOD([.A2421];9)=0;MOD([.A2422];9)=0);[.A2421]+[.A2422];&quot;&quot;)">
            <text:p/>
          </table:table-cell>
          <table:table-cell/>
        </table:table-row>
        <table:table-row table:style-name="ro1">
          <table:table-cell office:value-type="float" office:value="-736" calcext:value-type="float">
            <text:p>-736</text:p>
          </table:table-cell>
          <table:table-cell table:formula="of:=IF(AND(MOD([.A2422];9)=0;MOD([.A2423];9)=0);[.A2422]+[.A2423];&quot;&quot;)">
            <text:p/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IF(AND(MOD([.A2423];9)=0;MOD([.A2424];9)=0);[.A2423]+[.A2424];&quot;&quot;)">
            <text:p/>
          </table:table-cell>
          <table:table-cell/>
        </table:table-row>
        <table:table-row table:style-name="ro1">
          <table:table-cell office:value-type="float" office:value="-508" calcext:value-type="float">
            <text:p>-508</text:p>
          </table:table-cell>
          <table:table-cell table:formula="of:=IF(AND(MOD([.A2424];9)=0;MOD([.A2425];9)=0);[.A2424]+[.A2425];&quot;&quot;)">
            <text:p/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IF(AND(MOD([.A2425];9)=0;MOD([.A2426];9)=0);[.A2425]+[.A2426];&quot;&quot;)">
            <text:p/>
          </table:table-cell>
          <table:table-cell/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IF(AND(MOD([.A2426];9)=0;MOD([.A2427];9)=0);[.A2426]+[.A2427];&quot;&quot;)">
            <text:p/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IF(AND(MOD([.A2427];9)=0;MOD([.A2428];9)=0);[.A2427]+[.A2428];&quot;&quot;)">
            <text:p/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IF(AND(MOD([.A2428];9)=0;MOD([.A2429];9)=0);[.A2428]+[.A2429];&quot;&quot;)">
            <text:p/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IF(AND(MOD([.A2429];9)=0;MOD([.A2430];9)=0);[.A2429]+[.A2430];&quot;&quot;)">
            <text:p/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IF(AND(MOD([.A2430];9)=0;MOD([.A2431];9)=0);[.A2430]+[.A2431];&quot;&quot;)">
            <text:p/>
          </table:table-cell>
          <table:table-cell/>
        </table:table-row>
        <table:table-row table:style-name="ro1">
          <table:table-cell office:value-type="float" office:value="-589" calcext:value-type="float">
            <text:p>-589</text:p>
          </table:table-cell>
          <table:table-cell table:formula="of:=IF(AND(MOD([.A2431];9)=0;MOD([.A2432];9)=0);[.A2431]+[.A2432];&quot;&quot;)">
            <text:p/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IF(AND(MOD([.A2432];9)=0;MOD([.A2433];9)=0);[.A2432]+[.A2433];&quot;&quot;)">
            <text:p/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IF(AND(MOD([.A2433];9)=0;MOD([.A2434];9)=0);[.A2433]+[.A2434];&quot;&quot;)">
            <text:p/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IF(AND(MOD([.A2434];9)=0;MOD([.A2435];9)=0);[.A2434]+[.A2435];&quot;&quot;)">
            <text:p/>
          </table:table-cell>
          <table:table-cell/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IF(AND(MOD([.A2435];9)=0;MOD([.A2436];9)=0);[.A2435]+[.A2436];&quot;&quot;)">
            <text:p/>
          </table:table-cell>
          <table:table-cell/>
        </table:table-row>
        <table:table-row table:style-name="ro1">
          <table:table-cell office:value-type="float" office:value="-171" calcext:value-type="float">
            <text:p>-171</text:p>
          </table:table-cell>
          <table:table-cell table:formula="of:=IF(AND(MOD([.A2436];9)=0;MOD([.A2437];9)=0);[.A2436]+[.A2437];&quot;&quot;)">
            <text:p/>
          </table:table-cell>
          <table:table-cell/>
        </table:table-row>
        <table:table-row table:style-name="ro1">
          <table:table-cell office:value-type="float" office:value="-697" calcext:value-type="float">
            <text:p>-697</text:p>
          </table:table-cell>
          <table:table-cell table:formula="of:=IF(AND(MOD([.A2437];9)=0;MOD([.A2438];9)=0);[.A2437]+[.A2438];&quot;&quot;)">
            <text:p/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IF(AND(MOD([.A2438];9)=0;MOD([.A2439];9)=0);[.A2438]+[.A2439];&quot;&quot;)">
            <text:p/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IF(AND(MOD([.A2439];9)=0;MOD([.A2440];9)=0);[.A2439]+[.A2440];&quot;&quot;)">
            <text:p/>
          </table:table-cell>
          <table:table-cell/>
        </table:table-row>
        <table:table-row table:style-name="ro1">
          <table:table-cell office:value-type="float" office:value="-587" calcext:value-type="float">
            <text:p>-587</text:p>
          </table:table-cell>
          <table:table-cell table:formula="of:=IF(AND(MOD([.A2440];9)=0;MOD([.A2441];9)=0);[.A2440]+[.A2441];&quot;&quot;)">
            <text:p/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IF(AND(MOD([.A2441];9)=0;MOD([.A2442];9)=0);[.A2441]+[.A2442];&quot;&quot;)">
            <text:p/>
          </table:table-cell>
          <table:table-cell/>
        </table:table-row>
        <table:table-row table:style-name="ro1">
          <table:table-cell office:value-type="float" office:value="-716" calcext:value-type="float">
            <text:p>-716</text:p>
          </table:table-cell>
          <table:table-cell table:formula="of:=IF(AND(MOD([.A2442];9)=0;MOD([.A2443];9)=0);[.A2442]+[.A2443];&quot;&quot;)">
            <text:p/>
          </table:table-cell>
          <table:table-cell/>
        </table:table-row>
        <table:table-row table:style-name="ro1">
          <table:table-cell office:value-type="float" office:value="-802" calcext:value-type="float">
            <text:p>-802</text:p>
          </table:table-cell>
          <table:table-cell table:formula="of:=IF(AND(MOD([.A2443];9)=0;MOD([.A2444];9)=0);[.A2443]+[.A2444];&quot;&quot;)">
            <text:p/>
          </table:table-cell>
          <table:table-cell/>
        </table:table-row>
        <table:table-row table:style-name="ro1">
          <table:table-cell office:value-type="float" office:value="-562" calcext:value-type="float">
            <text:p>-562</text:p>
          </table:table-cell>
          <table:table-cell table:formula="of:=IF(AND(MOD([.A2444];9)=0;MOD([.A2445];9)=0);[.A2444]+[.A2445];&quot;&quot;)">
            <text:p/>
          </table:table-cell>
          <table:table-cell/>
        </table:table-row>
        <table:table-row table:style-name="ro1">
          <table:table-cell office:value-type="float" office:value="-846" calcext:value-type="float">
            <text:p>-846</text:p>
          </table:table-cell>
          <table:table-cell table:formula="of:=IF(AND(MOD([.A2445];9)=0;MOD([.A2446];9)=0);[.A2445]+[.A2446];&quot;&quot;)">
            <text:p/>
          </table:table-cell>
          <table:table-cell/>
        </table:table-row>
        <table:table-row table:style-name="ro1">
          <table:table-cell office:value-type="float" office:value="-749" calcext:value-type="float">
            <text:p>-749</text:p>
          </table:table-cell>
          <table:table-cell table:formula="of:=IF(AND(MOD([.A2446];9)=0;MOD([.A2447];9)=0);[.A2446]+[.A2447];&quot;&quot;)">
            <text:p/>
          </table:table-cell>
          <table:table-cell/>
        </table:table-row>
        <table:table-row table:style-name="ro1">
          <table:table-cell office:value-type="float" office:value="-425" calcext:value-type="float">
            <text:p>-425</text:p>
          </table:table-cell>
          <table:table-cell table:formula="of:=IF(AND(MOD([.A2447];9)=0;MOD([.A2448];9)=0);[.A2447]+[.A2448];&quot;&quot;)">
            <text:p/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IF(AND(MOD([.A2448];9)=0;MOD([.A2449];9)=0);[.A2448]+[.A2449];&quot;&quot;)">
            <text:p/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IF(AND(MOD([.A2449];9)=0;MOD([.A2450];9)=0);[.A2449]+[.A2450];&quot;&quot;)">
            <text:p/>
          </table:table-cell>
          <table:table-cell/>
        </table:table-row>
        <table:table-row table:style-name="ro1">
          <table:table-cell office:value-type="float" office:value="-880" calcext:value-type="float">
            <text:p>-880</text:p>
          </table:table-cell>
          <table:table-cell table:formula="of:=IF(AND(MOD([.A2450];9)=0;MOD([.A2451];9)=0);[.A2450]+[.A2451];&quot;&quot;)">
            <text:p/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IF(AND(MOD([.A2451];9)=0;MOD([.A2452];9)=0);[.A2451]+[.A2452];&quot;&quot;)">
            <text:p/>
          </table:table-cell>
          <table:table-cell/>
        </table:table-row>
        <table:table-row table:style-name="ro1">
          <table:table-cell office:value-type="float" office:value="-144" calcext:value-type="float">
            <text:p>-144</text:p>
          </table:table-cell>
          <table:table-cell table:formula="of:=IF(AND(MOD([.A2452];9)=0;MOD([.A2453];9)=0);[.A2452]+[.A2453];&quot;&quot;)">
            <text:p/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IF(AND(MOD([.A2453];9)=0;MOD([.A2454];9)=0);[.A2453]+[.A2454];&quot;&quot;)">
            <text:p/>
          </table:table-cell>
          <table:table-cell/>
        </table:table-row>
        <table:table-row table:style-name="ro1">
          <table:table-cell office:value-type="float" office:value="-329" calcext:value-type="float">
            <text:p>-329</text:p>
          </table:table-cell>
          <table:table-cell table:formula="of:=IF(AND(MOD([.A2454];9)=0;MOD([.A2455];9)=0);[.A2454]+[.A2455];&quot;&quot;)">
            <text:p/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IF(AND(MOD([.A2455];9)=0;MOD([.A2456];9)=0);[.A2455]+[.A2456];&quot;&quot;)">
            <text:p/>
          </table:table-cell>
          <table:table-cell/>
        </table:table-row>
        <table:table-row table:style-name="ro1">
          <table:table-cell office:value-type="float" office:value="-201" calcext:value-type="float">
            <text:p>-201</text:p>
          </table:table-cell>
          <table:table-cell table:formula="of:=IF(AND(MOD([.A2456];9)=0;MOD([.A2457];9)=0);[.A2456]+[.A2457];&quot;&quot;)">
            <text:p/>
          </table:table-cell>
          <table:table-cell/>
        </table:table-row>
        <table:table-row table:style-name="ro1">
          <table:table-cell office:value-type="float" office:value="-974" calcext:value-type="float">
            <text:p>-974</text:p>
          </table:table-cell>
          <table:table-cell table:formula="of:=IF(AND(MOD([.A2457];9)=0;MOD([.A2458];9)=0);[.A2457]+[.A2458];&quot;&quot;)">
            <text:p/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IF(AND(MOD([.A2458];9)=0;MOD([.A2459];9)=0);[.A2458]+[.A2459];&quot;&quot;)">
            <text:p/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IF(AND(MOD([.A2459];9)=0;MOD([.A2460];9)=0);[.A2459]+[.A2460];&quot;&quot;)">
            <text:p/>
          </table:table-cell>
          <table:table-cell/>
        </table:table-row>
        <table:table-row table:style-name="ro1">
          <table:table-cell office:value-type="float" office:value="-100" calcext:value-type="float">
            <text:p>-100</text:p>
          </table:table-cell>
          <table:table-cell table:formula="of:=IF(AND(MOD([.A2460];9)=0;MOD([.A2461];9)=0);[.A2460]+[.A2461];&quot;&quot;)">
            <text:p/>
          </table:table-cell>
          <table:table-cell/>
        </table:table-row>
        <table:table-row table:style-name="ro1">
          <table:table-cell office:value-type="float" office:value="-638" calcext:value-type="float">
            <text:p>-638</text:p>
          </table:table-cell>
          <table:table-cell table:formula="of:=IF(AND(MOD([.A2461];9)=0;MOD([.A2462];9)=0);[.A2461]+[.A2462];&quot;&quot;)">
            <text:p/>
          </table:table-cell>
          <table:table-cell/>
        </table:table-row>
        <table:table-row table:style-name="ro1">
          <table:table-cell office:value-type="float" office:value="-992" calcext:value-type="float">
            <text:p>-992</text:p>
          </table:table-cell>
          <table:table-cell table:formula="of:=IF(AND(MOD([.A2462];9)=0;MOD([.A2463];9)=0);[.A2462]+[.A2463];&quot;&quot;)">
            <text:p/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IF(AND(MOD([.A2463];9)=0;MOD([.A2464];9)=0);[.A2463]+[.A2464];&quot;&quot;)">
            <text:p/>
          </table:table-cell>
          <table:table-cell/>
        </table:table-row>
        <table:table-row table:style-name="ro1">
          <table:table-cell office:value-type="float" office:value="-438" calcext:value-type="float">
            <text:p>-438</text:p>
          </table:table-cell>
          <table:table-cell table:formula="of:=IF(AND(MOD([.A2464];9)=0;MOD([.A2465];9)=0);[.A2464]+[.A2465];&quot;&quot;)">
            <text:p/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IF(AND(MOD([.A2465];9)=0;MOD([.A2466];9)=0);[.A2465]+[.A2466];&quot;&quot;)">
            <text:p/>
          </table:table-cell>
          <table:table-cell/>
        </table:table-row>
        <table:table-row table:style-name="ro1">
          <table:table-cell office:value-type="float" office:value="-72" calcext:value-type="float">
            <text:p>-72</text:p>
          </table:table-cell>
          <table:table-cell table:formula="of:=IF(AND(MOD([.A2466];9)=0;MOD([.A2467];9)=0);[.A2466]+[.A2467];&quot;&quot;)">
            <text:p/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IF(AND(MOD([.A2467];9)=0;MOD([.A2468];9)=0);[.A2467]+[.A2468];&quot;&quot;)">
            <text:p/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IF(AND(MOD([.A2468];9)=0;MOD([.A2469];9)=0);[.A2468]+[.A2469];&quot;&quot;)">
            <text:p/>
          </table:table-cell>
          <table:table-cell/>
        </table:table-row>
        <table:table-row table:style-name="ro1">
          <table:table-cell office:value-type="float" office:value="-361" calcext:value-type="float">
            <text:p>-361</text:p>
          </table:table-cell>
          <table:table-cell table:formula="of:=IF(AND(MOD([.A2469];9)=0;MOD([.A2470];9)=0);[.A2469]+[.A2470];&quot;&quot;)">
            <text:p/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IF(AND(MOD([.A2470];9)=0;MOD([.A2471];9)=0);[.A2470]+[.A2471];&quot;&quot;)">
            <text:p/>
          </table:table-cell>
          <table:table-cell/>
        </table:table-row>
        <table:table-row table:style-name="ro1">
          <table:table-cell office:value-type="float" office:value="-921" calcext:value-type="float">
            <text:p>-921</text:p>
          </table:table-cell>
          <table:table-cell table:formula="of:=IF(AND(MOD([.A2471];9)=0;MOD([.A2472];9)=0);[.A2471]+[.A2472];&quot;&quot;)">
            <text:p/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AND(MOD([.A2472];9)=0;MOD([.A2473];9)=0);[.A2472]+[.A2473];&quot;&quot;)">
            <text:p/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IF(AND(MOD([.A2473];9)=0;MOD([.A2474];9)=0);[.A2473]+[.A2474];&quot;&quot;)">
            <text:p/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IF(AND(MOD([.A2474];9)=0;MOD([.A2475];9)=0);[.A2474]+[.A2475];&quot;&quot;)">
            <text:p/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IF(AND(MOD([.A2475];9)=0;MOD([.A2476];9)=0);[.A2475]+[.A2476];&quot;&quot;)">
            <text:p/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IF(AND(MOD([.A2476];9)=0;MOD([.A2477];9)=0);[.A2476]+[.A2477];&quot;&quot;)">
            <text:p/>
          </table:table-cell>
          <table:table-cell/>
        </table:table-row>
        <table:table-row table:style-name="ro1">
          <table:table-cell office:value-type="float" office:value="-745" calcext:value-type="float">
            <text:p>-745</text:p>
          </table:table-cell>
          <table:table-cell table:formula="of:=IF(AND(MOD([.A2477];9)=0;MOD([.A2478];9)=0);[.A2477]+[.A2478];&quot;&quot;)">
            <text:p/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IF(AND(MOD([.A2478];9)=0;MOD([.A2479];9)=0);[.A2478]+[.A2479];&quot;&quot;)">
            <text:p/>
          </table:table-cell>
          <table:table-cell/>
        </table:table-row>
        <table:table-row table:style-name="ro1">
          <table:table-cell office:value-type="float" office:value="-921" calcext:value-type="float">
            <text:p>-921</text:p>
          </table:table-cell>
          <table:table-cell table:formula="of:=IF(AND(MOD([.A2479];9)=0;MOD([.A2480];9)=0);[.A2479]+[.A2480];&quot;&quot;)">
            <text:p/>
          </table:table-cell>
          <table:table-cell/>
        </table:table-row>
        <table:table-row table:style-name="ro1">
          <table:table-cell office:value-type="float" office:value="-489" calcext:value-type="float">
            <text:p>-489</text:p>
          </table:table-cell>
          <table:table-cell table:formula="of:=IF(AND(MOD([.A2480];9)=0;MOD([.A2481];9)=0);[.A2480]+[.A2481];&quot;&quot;)">
            <text:p/>
          </table:table-cell>
          <table:table-cell/>
        </table:table-row>
        <table:table-row table:style-name="ro1">
          <table:table-cell office:value-type="float" office:value="-173" calcext:value-type="float">
            <text:p>-173</text:p>
          </table:table-cell>
          <table:table-cell table:formula="of:=IF(AND(MOD([.A2481];9)=0;MOD([.A2482];9)=0);[.A2481]+[.A2482];&quot;&quot;)">
            <text:p/>
          </table:table-cell>
          <table:table-cell/>
        </table:table-row>
        <table:table-row table:style-name="ro1">
          <table:table-cell office:value-type="float" office:value="-20" calcext:value-type="float">
            <text:p>-20</text:p>
          </table:table-cell>
          <table:table-cell table:formula="of:=IF(AND(MOD([.A2482];9)=0;MOD([.A2483];9)=0);[.A2482]+[.A2483];&quot;&quot;)">
            <text:p/>
          </table:table-cell>
          <table:table-cell/>
        </table:table-row>
        <table:table-row table:style-name="ro1">
          <table:table-cell office:value-type="float" office:value="-989" calcext:value-type="float">
            <text:p>-989</text:p>
          </table:table-cell>
          <table:table-cell table:formula="of:=IF(AND(MOD([.A2483];9)=0;MOD([.A2484];9)=0);[.A2483]+[.A2484];&quot;&quot;)">
            <text:p/>
          </table:table-cell>
          <table:table-cell/>
        </table:table-row>
        <table:table-row table:style-name="ro1">
          <table:table-cell office:value-type="float" office:value="-161" calcext:value-type="float">
            <text:p>-161</text:p>
          </table:table-cell>
          <table:table-cell table:formula="of:=IF(AND(MOD([.A2484];9)=0;MOD([.A2485];9)=0);[.A2484]+[.A2485];&quot;&quot;)">
            <text:p/>
          </table:table-cell>
          <table:table-cell/>
        </table:table-row>
        <table:table-row table:style-name="ro1">
          <table:table-cell office:value-type="float" office:value="-309" calcext:value-type="float">
            <text:p>-309</text:p>
          </table:table-cell>
          <table:table-cell table:formula="of:=IF(AND(MOD([.A2485];9)=0;MOD([.A2486];9)=0);[.A2485]+[.A2486];&quot;&quot;)">
            <text:p/>
          </table:table-cell>
          <table:table-cell/>
        </table:table-row>
        <table:table-row table:style-name="ro1">
          <table:table-cell office:value-type="float" office:value="-424" calcext:value-type="float">
            <text:p>-424</text:p>
          </table:table-cell>
          <table:table-cell table:formula="of:=IF(AND(MOD([.A2486];9)=0;MOD([.A2487];9)=0);[.A2486]+[.A2487];&quot;&quot;)">
            <text:p/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IF(AND(MOD([.A2487];9)=0;MOD([.A2488];9)=0);[.A2487]+[.A2488];&quot;&quot;)">
            <text:p/>
          </table:table-cell>
          <table:table-cell/>
        </table:table-row>
        <table:table-row table:style-name="ro1">
          <table:table-cell office:value-type="float" office:value="-680" calcext:value-type="float">
            <text:p>-680</text:p>
          </table:table-cell>
          <table:table-cell table:formula="of:=IF(AND(MOD([.A2488];9)=0;MOD([.A2489];9)=0);[.A2488]+[.A2489];&quot;&quot;)">
            <text:p/>
          </table:table-cell>
          <table:table-cell/>
        </table:table-row>
        <table:table-row table:style-name="ro1">
          <table:table-cell office:value-type="float" office:value="-571" calcext:value-type="float">
            <text:p>-571</text:p>
          </table:table-cell>
          <table:table-cell table:formula="of:=IF(AND(MOD([.A2489];9)=0;MOD([.A2490];9)=0);[.A2489]+[.A2490];&quot;&quot;)">
            <text:p/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AND(MOD([.A2490];9)=0;MOD([.A2491];9)=0);[.A2490]+[.A2491];&quot;&quot;)">
            <text:p/>
          </table:table-cell>
          <table:table-cell/>
        </table:table-row>
        <table:table-row table:style-name="ro1">
          <table:table-cell office:value-type="float" office:value="-981" calcext:value-type="float">
            <text:p>-981</text:p>
          </table:table-cell>
          <table:table-cell table:formula="of:=IF(AND(MOD([.A2491];9)=0;MOD([.A2492];9)=0);[.A2491]+[.A2492];&quot;&quot;)">
            <text:p/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IF(AND(MOD([.A2492];9)=0;MOD([.A2493];9)=0);[.A2492]+[.A2493];&quot;&quot;)" office:value-type="float" office:value="-306" calcext:value-type="float">
            <text:p>-306</text:p>
          </table:table-cell>
          <table:table-cell/>
        </table:table-row>
        <table:table-row table:style-name="ro1">
          <table:table-cell office:value-type="float" office:value="-831" calcext:value-type="float">
            <text:p>-831</text:p>
          </table:table-cell>
          <table:table-cell table:formula="of:=IF(AND(MOD([.A2493];9)=0;MOD([.A2494];9)=0);[.A2493]+[.A2494];&quot;&quot;)">
            <text:p/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IF(AND(MOD([.A2494];9)=0;MOD([.A2495];9)=0);[.A2494]+[.A2495];&quot;&quot;)">
            <text:p/>
          </table:table-cell>
          <table:table-cell/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IF(AND(MOD([.A2495];9)=0;MOD([.A2496];9)=0);[.A2495]+[.A2496];&quot;&quot;)">
            <text:p/>
          </table:table-cell>
          <table:table-cell/>
        </table:table-row>
        <table:table-row table:style-name="ro1">
          <table:table-cell office:value-type="float" office:value="-187" calcext:value-type="float">
            <text:p>-187</text:p>
          </table:table-cell>
          <table:table-cell table:formula="of:=IF(AND(MOD([.A2496];9)=0;MOD([.A2497];9)=0);[.A2496]+[.A2497];&quot;&quot;)">
            <text:p/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IF(AND(MOD([.A2497];9)=0;MOD([.A2498];9)=0);[.A2497]+[.A2498];&quot;&quot;)">
            <text:p/>
          </table:table-cell>
          <table:table-cell/>
        </table:table-row>
        <table:table-row table:style-name="ro1">
          <table:table-cell office:value-type="float" office:value="-523" calcext:value-type="float">
            <text:p>-523</text:p>
          </table:table-cell>
          <table:table-cell table:formula="of:=IF(AND(MOD([.A2498];9)=0;MOD([.A2499];9)=0);[.A2498]+[.A2499];&quot;&quot;)">
            <text:p/>
          </table:table-cell>
          <table:table-cell/>
        </table:table-row>
        <table:table-row table:style-name="ro1">
          <table:table-cell office:value-type="float" office:value="-530" calcext:value-type="float">
            <text:p>-530</text:p>
          </table:table-cell>
          <table:table-cell table:formula="of:=IF(AND(MOD([.A2499];9)=0;MOD([.A2500];9)=0);[.A2499]+[.A2500];&quot;&quot;)">
            <text:p/>
          </table:table-cell>
          <table:table-cell/>
        </table:table-row>
        <table:table-row table:style-name="ro1">
          <table:table-cell office:value-type="float" office:value="-944" calcext:value-type="float">
            <text:p>-944</text:p>
          </table:table-cell>
          <table:table-cell table:formula="of:=IF(AND(MOD([.A2500];9)=0;MOD([.A2501];9)=0);[.A2500]+[.A2501];&quot;&quot;)">
            <text:p/>
          </table:table-cell>
          <table:table-cell/>
        </table:table-row>
        <table:table-row table:style-name="ro1">
          <table:table-cell office:value-type="float" office:value="-37" calcext:value-type="float">
            <text:p>-37</text:p>
          </table:table-cell>
          <table:table-cell table:formula="of:=IF(AND(MOD([.A2501];9)=0;MOD([.A2502];9)=0);[.A2501]+[.A2502];&quot;&quot;)">
            <text:p/>
          </table:table-cell>
          <table:table-cell/>
        </table:table-row>
        <table:table-row table:style-name="ro1">
          <table:table-cell office:value-type="float" office:value="-175" calcext:value-type="float">
            <text:p>-175</text:p>
          </table:table-cell>
          <table:table-cell table:formula="of:=IF(AND(MOD([.A2502];9)=0;MOD([.A2503];9)=0);[.A2502]+[.A2503];&quot;&quot;)">
            <text:p/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IF(AND(MOD([.A2503];9)=0;MOD([.A2504];9)=0);[.A2503]+[.A2504];&quot;&quot;)">
            <text:p/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IF(AND(MOD([.A2504];9)=0;MOD([.A2505];9)=0);[.A2504]+[.A2505];&quot;&quot;)">
            <text:p/>
          </table:table-cell>
          <table:table-cell/>
        </table:table-row>
        <table:table-row table:style-name="ro1">
          <table:table-cell office:value-type="float" office:value="-417" calcext:value-type="float">
            <text:p>-417</text:p>
          </table:table-cell>
          <table:table-cell table:formula="of:=IF(AND(MOD([.A2505];9)=0;MOD([.A2506];9)=0);[.A2505]+[.A2506];&quot;&quot;)">
            <text:p/>
          </table:table-cell>
          <table:table-cell/>
        </table:table-row>
        <table:table-row table:style-name="ro1">
          <table:table-cell office:value-type="float" office:value="-452" calcext:value-type="float">
            <text:p>-452</text:p>
          </table:table-cell>
          <table:table-cell table:formula="of:=IF(AND(MOD([.A2506];9)=0;MOD([.A2507];9)=0);[.A2506]+[.A2507];&quot;&quot;)">
            <text:p/>
          </table:table-cell>
          <table:table-cell/>
        </table:table-row>
        <table:table-row table:style-name="ro1">
          <table:table-cell office:value-type="float" office:value="-73" calcext:value-type="float">
            <text:p>-73</text:p>
          </table:table-cell>
          <table:table-cell table:formula="of:=IF(AND(MOD([.A2507];9)=0;MOD([.A2508];9)=0);[.A2507]+[.A2508];&quot;&quot;)">
            <text:p/>
          </table:table-cell>
          <table:table-cell/>
        </table:table-row>
        <table:table-row table:style-name="ro1">
          <table:table-cell office:value-type="float" office:value="-22" calcext:value-type="float">
            <text:p>-22</text:p>
          </table:table-cell>
          <table:table-cell table:formula="of:=IF(AND(MOD([.A2508];9)=0;MOD([.A2509];9)=0);[.A2508]+[.A2509];&quot;&quot;)">
            <text:p/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IF(AND(MOD([.A2509];9)=0;MOD([.A2510];9)=0);[.A2509]+[.A2510];&quot;&quot;)">
            <text:p/>
          </table:table-cell>
          <table:table-cell/>
        </table:table-row>
        <table:table-row table:style-name="ro1">
          <table:table-cell office:value-type="float" office:value="-637" calcext:value-type="float">
            <text:p>-637</text:p>
          </table:table-cell>
          <table:table-cell table:formula="of:=IF(AND(MOD([.A2510];9)=0;MOD([.A2511];9)=0);[.A2510]+[.A2511];&quot;&quot;)">
            <text:p/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IF(AND(MOD([.A2511];9)=0;MOD([.A2512];9)=0);[.A2511]+[.A2512];&quot;&quot;)">
            <text:p/>
          </table:table-cell>
          <table:table-cell/>
        </table:table-row>
        <table:table-row table:style-name="ro1">
          <table:table-cell office:value-type="float" office:value="-632" calcext:value-type="float">
            <text:p>-632</text:p>
          </table:table-cell>
          <table:table-cell table:formula="of:=IF(AND(MOD([.A2512];9)=0;MOD([.A2513];9)=0);[.A2512]+[.A2513];&quot;&quot;)">
            <text:p/>
          </table:table-cell>
          <table:table-cell/>
        </table:table-row>
        <table:table-row table:style-name="ro1">
          <table:table-cell office:value-type="float" office:value="-49" calcext:value-type="float">
            <text:p>-49</text:p>
          </table:table-cell>
          <table:table-cell table:formula="of:=IF(AND(MOD([.A2513];9)=0;MOD([.A2514];9)=0);[.A2513]+[.A2514];&quot;&quot;)">
            <text:p/>
          </table:table-cell>
          <table:table-cell/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IF(AND(MOD([.A2514];9)=0;MOD([.A2515];9)=0);[.A2514]+[.A2515];&quot;&quot;)">
            <text:p/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IF(AND(MOD([.A2515];9)=0;MOD([.A2516];9)=0);[.A2515]+[.A2516];&quot;&quot;)">
            <text:p/>
          </table:table-cell>
          <table:table-cell/>
        </table:table-row>
        <table:table-row table:style-name="ro1">
          <table:table-cell office:value-type="float" office:value="-920" calcext:value-type="float">
            <text:p>-920</text:p>
          </table:table-cell>
          <table:table-cell table:formula="of:=IF(AND(MOD([.A2516];9)=0;MOD([.A2517];9)=0);[.A2516]+[.A2517];&quot;&quot;)">
            <text:p/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IF(AND(MOD([.A2517];9)=0;MOD([.A2518];9)=0);[.A2517]+[.A2518];&quot;&quot;)">
            <text:p/>
          </table:table-cell>
          <table:table-cell/>
        </table:table-row>
        <table:table-row table:style-name="ro1">
          <table:table-cell office:value-type="float" office:value="-38" calcext:value-type="float">
            <text:p>-38</text:p>
          </table:table-cell>
          <table:table-cell table:formula="of:=IF(AND(MOD([.A2518];9)=0;MOD([.A2519];9)=0);[.A2518]+[.A2519];&quot;&quot;)">
            <text:p/>
          </table:table-cell>
          <table:table-cell/>
        </table:table-row>
        <table:table-row table:style-name="ro1">
          <table:table-cell office:value-type="float" office:value="-653" calcext:value-type="float">
            <text:p>-653</text:p>
          </table:table-cell>
          <table:table-cell table:formula="of:=IF(AND(MOD([.A2519];9)=0;MOD([.A2520];9)=0);[.A2519]+[.A2520];&quot;&quot;)">
            <text:p/>
          </table:table-cell>
          <table:table-cell/>
        </table:table-row>
        <table:table-row table:style-name="ro1">
          <table:table-cell office:value-type="float" office:value="-469" calcext:value-type="float">
            <text:p>-469</text:p>
          </table:table-cell>
          <table:table-cell table:formula="of:=IF(AND(MOD([.A2520];9)=0;MOD([.A2521];9)=0);[.A2520]+[.A2521];&quot;&quot;)">
            <text:p/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IF(AND(MOD([.A2521];9)=0;MOD([.A2522];9)=0);[.A2521]+[.A2522];&quot;&quot;)">
            <text:p/>
          </table:table-cell>
          <table:table-cell/>
        </table:table-row>
        <table:table-row table:style-name="ro1">
          <table:table-cell office:value-type="float" office:value="-820" calcext:value-type="float">
            <text:p>-820</text:p>
          </table:table-cell>
          <table:table-cell table:formula="of:=IF(AND(MOD([.A2522];9)=0;MOD([.A2523];9)=0);[.A2522]+[.A2523];&quot;&quot;)">
            <text:p/>
          </table:table-cell>
          <table:table-cell/>
        </table:table-row>
        <table:table-row table:style-name="ro1">
          <table:table-cell office:value-type="float" office:value="-85" calcext:value-type="float">
            <text:p>-85</text:p>
          </table:table-cell>
          <table:table-cell table:formula="of:=IF(AND(MOD([.A2523];9)=0;MOD([.A2524];9)=0);[.A2523]+[.A2524];&quot;&quot;)">
            <text:p/>
          </table:table-cell>
          <table:table-cell/>
        </table:table-row>
        <table:table-row table:style-name="ro1">
          <table:table-cell office:value-type="float" office:value="-213" calcext:value-type="float">
            <text:p>-213</text:p>
          </table:table-cell>
          <table:table-cell table:formula="of:=IF(AND(MOD([.A2524];9)=0;MOD([.A2525];9)=0);[.A2524]+[.A2525];&quot;&quot;)">
            <text:p/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AND(MOD([.A2525];9)=0;MOD([.A2526];9)=0);[.A2525]+[.A2526];&quot;&quot;)">
            <text:p/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IF(AND(MOD([.A2526];9)=0;MOD([.A2527];9)=0);[.A2526]+[.A2527];&quot;&quot;)">
            <text:p/>
          </table:table-cell>
          <table:table-cell/>
        </table:table-row>
        <table:table-row table:style-name="ro1">
          <table:table-cell office:value-type="float" office:value="-138" calcext:value-type="float">
            <text:p>-138</text:p>
          </table:table-cell>
          <table:table-cell table:formula="of:=IF(AND(MOD([.A2527];9)=0;MOD([.A2528];9)=0);[.A2527]+[.A2528];&quot;&quot;)">
            <text:p/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IF(AND(MOD([.A2528];9)=0;MOD([.A2529];9)=0);[.A2528]+[.A2529];&quot;&quot;)">
            <text:p/>
          </table:table-cell>
          <table:table-cell/>
        </table:table-row>
        <table:table-row table:style-name="ro1">
          <table:table-cell office:value-type="float" office:value="-714" calcext:value-type="float">
            <text:p>-714</text:p>
          </table:table-cell>
          <table:table-cell table:formula="of:=IF(AND(MOD([.A2529];9)=0;MOD([.A2530];9)=0);[.A2529]+[.A2530];&quot;&quot;)">
            <text:p/>
          </table:table-cell>
          <table:table-cell/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IF(AND(MOD([.A2530];9)=0;MOD([.A2531];9)=0);[.A2530]+[.A2531];&quot;&quot;)">
            <text:p/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IF(AND(MOD([.A2531];9)=0;MOD([.A2532];9)=0);[.A2531]+[.A2532];&quot;&quot;)">
            <text:p/>
          </table:table-cell>
          <table:table-cell/>
        </table:table-row>
        <table:table-row table:style-name="ro1">
          <table:table-cell office:value-type="float" office:value="-948" calcext:value-type="float">
            <text:p>-948</text:p>
          </table:table-cell>
          <table:table-cell table:formula="of:=IF(AND(MOD([.A2532];9)=0;MOD([.A2533];9)=0);[.A2532]+[.A2533];&quot;&quot;)">
            <text:p/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IF(AND(MOD([.A2533];9)=0;MOD([.A2534];9)=0);[.A2533]+[.A2534];&quot;&quot;)">
            <text:p/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IF(AND(MOD([.A2534];9)=0;MOD([.A2535];9)=0);[.A2534]+[.A2535];&quot;&quot;)">
            <text:p/>
          </table:table-cell>
          <table:table-cell/>
        </table:table-row>
        <table:table-row table:style-name="ro1">
          <table:table-cell office:value-type="float" office:value="-111" calcext:value-type="float">
            <text:p>-111</text:p>
          </table:table-cell>
          <table:table-cell table:formula="of:=IF(AND(MOD([.A2535];9)=0;MOD([.A2536];9)=0);[.A2535]+[.A2536];&quot;&quot;)">
            <text:p/>
          </table:table-cell>
          <table:table-cell/>
        </table:table-row>
        <table:table-row table:style-name="ro1">
          <table:table-cell office:value-type="float" office:value="-339" calcext:value-type="float">
            <text:p>-339</text:p>
          </table:table-cell>
          <table:table-cell table:formula="of:=IF(AND(MOD([.A2536];9)=0;MOD([.A2537];9)=0);[.A2536]+[.A2537];&quot;&quot;)">
            <text:p/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IF(AND(MOD([.A2537];9)=0;MOD([.A2538];9)=0);[.A2537]+[.A2538];&quot;&quot;)">
            <text:p/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IF(AND(MOD([.A2538];9)=0;MOD([.A2539];9)=0);[.A2538]+[.A2539];&quot;&quot;)">
            <text:p/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IF(AND(MOD([.A2539];9)=0;MOD([.A2540];9)=0);[.A2539]+[.A2540];&quot;&quot;)">
            <text:p/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IF(AND(MOD([.A2540];9)=0;MOD([.A2541];9)=0);[.A2540]+[.A2541];&quot;&quot;)">
            <text:p/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IF(AND(MOD([.A2541];9)=0;MOD([.A2542];9)=0);[.A2541]+[.A2542];&quot;&quot;)">
            <text:p/>
          </table:table-cell>
          <table:table-cell/>
        </table:table-row>
        <table:table-row table:style-name="ro1">
          <table:table-cell office:value-type="float" office:value="-447" calcext:value-type="float">
            <text:p>-447</text:p>
          </table:table-cell>
          <table:table-cell table:formula="of:=IF(AND(MOD([.A2542];9)=0;MOD([.A2543];9)=0);[.A2542]+[.A2543];&quot;&quot;)">
            <text:p/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IF(AND(MOD([.A2543];9)=0;MOD([.A2544];9)=0);[.A2543]+[.A2544];&quot;&quot;)">
            <text:p/>
          </table:table-cell>
          <table:table-cell/>
        </table:table-row>
        <table:table-row table:style-name="ro1">
          <table:table-cell office:value-type="float" office:value="-759" calcext:value-type="float">
            <text:p>-759</text:p>
          </table:table-cell>
          <table:table-cell table:formula="of:=IF(AND(MOD([.A2544];9)=0;MOD([.A2545];9)=0);[.A2544]+[.A2545];&quot;&quot;)">
            <text:p/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IF(AND(MOD([.A2545];9)=0;MOD([.A2546];9)=0);[.A2545]+[.A2546];&quot;&quot;)">
            <text:p/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IF(AND(MOD([.A2546];9)=0;MOD([.A2547];9)=0);[.A2546]+[.A2547];&quot;&quot;)">
            <text:p/>
          </table:table-cell>
          <table:table-cell/>
        </table:table-row>
        <table:table-row table:style-name="ro1">
          <table:table-cell office:value-type="float" office:value="-811" calcext:value-type="float">
            <text:p>-811</text:p>
          </table:table-cell>
          <table:table-cell table:formula="of:=IF(AND(MOD([.A2547];9)=0;MOD([.A2548];9)=0);[.A2547]+[.A2548];&quot;&quot;)">
            <text:p/>
          </table:table-cell>
          <table:table-cell/>
        </table:table-row>
        <table:table-row table:style-name="ro1">
          <table:table-cell office:value-type="float" office:value="-984" calcext:value-type="float">
            <text:p>-984</text:p>
          </table:table-cell>
          <table:table-cell table:formula="of:=IF(AND(MOD([.A2548];9)=0;MOD([.A2549];9)=0);[.A2548]+[.A2549];&quot;&quot;)">
            <text:p/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IF(AND(MOD([.A2549];9)=0;MOD([.A2550];9)=0);[.A2549]+[.A2550];&quot;&quot;)">
            <text:p/>
          </table:table-cell>
          <table:table-cell/>
        </table:table-row>
        <table:table-row table:style-name="ro1">
          <table:table-cell office:value-type="float" office:value="-320" calcext:value-type="float">
            <text:p>-320</text:p>
          </table:table-cell>
          <table:table-cell table:formula="of:=IF(AND(MOD([.A2550];9)=0;MOD([.A2551];9)=0);[.A2550]+[.A2551];&quot;&quot;)">
            <text:p/>
          </table:table-cell>
          <table:table-cell/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IF(AND(MOD([.A2551];9)=0;MOD([.A2552];9)=0);[.A2551]+[.A2552];&quot;&quot;)">
            <text:p/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IF(AND(MOD([.A2552];9)=0;MOD([.A2553];9)=0);[.A2552]+[.A2553];&quot;&quot;)">
            <text:p/>
          </table:table-cell>
          <table:table-cell/>
        </table:table-row>
        <table:table-row table:style-name="ro1">
          <table:table-cell office:value-type="float" office:value="-555" calcext:value-type="float">
            <text:p>-555</text:p>
          </table:table-cell>
          <table:table-cell table:formula="of:=IF(AND(MOD([.A2553];9)=0;MOD([.A2554];9)=0);[.A2553]+[.A2554];&quot;&quot;)">
            <text:p/>
          </table:table-cell>
          <table:table-cell/>
        </table:table-row>
        <table:table-row table:style-name="ro1">
          <table:table-cell office:value-type="float" office:value="-231" calcext:value-type="float">
            <text:p>-231</text:p>
          </table:table-cell>
          <table:table-cell table:formula="of:=IF(AND(MOD([.A2554];9)=0;MOD([.A2555];9)=0);[.A2554]+[.A2555];&quot;&quot;)">
            <text:p/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IF(AND(MOD([.A2555];9)=0;MOD([.A2556];9)=0);[.A2555]+[.A2556];&quot;&quot;)">
            <text:p/>
          </table:table-cell>
          <table:table-cell/>
        </table:table-row>
        <table:table-row table:style-name="ro1">
          <table:table-cell office:value-type="float" office:value="-663" calcext:value-type="float">
            <text:p>-663</text:p>
          </table:table-cell>
          <table:table-cell table:formula="of:=IF(AND(MOD([.A2556];9)=0;MOD([.A2557];9)=0);[.A2556]+[.A2557];&quot;&quot;)">
            <text:p/>
          </table:table-cell>
          <table:table-cell/>
        </table:table-row>
        <table:table-row table:style-name="ro1">
          <table:table-cell office:value-type="float" office:value="-343" calcext:value-type="float">
            <text:p>-343</text:p>
          </table:table-cell>
          <table:table-cell table:formula="of:=IF(AND(MOD([.A2557];9)=0;MOD([.A2558];9)=0);[.A2557]+[.A2558];&quot;&quot;)">
            <text:p/>
          </table:table-cell>
          <table:table-cell/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IF(AND(MOD([.A2558];9)=0;MOD([.A2559];9)=0);[.A2558]+[.A2559];&quot;&quot;)">
            <text:p/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AND(MOD([.A2559];9)=0;MOD([.A2560];9)=0);[.A2559]+[.A2560];&quot;&quot;)">
            <text:p/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IF(AND(MOD([.A2560];9)=0;MOD([.A2561];9)=0);[.A2560]+[.A2561];&quot;&quot;)">
            <text:p/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IF(AND(MOD([.A2561];9)=0;MOD([.A2562];9)=0);[.A2561]+[.A2562];&quot;&quot;)">
            <text:p/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IF(AND(MOD([.A2562];9)=0;MOD([.A2563];9)=0);[.A2562]+[.A2563];&quot;&quot;)">
            <text:p/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IF(AND(MOD([.A2563];9)=0;MOD([.A2564];9)=0);[.A2563]+[.A2564];&quot;&quot;)">
            <text:p/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IF(AND(MOD([.A2564];9)=0;MOD([.A2565];9)=0);[.A2564]+[.A2565];&quot;&quot;)">
            <text:p/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IF(AND(MOD([.A2565];9)=0;MOD([.A2566];9)=0);[.A2565]+[.A2566];&quot;&quot;)">
            <text:p/>
          </table:table-cell>
          <table:table-cell/>
        </table:table-row>
        <table:table-row table:style-name="ro1">
          <table:table-cell office:value-type="float" office:value="-368" calcext:value-type="float">
            <text:p>-368</text:p>
          </table:table-cell>
          <table:table-cell table:formula="of:=IF(AND(MOD([.A2566];9)=0;MOD([.A2567];9)=0);[.A2566]+[.A2567];&quot;&quot;)">
            <text:p/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IF(AND(MOD([.A2567];9)=0;MOD([.A2568];9)=0);[.A2567]+[.A2568];&quot;&quot;)">
            <text:p/>
          </table:table-cell>
          <table:table-cell/>
        </table:table-row>
        <table:table-row table:style-name="ro1">
          <table:table-cell office:value-type="float" office:value="-214" calcext:value-type="float">
            <text:p>-214</text:p>
          </table:table-cell>
          <table:table-cell table:formula="of:=IF(AND(MOD([.A2568];9)=0;MOD([.A2569];9)=0);[.A2568]+[.A2569];&quot;&quot;)">
            <text:p/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IF(AND(MOD([.A2569];9)=0;MOD([.A2570];9)=0);[.A2569]+[.A2570];&quot;&quot;)">
            <text:p/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IF(AND(MOD([.A2570];9)=0;MOD([.A2571];9)=0);[.A2570]+[.A2571];&quot;&quot;)">
            <text:p/>
          </table:table-cell>
          <table:table-cell/>
        </table:table-row>
        <table:table-row table:style-name="ro1">
          <table:table-cell office:value-type="float" office:value="-161" calcext:value-type="float">
            <text:p>-161</text:p>
          </table:table-cell>
          <table:table-cell table:formula="of:=IF(AND(MOD([.A2571];9)=0;MOD([.A2572];9)=0);[.A2571]+[.A2572];&quot;&quot;)">
            <text:p/>
          </table:table-cell>
          <table:table-cell/>
        </table:table-row>
        <table:table-row table:style-name="ro1">
          <table:table-cell office:value-type="float" office:value="-711" calcext:value-type="float">
            <text:p>-711</text:p>
          </table:table-cell>
          <table:table-cell table:formula="of:=IF(AND(MOD([.A2572];9)=0;MOD([.A2573];9)=0);[.A2572]+[.A2573];&quot;&quot;)">
            <text:p/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IF(AND(MOD([.A2573];9)=0;MOD([.A2574];9)=0);[.A2573]+[.A2574];&quot;&quot;)">
            <text:p/>
          </table:table-cell>
          <table:table-cell/>
        </table:table-row>
        <table:table-row table:style-name="ro1">
          <table:table-cell office:value-type="float" office:value="-384" calcext:value-type="float">
            <text:p>-384</text:p>
          </table:table-cell>
          <table:table-cell table:formula="of:=IF(AND(MOD([.A2574];9)=0;MOD([.A2575];9)=0);[.A2574]+[.A2575];&quot;&quot;)">
            <text:p/>
          </table:table-cell>
          <table:table-cell/>
        </table:table-row>
        <table:table-row table:style-name="ro1">
          <table:table-cell office:value-type="float" office:value="-320" calcext:value-type="float">
            <text:p>-320</text:p>
          </table:table-cell>
          <table:table-cell table:formula="of:=IF(AND(MOD([.A2575];9)=0;MOD([.A2576];9)=0);[.A2575]+[.A2576];&quot;&quot;)">
            <text:p/>
          </table:table-cell>
          <table:table-cell/>
        </table:table-row>
        <table:table-row table:style-name="ro1">
          <table:table-cell office:value-type="float" office:value="-784" calcext:value-type="float">
            <text:p>-784</text:p>
          </table:table-cell>
          <table:table-cell table:formula="of:=IF(AND(MOD([.A2576];9)=0;MOD([.A2577];9)=0);[.A2576]+[.A2577];&quot;&quot;)">
            <text:p/>
          </table:table-cell>
          <table:table-cell/>
        </table:table-row>
        <table:table-row table:style-name="ro1">
          <table:table-cell office:value-type="float" office:value="-294" calcext:value-type="float">
            <text:p>-294</text:p>
          </table:table-cell>
          <table:table-cell table:formula="of:=IF(AND(MOD([.A2577];9)=0;MOD([.A2578];9)=0);[.A2577]+[.A2578];&quot;&quot;)">
            <text:p/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IF(AND(MOD([.A2578];9)=0;MOD([.A2579];9)=0);[.A2578]+[.A2579];&quot;&quot;)">
            <text:p/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AND(MOD([.A2579];9)=0;MOD([.A2580];9)=0);[.A2579]+[.A2580];&quot;&quot;)">
            <text:p/>
          </table:table-cell>
          <table:table-cell/>
        </table:table-row>
        <table:table-row table:style-name="ro1">
          <table:table-cell office:value-type="float" office:value="-68" calcext:value-type="float">
            <text:p>-68</text:p>
          </table:table-cell>
          <table:table-cell table:formula="of:=IF(AND(MOD([.A2580];9)=0;MOD([.A2581];9)=0);[.A2580]+[.A2581];&quot;&quot;)">
            <text:p/>
          </table:table-cell>
          <table:table-cell/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IF(AND(MOD([.A2581];9)=0;MOD([.A2582];9)=0);[.A2581]+[.A2582];&quot;&quot;)">
            <text:p/>
          </table:table-cell>
          <table:table-cell/>
        </table:table-row>
        <table:table-row table:style-name="ro1">
          <table:table-cell office:value-type="float" office:value="-462" calcext:value-type="float">
            <text:p>-462</text:p>
          </table:table-cell>
          <table:table-cell table:formula="of:=IF(AND(MOD([.A2582];9)=0;MOD([.A2583];9)=0);[.A2582]+[.A2583];&quot;&quot;)">
            <text:p/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IF(AND(MOD([.A2583];9)=0;MOD([.A2584];9)=0);[.A2583]+[.A2584];&quot;&quot;)">
            <text:p/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IF(AND(MOD([.A2584];9)=0;MOD([.A2585];9)=0);[.A2584]+[.A2585];&quot;&quot;)">
            <text:p/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IF(AND(MOD([.A2585];9)=0;MOD([.A2586];9)=0);[.A2585]+[.A2586];&quot;&quot;)">
            <text:p/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IF(AND(MOD([.A2586];9)=0;MOD([.A2587];9)=0);[.A2586]+[.A2587];&quot;&quot;)">
            <text:p/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IF(AND(MOD([.A2587];9)=0;MOD([.A2588];9)=0);[.A2587]+[.A2588];&quot;&quot;)">
            <text:p/>
          </table:table-cell>
          <table:table-cell/>
        </table:table-row>
        <table:table-row table:style-name="ro1">
          <table:table-cell office:value-type="float" office:value="-800" calcext:value-type="float">
            <text:p>-800</text:p>
          </table:table-cell>
          <table:table-cell table:formula="of:=IF(AND(MOD([.A2588];9)=0;MOD([.A2589];9)=0);[.A2588]+[.A2589];&quot;&quot;)">
            <text:p/>
          </table:table-cell>
          <table:table-cell/>
        </table:table-row>
        <table:table-row table:style-name="ro1">
          <table:table-cell office:value-type="float" office:value="-909" calcext:value-type="float">
            <text:p>-909</text:p>
          </table:table-cell>
          <table:table-cell table:formula="of:=IF(AND(MOD([.A2589];9)=0;MOD([.A2590];9)=0);[.A2589]+[.A2590];&quot;&quot;)">
            <text:p/>
          </table:table-cell>
          <table:table-cell/>
        </table:table-row>
        <table:table-row table:style-name="ro1">
          <table:table-cell office:value-type="float" office:value="-701" calcext:value-type="float">
            <text:p>-701</text:p>
          </table:table-cell>
          <table:table-cell table:formula="of:=IF(AND(MOD([.A2590];9)=0;MOD([.A2591];9)=0);[.A2590]+[.A2591];&quot;&quot;)">
            <text:p/>
          </table:table-cell>
          <table:table-cell/>
        </table:table-row>
        <table:table-row table:style-name="ro1">
          <table:table-cell office:value-type="float" office:value="-40" calcext:value-type="float">
            <text:p>-40</text:p>
          </table:table-cell>
          <table:table-cell table:formula="of:=IF(AND(MOD([.A2591];9)=0;MOD([.A2592];9)=0);[.A2591]+[.A2592];&quot;&quot;)">
            <text:p/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IF(AND(MOD([.A2592];9)=0;MOD([.A2593];9)=0);[.A2592]+[.A2593];&quot;&quot;)">
            <text:p/>
          </table:table-cell>
          <table:table-cell/>
        </table:table-row>
        <table:table-row table:style-name="ro1">
          <table:table-cell office:value-type="float" office:value="-27" calcext:value-type="float">
            <text:p>-27</text:p>
          </table:table-cell>
          <table:table-cell table:formula="of:=IF(AND(MOD([.A2593];9)=0;MOD([.A2594];9)=0);[.A2593]+[.A2594];&quot;&quot;)">
            <text:p/>
          </table:table-cell>
          <table:table-cell/>
        </table:table-row>
        <table:table-row table:style-name="ro1">
          <table:table-cell office:value-type="float" office:value="-36" calcext:value-type="float">
            <text:p>-36</text:p>
          </table:table-cell>
          <table:table-cell table:formula="of:=IF(AND(MOD([.A2594];9)=0;MOD([.A2595];9)=0);[.A2594]+[.A2595];&quot;&quot;)" office:value-type="float" office:value="-63" calcext:value-type="float">
            <text:p>-63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IF(AND(MOD([.A2595];9)=0;MOD([.A2596];9)=0);[.A2595]+[.A2596];&quot;&quot;)" office:value-type="float" office:value="342" calcext:value-type="float">
            <text:p>342</text:p>
          </table:table-cell>
          <table:table-cell/>
        </table:table-row>
        <table:table-row table:style-name="ro1">
          <table:table-cell office:value-type="float" office:value="-701" calcext:value-type="float">
            <text:p>-701</text:p>
          </table:table-cell>
          <table:table-cell table:formula="of:=IF(AND(MOD([.A2596];9)=0;MOD([.A2597];9)=0);[.A2596]+[.A2597];&quot;&quot;)">
            <text:p/>
          </table:table-cell>
          <table:table-cell/>
        </table:table-row>
        <table:table-row table:style-name="ro1">
          <table:table-cell office:value-type="float" office:value="-840" calcext:value-type="float">
            <text:p>-840</text:p>
          </table:table-cell>
          <table:table-cell table:formula="of:=IF(AND(MOD([.A2597];9)=0;MOD([.A2598];9)=0);[.A2597]+[.A2598];&quot;&quot;)">
            <text:p/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AND(MOD([.A2598];9)=0;MOD([.A2599];9)=0);[.A2598]+[.A2599];&quot;&quot;)">
            <text:p/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IF(AND(MOD([.A2599];9)=0;MOD([.A2600];9)=0);[.A2599]+[.A2600];&quot;&quot;)">
            <text:p/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IF(AND(MOD([.A2600];9)=0;MOD([.A2601];9)=0);[.A2600]+[.A2601];&quot;&quot;)">
            <text:p/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IF(AND(MOD([.A2601];9)=0;MOD([.A2602];9)=0);[.A2601]+[.A2602];&quot;&quot;)">
            <text:p/>
          </table:table-cell>
          <table:table-cell/>
        </table:table-row>
        <table:table-row table:style-name="ro1">
          <table:table-cell office:value-type="float" office:value="-819" calcext:value-type="float">
            <text:p>-819</text:p>
          </table:table-cell>
          <table:table-cell table:formula="of:=IF(AND(MOD([.A2602];9)=0;MOD([.A2603];9)=0);[.A2602]+[.A2603];&quot;&quot;)">
            <text:p/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IF(AND(MOD([.A2603];9)=0;MOD([.A2604];9)=0);[.A2603]+[.A2604];&quot;&quot;)">
            <text:p/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IF(AND(MOD([.A2604];9)=0;MOD([.A2605];9)=0);[.A2604]+[.A2605];&quot;&quot;)">
            <text:p/>
          </table:table-cell>
          <table:table-cell/>
        </table:table-row>
        <table:table-row table:style-name="ro1">
          <table:table-cell office:value-type="float" office:value="-771" calcext:value-type="float">
            <text:p>-771</text:p>
          </table:table-cell>
          <table:table-cell table:formula="of:=IF(AND(MOD([.A2605];9)=0;MOD([.A2606];9)=0);[.A2605]+[.A2606];&quot;&quot;)">
            <text:p/>
          </table:table-cell>
          <table:table-cell/>
        </table:table-row>
        <table:table-row table:style-name="ro1">
          <table:table-cell office:value-type="float" office:value="-715" calcext:value-type="float">
            <text:p>-715</text:p>
          </table:table-cell>
          <table:table-cell table:formula="of:=IF(AND(MOD([.A2606];9)=0;MOD([.A2607];9)=0);[.A2606]+[.A2607];&quot;&quot;)">
            <text:p/>
          </table:table-cell>
          <table:table-cell/>
        </table:table-row>
        <table:table-row table:style-name="ro1">
          <table:table-cell office:value-type="float" office:value="-657" calcext:value-type="float">
            <text:p>-657</text:p>
          </table:table-cell>
          <table:table-cell table:formula="of:=IF(AND(MOD([.A2607];9)=0;MOD([.A2608];9)=0);[.A2607]+[.A2608];&quot;&quot;)">
            <text:p/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IF(AND(MOD([.A2608];9)=0;MOD([.A2609];9)=0);[.A2608]+[.A2609];&quot;&quot;)" office:value-type="float" office:value="-441" calcext:value-type="float">
            <text:p>-441</text:p>
          </table:table-cell>
          <table:table-cell/>
        </table:table-row>
        <table:table-row table:style-name="ro1">
          <table:table-cell office:value-type="float" office:value="-756" calcext:value-type="float">
            <text:p>-756</text:p>
          </table:table-cell>
          <table:table-cell table:formula="of:=IF(AND(MOD([.A2609];9)=0;MOD([.A2610];9)=0);[.A2609]+[.A2610];&quot;&quot;)" office:value-type="float" office:value="-540" calcext:value-type="float">
            <text:p>-540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IF(AND(MOD([.A2610];9)=0;MOD([.A2611];9)=0);[.A2610]+[.A2611];&quot;&quot;)">
            <text:p/>
          </table:table-cell>
          <table:table-cell/>
        </table:table-row>
        <table:table-row table:style-name="ro1">
          <table:table-cell office:value-type="float" office:value="-926" calcext:value-type="float">
            <text:p>-926</text:p>
          </table:table-cell>
          <table:table-cell table:formula="of:=IF(AND(MOD([.A2611];9)=0;MOD([.A2612];9)=0);[.A2611]+[.A2612];&quot;&quot;)">
            <text:p/>
          </table:table-cell>
          <table:table-cell/>
        </table:table-row>
        <table:table-row table:style-name="ro1">
          <table:table-cell office:value-type="float" office:value="-685" calcext:value-type="float">
            <text:p>-685</text:p>
          </table:table-cell>
          <table:table-cell table:formula="of:=IF(AND(MOD([.A2612];9)=0;MOD([.A2613];9)=0);[.A2612]+[.A2613];&quot;&quot;)">
            <text:p/>
          </table:table-cell>
          <table:table-cell/>
        </table:table-row>
        <table:table-row table:style-name="ro1">
          <table:table-cell office:value-type="float" office:value="-855" calcext:value-type="float">
            <text:p>-855</text:p>
          </table:table-cell>
          <table:table-cell table:formula="of:=IF(AND(MOD([.A2613];9)=0;MOD([.A2614];9)=0);[.A2613]+[.A2614];&quot;&quot;)">
            <text:p/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IF(AND(MOD([.A2614];9)=0;MOD([.A2615];9)=0);[.A2614]+[.A2615];&quot;&quot;)" office:value-type="float" office:value="-360" calcext:value-type="float">
            <text:p>-360</text:p>
          </table:table-cell>
          <table:table-cell/>
        </table:table-row>
        <table:table-row table:style-name="ro1">
          <table:table-cell office:value-type="float" office:value="-235" calcext:value-type="float">
            <text:p>-235</text:p>
          </table:table-cell>
          <table:table-cell table:formula="of:=IF(AND(MOD([.A2615];9)=0;MOD([.A2616];9)=0);[.A2615]+[.A2616];&quot;&quot;)">
            <text:p/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IF(AND(MOD([.A2616];9)=0;MOD([.A2617];9)=0);[.A2616]+[.A2617];&quot;&quot;)">
            <text:p/>
          </table:table-cell>
          <table:table-cell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AND(MOD([.A2617];9)=0;MOD([.A2618];9)=0);[.A2617]+[.A2618];&quot;&quot;)">
            <text:p/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IF(AND(MOD([.A2618];9)=0;MOD([.A2619];9)=0);[.A2618]+[.A2619];&quot;&quot;)">
            <text:p/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IF(AND(MOD([.A2619];9)=0;MOD([.A2620];9)=0);[.A2619]+[.A2620];&quot;&quot;)">
            <text:p/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IF(AND(MOD([.A2620];9)=0;MOD([.A2621];9)=0);[.A2620]+[.A2621];&quot;&quot;)">
            <text:p/>
          </table:table-cell>
          <table:table-cell/>
        </table:table-row>
        <table:table-row table:style-name="ro1">
          <table:table-cell office:value-type="float" office:value="-735" calcext:value-type="float">
            <text:p>-735</text:p>
          </table:table-cell>
          <table:table-cell table:formula="of:=IF(AND(MOD([.A2621];9)=0;MOD([.A2622];9)=0);[.A2621]+[.A2622];&quot;&quot;)">
            <text:p/>
          </table:table-cell>
          <table:table-cell/>
        </table:table-row>
        <table:table-row table:style-name="ro1">
          <table:table-cell office:value-type="float" office:value="-329" calcext:value-type="float">
            <text:p>-329</text:p>
          </table:table-cell>
          <table:table-cell table:formula="of:=IF(AND(MOD([.A2622];9)=0;MOD([.A2623];9)=0);[.A2622]+[.A2623];&quot;&quot;)">
            <text:p/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IF(AND(MOD([.A2623];9)=0;MOD([.A2624];9)=0);[.A2623]+[.A2624];&quot;&quot;)">
            <text:p/>
          </table:table-cell>
          <table:table-cell/>
        </table:table-row>
        <table:table-row table:style-name="ro1">
          <table:table-cell office:value-type="float" office:value="-630" calcext:value-type="float">
            <text:p>-630</text:p>
          </table:table-cell>
          <table:table-cell table:formula="of:=IF(AND(MOD([.A2624];9)=0;MOD([.A2625];9)=0);[.A2624]+[.A2625];&quot;&quot;)">
            <text:p/>
          </table:table-cell>
          <table:table-cell/>
        </table:table-row>
        <table:table-row table:style-name="ro1">
          <table:table-cell office:value-type="float" office:value="-763" calcext:value-type="float">
            <text:p>-763</text:p>
          </table:table-cell>
          <table:table-cell table:formula="of:=IF(AND(MOD([.A2625];9)=0;MOD([.A2626];9)=0);[.A2625]+[.A2626];&quot;&quot;)">
            <text:p/>
          </table:table-cell>
          <table:table-cell/>
        </table:table-row>
        <table:table-row table:style-name="ro1">
          <table:table-cell office:value-type="float" office:value="-802" calcext:value-type="float">
            <text:p>-802</text:p>
          </table:table-cell>
          <table:table-cell table:formula="of:=IF(AND(MOD([.A2626];9)=0;MOD([.A2627];9)=0);[.A2626]+[.A2627];&quot;&quot;)">
            <text:p/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IF(AND(MOD([.A2627];9)=0;MOD([.A2628];9)=0);[.A2627]+[.A2628];&quot;&quot;)">
            <text:p/>
          </table:table-cell>
          <table:table-cell/>
        </table:table-row>
        <table:table-row table:style-name="ro1">
          <table:table-cell office:value-type="float" office:value="-860" calcext:value-type="float">
            <text:p>-860</text:p>
          </table:table-cell>
          <table:table-cell table:formula="of:=IF(AND(MOD([.A2628];9)=0;MOD([.A2629];9)=0);[.A2628]+[.A2629];&quot;&quot;)">
            <text:p/>
          </table:table-cell>
          <table:table-cell/>
        </table:table-row>
        <table:table-row table:style-name="ro1">
          <table:table-cell office:value-type="float" office:value="-321" calcext:value-type="float">
            <text:p>-321</text:p>
          </table:table-cell>
          <table:table-cell table:formula="of:=IF(AND(MOD([.A2629];9)=0;MOD([.A2630];9)=0);[.A2629]+[.A2630];&quot;&quot;)">
            <text:p/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IF(AND(MOD([.A2630];9)=0;MOD([.A2631];9)=0);[.A2630]+[.A2631];&quot;&quot;)">
            <text:p/>
          </table:table-cell>
          <table:table-cell/>
        </table:table-row>
        <table:table-row table:style-name="ro1">
          <table:table-cell office:value-type="float" office:value="-904" calcext:value-type="float">
            <text:p>-904</text:p>
          </table:table-cell>
          <table:table-cell table:formula="of:=IF(AND(MOD([.A2631];9)=0;MOD([.A2632];9)=0);[.A2631]+[.A2632];&quot;&quot;)">
            <text:p/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IF(AND(MOD([.A2632];9)=0;MOD([.A2633];9)=0);[.A2632]+[.A2633];&quot;&quot;)">
            <text:p/>
          </table:table-cell>
          <table:table-cell/>
        </table:table-row>
        <table:table-row table:style-name="ro1">
          <table:table-cell office:value-type="float" office:value="-225" calcext:value-type="float">
            <text:p>-225</text:p>
          </table:table-cell>
          <table:table-cell table:formula="of:=IF(AND(MOD([.A2633];9)=0;MOD([.A2634];9)=0);[.A2633]+[.A2634];&quot;&quot;)">
            <text:p/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IF(AND(MOD([.A2634];9)=0;MOD([.A2635];9)=0);[.A2634]+[.A2635];&quot;&quot;)">
            <text:p/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IF(AND(MOD([.A2635];9)=0;MOD([.A2636];9)=0);[.A2635]+[.A2636];&quot;&quot;)">
            <text:p/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IF(AND(MOD([.A2636];9)=0;MOD([.A2637];9)=0);[.A2636]+[.A2637];&quot;&quot;)">
            <text:p/>
          </table:table-cell>
          <table:table-cell/>
        </table:table-row>
        <table:table-row table:style-name="ro1">
          <table:table-cell office:value-type="float" office:value="-925" calcext:value-type="float">
            <text:p>-925</text:p>
          </table:table-cell>
          <table:table-cell table:formula="of:=IF(AND(MOD([.A2637];9)=0;MOD([.A2638];9)=0);[.A2637]+[.A2638];&quot;&quot;)">
            <text:p/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IF(AND(MOD([.A2638];9)=0;MOD([.A2639];9)=0);[.A2638]+[.A2639];&quot;&quot;)">
            <text:p/>
          </table:table-cell>
          <table:table-cell/>
        </table:table-row>
        <table:table-row table:style-name="ro1">
          <table:table-cell office:value-type="float" office:value="-840" calcext:value-type="float">
            <text:p>-840</text:p>
          </table:table-cell>
          <table:table-cell table:formula="of:=IF(AND(MOD([.A2639];9)=0;MOD([.A2640];9)=0);[.A2639]+[.A2640];&quot;&quot;)">
            <text:p/>
          </table:table-cell>
          <table:table-cell/>
        </table:table-row>
        <table:table-row table:style-name="ro1">
          <table:table-cell office:value-type="float" office:value="-149" calcext:value-type="float">
            <text:p>-149</text:p>
          </table:table-cell>
          <table:table-cell table:formula="of:=IF(AND(MOD([.A2640];9)=0;MOD([.A2641];9)=0);[.A2640]+[.A2641];&quot;&quot;)">
            <text:p/>
          </table:table-cell>
          <table:table-cell/>
        </table:table-row>
        <table:table-row table:style-name="ro1">
          <table:table-cell office:value-type="float" office:value="-871" calcext:value-type="float">
            <text:p>-871</text:p>
          </table:table-cell>
          <table:table-cell table:formula="of:=IF(AND(MOD([.A2641];9)=0;MOD([.A2642];9)=0);[.A2641]+[.A2642];&quot;&quot;)">
            <text:p/>
          </table:table-cell>
          <table:table-cell/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IF(AND(MOD([.A2642];9)=0;MOD([.A2643];9)=0);[.A2642]+[.A2643];&quot;&quot;)">
            <text:p/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IF(AND(MOD([.A2643];9)=0;MOD([.A2644];9)=0);[.A2643]+[.A2644];&quot;&quot;)">
            <text:p/>
          </table:table-cell>
          <table:table-cell/>
        </table:table-row>
        <table:table-row table:style-name="ro1">
          <table:table-cell office:value-type="float" office:value="-646" calcext:value-type="float">
            <text:p>-646</text:p>
          </table:table-cell>
          <table:table-cell table:formula="of:=IF(AND(MOD([.A2644];9)=0;MOD([.A2645];9)=0);[.A2644]+[.A2645];&quot;&quot;)">
            <text:p/>
          </table:table-cell>
          <table:table-cell/>
        </table:table-row>
        <table:table-row table:style-name="ro1">
          <table:table-cell office:value-type="float" office:value="-331" calcext:value-type="float">
            <text:p>-331</text:p>
          </table:table-cell>
          <table:table-cell table:formula="of:=IF(AND(MOD([.A2645];9)=0;MOD([.A2646];9)=0);[.A2645]+[.A2646];&quot;&quot;)">
            <text:p/>
          </table:table-cell>
          <table:table-cell/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IF(AND(MOD([.A2646];9)=0;MOD([.A2647];9)=0);[.A2646]+[.A2647];&quot;&quot;)">
            <text:p/>
          </table:table-cell>
          <table:table-cell/>
        </table:table-row>
        <table:table-row table:style-name="ro1">
          <table:table-cell office:value-type="float" office:value="-42" calcext:value-type="float">
            <text:p>-42</text:p>
          </table:table-cell>
          <table:table-cell table:formula="of:=IF(AND(MOD([.A2647];9)=0;MOD([.A2648];9)=0);[.A2647]+[.A2648];&quot;&quot;)">
            <text:p/>
          </table:table-cell>
          <table:table-cell/>
        </table:table-row>
        <table:table-row table:style-name="ro1">
          <table:table-cell office:value-type="float" office:value="-572" calcext:value-type="float">
            <text:p>-572</text:p>
          </table:table-cell>
          <table:table-cell table:formula="of:=IF(AND(MOD([.A2648];9)=0;MOD([.A2649];9)=0);[.A2648]+[.A2649];&quot;&quot;)">
            <text:p/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IF(AND(MOD([.A2649];9)=0;MOD([.A2650];9)=0);[.A2649]+[.A2650];&quot;&quot;)">
            <text:p/>
          </table:table-cell>
          <table:table-cell/>
        </table:table-row>
        <table:table-row table:style-name="ro1">
          <table:table-cell office:value-type="float" office:value="-58" calcext:value-type="float">
            <text:p>-58</text:p>
          </table:table-cell>
          <table:table-cell table:formula="of:=IF(AND(MOD([.A2650];9)=0;MOD([.A2651];9)=0);[.A2650]+[.A2651];&quot;&quot;)">
            <text:p/>
          </table:table-cell>
          <table:table-cell/>
        </table:table-row>
        <table:table-row table:style-name="ro1">
          <table:table-cell office:value-type="float" office:value="-140" calcext:value-type="float">
            <text:p>-140</text:p>
          </table:table-cell>
          <table:table-cell table:formula="of:=IF(AND(MOD([.A2651];9)=0;MOD([.A2652];9)=0);[.A2651]+[.A2652];&quot;&quot;)">
            <text:p/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IF(AND(MOD([.A2652];9)=0;MOD([.A2653];9)=0);[.A2652]+[.A2653];&quot;&quot;)">
            <text:p/>
          </table:table-cell>
          <table:table-cell/>
        </table:table-row>
        <table:table-row table:style-name="ro1">
          <table:table-cell office:value-type="float" office:value="-577" calcext:value-type="float">
            <text:p>-577</text:p>
          </table:table-cell>
          <table:table-cell table:formula="of:=IF(AND(MOD([.A2653];9)=0;MOD([.A2654];9)=0);[.A2653]+[.A2654];&quot;&quot;)">
            <text:p/>
          </table:table-cell>
          <table:table-cell/>
        </table:table-row>
        <table:table-row table:style-name="ro1">
          <table:table-cell office:value-type="float" office:value="-133" calcext:value-type="float">
            <text:p>-133</text:p>
          </table:table-cell>
          <table:table-cell table:formula="of:=IF(AND(MOD([.A2654];9)=0;MOD([.A2655];9)=0);[.A2654]+[.A2655];&quot;&quot;)">
            <text:p/>
          </table:table-cell>
          <table:table-cell/>
        </table:table-row>
        <table:table-row table:style-name="ro1">
          <table:table-cell office:value-type="float" office:value="-830" calcext:value-type="float">
            <text:p>-830</text:p>
          </table:table-cell>
          <table:table-cell table:formula="of:=IF(AND(MOD([.A2655];9)=0;MOD([.A2656];9)=0);[.A2655]+[.A2656];&quot;&quot;)">
            <text:p/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IF(AND(MOD([.A2656];9)=0;MOD([.A2657];9)=0);[.A2656]+[.A2657];&quot;&quot;)">
            <text:p/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IF(AND(MOD([.A2657];9)=0;MOD([.A2658];9)=0);[.A2657]+[.A2658];&quot;&quot;)">
            <text:p/>
          </table:table-cell>
          <table:table-cell/>
        </table:table-row>
        <table:table-row table:style-name="ro1">
          <table:table-cell office:value-type="float" office:value="-100" calcext:value-type="float">
            <text:p>-100</text:p>
          </table:table-cell>
          <table:table-cell table:formula="of:=IF(AND(MOD([.A2658];9)=0;MOD([.A2659];9)=0);[.A2658]+[.A2659];&quot;&quot;)">
            <text:p/>
          </table:table-cell>
          <table:table-cell/>
        </table:table-row>
        <table:table-row table:style-name="ro1">
          <table:table-cell office:value-type="float" office:value="-480" calcext:value-type="float">
            <text:p>-480</text:p>
          </table:table-cell>
          <table:table-cell table:formula="of:=IF(AND(MOD([.A2659];9)=0;MOD([.A2660];9)=0);[.A2659]+[.A2660];&quot;&quot;)">
            <text:p/>
          </table:table-cell>
          <table:table-cell/>
        </table:table-row>
        <table:table-row table:style-name="ro1">
          <table:table-cell office:value-type="float" office:value="-788" calcext:value-type="float">
            <text:p>-788</text:p>
          </table:table-cell>
          <table:table-cell table:formula="of:=IF(AND(MOD([.A2660];9)=0;MOD([.A2661];9)=0);[.A2660]+[.A2661];&quot;&quot;)">
            <text:p/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AND(MOD([.A2661];9)=0;MOD([.A2662];9)=0);[.A2661]+[.A2662];&quot;&quot;)">
            <text:p/>
          </table:table-cell>
          <table:table-cell/>
        </table:table-row>
        <table:table-row table:style-name="ro1">
          <table:table-cell office:value-type="float" office:value="-241" calcext:value-type="float">
            <text:p>-241</text:p>
          </table:table-cell>
          <table:table-cell table:formula="of:=IF(AND(MOD([.A2662];9)=0;MOD([.A2663];9)=0);[.A2662]+[.A2663];&quot;&quot;)">
            <text:p/>
          </table:table-cell>
          <table:table-cell/>
        </table:table-row>
        <table:table-row table:style-name="ro1">
          <table:table-cell office:value-type="float" office:value="-39" calcext:value-type="float">
            <text:p>-39</text:p>
          </table:table-cell>
          <table:table-cell table:formula="of:=IF(AND(MOD([.A2663];9)=0;MOD([.A2664];9)=0);[.A2663]+[.A2664];&quot;&quot;)">
            <text:p/>
          </table:table-cell>
          <table:table-cell/>
        </table:table-row>
        <table:table-row table:style-name="ro1">
          <table:table-cell office:value-type="float" office:value="-306" calcext:value-type="float">
            <text:p>-306</text:p>
          </table:table-cell>
          <table:table-cell table:formula="of:=IF(AND(MOD([.A2664];9)=0;MOD([.A2665];9)=0);[.A2664]+[.A2665];&quot;&quot;)">
            <text:p/>
          </table:table-cell>
          <table:table-cell/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IF(AND(MOD([.A2665];9)=0;MOD([.A2666];9)=0);[.A2665]+[.A2666];&quot;&quot;)">
            <text:p/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IF(AND(MOD([.A2666];9)=0;MOD([.A2667];9)=0);[.A2666]+[.A2667];&quot;&quot;)">
            <text:p/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IF(AND(MOD([.A2667];9)=0;MOD([.A2668];9)=0);[.A2667]+[.A2668];&quot;&quot;)">
            <text:p/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IF(AND(MOD([.A2668];9)=0;MOD([.A2669];9)=0);[.A2668]+[.A2669];&quot;&quot;)">
            <text:p/>
          </table:table-cell>
          <table:table-cell/>
        </table:table-row>
        <table:table-row table:style-name="ro1">
          <table:table-cell office:value-type="float" office:value="-469" calcext:value-type="float">
            <text:p>-469</text:p>
          </table:table-cell>
          <table:table-cell table:formula="of:=IF(AND(MOD([.A2669];9)=0;MOD([.A2670];9)=0);[.A2669]+[.A2670];&quot;&quot;)">
            <text:p/>
          </table:table-cell>
          <table:table-cell/>
        </table:table-row>
        <table:table-row table:style-name="ro1">
          <table:table-cell office:value-type="float" office:value="-48" calcext:value-type="float">
            <text:p>-48</text:p>
          </table:table-cell>
          <table:table-cell table:formula="of:=IF(AND(MOD([.A2670];9)=0;MOD([.A2671];9)=0);[.A2670]+[.A2671];&quot;&quot;)">
            <text:p/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IF(AND(MOD([.A2671];9)=0;MOD([.A2672];9)=0);[.A2671]+[.A2672];&quot;&quot;)">
            <text:p/>
          </table:table-cell>
          <table:table-cell/>
        </table:table-row>
        <table:table-row table:style-name="ro1">
          <table:table-cell office:value-type="float" office:value="-194" calcext:value-type="float">
            <text:p>-194</text:p>
          </table:table-cell>
          <table:table-cell table:formula="of:=IF(AND(MOD([.A2672];9)=0;MOD([.A2673];9)=0);[.A2672]+[.A2673];&quot;&quot;)">
            <text:p/>
          </table:table-cell>
          <table:table-cell/>
        </table:table-row>
        <table:table-row table:style-name="ro1">
          <table:table-cell office:value-type="float" office:value="-361" calcext:value-type="float">
            <text:p>-361</text:p>
          </table:table-cell>
          <table:table-cell table:formula="of:=IF(AND(MOD([.A2673];9)=0;MOD([.A2674];9)=0);[.A2673]+[.A2674];&quot;&quot;)">
            <text:p/>
          </table:table-cell>
          <table:table-cell/>
        </table:table-row>
        <table:table-row table:style-name="ro1">
          <table:table-cell office:value-type="float" office:value="-359" calcext:value-type="float">
            <text:p>-359</text:p>
          </table:table-cell>
          <table:table-cell table:formula="of:=IF(AND(MOD([.A2674];9)=0;MOD([.A2675];9)=0);[.A2674]+[.A2675];&quot;&quot;)">
            <text:p/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IF(AND(MOD([.A2675];9)=0;MOD([.A2676];9)=0);[.A2675]+[.A2676];&quot;&quot;)">
            <text:p/>
          </table:table-cell>
          <table:table-cell/>
        </table:table-row>
        <table:table-row table:style-name="ro1">
          <table:table-cell office:value-type="float" office:value="-297" calcext:value-type="float">
            <text:p>-297</text:p>
          </table:table-cell>
          <table:table-cell table:formula="of:=IF(AND(MOD([.A2676];9)=0;MOD([.A2677];9)=0);[.A2676]+[.A2677];&quot;&quot;)">
            <text:p/>
          </table:table-cell>
          <table:table-cell/>
        </table:table-row>
        <table:table-row table:style-name="ro1">
          <table:table-cell office:value-type="float" office:value="-834" calcext:value-type="float">
            <text:p>-834</text:p>
          </table:table-cell>
          <table:table-cell table:formula="of:=IF(AND(MOD([.A2677];9)=0;MOD([.A2678];9)=0);[.A2677]+[.A2678];&quot;&quot;)">
            <text:p/>
          </table:table-cell>
          <table:table-cell/>
        </table:table-row>
        <table:table-row table:style-name="ro1">
          <table:table-cell office:value-type="float" office:value="-827" calcext:value-type="float">
            <text:p>-827</text:p>
          </table:table-cell>
          <table:table-cell table:formula="of:=IF(AND(MOD([.A2678];9)=0;MOD([.A2679];9)=0);[.A2678]+[.A2679];&quot;&quot;)">
            <text:p/>
          </table:table-cell>
          <table:table-cell/>
        </table:table-row>
        <table:table-row table:style-name="ro1">
          <table:table-cell office:value-type="float" office:value="-329" calcext:value-type="float">
            <text:p>-329</text:p>
          </table:table-cell>
          <table:table-cell table:formula="of:=IF(AND(MOD([.A2679];9)=0;MOD([.A2680];9)=0);[.A2679]+[.A2680];&quot;&quot;)">
            <text:p/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IF(AND(MOD([.A2680];9)=0;MOD([.A2681];9)=0);[.A2680]+[.A2681];&quot;&quot;)">
            <text:p/>
          </table:table-cell>
          <table:table-cell/>
        </table:table-row>
        <table:table-row table:style-name="ro1">
          <table:table-cell office:value-type="float" office:value="-120" calcext:value-type="float">
            <text:p>-120</text:p>
          </table:table-cell>
          <table:table-cell table:formula="of:=IF(AND(MOD([.A2681];9)=0;MOD([.A2682];9)=0);[.A2681]+[.A2682];&quot;&quot;)">
            <text:p/>
          </table:table-cell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IF(AND(MOD([.A2682];9)=0;MOD([.A2683];9)=0);[.A2682]+[.A2683];&quot;&quot;)">
            <text:p/>
          </table:table-cell>
          <table:table-cell/>
        </table:table-row>
        <table:table-row table:style-name="ro1">
          <table:table-cell office:value-type="float" office:value="-709" calcext:value-type="float">
            <text:p>-709</text:p>
          </table:table-cell>
          <table:table-cell table:formula="of:=IF(AND(MOD([.A2683];9)=0;MOD([.A2684];9)=0);[.A2683]+[.A2684];&quot;&quot;)">
            <text:p/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IF(AND(MOD([.A2684];9)=0;MOD([.A2685];9)=0);[.A2684]+[.A2685];&quot;&quot;)">
            <text:p/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IF(AND(MOD([.A2685];9)=0;MOD([.A2686];9)=0);[.A2685]+[.A2686];&quot;&quot;)">
            <text:p/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IF(AND(MOD([.A2686];9)=0;MOD([.A2687];9)=0);[.A2686]+[.A2687];&quot;&quot;)">
            <text:p/>
          </table:table-cell>
          <table:table-cell/>
        </table:table-row>
        <table:table-row table:style-name="ro1">
          <table:table-cell office:value-type="float" office:value="-660" calcext:value-type="float">
            <text:p>-660</text:p>
          </table:table-cell>
          <table:table-cell table:formula="of:=IF(AND(MOD([.A2687];9)=0;MOD([.A2688];9)=0);[.A2687]+[.A2688];&quot;&quot;)">
            <text:p/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IF(AND(MOD([.A2688];9)=0;MOD([.A2689];9)=0);[.A2688]+[.A2689];&quot;&quot;)">
            <text:p/>
          </table:table-cell>
          <table:table-cell/>
        </table:table-row>
        <table:table-row table:style-name="ro1">
          <table:table-cell office:value-type="float" office:value="-797" calcext:value-type="float">
            <text:p>-797</text:p>
          </table:table-cell>
          <table:table-cell table:formula="of:=IF(AND(MOD([.A2689];9)=0;MOD([.A2690];9)=0);[.A2689]+[.A2690];&quot;&quot;)">
            <text:p/>
          </table:table-cell>
          <table:table-cell/>
        </table:table-row>
        <table:table-row table:style-name="ro1">
          <table:table-cell office:value-type="float" office:value="-241" calcext:value-type="float">
            <text:p>-241</text:p>
          </table:table-cell>
          <table:table-cell table:formula="of:=IF(AND(MOD([.A2690];9)=0;MOD([.A2691];9)=0);[.A2690]+[.A2691];&quot;&quot;)">
            <text:p/>
          </table:table-cell>
          <table:table-cell/>
        </table:table-row>
        <table:table-row table:style-name="ro1">
          <table:table-cell office:value-type="float" office:value="-339" calcext:value-type="float">
            <text:p>-339</text:p>
          </table:table-cell>
          <table:table-cell table:formula="of:=IF(AND(MOD([.A2691];9)=0;MOD([.A2692];9)=0);[.A2691]+[.A2692];&quot;&quot;)">
            <text:p/>
          </table:table-cell>
          <table:table-cell/>
        </table:table-row>
        <table:table-row table:style-name="ro1">
          <table:table-cell office:value-type="float" office:value="-81" calcext:value-type="float">
            <text:p>-81</text:p>
          </table:table-cell>
          <table:table-cell table:formula="of:=IF(AND(MOD([.A2692];9)=0;MOD([.A2693];9)=0);[.A2692]+[.A2693];&quot;&quot;)">
            <text:p/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IF(AND(MOD([.A2693];9)=0;MOD([.A2694];9)=0);[.A2693]+[.A2694];&quot;&quot;)">
            <text:p/>
          </table:table-cell>
          <table:table-cell/>
        </table:table-row>
        <table:table-row table:style-name="ro1">
          <table:table-cell office:value-type="float" office:value="-251" calcext:value-type="float">
            <text:p>-251</text:p>
          </table:table-cell>
          <table:table-cell table:formula="of:=IF(AND(MOD([.A2694];9)=0;MOD([.A2695];9)=0);[.A2694]+[.A2695];&quot;&quot;)">
            <text:p/>
          </table:table-cell>
          <table:table-cell/>
        </table:table-row>
        <table:table-row table:style-name="ro1">
          <table:table-cell office:value-type="float" office:value="-167" calcext:value-type="float">
            <text:p>-167</text:p>
          </table:table-cell>
          <table:table-cell table:formula="of:=IF(AND(MOD([.A2695];9)=0;MOD([.A2696];9)=0);[.A2695]+[.A2696];&quot;&quot;)">
            <text:p/>
          </table:table-cell>
          <table:table-cell/>
        </table:table-row>
        <table:table-row table:style-name="ro1">
          <table:table-cell office:value-type="float" office:value="-381" calcext:value-type="float">
            <text:p>-381</text:p>
          </table:table-cell>
          <table:table-cell table:formula="of:=IF(AND(MOD([.A2696];9)=0;MOD([.A2697];9)=0);[.A2696]+[.A2697];&quot;&quot;)">
            <text:p/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IF(AND(MOD([.A2697];9)=0;MOD([.A2698];9)=0);[.A2697]+[.A2698];&quot;&quot;)">
            <text:p/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IF(AND(MOD([.A2698];9)=0;MOD([.A2699];9)=0);[.A2698]+[.A2699];&quot;&quot;)">
            <text:p/>
          </table:table-cell>
          <table:table-cell/>
        </table:table-row>
        <table:table-row table:style-name="ro1">
          <table:table-cell office:value-type="float" office:value="-604" calcext:value-type="float">
            <text:p>-604</text:p>
          </table:table-cell>
          <table:table-cell table:formula="of:=IF(AND(MOD([.A2699];9)=0;MOD([.A2700];9)=0);[.A2699]+[.A2700];&quot;&quot;)">
            <text:p/>
          </table:table-cell>
          <table:table-cell/>
        </table:table-row>
        <table:table-row table:style-name="ro1">
          <table:table-cell office:value-type="float" office:value="-434" calcext:value-type="float">
            <text:p>-434</text:p>
          </table:table-cell>
          <table:table-cell table:formula="of:=IF(AND(MOD([.A2700];9)=0;MOD([.A2701];9)=0);[.A2700]+[.A2701];&quot;&quot;)">
            <text:p/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IF(AND(MOD([.A2701];9)=0;MOD([.A2702];9)=0);[.A2701]+[.A2702];&quot;&quot;)">
            <text:p/>
          </table:table-cell>
          <table:table-cell/>
        </table:table-row>
        <table:table-row table:style-name="ro1">
          <table:table-cell office:value-type="float" office:value="-224" calcext:value-type="float">
            <text:p>-224</text:p>
          </table:table-cell>
          <table:table-cell table:formula="of:=IF(AND(MOD([.A2702];9)=0;MOD([.A2703];9)=0);[.A2702]+[.A2703];&quot;&quot;)">
            <text:p/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IF(AND(MOD([.A2703];9)=0;MOD([.A2704];9)=0);[.A2703]+[.A2704];&quot;&quot;)">
            <text:p/>
          </table:table-cell>
          <table:table-cell/>
        </table:table-row>
        <table:table-row table:style-name="ro1">
          <table:table-cell office:value-type="float" office:value="-931" calcext:value-type="float">
            <text:p>-931</text:p>
          </table:table-cell>
          <table:table-cell table:formula="of:=IF(AND(MOD([.A2704];9)=0;MOD([.A2705];9)=0);[.A2704]+[.A2705];&quot;&quot;)">
            <text:p/>
          </table:table-cell>
          <table:table-cell/>
        </table:table-row>
        <table:table-row table:style-name="ro1">
          <table:table-cell office:value-type="float" office:value="-745" calcext:value-type="float">
            <text:p>-745</text:p>
          </table:table-cell>
          <table:table-cell table:formula="of:=IF(AND(MOD([.A2705];9)=0;MOD([.A2706];9)=0);[.A2705]+[.A2706];&quot;&quot;)">
            <text:p/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IF(AND(MOD([.A2706];9)=0;MOD([.A2707];9)=0);[.A2706]+[.A2707];&quot;&quot;)">
            <text:p/>
          </table:table-cell>
          <table:table-cell/>
        </table:table-row>
        <table:table-row table:style-name="ro1">
          <table:table-cell office:value-type="float" office:value="-792" calcext:value-type="float">
            <text:p>-792</text:p>
          </table:table-cell>
          <table:table-cell table:formula="of:=IF(AND(MOD([.A2707];9)=0;MOD([.A2708];9)=0);[.A2707]+[.A2708];&quot;&quot;)">
            <text:p/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AND(MOD([.A2708];9)=0;MOD([.A2709];9)=0);[.A2708]+[.A2709];&quot;&quot;)">
            <text:p/>
          </table:table-cell>
          <table:table-cell/>
        </table:table-row>
        <table:table-row table:style-name="ro1">
          <table:table-cell office:value-type="float" office:value="-278" calcext:value-type="float">
            <text:p>-278</text:p>
          </table:table-cell>
          <table:table-cell table:formula="of:=IF(AND(MOD([.A2709];9)=0;MOD([.A2710];9)=0);[.A2709]+[.A2710];&quot;&quot;)">
            <text:p/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AND(MOD([.A2710];9)=0;MOD([.A2711];9)=0);[.A2710]+[.A2711];&quot;&quot;)">
            <text:p/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IF(AND(MOD([.A2711];9)=0;MOD([.A2712];9)=0);[.A2711]+[.A2712];&quot;&quot;)">
            <text:p/>
          </table:table-cell>
          <table:table-cell/>
        </table:table-row>
        <table:table-row table:style-name="ro1">
          <table:table-cell office:value-type="float" office:value="-268" calcext:value-type="float">
            <text:p>-268</text:p>
          </table:table-cell>
          <table:table-cell table:formula="of:=IF(AND(MOD([.A2712];9)=0;MOD([.A2713];9)=0);[.A2712]+[.A2713];&quot;&quot;)">
            <text:p/>
          </table:table-cell>
          <table:table-cell/>
        </table:table-row>
        <table:table-row table:style-name="ro1">
          <table:table-cell office:value-type="float" office:value="-996" calcext:value-type="float">
            <text:p>-996</text:p>
          </table:table-cell>
          <table:table-cell table:formula="of:=IF(AND(MOD([.A2713];9)=0;MOD([.A2714];9)=0);[.A2713]+[.A2714];&quot;&quot;)">
            <text:p/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IF(AND(MOD([.A2714];9)=0;MOD([.A2715];9)=0);[.A2714]+[.A2715];&quot;&quot;)">
            <text:p/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IF(AND(MOD([.A2715];9)=0;MOD([.A2716];9)=0);[.A2715]+[.A2716];&quot;&quot;)">
            <text:p/>
          </table:table-cell>
          <table:table-cell/>
        </table:table-row>
        <table:table-row table:style-name="ro1">
          <table:table-cell office:value-type="float" office:value="-580" calcext:value-type="float">
            <text:p>-580</text:p>
          </table:table-cell>
          <table:table-cell table:formula="of:=IF(AND(MOD([.A2716];9)=0;MOD([.A2717];9)=0);[.A2716]+[.A2717];&quot;&quot;)">
            <text:p/>
          </table:table-cell>
          <table:table-cell/>
        </table:table-row>
        <table:table-row table:style-name="ro1">
          <table:table-cell office:value-type="float" office:value="-756" calcext:value-type="float">
            <text:p>-756</text:p>
          </table:table-cell>
          <table:table-cell table:formula="of:=IF(AND(MOD([.A2717];9)=0;MOD([.A2718];9)=0);[.A2717]+[.A2718];&quot;&quot;)">
            <text:p/>
          </table:table-cell>
          <table:table-cell/>
        </table:table-row>
        <table:table-row table:style-name="ro1">
          <table:table-cell office:value-type="float" office:value="-959" calcext:value-type="float">
            <text:p>-959</text:p>
          </table:table-cell>
          <table:table-cell table:formula="of:=IF(AND(MOD([.A2718];9)=0;MOD([.A2719];9)=0);[.A2718]+[.A2719];&quot;&quot;)">
            <text:p/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IF(AND(MOD([.A2719];9)=0;MOD([.A2720];9)=0);[.A2719]+[.A2720];&quot;&quot;)">
            <text:p/>
          </table:table-cell>
          <table:table-cell/>
        </table:table-row>
        <table:table-row table:style-name="ro1">
          <table:table-cell office:value-type="float" office:value="-644" calcext:value-type="float">
            <text:p>-644</text:p>
          </table:table-cell>
          <table:table-cell table:formula="of:=IF(AND(MOD([.A2720];9)=0;MOD([.A2721];9)=0);[.A2720]+[.A2721];&quot;&quot;)">
            <text:p/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IF(AND(MOD([.A2721];9)=0;MOD([.A2722];9)=0);[.A2721]+[.A2722];&quot;&quot;)">
            <text:p/>
          </table:table-cell>
          <table:table-cell/>
        </table:table-row>
        <table:table-row table:style-name="ro1">
          <table:table-cell office:value-type="float" office:value="-134" calcext:value-type="float">
            <text:p>-134</text:p>
          </table:table-cell>
          <table:table-cell table:formula="of:=IF(AND(MOD([.A2722];9)=0;MOD([.A2723];9)=0);[.A2722]+[.A2723];&quot;&quot;)">
            <text:p/>
          </table:table-cell>
          <table:table-cell/>
        </table:table-row>
        <table:table-row table:style-name="ro1">
          <table:table-cell office:value-type="float" office:value="-90" calcext:value-type="float">
            <text:p>-90</text:p>
          </table:table-cell>
          <table:table-cell table:formula="of:=IF(AND(MOD([.A2723];9)=0;MOD([.A2724];9)=0);[.A2723]+[.A2724];&quot;&quot;)">
            <text:p/>
          </table:table-cell>
          <table:table-cell/>
        </table:table-row>
        <table:table-row table:style-name="ro1">
          <table:table-cell office:value-type="float" office:value="-926" calcext:value-type="float">
            <text:p>-926</text:p>
          </table:table-cell>
          <table:table-cell table:formula="of:=IF(AND(MOD([.A2724];9)=0;MOD([.A2725];9)=0);[.A2724]+[.A2725];&quot;&quot;)">
            <text:p/>
          </table:table-cell>
          <table:table-cell/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IF(AND(MOD([.A2725];9)=0;MOD([.A2726];9)=0);[.A2725]+[.A2726];&quot;&quot;)">
            <text:p/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IF(AND(MOD([.A2726];9)=0;MOD([.A2727];9)=0);[.A2726]+[.A2727];&quot;&quot;)">
            <text:p/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IF(AND(MOD([.A2727];9)=0;MOD([.A2728];9)=0);[.A2727]+[.A2728];&quot;&quot;)">
            <text:p/>
          </table:table-cell>
          <table:table-cell/>
        </table:table-row>
        <table:table-row table:style-name="ro1">
          <table:table-cell office:value-type="float" office:value="-271" calcext:value-type="float">
            <text:p>-271</text:p>
          </table:table-cell>
          <table:table-cell table:formula="of:=IF(AND(MOD([.A2728];9)=0;MOD([.A2729];9)=0);[.A2728]+[.A2729];&quot;&quot;)">
            <text:p/>
          </table:table-cell>
          <table:table-cell/>
        </table:table-row>
        <table:table-row table:style-name="ro1">
          <table:table-cell office:value-type="float" office:value="-869" calcext:value-type="float">
            <text:p>-869</text:p>
          </table:table-cell>
          <table:table-cell table:formula="of:=IF(AND(MOD([.A2729];9)=0;MOD([.A2730];9)=0);[.A2729]+[.A2730];&quot;&quot;)">
            <text:p/>
          </table:table-cell>
          <table:table-cell/>
        </table:table-row>
        <table:table-row table:style-name="ro1">
          <table:table-cell office:value-type="float" office:value="-267" calcext:value-type="float">
            <text:p>-267</text:p>
          </table:table-cell>
          <table:table-cell table:formula="of:=IF(AND(MOD([.A2730];9)=0;MOD([.A2731];9)=0);[.A2730]+[.A2731];&quot;&quot;)">
            <text:p/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IF(AND(MOD([.A2731];9)=0;MOD([.A2732];9)=0);[.A2731]+[.A2732];&quot;&quot;)">
            <text:p/>
          </table:table-cell>
          <table:table-cell/>
        </table:table-row>
        <table:table-row table:style-name="ro1">
          <table:table-cell office:value-type="float" office:value="-292" calcext:value-type="float">
            <text:p>-292</text:p>
          </table:table-cell>
          <table:table-cell table:formula="of:=IF(AND(MOD([.A2732];9)=0;MOD([.A2733];9)=0);[.A2732]+[.A2733];&quot;&quot;)">
            <text:p/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IF(AND(MOD([.A2733];9)=0;MOD([.A2734];9)=0);[.A2733]+[.A2734];&quot;&quot;)">
            <text:p/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IF(AND(MOD([.A2734];9)=0;MOD([.A2735];9)=0);[.A2734]+[.A2735];&quot;&quot;)">
            <text:p/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IF(AND(MOD([.A2735];9)=0;MOD([.A2736];9)=0);[.A2735]+[.A2736];&quot;&quot;)">
            <text:p/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IF(AND(MOD([.A2736];9)=0;MOD([.A2737];9)=0);[.A2736]+[.A2737];&quot;&quot;)">
            <text:p/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IF(AND(MOD([.A2737];9)=0;MOD([.A2738];9)=0);[.A2737]+[.A2738];&quot;&quot;)">
            <text:p/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IF(AND(MOD([.A2738];9)=0;MOD([.A2739];9)=0);[.A2738]+[.A2739];&quot;&quot;)">
            <text:p/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IF(AND(MOD([.A2739];9)=0;MOD([.A2740];9)=0);[.A2739]+[.A2740];&quot;&quot;)">
            <text:p/>
          </table:table-cell>
          <table:table-cell/>
        </table:table-row>
        <table:table-row table:style-name="ro1">
          <table:table-cell office:value-type="float" office:value="-249" calcext:value-type="float">
            <text:p>-249</text:p>
          </table:table-cell>
          <table:table-cell table:formula="of:=IF(AND(MOD([.A2740];9)=0;MOD([.A2741];9)=0);[.A2740]+[.A2741];&quot;&quot;)">
            <text:p/>
          </table:table-cell>
          <table:table-cell/>
        </table:table-row>
        <table:table-row table:style-name="ro1">
          <table:table-cell office:value-type="float" office:value="-636" calcext:value-type="float">
            <text:p>-636</text:p>
          </table:table-cell>
          <table:table-cell table:formula="of:=IF(AND(MOD([.A2741];9)=0;MOD([.A2742];9)=0);[.A2741]+[.A2742];&quot;&quot;)">
            <text:p/>
          </table:table-cell>
          <table:table-cell/>
        </table:table-row>
        <table:table-row table:style-name="ro1">
          <table:table-cell office:value-type="float" office:value="-936" calcext:value-type="float">
            <text:p>-936</text:p>
          </table:table-cell>
          <table:table-cell table:formula="of:=IF(AND(MOD([.A2742];9)=0;MOD([.A2743];9)=0);[.A2742]+[.A2743];&quot;&quot;)">
            <text:p/>
          </table:table-cell>
          <table:table-cell/>
        </table:table-row>
        <table:table-row table:style-name="ro1">
          <table:table-cell office:value-type="float" office:value="-544" calcext:value-type="float">
            <text:p>-544</text:p>
          </table:table-cell>
          <table:table-cell table:formula="of:=IF(AND(MOD([.A2743];9)=0;MOD([.A2744];9)=0);[.A2743]+[.A2744];&quot;&quot;)">
            <text:p/>
          </table:table-cell>
          <table:table-cell/>
        </table:table-row>
        <table:table-row table:style-name="ro1">
          <table:table-cell office:value-type="float" office:value="-29" calcext:value-type="float">
            <text:p>-29</text:p>
          </table:table-cell>
          <table:table-cell table:formula="of:=IF(AND(MOD([.A2744];9)=0;MOD([.A2745];9)=0);[.A2744]+[.A2745];&quot;&quot;)">
            <text:p/>
          </table:table-cell>
          <table:table-cell/>
        </table:table-row>
        <table:table-row table:style-name="ro1">
          <table:table-cell office:value-type="float" office:value="-20" calcext:value-type="float">
            <text:p>-20</text:p>
          </table:table-cell>
          <table:table-cell table:formula="of:=IF(AND(MOD([.A2745];9)=0;MOD([.A2746];9)=0);[.A2745]+[.A2746];&quot;&quot;)">
            <text:p/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IF(AND(MOD([.A2746];9)=0;MOD([.A2747];9)=0);[.A2746]+[.A2747];&quot;&quot;)">
            <text:p/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IF(AND(MOD([.A2747];9)=0;MOD([.A2748];9)=0);[.A2747]+[.A2748];&quot;&quot;)">
            <text:p/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IF(AND(MOD([.A2748];9)=0;MOD([.A2749];9)=0);[.A2748]+[.A2749];&quot;&quot;)">
            <text:p/>
          </table:table-cell>
          <table:table-cell/>
        </table:table-row>
        <table:table-row table:style-name="ro1">
          <table:table-cell office:value-type="float" office:value="-690" calcext:value-type="float">
            <text:p>-690</text:p>
          </table:table-cell>
          <table:table-cell table:formula="of:=IF(AND(MOD([.A2749];9)=0;MOD([.A2750];9)=0);[.A2749]+[.A2750];&quot;&quot;)">
            <text:p/>
          </table:table-cell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IF(AND(MOD([.A2750];9)=0;MOD([.A2751];9)=0);[.A2750]+[.A2751];&quot;&quot;)">
            <text:p/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IF(AND(MOD([.A2751];9)=0;MOD([.A2752];9)=0);[.A2751]+[.A2752];&quot;&quot;)">
            <text:p/>
          </table:table-cell>
          <table:table-cell/>
        </table:table-row>
        <table:table-row table:style-name="ro1">
          <table:table-cell office:value-type="float" office:value="-867" calcext:value-type="float">
            <text:p>-867</text:p>
          </table:table-cell>
          <table:table-cell table:formula="of:=IF(AND(MOD([.A2752];9)=0;MOD([.A2753];9)=0);[.A2752]+[.A2753];&quot;&quot;)">
            <text:p/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IF(AND(MOD([.A2753];9)=0;MOD([.A2754];9)=0);[.A2753]+[.A2754];&quot;&quot;)">
            <text:p/>
          </table:table-cell>
          <table:table-cell/>
        </table:table-row>
        <table:table-row table:style-name="ro1">
          <table:table-cell office:value-type="float" office:value="-396" calcext:value-type="float">
            <text:p>-396</text:p>
          </table:table-cell>
          <table:table-cell table:formula="of:=IF(AND(MOD([.A2754];9)=0;MOD([.A2755];9)=0);[.A2754]+[.A2755];&quot;&quot;)">
            <text:p/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IF(AND(MOD([.A2755];9)=0;MOD([.A2756];9)=0);[.A2755]+[.A2756];&quot;&quot;)">
            <text:p/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IF(AND(MOD([.A2756];9)=0;MOD([.A2757];9)=0);[.A2756]+[.A2757];&quot;&quot;)">
            <text:p/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IF(AND(MOD([.A2757];9)=0;MOD([.A2758];9)=0);[.A2757]+[.A2758];&quot;&quot;)">
            <text:p/>
          </table:table-cell>
          <table:table-cell/>
        </table:table-row>
        <table:table-row table:style-name="ro1">
          <table:table-cell office:value-type="float" office:value="-432" calcext:value-type="float">
            <text:p>-432</text:p>
          </table:table-cell>
          <table:table-cell table:formula="of:=IF(AND(MOD([.A2758];9)=0;MOD([.A2759];9)=0);[.A2758]+[.A2759];&quot;&quot;)">
            <text:p/>
          </table:table-cell>
          <table:table-cell/>
        </table:table-row>
        <table:table-row table:style-name="ro1">
          <table:table-cell office:value-type="float" office:value="-287" calcext:value-type="float">
            <text:p>-287</text:p>
          </table:table-cell>
          <table:table-cell table:formula="of:=IF(AND(MOD([.A2759];9)=0;MOD([.A2760];9)=0);[.A2759]+[.A2760];&quot;&quot;)">
            <text:p/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IF(AND(MOD([.A2760];9)=0;MOD([.A2761];9)=0);[.A2760]+[.A2761];&quot;&quot;)">
            <text:p/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IF(AND(MOD([.A2761];9)=0;MOD([.A2762];9)=0);[.A2761]+[.A2762];&quot;&quot;)">
            <text:p/>
          </table:table-cell>
          <table:table-cell/>
        </table:table-row>
        <table:table-row table:style-name="ro1">
          <table:table-cell office:value-type="float" office:value="-13" calcext:value-type="float">
            <text:p>-13</text:p>
          </table:table-cell>
          <table:table-cell table:formula="of:=IF(AND(MOD([.A2762];9)=0;MOD([.A2763];9)=0);[.A2762]+[.A2763];&quot;&quot;)">
            <text:p/>
          </table:table-cell>
          <table:table-cell/>
        </table:table-row>
        <table:table-row table:style-name="ro1">
          <table:table-cell office:value-type="float" office:value="-293" calcext:value-type="float">
            <text:p>-293</text:p>
          </table:table-cell>
          <table:table-cell table:formula="of:=IF(AND(MOD([.A2763];9)=0;MOD([.A2764];9)=0);[.A2763]+[.A2764];&quot;&quot;)">
            <text:p/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IF(AND(MOD([.A2764];9)=0;MOD([.A2765];9)=0);[.A2764]+[.A2765];&quot;&quot;)">
            <text:p/>
          </table:table-cell>
          <table:table-cell/>
        </table:table-row>
        <table:table-row table:style-name="ro1">
          <table:table-cell office:value-type="float" office:value="-370" calcext:value-type="float">
            <text:p>-370</text:p>
          </table:table-cell>
          <table:table-cell table:formula="of:=IF(AND(MOD([.A2765];9)=0;MOD([.A2766];9)=0);[.A2765]+[.A2766];&quot;&quot;)">
            <text:p/>
          </table:table-cell>
          <table:table-cell/>
        </table:table-row>
        <table:table-row table:style-name="ro1">
          <table:table-cell office:value-type="float" office:value="-563" calcext:value-type="float">
            <text:p>-563</text:p>
          </table:table-cell>
          <table:table-cell table:formula="of:=IF(AND(MOD([.A2766];9)=0;MOD([.A2767];9)=0);[.A2766]+[.A2767];&quot;&quot;)">
            <text:p/>
          </table:table-cell>
          <table:table-cell/>
        </table:table-row>
        <table:table-row table:style-name="ro1">
          <table:table-cell office:value-type="float" office:value="-624" calcext:value-type="float">
            <text:p>-624</text:p>
          </table:table-cell>
          <table:table-cell table:formula="of:=IF(AND(MOD([.A2767];9)=0;MOD([.A2768];9)=0);[.A2767]+[.A2768];&quot;&quot;)">
            <text:p/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IF(AND(MOD([.A2768];9)=0;MOD([.A2769];9)=0);[.A2768]+[.A2769];&quot;&quot;)">
            <text:p/>
          </table:table-cell>
          <table:table-cell/>
        </table:table-row>
        <table:table-row table:style-name="ro1">
          <table:table-cell office:value-type="float" office:value="-205" calcext:value-type="float">
            <text:p>-205</text:p>
          </table:table-cell>
          <table:table-cell table:formula="of:=IF(AND(MOD([.A2769];9)=0;MOD([.A2770];9)=0);[.A2769]+[.A2770];&quot;&quot;)">
            <text:p/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IF(AND(MOD([.A2770];9)=0;MOD([.A2771];9)=0);[.A2770]+[.A2771];&quot;&quot;)">
            <text:p/>
          </table:table-cell>
          <table:table-cell/>
        </table:table-row>
        <table:table-row table:style-name="ro1">
          <table:table-cell office:value-type="float" office:value="-582" calcext:value-type="float">
            <text:p>-582</text:p>
          </table:table-cell>
          <table:table-cell table:formula="of:=IF(AND(MOD([.A2771];9)=0;MOD([.A2772];9)=0);[.A2771]+[.A2772];&quot;&quot;)">
            <text:p/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IF(AND(MOD([.A2772];9)=0;MOD([.A2773];9)=0);[.A2772]+[.A2773];&quot;&quot;)">
            <text:p/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IF(AND(MOD([.A2773];9)=0;MOD([.A2774];9)=0);[.A2773]+[.A2774];&quot;&quot;)">
            <text:p/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IF(AND(MOD([.A2774];9)=0;MOD([.A2775];9)=0);[.A2774]+[.A2775];&quot;&quot;)">
            <text:p/>
          </table:table-cell>
          <table:table-cell/>
        </table:table-row>
        <table:table-row table:style-name="ro1">
          <table:table-cell office:value-type="float" office:value="-955" calcext:value-type="float">
            <text:p>-955</text:p>
          </table:table-cell>
          <table:table-cell table:formula="of:=IF(AND(MOD([.A2775];9)=0;MOD([.A2776];9)=0);[.A2775]+[.A2776];&quot;&quot;)">
            <text:p/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IF(AND(MOD([.A2776];9)=0;MOD([.A2777];9)=0);[.A2776]+[.A2777];&quot;&quot;)">
            <text:p/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IF(AND(MOD([.A2777];9)=0;MOD([.A2778];9)=0);[.A2777]+[.A2778];&quot;&quot;)">
            <text:p/>
          </table:table-cell>
          <table:table-cell/>
        </table:table-row>
        <table:table-row table:style-name="ro1">
          <table:table-cell office:value-type="float" office:value="-551" calcext:value-type="float">
            <text:p>-551</text:p>
          </table:table-cell>
          <table:table-cell table:formula="of:=IF(AND(MOD([.A2778];9)=0;MOD([.A2779];9)=0);[.A2778]+[.A2779];&quot;&quot;)">
            <text:p/>
          </table:table-cell>
          <table:table-cell/>
        </table:table-row>
        <table:table-row table:style-name="ro1">
          <table:table-cell office:value-type="float" office:value="-791" calcext:value-type="float">
            <text:p>-791</text:p>
          </table:table-cell>
          <table:table-cell table:formula="of:=IF(AND(MOD([.A2779];9)=0;MOD([.A2780];9)=0);[.A2779]+[.A2780];&quot;&quot;)">
            <text:p/>
          </table:table-cell>
          <table:table-cell/>
        </table:table-row>
        <table:table-row table:style-name="ro1">
          <table:table-cell office:value-type="float" office:value="-241" calcext:value-type="float">
            <text:p>-241</text:p>
          </table:table-cell>
          <table:table-cell table:formula="of:=IF(AND(MOD([.A2780];9)=0;MOD([.A2781];9)=0);[.A2780]+[.A2781];&quot;&quot;)">
            <text:p/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IF(AND(MOD([.A2781];9)=0;MOD([.A2782];9)=0);[.A2781]+[.A2782];&quot;&quot;)">
            <text:p/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IF(AND(MOD([.A2782];9)=0;MOD([.A2783];9)=0);[.A2782]+[.A2783];&quot;&quot;)">
            <text:p/>
          </table:table-cell>
          <table:table-cell/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IF(AND(MOD([.A2783];9)=0;MOD([.A2784];9)=0);[.A2783]+[.A2784];&quot;&quot;)">
            <text:p/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IF(AND(MOD([.A2784];9)=0;MOD([.A2785];9)=0);[.A2784]+[.A2785];&quot;&quot;)">
            <text:p/>
          </table:table-cell>
          <table:table-cell/>
        </table:table-row>
        <table:table-row table:style-name="ro1">
          <table:table-cell office:value-type="float" office:value="-627" calcext:value-type="float">
            <text:p>-627</text:p>
          </table:table-cell>
          <table:table-cell table:formula="of:=IF(AND(MOD([.A2785];9)=0;MOD([.A2786];9)=0);[.A2785]+[.A2786];&quot;&quot;)">
            <text:p/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IF(AND(MOD([.A2786];9)=0;MOD([.A2787];9)=0);[.A2786]+[.A2787];&quot;&quot;)">
            <text:p/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IF(AND(MOD([.A2787];9)=0;MOD([.A2788];9)=0);[.A2787]+[.A2788];&quot;&quot;)">
            <text:p/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IF(AND(MOD([.A2788];9)=0;MOD([.A2789];9)=0);[.A2788]+[.A2789];&quot;&quot;)">
            <text:p/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IF(AND(MOD([.A2789];9)=0;MOD([.A2790];9)=0);[.A2789]+[.A2790];&quot;&quot;)">
            <text:p/>
          </table:table-cell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IF(AND(MOD([.A2790];9)=0;MOD([.A2791];9)=0);[.A2790]+[.A2791];&quot;&quot;)">
            <text:p/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IF(AND(MOD([.A2791];9)=0;MOD([.A2792];9)=0);[.A2791]+[.A2792];&quot;&quot;)">
            <text:p/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IF(AND(MOD([.A2792];9)=0;MOD([.A2793];9)=0);[.A2792]+[.A2793];&quot;&quot;)">
            <text:p/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IF(AND(MOD([.A2793];9)=0;MOD([.A2794];9)=0);[.A2793]+[.A2794];&quot;&quot;)">
            <text:p/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IF(AND(MOD([.A2794];9)=0;MOD([.A2795];9)=0);[.A2794]+[.A2795];&quot;&quot;)">
            <text:p/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IF(AND(MOD([.A2795];9)=0;MOD([.A2796];9)=0);[.A2795]+[.A2796];&quot;&quot;)">
            <text:p/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IF(AND(MOD([.A2796];9)=0;MOD([.A2797];9)=0);[.A2796]+[.A2797];&quot;&quot;)">
            <text:p/>
          </table:table-cell>
          <table:table-cell/>
        </table:table-row>
        <table:table-row table:style-name="ro1">
          <table:table-cell office:value-type="float" office:value="-816" calcext:value-type="float">
            <text:p>-816</text:p>
          </table:table-cell>
          <table:table-cell table:formula="of:=IF(AND(MOD([.A2797];9)=0;MOD([.A2798];9)=0);[.A2797]+[.A2798];&quot;&quot;)">
            <text:p/>
          </table:table-cell>
          <table:table-cell/>
        </table:table-row>
        <table:table-row table:style-name="ro1">
          <table:table-cell office:value-type="float" office:value="-886" calcext:value-type="float">
            <text:p>-886</text:p>
          </table:table-cell>
          <table:table-cell table:formula="of:=IF(AND(MOD([.A2798];9)=0;MOD([.A2799];9)=0);[.A2798]+[.A2799];&quot;&quot;)">
            <text:p/>
          </table:table-cell>
          <table:table-cell/>
        </table:table-row>
        <table:table-row table:style-name="ro1">
          <table:table-cell office:value-type="float" office:value="-228" calcext:value-type="float">
            <text:p>-228</text:p>
          </table:table-cell>
          <table:table-cell table:formula="of:=IF(AND(MOD([.A2799];9)=0;MOD([.A2800];9)=0);[.A2799]+[.A2800];&quot;&quot;)">
            <text:p/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IF(AND(MOD([.A2800];9)=0;MOD([.A2801];9)=0);[.A2800]+[.A2801];&quot;&quot;)">
            <text:p/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IF(AND(MOD([.A2801];9)=0;MOD([.A2802];9)=0);[.A2801]+[.A2802];&quot;&quot;)">
            <text:p/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IF(AND(MOD([.A2802];9)=0;MOD([.A2803];9)=0);[.A2802]+[.A2803];&quot;&quot;)">
            <text:p/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IF(AND(MOD([.A2803];9)=0;MOD([.A2804];9)=0);[.A2803]+[.A2804];&quot;&quot;)">
            <text:p/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IF(AND(MOD([.A2804];9)=0;MOD([.A2805];9)=0);[.A2804]+[.A2805];&quot;&quot;)">
            <text:p/>
          </table:table-cell>
          <table:table-cell/>
        </table:table-row>
        <table:table-row table:style-name="ro1">
          <table:table-cell office:value-type="float" office:value="-407" calcext:value-type="float">
            <text:p>-407</text:p>
          </table:table-cell>
          <table:table-cell table:formula="of:=IF(AND(MOD([.A2805];9)=0;MOD([.A2806];9)=0);[.A2805]+[.A2806];&quot;&quot;)">
            <text:p/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AND(MOD([.A2806];9)=0;MOD([.A2807];9)=0);[.A2806]+[.A2807];&quot;&quot;)">
            <text:p/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IF(AND(MOD([.A2807];9)=0;MOD([.A2808];9)=0);[.A2807]+[.A2808];&quot;&quot;)">
            <text:p/>
          </table:table-cell>
          <table:table-cell/>
        </table:table-row>
        <table:table-row table:style-name="ro1">
          <table:table-cell office:value-type="float" office:value="-722" calcext:value-type="float">
            <text:p>-722</text:p>
          </table:table-cell>
          <table:table-cell table:formula="of:=IF(AND(MOD([.A2808];9)=0;MOD([.A2809];9)=0);[.A2808]+[.A2809];&quot;&quot;)">
            <text:p/>
          </table:table-cell>
          <table:table-cell/>
        </table:table-row>
        <table:table-row table:style-name="ro1">
          <table:table-cell office:value-type="float" office:value="-289" calcext:value-type="float">
            <text:p>-289</text:p>
          </table:table-cell>
          <table:table-cell table:formula="of:=IF(AND(MOD([.A2809];9)=0;MOD([.A2810];9)=0);[.A2809]+[.A2810];&quot;&quot;)">
            <text:p/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IF(AND(MOD([.A2810];9)=0;MOD([.A2811];9)=0);[.A2810]+[.A2811];&quot;&quot;)">
            <text:p/>
          </table:table-cell>
          <table:table-cell/>
        </table:table-row>
        <table:table-row table:style-name="ro1">
          <table:table-cell office:value-type="float" office:value="-351" calcext:value-type="float">
            <text:p>-351</text:p>
          </table:table-cell>
          <table:table-cell table:formula="of:=IF(AND(MOD([.A2811];9)=0;MOD([.A2812];9)=0);[.A2811]+[.A2812];&quot;&quot;)">
            <text:p/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IF(AND(MOD([.A2812];9)=0;MOD([.A2813];9)=0);[.A2812]+[.A2813];&quot;&quot;)">
            <text:p/>
          </table:table-cell>
          <table:table-cell/>
        </table:table-row>
        <table:table-row table:style-name="ro1">
          <table:table-cell office:value-type="float" office:value="-531" calcext:value-type="float">
            <text:p>-531</text:p>
          </table:table-cell>
          <table:table-cell table:formula="of:=IF(AND(MOD([.A2813];9)=0;MOD([.A2814];9)=0);[.A2813]+[.A2814];&quot;&quot;)">
            <text:p/>
          </table:table-cell>
          <table:table-cell/>
        </table:table-row>
        <table:table-row table:style-name="ro1">
          <table:table-cell office:value-type="float" office:value="-523" calcext:value-type="float">
            <text:p>-523</text:p>
          </table:table-cell>
          <table:table-cell table:formula="of:=IF(AND(MOD([.A2814];9)=0;MOD([.A2815];9)=0);[.A2814]+[.A2815];&quot;&quot;)">
            <text:p/>
          </table:table-cell>
          <table:table-cell/>
        </table:table-row>
        <table:table-row table:style-name="ro1">
          <table:table-cell office:value-type="float" office:value="-650" calcext:value-type="float">
            <text:p>-650</text:p>
          </table:table-cell>
          <table:table-cell table:formula="of:=IF(AND(MOD([.A2815];9)=0;MOD([.A2816];9)=0);[.A2815]+[.A2816];&quot;&quot;)">
            <text:p/>
          </table:table-cell>
          <table:table-cell/>
        </table:table-row>
        <table:table-row table:style-name="ro1">
          <table:table-cell office:value-type="float" office:value="-110" calcext:value-type="float">
            <text:p>-110</text:p>
          </table:table-cell>
          <table:table-cell table:formula="of:=IF(AND(MOD([.A2816];9)=0;MOD([.A2817];9)=0);[.A2816]+[.A2817];&quot;&quot;)">
            <text:p/>
          </table:table-cell>
          <table:table-cell/>
        </table:table-row>
        <table:table-row table:style-name="ro1">
          <table:table-cell office:value-type="float" office:value="-270" calcext:value-type="float">
            <text:p>-270</text:p>
          </table:table-cell>
          <table:table-cell table:formula="of:=IF(AND(MOD([.A2817];9)=0;MOD([.A2818];9)=0);[.A2817]+[.A2818];&quot;&quot;)">
            <text:p/>
          </table:table-cell>
          <table:table-cell/>
        </table:table-row>
        <table:table-row table:style-name="ro1">
          <table:table-cell office:value-type="float" office:value="-288" calcext:value-type="float">
            <text:p>-288</text:p>
          </table:table-cell>
          <table:table-cell table:formula="of:=IF(AND(MOD([.A2818];9)=0;MOD([.A2819];9)=0);[.A2818]+[.A2819];&quot;&quot;)" office:value-type="float" office:value="-558" calcext:value-type="float">
            <text:p>-558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IF(AND(MOD([.A2819];9)=0;MOD([.A2820];9)=0);[.A2819]+[.A2820];&quot;&quot;)">
            <text:p/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IF(AND(MOD([.A2820];9)=0;MOD([.A2821];9)=0);[.A2820]+[.A2821];&quot;&quot;)">
            <text:p/>
          </table:table-cell>
          <table:table-cell/>
        </table:table-row>
        <table:table-row table:style-name="ro1">
          <table:table-cell office:value-type="float" office:value="-311" calcext:value-type="float">
            <text:p>-311</text:p>
          </table:table-cell>
          <table:table-cell table:formula="of:=IF(AND(MOD([.A2821];9)=0;MOD([.A2822];9)=0);[.A2821]+[.A2822];&quot;&quot;)">
            <text:p/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IF(AND(MOD([.A2822];9)=0;MOD([.A2823];9)=0);[.A2822]+[.A2823];&quot;&quot;)">
            <text:p/>
          </table:table-cell>
          <table:table-cell/>
        </table:table-row>
        <table:table-row table:style-name="ro1">
          <table:table-cell office:value-type="float" office:value="-699" calcext:value-type="float">
            <text:p>-699</text:p>
          </table:table-cell>
          <table:table-cell table:formula="of:=IF(AND(MOD([.A2823];9)=0;MOD([.A2824];9)=0);[.A2823]+[.A2824];&quot;&quot;)">
            <text:p/>
          </table:table-cell>
          <table:table-cell/>
        </table:table-row>
        <table:table-row table:style-name="ro1">
          <table:table-cell office:value-type="float" office:value="-84" calcext:value-type="float">
            <text:p>-84</text:p>
          </table:table-cell>
          <table:table-cell table:formula="of:=IF(AND(MOD([.A2824];9)=0;MOD([.A2825];9)=0);[.A2824]+[.A2825];&quot;&quot;)">
            <text:p/>
          </table:table-cell>
          <table:table-cell/>
        </table:table-row>
        <table:table-row table:style-name="ro1">
          <table:table-cell office:value-type="float" office:value="-793" calcext:value-type="float">
            <text:p>-793</text:p>
          </table:table-cell>
          <table:table-cell table:formula="of:=IF(AND(MOD([.A2825];9)=0;MOD([.A2826];9)=0);[.A2825]+[.A2826];&quot;&quot;)">
            <text:p/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IF(AND(MOD([.A2826];9)=0;MOD([.A2827];9)=0);[.A2826]+[.A2827];&quot;&quot;)">
            <text:p/>
          </table:table-cell>
          <table:table-cell/>
        </table:table-row>
        <table:table-row table:style-name="ro1">
          <table:table-cell office:value-type="float" office:value="-109" calcext:value-type="float">
            <text:p>-109</text:p>
          </table:table-cell>
          <table:table-cell table:formula="of:=IF(AND(MOD([.A2827];9)=0;MOD([.A2828];9)=0);[.A2827]+[.A2828];&quot;&quot;)">
            <text:p/>
          </table:table-cell>
          <table:table-cell/>
        </table:table-row>
        <table:table-row table:style-name="ro1">
          <table:table-cell office:value-type="float" office:value="-688" calcext:value-type="float">
            <text:p>-688</text:p>
          </table:table-cell>
          <table:table-cell table:formula="of:=IF(AND(MOD([.A2828];9)=0;MOD([.A2829];9)=0);[.A2828]+[.A2829];&quot;&quot;)">
            <text:p/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IF(AND(MOD([.A2829];9)=0;MOD([.A2830];9)=0);[.A2829]+[.A2830];&quot;&quot;)">
            <text:p/>
          </table:table-cell>
          <table:table-cell/>
        </table:table-row>
        <table:table-row table:style-name="ro1">
          <table:table-cell office:value-type="float" office:value="-112" calcext:value-type="float">
            <text:p>-112</text:p>
          </table:table-cell>
          <table:table-cell table:formula="of:=IF(AND(MOD([.A2830];9)=0;MOD([.A2831];9)=0);[.A2830]+[.A2831];&quot;&quot;)">
            <text:p/>
          </table:table-cell>
          <table:table-cell/>
        </table:table-row>
        <table:table-row table:style-name="ro1">
          <table:table-cell office:value-type="float" office:value="-18" calcext:value-type="float">
            <text:p>-18</text:p>
          </table:table-cell>
          <table:table-cell table:formula="of:=IF(AND(MOD([.A2831];9)=0;MOD([.A2832];9)=0);[.A2831]+[.A2832];&quot;&quot;)">
            <text:p/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IF(AND(MOD([.A2832];9)=0;MOD([.A2833];9)=0);[.A2832]+[.A2833];&quot;&quot;)">
            <text:p/>
          </table:table-cell>
          <table:table-cell/>
        </table:table-row>
        <table:table-row table:style-name="ro1">
          <table:table-cell office:value-type="float" office:value="-297" calcext:value-type="float">
            <text:p>-297</text:p>
          </table:table-cell>
          <table:table-cell table:formula="of:=IF(AND(MOD([.A2833];9)=0;MOD([.A2834];9)=0);[.A2833]+[.A2834];&quot;&quot;)">
            <text:p/>
          </table:table-cell>
          <table:table-cell/>
        </table:table-row>
        <table:table-row table:style-name="ro1">
          <table:table-cell office:value-type="float" office:value="-399" calcext:value-type="float">
            <text:p>-399</text:p>
          </table:table-cell>
          <table:table-cell table:formula="of:=IF(AND(MOD([.A2834];9)=0;MOD([.A2835];9)=0);[.A2834]+[.A2835];&quot;&quot;)">
            <text:p/>
          </table:table-cell>
          <table:table-cell/>
        </table:table-row>
        <table:table-row table:style-name="ro1">
          <table:table-cell office:value-type="float" office:value="-201" calcext:value-type="float">
            <text:p>-201</text:p>
          </table:table-cell>
          <table:table-cell table:formula="of:=IF(AND(MOD([.A2835];9)=0;MOD([.A2836];9)=0);[.A2835]+[.A2836];&quot;&quot;)">
            <text:p/>
          </table:table-cell>
          <table:table-cell/>
        </table:table-row>
        <table:table-row table:style-name="ro1">
          <table:table-cell office:value-type="float" office:value="-664" calcext:value-type="float">
            <text:p>-664</text:p>
          </table:table-cell>
          <table:table-cell table:formula="of:=IF(AND(MOD([.A2836];9)=0;MOD([.A2837];9)=0);[.A2836]+[.A2837];&quot;&quot;)">
            <text:p/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IF(AND(MOD([.A2837];9)=0;MOD([.A2838];9)=0);[.A2837]+[.A2838];&quot;&quot;)">
            <text:p/>
          </table:table-cell>
          <table:table-cell/>
        </table:table-row>
        <table:table-row table:style-name="ro1">
          <table:table-cell office:value-type="float" office:value="-922" calcext:value-type="float">
            <text:p>-922</text:p>
          </table:table-cell>
          <table:table-cell table:formula="of:=IF(AND(MOD([.A2838];9)=0;MOD([.A2839];9)=0);[.A2838]+[.A2839];&quot;&quot;)">
            <text:p/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IF(AND(MOD([.A2839];9)=0;MOD([.A2840];9)=0);[.A2839]+[.A2840];&quot;&quot;)">
            <text:p/>
          </table:table-cell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IF(AND(MOD([.A2840];9)=0;MOD([.A2841];9)=0);[.A2840]+[.A2841];&quot;&quot;)">
            <text:p/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IF(AND(MOD([.A2841];9)=0;MOD([.A2842];9)=0);[.A2841]+[.A2842];&quot;&quot;)">
            <text:p/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IF(AND(MOD([.A2842];9)=0;MOD([.A2843];9)=0);[.A2842]+[.A2843];&quot;&quot;)">
            <text:p/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IF(AND(MOD([.A2843];9)=0;MOD([.A2844];9)=0);[.A2843]+[.A2844];&quot;&quot;)">
            <text:p/>
          </table:table-cell>
          <table:table-cell/>
        </table:table-row>
        <table:table-row table:style-name="ro1">
          <table:table-cell office:value-type="float" office:value="-935" calcext:value-type="float">
            <text:p>-935</text:p>
          </table:table-cell>
          <table:table-cell table:formula="of:=IF(AND(MOD([.A2844];9)=0;MOD([.A2845];9)=0);[.A2844]+[.A2845];&quot;&quot;)">
            <text:p/>
          </table:table-cell>
          <table:table-cell/>
        </table:table-row>
        <table:table-row table:style-name="ro1">
          <table:table-cell office:value-type="float" office:value="-478" calcext:value-type="float">
            <text:p>-478</text:p>
          </table:table-cell>
          <table:table-cell table:formula="of:=IF(AND(MOD([.A2845];9)=0;MOD([.A2846];9)=0);[.A2845]+[.A2846];&quot;&quot;)">
            <text:p/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IF(AND(MOD([.A2846];9)=0;MOD([.A2847];9)=0);[.A2846]+[.A2847];&quot;&quot;)">
            <text:p/>
          </table:table-cell>
          <table:table-cell/>
        </table:table-row>
        <table:table-row table:style-name="ro1">
          <table:table-cell office:value-type="float" office:value="-729" calcext:value-type="float">
            <text:p>-729</text:p>
          </table:table-cell>
          <table:table-cell table:formula="of:=IF(AND(MOD([.A2847];9)=0;MOD([.A2848];9)=0);[.A2847]+[.A2848];&quot;&quot;)">
            <text:p/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IF(AND(MOD([.A2848];9)=0;MOD([.A2849];9)=0);[.A2848]+[.A2849];&quot;&quot;)">
            <text:p/>
          </table:table-cell>
          <table:table-cell/>
        </table:table-row>
        <table:table-row table:style-name="ro1">
          <table:table-cell office:value-type="float" office:value="-186" calcext:value-type="float">
            <text:p>-186</text:p>
          </table:table-cell>
          <table:table-cell table:formula="of:=IF(AND(MOD([.A2849];9)=0;MOD([.A2850];9)=0);[.A2849]+[.A2850];&quot;&quot;)">
            <text:p/>
          </table:table-cell>
          <table:table-cell/>
        </table:table-row>
        <table:table-row table:style-name="ro1">
          <table:table-cell office:value-type="float" office:value="-665" calcext:value-type="float">
            <text:p>-665</text:p>
          </table:table-cell>
          <table:table-cell table:formula="of:=IF(AND(MOD([.A2850];9)=0;MOD([.A2851];9)=0);[.A2850]+[.A2851];&quot;&quot;)">
            <text:p/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IF(AND(MOD([.A2851];9)=0;MOD([.A2852];9)=0);[.A2851]+[.A2852];&quot;&quot;)">
            <text:p/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IF(AND(MOD([.A2852];9)=0;MOD([.A2853];9)=0);[.A2852]+[.A2853];&quot;&quot;)">
            <text:p/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IF(AND(MOD([.A2853];9)=0;MOD([.A2854];9)=0);[.A2853]+[.A2854];&quot;&quot;)">
            <text:p/>
          </table:table-cell>
          <table:table-cell/>
        </table:table-row>
        <table:table-row table:style-name="ro1">
          <table:table-cell office:value-type="float" office:value="-131" calcext:value-type="float">
            <text:p>-131</text:p>
          </table:table-cell>
          <table:table-cell table:formula="of:=IF(AND(MOD([.A2854];9)=0;MOD([.A2855];9)=0);[.A2854]+[.A2855];&quot;&quot;)">
            <text:p/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IF(AND(MOD([.A2855];9)=0;MOD([.A2856];9)=0);[.A2855]+[.A2856];&quot;&quot;)">
            <text:p/>
          </table:table-cell>
          <table:table-cell/>
        </table:table-row>
        <table:table-row table:style-name="ro1">
          <table:table-cell office:value-type="float" office:value="-861" calcext:value-type="float">
            <text:p>-861</text:p>
          </table:table-cell>
          <table:table-cell table:formula="of:=IF(AND(MOD([.A2856];9)=0;MOD([.A2857];9)=0);[.A2856]+[.A2857];&quot;&quot;)">
            <text:p/>
          </table:table-cell>
          <table:table-cell/>
        </table:table-row>
        <table:table-row table:style-name="ro1">
          <table:table-cell office:value-type="float" office:value="-527" calcext:value-type="float">
            <text:p>-527</text:p>
          </table:table-cell>
          <table:table-cell table:formula="of:=IF(AND(MOD([.A2857];9)=0;MOD([.A2858];9)=0);[.A2857]+[.A2858];&quot;&quot;)">
            <text:p/>
          </table:table-cell>
          <table:table-cell/>
        </table:table-row>
        <table:table-row table:style-name="ro1">
          <table:table-cell office:value-type="float" office:value="-243" calcext:value-type="float">
            <text:p>-243</text:p>
          </table:table-cell>
          <table:table-cell table:formula="of:=IF(AND(MOD([.A2858];9)=0;MOD([.A2859];9)=0);[.A2858]+[.A2859];&quot;&quot;)">
            <text:p/>
          </table:table-cell>
          <table:table-cell/>
        </table:table-row>
        <table:table-row table:style-name="ro1">
          <table:table-cell office:value-type="float" office:value="-143" calcext:value-type="float">
            <text:p>-143</text:p>
          </table:table-cell>
          <table:table-cell table:formula="of:=IF(AND(MOD([.A2859];9)=0;MOD([.A2860];9)=0);[.A2859]+[.A2860];&quot;&quot;)">
            <text:p/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IF(AND(MOD([.A2860];9)=0;MOD([.A2861];9)=0);[.A2860]+[.A2861];&quot;&quot;)">
            <text:p/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IF(AND(MOD([.A2861];9)=0;MOD([.A2862];9)=0);[.A2861]+[.A2862];&quot;&quot;)">
            <text:p/>
          </table:table-cell>
          <table:table-cell/>
        </table:table-row>
        <table:table-row table:style-name="ro1">
          <table:table-cell office:value-type="float" office:value="-60" calcext:value-type="float">
            <text:p>-60</text:p>
          </table:table-cell>
          <table:table-cell table:formula="of:=IF(AND(MOD([.A2862];9)=0;MOD([.A2863];9)=0);[.A2862]+[.A2863];&quot;&quot;)">
            <text:p/>
          </table:table-cell>
          <table:table-cell/>
        </table:table-row>
        <table:table-row table:style-name="ro1">
          <table:table-cell office:value-type="float" office:value="-500" calcext:value-type="float">
            <text:p>-500</text:p>
          </table:table-cell>
          <table:table-cell table:formula="of:=IF(AND(MOD([.A2863];9)=0;MOD([.A2864];9)=0);[.A2863]+[.A2864];&quot;&quot;)">
            <text:p/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IF(AND(MOD([.A2864];9)=0;MOD([.A2865];9)=0);[.A2864]+[.A2865];&quot;&quot;)">
            <text:p/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IF(AND(MOD([.A2865];9)=0;MOD([.A2866];9)=0);[.A2865]+[.A2866];&quot;&quot;)">
            <text:p/>
          </table:table-cell>
          <table:table-cell/>
        </table:table-row>
        <table:table-row table:style-name="ro1">
          <table:table-cell office:value-type="float" office:value="-223" calcext:value-type="float">
            <text:p>-223</text:p>
          </table:table-cell>
          <table:table-cell table:formula="of:=IF(AND(MOD([.A2866];9)=0;MOD([.A2867];9)=0);[.A2866]+[.A2867];&quot;&quot;)">
            <text:p/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IF(AND(MOD([.A2867];9)=0;MOD([.A2868];9)=0);[.A2867]+[.A2868];&quot;&quot;)">
            <text:p/>
          </table:table-cell>
          <table:table-cell/>
        </table:table-row>
        <table:table-row table:style-name="ro1">
          <table:table-cell office:value-type="float" office:value="-537" calcext:value-type="float">
            <text:p>-537</text:p>
          </table:table-cell>
          <table:table-cell table:formula="of:=IF(AND(MOD([.A2868];9)=0;MOD([.A2869];9)=0);[.A2868]+[.A2869];&quot;&quot;)">
            <text:p/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IF(AND(MOD([.A2869];9)=0;MOD([.A2870];9)=0);[.A2869]+[.A2870];&quot;&quot;)">
            <text:p/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AND(MOD([.A2870];9)=0;MOD([.A2871];9)=0);[.A2870]+[.A2871];&quot;&quot;)">
            <text:p/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IF(AND(MOD([.A2871];9)=0;MOD([.A2872];9)=0);[.A2871]+[.A2872];&quot;&quot;)">
            <text:p/>
          </table:table-cell>
          <table:table-cell/>
        </table:table-row>
        <table:table-row table:style-name="ro1">
          <table:table-cell office:value-type="float" office:value="-555" calcext:value-type="float">
            <text:p>-555</text:p>
          </table:table-cell>
          <table:table-cell table:formula="of:=IF(AND(MOD([.A2872];9)=0;MOD([.A2873];9)=0);[.A2872]+[.A2873];&quot;&quot;)">
            <text:p/>
          </table:table-cell>
          <table:table-cell/>
        </table:table-row>
        <table:table-row table:style-name="ro1">
          <table:table-cell office:value-type="float" office:value="-67" calcext:value-type="float">
            <text:p>-67</text:p>
          </table:table-cell>
          <table:table-cell table:formula="of:=IF(AND(MOD([.A2873];9)=0;MOD([.A2874];9)=0);[.A2873]+[.A2874];&quot;&quot;)">
            <text:p/>
          </table:table-cell>
          <table:table-cell/>
        </table:table-row>
        <table:table-row table:style-name="ro1">
          <table:table-cell office:value-type="float" office:value="-785" calcext:value-type="float">
            <text:p>-785</text:p>
          </table:table-cell>
          <table:table-cell table:formula="of:=IF(AND(MOD([.A2874];9)=0;MOD([.A2875];9)=0);[.A2874]+[.A2875];&quot;&quot;)">
            <text:p/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IF(AND(MOD([.A2875];9)=0;MOD([.A2876];9)=0);[.A2875]+[.A2876];&quot;&quot;)">
            <text:p/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IF(AND(MOD([.A2876];9)=0;MOD([.A2877];9)=0);[.A2876]+[.A2877];&quot;&quot;)">
            <text:p/>
          </table:table-cell>
          <table:table-cell/>
        </table:table-row>
        <table:table-row table:style-name="ro1">
          <table:table-cell office:value-type="float" office:value="-488" calcext:value-type="float">
            <text:p>-488</text:p>
          </table:table-cell>
          <table:table-cell table:formula="of:=IF(AND(MOD([.A2877];9)=0;MOD([.A2878];9)=0);[.A2877]+[.A2878];&quot;&quot;)">
            <text:p/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IF(AND(MOD([.A2878];9)=0;MOD([.A2879];9)=0);[.A2878]+[.A2879];&quot;&quot;)">
            <text:p/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IF(AND(MOD([.A2879];9)=0;MOD([.A2880];9)=0);[.A2879]+[.A2880];&quot;&quot;)">
            <text:p/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IF(AND(MOD([.A2880];9)=0;MOD([.A2881];9)=0);[.A2880]+[.A2881];&quot;&quot;)">
            <text:p/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IF(AND(MOD([.A2881];9)=0;MOD([.A2882];9)=0);[.A2881]+[.A2882];&quot;&quot;)">
            <text:p/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IF(AND(MOD([.A2882];9)=0;MOD([.A2883];9)=0);[.A2882]+[.A2883];&quot;&quot;)">
            <text:p/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IF(AND(MOD([.A2883];9)=0;MOD([.A2884];9)=0);[.A2883]+[.A2884];&quot;&quot;)">
            <text:p/>
          </table:table-cell>
          <table:table-cell/>
        </table:table-row>
        <table:table-row table:style-name="ro1">
          <table:table-cell office:value-type="float" office:value="-631" calcext:value-type="float">
            <text:p>-631</text:p>
          </table:table-cell>
          <table:table-cell table:formula="of:=IF(AND(MOD([.A2884];9)=0;MOD([.A2885];9)=0);[.A2884]+[.A2885];&quot;&quot;)">
            <text:p/>
          </table:table-cell>
          <table:table-cell/>
        </table:table-row>
        <table:table-row table:style-name="ro1">
          <table:table-cell office:value-type="float" office:value="-64" calcext:value-type="float">
            <text:p>-64</text:p>
          </table:table-cell>
          <table:table-cell table:formula="of:=IF(AND(MOD([.A2885];9)=0;MOD([.A2886];9)=0);[.A2885]+[.A2886];&quot;&quot;)">
            <text:p/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IF(AND(MOD([.A2886];9)=0;MOD([.A2887];9)=0);[.A2886]+[.A2887];&quot;&quot;)">
            <text:p/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AND(MOD([.A2887];9)=0;MOD([.A2888];9)=0);[.A2887]+[.A2888];&quot;&quot;)">
            <text:p/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IF(AND(MOD([.A2888];9)=0;MOD([.A2889];9)=0);[.A2888]+[.A2889];&quot;&quot;)">
            <text:p/>
          </table:table-cell>
          <table:table-cell/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IF(AND(MOD([.A2889];9)=0;MOD([.A2890];9)=0);[.A2889]+[.A2890];&quot;&quot;)">
            <text:p/>
          </table:table-cell>
          <table:table-cell/>
        </table:table-row>
        <table:table-row table:style-name="ro1">
          <table:table-cell office:value-type="float" office:value="-238" calcext:value-type="float">
            <text:p>-238</text:p>
          </table:table-cell>
          <table:table-cell table:formula="of:=IF(AND(MOD([.A2890];9)=0;MOD([.A2891];9)=0);[.A2890]+[.A2891];&quot;&quot;)">
            <text:p/>
          </table:table-cell>
          <table:table-cell/>
        </table:table-row>
        <table:table-row table:style-name="ro1">
          <table:table-cell office:value-type="float" office:value="-215" calcext:value-type="float">
            <text:p>-215</text:p>
          </table:table-cell>
          <table:table-cell table:formula="of:=IF(AND(MOD([.A2891];9)=0;MOD([.A2892];9)=0);[.A2891]+[.A2892];&quot;&quot;)">
            <text:p/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IF(AND(MOD([.A2892];9)=0;MOD([.A2893];9)=0);[.A2892]+[.A2893];&quot;&quot;)">
            <text:p/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IF(AND(MOD([.A2893];9)=0;MOD([.A2894];9)=0);[.A2893]+[.A2894];&quot;&quot;)">
            <text:p/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IF(AND(MOD([.A2894];9)=0;MOD([.A2895];9)=0);[.A2894]+[.A2895];&quot;&quot;)">
            <text:p/>
          </table:table-cell>
          <table:table-cell/>
        </table:table-row>
        <table:table-row table:style-name="ro1">
          <table:table-cell office:value-type="float" office:value="-839" calcext:value-type="float">
            <text:p>-839</text:p>
          </table:table-cell>
          <table:table-cell table:formula="of:=IF(AND(MOD([.A2895];9)=0;MOD([.A2896];9)=0);[.A2895]+[.A2896];&quot;&quot;)">
            <text:p/>
          </table:table-cell>
          <table:table-cell/>
        </table:table-row>
        <table:table-row table:style-name="ro1">
          <table:table-cell office:value-type="float" office:value="-75" calcext:value-type="float">
            <text:p>-75</text:p>
          </table:table-cell>
          <table:table-cell table:formula="of:=IF(AND(MOD([.A2896];9)=0;MOD([.A2897];9)=0);[.A2896]+[.A2897];&quot;&quot;)">
            <text:p/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IF(AND(MOD([.A2897];9)=0;MOD([.A2898];9)=0);[.A2897]+[.A2898];&quot;&quot;)">
            <text:p/>
          </table:table-cell>
          <table:table-cell/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IF(AND(MOD([.A2898];9)=0;MOD([.A2899];9)=0);[.A2898]+[.A2899];&quot;&quot;)">
            <text:p/>
          </table:table-cell>
          <table:table-cell/>
        </table:table-row>
        <table:table-row table:style-name="ro1">
          <table:table-cell office:value-type="float" office:value="-657" calcext:value-type="float">
            <text:p>-657</text:p>
          </table:table-cell>
          <table:table-cell table:formula="of:=IF(AND(MOD([.A2899];9)=0;MOD([.A2900];9)=0);[.A2899]+[.A2900];&quot;&quot;)">
            <text:p/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IF(AND(MOD([.A2900];9)=0;MOD([.A2901];9)=0);[.A2900]+[.A2901];&quot;&quot;)">
            <text:p/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IF(AND(MOD([.A2901];9)=0;MOD([.A2902];9)=0);[.A2901]+[.A2902];&quot;&quot;)">
            <text:p/>
          </table:table-cell>
          <table:table-cell/>
        </table:table-row>
        <table:table-row table:style-name="ro1">
          <table:table-cell office:value-type="float" office:value="-93" calcext:value-type="float">
            <text:p>-93</text:p>
          </table:table-cell>
          <table:table-cell table:formula="of:=IF(AND(MOD([.A2902];9)=0;MOD([.A2903];9)=0);[.A2902]+[.A2903];&quot;&quot;)">
            <text:p/>
          </table:table-cell>
          <table:table-cell/>
        </table:table-row>
        <table:table-row table:style-name="ro1">
          <table:table-cell office:value-type="float" office:value="-363" calcext:value-type="float">
            <text:p>-363</text:p>
          </table:table-cell>
          <table:table-cell table:formula="of:=IF(AND(MOD([.A2903];9)=0;MOD([.A2904];9)=0);[.A2903]+[.A2904];&quot;&quot;)">
            <text:p/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AND(MOD([.A2904];9)=0;MOD([.A2905];9)=0);[.A2904]+[.A2905];&quot;&quot;)">
            <text:p/>
          </table:table-cell>
          <table:table-cell/>
        </table:table-row>
        <table:table-row table:style-name="ro1">
          <table:table-cell office:value-type="float" office:value="-532" calcext:value-type="float">
            <text:p>-532</text:p>
          </table:table-cell>
          <table:table-cell table:formula="of:=IF(AND(MOD([.A2905];9)=0;MOD([.A2906];9)=0);[.A2905]+[.A2906];&quot;&quot;)">
            <text:p/>
          </table:table-cell>
          <table:table-cell/>
        </table:table-row>
        <table:table-row table:style-name="ro1">
          <table:table-cell office:value-type="float" office:value="-386" calcext:value-type="float">
            <text:p>-386</text:p>
          </table:table-cell>
          <table:table-cell table:formula="of:=IF(AND(MOD([.A2906];9)=0;MOD([.A2907];9)=0);[.A2906]+[.A2907];&quot;&quot;)">
            <text:p/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IF(AND(MOD([.A2907];9)=0;MOD([.A2908];9)=0);[.A2907]+[.A2908];&quot;&quot;)">
            <text:p/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IF(AND(MOD([.A2908];9)=0;MOD([.A2909];9)=0);[.A2908]+[.A2909];&quot;&quot;)">
            <text:p/>
          </table:table-cell>
          <table:table-cell/>
        </table:table-row>
        <table:table-row table:style-name="ro1">
          <table:table-cell office:value-type="float" office:value="-225" calcext:value-type="float">
            <text:p>-225</text:p>
          </table:table-cell>
          <table:table-cell table:formula="of:=IF(AND(MOD([.A2909];9)=0;MOD([.A2910];9)=0);[.A2909]+[.A2910];&quot;&quot;)">
            <text:p/>
          </table:table-cell>
          <table:table-cell/>
        </table:table-row>
        <table:table-row table:style-name="ro1">
          <table:table-cell office:value-type="float" office:value="-984" calcext:value-type="float">
            <text:p>-984</text:p>
          </table:table-cell>
          <table:table-cell table:formula="of:=IF(AND(MOD([.A2910];9)=0;MOD([.A2911];9)=0);[.A2910]+[.A2911];&quot;&quot;)">
            <text:p/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IF(AND(MOD([.A2911];9)=0;MOD([.A2912];9)=0);[.A2911]+[.A2912];&quot;&quot;)">
            <text:p/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IF(AND(MOD([.A2912];9)=0;MOD([.A2913];9)=0);[.A2912]+[.A2913];&quot;&quot;)">
            <text:p/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IF(AND(MOD([.A2913];9)=0;MOD([.A2914];9)=0);[.A2913]+[.A2914];&quot;&quot;)">
            <text:p/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IF(AND(MOD([.A2914];9)=0;MOD([.A2915];9)=0);[.A2914]+[.A2915];&quot;&quot;)">
            <text:p/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IF(AND(MOD([.A2915];9)=0;MOD([.A2916];9)=0);[.A2915]+[.A2916];&quot;&quot;)">
            <text:p/>
          </table:table-cell>
          <table:table-cell/>
        </table:table-row>
        <table:table-row table:style-name="ro1">
          <table:table-cell office:value-type="float" office:value="-863" calcext:value-type="float">
            <text:p>-863</text:p>
          </table:table-cell>
          <table:table-cell table:formula="of:=IF(AND(MOD([.A2916];9)=0;MOD([.A2917];9)=0);[.A2916]+[.A2917];&quot;&quot;)">
            <text:p/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IF(AND(MOD([.A2917];9)=0;MOD([.A2918];9)=0);[.A2917]+[.A2918];&quot;&quot;)">
            <text:p/>
          </table:table-cell>
          <table:table-cell/>
        </table:table-row>
        <table:table-row table:style-name="ro1">
          <table:table-cell office:value-type="float" office:value="-761" calcext:value-type="float">
            <text:p>-761</text:p>
          </table:table-cell>
          <table:table-cell table:formula="of:=IF(AND(MOD([.A2918];9)=0;MOD([.A2919];9)=0);[.A2918]+[.A2919];&quot;&quot;)">
            <text:p/>
          </table:table-cell>
          <table:table-cell/>
        </table:table-row>
        <table:table-row table:style-name="ro1">
          <table:table-cell office:value-type="float" office:value="-827" calcext:value-type="float">
            <text:p>-827</text:p>
          </table:table-cell>
          <table:table-cell table:formula="of:=IF(AND(MOD([.A2919];9)=0;MOD([.A2920];9)=0);[.A2919]+[.A2920];&quot;&quot;)">
            <text:p/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IF(AND(MOD([.A2920];9)=0;MOD([.A2921];9)=0);[.A2920]+[.A2921];&quot;&quot;)">
            <text:p/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IF(AND(MOD([.A2921];9)=0;MOD([.A2922];9)=0);[.A2921]+[.A2922];&quot;&quot;)">
            <text:p/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IF(AND(MOD([.A2922];9)=0;MOD([.A2923];9)=0);[.A2922]+[.A2923];&quot;&quot;)">
            <text:p/>
          </table:table-cell>
          <table:table-cell/>
        </table:table-row>
        <table:table-row table:style-name="ro1">
          <table:table-cell office:value-type="float" office:value="-7" calcext:value-type="float">
            <text:p>-7</text:p>
          </table:table-cell>
          <table:table-cell table:formula="of:=IF(AND(MOD([.A2923];9)=0;MOD([.A2924];9)=0);[.A2923]+[.A2924];&quot;&quot;)">
            <text:p/>
          </table:table-cell>
          <table:table-cell/>
        </table:table-row>
        <table:table-row table:style-name="ro1">
          <table:table-cell office:value-type="float" office:value="-332" calcext:value-type="float">
            <text:p>-332</text:p>
          </table:table-cell>
          <table:table-cell table:formula="of:=IF(AND(MOD([.A2924];9)=0;MOD([.A2925];9)=0);[.A2924]+[.A2925];&quot;&quot;)">
            <text:p/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IF(AND(MOD([.A2925];9)=0;MOD([.A2926];9)=0);[.A2925]+[.A2926];&quot;&quot;)">
            <text:p/>
          </table:table-cell>
          <table:table-cell/>
        </table:table-row>
        <table:table-row table:style-name="ro1">
          <table:table-cell office:value-type="float" office:value="-132" calcext:value-type="float">
            <text:p>-132</text:p>
          </table:table-cell>
          <table:table-cell table:formula="of:=IF(AND(MOD([.A2926];9)=0;MOD([.A2927];9)=0);[.A2926]+[.A2927];&quot;&quot;)">
            <text:p/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IF(AND(MOD([.A2927];9)=0;MOD([.A2928];9)=0);[.A2927]+[.A2928];&quot;&quot;)">
            <text:p/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IF(AND(MOD([.A2928];9)=0;MOD([.A2929];9)=0);[.A2928]+[.A2929];&quot;&quot;)">
            <text:p/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IF(AND(MOD([.A2929];9)=0;MOD([.A2930];9)=0);[.A2929]+[.A2930];&quot;&quot;)">
            <text:p/>
          </table:table-cell>
          <table:table-cell/>
        </table:table-row>
        <table:table-row table:style-name="ro1">
          <table:table-cell office:value-type="float" office:value="-917" calcext:value-type="float">
            <text:p>-917</text:p>
          </table:table-cell>
          <table:table-cell table:formula="of:=IF(AND(MOD([.A2930];9)=0;MOD([.A2931];9)=0);[.A2930]+[.A2931];&quot;&quot;)">
            <text:p/>
          </table:table-cell>
          <table:table-cell/>
        </table:table-row>
        <table:table-row table:style-name="ro1">
          <table:table-cell office:value-type="float" office:value="-434" calcext:value-type="float">
            <text:p>-434</text:p>
          </table:table-cell>
          <table:table-cell table:formula="of:=IF(AND(MOD([.A2931];9)=0;MOD([.A2932];9)=0);[.A2931]+[.A2932];&quot;&quot;)">
            <text:p/>
          </table:table-cell>
          <table:table-cell/>
        </table:table-row>
        <table:table-row table:style-name="ro1">
          <table:table-cell office:value-type="float" office:value="-661" calcext:value-type="float">
            <text:p>-661</text:p>
          </table:table-cell>
          <table:table-cell table:formula="of:=IF(AND(MOD([.A2932];9)=0;MOD([.A2933];9)=0);[.A2932]+[.A2933];&quot;&quot;)">
            <text:p/>
          </table:table-cell>
          <table:table-cell/>
        </table:table-row>
        <table:table-row table:style-name="ro1">
          <table:table-cell office:value-type="float" office:value="-625" calcext:value-type="float">
            <text:p>-625</text:p>
          </table:table-cell>
          <table:table-cell table:formula="of:=IF(AND(MOD([.A2933];9)=0;MOD([.A2934];9)=0);[.A2933]+[.A2934];&quot;&quot;)">
            <text:p/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IF(AND(MOD([.A2934];9)=0;MOD([.A2935];9)=0);[.A2934]+[.A2935];&quot;&quot;)">
            <text:p/>
          </table:table-cell>
          <table:table-cell/>
        </table:table-row>
        <table:table-row table:style-name="ro1">
          <table:table-cell office:value-type="float" office:value="-385" calcext:value-type="float">
            <text:p>-385</text:p>
          </table:table-cell>
          <table:table-cell table:formula="of:=IF(AND(MOD([.A2935];9)=0;MOD([.A2936];9)=0);[.A2935]+[.A2936];&quot;&quot;)">
            <text:p/>
          </table:table-cell>
          <table:table-cell/>
        </table:table-row>
        <table:table-row table:style-name="ro1">
          <table:table-cell office:value-type="float" office:value="-917" calcext:value-type="float">
            <text:p>-917</text:p>
          </table:table-cell>
          <table:table-cell table:formula="of:=IF(AND(MOD([.A2936];9)=0;MOD([.A2937];9)=0);[.A2936]+[.A2937];&quot;&quot;)">
            <text:p/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IF(AND(MOD([.A2937];9)=0;MOD([.A2938];9)=0);[.A2937]+[.A2938];&quot;&quot;)">
            <text:p/>
          </table:table-cell>
          <table:table-cell/>
        </table:table-row>
        <table:table-row table:style-name="ro1">
          <table:table-cell office:value-type="float" office:value="-469" calcext:value-type="float">
            <text:p>-469</text:p>
          </table:table-cell>
          <table:table-cell table:formula="of:=IF(AND(MOD([.A2938];9)=0;MOD([.A2939];9)=0);[.A2938]+[.A2939];&quot;&quot;)">
            <text:p/>
          </table:table-cell>
          <table:table-cell/>
        </table:table-row>
        <table:table-row table:style-name="ro1">
          <table:table-cell office:value-type="float" office:value="-792" calcext:value-type="float">
            <text:p>-792</text:p>
          </table:table-cell>
          <table:table-cell table:formula="of:=IF(AND(MOD([.A2939];9)=0;MOD([.A2940];9)=0);[.A2939]+[.A2940];&quot;&quot;)">
            <text:p/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IF(AND(MOD([.A2940];9)=0;MOD([.A2941];9)=0);[.A2940]+[.A2941];&quot;&quot;)">
            <text:p/>
          </table:table-cell>
          <table:table-cell/>
        </table:table-row>
        <table:table-row table:style-name="ro1">
          <table:table-cell office:value-type="float" office:value="-254" calcext:value-type="float">
            <text:p>-254</text:p>
          </table:table-cell>
          <table:table-cell table:formula="of:=IF(AND(MOD([.A2941];9)=0;MOD([.A2942];9)=0);[.A2941]+[.A2942];&quot;&quot;)">
            <text:p/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IF(AND(MOD([.A2942];9)=0;MOD([.A2943];9)=0);[.A2942]+[.A2943];&quot;&quot;)">
            <text:p/>
          </table:table-cell>
          <table:table-cell/>
        </table:table-row>
        <table:table-row table:style-name="ro1">
          <table:table-cell office:value-type="float" office:value="-963" calcext:value-type="float">
            <text:p>-963</text:p>
          </table:table-cell>
          <table:table-cell table:formula="of:=IF(AND(MOD([.A2943];9)=0;MOD([.A2944];9)=0);[.A2943]+[.A2944];&quot;&quot;)">
            <text:p/>
          </table:table-cell>
          <table:table-cell/>
        </table:table-row>
        <table:table-row table:style-name="ro1">
          <table:table-cell office:value-type="float" office:value="-24" calcext:value-type="float">
            <text:p>-24</text:p>
          </table:table-cell>
          <table:table-cell table:formula="of:=IF(AND(MOD([.A2944];9)=0;MOD([.A2945];9)=0);[.A2944]+[.A2945];&quot;&quot;)">
            <text:p/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IF(AND(MOD([.A2945];9)=0;MOD([.A2946];9)=0);[.A2945]+[.A2946];&quot;&quot;)">
            <text:p/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IF(AND(MOD([.A2946];9)=0;MOD([.A2947];9)=0);[.A2946]+[.A2947];&quot;&quot;)">
            <text:p/>
          </table:table-cell>
          <table:table-cell/>
        </table:table-row>
        <table:table-row table:style-name="ro1">
          <table:table-cell office:value-type="float" office:value="-730" calcext:value-type="float">
            <text:p>-730</text:p>
          </table:table-cell>
          <table:table-cell table:formula="of:=IF(AND(MOD([.A2947];9)=0;MOD([.A2948];9)=0);[.A2947]+[.A2948];&quot;&quot;)">
            <text:p/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IF(AND(MOD([.A2948];9)=0;MOD([.A2949];9)=0);[.A2948]+[.A2949];&quot;&quot;)">
            <text:p/>
          </table:table-cell>
          <table:table-cell/>
        </table:table-row>
        <table:table-row table:style-name="ro1">
          <table:table-cell office:value-type="float" office:value="-138" calcext:value-type="float">
            <text:p>-138</text:p>
          </table:table-cell>
          <table:table-cell table:formula="of:=IF(AND(MOD([.A2949];9)=0;MOD([.A2950];9)=0);[.A2949]+[.A2950];&quot;&quot;)">
            <text:p/>
          </table:table-cell>
          <table:table-cell/>
        </table:table-row>
        <table:table-row table:style-name="ro1">
          <table:table-cell office:value-type="float" office:value="-201" calcext:value-type="float">
            <text:p>-201</text:p>
          </table:table-cell>
          <table:table-cell table:formula="of:=IF(AND(MOD([.A2950];9)=0;MOD([.A2951];9)=0);[.A2950]+[.A2951];&quot;&quot;)">
            <text:p/>
          </table:table-cell>
          <table:table-cell/>
        </table:table-row>
        <table:table-row table:style-name="ro1">
          <table:table-cell office:value-type="float" office:value="-398" calcext:value-type="float">
            <text:p>-398</text:p>
          </table:table-cell>
          <table:table-cell table:formula="of:=IF(AND(MOD([.A2951];9)=0;MOD([.A2952];9)=0);[.A2951]+[.A2952];&quot;&quot;)">
            <text:p/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IF(AND(MOD([.A2952];9)=0;MOD([.A2953];9)=0);[.A2952]+[.A2953];&quot;&quot;)">
            <text:p/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IF(AND(MOD([.A2953];9)=0;MOD([.A2954];9)=0);[.A2953]+[.A2954];&quot;&quot;)">
            <text:p/>
          </table:table-cell>
          <table:table-cell/>
        </table:table-row>
        <table:table-row table:style-name="ro1">
          <table:table-cell office:value-type="float" office:value="-501" calcext:value-type="float">
            <text:p>-501</text:p>
          </table:table-cell>
          <table:table-cell table:formula="of:=IF(AND(MOD([.A2954];9)=0;MOD([.A2955];9)=0);[.A2954]+[.A2955];&quot;&quot;)">
            <text:p/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IF(AND(MOD([.A2955];9)=0;MOD([.A2956];9)=0);[.A2955]+[.A2956];&quot;&quot;)">
            <text:p/>
          </table:table-cell>
          <table:table-cell/>
        </table:table-row>
        <table:table-row table:style-name="ro1">
          <table:table-cell office:value-type="float" office:value="-307" calcext:value-type="float">
            <text:p>-307</text:p>
          </table:table-cell>
          <table:table-cell table:formula="of:=IF(AND(MOD([.A2956];9)=0;MOD([.A2957];9)=0);[.A2956]+[.A2957];&quot;&quot;)">
            <text:p/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IF(AND(MOD([.A2957];9)=0;MOD([.A2958];9)=0);[.A2957]+[.A2958];&quot;&quot;)">
            <text:p/>
          </table:table-cell>
          <table:table-cell/>
        </table:table-row>
        <table:table-row table:style-name="ro1">
          <table:table-cell office:value-type="float" office:value="-569" calcext:value-type="float">
            <text:p>-569</text:p>
          </table:table-cell>
          <table:table-cell table:formula="of:=IF(AND(MOD([.A2958];9)=0;MOD([.A2959];9)=0);[.A2958]+[.A2959];&quot;&quot;)">
            <text:p/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IF(AND(MOD([.A2959];9)=0;MOD([.A2960];9)=0);[.A2959]+[.A2960];&quot;&quot;)">
            <text:p/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IF(AND(MOD([.A2960];9)=0;MOD([.A2961];9)=0);[.A2960]+[.A2961];&quot;&quot;)">
            <text:p/>
          </table:table-cell>
          <table:table-cell/>
        </table:table-row>
        <table:table-row table:style-name="ro1">
          <table:table-cell office:value-type="float" office:value="-834" calcext:value-type="float">
            <text:p>-834</text:p>
          </table:table-cell>
          <table:table-cell table:formula="of:=IF(AND(MOD([.A2961];9)=0;MOD([.A2962];9)=0);[.A2961]+[.A2962];&quot;&quot;)">
            <text:p/>
          </table:table-cell>
          <table:table-cell/>
        </table:table-row>
        <table:table-row table:style-name="ro1">
          <table:table-cell office:value-type="float" office:value="-870" calcext:value-type="float">
            <text:p>-870</text:p>
          </table:table-cell>
          <table:table-cell table:formula="of:=IF(AND(MOD([.A2962];9)=0;MOD([.A2963];9)=0);[.A2962]+[.A2963];&quot;&quot;)">
            <text:p/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IF(AND(MOD([.A2963];9)=0;MOD([.A2964];9)=0);[.A2963]+[.A2964];&quot;&quot;)">
            <text:p/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IF(AND(MOD([.A2964];9)=0;MOD([.A2965];9)=0);[.A2964]+[.A2965];&quot;&quot;)">
            <text:p/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IF(AND(MOD([.A2965];9)=0;MOD([.A2966];9)=0);[.A2965]+[.A2966];&quot;&quot;)">
            <text:p/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IF(AND(MOD([.A2966];9)=0;MOD([.A2967];9)=0);[.A2966]+[.A2967];&quot;&quot;)">
            <text:p/>
          </table:table-cell>
          <table:table-cell/>
        </table:table-row>
        <table:table-row table:style-name="ro1">
          <table:table-cell office:value-type="float" office:value="-632" calcext:value-type="float">
            <text:p>-632</text:p>
          </table:table-cell>
          <table:table-cell table:formula="of:=IF(AND(MOD([.A2967];9)=0;MOD([.A2968];9)=0);[.A2967]+[.A2968];&quot;&quot;)">
            <text:p/>
          </table:table-cell>
          <table:table-cell/>
        </table:table-row>
        <table:table-row table:style-name="ro1">
          <table:table-cell office:value-type="float" office:value="-21" calcext:value-type="float">
            <text:p>-21</text:p>
          </table:table-cell>
          <table:table-cell table:formula="of:=IF(AND(MOD([.A2968];9)=0;MOD([.A2969];9)=0);[.A2968]+[.A2969];&quot;&quot;)">
            <text:p/>
          </table:table-cell>
          <table:table-cell/>
        </table:table-row>
        <table:table-row table:style-name="ro1">
          <table:table-cell office:value-type="float" office:value="-792" calcext:value-type="float">
            <text:p>-792</text:p>
          </table:table-cell>
          <table:table-cell table:formula="of:=IF(AND(MOD([.A2969];9)=0;MOD([.A2970];9)=0);[.A2969]+[.A2970];&quot;&quot;)">
            <text:p/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IF(AND(MOD([.A2970];9)=0;MOD([.A2971];9)=0);[.A2970]+[.A2971];&quot;&quot;)">
            <text:p/>
          </table:table-cell>
          <table:table-cell/>
        </table:table-row>
        <table:table-row table:style-name="ro1">
          <table:table-cell office:value-type="float" office:value="-619" calcext:value-type="float">
            <text:p>-619</text:p>
          </table:table-cell>
          <table:table-cell table:formula="of:=IF(AND(MOD([.A2971];9)=0;MOD([.A2972];9)=0);[.A2971]+[.A2972];&quot;&quot;)">
            <text:p/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IF(AND(MOD([.A2972];9)=0;MOD([.A2973];9)=0);[.A2972]+[.A2973];&quot;&quot;)">
            <text:p/>
          </table:table-cell>
          <table:table-cell/>
        </table:table-row>
        <table:table-row table:style-name="ro1">
          <table:table-cell office:value-type="float" office:value="-942" calcext:value-type="float">
            <text:p>-942</text:p>
          </table:table-cell>
          <table:table-cell table:formula="of:=IF(AND(MOD([.A2973];9)=0;MOD([.A2974];9)=0);[.A2973]+[.A2974];&quot;&quot;)">
            <text:p/>
          </table:table-cell>
          <table:table-cell/>
        </table:table-row>
        <table:table-row table:style-name="ro1">
          <table:table-cell office:value-type="float" office:value="-639" calcext:value-type="float">
            <text:p>-639</text:p>
          </table:table-cell>
          <table:table-cell table:formula="of:=IF(AND(MOD([.A2974];9)=0;MOD([.A2975];9)=0);[.A2974]+[.A2975];&quot;&quot;)">
            <text:p/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IF(AND(MOD([.A2975];9)=0;MOD([.A2976];9)=0);[.A2975]+[.A2976];&quot;&quot;)">
            <text:p/>
          </table:table-cell>
          <table:table-cell/>
        </table:table-row>
        <table:table-row table:style-name="ro1">
          <table:table-cell office:value-type="float" office:value="-968" calcext:value-type="float">
            <text:p>-968</text:p>
          </table:table-cell>
          <table:table-cell table:formula="of:=IF(AND(MOD([.A2976];9)=0;MOD([.A2977];9)=0);[.A2976]+[.A2977];&quot;&quot;)">
            <text:p/>
          </table:table-cell>
          <table:table-cell/>
        </table:table-row>
        <table:table-row table:style-name="ro1">
          <table:table-cell office:value-type="float" office:value="-592" calcext:value-type="float">
            <text:p>-592</text:p>
          </table:table-cell>
          <table:table-cell table:formula="of:=IF(AND(MOD([.A2977];9)=0;MOD([.A2978];9)=0);[.A2977]+[.A2978];&quot;&quot;)">
            <text:p/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IF(AND(MOD([.A2978];9)=0;MOD([.A2979];9)=0);[.A2978]+[.A2979];&quot;&quot;)">
            <text:p/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IF(AND(MOD([.A2979];9)=0;MOD([.A2980];9)=0);[.A2979]+[.A2980];&quot;&quot;)">
            <text:p/>
          </table:table-cell>
          <table:table-cell/>
        </table:table-row>
        <table:table-row table:style-name="ro1">
          <table:table-cell office:value-type="float" office:value="-149" calcext:value-type="float">
            <text:p>-149</text:p>
          </table:table-cell>
          <table:table-cell table:formula="of:=IF(AND(MOD([.A2980];9)=0;MOD([.A2981];9)=0);[.A2980]+[.A2981];&quot;&quot;)">
            <text:p/>
          </table:table-cell>
          <table:table-cell/>
        </table:table-row>
        <table:table-row table:style-name="ro1">
          <table:table-cell office:value-type="float" office:value="-671" calcext:value-type="float">
            <text:p>-671</text:p>
          </table:table-cell>
          <table:table-cell table:formula="of:=IF(AND(MOD([.A2981];9)=0;MOD([.A2982];9)=0);[.A2981]+[.A2982];&quot;&quot;)">
            <text:p/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IF(AND(MOD([.A2982];9)=0;MOD([.A2983];9)=0);[.A2982]+[.A2983];&quot;&quot;)">
            <text:p/>
          </table:table-cell>
          <table:table-cell/>
        </table:table-row>
        <table:table-row table:style-name="ro1">
          <table:table-cell office:value-type="float" office:value="-368" calcext:value-type="float">
            <text:p>-368</text:p>
          </table:table-cell>
          <table:table-cell table:formula="of:=IF(AND(MOD([.A2983];9)=0;MOD([.A2984];9)=0);[.A2983]+[.A2984];&quot;&quot;)">
            <text:p/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IF(AND(MOD([.A2984];9)=0;MOD([.A2985];9)=0);[.A2984]+[.A2985];&quot;&quot;)">
            <text:p/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IF(AND(MOD([.A2985];9)=0;MOD([.A2986];9)=0);[.A2985]+[.A2986];&quot;&quot;)">
            <text:p/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IF(AND(MOD([.A2986];9)=0;MOD([.A2987];9)=0);[.A2986]+[.A2987];&quot;&quot;)">
            <text:p/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IF(AND(MOD([.A2987];9)=0;MOD([.A2988];9)=0);[.A2987]+[.A2988];&quot;&quot;)">
            <text:p/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IF(AND(MOD([.A2988];9)=0;MOD([.A2989];9)=0);[.A2988]+[.A2989];&quot;&quot;)">
            <text:p/>
          </table:table-cell>
          <table:table-cell/>
        </table:table-row>
        <table:table-row table:style-name="ro1">
          <table:table-cell office:value-type="float" office:value="-571" calcext:value-type="float">
            <text:p>-571</text:p>
          </table:table-cell>
          <table:table-cell table:formula="of:=IF(AND(MOD([.A2989];9)=0;MOD([.A2990];9)=0);[.A2989]+[.A2990];&quot;&quot;)">
            <text:p/>
          </table:table-cell>
          <table:table-cell/>
        </table:table-row>
        <table:table-row table:style-name="ro1">
          <table:table-cell office:value-type="float" office:value="-547" calcext:value-type="float">
            <text:p>-547</text:p>
          </table:table-cell>
          <table:table-cell table:formula="of:=IF(AND(MOD([.A2990];9)=0;MOD([.A2991];9)=0);[.A2990]+[.A2991];&quot;&quot;)">
            <text:p/>
          </table:table-cell>
          <table:table-cell/>
        </table:table-row>
        <table:table-row table:style-name="ro1">
          <table:table-cell office:value-type="float" office:value="-381" calcext:value-type="float">
            <text:p>-381</text:p>
          </table:table-cell>
          <table:table-cell table:formula="of:=IF(AND(MOD([.A2991];9)=0;MOD([.A2992];9)=0);[.A2991]+[.A2992];&quot;&quot;)">
            <text:p/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IF(AND(MOD([.A2992];9)=0;MOD([.A2993];9)=0);[.A2992]+[.A2993];&quot;&quot;)">
            <text:p/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IF(AND(MOD([.A2993];9)=0;MOD([.A2994];9)=0);[.A2993]+[.A2994];&quot;&quot;)">
            <text:p/>
          </table:table-cell>
          <table:table-cell/>
        </table:table-row>
        <table:table-row table:style-name="ro1">
          <table:table-cell office:value-type="float" office:value="-885" calcext:value-type="float">
            <text:p>-885</text:p>
          </table:table-cell>
          <table:table-cell table:formula="of:=IF(AND(MOD([.A2994];9)=0;MOD([.A2995];9)=0);[.A2994]+[.A2995];&quot;&quot;)">
            <text:p/>
          </table:table-cell>
          <table:table-cell/>
        </table:table-row>
        <table:table-row table:style-name="ro1">
          <table:table-cell office:value-type="float" office:value="-996" calcext:value-type="float">
            <text:p>-996</text:p>
          </table:table-cell>
          <table:table-cell table:formula="of:=IF(AND(MOD([.A2995];9)=0;MOD([.A2996];9)=0);[.A2995]+[.A2996];&quot;&quot;)">
            <text:p/>
          </table:table-cell>
          <table:table-cell/>
        </table:table-row>
        <table:table-row table:style-name="ro1">
          <table:table-cell office:value-type="float" office:value="-24" calcext:value-type="float">
            <text:p>-24</text:p>
          </table:table-cell>
          <table:table-cell table:formula="of:=IF(AND(MOD([.A2996];9)=0;MOD([.A2997];9)=0);[.A2996]+[.A2997];&quot;&quot;)">
            <text:p/>
          </table:table-cell>
          <table:table-cell/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IF(AND(MOD([.A2997];9)=0;MOD([.A2998];9)=0);[.A2997]+[.A2998];&quot;&quot;)">
            <text:p/>
          </table:table-cell>
          <table:table-cell/>
        </table:table-row>
        <table:table-row table:style-name="ro1">
          <table:table-cell office:value-type="float" office:value="-92" calcext:value-type="float">
            <text:p>-92</text:p>
          </table:table-cell>
          <table:table-cell table:formula="of:=IF(AND(MOD([.A2998];9)=0;MOD([.A2999];9)=0);[.A2998]+[.A2999];&quot;&quot;)">
            <text:p/>
          </table:table-cell>
          <table:table-cell/>
        </table:table-row>
        <table:table-row table:style-name="ro1">
          <table:table-cell office:value-type="float" office:value="-518" calcext:value-type="float">
            <text:p>-518</text:p>
          </table:table-cell>
          <table:table-cell table:formula="of:=IF(AND(MOD([.A2999];9)=0;MOD([.A3000];9)=0);[.A2999]+[.A3000];&quot;&quot;)">
            <text:p/>
          </table:table-cell>
          <table:table-cell/>
        </table:table-row>
        <table:table-row table:style-name="ro1">
          <table:table-cell office:value-type="float" office:value="-49" calcext:value-type="float">
            <text:p>-49</text:p>
          </table:table-cell>
          <table:table-cell table:formula="of:=IF(AND(MOD([.A3000];9)=0;MOD([.A3001];9)=0);[.A3000]+[.A3001];&quot;&quot;)">
            <text:p/>
          </table:table-cell>
          <table:table-cell/>
        </table:table-row>
        <table:table-row table:style-name="ro1">
          <table:table-cell office:value-type="float" office:value="-428" calcext:value-type="float">
            <text:p>-428</text:p>
          </table:table-cell>
          <table:table-cell table:formula="of:=IF(AND(MOD([.A3001];9)=0;MOD([.A3002];9)=0);[.A3001]+[.A3002];&quot;&quot;)">
            <text:p/>
          </table:table-cell>
          <table:table-cell/>
        </table:table-row>
        <table:table-row table:style-name="ro1">
          <table:table-cell office:value-type="float" office:value="-43" calcext:value-type="float">
            <text:p>-43</text:p>
          </table:table-cell>
          <table:table-cell table:formula="of:=IF(AND(MOD([.A3002];9)=0;MOD([.A3003];9)=0);[.A3002]+[.A3003];&quot;&quot;)">
            <text:p/>
          </table:table-cell>
          <table:table-cell/>
        </table:table-row>
        <table:table-row table:style-name="ro1">
          <table:table-cell office:value-type="float" office:value="-368" calcext:value-type="float">
            <text:p>-368</text:p>
          </table:table-cell>
          <table:table-cell table:formula="of:=IF(AND(MOD([.A3003];9)=0;MOD([.A3004];9)=0);[.A3003]+[.A3004];&quot;&quot;)">
            <text:p/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IF(AND(MOD([.A3004];9)=0;MOD([.A3005];9)=0);[.A3004]+[.A3005];&quot;&quot;)">
            <text:p/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IF(AND(MOD([.A3005];9)=0;MOD([.A3006];9)=0);[.A3005]+[.A3006];&quot;&quot;)">
            <text:p/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IF(AND(MOD([.A3006];9)=0;MOD([.A3007];9)=0);[.A3006]+[.A3007];&quot;&quot;)">
            <text:p/>
          </table:table-cell>
          <table:table-cell/>
        </table:table-row>
        <table:table-row table:style-name="ro1">
          <table:table-cell office:value-type="float" office:value="-555" calcext:value-type="float">
            <text:p>-555</text:p>
          </table:table-cell>
          <table:table-cell table:formula="of:=IF(AND(MOD([.A3007];9)=0;MOD([.A3008];9)=0);[.A3007]+[.A3008];&quot;&quot;)">
            <text:p/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IF(AND(MOD([.A3008];9)=0;MOD([.A3009];9)=0);[.A3008]+[.A3009];&quot;&quot;)">
            <text:p/>
          </table:table-cell>
          <table:table-cell/>
        </table:table-row>
        <table:table-row table:style-name="ro1">
          <table:table-cell office:value-type="float" office:value="-468" calcext:value-type="float">
            <text:p>-468</text:p>
          </table:table-cell>
          <table:table-cell table:formula="of:=IF(AND(MOD([.A3009];9)=0;MOD([.A3010];9)=0);[.A3009]+[.A3010];&quot;&quot;)">
            <text:p/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AND(MOD([.A3010];9)=0;MOD([.A3011];9)=0);[.A3010]+[.A3011];&quot;&quot;)">
            <text:p/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IF(AND(MOD([.A3011];9)=0;MOD([.A3012];9)=0);[.A3011]+[.A3012];&quot;&quot;)">
            <text:p/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IF(AND(MOD([.A3012];9)=0;MOD([.A3013];9)=0);[.A3012]+[.A3013];&quot;&quot;)">
            <text:p/>
          </table:table-cell>
          <table:table-cell/>
        </table:table-row>
        <table:table-row table:style-name="ro1">
          <table:table-cell office:value-type="float" office:value="-711" calcext:value-type="float">
            <text:p>-711</text:p>
          </table:table-cell>
          <table:table-cell table:formula="of:=IF(AND(MOD([.A3013];9)=0;MOD([.A3014];9)=0);[.A3013]+[.A3014];&quot;&quot;)">
            <text:p/>
          </table:table-cell>
          <table:table-cell/>
        </table:table-row>
        <table:table-row table:style-name="ro1">
          <table:table-cell office:value-type="float" office:value="-237" calcext:value-type="float">
            <text:p>-237</text:p>
          </table:table-cell>
          <table:table-cell table:formula="of:=IF(AND(MOD([.A3014];9)=0;MOD([.A3015];9)=0);[.A3014]+[.A3015];&quot;&quot;)">
            <text:p/>
          </table:table-cell>
          <table:table-cell/>
        </table:table-row>
        <table:table-row table:style-name="ro1">
          <table:table-cell office:value-type="float" office:value="-157" calcext:value-type="float">
            <text:p>-157</text:p>
          </table:table-cell>
          <table:table-cell table:formula="of:=IF(AND(MOD([.A3015];9)=0;MOD([.A3016];9)=0);[.A3015]+[.A3016];&quot;&quot;)">
            <text:p/>
          </table:table-cell>
          <table:table-cell/>
        </table:table-row>
        <table:table-row table:style-name="ro1">
          <table:table-cell office:value-type="float" office:value="-183" calcext:value-type="float">
            <text:p>-183</text:p>
          </table:table-cell>
          <table:table-cell table:formula="of:=IF(AND(MOD([.A3016];9)=0;MOD([.A3017];9)=0);[.A3016]+[.A3017];&quot;&quot;)">
            <text:p/>
          </table:table-cell>
          <table:table-cell/>
        </table:table-row>
        <table:table-row table:style-name="ro1">
          <table:table-cell office:value-type="float" office:value="-304" calcext:value-type="float">
            <text:p>-304</text:p>
          </table:table-cell>
          <table:table-cell table:formula="of:=IF(AND(MOD([.A3017];9)=0;MOD([.A3018];9)=0);[.A3017]+[.A3018];&quot;&quot;)">
            <text:p/>
          </table:table-cell>
          <table:table-cell/>
        </table:table-row>
        <table:table-row table:style-name="ro1">
          <table:table-cell office:value-type="float" office:value="-543" calcext:value-type="float">
            <text:p>-543</text:p>
          </table:table-cell>
          <table:table-cell table:formula="of:=IF(AND(MOD([.A3018];9)=0;MOD([.A3019];9)=0);[.A3018]+[.A3019];&quot;&quot;)">
            <text:p/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IF(AND(MOD([.A3019];9)=0;MOD([.A3020];9)=0);[.A3019]+[.A3020];&quot;&quot;)">
            <text:p/>
          </table:table-cell>
          <table:table-cell/>
        </table:table-row>
        <table:table-row table:style-name="ro1">
          <table:table-cell office:value-type="float" office:value="-640" calcext:value-type="float">
            <text:p>-640</text:p>
          </table:table-cell>
          <table:table-cell table:formula="of:=IF(AND(MOD([.A3020];9)=0;MOD([.A3021];9)=0);[.A3020]+[.A3021];&quot;&quot;)">
            <text:p/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AND(MOD([.A3021];9)=0;MOD([.A3022];9)=0);[.A3021]+[.A3022];&quot;&quot;)">
            <text:p/>
          </table:table-cell>
          <table:table-cell/>
        </table:table-row>
        <table:table-row table:style-name="ro1">
          <table:table-cell office:value-type="float" office:value="-722" calcext:value-type="float">
            <text:p>-722</text:p>
          </table:table-cell>
          <table:table-cell table:formula="of:=IF(AND(MOD([.A3022];9)=0;MOD([.A3023];9)=0);[.A3022]+[.A3023];&quot;&quot;)">
            <text:p/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IF(AND(MOD([.A3023];9)=0;MOD([.A3024];9)=0);[.A3023]+[.A3024];&quot;&quot;)">
            <text:p/>
          </table:table-cell>
          <table:table-cell/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IF(AND(MOD([.A3024];9)=0;MOD([.A3025];9)=0);[.A3024]+[.A3025];&quot;&quot;)">
            <text:p/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IF(AND(MOD([.A3025];9)=0;MOD([.A3026];9)=0);[.A3025]+[.A3026];&quot;&quot;)">
            <text:p/>
          </table:table-cell>
          <table:table-cell/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IF(AND(MOD([.A3026];9)=0;MOD([.A3027];9)=0);[.A3026]+[.A3027];&quot;&quot;)">
            <text:p/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IF(AND(MOD([.A3027];9)=0;MOD([.A3028];9)=0);[.A3027]+[.A3028];&quot;&quot;)">
            <text:p/>
          </table:table-cell>
          <table:table-cell/>
        </table:table-row>
        <table:table-row table:style-name="ro1">
          <table:table-cell office:value-type="float" office:value="-17" calcext:value-type="float">
            <text:p>-17</text:p>
          </table:table-cell>
          <table:table-cell table:formula="of:=IF(AND(MOD([.A3028];9)=0;MOD([.A3029];9)=0);[.A3028]+[.A3029];&quot;&quot;)">
            <text:p/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IF(AND(MOD([.A3029];9)=0;MOD([.A3030];9)=0);[.A3029]+[.A3030];&quot;&quot;)">
            <text:p/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IF(AND(MOD([.A3030];9)=0;MOD([.A3031];9)=0);[.A3030]+[.A3031];&quot;&quot;)">
            <text:p/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IF(AND(MOD([.A3031];9)=0;MOD([.A3032];9)=0);[.A3031]+[.A3032];&quot;&quot;)">
            <text:p/>
          </table:table-cell>
          <table:table-cell/>
        </table:table-row>
        <table:table-row table:style-name="ro1">
          <table:table-cell office:value-type="float" office:value="-34" calcext:value-type="float">
            <text:p>-34</text:p>
          </table:table-cell>
          <table:table-cell table:formula="of:=IF(AND(MOD([.A3032];9)=0;MOD([.A3033];9)=0);[.A3032]+[.A3033];&quot;&quot;)">
            <text:p/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IF(AND(MOD([.A3033];9)=0;MOD([.A3034];9)=0);[.A3033]+[.A3034];&quot;&quot;)">
            <text:p/>
          </table:table-cell>
          <table:table-cell/>
        </table:table-row>
        <table:table-row table:style-name="ro1">
          <table:table-cell office:value-type="float" office:value="-762" calcext:value-type="float">
            <text:p>-762</text:p>
          </table:table-cell>
          <table:table-cell table:formula="of:=IF(AND(MOD([.A3034];9)=0;MOD([.A3035];9)=0);[.A3034]+[.A3035];&quot;&quot;)">
            <text:p/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IF(AND(MOD([.A3035];9)=0;MOD([.A3036];9)=0);[.A3035]+[.A3036];&quot;&quot;)">
            <text:p/>
          </table:table-cell>
          <table:table-cell/>
        </table:table-row>
        <table:table-row table:style-name="ro1">
          <table:table-cell office:value-type="float" office:value="-457" calcext:value-type="float">
            <text:p>-457</text:p>
          </table:table-cell>
          <table:table-cell table:formula="of:=IF(AND(MOD([.A3036];9)=0;MOD([.A3037];9)=0);[.A3036]+[.A3037];&quot;&quot;)">
            <text:p/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IF(AND(MOD([.A3037];9)=0;MOD([.A3038];9)=0);[.A3037]+[.A3038];&quot;&quot;)">
            <text:p/>
          </table:table-cell>
          <table:table-cell/>
        </table:table-row>
        <table:table-row table:style-name="ro1">
          <table:table-cell office:value-type="float" office:value="-849" calcext:value-type="float">
            <text:p>-849</text:p>
          </table:table-cell>
          <table:table-cell table:formula="of:=IF(AND(MOD([.A3038];9)=0;MOD([.A3039];9)=0);[.A3038]+[.A3039];&quot;&quot;)">
            <text:p/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IF(AND(MOD([.A3039];9)=0;MOD([.A3040];9)=0);[.A3039]+[.A3040];&quot;&quot;)">
            <text:p/>
          </table:table-cell>
          <table:table-cell/>
        </table:table-row>
        <table:table-row table:style-name="ro1">
          <table:table-cell office:value-type="float" office:value="-672" calcext:value-type="float">
            <text:p>-672</text:p>
          </table:table-cell>
          <table:table-cell table:formula="of:=IF(AND(MOD([.A3040];9)=0;MOD([.A3041];9)=0);[.A3040]+[.A3041];&quot;&quot;)">
            <text:p/>
          </table:table-cell>
          <table:table-cell/>
        </table:table-row>
        <table:table-row table:style-name="ro1">
          <table:table-cell office:value-type="float" office:value="-345" calcext:value-type="float">
            <text:p>-345</text:p>
          </table:table-cell>
          <table:table-cell table:formula="of:=IF(AND(MOD([.A3041];9)=0;MOD([.A3042];9)=0);[.A3041]+[.A3042];&quot;&quot;)">
            <text:p/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IF(AND(MOD([.A3042];9)=0;MOD([.A3043];9)=0);[.A3042]+[.A3043];&quot;&quot;)">
            <text:p/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IF(AND(MOD([.A3043];9)=0;MOD([.A3044];9)=0);[.A3043]+[.A3044];&quot;&quot;)">
            <text:p/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IF(AND(MOD([.A3044];9)=0;MOD([.A3045];9)=0);[.A3044]+[.A3045];&quot;&quot;)">
            <text:p/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IF(AND(MOD([.A3045];9)=0;MOD([.A3046];9)=0);[.A3045]+[.A3046];&quot;&quot;)">
            <text:p/>
          </table:table-cell>
          <table:table-cell/>
        </table:table-row>
        <table:table-row table:style-name="ro1">
          <table:table-cell office:value-type="float" office:value="-51" calcext:value-type="float">
            <text:p>-51</text:p>
          </table:table-cell>
          <table:table-cell table:formula="of:=IF(AND(MOD([.A3046];9)=0;MOD([.A3047];9)=0);[.A3046]+[.A3047];&quot;&quot;)">
            <text:p/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IF(AND(MOD([.A3047];9)=0;MOD([.A3048];9)=0);[.A3047]+[.A3048];&quot;&quot;)">
            <text:p/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IF(AND(MOD([.A3048];9)=0;MOD([.A3049];9)=0);[.A3048]+[.A3049];&quot;&quot;)">
            <text:p/>
          </table:table-cell>
          <table:table-cell/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IF(AND(MOD([.A3049];9)=0;MOD([.A3050];9)=0);[.A3049]+[.A3050];&quot;&quot;)">
            <text:p/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IF(AND(MOD([.A3050];9)=0;MOD([.A3051];9)=0);[.A3050]+[.A3051];&quot;&quot;)">
            <text:p/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IF(AND(MOD([.A3051];9)=0;MOD([.A3052];9)=0);[.A3051]+[.A3052];&quot;&quot;)">
            <text:p/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IF(AND(MOD([.A3052];9)=0;MOD([.A3053];9)=0);[.A3052]+[.A3053];&quot;&quot;)">
            <text:p/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IF(AND(MOD([.A3053];9)=0;MOD([.A3054];9)=0);[.A3053]+[.A3054];&quot;&quot;)">
            <text:p/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IF(AND(MOD([.A3054];9)=0;MOD([.A3055];9)=0);[.A3054]+[.A3055];&quot;&quot;)">
            <text:p/>
          </table:table-cell>
          <table:table-cell/>
        </table:table-row>
        <table:table-row table:style-name="ro1">
          <table:table-cell office:value-type="float" office:value="-619" calcext:value-type="float">
            <text:p>-619</text:p>
          </table:table-cell>
          <table:table-cell table:formula="of:=IF(AND(MOD([.A3055];9)=0;MOD([.A3056];9)=0);[.A3055]+[.A3056];&quot;&quot;)">
            <text:p/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IF(AND(MOD([.A3056];9)=0;MOD([.A3057];9)=0);[.A3056]+[.A3057];&quot;&quot;)">
            <text:p/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IF(AND(MOD([.A3057];9)=0;MOD([.A3058];9)=0);[.A3057]+[.A3058];&quot;&quot;)">
            <text:p/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IF(AND(MOD([.A3058];9)=0;MOD([.A3059];9)=0);[.A3058]+[.A3059];&quot;&quot;)">
            <text:p/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IF(AND(MOD([.A3059];9)=0;MOD([.A3060];9)=0);[.A3059]+[.A3060];&quot;&quot;)">
            <text:p/>
          </table:table-cell>
          <table:table-cell/>
        </table:table-row>
        <table:table-row table:style-name="ro1">
          <table:table-cell office:value-type="float" office:value="-212" calcext:value-type="float">
            <text:p>-212</text:p>
          </table:table-cell>
          <table:table-cell table:formula="of:=IF(AND(MOD([.A3060];9)=0;MOD([.A3061];9)=0);[.A3060]+[.A3061];&quot;&quot;)">
            <text:p/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IF(AND(MOD([.A3061];9)=0;MOD([.A3062];9)=0);[.A3061]+[.A3062];&quot;&quot;)">
            <text:p/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IF(AND(MOD([.A3062];9)=0;MOD([.A3063];9)=0);[.A3062]+[.A3063];&quot;&quot;)">
            <text:p/>
          </table:table-cell>
          <table:table-cell/>
        </table:table-row>
        <table:table-row table:style-name="ro1">
          <table:table-cell office:value-type="float" office:value="-141" calcext:value-type="float">
            <text:p>-141</text:p>
          </table:table-cell>
          <table:table-cell table:formula="of:=IF(AND(MOD([.A3063];9)=0;MOD([.A3064];9)=0);[.A3063]+[.A3064];&quot;&quot;)">
            <text:p/>
          </table:table-cell>
          <table:table-cell/>
        </table:table-row>
        <table:table-row table:style-name="ro1">
          <table:table-cell office:value-type="float" office:value="-530" calcext:value-type="float">
            <text:p>-530</text:p>
          </table:table-cell>
          <table:table-cell table:formula="of:=IF(AND(MOD([.A3064];9)=0;MOD([.A3065];9)=0);[.A3064]+[.A3065];&quot;&quot;)">
            <text:p/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IF(AND(MOD([.A3065];9)=0;MOD([.A3066];9)=0);[.A3065]+[.A3066];&quot;&quot;)">
            <text:p/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IF(AND(MOD([.A3066];9)=0;MOD([.A3067];9)=0);[.A3066]+[.A3067];&quot;&quot;)">
            <text:p/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IF(AND(MOD([.A3067];9)=0;MOD([.A3068];9)=0);[.A3067]+[.A3068];&quot;&quot;)">
            <text:p/>
          </table:table-cell>
          <table:table-cell/>
        </table:table-row>
        <table:table-row table:style-name="ro1">
          <table:table-cell office:value-type="float" office:value="-9" calcext:value-type="float">
            <text:p>-9</text:p>
          </table:table-cell>
          <table:table-cell table:formula="of:=IF(AND(MOD([.A3068];9)=0;MOD([.A3069];9)=0);[.A3068]+[.A3069];&quot;&quot;)">
            <text:p/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IF(AND(MOD([.A3069];9)=0;MOD([.A3070];9)=0);[.A3069]+[.A3070];&quot;&quot;)">
            <text:p/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IF(AND(MOD([.A3070];9)=0;MOD([.A3071];9)=0);[.A3070]+[.A3071];&quot;&quot;)">
            <text:p/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IF(AND(MOD([.A3071];9)=0;MOD([.A3072];9)=0);[.A3071]+[.A3072];&quot;&quot;)">
            <text:p/>
          </table:table-cell>
          <table:table-cell/>
        </table:table-row>
        <table:table-row table:style-name="ro1">
          <table:table-cell office:value-type="float" office:value="-307" calcext:value-type="float">
            <text:p>-307</text:p>
          </table:table-cell>
          <table:table-cell table:formula="of:=IF(AND(MOD([.A3072];9)=0;MOD([.A3073];9)=0);[.A3072]+[.A3073];&quot;&quot;)">
            <text:p/>
          </table:table-cell>
          <table:table-cell/>
        </table:table-row>
        <table:table-row table:style-name="ro1">
          <table:table-cell office:value-type="float" office:value="-677" calcext:value-type="float">
            <text:p>-677</text:p>
          </table:table-cell>
          <table:table-cell table:formula="of:=IF(AND(MOD([.A3073];9)=0;MOD([.A3074];9)=0);[.A3073]+[.A3074];&quot;&quot;)">
            <text:p/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IF(AND(MOD([.A3074];9)=0;MOD([.A3075];9)=0);[.A3074]+[.A3075];&quot;&quot;)">
            <text:p/>
          </table:table-cell>
          <table:table-cell/>
        </table:table-row>
        <table:table-row table:style-name="ro1">
          <table:table-cell office:value-type="float" office:value="-290" calcext:value-type="float">
            <text:p>-290</text:p>
          </table:table-cell>
          <table:table-cell table:formula="of:=IF(AND(MOD([.A3075];9)=0;MOD([.A3076];9)=0);[.A3075]+[.A3076];&quot;&quot;)">
            <text:p/>
          </table:table-cell>
          <table:table-cell/>
        </table:table-row>
        <table:table-row table:style-name="ro1">
          <table:table-cell office:value-type="float" office:value="-811" calcext:value-type="float">
            <text:p>-811</text:p>
          </table:table-cell>
          <table:table-cell table:formula="of:=IF(AND(MOD([.A3076];9)=0;MOD([.A3077];9)=0);[.A3076]+[.A3077];&quot;&quot;)">
            <text:p/>
          </table:table-cell>
          <table:table-cell/>
        </table:table-row>
        <table:table-row table:style-name="ro1">
          <table:table-cell office:value-type="float" office:value="-607" calcext:value-type="float">
            <text:p>-607</text:p>
          </table:table-cell>
          <table:table-cell table:formula="of:=IF(AND(MOD([.A3077];9)=0;MOD([.A3078];9)=0);[.A3077]+[.A3078];&quot;&quot;)">
            <text:p/>
          </table:table-cell>
          <table:table-cell/>
        </table:table-row>
        <table:table-row table:style-name="ro1">
          <table:table-cell office:value-type="float" office:value="-267" calcext:value-type="float">
            <text:p>-267</text:p>
          </table:table-cell>
          <table:table-cell table:formula="of:=IF(AND(MOD([.A3078];9)=0;MOD([.A3079];9)=0);[.A3078]+[.A3079];&quot;&quot;)">
            <text:p/>
          </table:table-cell>
          <table:table-cell/>
        </table:table-row>
        <table:table-row table:style-name="ro1">
          <table:table-cell office:value-type="float" office:value="-802" calcext:value-type="float">
            <text:p>-802</text:p>
          </table:table-cell>
          <table:table-cell table:formula="of:=IF(AND(MOD([.A3079];9)=0;MOD([.A3080];9)=0);[.A3079]+[.A3080];&quot;&quot;)">
            <text:p/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IF(AND(MOD([.A3080];9)=0;MOD([.A3081];9)=0);[.A3080]+[.A3081];&quot;&quot;)">
            <text:p/>
          </table:table-cell>
          <table:table-cell/>
        </table:table-row>
        <table:table-row table:style-name="ro1">
          <table:table-cell office:value-type="float" office:value="-679" calcext:value-type="float">
            <text:p>-679</text:p>
          </table:table-cell>
          <table:table-cell table:formula="of:=IF(AND(MOD([.A3081];9)=0;MOD([.A3082];9)=0);[.A3081]+[.A3082];&quot;&quot;)">
            <text:p/>
          </table:table-cell>
          <table:table-cell/>
        </table:table-row>
        <table:table-row table:style-name="ro1">
          <table:table-cell office:value-type="float" office:value="-318" calcext:value-type="float">
            <text:p>-318</text:p>
          </table:table-cell>
          <table:table-cell table:formula="of:=IF(AND(MOD([.A3082];9)=0;MOD([.A3083];9)=0);[.A3082]+[.A3083];&quot;&quot;)">
            <text:p/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IF(AND(MOD([.A3083];9)=0;MOD([.A3084];9)=0);[.A3083]+[.A3084];&quot;&quot;)">
            <text:p/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IF(AND(MOD([.A3084];9)=0;MOD([.A3085];9)=0);[.A3084]+[.A3085];&quot;&quot;)">
            <text:p/>
          </table:table-cell>
          <table:table-cell/>
        </table:table-row>
        <table:table-row table:style-name="ro1">
          <table:table-cell office:value-type="float" office:value="-120" calcext:value-type="float">
            <text:p>-120</text:p>
          </table:table-cell>
          <table:table-cell table:formula="of:=IF(AND(MOD([.A3085];9)=0;MOD([.A3086];9)=0);[.A3085]+[.A3086];&quot;&quot;)">
            <text:p/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IF(AND(MOD([.A3086];9)=0;MOD([.A3087];9)=0);[.A3086]+[.A3087];&quot;&quot;)">
            <text:p/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IF(AND(MOD([.A3087];9)=0;MOD([.A3088];9)=0);[.A3087]+[.A3088];&quot;&quot;)">
            <text:p/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IF(AND(MOD([.A3088];9)=0;MOD([.A3089];9)=0);[.A3088]+[.A3089];&quot;&quot;)">
            <text:p/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IF(AND(MOD([.A3089];9)=0;MOD([.A3090];9)=0);[.A3089]+[.A3090];&quot;&quot;)">
            <text:p/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IF(AND(MOD([.A3090];9)=0;MOD([.A3091];9)=0);[.A3090]+[.A3091];&quot;&quot;)">
            <text:p/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IF(AND(MOD([.A3091];9)=0;MOD([.A3092];9)=0);[.A3091]+[.A3092];&quot;&quot;)">
            <text:p/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IF(AND(MOD([.A3092];9)=0;MOD([.A3093];9)=0);[.A3092]+[.A3093];&quot;&quot;)">
            <text:p/>
          </table:table-cell>
          <table:table-cell/>
        </table:table-row>
        <table:table-row table:style-name="ro1">
          <table:table-cell office:value-type="float" office:value="-411" calcext:value-type="float">
            <text:p>-411</text:p>
          </table:table-cell>
          <table:table-cell table:formula="of:=IF(AND(MOD([.A3093];9)=0;MOD([.A3094];9)=0);[.A3093]+[.A3094];&quot;&quot;)">
            <text:p/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IF(AND(MOD([.A3094];9)=0;MOD([.A3095];9)=0);[.A3094]+[.A3095];&quot;&quot;)">
            <text:p/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IF(AND(MOD([.A3095];9)=0;MOD([.A3096];9)=0);[.A3095]+[.A3096];&quot;&quot;)">
            <text:p/>
          </table:table-cell>
          <table:table-cell/>
        </table:table-row>
        <table:table-row table:style-name="ro1">
          <table:table-cell office:value-type="float" office:value="-871" calcext:value-type="float">
            <text:p>-871</text:p>
          </table:table-cell>
          <table:table-cell table:formula="of:=IF(AND(MOD([.A3096];9)=0;MOD([.A3097];9)=0);[.A3096]+[.A3097];&quot;&quot;)">
            <text:p/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IF(AND(MOD([.A3097];9)=0;MOD([.A3098];9)=0);[.A3097]+[.A3098];&quot;&quot;)">
            <text:p/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IF(AND(MOD([.A3098];9)=0;MOD([.A3099];9)=0);[.A3098]+[.A3099];&quot;&quot;)">
            <text:p/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IF(AND(MOD([.A3099];9)=0;MOD([.A3100];9)=0);[.A3099]+[.A3100];&quot;&quot;)">
            <text:p/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IF(AND(MOD([.A3100];9)=0;MOD([.A3101];9)=0);[.A3100]+[.A3101];&quot;&quot;)">
            <text:p/>
          </table:table-cell>
          <table:table-cell/>
        </table:table-row>
        <table:table-row table:style-name="ro1">
          <table:table-cell office:value-type="float" office:value="-732" calcext:value-type="float">
            <text:p>-732</text:p>
          </table:table-cell>
          <table:table-cell table:formula="of:=IF(AND(MOD([.A3101];9)=0;MOD([.A3102];9)=0);[.A3101]+[.A3102];&quot;&quot;)">
            <text:p/>
          </table:table-cell>
          <table:table-cell/>
        </table:table-row>
        <table:table-row table:style-name="ro1">
          <table:table-cell office:value-type="float" office:value="-738" calcext:value-type="float">
            <text:p>-738</text:p>
          </table:table-cell>
          <table:table-cell table:formula="of:=IF(AND(MOD([.A3102];9)=0;MOD([.A3103];9)=0);[.A3102]+[.A3103];&quot;&quot;)">
            <text:p/>
          </table:table-cell>
          <table:table-cell/>
        </table:table-row>
        <table:table-row table:style-name="ro1">
          <table:table-cell office:value-type="float" office:value="-793" calcext:value-type="float">
            <text:p>-793</text:p>
          </table:table-cell>
          <table:table-cell table:formula="of:=IF(AND(MOD([.A3103];9)=0;MOD([.A3104];9)=0);[.A3103]+[.A3104];&quot;&quot;)">
            <text:p/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IF(AND(MOD([.A3104];9)=0;MOD([.A3105];9)=0);[.A3104]+[.A3105];&quot;&quot;)">
            <text:p/>
          </table:table-cell>
          <table:table-cell/>
        </table:table-row>
        <table:table-row table:style-name="ro1">
          <table:table-cell office:value-type="float" office:value="-291" calcext:value-type="float">
            <text:p>-291</text:p>
          </table:table-cell>
          <table:table-cell table:formula="of:=IF(AND(MOD([.A3105];9)=0;MOD([.A3106];9)=0);[.A3105]+[.A3106];&quot;&quot;)">
            <text:p/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IF(AND(MOD([.A3106];9)=0;MOD([.A3107];9)=0);[.A3106]+[.A3107];&quot;&quot;)">
            <text:p/>
          </table:table-cell>
          <table:table-cell/>
        </table:table-row>
        <table:table-row table:style-name="ro1">
          <table:table-cell office:value-type="float" office:value="-741" calcext:value-type="float">
            <text:p>-741</text:p>
          </table:table-cell>
          <table:table-cell table:formula="of:=IF(AND(MOD([.A3107];9)=0;MOD([.A3108];9)=0);[.A3107]+[.A3108];&quot;&quot;)">
            <text:p/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IF(AND(MOD([.A3108];9)=0;MOD([.A3109];9)=0);[.A3108]+[.A3109];&quot;&quot;)">
            <text:p/>
          </table:table-cell>
          <table:table-cell/>
        </table:table-row>
        <table:table-row table:style-name="ro1">
          <table:table-cell office:value-type="float" office:value="-134" calcext:value-type="float">
            <text:p>-134</text:p>
          </table:table-cell>
          <table:table-cell table:formula="of:=IF(AND(MOD([.A3109];9)=0;MOD([.A3110];9)=0);[.A3109]+[.A3110];&quot;&quot;)">
            <text:p/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IF(AND(MOD([.A3110];9)=0;MOD([.A3111];9)=0);[.A3110]+[.A3111];&quot;&quot;)">
            <text:p/>
          </table:table-cell>
          <table:table-cell/>
        </table:table-row>
        <table:table-row table:style-name="ro1">
          <table:table-cell office:value-type="float" office:value="-291" calcext:value-type="float">
            <text:p>-291</text:p>
          </table:table-cell>
          <table:table-cell table:formula="of:=IF(AND(MOD([.A3111];9)=0;MOD([.A3112];9)=0);[.A3111]+[.A3112];&quot;&quot;)">
            <text:p/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IF(AND(MOD([.A3112];9)=0;MOD([.A3113];9)=0);[.A3112]+[.A3113];&quot;&quot;)">
            <text:p/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IF(AND(MOD([.A3113];9)=0;MOD([.A3114];9)=0);[.A3113]+[.A3114];&quot;&quot;)">
            <text:p/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IF(AND(MOD([.A3114];9)=0;MOD([.A3115];9)=0);[.A3114]+[.A3115];&quot;&quot;)">
            <text:p/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IF(AND(MOD([.A3115];9)=0;MOD([.A3116];9)=0);[.A3115]+[.A3116];&quot;&quot;)">
            <text:p/>
          </table:table-cell>
          <table:table-cell/>
        </table:table-row>
        <table:table-row table:style-name="ro1">
          <table:table-cell office:value-type="float" office:value="-140" calcext:value-type="float">
            <text:p>-140</text:p>
          </table:table-cell>
          <table:table-cell table:formula="of:=IF(AND(MOD([.A3116];9)=0;MOD([.A3117];9)=0);[.A3116]+[.A3117];&quot;&quot;)">
            <text:p/>
          </table:table-cell>
          <table:table-cell/>
        </table:table-row>
        <table:table-row table:style-name="ro1">
          <table:table-cell office:value-type="float" office:value="-836" calcext:value-type="float">
            <text:p>-836</text:p>
          </table:table-cell>
          <table:table-cell table:formula="of:=IF(AND(MOD([.A3117];9)=0;MOD([.A3118];9)=0);[.A3117]+[.A3118];&quot;&quot;)">
            <text:p/>
          </table:table-cell>
          <table:table-cell/>
        </table:table-row>
        <table:table-row table:style-name="ro1">
          <table:table-cell office:value-type="float" office:value="-405" calcext:value-type="float">
            <text:p>-405</text:p>
          </table:table-cell>
          <table:table-cell table:formula="of:=IF(AND(MOD([.A3118];9)=0;MOD([.A3119];9)=0);[.A3118]+[.A3119];&quot;&quot;)">
            <text:p/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IF(AND(MOD([.A3119];9)=0;MOD([.A3120];9)=0);[.A3119]+[.A3120];&quot;&quot;)" office:value-type="float" office:value="-306" calcext:value-type="float">
            <text:p>-306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IF(AND(MOD([.A3120];9)=0;MOD([.A3121];9)=0);[.A3120]+[.A3121];&quot;&quot;)">
            <text:p/>
          </table:table-cell>
          <table:table-cell/>
        </table:table-row>
        <table:table-row table:style-name="ro1">
          <table:table-cell office:value-type="float" office:value="-330" calcext:value-type="float">
            <text:p>-330</text:p>
          </table:table-cell>
          <table:table-cell table:formula="of:=IF(AND(MOD([.A3121];9)=0;MOD([.A3122];9)=0);[.A3121]+[.A3122];&quot;&quot;)">
            <text:p/>
          </table:table-cell>
          <table:table-cell/>
        </table:table-row>
        <table:table-row table:style-name="ro1">
          <table:table-cell office:value-type="float" office:value="-780" calcext:value-type="float">
            <text:p>-780</text:p>
          </table:table-cell>
          <table:table-cell table:formula="of:=IF(AND(MOD([.A3122];9)=0;MOD([.A3123];9)=0);[.A3122]+[.A3123];&quot;&quot;)">
            <text:p/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IF(AND(MOD([.A3123];9)=0;MOD([.A3124];9)=0);[.A3123]+[.A3124];&quot;&quot;)">
            <text:p/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IF(AND(MOD([.A3124];9)=0;MOD([.A3125];9)=0);[.A3124]+[.A3125];&quot;&quot;)">
            <text:p/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IF(AND(MOD([.A3125];9)=0;MOD([.A3126];9)=0);[.A3125]+[.A3126];&quot;&quot;)">
            <text:p/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IF(AND(MOD([.A3126];9)=0;MOD([.A3127];9)=0);[.A3126]+[.A3127];&quot;&quot;)">
            <text:p/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IF(AND(MOD([.A3127];9)=0;MOD([.A3128];9)=0);[.A3127]+[.A3128];&quot;&quot;)">
            <text:p/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IF(AND(MOD([.A3128];9)=0;MOD([.A3129];9)=0);[.A3128]+[.A3129];&quot;&quot;)">
            <text:p/>
          </table:table-cell>
          <table:table-cell/>
        </table:table-row>
        <table:table-row table:style-name="ro1">
          <table:table-cell office:value-type="float" office:value="-410" calcext:value-type="float">
            <text:p>-410</text:p>
          </table:table-cell>
          <table:table-cell table:formula="of:=IF(AND(MOD([.A3129];9)=0;MOD([.A3130];9)=0);[.A3129]+[.A3130];&quot;&quot;)">
            <text:p/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IF(AND(MOD([.A3130];9)=0;MOD([.A3131];9)=0);[.A3130]+[.A3131];&quot;&quot;)">
            <text:p/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IF(AND(MOD([.A3131];9)=0;MOD([.A3132];9)=0);[.A3131]+[.A3132];&quot;&quot;)">
            <text:p/>
          </table:table-cell>
          <table:table-cell/>
        </table:table-row>
        <table:table-row table:style-name="ro1">
          <table:table-cell office:value-type="float" office:value="-943" calcext:value-type="float">
            <text:p>-943</text:p>
          </table:table-cell>
          <table:table-cell table:formula="of:=IF(AND(MOD([.A3132];9)=0;MOD([.A3133];9)=0);[.A3132]+[.A3133];&quot;&quot;)">
            <text:p/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IF(AND(MOD([.A3133];9)=0;MOD([.A3134];9)=0);[.A3133]+[.A3134];&quot;&quot;)">
            <text:p/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IF(AND(MOD([.A3134];9)=0;MOD([.A3135];9)=0);[.A3134]+[.A3135];&quot;&quot;)">
            <text:p/>
          </table:table-cell>
          <table:table-cell/>
        </table:table-row>
        <table:table-row table:style-name="ro1">
          <table:table-cell office:value-type="float" office:value="-30" calcext:value-type="float">
            <text:p>-30</text:p>
          </table:table-cell>
          <table:table-cell table:formula="of:=IF(AND(MOD([.A3135];9)=0;MOD([.A3136];9)=0);[.A3135]+[.A3136];&quot;&quot;)">
            <text:p/>
          </table:table-cell>
          <table:table-cell/>
        </table:table-row>
        <table:table-row table:style-name="ro1">
          <table:table-cell office:value-type="float" office:value="-904" calcext:value-type="float">
            <text:p>-904</text:p>
          </table:table-cell>
          <table:table-cell table:formula="of:=IF(AND(MOD([.A3136];9)=0;MOD([.A3137];9)=0);[.A3136]+[.A3137];&quot;&quot;)">
            <text:p/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IF(AND(MOD([.A3137];9)=0;MOD([.A3138];9)=0);[.A3137]+[.A3138];&quot;&quot;)">
            <text:p/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IF(AND(MOD([.A3138];9)=0;MOD([.A3139];9)=0);[.A3138]+[.A3139];&quot;&quot;)">
            <text:p/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IF(AND(MOD([.A3139];9)=0;MOD([.A3140];9)=0);[.A3139]+[.A3140];&quot;&quot;)">
            <text:p/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AND(MOD([.A3140];9)=0;MOD([.A3141];9)=0);[.A3140]+[.A3141];&quot;&quot;)">
            <text:p/>
          </table:table-cell>
          <table:table-cell/>
        </table:table-row>
        <table:table-row table:style-name="ro1">
          <table:table-cell office:value-type="float" office:value="-775" calcext:value-type="float">
            <text:p>-775</text:p>
          </table:table-cell>
          <table:table-cell table:formula="of:=IF(AND(MOD([.A3141];9)=0;MOD([.A3142];9)=0);[.A3141]+[.A3142];&quot;&quot;)">
            <text:p/>
          </table:table-cell>
          <table:table-cell/>
        </table:table-row>
        <table:table-row table:style-name="ro1">
          <table:table-cell office:value-type="float" office:value="-442" calcext:value-type="float">
            <text:p>-442</text:p>
          </table:table-cell>
          <table:table-cell table:formula="of:=IF(AND(MOD([.A3142];9)=0;MOD([.A3143];9)=0);[.A3142]+[.A3143];&quot;&quot;)">
            <text:p/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IF(AND(MOD([.A3143];9)=0;MOD([.A3144];9)=0);[.A3143]+[.A3144];&quot;&quot;)">
            <text:p/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IF(AND(MOD([.A3144];9)=0;MOD([.A3145];9)=0);[.A3144]+[.A3145];&quot;&quot;)">
            <text:p/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IF(AND(MOD([.A3145];9)=0;MOD([.A3146];9)=0);[.A3145]+[.A3146];&quot;&quot;)">
            <text:p/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IF(AND(MOD([.A3146];9)=0;MOD([.A3147];9)=0);[.A3146]+[.A3147];&quot;&quot;)">
            <text:p/>
          </table:table-cell>
          <table:table-cell/>
        </table:table-row>
        <table:table-row table:style-name="ro1">
          <table:table-cell office:value-type="float" office:value="-420" calcext:value-type="float">
            <text:p>-420</text:p>
          </table:table-cell>
          <table:table-cell table:formula="of:=IF(AND(MOD([.A3147];9)=0;MOD([.A3148];9)=0);[.A3147]+[.A3148];&quot;&quot;)">
            <text:p/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IF(AND(MOD([.A3148];9)=0;MOD([.A3149];9)=0);[.A3148]+[.A3149];&quot;&quot;)">
            <text:p/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IF(AND(MOD([.A3149];9)=0;MOD([.A3150];9)=0);[.A3149]+[.A3150];&quot;&quot;)">
            <text:p/>
          </table:table-cell>
          <table:table-cell/>
        </table:table-row>
        <table:table-row table:style-name="ro1">
          <table:table-cell office:value-type="float" office:value="-430" calcext:value-type="float">
            <text:p>-430</text:p>
          </table:table-cell>
          <table:table-cell table:formula="of:=IF(AND(MOD([.A3150];9)=0;MOD([.A3151];9)=0);[.A3150]+[.A3151];&quot;&quot;)">
            <text:p/>
          </table:table-cell>
          <table:table-cell/>
        </table:table-row>
        <table:table-row table:style-name="ro1">
          <table:table-cell office:value-type="float" office:value="-22" calcext:value-type="float">
            <text:p>-22</text:p>
          </table:table-cell>
          <table:table-cell table:formula="of:=IF(AND(MOD([.A3151];9)=0;MOD([.A3152];9)=0);[.A3151]+[.A3152];&quot;&quot;)">
            <text:p/>
          </table:table-cell>
          <table:table-cell/>
        </table:table-row>
        <table:table-row table:style-name="ro1">
          <table:table-cell office:value-type="float" office:value="-230" calcext:value-type="float">
            <text:p>-230</text:p>
          </table:table-cell>
          <table:table-cell table:formula="of:=IF(AND(MOD([.A3152];9)=0;MOD([.A3153];9)=0);[.A3152]+[.A3153];&quot;&quot;)">
            <text:p/>
          </table:table-cell>
          <table:table-cell/>
        </table:table-row>
        <table:table-row table:style-name="ro1">
          <table:table-cell office:value-type="float" office:value="-255" calcext:value-type="float">
            <text:p>-255</text:p>
          </table:table-cell>
          <table:table-cell table:formula="of:=IF(AND(MOD([.A3153];9)=0;MOD([.A3154];9)=0);[.A3153]+[.A3154];&quot;&quot;)">
            <text:p/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IF(AND(MOD([.A3154];9)=0;MOD([.A3155];9)=0);[.A3154]+[.A3155];&quot;&quot;)">
            <text:p/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IF(AND(MOD([.A3155];9)=0;MOD([.A3156];9)=0);[.A3155]+[.A3156];&quot;&quot;)">
            <text:p/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IF(AND(MOD([.A3156];9)=0;MOD([.A3157];9)=0);[.A3156]+[.A3157];&quot;&quot;)">
            <text:p/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IF(AND(MOD([.A3157];9)=0;MOD([.A3158];9)=0);[.A3157]+[.A3158];&quot;&quot;)">
            <text:p/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AND(MOD([.A3158];9)=0;MOD([.A3159];9)=0);[.A3158]+[.A3159];&quot;&quot;)">
            <text:p/>
          </table:table-cell>
          <table:table-cell/>
        </table:table-row>
        <table:table-row table:style-name="ro1">
          <table:table-cell office:value-type="float" office:value="-43" calcext:value-type="float">
            <text:p>-43</text:p>
          </table:table-cell>
          <table:table-cell table:formula="of:=IF(AND(MOD([.A3159];9)=0;MOD([.A3160];9)=0);[.A3159]+[.A3160];&quot;&quot;)">
            <text:p/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IF(AND(MOD([.A3160];9)=0;MOD([.A3161];9)=0);[.A3160]+[.A3161];&quot;&quot;)">
            <text:p/>
          </table:table-cell>
          <table:table-cell/>
        </table:table-row>
        <table:table-row table:style-name="ro1">
          <table:table-cell office:value-type="float" office:value="-44" calcext:value-type="float">
            <text:p>-44</text:p>
          </table:table-cell>
          <table:table-cell table:formula="of:=IF(AND(MOD([.A3161];9)=0;MOD([.A3162];9)=0);[.A3161]+[.A3162];&quot;&quot;)">
            <text:p/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IF(AND(MOD([.A3162];9)=0;MOD([.A3163];9)=0);[.A3162]+[.A3163];&quot;&quot;)">
            <text:p/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IF(AND(MOD([.A3163];9)=0;MOD([.A3164];9)=0);[.A3163]+[.A3164];&quot;&quot;)">
            <text:p/>
          </table:table-cell>
          <table:table-cell/>
        </table:table-row>
        <table:table-row table:style-name="ro1">
          <table:table-cell office:value-type="float" office:value="-121" calcext:value-type="float">
            <text:p>-121</text:p>
          </table:table-cell>
          <table:table-cell table:formula="of:=IF(AND(MOD([.A3164];9)=0;MOD([.A3165];9)=0);[.A3164]+[.A3165];&quot;&quot;)">
            <text:p/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IF(AND(MOD([.A3165];9)=0;MOD([.A3166];9)=0);[.A3165]+[.A3166];&quot;&quot;)">
            <text:p/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IF(AND(MOD([.A3166];9)=0;MOD([.A3167];9)=0);[.A3166]+[.A3167];&quot;&quot;)">
            <text:p/>
          </table:table-cell>
          <table:table-cell/>
        </table:table-row>
        <table:table-row table:style-name="ro1">
          <table:table-cell office:value-type="float" office:value="-908" calcext:value-type="float">
            <text:p>-908</text:p>
          </table:table-cell>
          <table:table-cell table:formula="of:=IF(AND(MOD([.A3167];9)=0;MOD([.A3168];9)=0);[.A3167]+[.A3168];&quot;&quot;)">
            <text:p/>
          </table:table-cell>
          <table:table-cell/>
        </table:table-row>
        <table:table-row table:style-name="ro1">
          <table:table-cell office:value-type="float" office:value="-879" calcext:value-type="float">
            <text:p>-879</text:p>
          </table:table-cell>
          <table:table-cell table:formula="of:=IF(AND(MOD([.A3168];9)=0;MOD([.A3169];9)=0);[.A3168]+[.A3169];&quot;&quot;)">
            <text:p/>
          </table:table-cell>
          <table:table-cell/>
        </table:table-row>
        <table:table-row table:style-name="ro1">
          <table:table-cell office:value-type="float" office:value="-761" calcext:value-type="float">
            <text:p>-761</text:p>
          </table:table-cell>
          <table:table-cell table:formula="of:=IF(AND(MOD([.A3169];9)=0;MOD([.A3170];9)=0);[.A3169]+[.A3170];&quot;&quot;)">
            <text:p/>
          </table:table-cell>
          <table:table-cell/>
        </table:table-row>
        <table:table-row table:style-name="ro1">
          <table:table-cell office:value-type="float" office:value="-870" calcext:value-type="float">
            <text:p>-870</text:p>
          </table:table-cell>
          <table:table-cell table:formula="of:=IF(AND(MOD([.A3170];9)=0;MOD([.A3171];9)=0);[.A3170]+[.A3171];&quot;&quot;)">
            <text:p/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IF(AND(MOD([.A3171];9)=0;MOD([.A3172];9)=0);[.A3171]+[.A3172];&quot;&quot;)">
            <text:p/>
          </table:table-cell>
          <table:table-cell/>
        </table:table-row>
        <table:table-row table:style-name="ro1">
          <table:table-cell office:value-type="float" office:value="-948" calcext:value-type="float">
            <text:p>-948</text:p>
          </table:table-cell>
          <table:table-cell table:formula="of:=IF(AND(MOD([.A3172];9)=0;MOD([.A3173];9)=0);[.A3172]+[.A3173];&quot;&quot;)">
            <text:p/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IF(AND(MOD([.A3173];9)=0;MOD([.A3174];9)=0);[.A3173]+[.A3174];&quot;&quot;)">
            <text:p/>
          </table:table-cell>
          <table:table-cell/>
        </table:table-row>
        <table:table-row table:style-name="ro1">
          <table:table-cell office:value-type="float" office:value="-283" calcext:value-type="float">
            <text:p>-283</text:p>
          </table:table-cell>
          <table:table-cell table:formula="of:=IF(AND(MOD([.A3174];9)=0;MOD([.A3175];9)=0);[.A3174]+[.A3175];&quot;&quot;)">
            <text:p/>
          </table:table-cell>
          <table:table-cell/>
        </table:table-row>
        <table:table-row table:style-name="ro1">
          <table:table-cell office:value-type="float" office:value="-240" calcext:value-type="float">
            <text:p>-240</text:p>
          </table:table-cell>
          <table:table-cell table:formula="of:=IF(AND(MOD([.A3175];9)=0;MOD([.A3176];9)=0);[.A3175]+[.A3176];&quot;&quot;)">
            <text:p/>
          </table:table-cell>
          <table:table-cell/>
        </table:table-row>
        <table:table-row table:style-name="ro1">
          <table:table-cell office:value-type="float" office:value="-241" calcext:value-type="float">
            <text:p>-241</text:p>
          </table:table-cell>
          <table:table-cell table:formula="of:=IF(AND(MOD([.A3176];9)=0;MOD([.A3177];9)=0);[.A3176]+[.A3177];&quot;&quot;)">
            <text:p/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IF(AND(MOD([.A3177];9)=0;MOD([.A3178];9)=0);[.A3177]+[.A3178];&quot;&quot;)">
            <text:p/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IF(AND(MOD([.A3178];9)=0;MOD([.A3179];9)=0);[.A3178]+[.A3179];&quot;&quot;)">
            <text:p/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IF(AND(MOD([.A3179];9)=0;MOD([.A3180];9)=0);[.A3179]+[.A3180];&quot;&quot;)">
            <text:p/>
          </table:table-cell>
          <table:table-cell/>
        </table:table-row>
        <table:table-row table:style-name="ro1">
          <table:table-cell office:value-type="float" office:value="-454" calcext:value-type="float">
            <text:p>-454</text:p>
          </table:table-cell>
          <table:table-cell table:formula="of:=IF(AND(MOD([.A3180];9)=0;MOD([.A3181];9)=0);[.A3180]+[.A3181];&quot;&quot;)">
            <text:p/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IF(AND(MOD([.A3181];9)=0;MOD([.A3182];9)=0);[.A3181]+[.A3182];&quot;&quot;)">
            <text:p/>
          </table:table-cell>
          <table:table-cell/>
        </table:table-row>
        <table:table-row table:style-name="ro1">
          <table:table-cell office:value-type="float" office:value="-941" calcext:value-type="float">
            <text:p>-941</text:p>
          </table:table-cell>
          <table:table-cell table:formula="of:=IF(AND(MOD([.A3182];9)=0;MOD([.A3183];9)=0);[.A3182]+[.A3183];&quot;&quot;)">
            <text:p/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IF(AND(MOD([.A3183];9)=0;MOD([.A3184];9)=0);[.A3183]+[.A3184];&quot;&quot;)">
            <text:p/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IF(AND(MOD([.A3184];9)=0;MOD([.A3185];9)=0);[.A3184]+[.A3185];&quot;&quot;)">
            <text:p/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IF(AND(MOD([.A3185];9)=0;MOD([.A3186];9)=0);[.A3185]+[.A3186];&quot;&quot;)">
            <text:p/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IF(AND(MOD([.A3186];9)=0;MOD([.A3187];9)=0);[.A3186]+[.A3187];&quot;&quot;)">
            <text:p/>
          </table:table-cell>
          <table:table-cell/>
        </table:table-row>
        <table:table-row table:style-name="ro1">
          <table:table-cell office:value-type="float" office:value="-31" calcext:value-type="float">
            <text:p>-31</text:p>
          </table:table-cell>
          <table:table-cell table:formula="of:=IF(AND(MOD([.A3187];9)=0;MOD([.A3188];9)=0);[.A3187]+[.A3188];&quot;&quot;)">
            <text:p/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IF(AND(MOD([.A3188];9)=0;MOD([.A3189];9)=0);[.A3188]+[.A3189];&quot;&quot;)">
            <text:p/>
          </table:table-cell>
          <table:table-cell/>
        </table:table-row>
        <table:table-row table:style-name="ro1">
          <table:table-cell office:value-type="float" office:value="-295" calcext:value-type="float">
            <text:p>-295</text:p>
          </table:table-cell>
          <table:table-cell table:formula="of:=IF(AND(MOD([.A3189];9)=0;MOD([.A3190];9)=0);[.A3189]+[.A3190];&quot;&quot;)">
            <text:p/>
          </table:table-cell>
          <table:table-cell/>
        </table:table-row>
        <table:table-row table:style-name="ro1">
          <table:table-cell office:value-type="float" office:value="-38" calcext:value-type="float">
            <text:p>-38</text:p>
          </table:table-cell>
          <table:table-cell table:formula="of:=IF(AND(MOD([.A3190];9)=0;MOD([.A3191];9)=0);[.A3190]+[.A3191];&quot;&quot;)">
            <text:p/>
          </table:table-cell>
          <table:table-cell/>
        </table:table-row>
        <table:table-row table:style-name="ro1">
          <table:table-cell office:value-type="float" office:value="-943" calcext:value-type="float">
            <text:p>-943</text:p>
          </table:table-cell>
          <table:table-cell table:formula="of:=IF(AND(MOD([.A3191];9)=0;MOD([.A3192];9)=0);[.A3191]+[.A3192];&quot;&quot;)">
            <text:p/>
          </table:table-cell>
          <table:table-cell/>
        </table:table-row>
        <table:table-row table:style-name="ro1">
          <table:table-cell office:value-type="float" office:value="-200" calcext:value-type="float">
            <text:p>-200</text:p>
          </table:table-cell>
          <table:table-cell table:formula="of:=IF(AND(MOD([.A3192];9)=0;MOD([.A3193];9)=0);[.A3192]+[.A3193];&quot;&quot;)">
            <text:p/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IF(AND(MOD([.A3193];9)=0;MOD([.A3194];9)=0);[.A3193]+[.A3194];&quot;&quot;)">
            <text:p/>
          </table:table-cell>
          <table:table-cell/>
        </table:table-row>
        <table:table-row table:style-name="ro1">
          <table:table-cell office:value-type="float" office:value="-356" calcext:value-type="float">
            <text:p>-356</text:p>
          </table:table-cell>
          <table:table-cell table:formula="of:=IF(AND(MOD([.A3194];9)=0;MOD([.A3195];9)=0);[.A3194]+[.A3195];&quot;&quot;)">
            <text:p/>
          </table:table-cell>
          <table:table-cell/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IF(AND(MOD([.A3195];9)=0;MOD([.A3196];9)=0);[.A3195]+[.A3196];&quot;&quot;)">
            <text:p/>
          </table:table-cell>
          <table:table-cell/>
        </table:table-row>
        <table:table-row table:style-name="ro1">
          <table:table-cell office:value-type="float" office:value="-169" calcext:value-type="float">
            <text:p>-169</text:p>
          </table:table-cell>
          <table:table-cell table:formula="of:=IF(AND(MOD([.A3196];9)=0;MOD([.A3197];9)=0);[.A3196]+[.A3197];&quot;&quot;)">
            <text:p/>
          </table:table-cell>
          <table:table-cell/>
        </table:table-row>
        <table:table-row table:style-name="ro1">
          <table:table-cell office:value-type="float" office:value="-408" calcext:value-type="float">
            <text:p>-408</text:p>
          </table:table-cell>
          <table:table-cell table:formula="of:=IF(AND(MOD([.A3197];9)=0;MOD([.A3198];9)=0);[.A3197]+[.A3198];&quot;&quot;)">
            <text:p/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IF(AND(MOD([.A3198];9)=0;MOD([.A3199];9)=0);[.A3198]+[.A3199];&quot;&quot;)">
            <text:p/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IF(AND(MOD([.A3199];9)=0;MOD([.A3200];9)=0);[.A3199]+[.A3200];&quot;&quot;)">
            <text:p/>
          </table:table-cell>
          <table:table-cell/>
        </table:table-row>
        <table:table-row table:style-name="ro1">
          <table:table-cell office:value-type="float" office:value="-784" calcext:value-type="float">
            <text:p>-784</text:p>
          </table:table-cell>
          <table:table-cell table:formula="of:=IF(AND(MOD([.A3200];9)=0;MOD([.A3201];9)=0);[.A3200]+[.A3201];&quot;&quot;)">
            <text:p/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IF(AND(MOD([.A3201];9)=0;MOD([.A3202];9)=0);[.A3201]+[.A3202];&quot;&quot;)">
            <text:p/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IF(AND(MOD([.A3202];9)=0;MOD([.A3203];9)=0);[.A3202]+[.A3203];&quot;&quot;)">
            <text:p/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IF(AND(MOD([.A3203];9)=0;MOD([.A3204];9)=0);[.A3203]+[.A3204];&quot;&quot;)">
            <text:p/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IF(AND(MOD([.A3204];9)=0;MOD([.A3205];9)=0);[.A3204]+[.A3205];&quot;&quot;)">
            <text:p/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IF(AND(MOD([.A3205];9)=0;MOD([.A3206];9)=0);[.A3205]+[.A3206];&quot;&quot;)">
            <text:p/>
          </table:table-cell>
          <table:table-cell/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IF(AND(MOD([.A3206];9)=0;MOD([.A3207];9)=0);[.A3206]+[.A3207];&quot;&quot;)">
            <text:p/>
          </table:table-cell>
          <table:table-cell/>
        </table:table-row>
        <table:table-row table:style-name="ro1">
          <table:table-cell office:value-type="float" office:value="-827" calcext:value-type="float">
            <text:p>-827</text:p>
          </table:table-cell>
          <table:table-cell table:formula="of:=IF(AND(MOD([.A3207];9)=0;MOD([.A3208];9)=0);[.A3207]+[.A3208];&quot;&quot;)">
            <text:p/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AND(MOD([.A3208];9)=0;MOD([.A3209];9)=0);[.A3208]+[.A3209];&quot;&quot;)">
            <text:p/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IF(AND(MOD([.A3209];9)=0;MOD([.A3210];9)=0);[.A3209]+[.A3210];&quot;&quot;)">
            <text:p/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IF(AND(MOD([.A3210];9)=0;MOD([.A3211];9)=0);[.A3210]+[.A3211];&quot;&quot;)">
            <text:p/>
          </table:table-cell>
          <table:table-cell/>
        </table:table-row>
        <table:table-row table:style-name="ro1">
          <table:table-cell office:value-type="float" office:value="-88" calcext:value-type="float">
            <text:p>-88</text:p>
          </table:table-cell>
          <table:table-cell table:formula="of:=IF(AND(MOD([.A3211];9)=0;MOD([.A3212];9)=0);[.A3211]+[.A3212];&quot;&quot;)">
            <text:p/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IF(AND(MOD([.A3212];9)=0;MOD([.A3213];9)=0);[.A3212]+[.A3213];&quot;&quot;)">
            <text:p/>
          </table:table-cell>
          <table:table-cell/>
        </table:table-row>
        <table:table-row table:style-name="ro1">
          <table:table-cell office:value-type="float" office:value="-223" calcext:value-type="float">
            <text:p>-223</text:p>
          </table:table-cell>
          <table:table-cell table:formula="of:=IF(AND(MOD([.A3213];9)=0;MOD([.A3214];9)=0);[.A3213]+[.A3214];&quot;&quot;)">
            <text:p/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IF(AND(MOD([.A3214];9)=0;MOD([.A3215];9)=0);[.A3214]+[.A3215];&quot;&quot;)">
            <text:p/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IF(AND(MOD([.A3215];9)=0;MOD([.A3216];9)=0);[.A3215]+[.A3216];&quot;&quot;)">
            <text:p/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IF(AND(MOD([.A3216];9)=0;MOD([.A3217];9)=0);[.A3216]+[.A3217];&quot;&quot;)">
            <text:p/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IF(AND(MOD([.A3217];9)=0;MOD([.A3218];9)=0);[.A3217]+[.A3218];&quot;&quot;)">
            <text:p/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IF(AND(MOD([.A3218];9)=0;MOD([.A3219];9)=0);[.A3218]+[.A3219];&quot;&quot;)">
            <text:p/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IF(AND(MOD([.A3219];9)=0;MOD([.A3220];9)=0);[.A3219]+[.A3220];&quot;&quot;)">
            <text:p/>
          </table:table-cell>
          <table:table-cell/>
        </table:table-row>
        <table:table-row table:style-name="ro1">
          <table:table-cell office:value-type="float" office:value="-168" calcext:value-type="float">
            <text:p>-168</text:p>
          </table:table-cell>
          <table:table-cell table:formula="of:=IF(AND(MOD([.A3220];9)=0;MOD([.A3221];9)=0);[.A3220]+[.A3221];&quot;&quot;)">
            <text:p/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IF(AND(MOD([.A3221];9)=0;MOD([.A3222];9)=0);[.A3221]+[.A3222];&quot;&quot;)">
            <text:p/>
          </table:table-cell>
          <table:table-cell/>
        </table:table-row>
        <table:table-row table:style-name="ro1">
          <table:table-cell office:value-type="float" office:value="-932" calcext:value-type="float">
            <text:p>-932</text:p>
          </table:table-cell>
          <table:table-cell table:formula="of:=IF(AND(MOD([.A3222];9)=0;MOD([.A3223];9)=0);[.A3222]+[.A3223];&quot;&quot;)">
            <text:p/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IF(AND(MOD([.A3223];9)=0;MOD([.A3224];9)=0);[.A3223]+[.A3224];&quot;&quot;)">
            <text:p/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IF(AND(MOD([.A3224];9)=0;MOD([.A3225];9)=0);[.A3224]+[.A3225];&quot;&quot;)">
            <text:p/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IF(AND(MOD([.A3225];9)=0;MOD([.A3226];9)=0);[.A3225]+[.A3226];&quot;&quot;)">
            <text:p/>
          </table:table-cell>
          <table:table-cell/>
        </table:table-row>
        <table:table-row table:style-name="ro1">
          <table:table-cell office:value-type="float" office:value="-918" calcext:value-type="float">
            <text:p>-918</text:p>
          </table:table-cell>
          <table:table-cell table:formula="of:=IF(AND(MOD([.A3226];9)=0;MOD([.A3227];9)=0);[.A3226]+[.A3227];&quot;&quot;)">
            <text:p/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IF(AND(MOD([.A3227];9)=0;MOD([.A3228];9)=0);[.A3227]+[.A3228];&quot;&quot;)">
            <text:p/>
          </table:table-cell>
          <table:table-cell/>
        </table:table-row>
        <table:table-row table:style-name="ro1">
          <table:table-cell office:value-type="float" office:value="-90" calcext:value-type="float">
            <text:p>-90</text:p>
          </table:table-cell>
          <table:table-cell table:formula="of:=IF(AND(MOD([.A3228];9)=0;MOD([.A3229];9)=0);[.A3228]+[.A3229];&quot;&quot;)">
            <text:p/>
          </table:table-cell>
          <table:table-cell/>
        </table:table-row>
        <table:table-row table:style-name="ro1">
          <table:table-cell office:value-type="float" office:value="-104" calcext:value-type="float">
            <text:p>-104</text:p>
          </table:table-cell>
          <table:table-cell table:formula="of:=IF(AND(MOD([.A3229];9)=0;MOD([.A3230];9)=0);[.A3229]+[.A3230];&quot;&quot;)">
            <text:p/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IF(AND(MOD([.A3230];9)=0;MOD([.A3231];9)=0);[.A3230]+[.A3231];&quot;&quot;)">
            <text:p/>
          </table:table-cell>
          <table:table-cell/>
        </table:table-row>
        <table:table-row table:style-name="ro1">
          <table:table-cell office:value-type="float" office:value="-613" calcext:value-type="float">
            <text:p>-613</text:p>
          </table:table-cell>
          <table:table-cell table:formula="of:=IF(AND(MOD([.A3231];9)=0;MOD([.A3232];9)=0);[.A3231]+[.A3232];&quot;&quot;)">
            <text:p/>
          </table:table-cell>
          <table:table-cell/>
        </table:table-row>
        <table:table-row table:style-name="ro1">
          <table:table-cell office:value-type="float" office:value="-779" calcext:value-type="float">
            <text:p>-779</text:p>
          </table:table-cell>
          <table:table-cell table:formula="of:=IF(AND(MOD([.A3232];9)=0;MOD([.A3233];9)=0);[.A3232]+[.A3233];&quot;&quot;)">
            <text:p/>
          </table:table-cell>
          <table:table-cell/>
        </table:table-row>
        <table:table-row table:style-name="ro1">
          <table:table-cell office:value-type="float" office:value="-78" calcext:value-type="float">
            <text:p>-78</text:p>
          </table:table-cell>
          <table:table-cell table:formula="of:=IF(AND(MOD([.A3233];9)=0;MOD([.A3234];9)=0);[.A3233]+[.A3234];&quot;&quot;)">
            <text:p/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IF(AND(MOD([.A3234];9)=0;MOD([.A3235];9)=0);[.A3234]+[.A3235];&quot;&quot;)">
            <text:p/>
          </table:table-cell>
          <table:table-cell/>
        </table:table-row>
        <table:table-row table:style-name="ro1">
          <table:table-cell office:value-type="float" office:value="-889" calcext:value-type="float">
            <text:p>-889</text:p>
          </table:table-cell>
          <table:table-cell table:formula="of:=IF(AND(MOD([.A3235];9)=0;MOD([.A3236];9)=0);[.A3235]+[.A3236];&quot;&quot;)">
            <text:p/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IF(AND(MOD([.A3236];9)=0;MOD([.A3237];9)=0);[.A3236]+[.A3237];&quot;&quot;)">
            <text:p/>
          </table:table-cell>
          <table:table-cell/>
        </table:table-row>
        <table:table-row table:style-name="ro1">
          <table:table-cell office:value-type="float" office:value="-252" calcext:value-type="float">
            <text:p>-252</text:p>
          </table:table-cell>
          <table:table-cell table:formula="of:=IF(AND(MOD([.A3237];9)=0;MOD([.A3238];9)=0);[.A3237]+[.A3238];&quot;&quot;)">
            <text:p/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IF(AND(MOD([.A3238];9)=0;MOD([.A3239];9)=0);[.A3238]+[.A3239];&quot;&quot;)">
            <text:p/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IF(AND(MOD([.A3239];9)=0;MOD([.A3240];9)=0);[.A3239]+[.A3240];&quot;&quot;)">
            <text:p/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IF(AND(MOD([.A3240];9)=0;MOD([.A3241];9)=0);[.A3240]+[.A3241];&quot;&quot;)">
            <text:p/>
          </table:table-cell>
          <table:table-cell/>
        </table:table-row>
        <table:table-row table:style-name="ro1">
          <table:table-cell office:value-type="float" office:value="-274" calcext:value-type="float">
            <text:p>-274</text:p>
          </table:table-cell>
          <table:table-cell table:formula="of:=IF(AND(MOD([.A3241];9)=0;MOD([.A3242];9)=0);[.A3241]+[.A3242];&quot;&quot;)">
            <text:p/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IF(AND(MOD([.A3242];9)=0;MOD([.A3243];9)=0);[.A3242]+[.A3243];&quot;&quot;)">
            <text:p/>
          </table:table-cell>
          <table:table-cell/>
        </table:table-row>
        <table:table-row table:style-name="ro1">
          <table:table-cell office:value-type="float" office:value="-863" calcext:value-type="float">
            <text:p>-863</text:p>
          </table:table-cell>
          <table:table-cell table:formula="of:=IF(AND(MOD([.A3243];9)=0;MOD([.A3244];9)=0);[.A3243]+[.A3244];&quot;&quot;)">
            <text:p/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IF(AND(MOD([.A3244];9)=0;MOD([.A3245];9)=0);[.A3244]+[.A3245];&quot;&quot;)">
            <text:p/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IF(AND(MOD([.A3245];9)=0;MOD([.A3246];9)=0);[.A3245]+[.A3246];&quot;&quot;)">
            <text:p/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AND(MOD([.A3246];9)=0;MOD([.A3247];9)=0);[.A3246]+[.A3247];&quot;&quot;)">
            <text:p/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AND(MOD([.A3247];9)=0;MOD([.A3248];9)=0);[.A3247]+[.A3248];&quot;&quot;)">
            <text:p/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IF(AND(MOD([.A3248];9)=0;MOD([.A3249];9)=0);[.A3248]+[.A3249];&quot;&quot;)">
            <text:p/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IF(AND(MOD([.A3249];9)=0;MOD([.A3250];9)=0);[.A3249]+[.A3250];&quot;&quot;)">
            <text:p/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IF(AND(MOD([.A3250];9)=0;MOD([.A3251];9)=0);[.A3250]+[.A3251];&quot;&quot;)">
            <text:p/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IF(AND(MOD([.A3251];9)=0;MOD([.A3252];9)=0);[.A3251]+[.A3252];&quot;&quot;)">
            <text:p/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IF(AND(MOD([.A3252];9)=0;MOD([.A3253];9)=0);[.A3252]+[.A3253];&quot;&quot;)">
            <text:p/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IF(AND(MOD([.A3253];9)=0;MOD([.A3254];9)=0);[.A3253]+[.A3254];&quot;&quot;)">
            <text:p/>
          </table:table-cell>
          <table:table-cell/>
        </table:table-row>
        <table:table-row table:style-name="ro1">
          <table:table-cell office:value-type="float" office:value="-742" calcext:value-type="float">
            <text:p>-742</text:p>
          </table:table-cell>
          <table:table-cell table:formula="of:=IF(AND(MOD([.A3254];9)=0;MOD([.A3255];9)=0);[.A3254]+[.A3255];&quot;&quot;)">
            <text:p/>
          </table:table-cell>
          <table:table-cell/>
        </table:table-row>
        <table:table-row table:style-name="ro1">
          <table:table-cell office:value-type="float" office:value="-3" calcext:value-type="float">
            <text:p>-3</text:p>
          </table:table-cell>
          <table:table-cell table:formula="of:=IF(AND(MOD([.A3255];9)=0;MOD([.A3256];9)=0);[.A3255]+[.A3256];&quot;&quot;)">
            <text:p/>
          </table:table-cell>
          <table:table-cell/>
        </table:table-row>
        <table:table-row table:style-name="ro1">
          <table:table-cell office:value-type="float" office:value="-813" calcext:value-type="float">
            <text:p>-813</text:p>
          </table:table-cell>
          <table:table-cell table:formula="of:=IF(AND(MOD([.A3256];9)=0;MOD([.A3257];9)=0);[.A3256]+[.A3257];&quot;&quot;)">
            <text:p/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IF(AND(MOD([.A3257];9)=0;MOD([.A3258];9)=0);[.A3257]+[.A3258];&quot;&quot;)">
            <text:p/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IF(AND(MOD([.A3258];9)=0;MOD([.A3259];9)=0);[.A3258]+[.A3259];&quot;&quot;)">
            <text:p/>
          </table:table-cell>
          <table:table-cell/>
        </table:table-row>
        <table:table-row table:style-name="ro1">
          <table:table-cell office:value-type="float" office:value="-888" calcext:value-type="float">
            <text:p>-888</text:p>
          </table:table-cell>
          <table:table-cell table:formula="of:=IF(AND(MOD([.A3259];9)=0;MOD([.A3260];9)=0);[.A3259]+[.A3260];&quot;&quot;)">
            <text:p/>
          </table:table-cell>
          <table:table-cell/>
        </table:table-row>
        <table:table-row table:style-name="ro1">
          <table:table-cell office:value-type="float" office:value="-104" calcext:value-type="float">
            <text:p>-104</text:p>
          </table:table-cell>
          <table:table-cell table:formula="of:=IF(AND(MOD([.A3260];9)=0;MOD([.A3261];9)=0);[.A3260]+[.A3261];&quot;&quot;)">
            <text:p/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IF(AND(MOD([.A3261];9)=0;MOD([.A3262];9)=0);[.A3261]+[.A3262];&quot;&quot;)">
            <text:p/>
          </table:table-cell>
          <table:table-cell/>
        </table:table-row>
        <table:table-row table:style-name="ro1">
          <table:table-cell office:value-type="float" office:value="-223" calcext:value-type="float">
            <text:p>-223</text:p>
          </table:table-cell>
          <table:table-cell table:formula="of:=IF(AND(MOD([.A3262];9)=0;MOD([.A3263];9)=0);[.A3262]+[.A3263];&quot;&quot;)">
            <text:p/>
          </table:table-cell>
          <table:table-cell/>
        </table:table-row>
        <table:table-row table:style-name="ro1">
          <table:table-cell office:value-type="float" office:value="-552" calcext:value-type="float">
            <text:p>-552</text:p>
          </table:table-cell>
          <table:table-cell table:formula="of:=IF(AND(MOD([.A3263];9)=0;MOD([.A3264];9)=0);[.A3263]+[.A3264];&quot;&quot;)">
            <text:p/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IF(AND(MOD([.A3264];9)=0;MOD([.A3265];9)=0);[.A3264]+[.A3265];&quot;&quot;)">
            <text:p/>
          </table:table-cell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IF(AND(MOD([.A3265];9)=0;MOD([.A3266];9)=0);[.A3265]+[.A3266];&quot;&quot;)">
            <text:p/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IF(AND(MOD([.A3266];9)=0;MOD([.A3267];9)=0);[.A3266]+[.A3267];&quot;&quot;)">
            <text:p/>
          </table:table-cell>
          <table:table-cell/>
        </table:table-row>
        <table:table-row table:style-name="ro1">
          <table:table-cell office:value-type="float" office:value="-704" calcext:value-type="float">
            <text:p>-704</text:p>
          </table:table-cell>
          <table:table-cell table:formula="of:=IF(AND(MOD([.A3267];9)=0;MOD([.A3268];9)=0);[.A3267]+[.A3268];&quot;&quot;)">
            <text:p/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IF(AND(MOD([.A3268];9)=0;MOD([.A3269];9)=0);[.A3268]+[.A3269];&quot;&quot;)">
            <text:p/>
          </table:table-cell>
          <table:table-cell/>
        </table:table-row>
        <table:table-row table:style-name="ro1">
          <table:table-cell office:value-type="float" office:value="-987" calcext:value-type="float">
            <text:p>-987</text:p>
          </table:table-cell>
          <table:table-cell table:formula="of:=IF(AND(MOD([.A3269];9)=0;MOD([.A3270];9)=0);[.A3269]+[.A3270];&quot;&quot;)">
            <text:p/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IF(AND(MOD([.A3270];9)=0;MOD([.A3271];9)=0);[.A3270]+[.A3271];&quot;&quot;)">
            <text:p/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AND(MOD([.A3271];9)=0;MOD([.A3272];9)=0);[.A3271]+[.A3272];&quot;&quot;)">
            <text:p/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IF(AND(MOD([.A3272];9)=0;MOD([.A3273];9)=0);[.A3272]+[.A3273];&quot;&quot;)">
            <text:p/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AND(MOD([.A3273];9)=0;MOD([.A3274];9)=0);[.A3273]+[.A3274];&quot;&quot;)">
            <text:p/>
          </table:table-cell>
          <table:table-cell/>
        </table:table-row>
        <table:table-row table:style-name="ro1">
          <table:table-cell office:value-type="float" office:value="-235" calcext:value-type="float">
            <text:p>-235</text:p>
          </table:table-cell>
          <table:table-cell table:formula="of:=IF(AND(MOD([.A3274];9)=0;MOD([.A3275];9)=0);[.A3274]+[.A3275];&quot;&quot;)">
            <text:p/>
          </table:table-cell>
          <table:table-cell/>
        </table:table-row>
        <table:table-row table:style-name="ro1">
          <table:table-cell office:value-type="float" office:value="-987" calcext:value-type="float">
            <text:p>-987</text:p>
          </table:table-cell>
          <table:table-cell table:formula="of:=IF(AND(MOD([.A3275];9)=0;MOD([.A3276];9)=0);[.A3275]+[.A3276];&quot;&quot;)">
            <text:p/>
          </table:table-cell>
          <table:table-cell/>
        </table:table-row>
        <table:table-row table:style-name="ro1">
          <table:table-cell office:value-type="float" office:value="-234" calcext:value-type="float">
            <text:p>-234</text:p>
          </table:table-cell>
          <table:table-cell table:formula="of:=IF(AND(MOD([.A3276];9)=0;MOD([.A3277];9)=0);[.A3276]+[.A3277];&quot;&quot;)">
            <text:p/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IF(AND(MOD([.A3277];9)=0;MOD([.A3278];9)=0);[.A3277]+[.A3278];&quot;&quot;)">
            <text:p/>
          </table:table-cell>
          <table:table-cell/>
        </table:table-row>
        <table:table-row table:style-name="ro1">
          <table:table-cell office:value-type="float" office:value="-949" calcext:value-type="float">
            <text:p>-949</text:p>
          </table:table-cell>
          <table:table-cell table:formula="of:=IF(AND(MOD([.A3278];9)=0;MOD([.A3279];9)=0);[.A3278]+[.A3279];&quot;&quot;)">
            <text:p/>
          </table:table-cell>
          <table:table-cell/>
        </table:table-row>
        <table:table-row table:style-name="ro1">
          <table:table-cell office:value-type="float" office:value="-773" calcext:value-type="float">
            <text:p>-773</text:p>
          </table:table-cell>
          <table:table-cell table:formula="of:=IF(AND(MOD([.A3279];9)=0;MOD([.A3280];9)=0);[.A3279]+[.A3280];&quot;&quot;)">
            <text:p/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IF(AND(MOD([.A3280];9)=0;MOD([.A3281];9)=0);[.A3280]+[.A3281];&quot;&quot;)">
            <text:p/>
          </table:table-cell>
          <table:table-cell/>
        </table:table-row>
        <table:table-row table:style-name="ro1">
          <table:table-cell office:value-type="float" office:value="-645" calcext:value-type="float">
            <text:p>-645</text:p>
          </table:table-cell>
          <table:table-cell table:formula="of:=IF(AND(MOD([.A3281];9)=0;MOD([.A3282];9)=0);[.A3281]+[.A3282];&quot;&quot;)">
            <text:p/>
          </table:table-cell>
          <table:table-cell/>
        </table:table-row>
        <table:table-row table:style-name="ro1">
          <table:table-cell office:value-type="float" office:value="-858" calcext:value-type="float">
            <text:p>-858</text:p>
          </table:table-cell>
          <table:table-cell table:formula="of:=IF(AND(MOD([.A3282];9)=0;MOD([.A3283];9)=0);[.A3282]+[.A3283];&quot;&quot;)">
            <text:p/>
          </table:table-cell>
          <table:table-cell/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IF(AND(MOD([.A3283];9)=0;MOD([.A3284];9)=0);[.A3283]+[.A3284];&quot;&quot;)">
            <text:p/>
          </table:table-cell>
          <table:table-cell/>
        </table:table-row>
        <table:table-row table:style-name="ro1">
          <table:table-cell office:value-type="float" office:value="-869" calcext:value-type="float">
            <text:p>-869</text:p>
          </table:table-cell>
          <table:table-cell table:formula="of:=IF(AND(MOD([.A3284];9)=0;MOD([.A3285];9)=0);[.A3284]+[.A3285];&quot;&quot;)">
            <text:p/>
          </table:table-cell>
          <table:table-cell/>
        </table:table-row>
        <table:table-row table:style-name="ro1">
          <table:table-cell office:value-type="float" office:value="-183" calcext:value-type="float">
            <text:p>-183</text:p>
          </table:table-cell>
          <table:table-cell table:formula="of:=IF(AND(MOD([.A3285];9)=0;MOD([.A3286];9)=0);[.A3285]+[.A3286];&quot;&quot;)">
            <text:p/>
          </table:table-cell>
          <table:table-cell/>
        </table:table-row>
        <table:table-row table:style-name="ro1">
          <table:table-cell office:value-type="float" office:value="-569" calcext:value-type="float">
            <text:p>-569</text:p>
          </table:table-cell>
          <table:table-cell table:formula="of:=IF(AND(MOD([.A3286];9)=0;MOD([.A3287];9)=0);[.A3286]+[.A3287];&quot;&quot;)">
            <text:p/>
          </table:table-cell>
          <table:table-cell/>
        </table:table-row>
        <table:table-row table:style-name="ro1">
          <table:table-cell office:value-type="float" office:value="-721" calcext:value-type="float">
            <text:p>-721</text:p>
          </table:table-cell>
          <table:table-cell table:formula="of:=IF(AND(MOD([.A3287];9)=0;MOD([.A3288];9)=0);[.A3287]+[.A3288];&quot;&quot;)">
            <text:p/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IF(AND(MOD([.A3288];9)=0;MOD([.A3289];9)=0);[.A3288]+[.A3289];&quot;&quot;)">
            <text:p/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AND(MOD([.A3289];9)=0;MOD([.A3290];9)=0);[.A3289]+[.A3290];&quot;&quot;)">
            <text:p/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IF(AND(MOD([.A3290];9)=0;MOD([.A3291];9)=0);[.A3290]+[.A3291];&quot;&quot;)">
            <text:p/>
          </table:table-cell>
          <table:table-cell/>
        </table:table-row>
        <table:table-row table:style-name="ro1">
          <table:table-cell office:value-type="float" office:value="-561" calcext:value-type="float">
            <text:p>-561</text:p>
          </table:table-cell>
          <table:table-cell table:formula="of:=IF(AND(MOD([.A3291];9)=0;MOD([.A3292];9)=0);[.A3291]+[.A3292];&quot;&quot;)">
            <text:p/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AND(MOD([.A3292];9)=0;MOD([.A3293];9)=0);[.A3292]+[.A3293];&quot;&quot;)">
            <text:p/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IF(AND(MOD([.A3293];9)=0;MOD([.A3294];9)=0);[.A3293]+[.A3294];&quot;&quot;)">
            <text:p/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IF(AND(MOD([.A3294];9)=0;MOD([.A3295];9)=0);[.A3294]+[.A3295];&quot;&quot;)">
            <text:p/>
          </table:table-cell>
          <table:table-cell/>
        </table:table-row>
        <table:table-row table:style-name="ro1">
          <table:table-cell office:value-type="float" office:value="-73" calcext:value-type="float">
            <text:p>-73</text:p>
          </table:table-cell>
          <table:table-cell table:formula="of:=IF(AND(MOD([.A3295];9)=0;MOD([.A3296];9)=0);[.A3295]+[.A3296];&quot;&quot;)">
            <text:p/>
          </table:table-cell>
          <table:table-cell/>
        </table:table-row>
        <table:table-row table:style-name="ro1">
          <table:table-cell office:value-type="float" office:value="-109" calcext:value-type="float">
            <text:p>-109</text:p>
          </table:table-cell>
          <table:table-cell table:formula="of:=IF(AND(MOD([.A3296];9)=0;MOD([.A3297];9)=0);[.A3296]+[.A3297];&quot;&quot;)">
            <text:p/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IF(AND(MOD([.A3297];9)=0;MOD([.A3298];9)=0);[.A3297]+[.A3298];&quot;&quot;)">
            <text:p/>
          </table:table-cell>
          <table:table-cell/>
        </table:table-row>
        <table:table-row table:style-name="ro1">
          <table:table-cell office:value-type="float" office:value="-678" calcext:value-type="float">
            <text:p>-678</text:p>
          </table:table-cell>
          <table:table-cell table:formula="of:=IF(AND(MOD([.A3298];9)=0;MOD([.A3299];9)=0);[.A3298]+[.A3299];&quot;&quot;)">
            <text:p/>
          </table:table-cell>
          <table:table-cell/>
        </table:table-row>
        <table:table-row table:style-name="ro1">
          <table:table-cell office:value-type="float" office:value="-269" calcext:value-type="float">
            <text:p>-269</text:p>
          </table:table-cell>
          <table:table-cell table:formula="of:=IF(AND(MOD([.A3299];9)=0;MOD([.A3300];9)=0);[.A3299]+[.A3300];&quot;&quot;)">
            <text:p/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AND(MOD([.A3300];9)=0;MOD([.A3301];9)=0);[.A3300]+[.A3301];&quot;&quot;)">
            <text:p/>
          </table:table-cell>
          <table:table-cell/>
        </table:table-row>
        <table:table-row table:style-name="ro1">
          <table:table-cell office:value-type="float" office:value="-744" calcext:value-type="float">
            <text:p>-744</text:p>
          </table:table-cell>
          <table:table-cell table:formula="of:=IF(AND(MOD([.A3301];9)=0;MOD([.A3302];9)=0);[.A3301]+[.A3302];&quot;&quot;)">
            <text:p/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IF(AND(MOD([.A3302];9)=0;MOD([.A3303];9)=0);[.A3302]+[.A3303];&quot;&quot;)">
            <text:p/>
          </table:table-cell>
          <table:table-cell/>
        </table:table-row>
        <table:table-row table:style-name="ro1">
          <table:table-cell office:value-type="float" office:value="-937" calcext:value-type="float">
            <text:p>-937</text:p>
          </table:table-cell>
          <table:table-cell table:formula="of:=IF(AND(MOD([.A3303];9)=0;MOD([.A3304];9)=0);[.A3303]+[.A3304];&quot;&quot;)">
            <text:p/>
          </table:table-cell>
          <table:table-cell/>
        </table:table-row>
        <table:table-row table:style-name="ro1">
          <table:table-cell office:value-type="float" office:value="-792" calcext:value-type="float">
            <text:p>-792</text:p>
          </table:table-cell>
          <table:table-cell table:formula="of:=IF(AND(MOD([.A3304];9)=0;MOD([.A3305];9)=0);[.A3304]+[.A3305];&quot;&quot;)">
            <text:p/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IF(AND(MOD([.A3305];9)=0;MOD([.A3306];9)=0);[.A3305]+[.A3306];&quot;&quot;)">
            <text:p/>
          </table:table-cell>
          <table:table-cell/>
        </table:table-row>
        <table:table-row table:style-name="ro1">
          <table:table-cell office:value-type="float" office:value="-604" calcext:value-type="float">
            <text:p>-604</text:p>
          </table:table-cell>
          <table:table-cell table:formula="of:=IF(AND(MOD([.A3306];9)=0;MOD([.A3307];9)=0);[.A3306]+[.A3307];&quot;&quot;)">
            <text:p/>
          </table:table-cell>
          <table:table-cell/>
        </table:table-row>
        <table:table-row table:style-name="ro1">
          <table:table-cell office:value-type="float" office:value="-399" calcext:value-type="float">
            <text:p>-399</text:p>
          </table:table-cell>
          <table:table-cell table:formula="of:=IF(AND(MOD([.A3307];9)=0;MOD([.A3308];9)=0);[.A3307]+[.A3308];&quot;&quot;)">
            <text:p/>
          </table:table-cell>
          <table:table-cell/>
        </table:table-row>
        <table:table-row table:style-name="ro1">
          <table:table-cell office:value-type="float" office:value="-84" calcext:value-type="float">
            <text:p>-84</text:p>
          </table:table-cell>
          <table:table-cell table:formula="of:=IF(AND(MOD([.A3308];9)=0;MOD([.A3309];9)=0);[.A3308]+[.A3309];&quot;&quot;)">
            <text:p/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IF(AND(MOD([.A3309];9)=0;MOD([.A3310];9)=0);[.A3309]+[.A3310];&quot;&quot;)">
            <text:p/>
          </table:table-cell>
          <table:table-cell/>
        </table:table-row>
        <table:table-row table:style-name="ro1">
          <table:table-cell office:value-type="float" office:value="-296" calcext:value-type="float">
            <text:p>-296</text:p>
          </table:table-cell>
          <table:table-cell table:formula="of:=IF(AND(MOD([.A3310];9)=0;MOD([.A3311];9)=0);[.A3310]+[.A3311];&quot;&quot;)">
            <text:p/>
          </table:table-cell>
          <table:table-cell/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IF(AND(MOD([.A3311];9)=0;MOD([.A3312];9)=0);[.A3311]+[.A3312];&quot;&quot;)">
            <text:p/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IF(AND(MOD([.A3312];9)=0;MOD([.A3313];9)=0);[.A3312]+[.A3313];&quot;&quot;)">
            <text:p/>
          </table:table-cell>
          <table:table-cell/>
        </table:table-row>
        <table:table-row table:style-name="ro1">
          <table:table-cell office:value-type="float" office:value="-354" calcext:value-type="float">
            <text:p>-354</text:p>
          </table:table-cell>
          <table:table-cell table:formula="of:=IF(AND(MOD([.A3313];9)=0;MOD([.A3314];9)=0);[.A3313]+[.A3314];&quot;&quot;)">
            <text:p/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IF(AND(MOD([.A3314];9)=0;MOD([.A3315];9)=0);[.A3314]+[.A3315];&quot;&quot;)">
            <text:p/>
          </table:table-cell>
          <table:table-cell/>
        </table:table-row>
        <table:table-row table:style-name="ro1">
          <table:table-cell office:value-type="float" office:value="-836" calcext:value-type="float">
            <text:p>-836</text:p>
          </table:table-cell>
          <table:table-cell table:formula="of:=IF(AND(MOD([.A3315];9)=0;MOD([.A3316];9)=0);[.A3315]+[.A3316];&quot;&quot;)">
            <text:p/>
          </table:table-cell>
          <table:table-cell/>
        </table:table-row>
        <table:table-row table:style-name="ro1">
          <table:table-cell office:value-type="float" office:value="-343" calcext:value-type="float">
            <text:p>-343</text:p>
          </table:table-cell>
          <table:table-cell table:formula="of:=IF(AND(MOD([.A3316];9)=0;MOD([.A3317];9)=0);[.A3316]+[.A3317];&quot;&quot;)">
            <text:p/>
          </table:table-cell>
          <table:table-cell/>
        </table:table-row>
        <table:table-row table:style-name="ro1">
          <table:table-cell office:value-type="float" office:value="-668" calcext:value-type="float">
            <text:p>-668</text:p>
          </table:table-cell>
          <table:table-cell table:formula="of:=IF(AND(MOD([.A3317];9)=0;MOD([.A3318];9)=0);[.A3317]+[.A3318];&quot;&quot;)">
            <text:p/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IF(AND(MOD([.A3318];9)=0;MOD([.A3319];9)=0);[.A3318]+[.A3319];&quot;&quot;)">
            <text:p/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IF(AND(MOD([.A3319];9)=0;MOD([.A3320];9)=0);[.A3319]+[.A3320];&quot;&quot;)">
            <text:p/>
          </table:table-cell>
          <table:table-cell/>
        </table:table-row>
        <table:table-row table:style-name="ro1">
          <table:table-cell office:value-type="float" office:value="-919" calcext:value-type="float">
            <text:p>-919</text:p>
          </table:table-cell>
          <table:table-cell table:formula="of:=IF(AND(MOD([.A3320];9)=0;MOD([.A3321];9)=0);[.A3320]+[.A3321];&quot;&quot;)">
            <text:p/>
          </table:table-cell>
          <table:table-cell/>
        </table:table-row>
        <table:table-row table:style-name="ro1">
          <table:table-cell office:value-type="float" office:value="-95" calcext:value-type="float">
            <text:p>-95</text:p>
          </table:table-cell>
          <table:table-cell table:formula="of:=IF(AND(MOD([.A3321];9)=0;MOD([.A3322];9)=0);[.A3321]+[.A3322];&quot;&quot;)">
            <text:p/>
          </table:table-cell>
          <table:table-cell/>
        </table:table-row>
        <table:table-row table:style-name="ro1">
          <table:table-cell office:value-type="float" office:value="-1000" calcext:value-type="float">
            <text:p>-1000</text:p>
          </table:table-cell>
          <table:table-cell table:formula="of:=IF(AND(MOD([.A3322];9)=0;MOD([.A3323];9)=0);[.A3322]+[.A3323];&quot;&quot;)">
            <text:p/>
          </table:table-cell>
          <table:table-cell/>
        </table:table-row>
        <table:table-row table:style-name="ro1">
          <table:table-cell office:value-type="float" office:value="-218" calcext:value-type="float">
            <text:p>-218</text:p>
          </table:table-cell>
          <table:table-cell table:formula="of:=IF(AND(MOD([.A3323];9)=0;MOD([.A3324];9)=0);[.A3323]+[.A3324];&quot;&quot;)">
            <text:p/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IF(AND(MOD([.A3324];9)=0;MOD([.A3325];9)=0);[.A3324]+[.A3325];&quot;&quot;)">
            <text:p/>
          </table:table-cell>
          <table:table-cell/>
        </table:table-row>
        <table:table-row table:style-name="ro1">
          <table:table-cell office:value-type="float" office:value="-990" calcext:value-type="float">
            <text:p>-990</text:p>
          </table:table-cell>
          <table:table-cell table:formula="of:=IF(AND(MOD([.A3325];9)=0;MOD([.A3326];9)=0);[.A3325]+[.A3326];&quot;&quot;)">
            <text:p/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IF(AND(MOD([.A3326];9)=0;MOD([.A3327];9)=0);[.A3326]+[.A3327];&quot;&quot;)" office:value-type="float" office:value="-747" calcext:value-type="float">
            <text:p>-747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IF(AND(MOD([.A3327];9)=0;MOD([.A3328];9)=0);[.A3327]+[.A3328];&quot;&quot;)">
            <text:p/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IF(AND(MOD([.A3328];9)=0;MOD([.A3329];9)=0);[.A3328]+[.A3329];&quot;&quot;)">
            <text:p/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IF(AND(MOD([.A3329];9)=0;MOD([.A3330];9)=0);[.A3329]+[.A3330];&quot;&quot;)">
            <text:p/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IF(AND(MOD([.A3330];9)=0;MOD([.A3331];9)=0);[.A3330]+[.A3331];&quot;&quot;)">
            <text:p/>
          </table:table-cell>
          <table:table-cell/>
        </table:table-row>
        <table:table-row table:style-name="ro1">
          <table:table-cell office:value-type="float" office:value="-377" calcext:value-type="float">
            <text:p>-377</text:p>
          </table:table-cell>
          <table:table-cell table:formula="of:=IF(AND(MOD([.A3331];9)=0;MOD([.A3332];9)=0);[.A3331]+[.A3332];&quot;&quot;)">
            <text:p/>
          </table:table-cell>
          <table:table-cell/>
        </table:table-row>
        <table:table-row table:style-name="ro1">
          <table:table-cell office:value-type="float" office:value="-487" calcext:value-type="float">
            <text:p>-487</text:p>
          </table:table-cell>
          <table:table-cell table:formula="of:=IF(AND(MOD([.A3332];9)=0;MOD([.A3333];9)=0);[.A3332]+[.A3333];&quot;&quot;)">
            <text:p/>
          </table:table-cell>
          <table:table-cell/>
        </table:table-row>
        <table:table-row table:style-name="ro1">
          <table:table-cell office:value-type="float" office:value="-428" calcext:value-type="float">
            <text:p>-428</text:p>
          </table:table-cell>
          <table:table-cell table:formula="of:=IF(AND(MOD([.A3333];9)=0;MOD([.A3334];9)=0);[.A3333]+[.A3334];&quot;&quot;)">
            <text:p/>
          </table:table-cell>
          <table:table-cell/>
        </table:table-row>
        <table:table-row table:style-name="ro1">
          <table:table-cell office:value-type="float" office:value="-358" calcext:value-type="float">
            <text:p>-358</text:p>
          </table:table-cell>
          <table:table-cell table:formula="of:=IF(AND(MOD([.A3334];9)=0;MOD([.A3335];9)=0);[.A3334]+[.A3335];&quot;&quot;)">
            <text:p/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IF(AND(MOD([.A3335];9)=0;MOD([.A3336];9)=0);[.A3335]+[.A3336];&quot;&quot;)">
            <text:p/>
          </table:table-cell>
          <table:table-cell/>
        </table:table-row>
        <table:table-row table:style-name="ro1">
          <table:table-cell office:value-type="float" office:value="-26" calcext:value-type="float">
            <text:p>-26</text:p>
          </table:table-cell>
          <table:table-cell table:formula="of:=IF(AND(MOD([.A3336];9)=0;MOD([.A3337];9)=0);[.A3336]+[.A3337];&quot;&quot;)">
            <text:p/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AND(MOD([.A3337];9)=0;MOD([.A3338];9)=0);[.A3337]+[.A3338];&quot;&quot;)">
            <text:p/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IF(AND(MOD([.A3338];9)=0;MOD([.A3339];9)=0);[.A3338]+[.A3339];&quot;&quot;)">
            <text:p/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IF(AND(MOD([.A3339];9)=0;MOD([.A3340];9)=0);[.A3339]+[.A3340];&quot;&quot;)">
            <text:p/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IF(AND(MOD([.A3340];9)=0;MOD([.A3341];9)=0);[.A3340]+[.A3341];&quot;&quot;)">
            <text:p/>
          </table:table-cell>
          <table:table-cell/>
        </table:table-row>
        <table:table-row table:style-name="ro1">
          <table:table-cell office:value-type="float" office:value="-180" calcext:value-type="float">
            <text:p>-180</text:p>
          </table:table-cell>
          <table:table-cell table:formula="of:=IF(AND(MOD([.A3341];9)=0;MOD([.A3342];9)=0);[.A3341]+[.A3342];&quot;&quot;)">
            <text:p/>
          </table:table-cell>
          <table:table-cell/>
        </table:table-row>
        <table:table-row table:style-name="ro1">
          <table:table-cell office:value-type="float" office:value="-127" calcext:value-type="float">
            <text:p>-127</text:p>
          </table:table-cell>
          <table:table-cell table:formula="of:=IF(AND(MOD([.A3342];9)=0;MOD([.A3343];9)=0);[.A3342]+[.A3343];&quot;&quot;)">
            <text:p/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IF(AND(MOD([.A3343];9)=0;MOD([.A3344];9)=0);[.A3343]+[.A3344];&quot;&quot;)">
            <text:p/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IF(AND(MOD([.A3344];9)=0;MOD([.A3345];9)=0);[.A3344]+[.A3345];&quot;&quot;)" office:value-type="float" office:value="882" calcext:value-type="float">
            <text:p>882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IF(AND(MOD([.A3345];9)=0;MOD([.A3346];9)=0);[.A3345]+[.A3346];&quot;&quot;)">
            <text:p/>
          </table:table-cell>
          <table:table-cell/>
        </table:table-row>
        <table:table-row table:style-name="ro1">
          <table:table-cell office:value-type="float" office:value="-113" calcext:value-type="float">
            <text:p>-113</text:p>
          </table:table-cell>
          <table:table-cell table:formula="of:=IF(AND(MOD([.A3346];9)=0;MOD([.A3347];9)=0);[.A3346]+[.A3347];&quot;&quot;)">
            <text:p/>
          </table:table-cell>
          <table:table-cell/>
        </table:table-row>
        <table:table-row table:style-name="ro1">
          <table:table-cell office:value-type="float" office:value="-64" calcext:value-type="float">
            <text:p>-64</text:p>
          </table:table-cell>
          <table:table-cell table:formula="of:=IF(AND(MOD([.A3347];9)=0;MOD([.A3348];9)=0);[.A3347]+[.A3348];&quot;&quot;)">
            <text:p/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IF(AND(MOD([.A3348];9)=0;MOD([.A3349];9)=0);[.A3348]+[.A3349];&quot;&quot;)">
            <text:p/>
          </table:table-cell>
          <table:table-cell/>
        </table:table-row>
        <table:table-row table:style-name="ro1">
          <table:table-cell office:value-type="float" office:value="-251" calcext:value-type="float">
            <text:p>-251</text:p>
          </table:table-cell>
          <table:table-cell table:formula="of:=IF(AND(MOD([.A3349];9)=0;MOD([.A3350];9)=0);[.A3349]+[.A3350];&quot;&quot;)">
            <text:p/>
          </table:table-cell>
          <table:table-cell/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IF(AND(MOD([.A3350];9)=0;MOD([.A3351];9)=0);[.A3350]+[.A3351];&quot;&quot;)">
            <text:p/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IF(AND(MOD([.A3351];9)=0;MOD([.A3352];9)=0);[.A3351]+[.A3352];&quot;&quot;)">
            <text:p/>
          </table:table-cell>
          <table:table-cell/>
        </table:table-row>
        <table:table-row table:style-name="ro1">
          <table:table-cell office:value-type="float" office:value="-857" calcext:value-type="float">
            <text:p>-857</text:p>
          </table:table-cell>
          <table:table-cell table:formula="of:=IF(AND(MOD([.A3352];9)=0;MOD([.A3353];9)=0);[.A3352]+[.A3353];&quot;&quot;)">
            <text:p/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IF(AND(MOD([.A3353];9)=0;MOD([.A3354];9)=0);[.A3353]+[.A3354];&quot;&quot;)">
            <text:p/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IF(AND(MOD([.A3354];9)=0;MOD([.A3355];9)=0);[.A3354]+[.A3355];&quot;&quot;)">
            <text:p/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IF(AND(MOD([.A3355];9)=0;MOD([.A3356];9)=0);[.A3355]+[.A3356];&quot;&quot;)">
            <text:p/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IF(AND(MOD([.A3356];9)=0;MOD([.A3357];9)=0);[.A3356]+[.A3357];&quot;&quot;)">
            <text:p/>
          </table:table-cell>
          <table:table-cell/>
        </table:table-row>
        <table:table-row table:style-name="ro1">
          <table:table-cell office:value-type="float" office:value="-784" calcext:value-type="float">
            <text:p>-784</text:p>
          </table:table-cell>
          <table:table-cell table:formula="of:=IF(AND(MOD([.A3357];9)=0;MOD([.A3358];9)=0);[.A3357]+[.A3358];&quot;&quot;)">
            <text:p/>
          </table:table-cell>
          <table:table-cell/>
        </table:table-row>
        <table:table-row table:style-name="ro1">
          <table:table-cell office:value-type="float" office:value="-698" calcext:value-type="float">
            <text:p>-698</text:p>
          </table:table-cell>
          <table:table-cell table:formula="of:=IF(AND(MOD([.A3358];9)=0;MOD([.A3359];9)=0);[.A3358]+[.A3359];&quot;&quot;)">
            <text:p/>
          </table:table-cell>
          <table:table-cell/>
        </table:table-row>
        <table:table-row table:style-name="ro1">
          <table:table-cell office:value-type="float" office:value="-56" calcext:value-type="float">
            <text:p>-56</text:p>
          </table:table-cell>
          <table:table-cell table:formula="of:=IF(AND(MOD([.A3359];9)=0;MOD([.A3360];9)=0);[.A3359]+[.A3360];&quot;&quot;)">
            <text:p/>
          </table:table-cell>
          <table:table-cell/>
        </table:table-row>
        <table:table-row table:style-name="ro1">
          <table:table-cell office:value-type="float" office:value="-50" calcext:value-type="float">
            <text:p>-50</text:p>
          </table:table-cell>
          <table:table-cell table:formula="of:=IF(AND(MOD([.A3360];9)=0;MOD([.A3361];9)=0);[.A3360]+[.A3361];&quot;&quot;)">
            <text:p/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IF(AND(MOD([.A3361];9)=0;MOD([.A3362];9)=0);[.A3361]+[.A3362];&quot;&quot;)">
            <text:p/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AND(MOD([.A3362];9)=0;MOD([.A3363];9)=0);[.A3362]+[.A3363];&quot;&quot;)">
            <text:p/>
          </table:table-cell>
          <table:table-cell/>
        </table:table-row>
        <table:table-row table:style-name="ro1">
          <table:table-cell office:value-type="float" office:value="-478" calcext:value-type="float">
            <text:p>-478</text:p>
          </table:table-cell>
          <table:table-cell table:formula="of:=IF(AND(MOD([.A3363];9)=0;MOD([.A3364];9)=0);[.A3363]+[.A3364];&quot;&quot;)">
            <text:p/>
          </table:table-cell>
          <table:table-cell/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IF(AND(MOD([.A3364];9)=0;MOD([.A3365];9)=0);[.A3364]+[.A3365];&quot;&quot;)">
            <text:p/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IF(AND(MOD([.A3365];9)=0;MOD([.A3366];9)=0);[.A3365]+[.A3366];&quot;&quot;)">
            <text:p/>
          </table:table-cell>
          <table:table-cell/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IF(AND(MOD([.A3366];9)=0;MOD([.A3367];9)=0);[.A3366]+[.A3367];&quot;&quot;)">
            <text:p/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IF(AND(MOD([.A3367];9)=0;MOD([.A3368];9)=0);[.A3367]+[.A3368];&quot;&quot;)">
            <text:p/>
          </table:table-cell>
          <table:table-cell/>
        </table:table-row>
        <table:table-row table:style-name="ro1">
          <table:table-cell office:value-type="float" office:value="-389" calcext:value-type="float">
            <text:p>-389</text:p>
          </table:table-cell>
          <table:table-cell table:formula="of:=IF(AND(MOD([.A3368];9)=0;MOD([.A3369];9)=0);[.A3368]+[.A3369];&quot;&quot;)">
            <text:p/>
          </table:table-cell>
          <table:table-cell/>
        </table:table-row>
        <table:table-row table:style-name="ro1">
          <table:table-cell office:value-type="float" office:value="-735" calcext:value-type="float">
            <text:p>-735</text:p>
          </table:table-cell>
          <table:table-cell table:formula="of:=IF(AND(MOD([.A3369];9)=0;MOD([.A3370];9)=0);[.A3369]+[.A3370];&quot;&quot;)">
            <text:p/>
          </table:table-cell>
          <table:table-cell/>
        </table:table-row>
        <table:table-row table:style-name="ro1">
          <table:table-cell office:value-type="float" office:value="-9" calcext:value-type="float">
            <text:p>-9</text:p>
          </table:table-cell>
          <table:table-cell table:formula="of:=IF(AND(MOD([.A3370];9)=0;MOD([.A3371];9)=0);[.A3370]+[.A3371];&quot;&quot;)">
            <text:p/>
          </table:table-cell>
          <table:table-cell/>
        </table:table-row>
        <table:table-row table:style-name="ro1">
          <table:table-cell office:value-type="float" office:value="-465" calcext:value-type="float">
            <text:p>-465</text:p>
          </table:table-cell>
          <table:table-cell table:formula="of:=IF(AND(MOD([.A3371];9)=0;MOD([.A3372];9)=0);[.A3371]+[.A3372];&quot;&quot;)">
            <text:p/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IF(AND(MOD([.A3372];9)=0;MOD([.A3373];9)=0);[.A3372]+[.A3373];&quot;&quot;)">
            <text:p/>
          </table:table-cell>
          <table:table-cell/>
        </table:table-row>
        <table:table-row table:style-name="ro1">
          <table:table-cell office:value-type="float" office:value="-616" calcext:value-type="float">
            <text:p>-616</text:p>
          </table:table-cell>
          <table:table-cell table:formula="of:=IF(AND(MOD([.A3373];9)=0;MOD([.A3374];9)=0);[.A3373]+[.A3374];&quot;&quot;)">
            <text:p/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IF(AND(MOD([.A3374];9)=0;MOD([.A3375];9)=0);[.A3374]+[.A3375];&quot;&quot;)">
            <text:p/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IF(AND(MOD([.A3375];9)=0;MOD([.A3376];9)=0);[.A3375]+[.A3376];&quot;&quot;)">
            <text:p/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IF(AND(MOD([.A3376];9)=0;MOD([.A3377];9)=0);[.A3376]+[.A3377];&quot;&quot;)">
            <text:p/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IF(AND(MOD([.A3377];9)=0;MOD([.A3378];9)=0);[.A3377]+[.A3378];&quot;&quot;)">
            <text:p/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IF(AND(MOD([.A3378];9)=0;MOD([.A3379];9)=0);[.A3378]+[.A3379];&quot;&quot;)" office:value-type="float" office:value="576" calcext:value-type="float">
            <text:p>576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IF(AND(MOD([.A3379];9)=0;MOD([.A3380];9)=0);[.A3379]+[.A3380];&quot;&quot;)">
            <text:p/>
          </table:table-cell>
          <table:table-cell/>
        </table:table-row>
        <table:table-row table:style-name="ro1">
          <table:table-cell office:value-type="float" office:value="-77" calcext:value-type="float">
            <text:p>-77</text:p>
          </table:table-cell>
          <table:table-cell table:formula="of:=IF(AND(MOD([.A3380];9)=0;MOD([.A3381];9)=0);[.A3380]+[.A3381];&quot;&quot;)">
            <text:p/>
          </table:table-cell>
          <table:table-cell/>
        </table:table-row>
        <table:table-row table:style-name="ro1">
          <table:table-cell office:value-type="float" office:value="-976" calcext:value-type="float">
            <text:p>-976</text:p>
          </table:table-cell>
          <table:table-cell table:formula="of:=IF(AND(MOD([.A3381];9)=0;MOD([.A3382];9)=0);[.A3381]+[.A3382];&quot;&quot;)">
            <text:p/>
          </table:table-cell>
          <table:table-cell/>
        </table:table-row>
        <table:table-row table:style-name="ro1">
          <table:table-cell office:value-type="float" office:value="-267" calcext:value-type="float">
            <text:p>-267</text:p>
          </table:table-cell>
          <table:table-cell table:formula="of:=IF(AND(MOD([.A3382];9)=0;MOD([.A3383];9)=0);[.A3382]+[.A3383];&quot;&quot;)">
            <text:p/>
          </table:table-cell>
          <table:table-cell/>
        </table:table-row>
        <table:table-row table:style-name="ro1">
          <table:table-cell office:value-type="float" office:value="-730" calcext:value-type="float">
            <text:p>-730</text:p>
          </table:table-cell>
          <table:table-cell table:formula="of:=IF(AND(MOD([.A3383];9)=0;MOD([.A3384];9)=0);[.A3383]+[.A3384];&quot;&quot;)">
            <text:p/>
          </table:table-cell>
          <table:table-cell/>
        </table:table-row>
        <table:table-row table:style-name="ro1">
          <table:table-cell office:value-type="float" office:value="-955" calcext:value-type="float">
            <text:p>-955</text:p>
          </table:table-cell>
          <table:table-cell table:formula="of:=IF(AND(MOD([.A3384];9)=0;MOD([.A3385];9)=0);[.A3384]+[.A3385];&quot;&quot;)">
            <text:p/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IF(AND(MOD([.A3385];9)=0;MOD([.A3386];9)=0);[.A3385]+[.A3386];&quot;&quot;)">
            <text:p/>
          </table:table-cell>
          <table:table-cell/>
        </table:table-row>
        <table:table-row table:style-name="ro1">
          <table:table-cell office:value-type="float" office:value="-217" calcext:value-type="float">
            <text:p>-217</text:p>
          </table:table-cell>
          <table:table-cell table:formula="of:=IF(AND(MOD([.A3386];9)=0;MOD([.A3387];9)=0);[.A3386]+[.A3387];&quot;&quot;)">
            <text:p/>
          </table:table-cell>
          <table:table-cell/>
        </table:table-row>
        <table:table-row table:style-name="ro1">
          <table:table-cell office:value-type="float" office:value="-693" calcext:value-type="float">
            <text:p>-693</text:p>
          </table:table-cell>
          <table:table-cell table:formula="of:=IF(AND(MOD([.A3387];9)=0;MOD([.A3388];9)=0);[.A3387]+[.A3388];&quot;&quot;)">
            <text:p/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IF(AND(MOD([.A3388];9)=0;MOD([.A3389];9)=0);[.A3388]+[.A3389];&quot;&quot;)">
            <text:p/>
          </table:table-cell>
          <table:table-cell/>
        </table:table-row>
        <table:table-row table:style-name="ro1">
          <table:table-cell office:value-type="float" office:value="-780" calcext:value-type="float">
            <text:p>-780</text:p>
          </table:table-cell>
          <table:table-cell table:formula="of:=IF(AND(MOD([.A3389];9)=0;MOD([.A3390];9)=0);[.A3389]+[.A3390];&quot;&quot;)">
            <text:p/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IF(AND(MOD([.A3390];9)=0;MOD([.A3391];9)=0);[.A3390]+[.A3391];&quot;&quot;)">
            <text:p/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IF(AND(MOD([.A3391];9)=0;MOD([.A3392];9)=0);[.A3391]+[.A3392];&quot;&quot;)">
            <text:p/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IF(AND(MOD([.A3392];9)=0;MOD([.A3393];9)=0);[.A3392]+[.A3393];&quot;&quot;)">
            <text:p/>
          </table:table-cell>
          <table:table-cell/>
        </table:table-row>
        <table:table-row table:style-name="ro1">
          <table:table-cell office:value-type="float" office:value="-702" calcext:value-type="float">
            <text:p>-702</text:p>
          </table:table-cell>
          <table:table-cell table:formula="of:=IF(AND(MOD([.A3393];9)=0;MOD([.A3394];9)=0);[.A3393]+[.A3394];&quot;&quot;)">
            <text:p/>
          </table:table-cell>
          <table:table-cell/>
        </table:table-row>
        <table:table-row table:style-name="ro1">
          <table:table-cell office:value-type="float" office:value="-160" calcext:value-type="float">
            <text:p>-160</text:p>
          </table:table-cell>
          <table:table-cell table:formula="of:=IF(AND(MOD([.A3394];9)=0;MOD([.A3395];9)=0);[.A3394]+[.A3395];&quot;&quot;)">
            <text:p/>
          </table:table-cell>
          <table:table-cell/>
        </table:table-row>
        <table:table-row table:style-name="ro1">
          <table:table-cell office:value-type="float" office:value="-656" calcext:value-type="float">
            <text:p>-656</text:p>
          </table:table-cell>
          <table:table-cell table:formula="of:=IF(AND(MOD([.A3395];9)=0;MOD([.A3396];9)=0);[.A3395]+[.A3396];&quot;&quot;)">
            <text:p/>
          </table:table-cell>
          <table:table-cell/>
        </table:table-row>
        <table:table-row table:style-name="ro1">
          <table:table-cell office:value-type="float" office:value="-575" calcext:value-type="float">
            <text:p>-575</text:p>
          </table:table-cell>
          <table:table-cell table:formula="of:=IF(AND(MOD([.A3396];9)=0;MOD([.A3397];9)=0);[.A3396]+[.A3397];&quot;&quot;)">
            <text:p/>
          </table:table-cell>
          <table:table-cell/>
        </table:table-row>
        <table:table-row table:style-name="ro1">
          <table:table-cell office:value-type="float" office:value="-106" calcext:value-type="float">
            <text:p>-106</text:p>
          </table:table-cell>
          <table:table-cell table:formula="of:=IF(AND(MOD([.A3397];9)=0;MOD([.A3398];9)=0);[.A3397]+[.A3398];&quot;&quot;)">
            <text:p/>
          </table:table-cell>
          <table:table-cell/>
        </table:table-row>
        <table:table-row table:style-name="ro1">
          <table:table-cell office:value-type="float" office:value="-451" calcext:value-type="float">
            <text:p>-451</text:p>
          </table:table-cell>
          <table:table-cell table:formula="of:=IF(AND(MOD([.A3398];9)=0;MOD([.A3399];9)=0);[.A3398]+[.A3399];&quot;&quot;)">
            <text:p/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IF(AND(MOD([.A3399];9)=0;MOD([.A3400];9)=0);[.A3399]+[.A3400];&quot;&quot;)">
            <text:p/>
          </table:table-cell>
          <table:table-cell/>
        </table:table-row>
        <table:table-row table:style-name="ro1">
          <table:table-cell office:value-type="float" office:value="-930" calcext:value-type="float">
            <text:p>-930</text:p>
          </table:table-cell>
          <table:table-cell table:formula="of:=IF(AND(MOD([.A3400];9)=0;MOD([.A3401];9)=0);[.A3400]+[.A3401];&quot;&quot;)">
            <text:p/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IF(AND(MOD([.A3401];9)=0;MOD([.A3402];9)=0);[.A3401]+[.A3402];&quot;&quot;)">
            <text:p/>
          </table:table-cell>
          <table:table-cell/>
        </table:table-row>
        <table:table-row table:style-name="ro1">
          <table:table-cell office:value-type="float" office:value="-107" calcext:value-type="float">
            <text:p>-107</text:p>
          </table:table-cell>
          <table:table-cell table:formula="of:=IF(AND(MOD([.A3402];9)=0;MOD([.A3403];9)=0);[.A3402]+[.A3403];&quot;&quot;)">
            <text:p/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IF(AND(MOD([.A3403];9)=0;MOD([.A3404];9)=0);[.A3403]+[.A3404];&quot;&quot;)">
            <text:p/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IF(AND(MOD([.A3404];9)=0;MOD([.A3405];9)=0);[.A3404]+[.A3405];&quot;&quot;)">
            <text:p/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IF(AND(MOD([.A3405];9)=0;MOD([.A3406];9)=0);[.A3405]+[.A3406];&quot;&quot;)">
            <text:p/>
          </table:table-cell>
          <table:table-cell/>
        </table:table-row>
        <table:table-row table:style-name="ro1">
          <table:table-cell office:value-type="float" office:value="-449" calcext:value-type="float">
            <text:p>-449</text:p>
          </table:table-cell>
          <table:table-cell table:formula="of:=IF(AND(MOD([.A3406];9)=0;MOD([.A3407];9)=0);[.A3406]+[.A3407];&quot;&quot;)">
            <text:p/>
          </table:table-cell>
          <table:table-cell/>
        </table:table-row>
        <table:table-row table:style-name="ro1">
          <table:table-cell office:value-type="float" office:value="-71" calcext:value-type="float">
            <text:p>-71</text:p>
          </table:table-cell>
          <table:table-cell table:formula="of:=IF(AND(MOD([.A3407];9)=0;MOD([.A3408];9)=0);[.A3407]+[.A3408];&quot;&quot;)">
            <text:p/>
          </table:table-cell>
          <table:table-cell/>
        </table:table-row>
        <table:table-row table:style-name="ro1">
          <table:table-cell office:value-type="float" office:value="-201" calcext:value-type="float">
            <text:p>-201</text:p>
          </table:table-cell>
          <table:table-cell table:formula="of:=IF(AND(MOD([.A3408];9)=0;MOD([.A3409];9)=0);[.A3408]+[.A3409];&quot;&quot;)">
            <text:p/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IF(AND(MOD([.A3409];9)=0;MOD([.A3410];9)=0);[.A3409]+[.A3410];&quot;&quot;)">
            <text:p/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IF(AND(MOD([.A3410];9)=0;MOD([.A3411];9)=0);[.A3410]+[.A3411];&quot;&quot;)">
            <text:p/>
          </table:table-cell>
          <table:table-cell/>
        </table:table-row>
        <table:table-row table:style-name="ro1">
          <table:table-cell office:value-type="float" office:value="-397" calcext:value-type="float">
            <text:p>-397</text:p>
          </table:table-cell>
          <table:table-cell table:formula="of:=IF(AND(MOD([.A3411];9)=0;MOD([.A3412];9)=0);[.A3411]+[.A3412];&quot;&quot;)">
            <text:p/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IF(AND(MOD([.A3412];9)=0;MOD([.A3413];9)=0);[.A3412]+[.A3413];&quot;&quot;)">
            <text:p/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IF(AND(MOD([.A3413];9)=0;MOD([.A3414];9)=0);[.A3413]+[.A3414];&quot;&quot;)">
            <text:p/>
          </table:table-cell>
          <table:table-cell/>
        </table:table-row>
        <table:table-row table:style-name="ro1">
          <table:table-cell office:value-type="float" office:value="-615" calcext:value-type="float">
            <text:p>-615</text:p>
          </table:table-cell>
          <table:table-cell table:formula="of:=IF(AND(MOD([.A3414];9)=0;MOD([.A3415];9)=0);[.A3414]+[.A3415];&quot;&quot;)">
            <text:p/>
          </table:table-cell>
          <table:table-cell/>
        </table:table-row>
        <table:table-row table:style-name="ro1">
          <table:table-cell office:value-type="float" office:value="-388" calcext:value-type="float">
            <text:p>-388</text:p>
          </table:table-cell>
          <table:table-cell table:formula="of:=IF(AND(MOD([.A3415];9)=0;MOD([.A3416];9)=0);[.A3415]+[.A3416];&quot;&quot;)">
            <text:p/>
          </table:table-cell>
          <table:table-cell/>
        </table:table-row>
        <table:table-row table:style-name="ro1">
          <table:table-cell office:value-type="float" office:value="-737" calcext:value-type="float">
            <text:p>-737</text:p>
          </table:table-cell>
          <table:table-cell table:formula="of:=IF(AND(MOD([.A3416];9)=0;MOD([.A3417];9)=0);[.A3416]+[.A3417];&quot;&quot;)">
            <text:p/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IF(AND(MOD([.A3417];9)=0;MOD([.A3418];9)=0);[.A3417]+[.A3418];&quot;&quot;)">
            <text:p/>
          </table:table-cell>
          <table:table-cell/>
        </table:table-row>
        <table:table-row table:style-name="ro1">
          <table:table-cell office:value-type="float" office:value="-302" calcext:value-type="float">
            <text:p>-302</text:p>
          </table:table-cell>
          <table:table-cell table:formula="of:=IF(AND(MOD([.A3418];9)=0;MOD([.A3419];9)=0);[.A3418]+[.A3419];&quot;&quot;)">
            <text:p/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IF(AND(MOD([.A3419];9)=0;MOD([.A3420];9)=0);[.A3419]+[.A3420];&quot;&quot;)">
            <text:p/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IF(AND(MOD([.A3420];9)=0;MOD([.A3421];9)=0);[.A3420]+[.A3421];&quot;&quot;)">
            <text:p/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IF(AND(MOD([.A3421];9)=0;MOD([.A3422];9)=0);[.A3421]+[.A3422];&quot;&quot;)">
            <text:p/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IF(AND(MOD([.A3422];9)=0;MOD([.A3423];9)=0);[.A3422]+[.A3423];&quot;&quot;)">
            <text:p/>
          </table:table-cell>
          <table:table-cell/>
        </table:table-row>
        <table:table-row table:style-name="ro1">
          <table:table-cell office:value-type="float" office:value="-989" calcext:value-type="float">
            <text:p>-989</text:p>
          </table:table-cell>
          <table:table-cell table:formula="of:=IF(AND(MOD([.A3423];9)=0;MOD([.A3424];9)=0);[.A3423]+[.A3424];&quot;&quot;)">
            <text:p/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AND(MOD([.A3424];9)=0;MOD([.A3425];9)=0);[.A3424]+[.A3425];&quot;&quot;)">
            <text:p/>
          </table:table-cell>
          <table:table-cell/>
        </table:table-row>
        <table:table-row table:style-name="ro1">
          <table:table-cell office:value-type="float" office:value="-927" calcext:value-type="float">
            <text:p>-927</text:p>
          </table:table-cell>
          <table:table-cell table:formula="of:=IF(AND(MOD([.A3425];9)=0;MOD([.A3426];9)=0);[.A3425]+[.A3426];&quot;&quot;)">
            <text:p/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IF(AND(MOD([.A3426];9)=0;MOD([.A3427];9)=0);[.A3426]+[.A3427];&quot;&quot;)">
            <text:p/>
          </table:table-cell>
          <table:table-cell/>
        </table:table-row>
        <table:table-row table:style-name="ro1">
          <table:table-cell office:value-type="float" office:value="-71" calcext:value-type="float">
            <text:p>-71</text:p>
          </table:table-cell>
          <table:table-cell table:formula="of:=IF(AND(MOD([.A3427];9)=0;MOD([.A3428];9)=0);[.A3427]+[.A3428];&quot;&quot;)">
            <text:p/>
          </table:table-cell>
          <table:table-cell/>
        </table:table-row>
        <table:table-row table:style-name="ro1">
          <table:table-cell office:value-type="float" office:value="-874" calcext:value-type="float">
            <text:p>-874</text:p>
          </table:table-cell>
          <table:table-cell table:formula="of:=IF(AND(MOD([.A3428];9)=0;MOD([.A3429];9)=0);[.A3428]+[.A3429];&quot;&quot;)">
            <text:p/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IF(AND(MOD([.A3429];9)=0;MOD([.A3430];9)=0);[.A3429]+[.A3430];&quot;&quot;)">
            <text:p/>
          </table:table-cell>
          <table:table-cell/>
        </table:table-row>
        <table:table-row table:style-name="ro1">
          <table:table-cell office:value-type="float" office:value="-802" calcext:value-type="float">
            <text:p>-802</text:p>
          </table:table-cell>
          <table:table-cell table:formula="of:=IF(AND(MOD([.A3430];9)=0;MOD([.A3431];9)=0);[.A3430]+[.A3431];&quot;&quot;)">
            <text:p/>
          </table:table-cell>
          <table:table-cell/>
        </table:table-row>
        <table:table-row table:style-name="ro1">
          <table:table-cell office:value-type="float" office:value="-59" calcext:value-type="float">
            <text:p>-59</text:p>
          </table:table-cell>
          <table:table-cell table:formula="of:=IF(AND(MOD([.A3431];9)=0;MOD([.A3432];9)=0);[.A3431]+[.A3432];&quot;&quot;)">
            <text:p/>
          </table:table-cell>
          <table:table-cell/>
        </table:table-row>
        <table:table-row table:style-name="ro1">
          <table:table-cell office:value-type="float" office:value="-339" calcext:value-type="float">
            <text:p>-339</text:p>
          </table:table-cell>
          <table:table-cell table:formula="of:=IF(AND(MOD([.A3432];9)=0;MOD([.A3433];9)=0);[.A3432]+[.A3433];&quot;&quot;)">
            <text:p/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IF(AND(MOD([.A3433];9)=0;MOD([.A3434];9)=0);[.A3433]+[.A3434];&quot;&quot;)">
            <text:p/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IF(AND(MOD([.A3434];9)=0;MOD([.A3435];9)=0);[.A3434]+[.A3435];&quot;&quot;)">
            <text:p/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IF(AND(MOD([.A3435];9)=0;MOD([.A3436];9)=0);[.A3435]+[.A3436];&quot;&quot;)">
            <text:p/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IF(AND(MOD([.A3436];9)=0;MOD([.A3437];9)=0);[.A3436]+[.A3437];&quot;&quot;)">
            <text:p/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IF(AND(MOD([.A3437];9)=0;MOD([.A3438];9)=0);[.A3437]+[.A3438];&quot;&quot;)">
            <text:p/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IF(AND(MOD([.A3438];9)=0;MOD([.A3439];9)=0);[.A3438]+[.A3439];&quot;&quot;)">
            <text:p/>
          </table:table-cell>
          <table:table-cell/>
        </table:table-row>
        <table:table-row table:style-name="ro1">
          <table:table-cell office:value-type="float" office:value="-22" calcext:value-type="float">
            <text:p>-22</text:p>
          </table:table-cell>
          <table:table-cell table:formula="of:=IF(AND(MOD([.A3439];9)=0;MOD([.A3440];9)=0);[.A3439]+[.A3440];&quot;&quot;)">
            <text:p/>
          </table:table-cell>
          <table:table-cell/>
        </table:table-row>
        <table:table-row table:style-name="ro1">
          <table:table-cell office:value-type="float" office:value="-582" calcext:value-type="float">
            <text:p>-582</text:p>
          </table:table-cell>
          <table:table-cell table:formula="of:=IF(AND(MOD([.A3440];9)=0;MOD([.A3441];9)=0);[.A3440]+[.A3441];&quot;&quot;)">
            <text:p/>
          </table:table-cell>
          <table:table-cell/>
        </table:table-row>
        <table:table-row table:style-name="ro1">
          <table:table-cell office:value-type="float" office:value="-956" calcext:value-type="float">
            <text:p>-956</text:p>
          </table:table-cell>
          <table:table-cell table:formula="of:=IF(AND(MOD([.A3441];9)=0;MOD([.A3442];9)=0);[.A3441]+[.A3442];&quot;&quot;)">
            <text:p/>
          </table:table-cell>
          <table:table-cell/>
        </table:table-row>
        <table:table-row table:style-name="ro1">
          <table:table-cell office:value-type="float" office:value="-256" calcext:value-type="float">
            <text:p>-256</text:p>
          </table:table-cell>
          <table:table-cell table:formula="of:=IF(AND(MOD([.A3442];9)=0;MOD([.A3443];9)=0);[.A3442]+[.A3443];&quot;&quot;)">
            <text:p/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IF(AND(MOD([.A3443];9)=0;MOD([.A3444];9)=0);[.A3443]+[.A3444];&quot;&quot;)">
            <text:p/>
          </table:table-cell>
          <table:table-cell/>
        </table:table-row>
        <table:table-row table:style-name="ro1">
          <table:table-cell office:value-type="float" office:value="-285" calcext:value-type="float">
            <text:p>-285</text:p>
          </table:table-cell>
          <table:table-cell table:formula="of:=IF(AND(MOD([.A3444];9)=0;MOD([.A3445];9)=0);[.A3444]+[.A3445];&quot;&quot;)">
            <text:p/>
          </table:table-cell>
          <table:table-cell/>
        </table:table-row>
        <table:table-row table:style-name="ro1">
          <table:table-cell office:value-type="float" office:value="-962" calcext:value-type="float">
            <text:p>-962</text:p>
          </table:table-cell>
          <table:table-cell table:formula="of:=IF(AND(MOD([.A3445];9)=0;MOD([.A3446];9)=0);[.A3445]+[.A3446];&quot;&quot;)">
            <text:p/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IF(AND(MOD([.A3446];9)=0;MOD([.A3447];9)=0);[.A3446]+[.A3447];&quot;&quot;)">
            <text:p/>
          </table:table-cell>
          <table:table-cell/>
        </table:table-row>
        <table:table-row table:style-name="ro1">
          <table:table-cell office:value-type="float" office:value="-590" calcext:value-type="float">
            <text:p>-590</text:p>
          </table:table-cell>
          <table:table-cell table:formula="of:=IF(AND(MOD([.A3447];9)=0;MOD([.A3448];9)=0);[.A3447]+[.A3448];&quot;&quot;)">
            <text:p/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IF(AND(MOD([.A3448];9)=0;MOD([.A3449];9)=0);[.A3448]+[.A3449];&quot;&quot;)">
            <text:p/>
          </table:table-cell>
          <table:table-cell/>
        </table:table-row>
        <table:table-row table:style-name="ro1">
          <table:table-cell office:value-type="float" office:value="-753" calcext:value-type="float">
            <text:p>-753</text:p>
          </table:table-cell>
          <table:table-cell table:formula="of:=IF(AND(MOD([.A3449];9)=0;MOD([.A3450];9)=0);[.A3449]+[.A3450];&quot;&quot;)">
            <text:p/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IF(AND(MOD([.A3450];9)=0;MOD([.A3451];9)=0);[.A3450]+[.A3451];&quot;&quot;)">
            <text:p/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IF(AND(MOD([.A3451];9)=0;MOD([.A3452];9)=0);[.A3451]+[.A3452];&quot;&quot;)">
            <text:p/>
          </table:table-cell>
          <table:table-cell/>
        </table:table-row>
        <table:table-row table:style-name="ro1">
          <table:table-cell office:value-type="float" office:value="-960" calcext:value-type="float">
            <text:p>-960</text:p>
          </table:table-cell>
          <table:table-cell table:formula="of:=IF(AND(MOD([.A3452];9)=0;MOD([.A3453];9)=0);[.A3452]+[.A3453];&quot;&quot;)">
            <text:p/>
          </table:table-cell>
          <table:table-cell/>
        </table:table-row>
        <table:table-row table:style-name="ro1">
          <table:table-cell office:value-type="float" office:value="-984" calcext:value-type="float">
            <text:p>-984</text:p>
          </table:table-cell>
          <table:table-cell table:formula="of:=IF(AND(MOD([.A3453];9)=0;MOD([.A3454];9)=0);[.A3453]+[.A3454];&quot;&quot;)">
            <text:p/>
          </table:table-cell>
          <table:table-cell/>
        </table:table-row>
        <table:table-row table:style-name="ro1">
          <table:table-cell office:value-type="float" office:value="-426" calcext:value-type="float">
            <text:p>-426</text:p>
          </table:table-cell>
          <table:table-cell table:formula="of:=IF(AND(MOD([.A3454];9)=0;MOD([.A3455];9)=0);[.A3454]+[.A3455];&quot;&quot;)">
            <text:p/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IF(AND(MOD([.A3455];9)=0;MOD([.A3456];9)=0);[.A3455]+[.A3456];&quot;&quot;)">
            <text:p/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IF(AND(MOD([.A3456];9)=0;MOD([.A3457];9)=0);[.A3456]+[.A3457];&quot;&quot;)">
            <text:p/>
          </table:table-cell>
          <table:table-cell/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IF(AND(MOD([.A3457];9)=0;MOD([.A3458];9)=0);[.A3457]+[.A3458];&quot;&quot;)">
            <text:p/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IF(AND(MOD([.A3458];9)=0;MOD([.A3459];9)=0);[.A3458]+[.A3459];&quot;&quot;)">
            <text:p/>
          </table:table-cell>
          <table:table-cell/>
        </table:table-row>
        <table:table-row table:style-name="ro1">
          <table:table-cell office:value-type="float" office:value="-607" calcext:value-type="float">
            <text:p>-607</text:p>
          </table:table-cell>
          <table:table-cell table:formula="of:=IF(AND(MOD([.A3459];9)=0;MOD([.A3460];9)=0);[.A3459]+[.A3460];&quot;&quot;)">
            <text:p/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IF(AND(MOD([.A3460];9)=0;MOD([.A3461];9)=0);[.A3460]+[.A3461];&quot;&quot;)">
            <text:p/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IF(AND(MOD([.A3461];9)=0;MOD([.A3462];9)=0);[.A3461]+[.A3462];&quot;&quot;)">
            <text:p/>
          </table:table-cell>
          <table:table-cell/>
        </table:table-row>
        <table:table-row table:style-name="ro1">
          <table:table-cell office:value-type="float" office:value="-365" calcext:value-type="float">
            <text:p>-365</text:p>
          </table:table-cell>
          <table:table-cell table:formula="of:=IF(AND(MOD([.A3462];9)=0;MOD([.A3463];9)=0);[.A3462]+[.A3463];&quot;&quot;)">
            <text:p/>
          </table:table-cell>
          <table:table-cell/>
        </table:table-row>
        <table:table-row table:style-name="ro1">
          <table:table-cell office:value-type="float" office:value="-693" calcext:value-type="float">
            <text:p>-693</text:p>
          </table:table-cell>
          <table:table-cell table:formula="of:=IF(AND(MOD([.A3463];9)=0;MOD([.A3464];9)=0);[.A3463]+[.A3464];&quot;&quot;)">
            <text:p/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IF(AND(MOD([.A3464];9)=0;MOD([.A3465];9)=0);[.A3464]+[.A3465];&quot;&quot;)">
            <text:p/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IF(AND(MOD([.A3465];9)=0;MOD([.A3466];9)=0);[.A3465]+[.A3466];&quot;&quot;)">
            <text:p/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IF(AND(MOD([.A3466];9)=0;MOD([.A3467];9)=0);[.A3466]+[.A3467];&quot;&quot;)">
            <text:p/>
          </table:table-cell>
          <table:table-cell/>
        </table:table-row>
        <table:table-row table:style-name="ro1">
          <table:table-cell office:value-type="float" office:value="-739" calcext:value-type="float">
            <text:p>-739</text:p>
          </table:table-cell>
          <table:table-cell table:formula="of:=IF(AND(MOD([.A3467];9)=0;MOD([.A3468];9)=0);[.A3467]+[.A3468];&quot;&quot;)">
            <text:p/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IF(AND(MOD([.A3468];9)=0;MOD([.A3469];9)=0);[.A3468]+[.A3469];&quot;&quot;)">
            <text:p/>
          </table:table-cell>
          <table:table-cell/>
        </table:table-row>
        <table:table-row table:style-name="ro1">
          <table:table-cell office:value-type="float" office:value="-478" calcext:value-type="float">
            <text:p>-478</text:p>
          </table:table-cell>
          <table:table-cell table:formula="of:=IF(AND(MOD([.A3469];9)=0;MOD([.A3470];9)=0);[.A3469]+[.A3470];&quot;&quot;)">
            <text:p/>
          </table:table-cell>
          <table:table-cell/>
        </table:table-row>
        <table:table-row table:style-name="ro1">
          <table:table-cell office:value-type="float" office:value="-676" calcext:value-type="float">
            <text:p>-676</text:p>
          </table:table-cell>
          <table:table-cell table:formula="of:=IF(AND(MOD([.A3470];9)=0;MOD([.A3471];9)=0);[.A3470]+[.A3471];&quot;&quot;)">
            <text:p/>
          </table:table-cell>
          <table:table-cell/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IF(AND(MOD([.A3471];9)=0;MOD([.A3472];9)=0);[.A3471]+[.A3472];&quot;&quot;)">
            <text:p/>
          </table:table-cell>
          <table:table-cell/>
        </table:table-row>
        <table:table-row table:style-name="ro1">
          <table:table-cell office:value-type="float" office:value="-839" calcext:value-type="float">
            <text:p>-839</text:p>
          </table:table-cell>
          <table:table-cell table:formula="of:=IF(AND(MOD([.A3472];9)=0;MOD([.A3473];9)=0);[.A3472]+[.A3473];&quot;&quot;)">
            <text:p/>
          </table:table-cell>
          <table:table-cell/>
        </table:table-row>
        <table:table-row table:style-name="ro1">
          <table:table-cell office:value-type="float" office:value="-941" calcext:value-type="float">
            <text:p>-941</text:p>
          </table:table-cell>
          <table:table-cell table:formula="of:=IF(AND(MOD([.A3473];9)=0;MOD([.A3474];9)=0);[.A3473]+[.A3474];&quot;&quot;)">
            <text:p/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IF(AND(MOD([.A3474];9)=0;MOD([.A3475];9)=0);[.A3474]+[.A3475];&quot;&quot;)">
            <text:p/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AND(MOD([.A3475];9)=0;MOD([.A3476];9)=0);[.A3475]+[.A3476];&quot;&quot;)">
            <text:p/>
          </table:table-cell>
          <table:table-cell/>
        </table:table-row>
        <table:table-row table:style-name="ro1">
          <table:table-cell office:value-type="float" office:value="-401" calcext:value-type="float">
            <text:p>-401</text:p>
          </table:table-cell>
          <table:table-cell table:formula="of:=IF(AND(MOD([.A3476];9)=0;MOD([.A3477];9)=0);[.A3476]+[.A3477];&quot;&quot;)">
            <text:p/>
          </table:table-cell>
          <table:table-cell/>
        </table:table-row>
        <table:table-row table:style-name="ro1">
          <table:table-cell office:value-type="float" office:value="-213" calcext:value-type="float">
            <text:p>-213</text:p>
          </table:table-cell>
          <table:table-cell table:formula="of:=IF(AND(MOD([.A3477];9)=0;MOD([.A3478];9)=0);[.A3477]+[.A3478];&quot;&quot;)">
            <text:p/>
          </table:table-cell>
          <table:table-cell/>
        </table:table-row>
        <table:table-row table:style-name="ro1">
          <table:table-cell office:value-type="float" office:value="-889" calcext:value-type="float">
            <text:p>-889</text:p>
          </table:table-cell>
          <table:table-cell table:formula="of:=IF(AND(MOD([.A3478];9)=0;MOD([.A3479];9)=0);[.A3478]+[.A3479];&quot;&quot;)">
            <text:p/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IF(AND(MOD([.A3479];9)=0;MOD([.A3480];9)=0);[.A3479]+[.A3480];&quot;&quot;)">
            <text:p/>
          </table:table-cell>
          <table:table-cell/>
        </table:table-row>
        <table:table-row table:style-name="ro1">
          <table:table-cell office:value-type="float" office:value="-759" calcext:value-type="float">
            <text:p>-759</text:p>
          </table:table-cell>
          <table:table-cell table:formula="of:=IF(AND(MOD([.A3480];9)=0;MOD([.A3481];9)=0);[.A3480]+[.A3481];&quot;&quot;)">
            <text:p/>
          </table:table-cell>
          <table:table-cell/>
        </table:table-row>
        <table:table-row table:style-name="ro1">
          <table:table-cell office:value-type="float" office:value="-768" calcext:value-type="float">
            <text:p>-768</text:p>
          </table:table-cell>
          <table:table-cell table:formula="of:=IF(AND(MOD([.A3481];9)=0;MOD([.A3482];9)=0);[.A3481]+[.A3482];&quot;&quot;)">
            <text:p/>
          </table:table-cell>
          <table:table-cell/>
        </table:table-row>
        <table:table-row table:style-name="ro1">
          <table:table-cell office:value-type="float" office:value="-998" calcext:value-type="float">
            <text:p>-998</text:p>
          </table:table-cell>
          <table:table-cell table:formula="of:=IF(AND(MOD([.A3482];9)=0;MOD([.A3483];9)=0);[.A3482]+[.A3483];&quot;&quot;)">
            <text:p/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AND(MOD([.A3483];9)=0;MOD([.A3484];9)=0);[.A3483]+[.A3484];&quot;&quot;)">
            <text:p/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IF(AND(MOD([.A3484];9)=0;MOD([.A3485];9)=0);[.A3484]+[.A3485];&quot;&quot;)">
            <text:p/>
          </table:table-cell>
          <table:table-cell/>
        </table:table-row>
        <table:table-row table:style-name="ro1">
          <table:table-cell office:value-type="float" office:value="-912" calcext:value-type="float">
            <text:p>-912</text:p>
          </table:table-cell>
          <table:table-cell table:formula="of:=IF(AND(MOD([.A3485];9)=0;MOD([.A3486];9)=0);[.A3485]+[.A3486];&quot;&quot;)">
            <text:p/>
          </table:table-cell>
          <table:table-cell/>
        </table:table-row>
        <table:table-row table:style-name="ro1">
          <table:table-cell office:value-type="float" office:value="-185" calcext:value-type="float">
            <text:p>-185</text:p>
          </table:table-cell>
          <table:table-cell table:formula="of:=IF(AND(MOD([.A3486];9)=0;MOD([.A3487];9)=0);[.A3486]+[.A3487];&quot;&quot;)">
            <text:p/>
          </table:table-cell>
          <table:table-cell/>
        </table:table-row>
        <table:table-row table:style-name="ro1">
          <table:table-cell office:value-type="float" office:value="-887" calcext:value-type="float">
            <text:p>-887</text:p>
          </table:table-cell>
          <table:table-cell table:formula="of:=IF(AND(MOD([.A3487];9)=0;MOD([.A3488];9)=0);[.A3487]+[.A3488];&quot;&quot;)">
            <text:p/>
          </table:table-cell>
          <table:table-cell/>
        </table:table-row>
        <table:table-row table:style-name="ro1">
          <table:table-cell office:value-type="float" office:value="-807" calcext:value-type="float">
            <text:p>-807</text:p>
          </table:table-cell>
          <table:table-cell table:formula="of:=IF(AND(MOD([.A3488];9)=0;MOD([.A3489];9)=0);[.A3488]+[.A3489];&quot;&quot;)">
            <text:p/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IF(AND(MOD([.A3489];9)=0;MOD([.A3490];9)=0);[.A3489]+[.A3490];&quot;&quot;)">
            <text:p/>
          </table:table-cell>
          <table:table-cell/>
        </table:table-row>
        <table:table-row table:style-name="ro1">
          <table:table-cell office:value-type="float" office:value="-373" calcext:value-type="float">
            <text:p>-373</text:p>
          </table:table-cell>
          <table:table-cell table:formula="of:=IF(AND(MOD([.A3490];9)=0;MOD([.A3491];9)=0);[.A3490]+[.A3491];&quot;&quot;)">
            <text:p/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IF(AND(MOD([.A3491];9)=0;MOD([.A3492];9)=0);[.A3491]+[.A3492];&quot;&quot;)">
            <text:p/>
          </table:table-cell>
          <table:table-cell/>
        </table:table-row>
        <table:table-row table:style-name="ro1">
          <table:table-cell office:value-type="float" office:value="-442" calcext:value-type="float">
            <text:p>-442</text:p>
          </table:table-cell>
          <table:table-cell table:formula="of:=IF(AND(MOD([.A3492];9)=0;MOD([.A3493];9)=0);[.A3492]+[.A3493];&quot;&quot;)">
            <text:p/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IF(AND(MOD([.A3493];9)=0;MOD([.A3494];9)=0);[.A3493]+[.A3494];&quot;&quot;)">
            <text:p/>
          </table:table-cell>
          <table:table-cell/>
        </table:table-row>
        <table:table-row table:style-name="ro1">
          <table:table-cell office:value-type="float" office:value="-710" calcext:value-type="float">
            <text:p>-710</text:p>
          </table:table-cell>
          <table:table-cell table:formula="of:=IF(AND(MOD([.A3494];9)=0;MOD([.A3495];9)=0);[.A3494]+[.A3495];&quot;&quot;)">
            <text:p/>
          </table:table-cell>
          <table:table-cell/>
        </table:table-row>
        <table:table-row table:style-name="ro1">
          <table:table-cell office:value-type="float" office:value="-256" calcext:value-type="float">
            <text:p>-256</text:p>
          </table:table-cell>
          <table:table-cell table:formula="of:=IF(AND(MOD([.A3495];9)=0;MOD([.A3496];9)=0);[.A3495]+[.A3496];&quot;&quot;)">
            <text:p/>
          </table:table-cell>
          <table:table-cell/>
        </table:table-row>
        <table:table-row table:style-name="ro1">
          <table:table-cell office:value-type="float" office:value="-977" calcext:value-type="float">
            <text:p>-977</text:p>
          </table:table-cell>
          <table:table-cell table:formula="of:=IF(AND(MOD([.A3496];9)=0;MOD([.A3497];9)=0);[.A3496]+[.A3497];&quot;&quot;)">
            <text:p/>
          </table:table-cell>
          <table:table-cell/>
        </table:table-row>
        <table:table-row table:style-name="ro1">
          <table:table-cell office:value-type="float" office:value="-238" calcext:value-type="float">
            <text:p>-238</text:p>
          </table:table-cell>
          <table:table-cell table:formula="of:=IF(AND(MOD([.A3497];9)=0;MOD([.A3498];9)=0);[.A3497]+[.A3498];&quot;&quot;)">
            <text:p/>
          </table:table-cell>
          <table:table-cell/>
        </table:table-row>
        <table:table-row table:style-name="ro1">
          <table:table-cell office:value-type="float" office:value="-146" calcext:value-type="float">
            <text:p>-146</text:p>
          </table:table-cell>
          <table:table-cell table:formula="of:=IF(AND(MOD([.A3498];9)=0;MOD([.A3499];9)=0);[.A3498]+[.A3499];&quot;&quot;)">
            <text:p/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IF(AND(MOD([.A3499];9)=0;MOD([.A3500];9)=0);[.A3499]+[.A3500];&quot;&quot;)">
            <text:p/>
          </table:table-cell>
          <table:table-cell/>
        </table:table-row>
        <table:table-row table:style-name="ro1">
          <table:table-cell office:value-type="float" office:value="-244" calcext:value-type="float">
            <text:p>-244</text:p>
          </table:table-cell>
          <table:table-cell table:formula="of:=IF(AND(MOD([.A3500];9)=0;MOD([.A3501];9)=0);[.A3500]+[.A3501];&quot;&quot;)">
            <text:p/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IF(AND(MOD([.A3501];9)=0;MOD([.A3502];9)=0);[.A3501]+[.A3502];&quot;&quot;)">
            <text:p/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IF(AND(MOD([.A3502];9)=0;MOD([.A3503];9)=0);[.A3502]+[.A3503];&quot;&quot;)">
            <text:p/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IF(AND(MOD([.A3503];9)=0;MOD([.A3504];9)=0);[.A3503]+[.A3504];&quot;&quot;)">
            <text:p/>
          </table:table-cell>
          <table:table-cell/>
        </table:table-row>
        <table:table-row table:style-name="ro1">
          <table:table-cell office:value-type="float" office:value="-919" calcext:value-type="float">
            <text:p>-919</text:p>
          </table:table-cell>
          <table:table-cell table:formula="of:=IF(AND(MOD([.A3504];9)=0;MOD([.A3505];9)=0);[.A3504]+[.A3505];&quot;&quot;)">
            <text:p/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IF(AND(MOD([.A3505];9)=0;MOD([.A3506];9)=0);[.A3505]+[.A3506];&quot;&quot;)">
            <text:p/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IF(AND(MOD([.A3506];9)=0;MOD([.A3507];9)=0);[.A3506]+[.A3507];&quot;&quot;)">
            <text:p/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IF(AND(MOD([.A3507];9)=0;MOD([.A3508];9)=0);[.A3507]+[.A3508];&quot;&quot;)">
            <text:p/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IF(AND(MOD([.A3508];9)=0;MOD([.A3509];9)=0);[.A3508]+[.A3509];&quot;&quot;)">
            <text:p/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IF(AND(MOD([.A3509];9)=0;MOD([.A3510];9)=0);[.A3509]+[.A3510];&quot;&quot;)">
            <text:p/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IF(AND(MOD([.A3510];9)=0;MOD([.A3511];9)=0);[.A3510]+[.A3511];&quot;&quot;)">
            <text:p/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AND(MOD([.A3511];9)=0;MOD([.A3512];9)=0);[.A3511]+[.A3512];&quot;&quot;)">
            <text:p/>
          </table:table-cell>
          <table:table-cell/>
        </table:table-row>
        <table:table-row table:style-name="ro1">
          <table:table-cell office:value-type="float" office:value="-721" calcext:value-type="float">
            <text:p>-721</text:p>
          </table:table-cell>
          <table:table-cell table:formula="of:=IF(AND(MOD([.A3512];9)=0;MOD([.A3513];9)=0);[.A3512]+[.A3513];&quot;&quot;)">
            <text:p/>
          </table:table-cell>
          <table:table-cell/>
        </table:table-row>
        <table:table-row table:style-name="ro1">
          <table:table-cell office:value-type="float" office:value="-551" calcext:value-type="float">
            <text:p>-551</text:p>
          </table:table-cell>
          <table:table-cell table:formula="of:=IF(AND(MOD([.A3513];9)=0;MOD([.A3514];9)=0);[.A3513]+[.A3514];&quot;&quot;)">
            <text:p/>
          </table:table-cell>
          <table:table-cell/>
        </table:table-row>
        <table:table-row table:style-name="ro1">
          <table:table-cell office:value-type="float" office:value="-232" calcext:value-type="float">
            <text:p>-232</text:p>
          </table:table-cell>
          <table:table-cell table:formula="of:=IF(AND(MOD([.A3514];9)=0;MOD([.A3515];9)=0);[.A3514]+[.A3515];&quot;&quot;)">
            <text:p/>
          </table:table-cell>
          <table:table-cell/>
        </table:table-row>
        <table:table-row table:style-name="ro1">
          <table:table-cell office:value-type="float" office:value="-148" calcext:value-type="float">
            <text:p>-148</text:p>
          </table:table-cell>
          <table:table-cell table:formula="of:=IF(AND(MOD([.A3515];9)=0;MOD([.A3516];9)=0);[.A3515]+[.A3516];&quot;&quot;)">
            <text:p/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IF(AND(MOD([.A3516];9)=0;MOD([.A3517];9)=0);[.A3516]+[.A3517];&quot;&quot;)">
            <text:p/>
          </table:table-cell>
          <table:table-cell/>
        </table:table-row>
        <table:table-row table:style-name="ro1">
          <table:table-cell office:value-type="float" office:value="-341" calcext:value-type="float">
            <text:p>-341</text:p>
          </table:table-cell>
          <table:table-cell table:formula="of:=IF(AND(MOD([.A3517];9)=0;MOD([.A3518];9)=0);[.A3517]+[.A3518];&quot;&quot;)">
            <text:p/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IF(AND(MOD([.A3518];9)=0;MOD([.A3519];9)=0);[.A3518]+[.A3519];&quot;&quot;)">
            <text:p/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IF(AND(MOD([.A3519];9)=0;MOD([.A3520];9)=0);[.A3519]+[.A3520];&quot;&quot;)">
            <text:p/>
          </table:table-cell>
          <table:table-cell/>
        </table:table-row>
        <table:table-row table:style-name="ro1">
          <table:table-cell office:value-type="float" office:value="-872" calcext:value-type="float">
            <text:p>-872</text:p>
          </table:table-cell>
          <table:table-cell table:formula="of:=IF(AND(MOD([.A3520];9)=0;MOD([.A3521];9)=0);[.A3520]+[.A3521];&quot;&quot;)">
            <text:p/>
          </table:table-cell>
          <table:table-cell/>
        </table:table-row>
        <table:table-row table:style-name="ro1">
          <table:table-cell office:value-type="float" office:value="-866" calcext:value-type="float">
            <text:p>-866</text:p>
          </table:table-cell>
          <table:table-cell table:formula="of:=IF(AND(MOD([.A3521];9)=0;MOD([.A3522];9)=0);[.A3521]+[.A3522];&quot;&quot;)">
            <text:p/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IF(AND(MOD([.A3522];9)=0;MOD([.A3523];9)=0);[.A3522]+[.A3523];&quot;&quot;)">
            <text:p/>
          </table:table-cell>
          <table:table-cell/>
        </table:table-row>
        <table:table-row table:style-name="ro1">
          <table:table-cell office:value-type="float" office:value="-957" calcext:value-type="float">
            <text:p>-957</text:p>
          </table:table-cell>
          <table:table-cell table:formula="of:=IF(AND(MOD([.A3523];9)=0;MOD([.A3524];9)=0);[.A3523]+[.A3524];&quot;&quot;)">
            <text:p/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IF(AND(MOD([.A3524];9)=0;MOD([.A3525];9)=0);[.A3524]+[.A3525];&quot;&quot;)">
            <text:p/>
          </table:table-cell>
          <table:table-cell/>
        </table:table-row>
        <table:table-row table:style-name="ro1">
          <table:table-cell office:value-type="float" office:value="-435" calcext:value-type="float">
            <text:p>-435</text:p>
          </table:table-cell>
          <table:table-cell table:formula="of:=IF(AND(MOD([.A3525];9)=0;MOD([.A3526];9)=0);[.A3525]+[.A3526];&quot;&quot;)">
            <text:p/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IF(AND(MOD([.A3526];9)=0;MOD([.A3527];9)=0);[.A3526]+[.A3527];&quot;&quot;)">
            <text:p/>
          </table:table-cell>
          <table:table-cell/>
        </table:table-row>
        <table:table-row table:style-name="ro1">
          <table:table-cell office:value-type="float" office:value="-937" calcext:value-type="float">
            <text:p>-937</text:p>
          </table:table-cell>
          <table:table-cell table:formula="of:=IF(AND(MOD([.A3527];9)=0;MOD([.A3528];9)=0);[.A3527]+[.A3528];&quot;&quot;)">
            <text:p/>
          </table:table-cell>
          <table:table-cell/>
        </table:table-row>
        <table:table-row table:style-name="ro1">
          <table:table-cell office:value-type="float" office:value="-476" calcext:value-type="float">
            <text:p>-476</text:p>
          </table:table-cell>
          <table:table-cell table:formula="of:=IF(AND(MOD([.A3528];9)=0;MOD([.A3529];9)=0);[.A3528]+[.A3529];&quot;&quot;)">
            <text:p/>
          </table:table-cell>
          <table:table-cell/>
        </table:table-row>
        <table:table-row table:style-name="ro1">
          <table:table-cell office:value-type="float" office:value="-855" calcext:value-type="float">
            <text:p>-855</text:p>
          </table:table-cell>
          <table:table-cell table:formula="of:=IF(AND(MOD([.A3529];9)=0;MOD([.A3530];9)=0);[.A3529]+[.A3530];&quot;&quot;)">
            <text:p/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IF(AND(MOD([.A3530];9)=0;MOD([.A3531];9)=0);[.A3530]+[.A3531];&quot;&quot;)">
            <text:p/>
          </table:table-cell>
          <table:table-cell/>
        </table:table-row>
        <table:table-row table:style-name="ro1">
          <table:table-cell office:value-type="float" office:value="-839" calcext:value-type="float">
            <text:p>-839</text:p>
          </table:table-cell>
          <table:table-cell table:formula="of:=IF(AND(MOD([.A3531];9)=0;MOD([.A3532];9)=0);[.A3531]+[.A3532];&quot;&quot;)">
            <text:p/>
          </table:table-cell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IF(AND(MOD([.A3532];9)=0;MOD([.A3533];9)=0);[.A3532]+[.A3533];&quot;&quot;)">
            <text:p/>
          </table:table-cell>
          <table:table-cell/>
        </table:table-row>
        <table:table-row table:style-name="ro1">
          <table:table-cell office:value-type="float" office:value="-107" calcext:value-type="float">
            <text:p>-107</text:p>
          </table:table-cell>
          <table:table-cell table:formula="of:=IF(AND(MOD([.A3533];9)=0;MOD([.A3534];9)=0);[.A3533]+[.A3534];&quot;&quot;)">
            <text:p/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IF(AND(MOD([.A3534];9)=0;MOD([.A3535];9)=0);[.A3534]+[.A3535];&quot;&quot;)">
            <text:p/>
          </table:table-cell>
          <table:table-cell/>
        </table:table-row>
        <table:table-row table:style-name="ro1">
          <table:table-cell office:value-type="float" office:value="-673" calcext:value-type="float">
            <text:p>-673</text:p>
          </table:table-cell>
          <table:table-cell table:formula="of:=IF(AND(MOD([.A3535];9)=0;MOD([.A3536];9)=0);[.A3535]+[.A3536];&quot;&quot;)">
            <text:p/>
          </table:table-cell>
          <table:table-cell/>
        </table:table-row>
        <table:table-row table:style-name="ro1">
          <table:table-cell office:value-type="float" office:value="-866" calcext:value-type="float">
            <text:p>-866</text:p>
          </table:table-cell>
          <table:table-cell table:formula="of:=IF(AND(MOD([.A3536];9)=0;MOD([.A3537];9)=0);[.A3536]+[.A3537];&quot;&quot;)">
            <text:p/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IF(AND(MOD([.A3537];9)=0;MOD([.A3538];9)=0);[.A3537]+[.A3538];&quot;&quot;)">
            <text:p/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IF(AND(MOD([.A3538];9)=0;MOD([.A3539];9)=0);[.A3538]+[.A3539];&quot;&quot;)">
            <text:p/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IF(AND(MOD([.A3539];9)=0;MOD([.A3540];9)=0);[.A3539]+[.A3540];&quot;&quot;)">
            <text:p/>
          </table:table-cell>
          <table:table-cell/>
        </table:table-row>
        <table:table-row table:style-name="ro1">
          <table:table-cell office:value-type="float" office:value="-260" calcext:value-type="float">
            <text:p>-260</text:p>
          </table:table-cell>
          <table:table-cell table:formula="of:=IF(AND(MOD([.A3540];9)=0;MOD([.A3541];9)=0);[.A3540]+[.A3541];&quot;&quot;)">
            <text:p/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IF(AND(MOD([.A3541];9)=0;MOD([.A3542];9)=0);[.A3541]+[.A3542];&quot;&quot;)">
            <text:p/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IF(AND(MOD([.A3542];9)=0;MOD([.A3543];9)=0);[.A3542]+[.A3543];&quot;&quot;)">
            <text:p/>
          </table:table-cell>
          <table:table-cell/>
        </table:table-row>
        <table:table-row table:style-name="ro1">
          <table:table-cell office:value-type="float" office:value="-483" calcext:value-type="float">
            <text:p>-483</text:p>
          </table:table-cell>
          <table:table-cell table:formula="of:=IF(AND(MOD([.A3543];9)=0;MOD([.A3544];9)=0);[.A3543]+[.A3544];&quot;&quot;)">
            <text:p/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IF(AND(MOD([.A3544];9)=0;MOD([.A3545];9)=0);[.A3544]+[.A3545];&quot;&quot;)">
            <text:p/>
          </table:table-cell>
          <table:table-cell/>
        </table:table-row>
        <table:table-row table:style-name="ro1">
          <table:table-cell office:value-type="float" office:value="-712" calcext:value-type="float">
            <text:p>-712</text:p>
          </table:table-cell>
          <table:table-cell table:formula="of:=IF(AND(MOD([.A3545];9)=0;MOD([.A3546];9)=0);[.A3545]+[.A3546];&quot;&quot;)">
            <text:p/>
          </table:table-cell>
          <table:table-cell/>
        </table:table-row>
        <table:table-row table:style-name="ro1">
          <table:table-cell office:value-type="float" office:value="-840" calcext:value-type="float">
            <text:p>-840</text:p>
          </table:table-cell>
          <table:table-cell table:formula="of:=IF(AND(MOD([.A3546];9)=0;MOD([.A3547];9)=0);[.A3546]+[.A3547];&quot;&quot;)">
            <text:p/>
          </table:table-cell>
          <table:table-cell/>
        </table:table-row>
        <table:table-row table:style-name="ro1">
          <table:table-cell office:value-type="float" office:value="-352" calcext:value-type="float">
            <text:p>-352</text:p>
          </table:table-cell>
          <table:table-cell table:formula="of:=IF(AND(MOD([.A3547];9)=0;MOD([.A3548];9)=0);[.A3547]+[.A3548];&quot;&quot;)">
            <text:p/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IF(AND(MOD([.A3548];9)=0;MOD([.A3549];9)=0);[.A3548]+[.A3549];&quot;&quot;)">
            <text:p/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IF(AND(MOD([.A3549];9)=0;MOD([.A3550];9)=0);[.A3549]+[.A3550];&quot;&quot;)">
            <text:p/>
          </table:table-cell>
          <table:table-cell/>
        </table:table-row>
        <table:table-row table:style-name="ro1">
          <table:table-cell office:value-type="float" office:value="-328" calcext:value-type="float">
            <text:p>-328</text:p>
          </table:table-cell>
          <table:table-cell table:formula="of:=IF(AND(MOD([.A3550];9)=0;MOD([.A3551];9)=0);[.A3550]+[.A3551];&quot;&quot;)">
            <text:p/>
          </table:table-cell>
          <table:table-cell/>
        </table:table-row>
        <table:table-row table:style-name="ro1">
          <table:table-cell office:value-type="float" office:value="-103" calcext:value-type="float">
            <text:p>-103</text:p>
          </table:table-cell>
          <table:table-cell table:formula="of:=IF(AND(MOD([.A3551];9)=0;MOD([.A3552];9)=0);[.A3551]+[.A3552];&quot;&quot;)">
            <text:p/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IF(AND(MOD([.A3552];9)=0;MOD([.A3553];9)=0);[.A3552]+[.A3553];&quot;&quot;)">
            <text:p/>
          </table:table-cell>
          <table:table-cell/>
        </table:table-row>
        <table:table-row table:style-name="ro1">
          <table:table-cell office:value-type="float" office:value="-370" calcext:value-type="float">
            <text:p>-370</text:p>
          </table:table-cell>
          <table:table-cell table:formula="of:=IF(AND(MOD([.A3553];9)=0;MOD([.A3554];9)=0);[.A3553]+[.A3554];&quot;&quot;)">
            <text:p/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IF(AND(MOD([.A3554];9)=0;MOD([.A3555];9)=0);[.A3554]+[.A3555];&quot;&quot;)">
            <text:p/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IF(AND(MOD([.A3555];9)=0;MOD([.A3556];9)=0);[.A3555]+[.A3556];&quot;&quot;)">
            <text:p/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IF(AND(MOD([.A3556];9)=0;MOD([.A3557];9)=0);[.A3556]+[.A3557];&quot;&quot;)">
            <text:p/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IF(AND(MOD([.A3557];9)=0;MOD([.A3558];9)=0);[.A3557]+[.A3558];&quot;&quot;)">
            <text:p/>
          </table:table-cell>
          <table:table-cell/>
        </table:table-row>
        <table:table-row table:style-name="ro1">
          <table:table-cell office:value-type="float" office:value="-512" calcext:value-type="float">
            <text:p>-512</text:p>
          </table:table-cell>
          <table:table-cell table:formula="of:=IF(AND(MOD([.A3558];9)=0;MOD([.A3559];9)=0);[.A3558]+[.A3559];&quot;&quot;)">
            <text:p/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IF(AND(MOD([.A3559];9)=0;MOD([.A3560];9)=0);[.A3559]+[.A3560];&quot;&quot;)">
            <text:p/>
          </table:table-cell>
          <table:table-cell/>
        </table:table-row>
        <table:table-row table:style-name="ro1">
          <table:table-cell office:value-type="float" office:value="-984" calcext:value-type="float">
            <text:p>-984</text:p>
          </table:table-cell>
          <table:table-cell table:formula="of:=IF(AND(MOD([.A3560];9)=0;MOD([.A3561];9)=0);[.A3560]+[.A3561];&quot;&quot;)">
            <text:p/>
          </table:table-cell>
          <table:table-cell/>
        </table:table-row>
        <table:table-row table:style-name="ro1">
          <table:table-cell office:value-type="float" office:value="-659" calcext:value-type="float">
            <text:p>-659</text:p>
          </table:table-cell>
          <table:table-cell table:formula="of:=IF(AND(MOD([.A3561];9)=0;MOD([.A3562];9)=0);[.A3561]+[.A3562];&quot;&quot;)">
            <text:p/>
          </table:table-cell>
          <table:table-cell/>
        </table:table-row>
        <table:table-row table:style-name="ro1">
          <table:table-cell office:value-type="float" office:value="-761" calcext:value-type="float">
            <text:p>-761</text:p>
          </table:table-cell>
          <table:table-cell table:formula="of:=IF(AND(MOD([.A3562];9)=0;MOD([.A3563];9)=0);[.A3562]+[.A3563];&quot;&quot;)">
            <text:p/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IF(AND(MOD([.A3563];9)=0;MOD([.A3564];9)=0);[.A3563]+[.A3564];&quot;&quot;)">
            <text:p/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IF(AND(MOD([.A3564];9)=0;MOD([.A3565];9)=0);[.A3564]+[.A3565];&quot;&quot;)">
            <text:p/>
          </table:table-cell>
          <table:table-cell/>
        </table:table-row>
        <table:table-row table:style-name="ro1">
          <table:table-cell office:value-type="float" office:value="-523" calcext:value-type="float">
            <text:p>-523</text:p>
          </table:table-cell>
          <table:table-cell table:formula="of:=IF(AND(MOD([.A3565];9)=0;MOD([.A3566];9)=0);[.A3565]+[.A3566];&quot;&quot;)">
            <text:p/>
          </table:table-cell>
          <table:table-cell/>
        </table:table-row>
        <table:table-row table:style-name="ro1">
          <table:table-cell office:value-type="float" office:value="-244" calcext:value-type="float">
            <text:p>-244</text:p>
          </table:table-cell>
          <table:table-cell table:formula="of:=IF(AND(MOD([.A3566];9)=0;MOD([.A3567];9)=0);[.A3566]+[.A3567];&quot;&quot;)">
            <text:p/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IF(AND(MOD([.A3567];9)=0;MOD([.A3568];9)=0);[.A3567]+[.A3568];&quot;&quot;)">
            <text:p/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IF(AND(MOD([.A3568];9)=0;MOD([.A3569];9)=0);[.A3568]+[.A3569];&quot;&quot;)">
            <text:p/>
          </table:table-cell>
          <table:table-cell/>
        </table:table-row>
        <table:table-row table:style-name="ro1">
          <table:table-cell office:value-type="float" office:value="-337" calcext:value-type="float">
            <text:p>-337</text:p>
          </table:table-cell>
          <table:table-cell table:formula="of:=IF(AND(MOD([.A3569];9)=0;MOD([.A3570];9)=0);[.A3569]+[.A3570];&quot;&quot;)">
            <text:p/>
          </table:table-cell>
          <table:table-cell/>
        </table:table-row>
        <table:table-row table:style-name="ro1">
          <table:table-cell office:value-type="float" office:value="-436" calcext:value-type="float">
            <text:p>-436</text:p>
          </table:table-cell>
          <table:table-cell table:formula="of:=IF(AND(MOD([.A3570];9)=0;MOD([.A3571];9)=0);[.A3570]+[.A3571];&quot;&quot;)">
            <text:p/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IF(AND(MOD([.A3571];9)=0;MOD([.A3572];9)=0);[.A3571]+[.A3572];&quot;&quot;)">
            <text:p/>
          </table:table-cell>
          <table:table-cell/>
        </table:table-row>
        <table:table-row table:style-name="ro1">
          <table:table-cell office:value-type="float" office:value="-12" calcext:value-type="float">
            <text:p>-12</text:p>
          </table:table-cell>
          <table:table-cell table:formula="of:=IF(AND(MOD([.A3572];9)=0;MOD([.A3573];9)=0);[.A3572]+[.A3573];&quot;&quot;)">
            <text:p/>
          </table:table-cell>
          <table:table-cell/>
        </table:table-row>
        <table:table-row table:style-name="ro1">
          <table:table-cell office:value-type="float" office:value="-1000" calcext:value-type="float">
            <text:p>-1000</text:p>
          </table:table-cell>
          <table:table-cell table:formula="of:=IF(AND(MOD([.A3573];9)=0;MOD([.A3574];9)=0);[.A3573]+[.A3574];&quot;&quot;)">
            <text:p/>
          </table:table-cell>
          <table:table-cell/>
        </table:table-row>
        <table:table-row table:style-name="ro1">
          <table:table-cell office:value-type="float" office:value="-840" calcext:value-type="float">
            <text:p>-840</text:p>
          </table:table-cell>
          <table:table-cell table:formula="of:=IF(AND(MOD([.A3574];9)=0;MOD([.A3575];9)=0);[.A3574]+[.A3575];&quot;&quot;)">
            <text:p/>
          </table:table-cell>
          <table:table-cell/>
        </table:table-row>
        <table:table-row table:style-name="ro1">
          <table:table-cell office:value-type="float" office:value="-917" calcext:value-type="float">
            <text:p>-917</text:p>
          </table:table-cell>
          <table:table-cell table:formula="of:=IF(AND(MOD([.A3575];9)=0;MOD([.A3576];9)=0);[.A3575]+[.A3576];&quot;&quot;)">
            <text:p/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IF(AND(MOD([.A3576];9)=0;MOD([.A3577];9)=0);[.A3576]+[.A3577];&quot;&quot;)">
            <text:p/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IF(AND(MOD([.A3577];9)=0;MOD([.A3578];9)=0);[.A3577]+[.A3578];&quot;&quot;)">
            <text:p/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IF(AND(MOD([.A3578];9)=0;MOD([.A3579];9)=0);[.A3578]+[.A3579];&quot;&quot;)">
            <text:p/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IF(AND(MOD([.A3579];9)=0;MOD([.A3580];9)=0);[.A3579]+[.A3580];&quot;&quot;)">
            <text:p/>
          </table:table-cell>
          <table:table-cell/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IF(AND(MOD([.A3580];9)=0;MOD([.A3581];9)=0);[.A3580]+[.A3581];&quot;&quot;)">
            <text:p/>
          </table:table-cell>
          <table:table-cell/>
        </table:table-row>
        <table:table-row table:style-name="ro1">
          <table:table-cell office:value-type="float" office:value="-541" calcext:value-type="float">
            <text:p>-541</text:p>
          </table:table-cell>
          <table:table-cell table:formula="of:=IF(AND(MOD([.A3581];9)=0;MOD([.A3582];9)=0);[.A3581]+[.A3582];&quot;&quot;)">
            <text:p/>
          </table:table-cell>
          <table:table-cell/>
        </table:table-row>
        <table:table-row table:style-name="ro1">
          <table:table-cell office:value-type="float" office:value="-237" calcext:value-type="float">
            <text:p>-237</text:p>
          </table:table-cell>
          <table:table-cell table:formula="of:=IF(AND(MOD([.A3582];9)=0;MOD([.A3583];9)=0);[.A3582]+[.A3583];&quot;&quot;)">
            <text:p/>
          </table:table-cell>
          <table:table-cell/>
        </table:table-row>
        <table:table-row table:style-name="ro1">
          <table:table-cell office:value-type="float" office:value="-983" calcext:value-type="float">
            <text:p>-983</text:p>
          </table:table-cell>
          <table:table-cell table:formula="of:=IF(AND(MOD([.A3583];9)=0;MOD([.A3584];9)=0);[.A3583]+[.A3584];&quot;&quot;)">
            <text:p/>
          </table:table-cell>
          <table:table-cell/>
        </table:table-row>
        <table:table-row table:style-name="ro1">
          <table:table-cell office:value-type="float" office:value="-873" calcext:value-type="float">
            <text:p>-873</text:p>
          </table:table-cell>
          <table:table-cell table:formula="of:=IF(AND(MOD([.A3584];9)=0;MOD([.A3585];9)=0);[.A3584]+[.A3585];&quot;&quot;)">
            <text:p/>
          </table:table-cell>
          <table:table-cell/>
        </table:table-row>
        <table:table-row table:style-name="ro1">
          <table:table-cell office:value-type="float" office:value="-503" calcext:value-type="float">
            <text:p>-503</text:p>
          </table:table-cell>
          <table:table-cell table:formula="of:=IF(AND(MOD([.A3585];9)=0;MOD([.A3586];9)=0);[.A3585]+[.A3586];&quot;&quot;)">
            <text:p/>
          </table:table-cell>
          <table:table-cell/>
        </table:table-row>
        <table:table-row table:style-name="ro1">
          <table:table-cell office:value-type="float" office:value="-555" calcext:value-type="float">
            <text:p>-555</text:p>
          </table:table-cell>
          <table:table-cell table:formula="of:=IF(AND(MOD([.A3586];9)=0;MOD([.A3587];9)=0);[.A3586]+[.A3587];&quot;&quot;)">
            <text:p/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IF(AND(MOD([.A3587];9)=0;MOD([.A3588];9)=0);[.A3587]+[.A3588];&quot;&quot;)">
            <text:p/>
          </table:table-cell>
          <table:table-cell/>
        </table:table-row>
        <table:table-row table:style-name="ro1">
          <table:table-cell office:value-type="float" office:value="-52" calcext:value-type="float">
            <text:p>-52</text:p>
          </table:table-cell>
          <table:table-cell table:formula="of:=IF(AND(MOD([.A3588];9)=0;MOD([.A3589];9)=0);[.A3588]+[.A3589];&quot;&quot;)">
            <text:p/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IF(AND(MOD([.A3589];9)=0;MOD([.A3590];9)=0);[.A3589]+[.A3590];&quot;&quot;)">
            <text:p/>
          </table:table-cell>
          <table:table-cell/>
        </table:table-row>
        <table:table-row table:style-name="ro1">
          <table:table-cell office:value-type="float" office:value="-263" calcext:value-type="float">
            <text:p>-263</text:p>
          </table:table-cell>
          <table:table-cell table:formula="of:=IF(AND(MOD([.A3590];9)=0;MOD([.A3591];9)=0);[.A3590]+[.A3591];&quot;&quot;)">
            <text:p/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IF(AND(MOD([.A3591];9)=0;MOD([.A3592];9)=0);[.A3591]+[.A3592];&quot;&quot;)">
            <text:p/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IF(AND(MOD([.A3592];9)=0;MOD([.A3593];9)=0);[.A3592]+[.A3593];&quot;&quot;)">
            <text:p/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IF(AND(MOD([.A3593];9)=0;MOD([.A3594];9)=0);[.A3593]+[.A3594];&quot;&quot;)">
            <text:p/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IF(AND(MOD([.A3594];9)=0;MOD([.A3595];9)=0);[.A3594]+[.A3595];&quot;&quot;)">
            <text:p/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IF(AND(MOD([.A3595];9)=0;MOD([.A3596];9)=0);[.A3595]+[.A3596];&quot;&quot;)">
            <text:p/>
          </table:table-cell>
          <table:table-cell/>
        </table:table-row>
        <table:table-row table:style-name="ro1">
          <table:table-cell office:value-type="float" office:value="-310" calcext:value-type="float">
            <text:p>-310</text:p>
          </table:table-cell>
          <table:table-cell table:formula="of:=IF(AND(MOD([.A3596];9)=0;MOD([.A3597];9)=0);[.A3596]+[.A3597];&quot;&quot;)">
            <text:p/>
          </table:table-cell>
          <table:table-cell/>
        </table:table-row>
        <table:table-row table:style-name="ro1">
          <table:table-cell office:value-type="float" office:value="-652" calcext:value-type="float">
            <text:p>-652</text:p>
          </table:table-cell>
          <table:table-cell table:formula="of:=IF(AND(MOD([.A3597];9)=0;MOD([.A3598];9)=0);[.A3597]+[.A3598];&quot;&quot;)">
            <text:p/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IF(AND(MOD([.A3598];9)=0;MOD([.A3599];9)=0);[.A3598]+[.A3599];&quot;&quot;)">
            <text:p/>
          </table:table-cell>
          <table:table-cell/>
        </table:table-row>
        <table:table-row table:style-name="ro1">
          <table:table-cell office:value-type="float" office:value="-802" calcext:value-type="float">
            <text:p>-802</text:p>
          </table:table-cell>
          <table:table-cell table:formula="of:=IF(AND(MOD([.A3599];9)=0;MOD([.A3600];9)=0);[.A3599]+[.A3600];&quot;&quot;)">
            <text:p/>
          </table:table-cell>
          <table:table-cell/>
        </table:table-row>
        <table:table-row table:style-name="ro1">
          <table:table-cell office:value-type="float" office:value="-158" calcext:value-type="float">
            <text:p>-158</text:p>
          </table:table-cell>
          <table:table-cell table:formula="of:=IF(AND(MOD([.A3600];9)=0;MOD([.A3601];9)=0);[.A3600]+[.A3601];&quot;&quot;)">
            <text:p/>
          </table:table-cell>
          <table:table-cell/>
        </table:table-row>
        <table:table-row table:style-name="ro1">
          <table:table-cell office:value-type="float" office:value="-337" calcext:value-type="float">
            <text:p>-337</text:p>
          </table:table-cell>
          <table:table-cell table:formula="of:=IF(AND(MOD([.A3601];9)=0;MOD([.A3602];9)=0);[.A3601]+[.A3602];&quot;&quot;)">
            <text:p/>
          </table:table-cell>
          <table:table-cell/>
        </table:table-row>
        <table:table-row table:style-name="ro1">
          <table:table-cell office:value-type="float" office:value="-582" calcext:value-type="float">
            <text:p>-582</text:p>
          </table:table-cell>
          <table:table-cell table:formula="of:=IF(AND(MOD([.A3602];9)=0;MOD([.A3603];9)=0);[.A3602]+[.A3603];&quot;&quot;)">
            <text:p/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AND(MOD([.A3603];9)=0;MOD([.A3604];9)=0);[.A3603]+[.A3604];&quot;&quot;)">
            <text:p/>
          </table:table-cell>
          <table:table-cell/>
        </table:table-row>
        <table:table-row table:style-name="ro1">
          <table:table-cell office:value-type="float" office:value="-995" calcext:value-type="float">
            <text:p>-995</text:p>
          </table:table-cell>
          <table:table-cell table:formula="of:=IF(AND(MOD([.A3604];9)=0;MOD([.A3605];9)=0);[.A3604]+[.A3605];&quot;&quot;)">
            <text:p/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IF(AND(MOD([.A3605];9)=0;MOD([.A3606];9)=0);[.A3605]+[.A3606];&quot;&quot;)">
            <text:p/>
          </table:table-cell>
          <table:table-cell/>
        </table:table-row>
        <table:table-row table:style-name="ro1">
          <table:table-cell office:value-type="float" office:value="-941" calcext:value-type="float">
            <text:p>-941</text:p>
          </table:table-cell>
          <table:table-cell table:formula="of:=IF(AND(MOD([.A3606];9)=0;MOD([.A3607];9)=0);[.A3606]+[.A3607];&quot;&quot;)">
            <text:p/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IF(AND(MOD([.A3607];9)=0;MOD([.A3608];9)=0);[.A3607]+[.A3608];&quot;&quot;)">
            <text:p/>
          </table:table-cell>
          <table:table-cell/>
        </table:table-row>
        <table:table-row table:style-name="ro1">
          <table:table-cell office:value-type="float" office:value="-862" calcext:value-type="float">
            <text:p>-862</text:p>
          </table:table-cell>
          <table:table-cell table:formula="of:=IF(AND(MOD([.A3608];9)=0;MOD([.A3609];9)=0);[.A3608]+[.A3609];&quot;&quot;)">
            <text:p/>
          </table:table-cell>
          <table:table-cell/>
        </table:table-row>
        <table:table-row table:style-name="ro1">
          <table:table-cell office:value-type="float" office:value="-706" calcext:value-type="float">
            <text:p>-706</text:p>
          </table:table-cell>
          <table:table-cell table:formula="of:=IF(AND(MOD([.A3609];9)=0;MOD([.A3610];9)=0);[.A3609]+[.A3610];&quot;&quot;)">
            <text:p/>
          </table:table-cell>
          <table:table-cell/>
        </table:table-row>
        <table:table-row table:style-name="ro1">
          <table:table-cell office:value-type="float" office:value="-417" calcext:value-type="float">
            <text:p>-417</text:p>
          </table:table-cell>
          <table:table-cell table:formula="of:=IF(AND(MOD([.A3610];9)=0;MOD([.A3611];9)=0);[.A3610]+[.A3611];&quot;&quot;)">
            <text:p/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IF(AND(MOD([.A3611];9)=0;MOD([.A3612];9)=0);[.A3611]+[.A3612];&quot;&quot;)">
            <text:p/>
          </table:table-cell>
          <table:table-cell/>
        </table:table-row>
        <table:table-row table:style-name="ro1">
          <table:table-cell office:value-type="float" office:value="-597" calcext:value-type="float">
            <text:p>-597</text:p>
          </table:table-cell>
          <table:table-cell table:formula="of:=IF(AND(MOD([.A3612];9)=0;MOD([.A3613];9)=0);[.A3612]+[.A3613];&quot;&quot;)">
            <text:p/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IF(AND(MOD([.A3613];9)=0;MOD([.A3614];9)=0);[.A3613]+[.A3614];&quot;&quot;)">
            <text:p/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IF(AND(MOD([.A3614];9)=0;MOD([.A3615];9)=0);[.A3614]+[.A3615];&quot;&quot;)">
            <text:p/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IF(AND(MOD([.A3615];9)=0;MOD([.A3616];9)=0);[.A3615]+[.A3616];&quot;&quot;)">
            <text:p/>
          </table:table-cell>
          <table:table-cell/>
        </table:table-row>
        <table:table-row table:style-name="ro1">
          <table:table-cell office:value-type="float" office:value="-395" calcext:value-type="float">
            <text:p>-395</text:p>
          </table:table-cell>
          <table:table-cell table:formula="of:=IF(AND(MOD([.A3616];9)=0;MOD([.A3617];9)=0);[.A3616]+[.A3617];&quot;&quot;)">
            <text:p/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AND(MOD([.A3617];9)=0;MOD([.A3618];9)=0);[.A3617]+[.A3618];&quot;&quot;)">
            <text:p/>
          </table:table-cell>
          <table:table-cell/>
        </table:table-row>
        <table:table-row table:style-name="ro1">
          <table:table-cell office:value-type="float" office:value="-826" calcext:value-type="float">
            <text:p>-826</text:p>
          </table:table-cell>
          <table:table-cell table:formula="of:=IF(AND(MOD([.A3618];9)=0;MOD([.A3619];9)=0);[.A3618]+[.A3619];&quot;&quot;)">
            <text:p/>
          </table:table-cell>
          <table:table-cell/>
        </table:table-row>
        <table:table-row table:style-name="ro1">
          <table:table-cell office:value-type="float" office:value="-334" calcext:value-type="float">
            <text:p>-334</text:p>
          </table:table-cell>
          <table:table-cell table:formula="of:=IF(AND(MOD([.A3619];9)=0;MOD([.A3620];9)=0);[.A3619]+[.A3620];&quot;&quot;)">
            <text:p/>
          </table:table-cell>
          <table:table-cell/>
        </table:table-row>
        <table:table-row table:style-name="ro1">
          <table:table-cell office:value-type="float" office:value="-63" calcext:value-type="float">
            <text:p>-63</text:p>
          </table:table-cell>
          <table:table-cell table:formula="of:=IF(AND(MOD([.A3620];9)=0;MOD([.A3621];9)=0);[.A3620]+[.A3621];&quot;&quot;)">
            <text:p/>
          </table:table-cell>
          <table:table-cell/>
        </table:table-row>
        <table:table-row table:style-name="ro1">
          <table:table-cell office:value-type="float" office:value="-223" calcext:value-type="float">
            <text:p>-223</text:p>
          </table:table-cell>
          <table:table-cell table:formula="of:=IF(AND(MOD([.A3621];9)=0;MOD([.A3622];9)=0);[.A3621]+[.A3622];&quot;&quot;)">
            <text:p/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IF(AND(MOD([.A3622];9)=0;MOD([.A3623];9)=0);[.A3622]+[.A3623];&quot;&quot;)">
            <text:p/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IF(AND(MOD([.A3623];9)=0;MOD([.A3624];9)=0);[.A3623]+[.A3624];&quot;&quot;)">
            <text:p/>
          </table:table-cell>
          <table:table-cell/>
        </table:table-row>
        <table:table-row table:style-name="ro1">
          <table:table-cell office:value-type="float" office:value="-131" calcext:value-type="float">
            <text:p>-131</text:p>
          </table:table-cell>
          <table:table-cell table:formula="of:=IF(AND(MOD([.A3624];9)=0;MOD([.A3625];9)=0);[.A3624]+[.A3625];&quot;&quot;)">
            <text:p/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IF(AND(MOD([.A3625];9)=0;MOD([.A3626];9)=0);[.A3625]+[.A3626];&quot;&quot;)">
            <text:p/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IF(AND(MOD([.A3626];9)=0;MOD([.A3627];9)=0);[.A3626]+[.A3627];&quot;&quot;)">
            <text:p/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IF(AND(MOD([.A3627];9)=0;MOD([.A3628];9)=0);[.A3627]+[.A3628];&quot;&quot;)">
            <text:p/>
          </table:table-cell>
          <table:table-cell/>
        </table:table-row>
        <table:table-row table:style-name="ro1">
          <table:table-cell office:value-type="float" office:value="-345" calcext:value-type="float">
            <text:p>-345</text:p>
          </table:table-cell>
          <table:table-cell table:formula="of:=IF(AND(MOD([.A3628];9)=0;MOD([.A3629];9)=0);[.A3628]+[.A3629];&quot;&quot;)">
            <text:p/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IF(AND(MOD([.A3629];9)=0;MOD([.A3630];9)=0);[.A3629]+[.A3630];&quot;&quot;)">
            <text:p/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IF(AND(MOD([.A3630];9)=0;MOD([.A3631];9)=0);[.A3630]+[.A3631];&quot;&quot;)">
            <text:p/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IF(AND(MOD([.A3631];9)=0;MOD([.A3632];9)=0);[.A3631]+[.A3632];&quot;&quot;)">
            <text:p/>
          </table:table-cell>
          <table:table-cell/>
        </table:table-row>
        <table:table-row table:style-name="ro1">
          <table:table-cell office:value-type="float" office:value="-182" calcext:value-type="float">
            <text:p>-182</text:p>
          </table:table-cell>
          <table:table-cell table:formula="of:=IF(AND(MOD([.A3632];9)=0;MOD([.A3633];9)=0);[.A3632]+[.A3633];&quot;&quot;)">
            <text:p/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IF(AND(MOD([.A3633];9)=0;MOD([.A3634];9)=0);[.A3633]+[.A3634];&quot;&quot;)">
            <text:p/>
          </table:table-cell>
          <table:table-cell/>
        </table:table-row>
        <table:table-row table:style-name="ro1">
          <table:table-cell office:value-type="float" office:value="-450" calcext:value-type="float">
            <text:p>-450</text:p>
          </table:table-cell>
          <table:table-cell table:formula="of:=IF(AND(MOD([.A3634];9)=0;MOD([.A3635];9)=0);[.A3634]+[.A3635];&quot;&quot;)">
            <text:p/>
          </table:table-cell>
          <table:table-cell/>
        </table:table-row>
        <table:table-row table:style-name="ro1">
          <table:table-cell office:value-type="float" office:value="-827" calcext:value-type="float">
            <text:p>-827</text:p>
          </table:table-cell>
          <table:table-cell table:formula="of:=IF(AND(MOD([.A3635];9)=0;MOD([.A3636];9)=0);[.A3635]+[.A3636];&quot;&quot;)">
            <text:p/>
          </table:table-cell>
          <table:table-cell/>
        </table:table-row>
        <table:table-row table:style-name="ro1">
          <table:table-cell office:value-type="float" office:value="-282" calcext:value-type="float">
            <text:p>-282</text:p>
          </table:table-cell>
          <table:table-cell table:formula="of:=IF(AND(MOD([.A3636];9)=0;MOD([.A3637];9)=0);[.A3636]+[.A3637];&quot;&quot;)">
            <text:p/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IF(AND(MOD([.A3637];9)=0;MOD([.A3638];9)=0);[.A3637]+[.A3638];&quot;&quot;)">
            <text:p/>
          </table:table-cell>
          <table:table-cell/>
        </table:table-row>
        <table:table-row table:style-name="ro1">
          <table:table-cell office:value-type="float" office:value="-118" calcext:value-type="float">
            <text:p>-118</text:p>
          </table:table-cell>
          <table:table-cell table:formula="of:=IF(AND(MOD([.A3638];9)=0;MOD([.A3639];9)=0);[.A3638]+[.A3639];&quot;&quot;)">
            <text:p/>
          </table:table-cell>
          <table:table-cell/>
        </table:table-row>
        <table:table-row table:style-name="ro1">
          <table:table-cell office:value-type="float" office:value="-586" calcext:value-type="float">
            <text:p>-586</text:p>
          </table:table-cell>
          <table:table-cell table:formula="of:=IF(AND(MOD([.A3639];9)=0;MOD([.A3640];9)=0);[.A3639]+[.A3640];&quot;&quot;)">
            <text:p/>
          </table:table-cell>
          <table:table-cell/>
        </table:table-row>
        <table:table-row table:style-name="ro1">
          <table:table-cell office:value-type="float" office:value="-327" calcext:value-type="float">
            <text:p>-327</text:p>
          </table:table-cell>
          <table:table-cell table:formula="of:=IF(AND(MOD([.A3640];9)=0;MOD([.A3641];9)=0);[.A3640]+[.A3641];&quot;&quot;)">
            <text:p/>
          </table:table-cell>
          <table:table-cell/>
        </table:table-row>
        <table:table-row table:style-name="ro1">
          <table:table-cell office:value-type="float" office:value="-792" calcext:value-type="float">
            <text:p>-792</text:p>
          </table:table-cell>
          <table:table-cell table:formula="of:=IF(AND(MOD([.A3641];9)=0;MOD([.A3642];9)=0);[.A3641]+[.A3642];&quot;&quot;)">
            <text:p/>
          </table:table-cell>
          <table:table-cell/>
        </table:table-row>
        <table:table-row table:style-name="ro1">
          <table:table-cell office:value-type="float" office:value="-399" calcext:value-type="float">
            <text:p>-399</text:p>
          </table:table-cell>
          <table:table-cell table:formula="of:=IF(AND(MOD([.A3642];9)=0;MOD([.A3643];9)=0);[.A3642]+[.A3643];&quot;&quot;)">
            <text:p/>
          </table:table-cell>
          <table:table-cell/>
        </table:table-row>
        <table:table-row table:style-name="ro1">
          <table:table-cell office:value-type="float" office:value="-873" calcext:value-type="float">
            <text:p>-873</text:p>
          </table:table-cell>
          <table:table-cell table:formula="of:=IF(AND(MOD([.A3643];9)=0;MOD([.A3644];9)=0);[.A3643]+[.A3644];&quot;&quot;)">
            <text:p/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IF(AND(MOD([.A3644];9)=0;MOD([.A3645];9)=0);[.A3644]+[.A3645];&quot;&quot;)">
            <text:p/>
          </table:table-cell>
          <table:table-cell/>
        </table:table-row>
        <table:table-row table:style-name="ro1">
          <table:table-cell office:value-type="float" office:value="-685" calcext:value-type="float">
            <text:p>-685</text:p>
          </table:table-cell>
          <table:table-cell table:formula="of:=IF(AND(MOD([.A3645];9)=0;MOD([.A3646];9)=0);[.A3645]+[.A3646];&quot;&quot;)">
            <text:p/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IF(AND(MOD([.A3646];9)=0;MOD([.A3647];9)=0);[.A3646]+[.A3647];&quot;&quot;)">
            <text:p/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IF(AND(MOD([.A3647];9)=0;MOD([.A3648];9)=0);[.A3647]+[.A3648];&quot;&quot;)">
            <text:p/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IF(AND(MOD([.A3648];9)=0;MOD([.A3649];9)=0);[.A3648]+[.A3649];&quot;&quot;)">
            <text:p/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IF(AND(MOD([.A3649];9)=0;MOD([.A3650];9)=0);[.A3649]+[.A3650];&quot;&quot;)">
            <text:p/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IF(AND(MOD([.A3650];9)=0;MOD([.A3651];9)=0);[.A3650]+[.A3651];&quot;&quot;)">
            <text:p/>
          </table:table-cell>
          <table:table-cell/>
        </table:table-row>
        <table:table-row table:style-name="ro1">
          <table:table-cell office:value-type="float" office:value="-359" calcext:value-type="float">
            <text:p>-359</text:p>
          </table:table-cell>
          <table:table-cell table:formula="of:=IF(AND(MOD([.A3651];9)=0;MOD([.A3652];9)=0);[.A3651]+[.A3652];&quot;&quot;)">
            <text:p/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IF(AND(MOD([.A3652];9)=0;MOD([.A3653];9)=0);[.A3652]+[.A3653];&quot;&quot;)">
            <text:p/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IF(AND(MOD([.A3653];9)=0;MOD([.A3654];9)=0);[.A3653]+[.A3654];&quot;&quot;)">
            <text:p/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IF(AND(MOD([.A3654];9)=0;MOD([.A3655];9)=0);[.A3654]+[.A3655];&quot;&quot;)">
            <text:p/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IF(AND(MOD([.A3655];9)=0;MOD([.A3656];9)=0);[.A3655]+[.A3656];&quot;&quot;)">
            <text:p/>
          </table:table-cell>
          <table:table-cell/>
        </table:table-row>
        <table:table-row table:style-name="ro1">
          <table:table-cell office:value-type="float" office:value="-196" calcext:value-type="float">
            <text:p>-196</text:p>
          </table:table-cell>
          <table:table-cell table:formula="of:=IF(AND(MOD([.A3656];9)=0;MOD([.A3657];9)=0);[.A3656]+[.A3657];&quot;&quot;)">
            <text:p/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AND(MOD([.A3657];9)=0;MOD([.A3658];9)=0);[.A3657]+[.A3658];&quot;&quot;)">
            <text:p/>
          </table:table-cell>
          <table:table-cell/>
        </table:table-row>
        <table:table-row table:style-name="ro1">
          <table:table-cell office:value-type="float" office:value="-377" calcext:value-type="float">
            <text:p>-377</text:p>
          </table:table-cell>
          <table:table-cell table:formula="of:=IF(AND(MOD([.A3658];9)=0;MOD([.A3659];9)=0);[.A3658]+[.A3659];&quot;&quot;)">
            <text:p/>
          </table:table-cell>
          <table:table-cell/>
        </table:table-row>
        <table:table-row table:style-name="ro1">
          <table:table-cell office:value-type="float" office:value="-349" calcext:value-type="float">
            <text:p>-349</text:p>
          </table:table-cell>
          <table:table-cell table:formula="of:=IF(AND(MOD([.A3659];9)=0;MOD([.A3660];9)=0);[.A3659]+[.A3660];&quot;&quot;)">
            <text:p/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AND(MOD([.A3660];9)=0;MOD([.A3661];9)=0);[.A3660]+[.A3661];&quot;&quot;)">
            <text:p/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IF(AND(MOD([.A3661];9)=0;MOD([.A3662];9)=0);[.A3661]+[.A3662];&quot;&quot;)">
            <text:p/>
          </table:table-cell>
          <table:table-cell/>
        </table:table-row>
        <table:table-row table:style-name="ro1">
          <table:table-cell office:value-type="float" office:value="-552" calcext:value-type="float">
            <text:p>-552</text:p>
          </table:table-cell>
          <table:table-cell table:formula="of:=IF(AND(MOD([.A3662];9)=0;MOD([.A3663];9)=0);[.A3662]+[.A3663];&quot;&quot;)">
            <text:p/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IF(AND(MOD([.A3663];9)=0;MOD([.A3664];9)=0);[.A3663]+[.A3664];&quot;&quot;)">
            <text:p/>
          </table:table-cell>
          <table:table-cell/>
        </table:table-row>
        <table:table-row table:style-name="ro1">
          <table:table-cell office:value-type="float" office:value="-290" calcext:value-type="float">
            <text:p>-290</text:p>
          </table:table-cell>
          <table:table-cell table:formula="of:=IF(AND(MOD([.A3664];9)=0;MOD([.A3665];9)=0);[.A3664]+[.A3665];&quot;&quot;)">
            <text:p/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IF(AND(MOD([.A3665];9)=0;MOD([.A3666];9)=0);[.A3665]+[.A3666];&quot;&quot;)">
            <text:p/>
          </table:table-cell>
          <table:table-cell/>
        </table:table-row>
        <table:table-row table:style-name="ro1">
          <table:table-cell office:value-type="float" office:value="-309" calcext:value-type="float">
            <text:p>-309</text:p>
          </table:table-cell>
          <table:table-cell table:formula="of:=IF(AND(MOD([.A3666];9)=0;MOD([.A3667];9)=0);[.A3666]+[.A3667];&quot;&quot;)">
            <text:p/>
          </table:table-cell>
          <table:table-cell/>
        </table:table-row>
        <table:table-row table:style-name="ro1">
          <table:table-cell office:value-type="float" office:value="-281" calcext:value-type="float">
            <text:p>-281</text:p>
          </table:table-cell>
          <table:table-cell table:formula="of:=IF(AND(MOD([.A3667];9)=0;MOD([.A3668];9)=0);[.A3667]+[.A3668];&quot;&quot;)">
            <text:p/>
          </table:table-cell>
          <table:table-cell/>
        </table:table-row>
        <table:table-row table:style-name="ro1">
          <table:table-cell office:value-type="float" office:value="-848" calcext:value-type="float">
            <text:p>-848</text:p>
          </table:table-cell>
          <table:table-cell table:formula="of:=IF(AND(MOD([.A3668];9)=0;MOD([.A3669];9)=0);[.A3668]+[.A3669];&quot;&quot;)">
            <text:p/>
          </table:table-cell>
          <table:table-cell/>
        </table:table-row>
        <table:table-row table:style-name="ro1">
          <table:table-cell office:value-type="float" office:value="-168" calcext:value-type="float">
            <text:p>-168</text:p>
          </table:table-cell>
          <table:table-cell table:formula="of:=IF(AND(MOD([.A3669];9)=0;MOD([.A3670];9)=0);[.A3669]+[.A3670];&quot;&quot;)">
            <text:p/>
          </table:table-cell>
          <table:table-cell/>
        </table:table-row>
        <table:table-row table:style-name="ro1">
          <table:table-cell office:value-type="float" office:value="-104" calcext:value-type="float">
            <text:p>-104</text:p>
          </table:table-cell>
          <table:table-cell table:formula="of:=IF(AND(MOD([.A3670];9)=0;MOD([.A3671];9)=0);[.A3670]+[.A3671];&quot;&quot;)">
            <text:p/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IF(AND(MOD([.A3671];9)=0;MOD([.A3672];9)=0);[.A3671]+[.A3672];&quot;&quot;)">
            <text:p/>
          </table:table-cell>
          <table:table-cell/>
        </table:table-row>
        <table:table-row table:style-name="ro1">
          <table:table-cell office:value-type="float" office:value="-316" calcext:value-type="float">
            <text:p>-316</text:p>
          </table:table-cell>
          <table:table-cell table:formula="of:=IF(AND(MOD([.A3672];9)=0;MOD([.A3673];9)=0);[.A3672]+[.A3673];&quot;&quot;)">
            <text:p/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IF(AND(MOD([.A3673];9)=0;MOD([.A3674];9)=0);[.A3673]+[.A3674];&quot;&quot;)">
            <text:p/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IF(AND(MOD([.A3674];9)=0;MOD([.A3675];9)=0);[.A3674]+[.A3675];&quot;&quot;)">
            <text:p/>
          </table:table-cell>
          <table:table-cell/>
        </table:table-row>
        <table:table-row table:style-name="ro1">
          <table:table-cell office:value-type="float" office:value="-339" calcext:value-type="float">
            <text:p>-339</text:p>
          </table:table-cell>
          <table:table-cell table:formula="of:=IF(AND(MOD([.A3675];9)=0;MOD([.A3676];9)=0);[.A3675]+[.A3676];&quot;&quot;)">
            <text:p/>
          </table:table-cell>
          <table:table-cell/>
        </table:table-row>
        <table:table-row table:style-name="ro1">
          <table:table-cell office:value-type="float" office:value="-350" calcext:value-type="float">
            <text:p>-350</text:p>
          </table:table-cell>
          <table:table-cell table:formula="of:=IF(AND(MOD([.A3676];9)=0;MOD([.A3677];9)=0);[.A3676]+[.A3677];&quot;&quot;)">
            <text:p/>
          </table:table-cell>
          <table:table-cell/>
        </table:table-row>
        <table:table-row table:style-name="ro1">
          <table:table-cell office:value-type="float" office:value="-243" calcext:value-type="float">
            <text:p>-243</text:p>
          </table:table-cell>
          <table:table-cell table:formula="of:=IF(AND(MOD([.A3677];9)=0;MOD([.A3678];9)=0);[.A3677]+[.A3678];&quot;&quot;)">
            <text:p/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IF(AND(MOD([.A3678];9)=0;MOD([.A3679];9)=0);[.A3678]+[.A3679];&quot;&quot;)" office:value-type="float" office:value="207" calcext:value-type="float">
            <text:p>207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IF(AND(MOD([.A3679];9)=0;MOD([.A3680];9)=0);[.A3679]+[.A3680];&quot;&quot;)">
            <text:p/>
          </table:table-cell>
          <table:table-cell/>
        </table:table-row>
        <table:table-row table:style-name="ro1">
          <table:table-cell office:value-type="float" office:value="-548" calcext:value-type="float">
            <text:p>-548</text:p>
          </table:table-cell>
          <table:table-cell table:formula="of:=IF(AND(MOD([.A3680];9)=0;MOD([.A3681];9)=0);[.A3680]+[.A3681];&quot;&quot;)">
            <text:p/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IF(AND(MOD([.A3681];9)=0;MOD([.A3682];9)=0);[.A3681]+[.A3682];&quot;&quot;)">
            <text:p/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IF(AND(MOD([.A3682];9)=0;MOD([.A3683];9)=0);[.A3682]+[.A3683];&quot;&quot;)">
            <text:p/>
          </table:table-cell>
          <table:table-cell/>
        </table:table-row>
        <table:table-row table:style-name="ro1">
          <table:table-cell office:value-type="float" office:value="-719" calcext:value-type="float">
            <text:p>-719</text:p>
          </table:table-cell>
          <table:table-cell table:formula="of:=IF(AND(MOD([.A3683];9)=0;MOD([.A3684];9)=0);[.A3683]+[.A3684];&quot;&quot;)">
            <text:p/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IF(AND(MOD([.A3684];9)=0;MOD([.A3685];9)=0);[.A3684]+[.A3685];&quot;&quot;)">
            <text:p/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IF(AND(MOD([.A3685];9)=0;MOD([.A3686];9)=0);[.A3685]+[.A3686];&quot;&quot;)">
            <text:p/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IF(AND(MOD([.A3686];9)=0;MOD([.A3687];9)=0);[.A3686]+[.A3687];&quot;&quot;)">
            <text:p/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IF(AND(MOD([.A3687];9)=0;MOD([.A3688];9)=0);[.A3687]+[.A3688];&quot;&quot;)">
            <text:p/>
          </table:table-cell>
          <table:table-cell/>
        </table:table-row>
        <table:table-row table:style-name="ro1">
          <table:table-cell office:value-type="float" office:value="-626" calcext:value-type="float">
            <text:p>-626</text:p>
          </table:table-cell>
          <table:table-cell table:formula="of:=IF(AND(MOD([.A3688];9)=0;MOD([.A3689];9)=0);[.A3688]+[.A3689];&quot;&quot;)">
            <text:p/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IF(AND(MOD([.A3689];9)=0;MOD([.A3690];9)=0);[.A3689]+[.A3690];&quot;&quot;)">
            <text:p/>
          </table:table-cell>
          <table:table-cell/>
        </table:table-row>
        <table:table-row table:style-name="ro1">
          <table:table-cell office:value-type="float" office:value="-43" calcext:value-type="float">
            <text:p>-43</text:p>
          </table:table-cell>
          <table:table-cell table:formula="of:=IF(AND(MOD([.A3690];9)=0;MOD([.A3691];9)=0);[.A3690]+[.A3691];&quot;&quot;)">
            <text:p/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IF(AND(MOD([.A3691];9)=0;MOD([.A3692];9)=0);[.A3691]+[.A3692];&quot;&quot;)">
            <text:p/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IF(AND(MOD([.A3692];9)=0;MOD([.A3693];9)=0);[.A3692]+[.A3693];&quot;&quot;)">
            <text:p/>
          </table:table-cell>
          <table:table-cell/>
        </table:table-row>
        <table:table-row table:style-name="ro1">
          <table:table-cell office:value-type="float" office:value="-586" calcext:value-type="float">
            <text:p>-586</text:p>
          </table:table-cell>
          <table:table-cell table:formula="of:=IF(AND(MOD([.A3693];9)=0;MOD([.A3694];9)=0);[.A3693]+[.A3694];&quot;&quot;)">
            <text:p/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IF(AND(MOD([.A3694];9)=0;MOD([.A3695];9)=0);[.A3694]+[.A3695];&quot;&quot;)">
            <text:p/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IF(AND(MOD([.A3695];9)=0;MOD([.A3696];9)=0);[.A3695]+[.A3696];&quot;&quot;)">
            <text:p/>
          </table:table-cell>
          <table:table-cell/>
        </table:table-row>
        <table:table-row table:style-name="ro1">
          <table:table-cell office:value-type="float" office:value="-43" calcext:value-type="float">
            <text:p>-43</text:p>
          </table:table-cell>
          <table:table-cell table:formula="of:=IF(AND(MOD([.A3696];9)=0;MOD([.A3697];9)=0);[.A3696]+[.A3697];&quot;&quot;)">
            <text:p/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IF(AND(MOD([.A3697];9)=0;MOD([.A3698];9)=0);[.A3697]+[.A3698];&quot;&quot;)">
            <text:p/>
          </table:table-cell>
          <table:table-cell/>
        </table:table-row>
        <table:table-row table:style-name="ro1">
          <table:table-cell office:value-type="float" office:value="-348" calcext:value-type="float">
            <text:p>-348</text:p>
          </table:table-cell>
          <table:table-cell table:formula="of:=IF(AND(MOD([.A3698];9)=0;MOD([.A3699];9)=0);[.A3698]+[.A3699];&quot;&quot;)">
            <text:p/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IF(AND(MOD([.A3699];9)=0;MOD([.A3700];9)=0);[.A3699]+[.A3700];&quot;&quot;)">
            <text:p/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IF(AND(MOD([.A3700];9)=0;MOD([.A3701];9)=0);[.A3700]+[.A3701];&quot;&quot;)">
            <text:p/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IF(AND(MOD([.A3701];9)=0;MOD([.A3702];9)=0);[.A3701]+[.A3702];&quot;&quot;)">
            <text:p/>
          </table:table-cell>
          <table:table-cell/>
        </table:table-row>
        <table:table-row table:style-name="ro1">
          <table:table-cell office:value-type="float" office:value="-570" calcext:value-type="float">
            <text:p>-570</text:p>
          </table:table-cell>
          <table:table-cell table:formula="of:=IF(AND(MOD([.A3702];9)=0;MOD([.A3703];9)=0);[.A3702]+[.A3703];&quot;&quot;)">
            <text:p/>
          </table:table-cell>
          <table:table-cell/>
        </table:table-row>
        <table:table-row table:style-name="ro1">
          <table:table-cell office:value-type="float" office:value="-725" calcext:value-type="float">
            <text:p>-725</text:p>
          </table:table-cell>
          <table:table-cell table:formula="of:=IF(AND(MOD([.A3703];9)=0;MOD([.A3704];9)=0);[.A3703]+[.A3704];&quot;&quot;)">
            <text:p/>
          </table:table-cell>
          <table:table-cell/>
        </table:table-row>
        <table:table-row table:style-name="ro1">
          <table:table-cell office:value-type="float" office:value="-933" calcext:value-type="float">
            <text:p>-933</text:p>
          </table:table-cell>
          <table:table-cell table:formula="of:=IF(AND(MOD([.A3704];9)=0;MOD([.A3705];9)=0);[.A3704]+[.A3705];&quot;&quot;)">
            <text:p/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IF(AND(MOD([.A3705];9)=0;MOD([.A3706];9)=0);[.A3705]+[.A3706];&quot;&quot;)">
            <text:p/>
          </table:table-cell>
          <table:table-cell/>
        </table:table-row>
        <table:table-row table:style-name="ro1">
          <table:table-cell office:value-type="float" office:value="-732" calcext:value-type="float">
            <text:p>-732</text:p>
          </table:table-cell>
          <table:table-cell table:formula="of:=IF(AND(MOD([.A3706];9)=0;MOD([.A3707];9)=0);[.A3706]+[.A3707];&quot;&quot;)">
            <text:p/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IF(AND(MOD([.A3707];9)=0;MOD([.A3708];9)=0);[.A3707]+[.A3708];&quot;&quot;)">
            <text:p/>
          </table:table-cell>
          <table:table-cell/>
        </table:table-row>
        <table:table-row table:style-name="ro1">
          <table:table-cell office:value-type="float" office:value="-151" calcext:value-type="float">
            <text:p>-151</text:p>
          </table:table-cell>
          <table:table-cell table:formula="of:=IF(AND(MOD([.A3708];9)=0;MOD([.A3709];9)=0);[.A3708]+[.A3709];&quot;&quot;)">
            <text:p/>
          </table:table-cell>
          <table:table-cell/>
        </table:table-row>
        <table:table-row table:style-name="ro1">
          <table:table-cell office:value-type="float" office:value="-515" calcext:value-type="float">
            <text:p>-515</text:p>
          </table:table-cell>
          <table:table-cell table:formula="of:=IF(AND(MOD([.A3709];9)=0;MOD([.A3710];9)=0);[.A3709]+[.A3710];&quot;&quot;)">
            <text:p/>
          </table:table-cell>
          <table:table-cell/>
        </table:table-row>
        <table:table-row table:style-name="ro1">
          <table:table-cell office:value-type="float" office:value="-159" calcext:value-type="float">
            <text:p>-159</text:p>
          </table:table-cell>
          <table:table-cell table:formula="of:=IF(AND(MOD([.A3710];9)=0;MOD([.A3711];9)=0);[.A3710]+[.A3711];&quot;&quot;)">
            <text:p/>
          </table:table-cell>
          <table:table-cell/>
        </table:table-row>
        <table:table-row table:style-name="ro1">
          <table:table-cell office:value-type="float" office:value="-927" calcext:value-type="float">
            <text:p>-927</text:p>
          </table:table-cell>
          <table:table-cell table:formula="of:=IF(AND(MOD([.A3711];9)=0;MOD([.A3712];9)=0);[.A3711]+[.A3712];&quot;&quot;)">
            <text:p/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IF(AND(MOD([.A3712];9)=0;MOD([.A3713];9)=0);[.A3712]+[.A3713];&quot;&quot;)">
            <text:p/>
          </table:table-cell>
          <table:table-cell/>
        </table:table-row>
        <table:table-row table:style-name="ro1">
          <table:table-cell office:value-type="float" office:value="-173" calcext:value-type="float">
            <text:p>-173</text:p>
          </table:table-cell>
          <table:table-cell table:formula="of:=IF(AND(MOD([.A3713];9)=0;MOD([.A3714];9)=0);[.A3713]+[.A3714];&quot;&quot;)">
            <text:p/>
          </table:table-cell>
          <table:table-cell/>
        </table:table-row>
        <table:table-row table:style-name="ro1">
          <table:table-cell office:value-type="float" office:value="-238" calcext:value-type="float">
            <text:p>-238</text:p>
          </table:table-cell>
          <table:table-cell table:formula="of:=IF(AND(MOD([.A3714];9)=0;MOD([.A3715];9)=0);[.A3714]+[.A3715];&quot;&quot;)">
            <text:p/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IF(AND(MOD([.A3715];9)=0;MOD([.A3716];9)=0);[.A3715]+[.A3716];&quot;&quot;)">
            <text:p/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IF(AND(MOD([.A3716];9)=0;MOD([.A3717];9)=0);[.A3716]+[.A3717];&quot;&quot;)">
            <text:p/>
          </table:table-cell>
          <table:table-cell/>
        </table:table-row>
        <table:table-row table:style-name="ro1">
          <table:table-cell office:value-type="float" office:value="-937" calcext:value-type="float">
            <text:p>-937</text:p>
          </table:table-cell>
          <table:table-cell table:formula="of:=IF(AND(MOD([.A3717];9)=0;MOD([.A3718];9)=0);[.A3717]+[.A3718];&quot;&quot;)">
            <text:p/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IF(AND(MOD([.A3718];9)=0;MOD([.A3719];9)=0);[.A3718]+[.A3719];&quot;&quot;)">
            <text:p/>
          </table:table-cell>
          <table:table-cell/>
        </table:table-row>
        <table:table-row table:style-name="ro1">
          <table:table-cell office:value-type="float" office:value="-911" calcext:value-type="float">
            <text:p>-911</text:p>
          </table:table-cell>
          <table:table-cell table:formula="of:=IF(AND(MOD([.A3719];9)=0;MOD([.A3720];9)=0);[.A3719]+[.A3720];&quot;&quot;)">
            <text:p/>
          </table:table-cell>
          <table:table-cell/>
        </table:table-row>
        <table:table-row table:style-name="ro1">
          <table:table-cell office:value-type="float" office:value="-990" calcext:value-type="float">
            <text:p>-990</text:p>
          </table:table-cell>
          <table:table-cell table:formula="of:=IF(AND(MOD([.A3720];9)=0;MOD([.A3721];9)=0);[.A3720]+[.A3721];&quot;&quot;)">
            <text:p/>
          </table:table-cell>
          <table:table-cell/>
        </table:table-row>
        <table:table-row table:style-name="ro1">
          <table:table-cell office:value-type="float" office:value="-866" calcext:value-type="float">
            <text:p>-866</text:p>
          </table:table-cell>
          <table:table-cell table:formula="of:=IF(AND(MOD([.A3721];9)=0;MOD([.A3722];9)=0);[.A3721]+[.A3722];&quot;&quot;)">
            <text:p/>
          </table:table-cell>
          <table:table-cell/>
        </table:table-row>
        <table:table-row table:style-name="ro1">
          <table:table-cell office:value-type="float" office:value="-889" calcext:value-type="float">
            <text:p>-889</text:p>
          </table:table-cell>
          <table:table-cell table:formula="of:=IF(AND(MOD([.A3722];9)=0;MOD([.A3723];9)=0);[.A3722]+[.A3723];&quot;&quot;)">
            <text:p/>
          </table:table-cell>
          <table:table-cell/>
        </table:table-row>
        <table:table-row table:style-name="ro1">
          <table:table-cell office:value-type="float" office:value="-297" calcext:value-type="float">
            <text:p>-297</text:p>
          </table:table-cell>
          <table:table-cell table:formula="of:=IF(AND(MOD([.A3723];9)=0;MOD([.A3724];9)=0);[.A3723]+[.A3724];&quot;&quot;)">
            <text:p/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IF(AND(MOD([.A3724];9)=0;MOD([.A3725];9)=0);[.A3724]+[.A3725];&quot;&quot;)">
            <text:p/>
          </table:table-cell>
          <table:table-cell/>
        </table:table-row>
        <table:table-row table:style-name="ro1">
          <table:table-cell office:value-type="float" office:value="-751" calcext:value-type="float">
            <text:p>-751</text:p>
          </table:table-cell>
          <table:table-cell table:formula="of:=IF(AND(MOD([.A3725];9)=0;MOD([.A3726];9)=0);[.A3725]+[.A3726];&quot;&quot;)">
            <text:p/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IF(AND(MOD([.A3726];9)=0;MOD([.A3727];9)=0);[.A3726]+[.A3727];&quot;&quot;)">
            <text:p/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IF(AND(MOD([.A3727];9)=0;MOD([.A3728];9)=0);[.A3727]+[.A3728];&quot;&quot;)">
            <text:p/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IF(AND(MOD([.A3728];9)=0;MOD([.A3729];9)=0);[.A3728]+[.A3729];&quot;&quot;)">
            <text:p/>
          </table:table-cell>
          <table:table-cell/>
        </table:table-row>
        <table:table-row table:style-name="ro1">
          <table:table-cell office:value-type="float" office:value="-705" calcext:value-type="float">
            <text:p>-705</text:p>
          </table:table-cell>
          <table:table-cell table:formula="of:=IF(AND(MOD([.A3729];9)=0;MOD([.A3730];9)=0);[.A3729]+[.A3730];&quot;&quot;)">
            <text:p/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IF(AND(MOD([.A3730];9)=0;MOD([.A3731];9)=0);[.A3730]+[.A3731];&quot;&quot;)">
            <text:p/>
          </table:table-cell>
          <table:table-cell/>
        </table:table-row>
        <table:table-row table:style-name="ro1">
          <table:table-cell office:value-type="float" office:value="-416" calcext:value-type="float">
            <text:p>-416</text:p>
          </table:table-cell>
          <table:table-cell table:formula="of:=IF(AND(MOD([.A3731];9)=0;MOD([.A3732];9)=0);[.A3731]+[.A3732];&quot;&quot;)">
            <text:p/>
          </table:table-cell>
          <table:table-cell/>
        </table:table-row>
        <table:table-row table:style-name="ro1">
          <table:table-cell office:value-type="float" office:value="-40" calcext:value-type="float">
            <text:p>-40</text:p>
          </table:table-cell>
          <table:table-cell table:formula="of:=IF(AND(MOD([.A3732];9)=0;MOD([.A3733];9)=0);[.A3732]+[.A3733];&quot;&quot;)">
            <text:p/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IF(AND(MOD([.A3733];9)=0;MOD([.A3734];9)=0);[.A3733]+[.A3734];&quot;&quot;)">
            <text:p/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IF(AND(MOD([.A3734];9)=0;MOD([.A3735];9)=0);[.A3734]+[.A3735];&quot;&quot;)">
            <text:p/>
          </table:table-cell>
          <table:table-cell/>
        </table:table-row>
        <table:table-row table:style-name="ro1">
          <table:table-cell office:value-type="float" office:value="-97" calcext:value-type="float">
            <text:p>-97</text:p>
          </table:table-cell>
          <table:table-cell table:formula="of:=IF(AND(MOD([.A3735];9)=0;MOD([.A3736];9)=0);[.A3735]+[.A3736];&quot;&quot;)">
            <text:p/>
          </table:table-cell>
          <table:table-cell/>
        </table:table-row>
        <table:table-row table:style-name="ro1">
          <table:table-cell office:value-type="float" office:value="-875" calcext:value-type="float">
            <text:p>-875</text:p>
          </table:table-cell>
          <table:table-cell table:formula="of:=IF(AND(MOD([.A3736];9)=0;MOD([.A3737];9)=0);[.A3736]+[.A3737];&quot;&quot;)">
            <text:p/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IF(AND(MOD([.A3737];9)=0;MOD([.A3738];9)=0);[.A3737]+[.A3738];&quot;&quot;)">
            <text:p/>
          </table:table-cell>
          <table:table-cell/>
        </table:table-row>
        <table:table-row table:style-name="ro1">
          <table:table-cell office:value-type="float" office:value="-629" calcext:value-type="float">
            <text:p>-629</text:p>
          </table:table-cell>
          <table:table-cell table:formula="of:=IF(AND(MOD([.A3738];9)=0;MOD([.A3739];9)=0);[.A3738]+[.A3739];&quot;&quot;)">
            <text:p/>
          </table:table-cell>
          <table:table-cell/>
        </table:table-row>
        <table:table-row table:style-name="ro1">
          <table:table-cell office:value-type="float" office:value="-148" calcext:value-type="float">
            <text:p>-148</text:p>
          </table:table-cell>
          <table:table-cell table:formula="of:=IF(AND(MOD([.A3739];9)=0;MOD([.A3740];9)=0);[.A3739]+[.A3740];&quot;&quot;)">
            <text:p/>
          </table:table-cell>
          <table:table-cell/>
        </table:table-row>
        <table:table-row table:style-name="ro1">
          <table:table-cell office:value-type="float" office:value="-108" calcext:value-type="float">
            <text:p>-108</text:p>
          </table:table-cell>
          <table:table-cell table:formula="of:=IF(AND(MOD([.A3740];9)=0;MOD([.A3741];9)=0);[.A3740]+[.A3741];&quot;&quot;)">
            <text:p/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IF(AND(MOD([.A3741];9)=0;MOD([.A3742];9)=0);[.A3741]+[.A3742];&quot;&quot;)">
            <text:p/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IF(AND(MOD([.A3742];9)=0;MOD([.A3743];9)=0);[.A3742]+[.A3743];&quot;&quot;)">
            <text:p/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IF(AND(MOD([.A3743];9)=0;MOD([.A3744];9)=0);[.A3743]+[.A3744];&quot;&quot;)">
            <text:p/>
          </table:table-cell>
          <table:table-cell/>
        </table:table-row>
        <table:table-row table:style-name="ro1">
          <table:table-cell office:value-type="float" office:value="-747" calcext:value-type="float">
            <text:p>-747</text:p>
          </table:table-cell>
          <table:table-cell table:formula="of:=IF(AND(MOD([.A3744];9)=0;MOD([.A3745];9)=0);[.A3744]+[.A3745];&quot;&quot;)">
            <text:p/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IF(AND(MOD([.A3745];9)=0;MOD([.A3746];9)=0);[.A3745]+[.A3746];&quot;&quot;)">
            <text:p/>
          </table:table-cell>
          <table:table-cell/>
        </table:table-row>
        <table:table-row table:style-name="ro1">
          <table:table-cell office:value-type="float" office:value="-947" calcext:value-type="float">
            <text:p>-947</text:p>
          </table:table-cell>
          <table:table-cell table:formula="of:=IF(AND(MOD([.A3746];9)=0;MOD([.A3747];9)=0);[.A3746]+[.A3747];&quot;&quot;)">
            <text:p/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IF(AND(MOD([.A3747];9)=0;MOD([.A3748];9)=0);[.A3747]+[.A3748];&quot;&quot;)">
            <text:p/>
          </table:table-cell>
          <table:table-cell/>
        </table:table-row>
        <table:table-row table:style-name="ro1">
          <table:table-cell office:value-type="float" office:value="-134" calcext:value-type="float">
            <text:p>-134</text:p>
          </table:table-cell>
          <table:table-cell table:formula="of:=IF(AND(MOD([.A3748];9)=0;MOD([.A3749];9)=0);[.A3748]+[.A3749];&quot;&quot;)">
            <text:p/>
          </table:table-cell>
          <table:table-cell/>
        </table:table-row>
        <table:table-row table:style-name="ro1">
          <table:table-cell office:value-type="float" office:value="-196" calcext:value-type="float">
            <text:p>-196</text:p>
          </table:table-cell>
          <table:table-cell table:formula="of:=IF(AND(MOD([.A3749];9)=0;MOD([.A3750];9)=0);[.A3749]+[.A3750];&quot;&quot;)">
            <text:p/>
          </table:table-cell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IF(AND(MOD([.A3750];9)=0;MOD([.A3751];9)=0);[.A3750]+[.A3751];&quot;&quot;)">
            <text:p/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IF(AND(MOD([.A3751];9)=0;MOD([.A3752];9)=0);[.A3751]+[.A3752];&quot;&quot;)">
            <text:p/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IF(AND(MOD([.A3752];9)=0;MOD([.A3753];9)=0);[.A3752]+[.A3753];&quot;&quot;)">
            <text:p/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IF(AND(MOD([.A3753];9)=0;MOD([.A3754];9)=0);[.A3753]+[.A3754];&quot;&quot;)">
            <text:p/>
          </table:table-cell>
          <table:table-cell/>
        </table:table-row>
        <table:table-row table:style-name="ro1">
          <table:table-cell office:value-type="float" office:value="-676" calcext:value-type="float">
            <text:p>-676</text:p>
          </table:table-cell>
          <table:table-cell table:formula="of:=IF(AND(MOD([.A3754];9)=0;MOD([.A3755];9)=0);[.A3754]+[.A3755];&quot;&quot;)">
            <text:p/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IF(AND(MOD([.A3755];9)=0;MOD([.A3756];9)=0);[.A3755]+[.A3756];&quot;&quot;)">
            <text:p/>
          </table:table-cell>
          <table:table-cell/>
        </table:table-row>
        <table:table-row table:style-name="ro1">
          <table:table-cell office:value-type="float" office:value="-763" calcext:value-type="float">
            <text:p>-763</text:p>
          </table:table-cell>
          <table:table-cell table:formula="of:=IF(AND(MOD([.A3756];9)=0;MOD([.A3757];9)=0);[.A3756]+[.A3757];&quot;&quot;)">
            <text:p/>
          </table:table-cell>
          <table:table-cell/>
        </table:table-row>
        <table:table-row table:style-name="ro1">
          <table:table-cell office:value-type="float" office:value="-787" calcext:value-type="float">
            <text:p>-787</text:p>
          </table:table-cell>
          <table:table-cell table:formula="of:=IF(AND(MOD([.A3757];9)=0;MOD([.A3758];9)=0);[.A3757]+[.A3758];&quot;&quot;)">
            <text:p/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IF(AND(MOD([.A3758];9)=0;MOD([.A3759];9)=0);[.A3758]+[.A3759];&quot;&quot;)">
            <text:p/>
          </table:table-cell>
          <table:table-cell/>
        </table:table-row>
        <table:table-row table:style-name="ro1">
          <table:table-cell office:value-type="float" office:value="-755" calcext:value-type="float">
            <text:p>-755</text:p>
          </table:table-cell>
          <table:table-cell table:formula="of:=IF(AND(MOD([.A3759];9)=0;MOD([.A3760];9)=0);[.A3759]+[.A3760];&quot;&quot;)">
            <text:p/>
          </table:table-cell>
          <table:table-cell/>
        </table:table-row>
        <table:table-row table:style-name="ro1">
          <table:table-cell office:value-type="float" office:value="-878" calcext:value-type="float">
            <text:p>-878</text:p>
          </table:table-cell>
          <table:table-cell table:formula="of:=IF(AND(MOD([.A3760];9)=0;MOD([.A3761];9)=0);[.A3760]+[.A3761];&quot;&quot;)">
            <text:p/>
          </table:table-cell>
          <table:table-cell/>
        </table:table-row>
        <table:table-row table:style-name="ro1">
          <table:table-cell office:value-type="float" office:value="-476" calcext:value-type="float">
            <text:p>-476</text:p>
          </table:table-cell>
          <table:table-cell table:formula="of:=IF(AND(MOD([.A3761];9)=0;MOD([.A3762];9)=0);[.A3761]+[.A3762];&quot;&quot;)">
            <text:p/>
          </table:table-cell>
          <table:table-cell/>
        </table:table-row>
        <table:table-row table:style-name="ro1">
          <table:table-cell office:value-type="float" office:value="-505" calcext:value-type="float">
            <text:p>-505</text:p>
          </table:table-cell>
          <table:table-cell table:formula="of:=IF(AND(MOD([.A3762];9)=0;MOD([.A3763];9)=0);[.A3762]+[.A3763];&quot;&quot;)">
            <text:p/>
          </table:table-cell>
          <table:table-cell/>
        </table:table-row>
        <table:table-row table:style-name="ro1">
          <table:table-cell office:value-type="float" office:value="-778" calcext:value-type="float">
            <text:p>-778</text:p>
          </table:table-cell>
          <table:table-cell table:formula="of:=IF(AND(MOD([.A3763];9)=0;MOD([.A3764];9)=0);[.A3763]+[.A3764];&quot;&quot;)">
            <text:p/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IF(AND(MOD([.A3764];9)=0;MOD([.A3765];9)=0);[.A3764]+[.A3765];&quot;&quot;)">
            <text:p/>
          </table:table-cell>
          <table:table-cell/>
        </table:table-row>
        <table:table-row table:style-name="ro1">
          <table:table-cell office:value-type="float" office:value="-657" calcext:value-type="float">
            <text:p>-657</text:p>
          </table:table-cell>
          <table:table-cell table:formula="of:=IF(AND(MOD([.A3765];9)=0;MOD([.A3766];9)=0);[.A3765]+[.A3766];&quot;&quot;)">
            <text:p/>
          </table:table-cell>
          <table:table-cell/>
        </table:table-row>
        <table:table-row table:style-name="ro1">
          <table:table-cell office:value-type="float" office:value="-806" calcext:value-type="float">
            <text:p>-806</text:p>
          </table:table-cell>
          <table:table-cell table:formula="of:=IF(AND(MOD([.A3766];9)=0;MOD([.A3767];9)=0);[.A3766]+[.A3767];&quot;&quot;)">
            <text:p/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IF(AND(MOD([.A3767];9)=0;MOD([.A3768];9)=0);[.A3767]+[.A3768];&quot;&quot;)">
            <text:p/>
          </table:table-cell>
          <table:table-cell/>
        </table:table-row>
        <table:table-row table:style-name="ro1">
          <table:table-cell office:value-type="float" office:value="-90" calcext:value-type="float">
            <text:p>-90</text:p>
          </table:table-cell>
          <table:table-cell table:formula="of:=IF(AND(MOD([.A3768];9)=0;MOD([.A3769];9)=0);[.A3768]+[.A3769];&quot;&quot;)"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float" office:value="-768" calcext:value-type="float">
            <text:p>-768</text:p>
          </table:table-cell>
          <table:table-cell table:formula="of:=IF(AND(MOD([.A3769];9)=0;MOD([.A3770];9)=0);[.A3769]+[.A3770];&quot;&quot;)">
            <text:p/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IF(AND(MOD([.A3770];9)=0;MOD([.A3771];9)=0);[.A3770]+[.A3771];&quot;&quot;)">
            <text:p/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IF(AND(MOD([.A3771];9)=0;MOD([.A3772];9)=0);[.A3771]+[.A3772];&quot;&quot;)">
            <text:p/>
          </table:table-cell>
          <table:table-cell/>
        </table:table-row>
        <table:table-row table:style-name="ro1">
          <table:table-cell office:value-type="float" office:value="-892" calcext:value-type="float">
            <text:p>-892</text:p>
          </table:table-cell>
          <table:table-cell table:formula="of:=IF(AND(MOD([.A3772];9)=0;MOD([.A3773];9)=0);[.A3772]+[.A3773];&quot;&quot;)">
            <text:p/>
          </table:table-cell>
          <table:table-cell/>
        </table:table-row>
        <table:table-row table:style-name="ro1">
          <table:table-cell office:value-type="float" office:value="-114" calcext:value-type="float">
            <text:p>-114</text:p>
          </table:table-cell>
          <table:table-cell table:formula="of:=IF(AND(MOD([.A3773];9)=0;MOD([.A3774];9)=0);[.A3773]+[.A3774];&quot;&quot;)">
            <text:p/>
          </table:table-cell>
          <table:table-cell/>
        </table:table-row>
        <table:table-row table:style-name="ro1">
          <table:table-cell office:value-type="float" office:value="-914" calcext:value-type="float">
            <text:p>-914</text:p>
          </table:table-cell>
          <table:table-cell table:formula="of:=IF(AND(MOD([.A3774];9)=0;MOD([.A3775];9)=0);[.A3774]+[.A3775];&quot;&quot;)">
            <text:p/>
          </table:table-cell>
          <table:table-cell/>
        </table:table-row>
        <table:table-row table:style-name="ro1">
          <table:table-cell office:value-type="float" office:value="-105" calcext:value-type="float">
            <text:p>-105</text:p>
          </table:table-cell>
          <table:table-cell table:formula="of:=IF(AND(MOD([.A3775];9)=0;MOD([.A3776];9)=0);[.A3775]+[.A3776];&quot;&quot;)">
            <text:p/>
          </table:table-cell>
          <table:table-cell/>
        </table:table-row>
        <table:table-row table:style-name="ro1">
          <table:table-cell office:value-type="float" office:value="-583" calcext:value-type="float">
            <text:p>-583</text:p>
          </table:table-cell>
          <table:table-cell table:formula="of:=IF(AND(MOD([.A3776];9)=0;MOD([.A3777];9)=0);[.A3776]+[.A3777];&quot;&quot;)">
            <text:p/>
          </table:table-cell>
          <table:table-cell/>
        </table:table-row>
        <table:table-row table:style-name="ro1">
          <table:table-cell office:value-type="float" office:value="-422" calcext:value-type="float">
            <text:p>-422</text:p>
          </table:table-cell>
          <table:table-cell table:formula="of:=IF(AND(MOD([.A3777];9)=0;MOD([.A3778];9)=0);[.A3777]+[.A3778];&quot;&quot;)">
            <text:p/>
          </table:table-cell>
          <table:table-cell/>
        </table:table-row>
        <table:table-row table:style-name="ro1">
          <table:table-cell office:value-type="float" office:value="-685" calcext:value-type="float">
            <text:p>-685</text:p>
          </table:table-cell>
          <table:table-cell table:formula="of:=IF(AND(MOD([.A3778];9)=0;MOD([.A3779];9)=0);[.A3778]+[.A3779];&quot;&quot;)">
            <text:p/>
          </table:table-cell>
          <table:table-cell/>
        </table:table-row>
        <table:table-row table:style-name="ro1">
          <table:table-cell office:value-type="float" office:value="-542" calcext:value-type="float">
            <text:p>-542</text:p>
          </table:table-cell>
          <table:table-cell table:formula="of:=IF(AND(MOD([.A3779];9)=0;MOD([.A3780];9)=0);[.A3779]+[.A3780];&quot;&quot;)">
            <text:p/>
          </table:table-cell>
          <table:table-cell/>
        </table:table-row>
        <table:table-row table:style-name="ro1">
          <table:table-cell office:value-type="float" office:value="-836" calcext:value-type="float">
            <text:p>-836</text:p>
          </table:table-cell>
          <table:table-cell table:formula="of:=IF(AND(MOD([.A3780];9)=0;MOD([.A3781];9)=0);[.A3780]+[.A3781];&quot;&quot;)">
            <text:p/>
          </table:table-cell>
          <table:table-cell/>
        </table:table-row>
        <table:table-row table:style-name="ro1">
          <table:table-cell office:value-type="float" office:value="-701" calcext:value-type="float">
            <text:p>-701</text:p>
          </table:table-cell>
          <table:table-cell table:formula="of:=IF(AND(MOD([.A3781];9)=0;MOD([.A3782];9)=0);[.A3781]+[.A3782];&quot;&quot;)">
            <text:p/>
          </table:table-cell>
          <table:table-cell/>
        </table:table-row>
        <table:table-row table:style-name="ro1">
          <table:table-cell office:value-type="float" office:value="-431" calcext:value-type="float">
            <text:p>-431</text:p>
          </table:table-cell>
          <table:table-cell table:formula="of:=IF(AND(MOD([.A3782];9)=0;MOD([.A3783];9)=0);[.A3782]+[.A3783];&quot;&quot;)">
            <text:p/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IF(AND(MOD([.A3783];9)=0;MOD([.A3784];9)=0);[.A3783]+[.A3784];&quot;&quot;)">
            <text:p/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IF(AND(MOD([.A3784];9)=0;MOD([.A3785];9)=0);[.A3784]+[.A3785];&quot;&quot;)">
            <text:p/>
          </table:table-cell>
          <table:table-cell/>
        </table:table-row>
        <table:table-row table:style-name="ro1">
          <table:table-cell office:value-type="float" office:value="-309" calcext:value-type="float">
            <text:p>-309</text:p>
          </table:table-cell>
          <table:table-cell table:formula="of:=IF(AND(MOD([.A3785];9)=0;MOD([.A3786];9)=0);[.A3785]+[.A3786];&quot;&quot;)">
            <text:p/>
          </table:table-cell>
          <table:table-cell/>
        </table:table-row>
        <table:table-row table:style-name="ro1">
          <table:table-cell office:value-type="float" office:value="-874" calcext:value-type="float">
            <text:p>-874</text:p>
          </table:table-cell>
          <table:table-cell table:formula="of:=IF(AND(MOD([.A3786];9)=0;MOD([.A3787];9)=0);[.A3786]+[.A3787];&quot;&quot;)">
            <text:p/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IF(AND(MOD([.A3787];9)=0;MOD([.A3788];9)=0);[.A3787]+[.A3788];&quot;&quot;)">
            <text:p/>
          </table:table-cell>
          <table:table-cell/>
        </table:table-row>
        <table:table-row table:style-name="ro1">
          <table:table-cell office:value-type="float" office:value="-534" calcext:value-type="float">
            <text:p>-534</text:p>
          </table:table-cell>
          <table:table-cell table:formula="of:=IF(AND(MOD([.A3788];9)=0;MOD([.A3789];9)=0);[.A3788]+[.A3789];&quot;&quot;)">
            <text:p/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IF(AND(MOD([.A3789];9)=0;MOD([.A3790];9)=0);[.A3789]+[.A3790];&quot;&quot;)">
            <text:p/>
          </table:table-cell>
          <table:table-cell/>
        </table:table-row>
        <table:table-row table:style-name="ro1">
          <table:table-cell office:value-type="float" office:value="-844" calcext:value-type="float">
            <text:p>-844</text:p>
          </table:table-cell>
          <table:table-cell table:formula="of:=IF(AND(MOD([.A3790];9)=0;MOD([.A3791];9)=0);[.A3790]+[.A3791];&quot;&quot;)">
            <text:p/>
          </table:table-cell>
          <table:table-cell/>
        </table:table-row>
        <table:table-row table:style-name="ro1">
          <table:table-cell office:value-type="float" office:value="-683" calcext:value-type="float">
            <text:p>-683</text:p>
          </table:table-cell>
          <table:table-cell table:formula="of:=IF(AND(MOD([.A3791];9)=0;MOD([.A3792];9)=0);[.A3791]+[.A3792];&quot;&quot;)">
            <text:p/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IF(AND(MOD([.A3792];9)=0;MOD([.A3793];9)=0);[.A3792]+[.A3793];&quot;&quot;)">
            <text:p/>
          </table:table-cell>
          <table:table-cell/>
        </table:table-row>
        <table:table-row table:style-name="ro1">
          <table:table-cell office:value-type="float" office:value="-780" calcext:value-type="float">
            <text:p>-780</text:p>
          </table:table-cell>
          <table:table-cell table:formula="of:=IF(AND(MOD([.A3793];9)=0;MOD([.A3794];9)=0);[.A3793]+[.A3794];&quot;&quot;)">
            <text:p/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IF(AND(MOD([.A3794];9)=0;MOD([.A3795];9)=0);[.A3794]+[.A3795];&quot;&quot;)">
            <text:p/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IF(AND(MOD([.A3795];9)=0;MOD([.A3796];9)=0);[.A3795]+[.A3796];&quot;&quot;)">
            <text:p/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IF(AND(MOD([.A3796];9)=0;MOD([.A3797];9)=0);[.A3796]+[.A3797];&quot;&quot;)">
            <text:p/>
          </table:table-cell>
          <table:table-cell/>
        </table:table-row>
        <table:table-row table:style-name="ro1">
          <table:table-cell office:value-type="float" office:value="-653" calcext:value-type="float">
            <text:p>-653</text:p>
          </table:table-cell>
          <table:table-cell table:formula="of:=IF(AND(MOD([.A3797];9)=0;MOD([.A3798];9)=0);[.A3797]+[.A3798];&quot;&quot;)">
            <text:p/>
          </table:table-cell>
          <table:table-cell/>
        </table:table-row>
        <table:table-row table:style-name="ro1">
          <table:table-cell office:value-type="float" office:value="-897" calcext:value-type="float">
            <text:p>-897</text:p>
          </table:table-cell>
          <table:table-cell table:formula="of:=IF(AND(MOD([.A3798];9)=0;MOD([.A3799];9)=0);[.A3798]+[.A3799];&quot;&quot;)">
            <text:p/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IF(AND(MOD([.A3799];9)=0;MOD([.A3800];9)=0);[.A3799]+[.A3800];&quot;&quot;)">
            <text:p/>
          </table:table-cell>
          <table:table-cell/>
        </table:table-row>
        <table:table-row table:style-name="ro1">
          <table:table-cell office:value-type="float" office:value="-1000" calcext:value-type="float">
            <text:p>-1000</text:p>
          </table:table-cell>
          <table:table-cell table:formula="of:=IF(AND(MOD([.A3800];9)=0;MOD([.A3801];9)=0);[.A3800]+[.A3801];&quot;&quot;)">
            <text:p/>
          </table:table-cell>
          <table:table-cell/>
        </table:table-row>
        <table:table-row table:style-name="ro1">
          <table:table-cell office:value-type="float" office:value="-404" calcext:value-type="float">
            <text:p>-404</text:p>
          </table:table-cell>
          <table:table-cell table:formula="of:=IF(AND(MOD([.A3801];9)=0;MOD([.A3802];9)=0);[.A3801]+[.A3802];&quot;&quot;)">
            <text:p/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IF(AND(MOD([.A3802];9)=0;MOD([.A3803];9)=0);[.A3802]+[.A3803];&quot;&quot;)">
            <text:p/>
          </table:table-cell>
          <table:table-cell/>
        </table:table-row>
        <table:table-row table:style-name="ro1">
          <table:table-cell office:value-type="float" office:value="-277" calcext:value-type="float">
            <text:p>-277</text:p>
          </table:table-cell>
          <table:table-cell table:formula="of:=IF(AND(MOD([.A3803];9)=0;MOD([.A3804];9)=0);[.A3803]+[.A3804];&quot;&quot;)">
            <text:p/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AND(MOD([.A3804];9)=0;MOD([.A3805];9)=0);[.A3804]+[.A3805];&quot;&quot;)">
            <text:p/>
          </table:table-cell>
          <table:table-cell/>
        </table:table-row>
        <table:table-row table:style-name="ro1">
          <table:table-cell office:value-type="float" office:value="-486" calcext:value-type="float">
            <text:p>-486</text:p>
          </table:table-cell>
          <table:table-cell table:formula="of:=IF(AND(MOD([.A3805];9)=0;MOD([.A3806];9)=0);[.A3805]+[.A3806];&quot;&quot;)">
            <text:p/>
          </table:table-cell>
          <table:table-cell/>
        </table:table-row>
        <table:table-row table:style-name="ro1">
          <table:table-cell office:value-type="float" office:value="-232" calcext:value-type="float">
            <text:p>-232</text:p>
          </table:table-cell>
          <table:table-cell table:formula="of:=IF(AND(MOD([.A3806];9)=0;MOD([.A3807];9)=0);[.A3806]+[.A3807];&quot;&quot;)">
            <text:p/>
          </table:table-cell>
          <table:table-cell/>
        </table:table-row>
        <table:table-row table:style-name="ro1">
          <table:table-cell office:value-type="float" office:value="-307" calcext:value-type="float">
            <text:p>-307</text:p>
          </table:table-cell>
          <table:table-cell table:formula="of:=IF(AND(MOD([.A3807];9)=0;MOD([.A3808];9)=0);[.A3807]+[.A3808];&quot;&quot;)">
            <text:p/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IF(AND(MOD([.A3808];9)=0;MOD([.A3809];9)=0);[.A3808]+[.A3809];&quot;&quot;)">
            <text:p/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IF(AND(MOD([.A3809];9)=0;MOD([.A3810];9)=0);[.A3809]+[.A3810];&quot;&quot;)">
            <text:p/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IF(AND(MOD([.A3810];9)=0;MOD([.A3811];9)=0);[.A3810]+[.A3811];&quot;&quot;)">
            <text:p/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IF(AND(MOD([.A3811];9)=0;MOD([.A3812];9)=0);[.A3811]+[.A3812];&quot;&quot;)">
            <text:p/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IF(AND(MOD([.A3812];9)=0;MOD([.A3813];9)=0);[.A3812]+[.A3813];&quot;&quot;)">
            <text:p/>
          </table:table-cell>
          <table:table-cell/>
        </table:table-row>
        <table:table-row table:style-name="ro1">
          <table:table-cell office:value-type="float" office:value="-178" calcext:value-type="float">
            <text:p>-178</text:p>
          </table:table-cell>
          <table:table-cell table:formula="of:=IF(AND(MOD([.A3813];9)=0;MOD([.A3814];9)=0);[.A3813]+[.A3814];&quot;&quot;)">
            <text:p/>
          </table:table-cell>
          <table:table-cell/>
        </table:table-row>
        <table:table-row table:style-name="ro1">
          <table:table-cell office:value-type="float" office:value="-894" calcext:value-type="float">
            <text:p>-894</text:p>
          </table:table-cell>
          <table:table-cell table:formula="of:=IF(AND(MOD([.A3814];9)=0;MOD([.A3815];9)=0);[.A3814]+[.A3815];&quot;&quot;)">
            <text:p/>
          </table:table-cell>
          <table:table-cell/>
        </table:table-row>
        <table:table-row table:style-name="ro1">
          <table:table-cell office:value-type="float" office:value="-394" calcext:value-type="float">
            <text:p>-394</text:p>
          </table:table-cell>
          <table:table-cell table:formula="of:=IF(AND(MOD([.A3815];9)=0;MOD([.A3816];9)=0);[.A3815]+[.A3816];&quot;&quot;)">
            <text:p/>
          </table:table-cell>
          <table:table-cell/>
        </table:table-row>
        <table:table-row table:style-name="ro1">
          <table:table-cell office:value-type="float" office:value="-825" calcext:value-type="float">
            <text:p>-825</text:p>
          </table:table-cell>
          <table:table-cell table:formula="of:=IF(AND(MOD([.A3816];9)=0;MOD([.A3817];9)=0);[.A3816]+[.A3817];&quot;&quot;)">
            <text:p/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IF(AND(MOD([.A3817];9)=0;MOD([.A3818];9)=0);[.A3817]+[.A3818];&quot;&quot;)">
            <text:p/>
          </table:table-cell>
          <table:table-cell/>
        </table:table-row>
        <table:table-row table:style-name="ro1">
          <table:table-cell office:value-type="float" office:value="-383" calcext:value-type="float">
            <text:p>-383</text:p>
          </table:table-cell>
          <table:table-cell table:formula="of:=IF(AND(MOD([.A3818];9)=0;MOD([.A3819];9)=0);[.A3818]+[.A3819];&quot;&quot;)">
            <text:p/>
          </table:table-cell>
          <table:table-cell/>
        </table:table-row>
        <table:table-row table:style-name="ro1">
          <table:table-cell office:value-type="float" office:value="-109" calcext:value-type="float">
            <text:p>-109</text:p>
          </table:table-cell>
          <table:table-cell table:formula="of:=IF(AND(MOD([.A3819];9)=0;MOD([.A3820];9)=0);[.A3819]+[.A3820];&quot;&quot;)">
            <text:p/>
          </table:table-cell>
          <table:table-cell/>
        </table:table-row>
        <table:table-row table:style-name="ro1">
          <table:table-cell office:value-type="float" office:value="-901" calcext:value-type="float">
            <text:p>-901</text:p>
          </table:table-cell>
          <table:table-cell table:formula="of:=IF(AND(MOD([.A3820];9)=0;MOD([.A3821];9)=0);[.A3820]+[.A3821];&quot;&quot;)">
            <text:p/>
          </table:table-cell>
          <table:table-cell/>
        </table:table-row>
        <table:table-row table:style-name="ro1">
          <table:table-cell office:value-type="float" office:value="-792" calcext:value-type="float">
            <text:p>-792</text:p>
          </table:table-cell>
          <table:table-cell table:formula="of:=IF(AND(MOD([.A3821];9)=0;MOD([.A3822];9)=0);[.A3821]+[.A3822];&quot;&quot;)">
            <text:p/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IF(AND(MOD([.A3822];9)=0;MOD([.A3823];9)=0);[.A3822]+[.A3823];&quot;&quot;)">
            <text:p/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IF(AND(MOD([.A3823];9)=0;MOD([.A3824];9)=0);[.A3823]+[.A3824];&quot;&quot;)">
            <text:p/>
          </table:table-cell>
          <table:table-cell/>
        </table:table-row>
        <table:table-row table:style-name="ro1">
          <table:table-cell office:value-type="float" office:value="-8" calcext:value-type="float">
            <text:p>-8</text:p>
          </table:table-cell>
          <table:table-cell table:formula="of:=IF(AND(MOD([.A3824];9)=0;MOD([.A3825];9)=0);[.A3824]+[.A3825];&quot;&quot;)">
            <text:p/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IF(AND(MOD([.A3825];9)=0;MOD([.A3826];9)=0);[.A3825]+[.A3826];&quot;&quot;)">
            <text:p/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IF(AND(MOD([.A3826];9)=0;MOD([.A3827];9)=0);[.A3826]+[.A3827];&quot;&quot;)">
            <text:p/>
          </table:table-cell>
          <table:table-cell/>
        </table:table-row>
        <table:table-row table:style-name="ro1">
          <table:table-cell office:value-type="float" office:value="-988" calcext:value-type="float">
            <text:p>-988</text:p>
          </table:table-cell>
          <table:table-cell table:formula="of:=IF(AND(MOD([.A3827];9)=0;MOD([.A3828];9)=0);[.A3827]+[.A3828];&quot;&quot;)">
            <text:p/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IF(AND(MOD([.A3828];9)=0;MOD([.A3829];9)=0);[.A3828]+[.A3829];&quot;&quot;)">
            <text:p/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IF(AND(MOD([.A3829];9)=0;MOD([.A3830];9)=0);[.A3829]+[.A3830];&quot;&quot;)">
            <text:p/>
          </table:table-cell>
          <table:table-cell/>
        </table:table-row>
        <table:table-row table:style-name="ro1">
          <table:table-cell office:value-type="float" office:value="-523" calcext:value-type="float">
            <text:p>-523</text:p>
          </table:table-cell>
          <table:table-cell table:formula="of:=IF(AND(MOD([.A3830];9)=0;MOD([.A3831];9)=0);[.A3830]+[.A3831];&quot;&quot;)">
            <text:p/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IF(AND(MOD([.A3831];9)=0;MOD([.A3832];9)=0);[.A3831]+[.A3832];&quot;&quot;)">
            <text:p/>
          </table:table-cell>
          <table:table-cell/>
        </table:table-row>
        <table:table-row table:style-name="ro1">
          <table:table-cell office:value-type="float" office:value="-784" calcext:value-type="float">
            <text:p>-784</text:p>
          </table:table-cell>
          <table:table-cell table:formula="of:=IF(AND(MOD([.A3832];9)=0;MOD([.A3833];9)=0);[.A3832]+[.A3833];&quot;&quot;)">
            <text:p/>
          </table:table-cell>
          <table:table-cell/>
        </table:table-row>
        <table:table-row table:style-name="ro1">
          <table:table-cell office:value-type="float" office:value="-654" calcext:value-type="float">
            <text:p>-654</text:p>
          </table:table-cell>
          <table:table-cell table:formula="of:=IF(AND(MOD([.A3833];9)=0;MOD([.A3834];9)=0);[.A3833]+[.A3834];&quot;&quot;)">
            <text:p/>
          </table:table-cell>
          <table:table-cell/>
        </table:table-row>
        <table:table-row table:style-name="ro1">
          <table:table-cell office:value-type="float" office:value="-993" calcext:value-type="float">
            <text:p>-993</text:p>
          </table:table-cell>
          <table:table-cell table:formula="of:=IF(AND(MOD([.A3834];9)=0;MOD([.A3835];9)=0);[.A3834]+[.A3835];&quot;&quot;)">
            <text:p/>
          </table:table-cell>
          <table:table-cell/>
        </table:table-row>
        <table:table-row table:style-name="ro1">
          <table:table-cell office:value-type="float" office:value="-831" calcext:value-type="float">
            <text:p>-831</text:p>
          </table:table-cell>
          <table:table-cell table:formula="of:=IF(AND(MOD([.A3835];9)=0;MOD([.A3836];9)=0);[.A3835]+[.A3836];&quot;&quot;)">
            <text:p/>
          </table:table-cell>
          <table:table-cell/>
        </table:table-row>
        <table:table-row table:style-name="ro1">
          <table:table-cell office:value-type="float" office:value="-764" calcext:value-type="float">
            <text:p>-764</text:p>
          </table:table-cell>
          <table:table-cell table:formula="of:=IF(AND(MOD([.A3836];9)=0;MOD([.A3837];9)=0);[.A3836]+[.A3837];&quot;&quot;)">
            <text:p/>
          </table:table-cell>
          <table:table-cell/>
        </table:table-row>
        <table:table-row table:style-name="ro1">
          <table:table-cell office:value-type="float" office:value="-568" calcext:value-type="float">
            <text:p>-568</text:p>
          </table:table-cell>
          <table:table-cell table:formula="of:=IF(AND(MOD([.A3837];9)=0;MOD([.A3838];9)=0);[.A3837]+[.A3838];&quot;&quot;)">
            <text:p/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IF(AND(MOD([.A3838];9)=0;MOD([.A3839];9)=0);[.A3838]+[.A3839];&quot;&quot;)">
            <text:p/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IF(AND(MOD([.A3839];9)=0;MOD([.A3840];9)=0);[.A3839]+[.A3840];&quot;&quot;)">
            <text:p/>
          </table:table-cell>
          <table:table-cell/>
        </table:table-row>
        <table:table-row table:style-name="ro1">
          <table:table-cell office:value-type="float" office:value="-408" calcext:value-type="float">
            <text:p>-408</text:p>
          </table:table-cell>
          <table:table-cell table:formula="of:=IF(AND(MOD([.A3840];9)=0;MOD([.A3841];9)=0);[.A3840]+[.A3841];&quot;&quot;)">
            <text:p/>
          </table:table-cell>
          <table:table-cell/>
        </table:table-row>
        <table:table-row table:style-name="ro1">
          <table:table-cell office:value-type="float" office:value="-162" calcext:value-type="float">
            <text:p>-162</text:p>
          </table:table-cell>
          <table:table-cell table:formula="of:=IF(AND(MOD([.A3841];9)=0;MOD([.A3842];9)=0);[.A3841]+[.A3842];&quot;&quot;)">
            <text:p/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IF(AND(MOD([.A3842];9)=0;MOD([.A3843];9)=0);[.A3842]+[.A3843];&quot;&quot;)"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float" office:value="-783" calcext:value-type="float">
            <text:p>-783</text:p>
          </table:table-cell>
          <table:table-cell table:formula="of:=IF(AND(MOD([.A3843];9)=0;MOD([.A3844];9)=0);[.A3843]+[.A3844];&quot;&quot;)" office:value-type="float" office:value="-549" calcext:value-type="float">
            <text:p>-549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IF(AND(MOD([.A3844];9)=0;MOD([.A3845];9)=0);[.A3844]+[.A3845];&quot;&quot;)" office:value-type="float" office:value="-405" calcext:value-type="float">
            <text:p>-405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IF(AND(MOD([.A3845];9)=0;MOD([.A3846];9)=0);[.A3845]+[.A3846];&quot;&quot;)">
            <text:p/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IF(AND(MOD([.A3846];9)=0;MOD([.A3847];9)=0);[.A3846]+[.A3847];&quot;&quot;)">
            <text:p/>
          </table:table-cell>
          <table:table-cell/>
        </table:table-row>
        <table:table-row table:style-name="ro1">
          <table:table-cell office:value-type="float" office:value="-973" calcext:value-type="float">
            <text:p>-973</text:p>
          </table:table-cell>
          <table:table-cell table:formula="of:=IF(AND(MOD([.A3847];9)=0;MOD([.A3848];9)=0);[.A3847]+[.A3848];&quot;&quot;)">
            <text:p/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IF(AND(MOD([.A3848];9)=0;MOD([.A3849];9)=0);[.A3848]+[.A3849];&quot;&quot;)">
            <text:p/>
          </table:table-cell>
          <table:table-cell/>
        </table:table-row>
        <table:table-row table:style-name="ro1">
          <table:table-cell office:value-type="float" office:value="-283" calcext:value-type="float">
            <text:p>-283</text:p>
          </table:table-cell>
          <table:table-cell table:formula="of:=IF(AND(MOD([.A3849];9)=0;MOD([.A3850];9)=0);[.A3849]+[.A3850];&quot;&quot;)">
            <text:p/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IF(AND(MOD([.A3850];9)=0;MOD([.A3851];9)=0);[.A3850]+[.A3851];&quot;&quot;)">
            <text:p/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IF(AND(MOD([.A3851];9)=0;MOD([.A3852];9)=0);[.A3851]+[.A3852];&quot;&quot;)">
            <text:p/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IF(AND(MOD([.A3852];9)=0;MOD([.A3853];9)=0);[.A3852]+[.A3853];&quot;&quot;)">
            <text:p/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IF(AND(MOD([.A3853];9)=0;MOD([.A3854];9)=0);[.A3853]+[.A3854];&quot;&quot;)">
            <text:p/>
          </table:table-cell>
          <table:table-cell/>
        </table:table-row>
        <table:table-row table:style-name="ro1">
          <table:table-cell office:value-type="float" office:value="-819" calcext:value-type="float">
            <text:p>-819</text:p>
          </table:table-cell>
          <table:table-cell table:formula="of:=IF(AND(MOD([.A3854];9)=0;MOD([.A3855];9)=0);[.A3854]+[.A3855];&quot;&quot;)">
            <text:p/>
          </table:table-cell>
          <table:table-cell/>
        </table:table-row>
        <table:table-row table:style-name="ro1">
          <table:table-cell office:value-type="float" office:value="-496" calcext:value-type="float">
            <text:p>-496</text:p>
          </table:table-cell>
          <table:table-cell table:formula="of:=IF(AND(MOD([.A3855];9)=0;MOD([.A3856];9)=0);[.A3855]+[.A3856];&quot;&quot;)">
            <text:p/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IF(AND(MOD([.A3856];9)=0;MOD([.A3857];9)=0);[.A3856]+[.A3857];&quot;&quot;)">
            <text:p/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IF(AND(MOD([.A3857];9)=0;MOD([.A3858];9)=0);[.A3857]+[.A3858];&quot;&quot;)">
            <text:p/>
          </table:table-cell>
          <table:table-cell/>
        </table:table-row>
        <table:table-row table:style-name="ro1">
          <table:table-cell office:value-type="float" office:value="-906" calcext:value-type="float">
            <text:p>-906</text:p>
          </table:table-cell>
          <table:table-cell table:formula="of:=IF(AND(MOD([.A3858];9)=0;MOD([.A3859];9)=0);[.A3858]+[.A3859];&quot;&quot;)">
            <text:p/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IF(AND(MOD([.A3859];9)=0;MOD([.A3860];9)=0);[.A3859]+[.A3860];&quot;&quot;)">
            <text:p/>
          </table:table-cell>
          <table:table-cell/>
        </table:table-row>
        <table:table-row table:style-name="ro1">
          <table:table-cell office:value-type="float" office:value="-63" calcext:value-type="float">
            <text:p>-63</text:p>
          </table:table-cell>
          <table:table-cell table:formula="of:=IF(AND(MOD([.A3860];9)=0;MOD([.A3861];9)=0);[.A3860]+[.A3861];&quot;&quot;)">
            <text:p/>
          </table:table-cell>
          <table:table-cell/>
        </table:table-row>
        <table:table-row table:style-name="ro1">
          <table:table-cell office:value-type="float" office:value="-472" calcext:value-type="float">
            <text:p>-472</text:p>
          </table:table-cell>
          <table:table-cell table:formula="of:=IF(AND(MOD([.A3861];9)=0;MOD([.A3862];9)=0);[.A3861]+[.A3862];&quot;&quot;)">
            <text:p/>
          </table:table-cell>
          <table:table-cell/>
        </table:table-row>
        <table:table-row table:style-name="ro1">
          <table:table-cell office:value-type="float" office:value="-406" calcext:value-type="float">
            <text:p>-406</text:p>
          </table:table-cell>
          <table:table-cell table:formula="of:=IF(AND(MOD([.A3862];9)=0;MOD([.A3863];9)=0);[.A3862]+[.A3863];&quot;&quot;)">
            <text:p/>
          </table:table-cell>
          <table:table-cell/>
        </table:table-row>
        <table:table-row table:style-name="ro1">
          <table:table-cell office:value-type="float" office:value="-542" calcext:value-type="float">
            <text:p>-542</text:p>
          </table:table-cell>
          <table:table-cell table:formula="of:=IF(AND(MOD([.A3863];9)=0;MOD([.A3864];9)=0);[.A3863]+[.A3864];&quot;&quot;)">
            <text:p/>
          </table:table-cell>
          <table:table-cell/>
        </table:table-row>
        <table:table-row table:style-name="ro1">
          <table:table-cell office:value-type="float" office:value="-437" calcext:value-type="float">
            <text:p>-437</text:p>
          </table:table-cell>
          <table:table-cell table:formula="of:=IF(AND(MOD([.A3864];9)=0;MOD([.A3865];9)=0);[.A3864]+[.A3865];&quot;&quot;)">
            <text:p/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IF(AND(MOD([.A3865];9)=0;MOD([.A3866];9)=0);[.A3865]+[.A3866];&quot;&quot;)">
            <text:p/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IF(AND(MOD([.A3866];9)=0;MOD([.A3867];9)=0);[.A3866]+[.A3867];&quot;&quot;)">
            <text:p/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AND(MOD([.A3867];9)=0;MOD([.A3868];9)=0);[.A3867]+[.A3868];&quot;&quot;)">
            <text:p/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IF(AND(MOD([.A3868];9)=0;MOD([.A3869];9)=0);[.A3868]+[.A3869];&quot;&quot;)">
            <text:p/>
          </table:table-cell>
          <table:table-cell/>
        </table:table-row>
        <table:table-row table:style-name="ro1">
          <table:table-cell office:value-type="float" office:value="-399" calcext:value-type="float">
            <text:p>-399</text:p>
          </table:table-cell>
          <table:table-cell table:formula="of:=IF(AND(MOD([.A3869];9)=0;MOD([.A3870];9)=0);[.A3869]+[.A3870];&quot;&quot;)">
            <text:p/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IF(AND(MOD([.A3870];9)=0;MOD([.A3871];9)=0);[.A3870]+[.A3871];&quot;&quot;)">
            <text:p/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IF(AND(MOD([.A3871];9)=0;MOD([.A3872];9)=0);[.A3871]+[.A3872];&quot;&quot;)">
            <text:p/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IF(AND(MOD([.A3872];9)=0;MOD([.A3873];9)=0);[.A3872]+[.A3873];&quot;&quot;)">
            <text:p/>
          </table:table-cell>
          <table:table-cell/>
        </table:table-row>
        <table:table-row table:style-name="ro1">
          <table:table-cell office:value-type="float" office:value="-772" calcext:value-type="float">
            <text:p>-772</text:p>
          </table:table-cell>
          <table:table-cell table:formula="of:=IF(AND(MOD([.A3873];9)=0;MOD([.A3874];9)=0);[.A3873]+[.A3874];&quot;&quot;)">
            <text:p/>
          </table:table-cell>
          <table:table-cell/>
        </table:table-row>
        <table:table-row table:style-name="ro1">
          <table:table-cell office:value-type="float" office:value="-855" calcext:value-type="float">
            <text:p>-855</text:p>
          </table:table-cell>
          <table:table-cell table:formula="of:=IF(AND(MOD([.A3874];9)=0;MOD([.A3875];9)=0);[.A3874]+[.A3875];&quot;&quot;)">
            <text:p/>
          </table:table-cell>
          <table:table-cell/>
        </table:table-row>
        <table:table-row table:style-name="ro1">
          <table:table-cell office:value-type="float" office:value="-160" calcext:value-type="float">
            <text:p>-160</text:p>
          </table:table-cell>
          <table:table-cell table:formula="of:=IF(AND(MOD([.A3875];9)=0;MOD([.A3876];9)=0);[.A3875]+[.A3876];&quot;&quot;)">
            <text:p/>
          </table:table-cell>
          <table:table-cell/>
        </table:table-row>
        <table:table-row table:style-name="ro1">
          <table:table-cell office:value-type="float" office:value="-614" calcext:value-type="float">
            <text:p>-614</text:p>
          </table:table-cell>
          <table:table-cell table:formula="of:=IF(AND(MOD([.A3876];9)=0;MOD([.A3877];9)=0);[.A3876]+[.A3877];&quot;&quot;)">
            <text:p/>
          </table:table-cell>
          <table:table-cell/>
        </table:table-row>
        <table:table-row table:style-name="ro1">
          <table:table-cell office:value-type="float" office:value="-443" calcext:value-type="float">
            <text:p>-443</text:p>
          </table:table-cell>
          <table:table-cell table:formula="of:=IF(AND(MOD([.A3877];9)=0;MOD([.A3878];9)=0);[.A3877]+[.A3878];&quot;&quot;)">
            <text:p/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IF(AND(MOD([.A3878];9)=0;MOD([.A3879];9)=0);[.A3878]+[.A3879];&quot;&quot;)">
            <text:p/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IF(AND(MOD([.A3879];9)=0;MOD([.A3880];9)=0);[.A3879]+[.A3880];&quot;&quot;)">
            <text:p/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IF(AND(MOD([.A3880];9)=0;MOD([.A3881];9)=0);[.A3880]+[.A3881];&quot;&quot;)">
            <text:p/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IF(AND(MOD([.A3881];9)=0;MOD([.A3882];9)=0);[.A3881]+[.A3882];&quot;&quot;)">
            <text:p/>
          </table:table-cell>
          <table:table-cell/>
        </table:table-row>
        <table:table-row table:style-name="ro1">
          <table:table-cell office:value-type="float" office:value="-992" calcext:value-type="float">
            <text:p>-992</text:p>
          </table:table-cell>
          <table:table-cell table:formula="of:=IF(AND(MOD([.A3882];9)=0;MOD([.A3883];9)=0);[.A3882]+[.A3883];&quot;&quot;)">
            <text:p/>
          </table:table-cell>
          <table:table-cell/>
        </table:table-row>
        <table:table-row table:style-name="ro1">
          <table:table-cell office:value-type="float" office:value="-387" calcext:value-type="float">
            <text:p>-387</text:p>
          </table:table-cell>
          <table:table-cell table:formula="of:=IF(AND(MOD([.A3883];9)=0;MOD([.A3884];9)=0);[.A3883]+[.A3884];&quot;&quot;)">
            <text:p/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IF(AND(MOD([.A3884];9)=0;MOD([.A3885];9)=0);[.A3884]+[.A3885];&quot;&quot;)">
            <text:p/>
          </table:table-cell>
          <table:table-cell/>
        </table:table-row>
        <table:table-row table:style-name="ro1">
          <table:table-cell office:value-type="float" office:value="-179" calcext:value-type="float">
            <text:p>-179</text:p>
          </table:table-cell>
          <table:table-cell table:formula="of:=IF(AND(MOD([.A3885];9)=0;MOD([.A3886];9)=0);[.A3885]+[.A3886];&quot;&quot;)">
            <text:p/>
          </table:table-cell>
          <table:table-cell/>
        </table:table-row>
        <table:table-row table:style-name="ro1">
          <table:table-cell office:value-type="float" office:value="-67" calcext:value-type="float">
            <text:p>-67</text:p>
          </table:table-cell>
          <table:table-cell table:formula="of:=IF(AND(MOD([.A3886];9)=0;MOD([.A3887];9)=0);[.A3886]+[.A3887];&quot;&quot;)">
            <text:p/>
          </table:table-cell>
          <table:table-cell/>
        </table:table-row>
        <table:table-row table:style-name="ro1">
          <table:table-cell office:value-type="float" office:value="-850" calcext:value-type="float">
            <text:p>-850</text:p>
          </table:table-cell>
          <table:table-cell table:formula="of:=IF(AND(MOD([.A3887];9)=0;MOD([.A3888];9)=0);[.A3887]+[.A3888];&quot;&quot;)">
            <text:p/>
          </table:table-cell>
          <table:table-cell/>
        </table:table-row>
        <table:table-row table:style-name="ro1">
          <table:table-cell office:value-type="float" office:value="-539" calcext:value-type="float">
            <text:p>-539</text:p>
          </table:table-cell>
          <table:table-cell table:formula="of:=IF(AND(MOD([.A3888];9)=0;MOD([.A3889];9)=0);[.A3888]+[.A3889];&quot;&quot;)">
            <text:p/>
          </table:table-cell>
          <table:table-cell/>
        </table:table-row>
        <table:table-row table:style-name="ro1">
          <table:table-cell office:value-type="float" office:value="-267" calcext:value-type="float">
            <text:p>-267</text:p>
          </table:table-cell>
          <table:table-cell table:formula="of:=IF(AND(MOD([.A3889];9)=0;MOD([.A3890];9)=0);[.A3889]+[.A3890];&quot;&quot;)">
            <text:p/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IF(AND(MOD([.A3890];9)=0;MOD([.A3891];9)=0);[.A3890]+[.A3891];&quot;&quot;)">
            <text:p/>
          </table:table-cell>
          <table:table-cell/>
        </table:table-row>
        <table:table-row table:style-name="ro1">
          <table:table-cell office:value-type="float" office:value="-720" calcext:value-type="float">
            <text:p>-720</text:p>
          </table:table-cell>
          <table:table-cell table:formula="of:=IF(AND(MOD([.A3891];9)=0;MOD([.A3892];9)=0);[.A3891]+[.A3892];&quot;&quot;)" office:value-type="float" office:value="-180" calcext:value-type="float">
            <text:p>-180</text:p>
          </table:table-cell>
          <table:table-cell/>
        </table:table-row>
        <table:table-row table:style-name="ro1">
          <table:table-cell office:value-type="float" office:value="-4" calcext:value-type="float">
            <text:p>-4</text:p>
          </table:table-cell>
          <table:table-cell table:formula="of:=IF(AND(MOD([.A3892];9)=0;MOD([.A3893];9)=0);[.A3892]+[.A3893];&quot;&quot;)">
            <text:p/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IF(AND(MOD([.A3893];9)=0;MOD([.A3894];9)=0);[.A3893]+[.A3894];&quot;&quot;)">
            <text:p/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IF(AND(MOD([.A3894];9)=0;MOD([.A3895];9)=0);[.A3894]+[.A3895];&quot;&quot;)">
            <text:p/>
          </table:table-cell>
          <table:table-cell/>
        </table:table-row>
        <table:table-row table:style-name="ro1">
          <table:table-cell office:value-type="float" office:value="-271" calcext:value-type="float">
            <text:p>-271</text:p>
          </table:table-cell>
          <table:table-cell table:formula="of:=IF(AND(MOD([.A3895];9)=0;MOD([.A3896];9)=0);[.A3895]+[.A3896];&quot;&quot;)">
            <text:p/>
          </table:table-cell>
          <table:table-cell/>
        </table:table-row>
        <table:table-row table:style-name="ro1">
          <table:table-cell office:value-type="float" office:value="-109" calcext:value-type="float">
            <text:p>-109</text:p>
          </table:table-cell>
          <table:table-cell table:formula="of:=IF(AND(MOD([.A3896];9)=0;MOD([.A3897];9)=0);[.A3896]+[.A3897];&quot;&quot;)">
            <text:p/>
          </table:table-cell>
          <table:table-cell/>
        </table:table-row>
        <table:table-row table:style-name="ro1">
          <table:table-cell office:value-type="float" office:value="-908" calcext:value-type="float">
            <text:p>-908</text:p>
          </table:table-cell>
          <table:table-cell table:formula="of:=IF(AND(MOD([.A3897];9)=0;MOD([.A3898];9)=0);[.A3897]+[.A3898];&quot;&quot;)">
            <text:p/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IF(AND(MOD([.A3898];9)=0;MOD([.A3899];9)=0);[.A3898]+[.A3899];&quot;&quot;)">
            <text:p/>
          </table:table-cell>
          <table:table-cell/>
        </table:table-row>
        <table:table-row table:style-name="ro1">
          <table:table-cell office:value-type="float" office:value="-918" calcext:value-type="float">
            <text:p>-918</text:p>
          </table:table-cell>
          <table:table-cell table:formula="of:=IF(AND(MOD([.A3899];9)=0;MOD([.A3900];9)=0);[.A3899]+[.A3900];&quot;&quot;)">
            <text:p/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IF(AND(MOD([.A3900];9)=0;MOD([.A3901];9)=0);[.A3900]+[.A3901];&quot;&quot;)" office:value-type="float" office:value="-216" calcext:value-type="float">
            <text:p>-216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IF(AND(MOD([.A3901];9)=0;MOD([.A3902];9)=0);[.A3901]+[.A3902];&quot;&quot;)">
            <text:p/>
          </table:table-cell>
          <table:table-cell/>
        </table:table-row>
        <table:table-row table:style-name="ro1">
          <table:table-cell office:value-type="float" office:value="-803" calcext:value-type="float">
            <text:p>-803</text:p>
          </table:table-cell>
          <table:table-cell table:formula="of:=IF(AND(MOD([.A3902];9)=0;MOD([.A3903];9)=0);[.A3902]+[.A3903];&quot;&quot;)">
            <text:p/>
          </table:table-cell>
          <table:table-cell/>
        </table:table-row>
        <table:table-row table:style-name="ro1">
          <table:table-cell office:value-type="float" office:value="-79" calcext:value-type="float">
            <text:p>-79</text:p>
          </table:table-cell>
          <table:table-cell table:formula="of:=IF(AND(MOD([.A3903];9)=0;MOD([.A3904];9)=0);[.A3903]+[.A3904];&quot;&quot;)">
            <text:p/>
          </table:table-cell>
          <table:table-cell/>
        </table:table-row>
        <table:table-row table:style-name="ro1">
          <table:table-cell office:value-type="float" office:value="-538" calcext:value-type="float">
            <text:p>-538</text:p>
          </table:table-cell>
          <table:table-cell table:formula="of:=IF(AND(MOD([.A3904];9)=0;MOD([.A3905];9)=0);[.A3904]+[.A3905];&quot;&quot;)">
            <text:p/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IF(AND(MOD([.A3905];9)=0;MOD([.A3906];9)=0);[.A3905]+[.A3906];&quot;&quot;)">
            <text:p/>
          </table:table-cell>
          <table:table-cell/>
        </table:table-row>
        <table:table-row table:style-name="ro1">
          <table:table-cell office:value-type="float" office:value="-726" calcext:value-type="float">
            <text:p>-726</text:p>
          </table:table-cell>
          <table:table-cell table:formula="of:=IF(AND(MOD([.A3906];9)=0;MOD([.A3907];9)=0);[.A3906]+[.A3907];&quot;&quot;)">
            <text:p/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IF(AND(MOD([.A3907];9)=0;MOD([.A3908];9)=0);[.A3907]+[.A3908];&quot;&quot;)">
            <text:p/>
          </table:table-cell>
          <table:table-cell/>
        </table:table-row>
        <table:table-row table:style-name="ro1">
          <table:table-cell office:value-type="float" office:value="-873" calcext:value-type="float">
            <text:p>-873</text:p>
          </table:table-cell>
          <table:table-cell table:formula="of:=IF(AND(MOD([.A3908];9)=0;MOD([.A3909];9)=0);[.A3908]+[.A3909];&quot;&quot;)">
            <text:p/>
          </table:table-cell>
          <table:table-cell/>
        </table:table-row>
        <table:table-row table:style-name="ro1">
          <table:table-cell office:value-type="float" office:value="-791" calcext:value-type="float">
            <text:p>-791</text:p>
          </table:table-cell>
          <table:table-cell table:formula="of:=IF(AND(MOD([.A3909];9)=0;MOD([.A3910];9)=0);[.A3909]+[.A3910];&quot;&quot;)">
            <text:p/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IF(AND(MOD([.A3910];9)=0;MOD([.A3911];9)=0);[.A3910]+[.A3911];&quot;&quot;)">
            <text:p/>
          </table:table-cell>
          <table:table-cell/>
        </table:table-row>
        <table:table-row table:style-name="ro1">
          <table:table-cell office:value-type="float" office:value="-247" calcext:value-type="float">
            <text:p>-247</text:p>
          </table:table-cell>
          <table:table-cell table:formula="of:=IF(AND(MOD([.A3911];9)=0;MOD([.A3912];9)=0);[.A3911]+[.A3912];&quot;&quot;)">
            <text:p/>
          </table:table-cell>
          <table:table-cell/>
        </table:table-row>
        <table:table-row table:style-name="ro1">
          <table:table-cell office:value-type="float" office:value="-265" calcext:value-type="float">
            <text:p>-265</text:p>
          </table:table-cell>
          <table:table-cell table:formula="of:=IF(AND(MOD([.A3912];9)=0;MOD([.A3913];9)=0);[.A3912]+[.A3913];&quot;&quot;)">
            <text:p/>
          </table:table-cell>
          <table:table-cell/>
        </table:table-row>
        <table:table-row table:style-name="ro1">
          <table:table-cell office:value-type="float" office:value="-171" calcext:value-type="float">
            <text:p>-171</text:p>
          </table:table-cell>
          <table:table-cell table:formula="of:=IF(AND(MOD([.A3913];9)=0;MOD([.A3914];9)=0);[.A3913]+[.A3914];&quot;&quot;)">
            <text:p/>
          </table:table-cell>
          <table:table-cell/>
        </table:table-row>
        <table:table-row table:style-name="ro1">
          <table:table-cell office:value-type="float" office:value="-248" calcext:value-type="float">
            <text:p>-248</text:p>
          </table:table-cell>
          <table:table-cell table:formula="of:=IF(AND(MOD([.A3914];9)=0;MOD([.A3915];9)=0);[.A3914]+[.A3915];&quot;&quot;)">
            <text:p/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IF(AND(MOD([.A3915];9)=0;MOD([.A3916];9)=0);[.A3915]+[.A3916];&quot;&quot;)">
            <text:p/>
          </table:table-cell>
          <table:table-cell/>
        </table:table-row>
        <table:table-row table:style-name="ro1">
          <table:table-cell office:value-type="float" office:value="-170" calcext:value-type="float">
            <text:p>-170</text:p>
          </table:table-cell>
          <table:table-cell table:formula="of:=IF(AND(MOD([.A3916];9)=0;MOD([.A3917];9)=0);[.A3916]+[.A3917];&quot;&quot;)">
            <text:p/>
          </table:table-cell>
          <table:table-cell/>
        </table:table-row>
        <table:table-row table:style-name="ro1">
          <table:table-cell office:value-type="float" office:value="-238" calcext:value-type="float">
            <text:p>-238</text:p>
          </table:table-cell>
          <table:table-cell table:formula="of:=IF(AND(MOD([.A3917];9)=0;MOD([.A3918];9)=0);[.A3917]+[.A3918];&quot;&quot;)">
            <text:p/>
          </table:table-cell>
          <table:table-cell/>
        </table:table-row>
        <table:table-row table:style-name="ro1">
          <table:table-cell office:value-type="float" office:value="-809" calcext:value-type="float">
            <text:p>-809</text:p>
          </table:table-cell>
          <table:table-cell table:formula="of:=IF(AND(MOD([.A3918];9)=0;MOD([.A3919];9)=0);[.A3918]+[.A3919];&quot;&quot;)">
            <text:p/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IF(AND(MOD([.A3919];9)=0;MOD([.A3920];9)=0);[.A3919]+[.A3920];&quot;&quot;)">
            <text:p/>
          </table:table-cell>
          <table:table-cell/>
        </table:table-row>
        <table:table-row table:style-name="ro1">
          <table:table-cell office:value-type="float" office:value="-978" calcext:value-type="float">
            <text:p>-978</text:p>
          </table:table-cell>
          <table:table-cell table:formula="of:=IF(AND(MOD([.A3920];9)=0;MOD([.A3921];9)=0);[.A3920]+[.A3921];&quot;&quot;)">
            <text:p/>
          </table:table-cell>
          <table:table-cell/>
        </table:table-row>
        <table:table-row table:style-name="ro1">
          <table:table-cell office:value-type="float" office:value="-458" calcext:value-type="float">
            <text:p>-458</text:p>
          </table:table-cell>
          <table:table-cell table:formula="of:=IF(AND(MOD([.A3921];9)=0;MOD([.A3922];9)=0);[.A3921]+[.A3922];&quot;&quot;)">
            <text:p/>
          </table:table-cell>
          <table:table-cell/>
        </table:table-row>
        <table:table-row table:style-name="ro1">
          <table:table-cell office:value-type="float" office:value="-146" calcext:value-type="float">
            <text:p>-146</text:p>
          </table:table-cell>
          <table:table-cell table:formula="of:=IF(AND(MOD([.A3922];9)=0;MOD([.A3923];9)=0);[.A3922]+[.A3923];&quot;&quot;)">
            <text:p/>
          </table:table-cell>
          <table:table-cell/>
        </table:table-row>
        <table:table-row table:style-name="ro1">
          <table:table-cell office:value-type="float" office:value="-33" calcext:value-type="float">
            <text:p>-33</text:p>
          </table:table-cell>
          <table:table-cell table:formula="of:=IF(AND(MOD([.A3923];9)=0;MOD([.A3924];9)=0);[.A3923]+[.A3924];&quot;&quot;)">
            <text:p/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IF(AND(MOD([.A3924];9)=0;MOD([.A3925];9)=0);[.A3924]+[.A3925];&quot;&quot;)">
            <text:p/>
          </table:table-cell>
          <table:table-cell/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IF(AND(MOD([.A3925];9)=0;MOD([.A3926];9)=0);[.A3925]+[.A3926];&quot;&quot;)">
            <text:p/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IF(AND(MOD([.A3926];9)=0;MOD([.A3927];9)=0);[.A3926]+[.A3927];&quot;&quot;)">
            <text:p/>
          </table:table-cell>
          <table:table-cell/>
        </table:table-row>
        <table:table-row table:style-name="ro1">
          <table:table-cell office:value-type="float" office:value="-695" calcext:value-type="float">
            <text:p>-695</text:p>
          </table:table-cell>
          <table:table-cell table:formula="of:=IF(AND(MOD([.A3927];9)=0;MOD([.A3928];9)=0);[.A3927]+[.A3928];&quot;&quot;)">
            <text:p/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IF(AND(MOD([.A3928];9)=0;MOD([.A3929];9)=0);[.A3928]+[.A3929];&quot;&quot;)">
            <text:p/>
          </table:table-cell>
          <table:table-cell/>
        </table:table-row>
        <table:table-row table:style-name="ro1">
          <table:table-cell office:value-type="float" office:value="-24" calcext:value-type="float">
            <text:p>-24</text:p>
          </table:table-cell>
          <table:table-cell table:formula="of:=IF(AND(MOD([.A3929];9)=0;MOD([.A3930];9)=0);[.A3929]+[.A3930];&quot;&quot;)">
            <text:p/>
          </table:table-cell>
          <table:table-cell/>
        </table:table-row>
        <table:table-row table:style-name="ro1">
          <table:table-cell office:value-type="float" office:value="-841" calcext:value-type="float">
            <text:p>-841</text:p>
          </table:table-cell>
          <table:table-cell table:formula="of:=IF(AND(MOD([.A3930];9)=0;MOD([.A3931];9)=0);[.A3930]+[.A3931];&quot;&quot;)">
            <text:p/>
          </table:table-cell>
          <table:table-cell/>
        </table:table-row>
        <table:table-row table:style-name="ro1">
          <table:table-cell office:value-type="float" office:value="-971" calcext:value-type="float">
            <text:p>-971</text:p>
          </table:table-cell>
          <table:table-cell table:formula="of:=IF(AND(MOD([.A3931];9)=0;MOD([.A3932];9)=0);[.A3931]+[.A3932];&quot;&quot;)">
            <text:p/>
          </table:table-cell>
          <table:table-cell/>
        </table:table-row>
        <table:table-row table:style-name="ro1">
          <table:table-cell office:value-type="float" office:value="-916" calcext:value-type="float">
            <text:p>-916</text:p>
          </table:table-cell>
          <table:table-cell table:formula="of:=IF(AND(MOD([.A3932];9)=0;MOD([.A3933];9)=0);[.A3932]+[.A3933];&quot;&quot;)">
            <text:p/>
          </table:table-cell>
          <table:table-cell/>
        </table:table-row>
        <table:table-row table:style-name="ro1">
          <table:table-cell office:value-type="float" office:value="-544" calcext:value-type="float">
            <text:p>-544</text:p>
          </table:table-cell>
          <table:table-cell table:formula="of:=IF(AND(MOD([.A3933];9)=0;MOD([.A3934];9)=0);[.A3933]+[.A3934];&quot;&quot;)">
            <text:p/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IF(AND(MOD([.A3934];9)=0;MOD([.A3935];9)=0);[.A3934]+[.A3935];&quot;&quot;)">
            <text:p/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IF(AND(MOD([.A3935];9)=0;MOD([.A3936];9)=0);[.A3935]+[.A3936];&quot;&quot;)">
            <text:p/>
          </table:table-cell>
          <table:table-cell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IF(AND(MOD([.A3936];9)=0;MOD([.A3937];9)=0);[.A3936]+[.A3937];&quot;&quot;)">
            <text:p/>
          </table:table-cell>
          <table:table-cell/>
        </table:table-row>
        <table:table-row table:style-name="ro1">
          <table:table-cell office:value-type="float" office:value="-423" calcext:value-type="float">
            <text:p>-423</text:p>
          </table:table-cell>
          <table:table-cell table:formula="of:=IF(AND(MOD([.A3937];9)=0;MOD([.A3938];9)=0);[.A3937]+[.A3938];&quot;&quot;)">
            <text:p/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IF(AND(MOD([.A3938];9)=0;MOD([.A3939];9)=0);[.A3938]+[.A3939];&quot;&quot;)">
            <text:p/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IF(AND(MOD([.A3939];9)=0;MOD([.A3940];9)=0);[.A3939]+[.A3940];&quot;&quot;)">
            <text:p/>
          </table:table-cell>
          <table:table-cell/>
        </table:table-row>
        <table:table-row table:style-name="ro1">
          <table:table-cell office:value-type="float" office:value="-790" calcext:value-type="float">
            <text:p>-790</text:p>
          </table:table-cell>
          <table:table-cell table:formula="of:=IF(AND(MOD([.A3940];9)=0;MOD([.A3941];9)=0);[.A3940]+[.A3941];&quot;&quot;)">
            <text:p/>
          </table:table-cell>
          <table:table-cell/>
        </table:table-row>
        <table:table-row table:style-name="ro1">
          <table:table-cell office:value-type="float" office:value="-585" calcext:value-type="float">
            <text:p>-585</text:p>
          </table:table-cell>
          <table:table-cell table:formula="of:=IF(AND(MOD([.A3941];9)=0;MOD([.A3942];9)=0);[.A3941]+[.A3942];&quot;&quot;)">
            <text:p/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IF(AND(MOD([.A3942];9)=0;MOD([.A3943];9)=0);[.A3942]+[.A3943];&quot;&quot;)">
            <text:p/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IF(AND(MOD([.A3943];9)=0;MOD([.A3944];9)=0);[.A3943]+[.A3944];&quot;&quot;)">
            <text:p/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IF(AND(MOD([.A3944];9)=0;MOD([.A3945];9)=0);[.A3944]+[.A3945];&quot;&quot;)">
            <text:p/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IF(AND(MOD([.A3945];9)=0;MOD([.A3946];9)=0);[.A3945]+[.A3946];&quot;&quot;)">
            <text:p/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IF(AND(MOD([.A3946];9)=0;MOD([.A3947];9)=0);[.A3946]+[.A3947];&quot;&quot;)">
            <text:p/>
          </table:table-cell>
          <table:table-cell/>
        </table:table-row>
        <table:table-row table:style-name="ro1">
          <table:table-cell office:value-type="float" office:value="-930" calcext:value-type="float">
            <text:p>-930</text:p>
          </table:table-cell>
          <table:table-cell table:formula="of:=IF(AND(MOD([.A3947];9)=0;MOD([.A3948];9)=0);[.A3947]+[.A3948];&quot;&quot;)">
            <text:p/>
          </table:table-cell>
          <table:table-cell/>
        </table:table-row>
        <table:table-row table:style-name="ro1">
          <table:table-cell office:value-type="float" office:value="-630" calcext:value-type="float">
            <text:p>-630</text:p>
          </table:table-cell>
          <table:table-cell table:formula="of:=IF(AND(MOD([.A3948];9)=0;MOD([.A3949];9)=0);[.A3948]+[.A3949];&quot;&quot;)">
            <text:p/>
          </table:table-cell>
          <table:table-cell/>
        </table:table-row>
        <table:table-row table:style-name="ro1">
          <table:table-cell office:value-type="float" office:value="-820" calcext:value-type="float">
            <text:p>-820</text:p>
          </table:table-cell>
          <table:table-cell table:formula="of:=IF(AND(MOD([.A3949];9)=0;MOD([.A3950];9)=0);[.A3949]+[.A3950];&quot;&quot;)">
            <text:p/>
          </table:table-cell>
          <table:table-cell/>
        </table:table-row>
        <table:table-row table:style-name="ro1">
          <table:table-cell office:value-type="float" office:value="-916" calcext:value-type="float">
            <text:p>-916</text:p>
          </table:table-cell>
          <table:table-cell table:formula="of:=IF(AND(MOD([.A3950];9)=0;MOD([.A3951];9)=0);[.A3950]+[.A3951];&quot;&quot;)">
            <text:p/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IF(AND(MOD([.A3951];9)=0;MOD([.A3952];9)=0);[.A3951]+[.A3952];&quot;&quot;)">
            <text:p/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IF(AND(MOD([.A3952];9)=0;MOD([.A3953];9)=0);[.A3952]+[.A3953];&quot;&quot;)">
            <text:p/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IF(AND(MOD([.A3953];9)=0;MOD([.A3954];9)=0);[.A3953]+[.A3954];&quot;&quot;)">
            <text:p/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IF(AND(MOD([.A3954];9)=0;MOD([.A3955];9)=0);[.A3954]+[.A3955];&quot;&quot;)">
            <text:p/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IF(AND(MOD([.A3955];9)=0;MOD([.A3956];9)=0);[.A3955]+[.A3956];&quot;&quot;)">
            <text:p/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IF(AND(MOD([.A3956];9)=0;MOD([.A3957];9)=0);[.A3956]+[.A3957];&quot;&quot;)">
            <text:p/>
          </table:table-cell>
          <table:table-cell/>
        </table:table-row>
        <table:table-row table:style-name="ro1">
          <table:table-cell office:value-type="float" office:value="-768" calcext:value-type="float">
            <text:p>-768</text:p>
          </table:table-cell>
          <table:table-cell table:formula="of:=IF(AND(MOD([.A3957];9)=0;MOD([.A3958];9)=0);[.A3957]+[.A3958];&quot;&quot;)">
            <text:p/>
          </table:table-cell>
          <table:table-cell/>
        </table:table-row>
        <table:table-row table:style-name="ro1">
          <table:table-cell office:value-type="float" office:value="-554" calcext:value-type="float">
            <text:p>-554</text:p>
          </table:table-cell>
          <table:table-cell table:formula="of:=IF(AND(MOD([.A3958];9)=0;MOD([.A3959];9)=0);[.A3958]+[.A3959];&quot;&quot;)">
            <text:p/>
          </table:table-cell>
          <table:table-cell/>
        </table:table-row>
        <table:table-row table:style-name="ro1">
          <table:table-cell office:value-type="float" office:value="-58" calcext:value-type="float">
            <text:p>-58</text:p>
          </table:table-cell>
          <table:table-cell table:formula="of:=IF(AND(MOD([.A3959];9)=0;MOD([.A3960];9)=0);[.A3959]+[.A3960];&quot;&quot;)">
            <text:p/>
          </table:table-cell>
          <table:table-cell/>
        </table:table-row>
        <table:table-row table:style-name="ro1">
          <table:table-cell office:value-type="float" office:value="-78" calcext:value-type="float">
            <text:p>-78</text:p>
          </table:table-cell>
          <table:table-cell table:formula="of:=IF(AND(MOD([.A3960];9)=0;MOD([.A3961];9)=0);[.A3960]+[.A3961];&quot;&quot;)">
            <text:p/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IF(AND(MOD([.A3961];9)=0;MOD([.A3962];9)=0);[.A3961]+[.A3962];&quot;&quot;)">
            <text:p/>
          </table:table-cell>
          <table:table-cell/>
        </table:table-row>
        <table:table-row table:style-name="ro1">
          <table:table-cell office:value-type="float" office:value="-103" calcext:value-type="float">
            <text:p>-103</text:p>
          </table:table-cell>
          <table:table-cell table:formula="of:=IF(AND(MOD([.A3962];9)=0;MOD([.A3963];9)=0);[.A3962]+[.A3963];&quot;&quot;)">
            <text:p/>
          </table:table-cell>
          <table:table-cell/>
        </table:table-row>
        <table:table-row table:style-name="ro1">
          <table:table-cell office:value-type="float" office:value="-183" calcext:value-type="float">
            <text:p>-183</text:p>
          </table:table-cell>
          <table:table-cell table:formula="of:=IF(AND(MOD([.A3963];9)=0;MOD([.A3964];9)=0);[.A3963]+[.A3964];&quot;&quot;)">
            <text:p/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IF(AND(MOD([.A3964];9)=0;MOD([.A3965];9)=0);[.A3964]+[.A3965];&quot;&quot;)">
            <text:p/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IF(AND(MOD([.A3965];9)=0;MOD([.A3966];9)=0);[.A3965]+[.A3966];&quot;&quot;)">
            <text:p/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IF(AND(MOD([.A3966];9)=0;MOD([.A3967];9)=0);[.A3966]+[.A3967];&quot;&quot;)">
            <text:p/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IF(AND(MOD([.A3967];9)=0;MOD([.A3968];9)=0);[.A3967]+[.A3968];&quot;&quot;)">
            <text:p/>
          </table:table-cell>
          <table:table-cell/>
        </table:table-row>
        <table:table-row table:style-name="ro1">
          <table:table-cell office:value-type="float" office:value="-747" calcext:value-type="float">
            <text:p>-747</text:p>
          </table:table-cell>
          <table:table-cell table:formula="of:=IF(AND(MOD([.A3968];9)=0;MOD([.A3969];9)=0);[.A3968]+[.A3969];&quot;&quot;)">
            <text:p/>
          </table:table-cell>
          <table:table-cell/>
        </table:table-row>
        <table:table-row table:style-name="ro1">
          <table:table-cell office:value-type="float" office:value="-356" calcext:value-type="float">
            <text:p>-356</text:p>
          </table:table-cell>
          <table:table-cell table:formula="of:=IF(AND(MOD([.A3969];9)=0;MOD([.A3970];9)=0);[.A3969]+[.A3970];&quot;&quot;)">
            <text:p/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IF(AND(MOD([.A3970];9)=0;MOD([.A3971];9)=0);[.A3970]+[.A3971];&quot;&quot;)">
            <text:p/>
          </table:table-cell>
          <table:table-cell/>
        </table:table-row>
        <table:table-row table:style-name="ro1">
          <table:table-cell office:value-type="float" office:value="-776" calcext:value-type="float">
            <text:p>-776</text:p>
          </table:table-cell>
          <table:table-cell table:formula="of:=IF(AND(MOD([.A3971];9)=0;MOD([.A3972];9)=0);[.A3971]+[.A3972];&quot;&quot;)">
            <text:p/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IF(AND(MOD([.A3972];9)=0;MOD([.A3973];9)=0);[.A3972]+[.A3973];&quot;&quot;)">
            <text:p/>
          </table:table-cell>
          <table:table-cell/>
        </table:table-row>
        <table:table-row table:style-name="ro1">
          <table:table-cell office:value-type="float" office:value="-348" calcext:value-type="float">
            <text:p>-348</text:p>
          </table:table-cell>
          <table:table-cell table:formula="of:=IF(AND(MOD([.A3973];9)=0;MOD([.A3974];9)=0);[.A3973]+[.A3974];&quot;&quot;)">
            <text:p/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IF(AND(MOD([.A3974];9)=0;MOD([.A3975];9)=0);[.A3974]+[.A3975];&quot;&quot;)">
            <text:p/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IF(AND(MOD([.A3975];9)=0;MOD([.A3976];9)=0);[.A3975]+[.A3976];&quot;&quot;)">
            <text:p/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IF(AND(MOD([.A3976];9)=0;MOD([.A3977];9)=0);[.A3976]+[.A3977];&quot;&quot;)">
            <text:p/>
          </table:table-cell>
          <table:table-cell/>
        </table:table-row>
        <table:table-row table:style-name="ro1">
          <table:table-cell office:value-type="float" office:value="-365" calcext:value-type="float">
            <text:p>-365</text:p>
          </table:table-cell>
          <table:table-cell table:formula="of:=IF(AND(MOD([.A3977];9)=0;MOD([.A3978];9)=0);[.A3977]+[.A3978];&quot;&quot;)">
            <text:p/>
          </table:table-cell>
          <table:table-cell/>
        </table:table-row>
        <table:table-row table:style-name="ro1">
          <table:table-cell office:value-type="float" office:value="-635" calcext:value-type="float">
            <text:p>-635</text:p>
          </table:table-cell>
          <table:table-cell table:formula="of:=IF(AND(MOD([.A3978];9)=0;MOD([.A3979];9)=0);[.A3978]+[.A3979];&quot;&quot;)">
            <text:p/>
          </table:table-cell>
          <table:table-cell/>
        </table:table-row>
        <table:table-row table:style-name="ro1">
          <table:table-cell office:value-type="float" office:value="-536" calcext:value-type="float">
            <text:p>-536</text:p>
          </table:table-cell>
          <table:table-cell table:formula="of:=IF(AND(MOD([.A3979];9)=0;MOD([.A3980];9)=0);[.A3979]+[.A3980];&quot;&quot;)">
            <text:p/>
          </table:table-cell>
          <table:table-cell/>
        </table:table-row>
        <table:table-row table:style-name="ro1">
          <table:table-cell office:value-type="float" office:value="-601" calcext:value-type="float">
            <text:p>-601</text:p>
          </table:table-cell>
          <table:table-cell table:formula="of:=IF(AND(MOD([.A3980];9)=0;MOD([.A3981];9)=0);[.A3980]+[.A3981];&quot;&quot;)">
            <text:p/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IF(AND(MOD([.A3981];9)=0;MOD([.A3982];9)=0);[.A3981]+[.A3982];&quot;&quot;)">
            <text:p/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IF(AND(MOD([.A3982];9)=0;MOD([.A3983];9)=0);[.A3982]+[.A3983];&quot;&quot;)">
            <text:p/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IF(AND(MOD([.A3983];9)=0;MOD([.A3984];9)=0);[.A3983]+[.A3984];&quot;&quot;)">
            <text:p/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IF(AND(MOD([.A3984];9)=0;MOD([.A3985];9)=0);[.A3984]+[.A3985];&quot;&quot;)">
            <text:p/>
          </table:table-cell>
          <table:table-cell/>
        </table:table-row>
        <table:table-row table:style-name="ro1">
          <table:table-cell office:value-type="float" office:value="-736" calcext:value-type="float">
            <text:p>-736</text:p>
          </table:table-cell>
          <table:table-cell table:formula="of:=IF(AND(MOD([.A3985];9)=0;MOD([.A3986];9)=0);[.A3985]+[.A3986];&quot;&quot;)">
            <text:p/>
          </table:table-cell>
          <table:table-cell/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IF(AND(MOD([.A3986];9)=0;MOD([.A3987];9)=0);[.A3986]+[.A3987];&quot;&quot;)">
            <text:p/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IF(AND(MOD([.A3987];9)=0;MOD([.A3988];9)=0);[.A3987]+[.A3988];&quot;&quot;)">
            <text:p/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IF(AND(MOD([.A3988];9)=0;MOD([.A3989];9)=0);[.A3988]+[.A3989];&quot;&quot;)">
            <text:p/>
          </table:table-cell>
          <table:table-cell/>
        </table:table-row>
        <table:table-row table:style-name="ro1">
          <table:table-cell office:value-type="float" office:value="-167" calcext:value-type="float">
            <text:p>-167</text:p>
          </table:table-cell>
          <table:table-cell table:formula="of:=IF(AND(MOD([.A3989];9)=0;MOD([.A3990];9)=0);[.A3989]+[.A3990];&quot;&quot;)">
            <text:p/>
          </table:table-cell>
          <table:table-cell/>
        </table:table-row>
        <table:table-row table:style-name="ro1">
          <table:table-cell office:value-type="float" office:value="-569" calcext:value-type="float">
            <text:p>-569</text:p>
          </table:table-cell>
          <table:table-cell table:formula="of:=IF(AND(MOD([.A3990];9)=0;MOD([.A3991];9)=0);[.A3990]+[.A3991];&quot;&quot;)">
            <text:p/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IF(AND(MOD([.A3991];9)=0;MOD([.A3992];9)=0);[.A3991]+[.A3992];&quot;&quot;)">
            <text:p/>
          </table:table-cell>
          <table:table-cell/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IF(AND(MOD([.A3992];9)=0;MOD([.A3993];9)=0);[.A3992]+[.A3993];&quot;&quot;)">
            <text:p/>
          </table:table-cell>
          <table:table-cell/>
        </table:table-row>
        <table:table-row table:style-name="ro1">
          <table:table-cell office:value-type="float" office:value="-94" calcext:value-type="float">
            <text:p>-94</text:p>
          </table:table-cell>
          <table:table-cell table:formula="of:=IF(AND(MOD([.A3993];9)=0;MOD([.A3994];9)=0);[.A3993]+[.A3994];&quot;&quot;)">
            <text:p/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IF(AND(MOD([.A3994];9)=0;MOD([.A3995];9)=0);[.A3994]+[.A3995];&quot;&quot;)">
            <text:p/>
          </table:table-cell>
          <table:table-cell/>
        </table:table-row>
        <table:table-row table:style-name="ro1">
          <table:table-cell office:value-type="float" office:value="-893" calcext:value-type="float">
            <text:p>-893</text:p>
          </table:table-cell>
          <table:table-cell table:formula="of:=IF(AND(MOD([.A3995];9)=0;MOD([.A3996];9)=0);[.A3995]+[.A3996];&quot;&quot;)">
            <text:p/>
          </table:table-cell>
          <table:table-cell/>
        </table:table-row>
        <table:table-row table:style-name="ro1">
          <table:table-cell office:value-type="float" office:value="-444" calcext:value-type="float">
            <text:p>-444</text:p>
          </table:table-cell>
          <table:table-cell table:formula="of:=IF(AND(MOD([.A3996];9)=0;MOD([.A3997];9)=0);[.A3996]+[.A3997];&quot;&quot;)">
            <text:p/>
          </table:table-cell>
          <table:table-cell/>
        </table:table-row>
        <table:table-row table:style-name="ro1">
          <table:table-cell office:value-type="float" office:value="-40" calcext:value-type="float">
            <text:p>-40</text:p>
          </table:table-cell>
          <table:table-cell table:formula="of:=IF(AND(MOD([.A3997];9)=0;MOD([.A3998];9)=0);[.A3997]+[.A3998];&quot;&quot;)">
            <text:p/>
          </table:table-cell>
          <table:table-cell/>
        </table:table-row>
        <table:table-row table:style-name="ro1">
          <table:table-cell office:value-type="float" office:value="-851" calcext:value-type="float">
            <text:p>-851</text:p>
          </table:table-cell>
          <table:table-cell table:formula="of:=IF(AND(MOD([.A3998];9)=0;MOD([.A3999];9)=0);[.A3998]+[.A3999];&quot;&quot;)">
            <text:p/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IF(AND(MOD([.A3999];9)=0;MOD([.A4000];9)=0);[.A3999]+[.A4000];&quot;&quot;)">
            <text:p/>
          </table:table-cell>
          <table:table-cell/>
        </table:table-row>
        <table:table-row table:style-name="ro1">
          <table:table-cell office:value-type="float" office:value="-732" calcext:value-type="float">
            <text:p>-732</text:p>
          </table:table-cell>
          <table:table-cell table:formula="of:=IF(AND(MOD([.A4000];9)=0;MOD([.A4001];9)=0);[.A4000]+[.A4001];&quot;&quot;)">
            <text:p/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AND(MOD([.A4001];9)=0;MOD([.A4002];9)=0);[.A4001]+[.A4002];&quot;&quot;)">
            <text:p/>
          </table:table-cell>
          <table:table-cell/>
        </table:table-row>
        <table:table-row table:style-name="ro1">
          <table:table-cell office:value-type="float" office:value="-176" calcext:value-type="float">
            <text:p>-176</text:p>
          </table:table-cell>
          <table:table-cell table:formula="of:=IF(AND(MOD([.A4002];9)=0;MOD([.A4003];9)=0);[.A4002]+[.A4003];&quot;&quot;)">
            <text:p/>
          </table:table-cell>
          <table:table-cell/>
        </table:table-row>
        <table:table-row table:style-name="ro1">
          <table:table-cell office:value-type="float" office:value="-62" calcext:value-type="float">
            <text:p>-62</text:p>
          </table:table-cell>
          <table:table-cell table:formula="of:=IF(AND(MOD([.A4003];9)=0;MOD([.A4004];9)=0);[.A4003]+[.A4004];&quot;&quot;)">
            <text:p/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IF(AND(MOD([.A4004];9)=0;MOD([.A4005];9)=0);[.A4004]+[.A4005];&quot;&quot;)">
            <text:p/>
          </table:table-cell>
          <table:table-cell/>
        </table:table-row>
        <table:table-row table:style-name="ro1">
          <table:table-cell office:value-type="float" office:value="-320" calcext:value-type="float">
            <text:p>-320</text:p>
          </table:table-cell>
          <table:table-cell table:formula="of:=IF(AND(MOD([.A4005];9)=0;MOD([.A4006];9)=0);[.A4005]+[.A4006];&quot;&quot;)">
            <text:p/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IF(AND(MOD([.A4006];9)=0;MOD([.A4007];9)=0);[.A4006]+[.A4007];&quot;&quot;)">
            <text:p/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IF(AND(MOD([.A4007];9)=0;MOD([.A4008];9)=0);[.A4007]+[.A4008];&quot;&quot;)">
            <text:p/>
          </table:table-cell>
          <table:table-cell/>
        </table:table-row>
        <table:table-row table:style-name="ro1">
          <table:table-cell office:value-type="float" office:value="-393" calcext:value-type="float">
            <text:p>-393</text:p>
          </table:table-cell>
          <table:table-cell table:formula="of:=IF(AND(MOD([.A4008];9)=0;MOD([.A4009];9)=0);[.A4008]+[.A4009];&quot;&quot;)">
            <text:p/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IF(AND(MOD([.A4009];9)=0;MOD([.A4010];9)=0);[.A4009]+[.A4010];&quot;&quot;)">
            <text:p/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AND(MOD([.A4010];9)=0;MOD([.A4011];9)=0);[.A4010]+[.A4011];&quot;&quot;)">
            <text:p/>
          </table:table-cell>
          <table:table-cell/>
        </table:table-row>
        <table:table-row table:style-name="ro1">
          <table:table-cell office:value-type="float" office:value="-88" calcext:value-type="float">
            <text:p>-88</text:p>
          </table:table-cell>
          <table:table-cell table:formula="of:=IF(AND(MOD([.A4011];9)=0;MOD([.A4012];9)=0);[.A4011]+[.A4012];&quot;&quot;)">
            <text:p/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IF(AND(MOD([.A4012];9)=0;MOD([.A4013];9)=0);[.A4012]+[.A4013];&quot;&quot;)">
            <text:p/>
          </table:table-cell>
          <table:table-cell/>
        </table:table-row>
        <table:table-row table:style-name="ro1">
          <table:table-cell office:value-type="float" office:value="-197" calcext:value-type="float">
            <text:p>-197</text:p>
          </table:table-cell>
          <table:table-cell table:formula="of:=IF(AND(MOD([.A4013];9)=0;MOD([.A4014];9)=0);[.A4013]+[.A4014];&quot;&quot;)">
            <text:p/>
          </table:table-cell>
          <table:table-cell/>
        </table:table-row>
        <table:table-row table:style-name="ro1">
          <table:table-cell office:value-type="float" office:value="-649" calcext:value-type="float">
            <text:p>-649</text:p>
          </table:table-cell>
          <table:table-cell table:formula="of:=IF(AND(MOD([.A4014];9)=0;MOD([.A4015];9)=0);[.A4014]+[.A4015];&quot;&quot;)">
            <text:p/>
          </table:table-cell>
          <table:table-cell/>
        </table:table-row>
        <table:table-row table:style-name="ro1">
          <table:table-cell office:value-type="float" office:value="-802" calcext:value-type="float">
            <text:p>-802</text:p>
          </table:table-cell>
          <table:table-cell table:formula="of:=IF(AND(MOD([.A4015];9)=0;MOD([.A4016];9)=0);[.A4015]+[.A4016];&quot;&quot;)">
            <text:p/>
          </table:table-cell>
          <table:table-cell/>
        </table:table-row>
        <table:table-row table:style-name="ro1">
          <table:table-cell office:value-type="float" office:value="-943" calcext:value-type="float">
            <text:p>-943</text:p>
          </table:table-cell>
          <table:table-cell table:formula="of:=IF(AND(MOD([.A4016];9)=0;MOD([.A4017];9)=0);[.A4016]+[.A4017];&quot;&quot;)">
            <text:p/>
          </table:table-cell>
          <table:table-cell/>
        </table:table-row>
        <table:table-row table:style-name="ro1">
          <table:table-cell office:value-type="float" office:value="-176" calcext:value-type="float">
            <text:p>-176</text:p>
          </table:table-cell>
          <table:table-cell table:formula="of:=IF(AND(MOD([.A4017];9)=0;MOD([.A4018];9)=0);[.A4017]+[.A4018];&quot;&quot;)">
            <text:p/>
          </table:table-cell>
          <table:table-cell/>
        </table:table-row>
        <table:table-row table:style-name="ro1">
          <table:table-cell office:value-type="float" office:value="-330" calcext:value-type="float">
            <text:p>-330</text:p>
          </table:table-cell>
          <table:table-cell table:formula="of:=IF(AND(MOD([.A4018];9)=0;MOD([.A4019];9)=0);[.A4018]+[.A4019];&quot;&quot;)">
            <text:p/>
          </table:table-cell>
          <table:table-cell/>
        </table:table-row>
        <table:table-row table:style-name="ro1">
          <table:table-cell office:value-type="float" office:value="-743" calcext:value-type="float">
            <text:p>-743</text:p>
          </table:table-cell>
          <table:table-cell table:formula="of:=IF(AND(MOD([.A4019];9)=0;MOD([.A4020];9)=0);[.A4019]+[.A4020];&quot;&quot;)">
            <text:p/>
          </table:table-cell>
          <table:table-cell/>
        </table:table-row>
        <table:table-row table:style-name="ro1">
          <table:table-cell office:value-type="float" office:value="-548" calcext:value-type="float">
            <text:p>-548</text:p>
          </table:table-cell>
          <table:table-cell table:formula="of:=IF(AND(MOD([.A4020];9)=0;MOD([.A4021];9)=0);[.A4020]+[.A4021];&quot;&quot;)">
            <text:p/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IF(AND(MOD([.A4021];9)=0;MOD([.A4022];9)=0);[.A4021]+[.A4022];&quot;&quot;)">
            <text:p/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IF(AND(MOD([.A4022];9)=0;MOD([.A4023];9)=0);[.A4022]+[.A4023];&quot;&quot;)">
            <text:p/>
          </table:table-cell>
          <table:table-cell/>
        </table:table-row>
        <table:table-row table:style-name="ro1">
          <table:table-cell office:value-type="float" office:value="-323" calcext:value-type="float">
            <text:p>-323</text:p>
          </table:table-cell>
          <table:table-cell table:formula="of:=IF(AND(MOD([.A4023];9)=0;MOD([.A4024];9)=0);[.A4023]+[.A4024];&quot;&quot;)">
            <text:p/>
          </table:table-cell>
          <table:table-cell/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IF(AND(MOD([.A4024];9)=0;MOD([.A4025];9)=0);[.A4024]+[.A4025];&quot;&quot;)">
            <text:p/>
          </table:table-cell>
          <table:table-cell/>
        </table:table-row>
        <table:table-row table:style-name="ro1">
          <table:table-cell office:value-type="float" office:value="-808" calcext:value-type="float">
            <text:p>-808</text:p>
          </table:table-cell>
          <table:table-cell table:formula="of:=IF(AND(MOD([.A4025];9)=0;MOD([.A4026];9)=0);[.A4025]+[.A4026];&quot;&quot;)">
            <text:p/>
          </table:table-cell>
          <table:table-cell/>
        </table:table-row>
        <table:table-row table:style-name="ro1">
          <table:table-cell office:value-type="float" office:value="-599" calcext:value-type="float">
            <text:p>-599</text:p>
          </table:table-cell>
          <table:table-cell table:formula="of:=IF(AND(MOD([.A4026];9)=0;MOD([.A4027];9)=0);[.A4026]+[.A4027];&quot;&quot;)">
            <text:p/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IF(AND(MOD([.A4027];9)=0;MOD([.A4028];9)=0);[.A4027]+[.A4028];&quot;&quot;)">
            <text:p/>
          </table:table-cell>
          <table:table-cell/>
        </table:table-row>
        <table:table-row table:style-name="ro1">
          <table:table-cell office:value-type="float" office:value="-837" calcext:value-type="float">
            <text:p>-837</text:p>
          </table:table-cell>
          <table:table-cell table:formula="of:=IF(AND(MOD([.A4028];9)=0;MOD([.A4029];9)=0);[.A4028]+[.A4029];&quot;&quot;)" office:value-type="float" office:value="-405" calcext:value-type="float">
            <text:p>-405</text:p>
          </table:table-cell>
          <table:table-cell/>
        </table:table-row>
        <table:table-row table:style-name="ro1">
          <table:table-cell office:value-type="float" office:value="-140" calcext:value-type="float">
            <text:p>-140</text:p>
          </table:table-cell>
          <table:table-cell table:formula="of:=IF(AND(MOD([.A4029];9)=0;MOD([.A4030];9)=0);[.A4029]+[.A4030];&quot;&quot;)">
            <text:p/>
          </table:table-cell>
          <table:table-cell/>
        </table:table-row>
        <table:table-row table:style-name="ro1">
          <table:table-cell office:value-type="float" office:value="-765" calcext:value-type="float">
            <text:p>-765</text:p>
          </table:table-cell>
          <table:table-cell table:formula="of:=IF(AND(MOD([.A4030];9)=0;MOD([.A4031];9)=0);[.A4030]+[.A4031];&quot;&quot;)">
            <text:p/>
          </table:table-cell>
          <table:table-cell/>
        </table:table-row>
        <table:table-row table:style-name="ro1">
          <table:table-cell office:value-type="float" office:value="-573" calcext:value-type="float">
            <text:p>-573</text:p>
          </table:table-cell>
          <table:table-cell table:formula="of:=IF(AND(MOD([.A4031];9)=0;MOD([.A4032];9)=0);[.A4031]+[.A4032];&quot;&quot;)">
            <text:p/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IF(AND(MOD([.A4032];9)=0;MOD([.A4033];9)=0);[.A4032]+[.A4033];&quot;&quot;)">
            <text:p/>
          </table:table-cell>
          <table:table-cell/>
        </table:table-row>
        <table:table-row table:style-name="ro1">
          <table:table-cell office:value-type="float" office:value="-523" calcext:value-type="float">
            <text:p>-523</text:p>
          </table:table-cell>
          <table:table-cell table:formula="of:=IF(AND(MOD([.A4033];9)=0;MOD([.A4034];9)=0);[.A4033]+[.A4034];&quot;&quot;)">
            <text:p/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IF(AND(MOD([.A4034];9)=0;MOD([.A4035];9)=0);[.A4034]+[.A4035];&quot;&quot;)">
            <text:p/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IF(AND(MOD([.A4035];9)=0;MOD([.A4036];9)=0);[.A4035]+[.A4036];&quot;&quot;)">
            <text:p/>
          </table:table-cell>
          <table:table-cell/>
        </table:table-row>
        <table:table-row table:style-name="ro1">
          <table:table-cell office:value-type="float" office:value="-892" calcext:value-type="float">
            <text:p>-892</text:p>
          </table:table-cell>
          <table:table-cell table:formula="of:=IF(AND(MOD([.A4036];9)=0;MOD([.A4037];9)=0);[.A4036]+[.A4037];&quot;&quot;)">
            <text:p/>
          </table:table-cell>
          <table:table-cell/>
        </table:table-row>
        <table:table-row table:style-name="ro1">
          <table:table-cell office:value-type="float" office:value="-388" calcext:value-type="float">
            <text:p>-388</text:p>
          </table:table-cell>
          <table:table-cell table:formula="of:=IF(AND(MOD([.A4037];9)=0;MOD([.A4038];9)=0);[.A4037]+[.A4038];&quot;&quot;)">
            <text:p/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IF(AND(MOD([.A4038];9)=0;MOD([.A4039];9)=0);[.A4038]+[.A4039];&quot;&quot;)">
            <text:p/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IF(AND(MOD([.A4039];9)=0;MOD([.A4040];9)=0);[.A4039]+[.A4040];&quot;&quot;)">
            <text:p/>
          </table:table-cell>
          <table:table-cell/>
        </table:table-row>
        <table:table-row table:style-name="ro1">
          <table:table-cell office:value-type="float" office:value="-129" calcext:value-type="float">
            <text:p>-129</text:p>
          </table:table-cell>
          <table:table-cell table:formula="of:=IF(AND(MOD([.A4040];9)=0;MOD([.A4041];9)=0);[.A4040]+[.A4041];&quot;&quot;)">
            <text:p/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IF(AND(MOD([.A4041];9)=0;MOD([.A4042];9)=0);[.A4041]+[.A4042];&quot;&quot;)">
            <text:p/>
          </table:table-cell>
          <table:table-cell/>
        </table:table-row>
        <table:table-row table:style-name="ro1">
          <table:table-cell office:value-type="float" office:value="-879" calcext:value-type="float">
            <text:p>-879</text:p>
          </table:table-cell>
          <table:table-cell table:formula="of:=IF(AND(MOD([.A4042];9)=0;MOD([.A4043];9)=0);[.A4042]+[.A4043];&quot;&quot;)">
            <text:p/>
          </table:table-cell>
          <table:table-cell/>
        </table:table-row>
        <table:table-row table:style-name="ro1">
          <table:table-cell office:value-type="float" office:value="-101" calcext:value-type="float">
            <text:p>-101</text:p>
          </table:table-cell>
          <table:table-cell table:formula="of:=IF(AND(MOD([.A4043];9)=0;MOD([.A4044];9)=0);[.A4043]+[.A4044];&quot;&quot;)">
            <text:p/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IF(AND(MOD([.A4044];9)=0;MOD([.A4045];9)=0);[.A4044]+[.A4045];&quot;&quot;)">
            <text:p/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IF(AND(MOD([.A4045];9)=0;MOD([.A4046];9)=0);[.A4045]+[.A4046];&quot;&quot;)">
            <text:p/>
          </table:table-cell>
          <table:table-cell/>
        </table:table-row>
        <table:table-row table:style-name="ro1">
          <table:table-cell office:value-type="float" office:value="-248" calcext:value-type="float">
            <text:p>-248</text:p>
          </table:table-cell>
          <table:table-cell table:formula="of:=IF(AND(MOD([.A4046];9)=0;MOD([.A4047];9)=0);[.A4046]+[.A4047];&quot;&quot;)">
            <text:p/>
          </table:table-cell>
          <table:table-cell/>
        </table:table-row>
        <table:table-row table:style-name="ro1">
          <table:table-cell office:value-type="float" office:value="-897" calcext:value-type="float">
            <text:p>-897</text:p>
          </table:table-cell>
          <table:table-cell table:formula="of:=IF(AND(MOD([.A4047];9)=0;MOD([.A4048];9)=0);[.A4047]+[.A4048];&quot;&quot;)">
            <text:p/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IF(AND(MOD([.A4048];9)=0;MOD([.A4049];9)=0);[.A4048]+[.A4049];&quot;&quot;)">
            <text:p/>
          </table:table-cell>
          <table:table-cell/>
        </table:table-row>
        <table:table-row table:style-name="ro1">
          <table:table-cell office:value-type="float" office:value="-30" calcext:value-type="float">
            <text:p>-30</text:p>
          </table:table-cell>
          <table:table-cell table:formula="of:=IF(AND(MOD([.A4049];9)=0;MOD([.A4050];9)=0);[.A4049]+[.A4050];&quot;&quot;)">
            <text:p/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IF(AND(MOD([.A4050];9)=0;MOD([.A4051];9)=0);[.A4050]+[.A4051];&quot;&quot;)">
            <text:p/>
          </table:table-cell>
          <table:table-cell/>
        </table:table-row>
        <table:table-row table:style-name="ro1">
          <table:table-cell office:value-type="float" office:value="-434" calcext:value-type="float">
            <text:p>-434</text:p>
          </table:table-cell>
          <table:table-cell table:formula="of:=IF(AND(MOD([.A4051];9)=0;MOD([.A4052];9)=0);[.A4051]+[.A4052];&quot;&quot;)">
            <text:p/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IF(AND(MOD([.A4052];9)=0;MOD([.A4053];9)=0);[.A4052]+[.A4053];&quot;&quot;)">
            <text:p/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IF(AND(MOD([.A4053];9)=0;MOD([.A4054];9)=0);[.A4053]+[.A4054];&quot;&quot;)">
            <text:p/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IF(AND(MOD([.A4054];9)=0;MOD([.A4055];9)=0);[.A4054]+[.A4055];&quot;&quot;)">
            <text:p/>
          </table:table-cell>
          <table:table-cell/>
        </table:table-row>
        <table:table-row table:style-name="ro1">
          <table:table-cell office:value-type="float" office:value="-553" calcext:value-type="float">
            <text:p>-553</text:p>
          </table:table-cell>
          <table:table-cell table:formula="of:=IF(AND(MOD([.A4055];9)=0;MOD([.A4056];9)=0);[.A4055]+[.A4056];&quot;&quot;)">
            <text:p/>
          </table:table-cell>
          <table:table-cell/>
        </table:table-row>
        <table:table-row table:style-name="ro1">
          <table:table-cell office:value-type="float" office:value="-192" calcext:value-type="float">
            <text:p>-192</text:p>
          </table:table-cell>
          <table:table-cell table:formula="of:=IF(AND(MOD([.A4056];9)=0;MOD([.A4057];9)=0);[.A4056]+[.A4057];&quot;&quot;)">
            <text:p/>
          </table:table-cell>
          <table:table-cell/>
        </table:table-row>
        <table:table-row table:style-name="ro1">
          <table:table-cell office:value-type="float" office:value="-13" calcext:value-type="float">
            <text:p>-13</text:p>
          </table:table-cell>
          <table:table-cell table:formula="of:=IF(AND(MOD([.A4057];9)=0;MOD([.A4058];9)=0);[.A4057]+[.A4058];&quot;&quot;)">
            <text:p/>
          </table:table-cell>
          <table:table-cell/>
        </table:table-row>
        <table:table-row table:style-name="ro1">
          <table:table-cell office:value-type="float" office:value="-58" calcext:value-type="float">
            <text:p>-58</text:p>
          </table:table-cell>
          <table:table-cell table:formula="of:=IF(AND(MOD([.A4058];9)=0;MOD([.A4059];9)=0);[.A4058]+[.A4059];&quot;&quot;)">
            <text:p/>
          </table:table-cell>
          <table:table-cell/>
        </table:table-row>
        <table:table-row table:style-name="ro1">
          <table:table-cell office:value-type="float" office:value="-628" calcext:value-type="float">
            <text:p>-628</text:p>
          </table:table-cell>
          <table:table-cell table:formula="of:=IF(AND(MOD([.A4059];9)=0;MOD([.A4060];9)=0);[.A4059]+[.A4060];&quot;&quot;)">
            <text:p/>
          </table:table-cell>
          <table:table-cell/>
        </table:table-row>
        <table:table-row table:style-name="ro1">
          <table:table-cell office:value-type="float" office:value="-91" calcext:value-type="float">
            <text:p>-91</text:p>
          </table:table-cell>
          <table:table-cell table:formula="of:=IF(AND(MOD([.A4060];9)=0;MOD([.A4061];9)=0);[.A4060]+[.A4061];&quot;&quot;)">
            <text:p/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AND(MOD([.A4061];9)=0;MOD([.A4062];9)=0);[.A4061]+[.A4062];&quot;&quot;)">
            <text:p/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IF(AND(MOD([.A4062];9)=0;MOD([.A4063];9)=0);[.A4062]+[.A4063];&quot;&quot;)">
            <text:p/>
          </table:table-cell>
          <table:table-cell/>
        </table:table-row>
        <table:table-row table:style-name="ro1">
          <table:table-cell office:value-type="float" office:value="-775" calcext:value-type="float">
            <text:p>-775</text:p>
          </table:table-cell>
          <table:table-cell table:formula="of:=IF(AND(MOD([.A4063];9)=0;MOD([.A4064];9)=0);[.A4063]+[.A4064];&quot;&quot;)">
            <text:p/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IF(AND(MOD([.A4064];9)=0;MOD([.A4065];9)=0);[.A4064]+[.A4065];&quot;&quot;)">
            <text:p/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IF(AND(MOD([.A4065];9)=0;MOD([.A4066];9)=0);[.A4065]+[.A4066];&quot;&quot;)">
            <text:p/>
          </table:table-cell>
          <table:table-cell/>
        </table:table-row>
        <table:table-row table:style-name="ro1">
          <table:table-cell office:value-type="float" office:value="-600" calcext:value-type="float">
            <text:p>-600</text:p>
          </table:table-cell>
          <table:table-cell table:formula="of:=IF(AND(MOD([.A4066];9)=0;MOD([.A4067];9)=0);[.A4066]+[.A4067];&quot;&quot;)">
            <text:p/>
          </table:table-cell>
          <table:table-cell/>
        </table:table-row>
        <table:table-row table:style-name="ro1">
          <table:table-cell office:value-type="float" office:value="-806" calcext:value-type="float">
            <text:p>-806</text:p>
          </table:table-cell>
          <table:table-cell table:formula="of:=IF(AND(MOD([.A4067];9)=0;MOD([.A4068];9)=0);[.A4067]+[.A4068];&quot;&quot;)">
            <text:p/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IF(AND(MOD([.A4068];9)=0;MOD([.A4069];9)=0);[.A4068]+[.A4069];&quot;&quot;)">
            <text:p/>
          </table:table-cell>
          <table:table-cell/>
        </table:table-row>
        <table:table-row table:style-name="ro1">
          <table:table-cell office:value-type="float" office:value="-654" calcext:value-type="float">
            <text:p>-654</text:p>
          </table:table-cell>
          <table:table-cell table:formula="of:=IF(AND(MOD([.A4069];9)=0;MOD([.A4070];9)=0);[.A4069]+[.A4070];&quot;&quot;)">
            <text:p/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IF(AND(MOD([.A4070];9)=0;MOD([.A4071];9)=0);[.A4070]+[.A4071];&quot;&quot;)">
            <text:p/>
          </table:table-cell>
          <table:table-cell/>
        </table:table-row>
        <table:table-row table:style-name="ro1">
          <table:table-cell office:value-type="float" office:value="-751" calcext:value-type="float">
            <text:p>-751</text:p>
          </table:table-cell>
          <table:table-cell table:formula="of:=IF(AND(MOD([.A4071];9)=0;MOD([.A4072];9)=0);[.A4071]+[.A4072];&quot;&quot;)">
            <text:p/>
          </table:table-cell>
          <table:table-cell/>
        </table:table-row>
        <table:table-row table:style-name="ro1">
          <table:table-cell office:value-type="float" office:value="-765" calcext:value-type="float">
            <text:p>-765</text:p>
          </table:table-cell>
          <table:table-cell table:formula="of:=IF(AND(MOD([.A4072];9)=0;MOD([.A4073];9)=0);[.A4072]+[.A4073];&quot;&quot;)">
            <text:p/>
          </table:table-cell>
          <table:table-cell/>
        </table:table-row>
        <table:table-row table:style-name="ro1">
          <table:table-cell office:value-type="float" office:value="-28" calcext:value-type="float">
            <text:p>-28</text:p>
          </table:table-cell>
          <table:table-cell table:formula="of:=IF(AND(MOD([.A4073];9)=0;MOD([.A4074];9)=0);[.A4073]+[.A4074];&quot;&quot;)">
            <text:p/>
          </table:table-cell>
          <table:table-cell/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IF(AND(MOD([.A4074];9)=0;MOD([.A4075];9)=0);[.A4074]+[.A4075];&quot;&quot;)">
            <text:p/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IF(AND(MOD([.A4075];9)=0;MOD([.A4076];9)=0);[.A4075]+[.A4076];&quot;&quot;)">
            <text:p/>
          </table:table-cell>
          <table:table-cell/>
        </table:table-row>
        <table:table-row table:style-name="ro1">
          <table:table-cell office:value-type="float" office:value="-432" calcext:value-type="float">
            <text:p>-432</text:p>
          </table:table-cell>
          <table:table-cell table:formula="of:=IF(AND(MOD([.A4076];9)=0;MOD([.A4077];9)=0);[.A4076]+[.A4077];&quot;&quot;)">
            <text:p/>
          </table:table-cell>
          <table:table-cell/>
        </table:table-row>
        <table:table-row table:style-name="ro1">
          <table:table-cell office:value-type="float" office:value="-486" calcext:value-type="float">
            <text:p>-486</text:p>
          </table:table-cell>
          <table:table-cell table:formula="of:=IF(AND(MOD([.A4077];9)=0;MOD([.A4078];9)=0);[.A4077]+[.A4078];&quot;&quot;)" office:value-type="float" office:value="-918" calcext:value-type="float">
            <text:p>-918</text:p>
          </table:table-cell>
          <table:table-cell/>
        </table:table-row>
        <table:table-row table:style-name="ro1">
          <table:table-cell office:value-type="float" office:value="-539" calcext:value-type="float">
            <text:p>-539</text:p>
          </table:table-cell>
          <table:table-cell table:formula="of:=IF(AND(MOD([.A4078];9)=0;MOD([.A4079];9)=0);[.A4078]+[.A4079];&quot;&quot;)">
            <text:p/>
          </table:table-cell>
          <table:table-cell/>
        </table:table-row>
        <table:table-row table:style-name="ro1">
          <table:table-cell office:value-type="float" office:value="-36" calcext:value-type="float">
            <text:p>-36</text:p>
          </table:table-cell>
          <table:table-cell table:formula="of:=IF(AND(MOD([.A4079];9)=0;MOD([.A4080];9)=0);[.A4079]+[.A4080];&quot;&quot;)">
            <text:p/>
          </table:table-cell>
          <table:table-cell/>
        </table:table-row>
        <table:table-row table:style-name="ro1">
          <table:table-cell office:value-type="float" office:value="-608" calcext:value-type="float">
            <text:p>-608</text:p>
          </table:table-cell>
          <table:table-cell table:formula="of:=IF(AND(MOD([.A4080];9)=0;MOD([.A4081];9)=0);[.A4080]+[.A4081];&quot;&quot;)">
            <text:p/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IF(AND(MOD([.A4081];9)=0;MOD([.A4082];9)=0);[.A4081]+[.A4082];&quot;&quot;)">
            <text:p/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IF(AND(MOD([.A4082];9)=0;MOD([.A4083];9)=0);[.A4082]+[.A4083];&quot;&quot;)">
            <text:p/>
          </table:table-cell>
          <table:table-cell/>
        </table:table-row>
        <table:table-row table:style-name="ro1">
          <table:table-cell office:value-type="float" office:value="-845" calcext:value-type="float">
            <text:p>-845</text:p>
          </table:table-cell>
          <table:table-cell table:formula="of:=IF(AND(MOD([.A4083];9)=0;MOD([.A4084];9)=0);[.A4083]+[.A4084];&quot;&quot;)">
            <text:p/>
          </table:table-cell>
          <table:table-cell/>
        </table:table-row>
        <table:table-row table:style-name="ro1">
          <table:table-cell office:value-type="float" office:value="-212" calcext:value-type="float">
            <text:p>-212</text:p>
          </table:table-cell>
          <table:table-cell table:formula="of:=IF(AND(MOD([.A4084];9)=0;MOD([.A4085];9)=0);[.A4084]+[.A4085];&quot;&quot;)">
            <text:p/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IF(AND(MOD([.A4085];9)=0;MOD([.A4086];9)=0);[.A4085]+[.A4086];&quot;&quot;)">
            <text:p/>
          </table:table-cell>
          <table:table-cell/>
        </table:table-row>
        <table:table-row table:style-name="ro1">
          <table:table-cell office:value-type="float" office:value="-243" calcext:value-type="float">
            <text:p>-243</text:p>
          </table:table-cell>
          <table:table-cell table:formula="of:=IF(AND(MOD([.A4086];9)=0;MOD([.A4087];9)=0);[.A4086]+[.A4087];&quot;&quot;)">
            <text:p/>
          </table:table-cell>
          <table:table-cell/>
        </table:table-row>
        <table:table-row table:style-name="ro1">
          <table:table-cell office:value-type="float" office:value="-532" calcext:value-type="float">
            <text:p>-532</text:p>
          </table:table-cell>
          <table:table-cell table:formula="of:=IF(AND(MOD([.A4087];9)=0;MOD([.A4088];9)=0);[.A4087]+[.A4088];&quot;&quot;)">
            <text:p/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IF(AND(MOD([.A4088];9)=0;MOD([.A4089];9)=0);[.A4088]+[.A4089];&quot;&quot;)">
            <text:p/>
          </table:table-cell>
          <table:table-cell/>
        </table:table-row>
        <table:table-row table:style-name="ro1">
          <table:table-cell office:value-type="float" office:value="-831" calcext:value-type="float">
            <text:p>-831</text:p>
          </table:table-cell>
          <table:table-cell table:formula="of:=IF(AND(MOD([.A4089];9)=0;MOD([.A4090];9)=0);[.A4089]+[.A4090];&quot;&quot;)">
            <text:p/>
          </table:table-cell>
          <table:table-cell/>
        </table:table-row>
        <table:table-row table:style-name="ro1">
          <table:table-cell office:value-type="float" office:value="-594" calcext:value-type="float">
            <text:p>-594</text:p>
          </table:table-cell>
          <table:table-cell table:formula="of:=IF(AND(MOD([.A4090];9)=0;MOD([.A4091];9)=0);[.A4090]+[.A4091];&quot;&quot;)">
            <text:p/>
          </table:table-cell>
          <table:table-cell/>
        </table:table-row>
        <table:table-row table:style-name="ro1">
          <table:table-cell office:value-type="float" office:value="-270" calcext:value-type="float">
            <text:p>-270</text:p>
          </table:table-cell>
          <table:table-cell table:formula="of:=IF(AND(MOD([.A4091];9)=0;MOD([.A4092];9)=0);[.A4091]+[.A4092];&quot;&quot;)" office:value-type="float" office:value="-864" calcext:value-type="float">
            <text:p>-864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IF(AND(MOD([.A4092];9)=0;MOD([.A4093];9)=0);[.A4092]+[.A4093];&quot;&quot;)" office:value-type="float" office:value="603" calcext:value-type="float">
            <text:p>603</text:p>
          </table:table-cell>
          <table:table-cell/>
        </table:table-row>
        <table:table-row table:style-name="ro1">
          <table:table-cell office:value-type="float" office:value="-180" calcext:value-type="float">
            <text:p>-180</text:p>
          </table:table-cell>
          <table:table-cell table:formula="of:=IF(AND(MOD([.A4093];9)=0;MOD([.A4094];9)=0);[.A4093]+[.A4094];&quot;&quot;)" office:value-type="float" office:value="693" calcext:value-type="float">
            <text:p>693</text:p>
          </table:table-cell>
          <table:table-cell/>
        </table:table-row>
        <table:table-row table:style-name="ro1">
          <table:table-cell office:value-type="float" office:value="-577" calcext:value-type="float">
            <text:p>-577</text:p>
          </table:table-cell>
          <table:table-cell table:formula="of:=IF(AND(MOD([.A4094];9)=0;MOD([.A4095];9)=0);[.A4094]+[.A4095];&quot;&quot;)">
            <text:p/>
          </table:table-cell>
          <table:table-cell/>
        </table:table-row>
        <table:table-row table:style-name="ro1">
          <table:table-cell office:value-type="float" office:value="-114" calcext:value-type="float">
            <text:p>-114</text:p>
          </table:table-cell>
          <table:table-cell table:formula="of:=IF(AND(MOD([.A4095];9)=0;MOD([.A4096];9)=0);[.A4095]+[.A4096];&quot;&quot;)">
            <text:p/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IF(AND(MOD([.A4096];9)=0;MOD([.A4097];9)=0);[.A4096]+[.A4097];&quot;&quot;)">
            <text:p/>
          </table:table-cell>
          <table:table-cell/>
        </table:table-row>
        <table:table-row table:style-name="ro1">
          <table:table-cell office:value-type="float" office:value="-539" calcext:value-type="float">
            <text:p>-539</text:p>
          </table:table-cell>
          <table:table-cell table:formula="of:=IF(AND(MOD([.A4097];9)=0;MOD([.A4098];9)=0);[.A4097]+[.A4098];&quot;&quot;)">
            <text:p/>
          </table:table-cell>
          <table:table-cell/>
        </table:table-row>
        <table:table-row table:style-name="ro1">
          <table:table-cell office:value-type="float" office:value="-218" calcext:value-type="float">
            <text:p>-218</text:p>
          </table:table-cell>
          <table:table-cell table:formula="of:=IF(AND(MOD([.A4098];9)=0;MOD([.A4099];9)=0);[.A4098]+[.A4099];&quot;&quot;)">
            <text:p/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AND(MOD([.A4099];9)=0;MOD([.A4100];9)=0);[.A4099]+[.A4100];&quot;&quot;)">
            <text:p/>
          </table:table-cell>
          <table:table-cell/>
        </table:table-row>
        <table:table-row table:style-name="ro1">
          <table:table-cell office:value-type="float" office:value="-521" calcext:value-type="float">
            <text:p>-521</text:p>
          </table:table-cell>
          <table:table-cell table:formula="of:=IF(AND(MOD([.A4100];9)=0;MOD([.A4101];9)=0);[.A4100]+[.A4101];&quot;&quot;)">
            <text:p/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IF(AND(MOD([.A4101];9)=0;MOD([.A4102];9)=0);[.A4101]+[.A4102];&quot;&quot;)">
            <text:p/>
          </table:table-cell>
          <table:table-cell/>
        </table:table-row>
        <table:table-row table:style-name="ro1">
          <table:table-cell office:value-type="float" office:value="-93" calcext:value-type="float">
            <text:p>-93</text:p>
          </table:table-cell>
          <table:table-cell table:formula="of:=IF(AND(MOD([.A4102];9)=0;MOD([.A4103];9)=0);[.A4102]+[.A4103];&quot;&quot;)">
            <text:p/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IF(AND(MOD([.A4103];9)=0;MOD([.A4104];9)=0);[.A4103]+[.A4104];&quot;&quot;)">
            <text:p/>
          </table:table-cell>
          <table:table-cell/>
        </table:table-row>
        <table:table-row table:style-name="ro1">
          <table:table-cell office:value-type="float" office:value="-232" calcext:value-type="float">
            <text:p>-232</text:p>
          </table:table-cell>
          <table:table-cell table:formula="of:=IF(AND(MOD([.A4104];9)=0;MOD([.A4105];9)=0);[.A4104]+[.A4105];&quot;&quot;)">
            <text:p/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IF(AND(MOD([.A4105];9)=0;MOD([.A4106];9)=0);[.A4105]+[.A4106];&quot;&quot;)">
            <text:p/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IF(AND(MOD([.A4106];9)=0;MOD([.A4107];9)=0);[.A4106]+[.A4107];&quot;&quot;)">
            <text:p/>
          </table:table-cell>
          <table:table-cell/>
        </table:table-row>
        <table:table-row table:style-name="ro1">
          <table:table-cell office:value-type="float" office:value="-827" calcext:value-type="float">
            <text:p>-827</text:p>
          </table:table-cell>
          <table:table-cell table:formula="of:=IF(AND(MOD([.A4107];9)=0;MOD([.A4108];9)=0);[.A4107]+[.A4108];&quot;&quot;)">
            <text:p/>
          </table:table-cell>
          <table:table-cell/>
        </table:table-row>
        <table:table-row table:style-name="ro1">
          <table:table-cell office:value-type="float" office:value="-723" calcext:value-type="float">
            <text:p>-723</text:p>
          </table:table-cell>
          <table:table-cell table:formula="of:=IF(AND(MOD([.A4108];9)=0;MOD([.A4109];9)=0);[.A4108]+[.A4109];&quot;&quot;)">
            <text:p/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IF(AND(MOD([.A4109];9)=0;MOD([.A4110];9)=0);[.A4109]+[.A4110];&quot;&quot;)">
            <text:p/>
          </table:table-cell>
          <table:table-cell/>
        </table:table-row>
        <table:table-row table:style-name="ro1">
          <table:table-cell office:value-type="float" office:value="-200" calcext:value-type="float">
            <text:p>-200</text:p>
          </table:table-cell>
          <table:table-cell table:formula="of:=IF(AND(MOD([.A4110];9)=0;MOD([.A4111];9)=0);[.A4110]+[.A4111];&quot;&quot;)">
            <text:p/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IF(AND(MOD([.A4111];9)=0;MOD([.A4112];9)=0);[.A4111]+[.A4112];&quot;&quot;)">
            <text:p/>
          </table:table-cell>
          <table:table-cell/>
        </table:table-row>
        <table:table-row table:style-name="ro1">
          <table:table-cell office:value-type="float" office:value="-149" calcext:value-type="float">
            <text:p>-149</text:p>
          </table:table-cell>
          <table:table-cell table:formula="of:=IF(AND(MOD([.A4112];9)=0;MOD([.A4113];9)=0);[.A4112]+[.A4113];&quot;&quot;)">
            <text:p/>
          </table:table-cell>
          <table:table-cell/>
        </table:table-row>
        <table:table-row table:style-name="ro1">
          <table:table-cell office:value-type="float" office:value="-125" calcext:value-type="float">
            <text:p>-125</text:p>
          </table:table-cell>
          <table:table-cell table:formula="of:=IF(AND(MOD([.A4113];9)=0;MOD([.A4114];9)=0);[.A4113]+[.A4114];&quot;&quot;)">
            <text:p/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IF(AND(MOD([.A4114];9)=0;MOD([.A4115];9)=0);[.A4114]+[.A4115];&quot;&quot;)">
            <text:p/>
          </table:table-cell>
          <table:table-cell/>
        </table:table-row>
        <table:table-row table:style-name="ro1">
          <table:table-cell office:value-type="float" office:value="-298" calcext:value-type="float">
            <text:p>-298</text:p>
          </table:table-cell>
          <table:table-cell table:formula="of:=IF(AND(MOD([.A4115];9)=0;MOD([.A4116];9)=0);[.A4115]+[.A4116];&quot;&quot;)">
            <text:p/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IF(AND(MOD([.A4116];9)=0;MOD([.A4117];9)=0);[.A4116]+[.A4117];&quot;&quot;)">
            <text:p/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IF(AND(MOD([.A4117];9)=0;MOD([.A4118];9)=0);[.A4117]+[.A4118];&quot;&quot;)">
            <text:p/>
          </table:table-cell>
          <table:table-cell/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IF(AND(MOD([.A4118];9)=0;MOD([.A4119];9)=0);[.A4118]+[.A4119];&quot;&quot;)">
            <text:p/>
          </table:table-cell>
          <table:table-cell/>
        </table:table-row>
        <table:table-row table:style-name="ro1">
          <table:table-cell office:value-type="float" office:value="-285" calcext:value-type="float">
            <text:p>-285</text:p>
          </table:table-cell>
          <table:table-cell table:formula="of:=IF(AND(MOD([.A4119];9)=0;MOD([.A4120];9)=0);[.A4119]+[.A4120];&quot;&quot;)">
            <text:p/>
          </table:table-cell>
          <table:table-cell/>
        </table:table-row>
        <table:table-row table:style-name="ro1">
          <table:table-cell office:value-type="float" office:value="-182" calcext:value-type="float">
            <text:p>-182</text:p>
          </table:table-cell>
          <table:table-cell table:formula="of:=IF(AND(MOD([.A4120];9)=0;MOD([.A4121];9)=0);[.A4120]+[.A4121];&quot;&quot;)">
            <text:p/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IF(AND(MOD([.A4121];9)=0;MOD([.A4122];9)=0);[.A4121]+[.A4122];&quot;&quot;)">
            <text:p/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IF(AND(MOD([.A4122];9)=0;MOD([.A4123];9)=0);[.A4122]+[.A4123];&quot;&quot;)">
            <text:p/>
          </table:table-cell>
          <table:table-cell/>
        </table:table-row>
        <table:table-row table:style-name="ro1">
          <table:table-cell office:value-type="float" office:value="-180" calcext:value-type="float">
            <text:p>-180</text:p>
          </table:table-cell>
          <table:table-cell table:formula="of:=IF(AND(MOD([.A4123];9)=0;MOD([.A4124];9)=0);[.A4123]+[.A4124];&quot;&quot;)">
            <text:p/>
          </table:table-cell>
          <table:table-cell/>
        </table:table-row>
        <table:table-row table:style-name="ro1">
          <table:table-cell office:value-type="float" office:value="-556" calcext:value-type="float">
            <text:p>-556</text:p>
          </table:table-cell>
          <table:table-cell table:formula="of:=IF(AND(MOD([.A4124];9)=0;MOD([.A4125];9)=0);[.A4124]+[.A4125];&quot;&quot;)">
            <text:p/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IF(AND(MOD([.A4125];9)=0;MOD([.A4126];9)=0);[.A4125]+[.A4126];&quot;&quot;)">
            <text:p/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IF(AND(MOD([.A4126];9)=0;MOD([.A4127];9)=0);[.A4126]+[.A4127];&quot;&quot;)">
            <text:p/>
          </table:table-cell>
          <table:table-cell/>
        </table:table-row>
        <table:table-row table:style-name="ro1">
          <table:table-cell office:value-type="float" office:value="-139" calcext:value-type="float">
            <text:p>-139</text:p>
          </table:table-cell>
          <table:table-cell table:formula="of:=IF(AND(MOD([.A4127];9)=0;MOD([.A4128];9)=0);[.A4127]+[.A4128];&quot;&quot;)">
            <text:p/>
          </table:table-cell>
          <table:table-cell/>
        </table:table-row>
        <table:table-row table:style-name="ro1">
          <table:table-cell office:value-type="float" office:value="-607" calcext:value-type="float">
            <text:p>-607</text:p>
          </table:table-cell>
          <table:table-cell table:formula="of:=IF(AND(MOD([.A4128];9)=0;MOD([.A4129];9)=0);[.A4128]+[.A4129];&quot;&quot;)">
            <text:p/>
          </table:table-cell>
          <table:table-cell/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IF(AND(MOD([.A4129];9)=0;MOD([.A4130];9)=0);[.A4129]+[.A4130];&quot;&quot;)">
            <text:p/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IF(AND(MOD([.A4130];9)=0;MOD([.A4131];9)=0);[.A4130]+[.A4131];&quot;&quot;)">
            <text:p/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IF(AND(MOD([.A4131];9)=0;MOD([.A4132];9)=0);[.A4131]+[.A4132];&quot;&quot;)">
            <text:p/>
          </table:table-cell>
          <table:table-cell/>
        </table:table-row>
        <table:table-row table:style-name="ro1">
          <table:table-cell office:value-type="float" office:value="-547" calcext:value-type="float">
            <text:p>-547</text:p>
          </table:table-cell>
          <table:table-cell table:formula="of:=IF(AND(MOD([.A4132];9)=0;MOD([.A4133];9)=0);[.A4132]+[.A4133];&quot;&quot;)">
            <text:p/>
          </table:table-cell>
          <table:table-cell/>
        </table:table-row>
        <table:table-row table:style-name="ro1">
          <table:table-cell office:value-type="float" office:value="-449" calcext:value-type="float">
            <text:p>-449</text:p>
          </table:table-cell>
          <table:table-cell table:formula="of:=IF(AND(MOD([.A4133];9)=0;MOD([.A4134];9)=0);[.A4133]+[.A4134];&quot;&quot;)">
            <text:p/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IF(AND(MOD([.A4134];9)=0;MOD([.A4135];9)=0);[.A4134]+[.A4135];&quot;&quot;)">
            <text:p/>
          </table:table-cell>
          <table:table-cell/>
        </table:table-row>
        <table:table-row table:style-name="ro1">
          <table:table-cell office:value-type="float" office:value="-91" calcext:value-type="float">
            <text:p>-91</text:p>
          </table:table-cell>
          <table:table-cell table:formula="of:=IF(AND(MOD([.A4135];9)=0;MOD([.A4136];9)=0);[.A4135]+[.A4136];&quot;&quot;)">
            <text:p/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IF(AND(MOD([.A4136];9)=0;MOD([.A4137];9)=0);[.A4136]+[.A4137];&quot;&quot;)">
            <text:p/>
          </table:table-cell>
          <table:table-cell/>
        </table:table-row>
        <table:table-row table:style-name="ro1">
          <table:table-cell office:value-type="float" office:value="-315" calcext:value-type="float">
            <text:p>-315</text:p>
          </table:table-cell>
          <table:table-cell table:formula="of:=IF(AND(MOD([.A4137];9)=0;MOD([.A4138];9)=0);[.A4137]+[.A4138];&quot;&quot;)">
            <text:p/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IF(AND(MOD([.A4138];9)=0;MOD([.A4139];9)=0);[.A4138]+[.A4139];&quot;&quot;)">
            <text:p/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IF(AND(MOD([.A4139];9)=0;MOD([.A4140];9)=0);[.A4139]+[.A4140];&quot;&quot;)">
            <text:p/>
          </table:table-cell>
          <table:table-cell/>
        </table:table-row>
        <table:table-row table:style-name="ro1">
          <table:table-cell office:value-type="float" office:value="-451" calcext:value-type="float">
            <text:p>-451</text:p>
          </table:table-cell>
          <table:table-cell table:formula="of:=IF(AND(MOD([.A4140];9)=0;MOD([.A4141];9)=0);[.A4140]+[.A4141];&quot;&quot;)">
            <text:p/>
          </table:table-cell>
          <table:table-cell/>
        </table:table-row>
        <table:table-row table:style-name="ro1">
          <table:table-cell office:value-type="float" office:value="-613" calcext:value-type="float">
            <text:p>-613</text:p>
          </table:table-cell>
          <table:table-cell table:formula="of:=IF(AND(MOD([.A4141];9)=0;MOD([.A4142];9)=0);[.A4141]+[.A4142];&quot;&quot;)">
            <text:p/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IF(AND(MOD([.A4142];9)=0;MOD([.A4143];9)=0);[.A4142]+[.A4143];&quot;&quot;)">
            <text:p/>
          </table:table-cell>
          <table:table-cell/>
        </table:table-row>
        <table:table-row table:style-name="ro1">
          <table:table-cell office:value-type="float" office:value="-71" calcext:value-type="float">
            <text:p>-71</text:p>
          </table:table-cell>
          <table:table-cell table:formula="of:=IF(AND(MOD([.A4143];9)=0;MOD([.A4144];9)=0);[.A4143]+[.A4144];&quot;&quot;)">
            <text:p/>
          </table:table-cell>
          <table:table-cell/>
        </table:table-row>
        <table:table-row table:style-name="ro1">
          <table:table-cell office:value-type="float" office:value="-497" calcext:value-type="float">
            <text:p>-497</text:p>
          </table:table-cell>
          <table:table-cell table:formula="of:=IF(AND(MOD([.A4144];9)=0;MOD([.A4145];9)=0);[.A4144]+[.A4145];&quot;&quot;)">
            <text:p/>
          </table:table-cell>
          <table:table-cell/>
        </table:table-row>
        <table:table-row table:style-name="ro1">
          <table:table-cell office:value-type="float" office:value="-960" calcext:value-type="float">
            <text:p>-960</text:p>
          </table:table-cell>
          <table:table-cell table:formula="of:=IF(AND(MOD([.A4145];9)=0;MOD([.A4146];9)=0);[.A4145]+[.A4146];&quot;&quot;)">
            <text:p/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IF(AND(MOD([.A4146];9)=0;MOD([.A4147];9)=0);[.A4146]+[.A4147];&quot;&quot;)">
            <text:p/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IF(AND(MOD([.A4147];9)=0;MOD([.A4148];9)=0);[.A4147]+[.A4148];&quot;&quot;)">
            <text:p/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IF(AND(MOD([.A4148];9)=0;MOD([.A4149];9)=0);[.A4148]+[.A4149];&quot;&quot;)">
            <text:p/>
          </table:table-cell>
          <table:table-cell/>
        </table:table-row>
        <table:table-row table:style-name="ro1">
          <table:table-cell office:value-type="float" office:value="-184" calcext:value-type="float">
            <text:p>-184</text:p>
          </table:table-cell>
          <table:table-cell table:formula="of:=IF(AND(MOD([.A4149];9)=0;MOD([.A4150];9)=0);[.A4149]+[.A4150];&quot;&quot;)">
            <text:p/>
          </table:table-cell>
          <table:table-cell/>
        </table:table-row>
        <table:table-row table:style-name="ro1">
          <table:table-cell office:value-type="float" office:value="-494" calcext:value-type="float">
            <text:p>-494</text:p>
          </table:table-cell>
          <table:table-cell table:formula="of:=IF(AND(MOD([.A4150];9)=0;MOD([.A4151];9)=0);[.A4150]+[.A4151];&quot;&quot;)">
            <text:p/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IF(AND(MOD([.A4151];9)=0;MOD([.A4152];9)=0);[.A4151]+[.A4152];&quot;&quot;)">
            <text:p/>
          </table:table-cell>
          <table:table-cell/>
        </table:table-row>
        <table:table-row table:style-name="ro1">
          <table:table-cell office:value-type="float" office:value="-569" calcext:value-type="float">
            <text:p>-569</text:p>
          </table:table-cell>
          <table:table-cell table:formula="of:=IF(AND(MOD([.A4152];9)=0;MOD([.A4153];9)=0);[.A4152]+[.A4153];&quot;&quot;)">
            <text:p/>
          </table:table-cell>
          <table:table-cell/>
        </table:table-row>
        <table:table-row table:style-name="ro1">
          <table:table-cell office:value-type="float" office:value="-562" calcext:value-type="float">
            <text:p>-562</text:p>
          </table:table-cell>
          <table:table-cell table:formula="of:=IF(AND(MOD([.A4153];9)=0;MOD([.A4154];9)=0);[.A4153]+[.A4154];&quot;&quot;)">
            <text:p/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IF(AND(MOD([.A4154];9)=0;MOD([.A4155];9)=0);[.A4154]+[.A4155];&quot;&quot;)">
            <text:p/>
          </table:table-cell>
          <table:table-cell/>
        </table:table-row>
        <table:table-row table:style-name="ro1">
          <table:table-cell office:value-type="float" office:value="-286" calcext:value-type="float">
            <text:p>-286</text:p>
          </table:table-cell>
          <table:table-cell table:formula="of:=IF(AND(MOD([.A4155];9)=0;MOD([.A4156];9)=0);[.A4155]+[.A4156];&quot;&quot;)">
            <text:p/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IF(AND(MOD([.A4156];9)=0;MOD([.A4157];9)=0);[.A4156]+[.A4157];&quot;&quot;)">
            <text:p/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IF(AND(MOD([.A4157];9)=0;MOD([.A4158];9)=0);[.A4157]+[.A4158];&quot;&quot;)">
            <text:p/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IF(AND(MOD([.A4158];9)=0;MOD([.A4159];9)=0);[.A4158]+[.A4159];&quot;&quot;)">
            <text:p/>
          </table:table-cell>
          <table:table-cell/>
        </table:table-row>
        <table:table-row table:style-name="ro1">
          <table:table-cell office:value-type="float" office:value="-740" calcext:value-type="float">
            <text:p>-740</text:p>
          </table:table-cell>
          <table:table-cell table:formula="of:=IF(AND(MOD([.A4159];9)=0;MOD([.A4160];9)=0);[.A4159]+[.A4160];&quot;&quot;)">
            <text:p/>
          </table:table-cell>
          <table:table-cell/>
        </table:table-row>
        <table:table-row table:style-name="ro1">
          <table:table-cell office:value-type="float" office:value="-976" calcext:value-type="float">
            <text:p>-976</text:p>
          </table:table-cell>
          <table:table-cell table:formula="of:=IF(AND(MOD([.A4160];9)=0;MOD([.A4161];9)=0);[.A4160]+[.A4161];&quot;&quot;)">
            <text:p/>
          </table:table-cell>
          <table:table-cell/>
        </table:table-row>
        <table:table-row table:style-name="ro1">
          <table:table-cell office:value-type="float" office:value="-326" calcext:value-type="float">
            <text:p>-326</text:p>
          </table:table-cell>
          <table:table-cell table:formula="of:=IF(AND(MOD([.A4161];9)=0;MOD([.A4162];9)=0);[.A4161]+[.A4162];&quot;&quot;)">
            <text:p/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AND(MOD([.A4162];9)=0;MOD([.A4163];9)=0);[.A4162]+[.A4163];&quot;&quot;)">
            <text:p/>
          </table:table-cell>
          <table:table-cell/>
        </table:table-row>
        <table:table-row table:style-name="ro1">
          <table:table-cell office:value-type="float" office:value="-710" calcext:value-type="float">
            <text:p>-710</text:p>
          </table:table-cell>
          <table:table-cell table:formula="of:=IF(AND(MOD([.A4163];9)=0;MOD([.A4164];9)=0);[.A4163]+[.A4164];&quot;&quot;)">
            <text:p/>
          </table:table-cell>
          <table:table-cell/>
        </table:table-row>
        <table:table-row table:style-name="ro1">
          <table:table-cell office:value-type="float" office:value="-270" calcext:value-type="float">
            <text:p>-270</text:p>
          </table:table-cell>
          <table:table-cell table:formula="of:=IF(AND(MOD([.A4164];9)=0;MOD([.A4165];9)=0);[.A4164]+[.A4165];&quot;&quot;)">
            <text:p/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IF(AND(MOD([.A4165];9)=0;MOD([.A4166];9)=0);[.A4165]+[.A4166];&quot;&quot;)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float" office:value="-105" calcext:value-type="float">
            <text:p>-105</text:p>
          </table:table-cell>
          <table:table-cell table:formula="of:=IF(AND(MOD([.A4166];9)=0;MOD([.A4167];9)=0);[.A4166]+[.A4167];&quot;&quot;)">
            <text:p/>
          </table:table-cell>
          <table:table-cell/>
        </table:table-row>
        <table:table-row table:style-name="ro1">
          <table:table-cell office:value-type="float" office:value="-373" calcext:value-type="float">
            <text:p>-373</text:p>
          </table:table-cell>
          <table:table-cell table:formula="of:=IF(AND(MOD([.A4167];9)=0;MOD([.A4168];9)=0);[.A4167]+[.A4168];&quot;&quot;)">
            <text:p/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IF(AND(MOD([.A4168];9)=0;MOD([.A4169];9)=0);[.A4168]+[.A4169];&quot;&quot;)">
            <text:p/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IF(AND(MOD([.A4169];9)=0;MOD([.A4170];9)=0);[.A4169]+[.A4170];&quot;&quot;)">
            <text:p/>
          </table:table-cell>
          <table:table-cell/>
        </table:table-row>
        <table:table-row table:style-name="ro1">
          <table:table-cell office:value-type="float" office:value="-21" calcext:value-type="float">
            <text:p>-21</text:p>
          </table:table-cell>
          <table:table-cell table:formula="of:=IF(AND(MOD([.A4170];9)=0;MOD([.A4171];9)=0);[.A4170]+[.A4171];&quot;&quot;)">
            <text:p/>
          </table:table-cell>
          <table:table-cell/>
        </table:table-row>
        <table:table-row table:style-name="ro1">
          <table:table-cell office:value-type="float" office:value="-539" calcext:value-type="float">
            <text:p>-539</text:p>
          </table:table-cell>
          <table:table-cell table:formula="of:=IF(AND(MOD([.A4171];9)=0;MOD([.A4172];9)=0);[.A4171]+[.A4172];&quot;&quot;)">
            <text:p/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IF(AND(MOD([.A4172];9)=0;MOD([.A4173];9)=0);[.A4172]+[.A4173];&quot;&quot;)">
            <text:p/>
          </table:table-cell>
          <table:table-cell/>
        </table:table-row>
        <table:table-row table:style-name="ro1">
          <table:table-cell office:value-type="float" office:value="-924" calcext:value-type="float">
            <text:p>-924</text:p>
          </table:table-cell>
          <table:table-cell table:formula="of:=IF(AND(MOD([.A4173];9)=0;MOD([.A4174];9)=0);[.A4173]+[.A4174];&quot;&quot;)">
            <text:p/>
          </table:table-cell>
          <table:table-cell/>
        </table:table-row>
        <table:table-row table:style-name="ro1">
          <table:table-cell office:value-type="float" office:value="-739" calcext:value-type="float">
            <text:p>-739</text:p>
          </table:table-cell>
          <table:table-cell table:formula="of:=IF(AND(MOD([.A4174];9)=0;MOD([.A4175];9)=0);[.A4174]+[.A4175];&quot;&quot;)">
            <text:p/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IF(AND(MOD([.A4175];9)=0;MOD([.A4176];9)=0);[.A4175]+[.A4176];&quot;&quot;)">
            <text:p/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IF(AND(MOD([.A4176];9)=0;MOD([.A4177];9)=0);[.A4176]+[.A4177];&quot;&quot;)">
            <text:p/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IF(AND(MOD([.A4177];9)=0;MOD([.A4178];9)=0);[.A4177]+[.A4178];&quot;&quot;)">
            <text:p/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IF(AND(MOD([.A4178];9)=0;MOD([.A4179];9)=0);[.A4178]+[.A4179];&quot;&quot;)">
            <text:p/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IF(AND(MOD([.A4179];9)=0;MOD([.A4180];9)=0);[.A4179]+[.A4180];&quot;&quot;)">
            <text:p/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IF(AND(MOD([.A4180];9)=0;MOD([.A4181];9)=0);[.A4180]+[.A4181];&quot;&quot;)">
            <text:p/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IF(AND(MOD([.A4181];9)=0;MOD([.A4182];9)=0);[.A4181]+[.A4182];&quot;&quot;)">
            <text:p/>
          </table:table-cell>
          <table:table-cell/>
        </table:table-row>
        <table:table-row table:style-name="ro1">
          <table:table-cell office:value-type="float" office:value="-235" calcext:value-type="float">
            <text:p>-235</text:p>
          </table:table-cell>
          <table:table-cell table:formula="of:=IF(AND(MOD([.A4182];9)=0;MOD([.A4183];9)=0);[.A4182]+[.A4183];&quot;&quot;)">
            <text:p/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IF(AND(MOD([.A4183];9)=0;MOD([.A4184];9)=0);[.A4183]+[.A4184];&quot;&quot;)">
            <text:p/>
          </table:table-cell>
          <table:table-cell/>
        </table:table-row>
        <table:table-row table:style-name="ro1">
          <table:table-cell office:value-type="float" office:value="-387" calcext:value-type="float">
            <text:p>-387</text:p>
          </table:table-cell>
          <table:table-cell table:formula="of:=IF(AND(MOD([.A4184];9)=0;MOD([.A4185];9)=0);[.A4184]+[.A4185];&quot;&quot;)">
            <text:p/>
          </table:table-cell>
          <table:table-cell/>
        </table:table-row>
        <table:table-row table:style-name="ro1">
          <table:table-cell office:value-type="float" office:value="-206" calcext:value-type="float">
            <text:p>-206</text:p>
          </table:table-cell>
          <table:table-cell table:formula="of:=IF(AND(MOD([.A4185];9)=0;MOD([.A4186];9)=0);[.A4185]+[.A4186];&quot;&quot;)">
            <text:p/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IF(AND(MOD([.A4186];9)=0;MOD([.A4187];9)=0);[.A4186]+[.A4187];&quot;&quot;)">
            <text:p/>
          </table:table-cell>
          <table:table-cell/>
        </table:table-row>
        <table:table-row table:style-name="ro1">
          <table:table-cell office:value-type="float" office:value="-862" calcext:value-type="float">
            <text:p>-862</text:p>
          </table:table-cell>
          <table:table-cell table:formula="of:=IF(AND(MOD([.A4187];9)=0;MOD([.A4188];9)=0);[.A4187]+[.A4188];&quot;&quot;)">
            <text:p/>
          </table:table-cell>
          <table:table-cell/>
        </table:table-row>
        <table:table-row table:style-name="ro1">
          <table:table-cell office:value-type="float" office:value="-807" calcext:value-type="float">
            <text:p>-807</text:p>
          </table:table-cell>
          <table:table-cell table:formula="of:=IF(AND(MOD([.A4188];9)=0;MOD([.A4189];9)=0);[.A4188]+[.A4189];&quot;&quot;)">
            <text:p/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IF(AND(MOD([.A4189];9)=0;MOD([.A4190];9)=0);[.A4189]+[.A4190];&quot;&quot;)">
            <text:p/>
          </table:table-cell>
          <table:table-cell/>
        </table:table-row>
        <table:table-row table:style-name="ro1">
          <table:table-cell office:value-type="float" office:value="-537" calcext:value-type="float">
            <text:p>-537</text:p>
          </table:table-cell>
          <table:table-cell table:formula="of:=IF(AND(MOD([.A4190];9)=0;MOD([.A4191];9)=0);[.A4190]+[.A4191];&quot;&quot;)">
            <text:p/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IF(AND(MOD([.A4191];9)=0;MOD([.A4192];9)=0);[.A4191]+[.A4192];&quot;&quot;)">
            <text:p/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IF(AND(MOD([.A4192];9)=0;MOD([.A4193];9)=0);[.A4192]+[.A4193];&quot;&quot;)">
            <text:p/>
          </table:table-cell>
          <table:table-cell/>
        </table:table-row>
        <table:table-row table:style-name="ro1">
          <table:table-cell office:value-type="float" office:value="-38" calcext:value-type="float">
            <text:p>-38</text:p>
          </table:table-cell>
          <table:table-cell table:formula="of:=IF(AND(MOD([.A4193];9)=0;MOD([.A4194];9)=0);[.A4193]+[.A4194];&quot;&quot;)">
            <text:p/>
          </table:table-cell>
          <table:table-cell/>
        </table:table-row>
        <table:table-row table:style-name="ro1">
          <table:table-cell office:value-type="float" office:value="-916" calcext:value-type="float">
            <text:p>-916</text:p>
          </table:table-cell>
          <table:table-cell table:formula="of:=IF(AND(MOD([.A4194];9)=0;MOD([.A4195];9)=0);[.A4194]+[.A4195];&quot;&quot;)">
            <text:p/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IF(AND(MOD([.A4195];9)=0;MOD([.A4196];9)=0);[.A4195]+[.A4196];&quot;&quot;)">
            <text:p/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IF(AND(MOD([.A4196];9)=0;MOD([.A4197];9)=0);[.A4196]+[.A4197];&quot;&quot;)">
            <text:p/>
          </table:table-cell>
          <table:table-cell/>
        </table:table-row>
        <table:table-row table:style-name="ro1">
          <table:table-cell office:value-type="float" office:value="-680" calcext:value-type="float">
            <text:p>-680</text:p>
          </table:table-cell>
          <table:table-cell table:formula="of:=IF(AND(MOD([.A4197];9)=0;MOD([.A4198];9)=0);[.A4197]+[.A4198];&quot;&quot;)">
            <text:p/>
          </table:table-cell>
          <table:table-cell/>
        </table:table-row>
        <table:table-row table:style-name="ro1">
          <table:table-cell office:value-type="float" office:value="-316" calcext:value-type="float">
            <text:p>-316</text:p>
          </table:table-cell>
          <table:table-cell table:formula="of:=IF(AND(MOD([.A4198];9)=0;MOD([.A4199];9)=0);[.A4198]+[.A4199];&quot;&quot;)">
            <text:p/>
          </table:table-cell>
          <table:table-cell/>
        </table:table-row>
        <table:table-row table:style-name="ro1">
          <table:table-cell office:value-type="float" office:value="-54" calcext:value-type="float">
            <text:p>-54</text:p>
          </table:table-cell>
          <table:table-cell table:formula="of:=IF(AND(MOD([.A4199];9)=0;MOD([.A4200];9)=0);[.A4199]+[.A4200];&quot;&quot;)">
            <text:p/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IF(AND(MOD([.A4200];9)=0;MOD([.A4201];9)=0);[.A4200]+[.A4201];&quot;&quot;)">
            <text:p/>
          </table:table-cell>
          <table:table-cell/>
        </table:table-row>
        <table:table-row table:style-name="ro1">
          <table:table-cell office:value-type="float" office:value="-246" calcext:value-type="float">
            <text:p>-246</text:p>
          </table:table-cell>
          <table:table-cell table:formula="of:=IF(AND(MOD([.A4201];9)=0;MOD([.A4202];9)=0);[.A4201]+[.A4202];&quot;&quot;)">
            <text:p/>
          </table:table-cell>
          <table:table-cell/>
        </table:table-row>
        <table:table-row table:style-name="ro1">
          <table:table-cell office:value-type="float" office:value="-453" calcext:value-type="float">
            <text:p>-453</text:p>
          </table:table-cell>
          <table:table-cell table:formula="of:=IF(AND(MOD([.A4202];9)=0;MOD([.A4203];9)=0);[.A4202]+[.A4203];&quot;&quot;)">
            <text:p/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IF(AND(MOD([.A4203];9)=0;MOD([.A4204];9)=0);[.A4203]+[.A4204];&quot;&quot;)">
            <text:p/>
          </table:table-cell>
          <table:table-cell/>
        </table:table-row>
        <table:table-row table:style-name="ro1">
          <table:table-cell office:value-type="float" office:value="-98" calcext:value-type="float">
            <text:p>-98</text:p>
          </table:table-cell>
          <table:table-cell table:formula="of:=IF(AND(MOD([.A4204];9)=0;MOD([.A4205];9)=0);[.A4204]+[.A4205];&quot;&quot;)">
            <text:p/>
          </table:table-cell>
          <table:table-cell/>
        </table:table-row>
        <table:table-row table:style-name="ro1">
          <table:table-cell office:value-type="float" office:value="-669" calcext:value-type="float">
            <text:p>-669</text:p>
          </table:table-cell>
          <table:table-cell table:formula="of:=IF(AND(MOD([.A4205];9)=0;MOD([.A4206];9)=0);[.A4205]+[.A4206];&quot;&quot;)">
            <text:p/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IF(AND(MOD([.A4206];9)=0;MOD([.A4207];9)=0);[.A4206]+[.A4207];&quot;&quot;)">
            <text:p/>
          </table:table-cell>
          <table:table-cell/>
        </table:table-row>
        <table:table-row table:style-name="ro1">
          <table:table-cell office:value-type="float" office:value="-645" calcext:value-type="float">
            <text:p>-645</text:p>
          </table:table-cell>
          <table:table-cell table:formula="of:=IF(AND(MOD([.A4207];9)=0;MOD([.A4208];9)=0);[.A4207]+[.A4208];&quot;&quot;)">
            <text:p/>
          </table:table-cell>
          <table:table-cell/>
        </table:table-row>
        <table:table-row table:style-name="ro1">
          <table:table-cell office:value-type="float" office:value="-464" calcext:value-type="float">
            <text:p>-464</text:p>
          </table:table-cell>
          <table:table-cell table:formula="of:=IF(AND(MOD([.A4208];9)=0;MOD([.A4209];9)=0);[.A4208]+[.A4209];&quot;&quot;)">
            <text:p/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IF(AND(MOD([.A4209];9)=0;MOD([.A4210];9)=0);[.A4209]+[.A4210];&quot;&quot;)">
            <text:p/>
          </table:table-cell>
          <table:table-cell/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IF(AND(MOD([.A4210];9)=0;MOD([.A4211];9)=0);[.A4210]+[.A4211];&quot;&quot;)">
            <text:p/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IF(AND(MOD([.A4211];9)=0;MOD([.A4212];9)=0);[.A4211]+[.A4212];&quot;&quot;)">
            <text:p/>
          </table:table-cell>
          <table:table-cell/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IF(AND(MOD([.A4212];9)=0;MOD([.A4213];9)=0);[.A4212]+[.A4213];&quot;&quot;)">
            <text:p/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IF(AND(MOD([.A4213];9)=0;MOD([.A4214];9)=0);[.A4213]+[.A4214];&quot;&quot;)">
            <text:p/>
          </table:table-cell>
          <table:table-cell/>
        </table:table-row>
        <table:table-row table:style-name="ro1">
          <table:table-cell office:value-type="float" office:value="-671" calcext:value-type="float">
            <text:p>-671</text:p>
          </table:table-cell>
          <table:table-cell table:formula="of:=IF(AND(MOD([.A4214];9)=0;MOD([.A4215];9)=0);[.A4214]+[.A4215];&quot;&quot;)">
            <text:p/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IF(AND(MOD([.A4215];9)=0;MOD([.A4216];9)=0);[.A4215]+[.A4216];&quot;&quot;)">
            <text:p/>
          </table:table-cell>
          <table:table-cell/>
        </table:table-row>
        <table:table-row table:style-name="ro1">
          <table:table-cell office:value-type="float" office:value="-146" calcext:value-type="float">
            <text:p>-146</text:p>
          </table:table-cell>
          <table:table-cell table:formula="of:=IF(AND(MOD([.A4216];9)=0;MOD([.A4217];9)=0);[.A4216]+[.A4217];&quot;&quot;)">
            <text:p/>
          </table:table-cell>
          <table:table-cell/>
        </table:table-row>
        <table:table-row table:style-name="ro1">
          <table:table-cell office:value-type="float" office:value="-387" calcext:value-type="float">
            <text:p>-387</text:p>
          </table:table-cell>
          <table:table-cell table:formula="of:=IF(AND(MOD([.A4217];9)=0;MOD([.A4218];9)=0);[.A4217]+[.A4218];&quot;&quot;)">
            <text:p/>
          </table:table-cell>
          <table:table-cell/>
        </table:table-row>
        <table:table-row table:style-name="ro1">
          <table:table-cell office:value-type="float" office:value="-859" calcext:value-type="float">
            <text:p>-859</text:p>
          </table:table-cell>
          <table:table-cell table:formula="of:=IF(AND(MOD([.A4218];9)=0;MOD([.A4219];9)=0);[.A4218]+[.A4219];&quot;&quot;)">
            <text:p/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AND(MOD([.A4219];9)=0;MOD([.A4220];9)=0);[.A4219]+[.A4220];&quot;&quot;)">
            <text:p/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IF(AND(MOD([.A4220];9)=0;MOD([.A4221];9)=0);[.A4220]+[.A4221];&quot;&quot;)">
            <text:p/>
          </table:table-cell>
          <table:table-cell/>
        </table:table-row>
        <table:table-row table:style-name="ro1">
          <table:table-cell office:value-type="float" office:value="-62" calcext:value-type="float">
            <text:p>-62</text:p>
          </table:table-cell>
          <table:table-cell table:formula="of:=IF(AND(MOD([.A4221];9)=0;MOD([.A4222];9)=0);[.A4221]+[.A4222];&quot;&quot;)">
            <text:p/>
          </table:table-cell>
          <table:table-cell/>
        </table:table-row>
        <table:table-row table:style-name="ro1">
          <table:table-cell office:value-type="float" office:value="-819" calcext:value-type="float">
            <text:p>-819</text:p>
          </table:table-cell>
          <table:table-cell table:formula="of:=IF(AND(MOD([.A4222];9)=0;MOD([.A4223];9)=0);[.A4222]+[.A4223];&quot;&quot;)">
            <text:p/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AND(MOD([.A4223];9)=0;MOD([.A4224];9)=0);[.A4223]+[.A4224];&quot;&quot;)">
            <text:p/>
          </table:table-cell>
          <table:table-cell/>
        </table:table-row>
        <table:table-row table:style-name="ro1">
          <table:table-cell office:value-type="float" office:value="-662" calcext:value-type="float">
            <text:p>-662</text:p>
          </table:table-cell>
          <table:table-cell table:formula="of:=IF(AND(MOD([.A4224];9)=0;MOD([.A4225];9)=0);[.A4224]+[.A4225];&quot;&quot;)">
            <text:p/>
          </table:table-cell>
          <table:table-cell/>
        </table:table-row>
        <table:table-row table:style-name="ro1">
          <table:table-cell office:value-type="float" office:value="-121" calcext:value-type="float">
            <text:p>-121</text:p>
          </table:table-cell>
          <table:table-cell table:formula="of:=IF(AND(MOD([.A4225];9)=0;MOD([.A4226];9)=0);[.A4225]+[.A4226];&quot;&quot;)">
            <text:p/>
          </table:table-cell>
          <table:table-cell/>
        </table:table-row>
        <table:table-row table:style-name="ro1">
          <table:table-cell office:value-type="float" office:value="-610" calcext:value-type="float">
            <text:p>-610</text:p>
          </table:table-cell>
          <table:table-cell table:formula="of:=IF(AND(MOD([.A4226];9)=0;MOD([.A4227];9)=0);[.A4226]+[.A4227];&quot;&quot;)">
            <text:p/>
          </table:table-cell>
          <table:table-cell/>
        </table:table-row>
        <table:table-row table:style-name="ro1">
          <table:table-cell office:value-type="float" office:value="-648" calcext:value-type="float">
            <text:p>-648</text:p>
          </table:table-cell>
          <table:table-cell table:formula="of:=IF(AND(MOD([.A4227];9)=0;MOD([.A4228];9)=0);[.A4227]+[.A4228];&quot;&quot;)">
            <text:p/>
          </table:table-cell>
          <table:table-cell/>
        </table:table-row>
        <table:table-row table:style-name="ro1">
          <table:table-cell office:value-type="float" office:value="-619" calcext:value-type="float">
            <text:p>-619</text:p>
          </table:table-cell>
          <table:table-cell table:formula="of:=IF(AND(MOD([.A4228];9)=0;MOD([.A4229];9)=0);[.A4228]+[.A4229];&quot;&quot;)">
            <text:p/>
          </table:table-cell>
          <table:table-cell/>
        </table:table-row>
        <table:table-row table:style-name="ro1">
          <table:table-cell office:value-type="float" office:value="-280" calcext:value-type="float">
            <text:p>-280</text:p>
          </table:table-cell>
          <table:table-cell table:formula="of:=IF(AND(MOD([.A4229];9)=0;MOD([.A4230];9)=0);[.A4229]+[.A4230];&quot;&quot;)">
            <text:p/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IF(AND(MOD([.A4230];9)=0;MOD([.A4231];9)=0);[.A4230]+[.A4231];&quot;&quot;)">
            <text:p/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IF(AND(MOD([.A4231];9)=0;MOD([.A4232];9)=0);[.A4231]+[.A4232];&quot;&quot;)">
            <text:p/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IF(AND(MOD([.A4232];9)=0;MOD([.A4233];9)=0);[.A4232]+[.A4233];&quot;&quot;)">
            <text:p/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IF(AND(MOD([.A4233];9)=0;MOD([.A4234];9)=0);[.A4233]+[.A4234];&quot;&quot;)">
            <text:p/>
          </table:table-cell>
          <table:table-cell/>
        </table:table-row>
        <table:table-row table:style-name="ro1">
          <table:table-cell office:value-type="float" office:value="-458" calcext:value-type="float">
            <text:p>-458</text:p>
          </table:table-cell>
          <table:table-cell table:formula="of:=IF(AND(MOD([.A4234];9)=0;MOD([.A4235];9)=0);[.A4234]+[.A4235];&quot;&quot;)">
            <text:p/>
          </table:table-cell>
          <table:table-cell/>
        </table:table-row>
        <table:table-row table:style-name="ro1">
          <table:table-cell office:value-type="float" office:value="-865" calcext:value-type="float">
            <text:p>-865</text:p>
          </table:table-cell>
          <table:table-cell table:formula="of:=IF(AND(MOD([.A4235];9)=0;MOD([.A4236];9)=0);[.A4235]+[.A4236];&quot;&quot;)">
            <text:p/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IF(AND(MOD([.A4236];9)=0;MOD([.A4237];9)=0);[.A4236]+[.A4237];&quot;&quot;)">
            <text:p/>
          </table:table-cell>
          <table:table-cell/>
        </table:table-row>
        <table:table-row table:style-name="ro1">
          <table:table-cell office:value-type="float" office:value="-97" calcext:value-type="float">
            <text:p>-97</text:p>
          </table:table-cell>
          <table:table-cell table:formula="of:=IF(AND(MOD([.A4237];9)=0;MOD([.A4238];9)=0);[.A4237]+[.A4238];&quot;&quot;)">
            <text:p/>
          </table:table-cell>
          <table:table-cell/>
        </table:table-row>
        <table:table-row table:style-name="ro1">
          <table:table-cell office:value-type="float" office:value="-811" calcext:value-type="float">
            <text:p>-811</text:p>
          </table:table-cell>
          <table:table-cell table:formula="of:=IF(AND(MOD([.A4238];9)=0;MOD([.A4239];9)=0);[.A4238]+[.A4239];&quot;&quot;)">
            <text:p/>
          </table:table-cell>
          <table:table-cell/>
        </table:table-row>
        <table:table-row table:style-name="ro1">
          <table:table-cell office:value-type="float" office:value="-552" calcext:value-type="float">
            <text:p>-552</text:p>
          </table:table-cell>
          <table:table-cell table:formula="of:=IF(AND(MOD([.A4239];9)=0;MOD([.A4240];9)=0);[.A4239]+[.A4240];&quot;&quot;)">
            <text:p/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IF(AND(MOD([.A4240];9)=0;MOD([.A4241];9)=0);[.A4240]+[.A4241];&quot;&quot;)">
            <text:p/>
          </table:table-cell>
          <table:table-cell/>
        </table:table-row>
        <table:table-row table:style-name="ro1">
          <table:table-cell office:value-type="float" office:value="-867" calcext:value-type="float">
            <text:p>-867</text:p>
          </table:table-cell>
          <table:table-cell table:formula="of:=IF(AND(MOD([.A4241];9)=0;MOD([.A4242];9)=0);[.A4241]+[.A4242];&quot;&quot;)">
            <text:p/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IF(AND(MOD([.A4242];9)=0;MOD([.A4243];9)=0);[.A4242]+[.A4243];&quot;&quot;)">
            <text:p/>
          </table:table-cell>
          <table:table-cell/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IF(AND(MOD([.A4243];9)=0;MOD([.A4244];9)=0);[.A4243]+[.A4244];&quot;&quot;)">
            <text:p/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IF(AND(MOD([.A4244];9)=0;MOD([.A4245];9)=0);[.A4244]+[.A4245];&quot;&quot;)">
            <text:p/>
          </table:table-cell>
          <table:table-cell/>
        </table:table-row>
        <table:table-row table:style-name="ro1">
          <table:table-cell office:value-type="float" office:value="-193" calcext:value-type="float">
            <text:p>-193</text:p>
          </table:table-cell>
          <table:table-cell table:formula="of:=IF(AND(MOD([.A4245];9)=0;MOD([.A4246];9)=0);[.A4245]+[.A4246];&quot;&quot;)">
            <text:p/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IF(AND(MOD([.A4246];9)=0;MOD([.A4247];9)=0);[.A4246]+[.A4247];&quot;&quot;)">
            <text:p/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IF(AND(MOD([.A4247];9)=0;MOD([.A4248];9)=0);[.A4247]+[.A4248];&quot;&quot;)">
            <text:p/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IF(AND(MOD([.A4248];9)=0;MOD([.A4249];9)=0);[.A4248]+[.A4249];&quot;&quot;)">
            <text:p/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IF(AND(MOD([.A4249];9)=0;MOD([.A4250];9)=0);[.A4249]+[.A4250];&quot;&quot;)">
            <text:p/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IF(AND(MOD([.A4250];9)=0;MOD([.A4251];9)=0);[.A4250]+[.A4251];&quot;&quot;)">
            <text:p/>
          </table:table-cell>
          <table:table-cell/>
        </table:table-row>
        <table:table-row table:style-name="ro1">
          <table:table-cell office:value-type="float" office:value="-567" calcext:value-type="float">
            <text:p>-567</text:p>
          </table:table-cell>
          <table:table-cell table:formula="of:=IF(AND(MOD([.A4251];9)=0;MOD([.A4252];9)=0);[.A4251]+[.A4252];&quot;&quot;)"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-201" calcext:value-type="float">
            <text:p>-201</text:p>
          </table:table-cell>
          <table:table-cell table:formula="of:=IF(AND(MOD([.A4252];9)=0;MOD([.A4253];9)=0);[.A4252]+[.A4253];&quot;&quot;)">
            <text:p/>
          </table:table-cell>
          <table:table-cell/>
        </table:table-row>
        <table:table-row table:style-name="ro1">
          <table:table-cell office:value-type="float" office:value="-954" calcext:value-type="float">
            <text:p>-954</text:p>
          </table:table-cell>
          <table:table-cell table:formula="of:=IF(AND(MOD([.A4253];9)=0;MOD([.A4254];9)=0);[.A4253]+[.A4254];&quot;&quot;)">
            <text:p/>
          </table:table-cell>
          <table:table-cell/>
        </table:table-row>
        <table:table-row table:style-name="ro1">
          <table:table-cell office:value-type="float" office:value="-279" calcext:value-type="float">
            <text:p>-279</text:p>
          </table:table-cell>
          <table:table-cell table:formula="of:=IF(AND(MOD([.A4254];9)=0;MOD([.A4255];9)=0);[.A4254]+[.A4255];&quot;&quot;)" office:value-type="float" office:value="-1233" calcext:value-type="float">
            <text:p>-1233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IF(AND(MOD([.A4255];9)=0;MOD([.A4256];9)=0);[.A4255]+[.A4256];&quot;&quot;)">
            <text:p/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IF(AND(MOD([.A4256];9)=0;MOD([.A4257];9)=0);[.A4256]+[.A4257];&quot;&quot;)">
            <text:p/>
          </table:table-cell>
          <table:table-cell/>
        </table:table-row>
        <table:table-row table:style-name="ro1">
          <table:table-cell office:value-type="float" office:value="-81" calcext:value-type="float">
            <text:p>-81</text:p>
          </table:table-cell>
          <table:table-cell table:formula="of:=IF(AND(MOD([.A4257];9)=0;MOD([.A4258];9)=0);[.A4257]+[.A4258];&quot;&quot;)">
            <text:p/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IF(AND(MOD([.A4258];9)=0;MOD([.A4259];9)=0);[.A4258]+[.A4259];&quot;&quot;)" office:value-type="float" office:value="873" calcext:value-type="float">
            <text:p>873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IF(AND(MOD([.A4259];9)=0;MOD([.A4260];9)=0);[.A4259]+[.A4260];&quot;&quot;)">
            <text:p/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IF(AND(MOD([.A4260];9)=0;MOD([.A4261];9)=0);[.A4260]+[.A4261];&quot;&quot;)">
            <text:p/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IF(AND(MOD([.A4261];9)=0;MOD([.A4262];9)=0);[.A4261]+[.A4262];&quot;&quot;)">
            <text:p/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IF(AND(MOD([.A4262];9)=0;MOD([.A4263];9)=0);[.A4262]+[.A4263];&quot;&quot;)">
            <text:p/>
          </table:table-cell>
          <table:table-cell/>
        </table:table-row>
        <table:table-row table:style-name="ro1">
          <table:table-cell office:value-type="float" office:value="-246" calcext:value-type="float">
            <text:p>-246</text:p>
          </table:table-cell>
          <table:table-cell table:formula="of:=IF(AND(MOD([.A4263];9)=0;MOD([.A4264];9)=0);[.A4263]+[.A4264];&quot;&quot;)">
            <text:p/>
          </table:table-cell>
          <table:table-cell/>
        </table:table-row>
        <table:table-row table:style-name="ro1">
          <table:table-cell office:value-type="float" office:value="-997" calcext:value-type="float">
            <text:p>-997</text:p>
          </table:table-cell>
          <table:table-cell table:formula="of:=IF(AND(MOD([.A4264];9)=0;MOD([.A4265];9)=0);[.A4264]+[.A4265];&quot;&quot;)">
            <text:p/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IF(AND(MOD([.A4265];9)=0;MOD([.A4266];9)=0);[.A4265]+[.A4266];&quot;&quot;)">
            <text:p/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IF(AND(MOD([.A4266];9)=0;MOD([.A4267];9)=0);[.A4266]+[.A4267];&quot;&quot;)">
            <text:p/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IF(AND(MOD([.A4267];9)=0;MOD([.A4268];9)=0);[.A4267]+[.A4268];&quot;&quot;)">
            <text:p/>
          </table:table-cell>
          <table:table-cell/>
        </table:table-row>
        <table:table-row table:style-name="ro1">
          <table:table-cell office:value-type="float" office:value="-759" calcext:value-type="float">
            <text:p>-759</text:p>
          </table:table-cell>
          <table:table-cell table:formula="of:=IF(AND(MOD([.A4268];9)=0;MOD([.A4269];9)=0);[.A4268]+[.A4269];&quot;&quot;)">
            <text:p/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IF(AND(MOD([.A4269];9)=0;MOD([.A4270];9)=0);[.A4269]+[.A4270];&quot;&quot;)">
            <text:p/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IF(AND(MOD([.A4270];9)=0;MOD([.A4271];9)=0);[.A4270]+[.A4271];&quot;&quot;)">
            <text:p/>
          </table:table-cell>
          <table:table-cell/>
        </table:table-row>
        <table:table-row table:style-name="ro1">
          <table:table-cell office:value-type="float" office:value="-26" calcext:value-type="float">
            <text:p>-26</text:p>
          </table:table-cell>
          <table:table-cell table:formula="of:=IF(AND(MOD([.A4271];9)=0;MOD([.A4272];9)=0);[.A4271]+[.A4272];&quot;&quot;)">
            <text:p/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IF(AND(MOD([.A4272];9)=0;MOD([.A4273];9)=0);[.A4272]+[.A4273];&quot;&quot;)">
            <text:p/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IF(AND(MOD([.A4273];9)=0;MOD([.A4274];9)=0);[.A4273]+[.A4274];&quot;&quot;)">
            <text:p/>
          </table:table-cell>
          <table:table-cell/>
        </table:table-row>
        <table:table-row table:style-name="ro1">
          <table:table-cell office:value-type="float" office:value="-397" calcext:value-type="float">
            <text:p>-397</text:p>
          </table:table-cell>
          <table:table-cell table:formula="of:=IF(AND(MOD([.A4274];9)=0;MOD([.A4275];9)=0);[.A4274]+[.A4275];&quot;&quot;)">
            <text:p/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IF(AND(MOD([.A4275];9)=0;MOD([.A4276];9)=0);[.A4275]+[.A4276];&quot;&quot;)">
            <text:p/>
          </table:table-cell>
          <table:table-cell/>
        </table:table-row>
        <table:table-row table:style-name="ro1">
          <table:table-cell office:value-type="float" office:value="-158" calcext:value-type="float">
            <text:p>-158</text:p>
          </table:table-cell>
          <table:table-cell table:formula="of:=IF(AND(MOD([.A4276];9)=0;MOD([.A4277];9)=0);[.A4276]+[.A4277];&quot;&quot;)">
            <text:p/>
          </table:table-cell>
          <table:table-cell/>
        </table:table-row>
        <table:table-row table:style-name="ro1">
          <table:table-cell office:value-type="float" office:value="-510" calcext:value-type="float">
            <text:p>-510</text:p>
          </table:table-cell>
          <table:table-cell table:formula="of:=IF(AND(MOD([.A4277];9)=0;MOD([.A4278];9)=0);[.A4277]+[.A4278];&quot;&quot;)">
            <text:p/>
          </table:table-cell>
          <table:table-cell/>
        </table:table-row>
        <table:table-row table:style-name="ro1">
          <table:table-cell office:value-type="float" office:value="-639" calcext:value-type="float">
            <text:p>-639</text:p>
          </table:table-cell>
          <table:table-cell table:formula="of:=IF(AND(MOD([.A4278];9)=0;MOD([.A4279];9)=0);[.A4278]+[.A4279];&quot;&quot;)">
            <text:p/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IF(AND(MOD([.A4279];9)=0;MOD([.A4280];9)=0);[.A4279]+[.A4280];&quot;&quot;)">
            <text:p/>
          </table:table-cell>
          <table:table-cell/>
        </table:table-row>
        <table:table-row table:style-name="ro1">
          <table:table-cell office:value-type="float" office:value="-414" calcext:value-type="float">
            <text:p>-414</text:p>
          </table:table-cell>
          <table:table-cell table:formula="of:=IF(AND(MOD([.A4280];9)=0;MOD([.A4281];9)=0);[.A4280]+[.A4281];&quot;&quot;)">
            <text:p/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IF(AND(MOD([.A4281];9)=0;MOD([.A4282];9)=0);[.A4281]+[.A4282];&quot;&quot;)">
            <text:p/>
          </table:table-cell>
          <table:table-cell/>
        </table:table-row>
        <table:table-row table:style-name="ro1">
          <table:table-cell office:value-type="float" office:value="-919" calcext:value-type="float">
            <text:p>-919</text:p>
          </table:table-cell>
          <table:table-cell table:formula="of:=IF(AND(MOD([.A4282];9)=0;MOD([.A4283];9)=0);[.A4282]+[.A4283];&quot;&quot;)">
            <text:p/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IF(AND(MOD([.A4283];9)=0;MOD([.A4284];9)=0);[.A4283]+[.A4284];&quot;&quot;)">
            <text:p/>
          </table:table-cell>
          <table:table-cell/>
        </table:table-row>
        <table:table-row table:style-name="ro1">
          <table:table-cell office:value-type="float" office:value="-50" calcext:value-type="float">
            <text:p>-50</text:p>
          </table:table-cell>
          <table:table-cell table:formula="of:=IF(AND(MOD([.A4284];9)=0;MOD([.A4285];9)=0);[.A4284]+[.A4285];&quot;&quot;)">
            <text:p/>
          </table:table-cell>
          <table:table-cell/>
        </table:table-row>
        <table:table-row table:style-name="ro1">
          <table:table-cell office:value-type="float" office:value="-419" calcext:value-type="float">
            <text:p>-419</text:p>
          </table:table-cell>
          <table:table-cell table:formula="of:=IF(AND(MOD([.A4285];9)=0;MOD([.A4286];9)=0);[.A4285]+[.A4286];&quot;&quot;)">
            <text:p/>
          </table:table-cell>
          <table:table-cell/>
        </table:table-row>
        <table:table-row table:style-name="ro1">
          <table:table-cell office:value-type="float" office:value="-23" calcext:value-type="float">
            <text:p>-23</text:p>
          </table:table-cell>
          <table:table-cell table:formula="of:=IF(AND(MOD([.A4286];9)=0;MOD([.A4287];9)=0);[.A4286]+[.A4287];&quot;&quot;)">
            <text:p/>
          </table:table-cell>
          <table:table-cell/>
        </table:table-row>
        <table:table-row table:style-name="ro1">
          <table:table-cell office:value-type="float" office:value="-333" calcext:value-type="float">
            <text:p>-333</text:p>
          </table:table-cell>
          <table:table-cell table:formula="of:=IF(AND(MOD([.A4287];9)=0;MOD([.A4288];9)=0);[.A4287]+[.A4288];&quot;&quot;)">
            <text:p/>
          </table:table-cell>
          <table:table-cell/>
        </table:table-row>
        <table:table-row table:style-name="ro1">
          <table:table-cell office:value-type="float" office:value="-140" calcext:value-type="float">
            <text:p>-140</text:p>
          </table:table-cell>
          <table:table-cell table:formula="of:=IF(AND(MOD([.A4288];9)=0;MOD([.A4289];9)=0);[.A4288]+[.A4289];&quot;&quot;)">
            <text:p/>
          </table:table-cell>
          <table:table-cell/>
        </table:table-row>
        <table:table-row table:style-name="ro1">
          <table:table-cell office:value-type="float" office:value="-422" calcext:value-type="float">
            <text:p>-422</text:p>
          </table:table-cell>
          <table:table-cell table:formula="of:=IF(AND(MOD([.A4289];9)=0;MOD([.A4290];9)=0);[.A4289]+[.A4290];&quot;&quot;)">
            <text:p/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IF(AND(MOD([.A4290];9)=0;MOD([.A4291];9)=0);[.A4290]+[.A4291];&quot;&quot;)">
            <text:p/>
          </table:table-cell>
          <table:table-cell/>
        </table:table-row>
        <table:table-row table:style-name="ro1">
          <table:table-cell office:value-type="float" office:value="-849" calcext:value-type="float">
            <text:p>-849</text:p>
          </table:table-cell>
          <table:table-cell table:formula="of:=IF(AND(MOD([.A4291];9)=0;MOD([.A4292];9)=0);[.A4291]+[.A4292];&quot;&quot;)">
            <text:p/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MOD([.A4292];9)=0;MOD([.A4293];9)=0);[.A4292]+[.A4293];&quot;&quot;)">
            <text:p/>
          </table:table-cell>
          <table:table-cell/>
        </table:table-row>
        <table:table-row table:style-name="ro1">
          <table:table-cell office:value-type="float" office:value="-528" calcext:value-type="float">
            <text:p>-528</text:p>
          </table:table-cell>
          <table:table-cell table:formula="of:=IF(AND(MOD([.A4293];9)=0;MOD([.A4294];9)=0);[.A4293]+[.A4294];&quot;&quot;)">
            <text:p/>
          </table:table-cell>
          <table:table-cell/>
        </table:table-row>
        <table:table-row table:style-name="ro1">
          <table:table-cell office:value-type="float" office:value="-404" calcext:value-type="float">
            <text:p>-404</text:p>
          </table:table-cell>
          <table:table-cell table:formula="of:=IF(AND(MOD([.A4294];9)=0;MOD([.A4295];9)=0);[.A4294]+[.A4295];&quot;&quot;)">
            <text:p/>
          </table:table-cell>
          <table:table-cell/>
        </table:table-row>
        <table:table-row table:style-name="ro1">
          <table:table-cell office:value-type="float" office:value="-115" calcext:value-type="float">
            <text:p>-115</text:p>
          </table:table-cell>
          <table:table-cell table:formula="of:=IF(AND(MOD([.A4295];9)=0;MOD([.A4296];9)=0);[.A4295]+[.A4296];&quot;&quot;)">
            <text:p/>
          </table:table-cell>
          <table:table-cell/>
        </table:table-row>
        <table:table-row table:style-name="ro1">
          <table:table-cell office:value-type="float" office:value="-226" calcext:value-type="float">
            <text:p>-226</text:p>
          </table:table-cell>
          <table:table-cell table:formula="of:=IF(AND(MOD([.A4296];9)=0;MOD([.A4297];9)=0);[.A4296]+[.A4297];&quot;&quot;)">
            <text:p/>
          </table:table-cell>
          <table:table-cell/>
        </table:table-row>
        <table:table-row table:style-name="ro1">
          <table:table-cell office:value-type="float" office:value="-186" calcext:value-type="float">
            <text:p>-186</text:p>
          </table:table-cell>
          <table:table-cell table:formula="of:=IF(AND(MOD([.A4297];9)=0;MOD([.A4298];9)=0);[.A4297]+[.A4298];&quot;&quot;)">
            <text:p/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IF(AND(MOD([.A4298];9)=0;MOD([.A4299];9)=0);[.A4298]+[.A4299];&quot;&quot;)">
            <text:p/>
          </table:table-cell>
          <table:table-cell/>
        </table:table-row>
        <table:table-row table:style-name="ro1">
          <table:table-cell office:value-type="float" office:value="-420" calcext:value-type="float">
            <text:p>-420</text:p>
          </table:table-cell>
          <table:table-cell table:formula="of:=IF(AND(MOD([.A4299];9)=0;MOD([.A4300];9)=0);[.A4299]+[.A4300];&quot;&quot;)">
            <text:p/>
          </table:table-cell>
          <table:table-cell/>
        </table:table-row>
        <table:table-row table:style-name="ro1">
          <table:table-cell office:value-type="float" office:value="-51" calcext:value-type="float">
            <text:p>-51</text:p>
          </table:table-cell>
          <table:table-cell table:formula="of:=IF(AND(MOD([.A4300];9)=0;MOD([.A4301];9)=0);[.A4300]+[.A4301];&quot;&quot;)">
            <text:p/>
          </table:table-cell>
          <table:table-cell/>
        </table:table-row>
        <table:table-row table:style-name="ro1">
          <table:table-cell office:value-type="float" office:value="-466" calcext:value-type="float">
            <text:p>-466</text:p>
          </table:table-cell>
          <table:table-cell table:formula="of:=IF(AND(MOD([.A4301];9)=0;MOD([.A4302];9)=0);[.A4301]+[.A4302];&quot;&quot;)">
            <text:p/>
          </table:table-cell>
          <table:table-cell/>
        </table:table-row>
        <table:table-row table:style-name="ro1">
          <table:table-cell office:value-type="float" office:value="-799" calcext:value-type="float">
            <text:p>-799</text:p>
          </table:table-cell>
          <table:table-cell table:formula="of:=IF(AND(MOD([.A4302];9)=0;MOD([.A4303];9)=0);[.A4302]+[.A4303];&quot;&quot;)">
            <text:p/>
          </table:table-cell>
          <table:table-cell/>
        </table:table-row>
        <table:table-row table:style-name="ro1">
          <table:table-cell office:value-type="float" office:value="-250" calcext:value-type="float">
            <text:p>-250</text:p>
          </table:table-cell>
          <table:table-cell table:formula="of:=IF(AND(MOD([.A4303];9)=0;MOD([.A4304];9)=0);[.A4303]+[.A4304];&quot;&quot;)">
            <text:p/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IF(AND(MOD([.A4304];9)=0;MOD([.A4305];9)=0);[.A4304]+[.A4305];&quot;&quot;)">
            <text:p/>
          </table:table-cell>
          <table:table-cell/>
        </table:table-row>
        <table:table-row table:style-name="ro1">
          <table:table-cell office:value-type="float" office:value="-385" calcext:value-type="float">
            <text:p>-385</text:p>
          </table:table-cell>
          <table:table-cell table:formula="of:=IF(AND(MOD([.A4305];9)=0;MOD([.A4306];9)=0);[.A4305]+[.A4306];&quot;&quot;)">
            <text:p/>
          </table:table-cell>
          <table:table-cell/>
        </table:table-row>
        <table:table-row table:style-name="ro1">
          <table:table-cell office:value-type="float" office:value="-256" calcext:value-type="float">
            <text:p>-256</text:p>
          </table:table-cell>
          <table:table-cell table:formula="of:=IF(AND(MOD([.A4306];9)=0;MOD([.A4307];9)=0);[.A4306]+[.A4307];&quot;&quot;)">
            <text:p/>
          </table:table-cell>
          <table:table-cell/>
        </table:table-row>
        <table:table-row table:style-name="ro1">
          <table:table-cell office:value-type="float" office:value="-58" calcext:value-type="float">
            <text:p>-58</text:p>
          </table:table-cell>
          <table:table-cell table:formula="of:=IF(AND(MOD([.A4307];9)=0;MOD([.A4308];9)=0);[.A4307]+[.A4308];&quot;&quot;)">
            <text:p/>
          </table:table-cell>
          <table:table-cell/>
        </table:table-row>
        <table:table-row table:style-name="ro1">
          <table:table-cell office:value-type="float" office:value="-188" calcext:value-type="float">
            <text:p>-188</text:p>
          </table:table-cell>
          <table:table-cell table:formula="of:=IF(AND(MOD([.A4308];9)=0;MOD([.A4309];9)=0);[.A4308]+[.A4309];&quot;&quot;)">
            <text:p/>
          </table:table-cell>
          <table:table-cell/>
        </table:table-row>
        <table:table-row table:style-name="ro1">
          <table:table-cell office:value-type="float" office:value="-256" calcext:value-type="float">
            <text:p>-256</text:p>
          </table:table-cell>
          <table:table-cell table:formula="of:=IF(AND(MOD([.A4309];9)=0;MOD([.A4310];9)=0);[.A4309]+[.A4310];&quot;&quot;)">
            <text:p/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IF(AND(MOD([.A4310];9)=0;MOD([.A4311];9)=0);[.A4310]+[.A4311];&quot;&quot;)">
            <text:p/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IF(AND(MOD([.A4311];9)=0;MOD([.A4312];9)=0);[.A4311]+[.A4312];&quot;&quot;)">
            <text:p/>
          </table:table-cell>
          <table:table-cell/>
        </table:table-row>
        <table:table-row table:style-name="ro1">
          <table:table-cell office:value-type="float" office:value="-576" calcext:value-type="float">
            <text:p>-576</text:p>
          </table:table-cell>
          <table:table-cell table:formula="of:=IF(AND(MOD([.A4312];9)=0;MOD([.A4313];9)=0);[.A4312]+[.A4313];&quot;&quot;)">
            <text:p/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IF(AND(MOD([.A4313];9)=0;MOD([.A4314];9)=0);[.A4313]+[.A4314];&quot;&quot;)">
            <text:p/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IF(AND(MOD([.A4314];9)=0;MOD([.A4315];9)=0);[.A4314]+[.A4315];&quot;&quot;)">
            <text:p/>
          </table:table-cell>
          <table:table-cell/>
        </table:table-row>
        <table:table-row table:style-name="ro1">
          <table:table-cell office:value-type="float" office:value="-878" calcext:value-type="float">
            <text:p>-878</text:p>
          </table:table-cell>
          <table:table-cell table:formula="of:=IF(AND(MOD([.A4315];9)=0;MOD([.A4316];9)=0);[.A4315]+[.A4316];&quot;&quot;)">
            <text:p/>
          </table:table-cell>
          <table:table-cell/>
        </table:table-row>
        <table:table-row table:style-name="ro1">
          <table:table-cell office:value-type="float" office:value="-429" calcext:value-type="float">
            <text:p>-429</text:p>
          </table:table-cell>
          <table:table-cell table:formula="of:=IF(AND(MOD([.A4316];9)=0;MOD([.A4317];9)=0);[.A4316]+[.A4317];&quot;&quot;)">
            <text:p/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IF(AND(MOD([.A4317];9)=0;MOD([.A4318];9)=0);[.A4317]+[.A4318];&quot;&quot;)">
            <text:p/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IF(AND(MOD([.A4318];9)=0;MOD([.A4319];9)=0);[.A4318]+[.A4319];&quot;&quot;)">
            <text:p/>
          </table:table-cell>
          <table:table-cell/>
        </table:table-row>
        <table:table-row table:style-name="ro1">
          <table:table-cell office:value-type="float" office:value="-745" calcext:value-type="float">
            <text:p>-745</text:p>
          </table:table-cell>
          <table:table-cell table:formula="of:=IF(AND(MOD([.A4319];9)=0;MOD([.A4320];9)=0);[.A4319]+[.A4320];&quot;&quot;)">
            <text:p/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IF(AND(MOD([.A4320];9)=0;MOD([.A4321];9)=0);[.A4320]+[.A4321];&quot;&quot;)">
            <text:p/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IF(AND(MOD([.A4321];9)=0;MOD([.A4322];9)=0);[.A4321]+[.A4322];&quot;&quot;)">
            <text:p/>
          </table:table-cell>
          <table:table-cell/>
        </table:table-row>
        <table:table-row table:style-name="ro1">
          <table:table-cell office:value-type="float" office:value="-583" calcext:value-type="float">
            <text:p>-583</text:p>
          </table:table-cell>
          <table:table-cell table:formula="of:=IF(AND(MOD([.A4322];9)=0;MOD([.A4323];9)=0);[.A4322]+[.A4323];&quot;&quot;)">
            <text:p/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IF(AND(MOD([.A4323];9)=0;MOD([.A4324];9)=0);[.A4323]+[.A4324];&quot;&quot;)">
            <text:p/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IF(AND(MOD([.A4324];9)=0;MOD([.A4325];9)=0);[.A4324]+[.A4325];&quot;&quot;)">
            <text:p/>
          </table:table-cell>
          <table:table-cell/>
        </table:table-row>
        <table:table-row table:style-name="ro1">
          <table:table-cell office:value-type="float" office:value="-432" calcext:value-type="float">
            <text:p>-432</text:p>
          </table:table-cell>
          <table:table-cell table:formula="of:=IF(AND(MOD([.A4325];9)=0;MOD([.A4326];9)=0);[.A4325]+[.A4326];&quot;&quot;)">
            <text:p/>
          </table:table-cell>
          <table:table-cell/>
        </table:table-row>
        <table:table-row table:style-name="ro1">
          <table:table-cell office:value-type="float" office:value="-818" calcext:value-type="float">
            <text:p>-818</text:p>
          </table:table-cell>
          <table:table-cell table:formula="of:=IF(AND(MOD([.A4326];9)=0;MOD([.A4327];9)=0);[.A4326]+[.A4327];&quot;&quot;)">
            <text:p/>
          </table:table-cell>
          <table:table-cell/>
        </table:table-row>
        <table:table-row table:style-name="ro1">
          <table:table-cell office:value-type="float" office:value="-401" calcext:value-type="float">
            <text:p>-401</text:p>
          </table:table-cell>
          <table:table-cell table:formula="of:=IF(AND(MOD([.A4327];9)=0;MOD([.A4328];9)=0);[.A4327]+[.A4328];&quot;&quot;)">
            <text:p/>
          </table:table-cell>
          <table:table-cell/>
        </table:table-row>
        <table:table-row table:style-name="ro1">
          <table:table-cell office:value-type="float" office:value="-613" calcext:value-type="float">
            <text:p>-613</text:p>
          </table:table-cell>
          <table:table-cell table:formula="of:=IF(AND(MOD([.A4328];9)=0;MOD([.A4329];9)=0);[.A4328]+[.A4329];&quot;&quot;)">
            <text:p/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IF(AND(MOD([.A4329];9)=0;MOD([.A4330];9)=0);[.A4329]+[.A4330];&quot;&quot;)">
            <text:p/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IF(AND(MOD([.A4330];9)=0;MOD([.A4331];9)=0);[.A4330]+[.A4331];&quot;&quot;)">
            <text:p/>
          </table:table-cell>
          <table:table-cell/>
        </table:table-row>
        <table:table-row table:style-name="ro1">
          <table:table-cell office:value-type="float" office:value="-263" calcext:value-type="float">
            <text:p>-263</text:p>
          </table:table-cell>
          <table:table-cell table:formula="of:=IF(AND(MOD([.A4331];9)=0;MOD([.A4332];9)=0);[.A4331]+[.A4332];&quot;&quot;)">
            <text:p/>
          </table:table-cell>
          <table:table-cell/>
        </table:table-row>
        <table:table-row table:style-name="ro1">
          <table:table-cell office:value-type="float" office:value="-584" calcext:value-type="float">
            <text:p>-584</text:p>
          </table:table-cell>
          <table:table-cell table:formula="of:=IF(AND(MOD([.A4332];9)=0;MOD([.A4333];9)=0);[.A4332]+[.A4333];&quot;&quot;)">
            <text:p/>
          </table:table-cell>
          <table:table-cell/>
        </table:table-row>
        <table:table-row table:style-name="ro1">
          <table:table-cell office:value-type="float" office:value="-325" calcext:value-type="float">
            <text:p>-325</text:p>
          </table:table-cell>
          <table:table-cell table:formula="of:=IF(AND(MOD([.A4333];9)=0;MOD([.A4334];9)=0);[.A4333]+[.A4334];&quot;&quot;)">
            <text:p/>
          </table:table-cell>
          <table:table-cell/>
        </table:table-row>
        <table:table-row table:style-name="ro1">
          <table:table-cell office:value-type="float" office:value="-574" calcext:value-type="float">
            <text:p>-574</text:p>
          </table:table-cell>
          <table:table-cell table:formula="of:=IF(AND(MOD([.A4334];9)=0;MOD([.A4335];9)=0);[.A4334]+[.A4335];&quot;&quot;)">
            <text:p/>
          </table:table-cell>
          <table:table-cell/>
        </table:table-row>
        <table:table-row table:style-name="ro1">
          <table:table-cell office:value-type="float" office:value="-523" calcext:value-type="float">
            <text:p>-523</text:p>
          </table:table-cell>
          <table:table-cell table:formula="of:=IF(AND(MOD([.A4335];9)=0;MOD([.A4336];9)=0);[.A4335]+[.A4336];&quot;&quot;)">
            <text:p/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IF(AND(MOD([.A4336];9)=0;MOD([.A4337];9)=0);[.A4336]+[.A4337];&quot;&quot;)">
            <text:p/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IF(AND(MOD([.A4337];9)=0;MOD([.A4338];9)=0);[.A4337]+[.A4338];&quot;&quot;)">
            <text:p/>
          </table:table-cell>
          <table:table-cell/>
        </table:table-row>
        <table:table-row table:style-name="ro1">
          <table:table-cell office:value-type="float" office:value="-139" calcext:value-type="float">
            <text:p>-139</text:p>
          </table:table-cell>
          <table:table-cell table:formula="of:=IF(AND(MOD([.A4338];9)=0;MOD([.A4339];9)=0);[.A4338]+[.A4339];&quot;&quot;)">
            <text:p/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IF(AND(MOD([.A4339];9)=0;MOD([.A4340];9)=0);[.A4339]+[.A4340];&quot;&quot;)">
            <text:p/>
          </table:table-cell>
          <table:table-cell/>
        </table:table-row>
        <table:table-row table:style-name="ro1">
          <table:table-cell office:value-type="float" office:value="-844" calcext:value-type="float">
            <text:p>-844</text:p>
          </table:table-cell>
          <table:table-cell table:formula="of:=IF(AND(MOD([.A4340];9)=0;MOD([.A4341];9)=0);[.A4340]+[.A4341];&quot;&quot;)">
            <text:p/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IF(AND(MOD([.A4341];9)=0;MOD([.A4342];9)=0);[.A4341]+[.A4342];&quot;&quot;)">
            <text:p/>
          </table:table-cell>
          <table:table-cell/>
        </table:table-row>
        <table:table-row table:style-name="ro1">
          <table:table-cell office:value-type="float" office:value="-199" calcext:value-type="float">
            <text:p>-199</text:p>
          </table:table-cell>
          <table:table-cell table:formula="of:=IF(AND(MOD([.A4342];9)=0;MOD([.A4343];9)=0);[.A4342]+[.A4343];&quot;&quot;)">
            <text:p/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IF(AND(MOD([.A4343];9)=0;MOD([.A4344];9)=0);[.A4343]+[.A4344];&quot;&quot;)">
            <text:p/>
          </table:table-cell>
          <table:table-cell/>
        </table:table-row>
        <table:table-row table:style-name="ro1">
          <table:table-cell office:value-type="float" office:value="-736" calcext:value-type="float">
            <text:p>-736</text:p>
          </table:table-cell>
          <table:table-cell table:formula="of:=IF(AND(MOD([.A4344];9)=0;MOD([.A4345];9)=0);[.A4344]+[.A4345];&quot;&quot;)">
            <text:p/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IF(AND(MOD([.A4345];9)=0;MOD([.A4346];9)=0);[.A4345]+[.A4346];&quot;&quot;)">
            <text:p/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IF(AND(MOD([.A4346];9)=0;MOD([.A4347];9)=0);[.A4346]+[.A4347];&quot;&quot;)">
            <text:p/>
          </table:table-cell>
          <table:table-cell/>
        </table:table-row>
        <table:table-row table:style-name="ro1">
          <table:table-cell office:value-type="float" office:value="-581" calcext:value-type="float">
            <text:p>-581</text:p>
          </table:table-cell>
          <table:table-cell table:formula="of:=IF(AND(MOD([.A4347];9)=0;MOD([.A4348];9)=0);[.A4347]+[.A4348];&quot;&quot;)">
            <text:p/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IF(AND(MOD([.A4348];9)=0;MOD([.A4349];9)=0);[.A4348]+[.A4349];&quot;&quot;)">
            <text:p/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IF(AND(MOD([.A4349];9)=0;MOD([.A4350];9)=0);[.A4349]+[.A4350];&quot;&quot;)">
            <text:p/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IF(AND(MOD([.A4350];9)=0;MOD([.A4351];9)=0);[.A4350]+[.A4351];&quot;&quot;)">
            <text:p/>
          </table:table-cell>
          <table:table-cell/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IF(AND(MOD([.A4351];9)=0;MOD([.A4352];9)=0);[.A4351]+[.A4352];&quot;&quot;)">
            <text:p/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IF(AND(MOD([.A4352];9)=0;MOD([.A4353];9)=0);[.A4352]+[.A4353];&quot;&quot;)">
            <text:p/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IF(AND(MOD([.A4353];9)=0;MOD([.A4354];9)=0);[.A4353]+[.A4354];&quot;&quot;)">
            <text:p/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IF(AND(MOD([.A4354];9)=0;MOD([.A4355];9)=0);[.A4354]+[.A4355];&quot;&quot;)">
            <text:p/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IF(AND(MOD([.A4355];9)=0;MOD([.A4356];9)=0);[.A4355]+[.A4356];&quot;&quot;)">
            <text:p/>
          </table:table-cell>
          <table:table-cell/>
        </table:table-row>
        <table:table-row table:style-name="ro1">
          <table:table-cell office:value-type="float" office:value="-630" calcext:value-type="float">
            <text:p>-630</text:p>
          </table:table-cell>
          <table:table-cell table:formula="of:=IF(AND(MOD([.A4356];9)=0;MOD([.A4357];9)=0);[.A4356]+[.A4357];&quot;&quot;)">
            <text:p/>
          </table:table-cell>
          <table:table-cell/>
        </table:table-row>
        <table:table-row table:style-name="ro1">
          <table:table-cell office:value-type="float" office:value="-707" calcext:value-type="float">
            <text:p>-707</text:p>
          </table:table-cell>
          <table:table-cell table:formula="of:=IF(AND(MOD([.A4357];9)=0;MOD([.A4358];9)=0);[.A4357]+[.A4358];&quot;&quot;)">
            <text:p/>
          </table:table-cell>
          <table:table-cell/>
        </table:table-row>
        <table:table-row table:style-name="ro1">
          <table:table-cell office:value-type="float" office:value="-995" calcext:value-type="float">
            <text:p>-995</text:p>
          </table:table-cell>
          <table:table-cell table:formula="of:=IF(AND(MOD([.A4358];9)=0;MOD([.A4359];9)=0);[.A4358]+[.A4359];&quot;&quot;)">
            <text:p/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IF(AND(MOD([.A4359];9)=0;MOD([.A4360];9)=0);[.A4359]+[.A4360];&quot;&quot;)">
            <text:p/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IF(AND(MOD([.A4360];9)=0;MOD([.A4361];9)=0);[.A4360]+[.A4361];&quot;&quot;)">
            <text:p/>
          </table:table-cell>
          <table:table-cell/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IF(AND(MOD([.A4361];9)=0;MOD([.A4362];9)=0);[.A4361]+[.A4362];&quot;&quot;)">
            <text:p/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IF(AND(MOD([.A4362];9)=0;MOD([.A4363];9)=0);[.A4362]+[.A4363];&quot;&quot;)">
            <text:p/>
          </table:table-cell>
          <table:table-cell/>
        </table:table-row>
        <table:table-row table:style-name="ro1">
          <table:table-cell office:value-type="float" office:value="-932" calcext:value-type="float">
            <text:p>-932</text:p>
          </table:table-cell>
          <table:table-cell table:formula="of:=IF(AND(MOD([.A4363];9)=0;MOD([.A4364];9)=0);[.A4363]+[.A4364];&quot;&quot;)">
            <text:p/>
          </table:table-cell>
          <table:table-cell/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IF(AND(MOD([.A4364];9)=0;MOD([.A4365];9)=0);[.A4364]+[.A4365];&quot;&quot;)">
            <text:p/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IF(AND(MOD([.A4365];9)=0;MOD([.A4366];9)=0);[.A4365]+[.A4366];&quot;&quot;)">
            <text:p/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IF(AND(MOD([.A4366];9)=0;MOD([.A4367];9)=0);[.A4366]+[.A4367];&quot;&quot;)">
            <text:p/>
          </table:table-cell>
          <table:table-cell/>
        </table:table-row>
        <table:table-row table:style-name="ro1">
          <table:table-cell office:value-type="float" office:value="-539" calcext:value-type="float">
            <text:p>-539</text:p>
          </table:table-cell>
          <table:table-cell table:formula="of:=IF(AND(MOD([.A4367];9)=0;MOD([.A4368];9)=0);[.A4367]+[.A4368];&quot;&quot;)">
            <text:p/>
          </table:table-cell>
          <table:table-cell/>
        </table:table-row>
        <table:table-row table:style-name="ro1">
          <table:table-cell office:value-type="float" office:value="-271" calcext:value-type="float">
            <text:p>-271</text:p>
          </table:table-cell>
          <table:table-cell table:formula="of:=IF(AND(MOD([.A4368];9)=0;MOD([.A4369];9)=0);[.A4368]+[.A4369];&quot;&quot;)">
            <text:p/>
          </table:table-cell>
          <table:table-cell/>
        </table:table-row>
        <table:table-row table:style-name="ro1">
          <table:table-cell office:value-type="float" office:value="-615" calcext:value-type="float">
            <text:p>-615</text:p>
          </table:table-cell>
          <table:table-cell table:formula="of:=IF(AND(MOD([.A4369];9)=0;MOD([.A4370];9)=0);[.A4369]+[.A4370];&quot;&quot;)">
            <text:p/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IF(AND(MOD([.A4370];9)=0;MOD([.A4371];9)=0);[.A4370]+[.A4371];&quot;&quot;)">
            <text:p/>
          </table:table-cell>
          <table:table-cell/>
        </table:table-row>
        <table:table-row table:style-name="ro1">
          <table:table-cell office:value-type="float" office:value="-649" calcext:value-type="float">
            <text:p>-649</text:p>
          </table:table-cell>
          <table:table-cell table:formula="of:=IF(AND(MOD([.A4371];9)=0;MOD([.A4372];9)=0);[.A4371]+[.A4372];&quot;&quot;)">
            <text:p/>
          </table:table-cell>
          <table:table-cell/>
        </table:table-row>
        <table:table-row table:style-name="ro1">
          <table:table-cell office:value-type="float" office:value="-403" calcext:value-type="float">
            <text:p>-403</text:p>
          </table:table-cell>
          <table:table-cell table:formula="of:=IF(AND(MOD([.A4372];9)=0;MOD([.A4373];9)=0);[.A4372]+[.A4373];&quot;&quot;)">
            <text:p/>
          </table:table-cell>
          <table:table-cell/>
        </table:table-row>
        <table:table-row table:style-name="ro1">
          <table:table-cell office:value-type="float" office:value="-607" calcext:value-type="float">
            <text:p>-607</text:p>
          </table:table-cell>
          <table:table-cell table:formula="of:=IF(AND(MOD([.A4373];9)=0;MOD([.A4374];9)=0);[.A4373]+[.A4374];&quot;&quot;)">
            <text:p/>
          </table:table-cell>
          <table:table-cell/>
        </table:table-row>
        <table:table-row table:style-name="ro1">
          <table:table-cell office:value-type="float" office:value="-351" calcext:value-type="float">
            <text:p>-351</text:p>
          </table:table-cell>
          <table:table-cell table:formula="of:=IF(AND(MOD([.A4374];9)=0;MOD([.A4375];9)=0);[.A4374]+[.A4375];&quot;&quot;)">
            <text:p/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IF(AND(MOD([.A4375];9)=0;MOD([.A4376];9)=0);[.A4375]+[.A4376];&quot;&quot;)">
            <text:p/>
          </table:table-cell>
          <table:table-cell/>
        </table:table-row>
        <table:table-row table:style-name="ro1">
          <table:table-cell office:value-type="float" office:value="-553" calcext:value-type="float">
            <text:p>-553</text:p>
          </table:table-cell>
          <table:table-cell table:formula="of:=IF(AND(MOD([.A4376];9)=0;MOD([.A4377];9)=0);[.A4376]+[.A4377];&quot;&quot;)">
            <text:p/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IF(AND(MOD([.A4377];9)=0;MOD([.A4378];9)=0);[.A4377]+[.A4378];&quot;&quot;)">
            <text:p/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IF(AND(MOD([.A4378];9)=0;MOD([.A4379];9)=0);[.A4378]+[.A4379];&quot;&quot;)">
            <text:p/>
          </table:table-cell>
          <table:table-cell/>
        </table:table-row>
        <table:table-row table:style-name="ro1">
          <table:table-cell office:value-type="float" office:value="-963" calcext:value-type="float">
            <text:p>-963</text:p>
          </table:table-cell>
          <table:table-cell table:formula="of:=IF(AND(MOD([.A4379];9)=0;MOD([.A4380];9)=0);[.A4379]+[.A4380];&quot;&quot;)">
            <text:p/>
          </table:table-cell>
          <table:table-cell/>
        </table:table-row>
        <table:table-row table:style-name="ro1">
          <table:table-cell office:value-type="float" office:value="-17" calcext:value-type="float">
            <text:p>-17</text:p>
          </table:table-cell>
          <table:table-cell table:formula="of:=IF(AND(MOD([.A4380];9)=0;MOD([.A4381];9)=0);[.A4380]+[.A4381];&quot;&quot;)">
            <text:p/>
          </table:table-cell>
          <table:table-cell/>
        </table:table-row>
        <table:table-row table:style-name="ro1">
          <table:table-cell office:value-type="float" office:value="-294" calcext:value-type="float">
            <text:p>-294</text:p>
          </table:table-cell>
          <table:table-cell table:formula="of:=IF(AND(MOD([.A4381];9)=0;MOD([.A4382];9)=0);[.A4381]+[.A4382];&quot;&quot;)">
            <text:p/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IF(AND(MOD([.A4382];9)=0;MOD([.A4383];9)=0);[.A4382]+[.A4383];&quot;&quot;)">
            <text:p/>
          </table:table-cell>
          <table:table-cell/>
        </table:table-row>
        <table:table-row table:style-name="ro1">
          <table:table-cell office:value-type="float" office:value="-192" calcext:value-type="float">
            <text:p>-192</text:p>
          </table:table-cell>
          <table:table-cell table:formula="of:=IF(AND(MOD([.A4383];9)=0;MOD([.A4384];9)=0);[.A4383]+[.A4384];&quot;&quot;)">
            <text:p/>
          </table:table-cell>
          <table:table-cell/>
        </table:table-row>
        <table:table-row table:style-name="ro1">
          <table:table-cell office:value-type="float" office:value="-71" calcext:value-type="float">
            <text:p>-71</text:p>
          </table:table-cell>
          <table:table-cell table:formula="of:=IF(AND(MOD([.A4384];9)=0;MOD([.A4385];9)=0);[.A4384]+[.A4385];&quot;&quot;)">
            <text:p/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IF(AND(MOD([.A4385];9)=0;MOD([.A4386];9)=0);[.A4385]+[.A4386];&quot;&quot;)">
            <text:p/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IF(AND(MOD([.A4386];9)=0;MOD([.A4387];9)=0);[.A4386]+[.A4387];&quot;&quot;)">
            <text:p/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IF(AND(MOD([.A4387];9)=0;MOD([.A4388];9)=0);[.A4387]+[.A4388];&quot;&quot;)">
            <text:p/>
          </table:table-cell>
          <table:table-cell/>
        </table:table-row>
        <table:table-row table:style-name="ro1">
          <table:table-cell office:value-type="float" office:value="-279" calcext:value-type="float">
            <text:p>-279</text:p>
          </table:table-cell>
          <table:table-cell table:formula="of:=IF(AND(MOD([.A4388];9)=0;MOD([.A4389];9)=0);[.A4388]+[.A4389];&quot;&quot;)">
            <text:p/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IF(AND(MOD([.A4389];9)=0;MOD([.A4390];9)=0);[.A4389]+[.A4390];&quot;&quot;)">
            <text:p/>
          </table:table-cell>
          <table:table-cell/>
        </table:table-row>
        <table:table-row table:style-name="ro1">
          <table:table-cell office:value-type="float" office:value="-643" calcext:value-type="float">
            <text:p>-643</text:p>
          </table:table-cell>
          <table:table-cell table:formula="of:=IF(AND(MOD([.A4390];9)=0;MOD([.A4391];9)=0);[.A4390]+[.A4391];&quot;&quot;)">
            <text:p/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IF(AND(MOD([.A4391];9)=0;MOD([.A4392];9)=0);[.A4391]+[.A4392];&quot;&quot;)">
            <text:p/>
          </table:table-cell>
          <table:table-cell/>
        </table:table-row>
        <table:table-row table:style-name="ro1">
          <table:table-cell office:value-type="float" office:value="-836" calcext:value-type="float">
            <text:p>-836</text:p>
          </table:table-cell>
          <table:table-cell table:formula="of:=IF(AND(MOD([.A4392];9)=0;MOD([.A4393];9)=0);[.A4392]+[.A4393];&quot;&quot;)">
            <text:p/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IF(AND(MOD([.A4393];9)=0;MOD([.A4394];9)=0);[.A4393]+[.A4394];&quot;&quot;)">
            <text:p/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IF(AND(MOD([.A4394];9)=0;MOD([.A4395];9)=0);[.A4394]+[.A4395];&quot;&quot;)">
            <text:p/>
          </table:table-cell>
          <table:table-cell/>
        </table:table-row>
        <table:table-row table:style-name="ro1">
          <table:table-cell office:value-type="float" office:value="-912" calcext:value-type="float">
            <text:p>-912</text:p>
          </table:table-cell>
          <table:table-cell table:formula="of:=IF(AND(MOD([.A4395];9)=0;MOD([.A4396];9)=0);[.A4395]+[.A4396];&quot;&quot;)">
            <text:p/>
          </table:table-cell>
          <table:table-cell/>
        </table:table-row>
        <table:table-row table:style-name="ro1">
          <table:table-cell office:value-type="float" office:value="-381" calcext:value-type="float">
            <text:p>-381</text:p>
          </table:table-cell>
          <table:table-cell table:formula="of:=IF(AND(MOD([.A4396];9)=0;MOD([.A4397];9)=0);[.A4396]+[.A4397];&quot;&quot;)">
            <text:p/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IF(AND(MOD([.A4397];9)=0;MOD([.A4398];9)=0);[.A4397]+[.A4398];&quot;&quot;)">
            <text:p/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IF(AND(MOD([.A4398];9)=0;MOD([.A4399];9)=0);[.A4398]+[.A4399];&quot;&quot;)">
            <text:p/>
          </table:table-cell>
          <table:table-cell/>
        </table:table-row>
        <table:table-row table:style-name="ro1">
          <table:table-cell office:value-type="float" office:value="-443" calcext:value-type="float">
            <text:p>-443</text:p>
          </table:table-cell>
          <table:table-cell table:formula="of:=IF(AND(MOD([.A4399];9)=0;MOD([.A4400];9)=0);[.A4399]+[.A4400];&quot;&quot;)">
            <text:p/>
          </table:table-cell>
          <table:table-cell/>
        </table:table-row>
        <table:table-row table:style-name="ro1">
          <table:table-cell office:value-type="float" office:value="-65" calcext:value-type="float">
            <text:p>-65</text:p>
          </table:table-cell>
          <table:table-cell table:formula="of:=IF(AND(MOD([.A4400];9)=0;MOD([.A4401];9)=0);[.A4400]+[.A4401];&quot;&quot;)">
            <text:p/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IF(AND(MOD([.A4401];9)=0;MOD([.A4402];9)=0);[.A4401]+[.A4402];&quot;&quot;)">
            <text:p/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IF(AND(MOD([.A4402];9)=0;MOD([.A4403];9)=0);[.A4402]+[.A4403];&quot;&quot;)">
            <text:p/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IF(AND(MOD([.A4403];9)=0;MOD([.A4404];9)=0);[.A4403]+[.A4404];&quot;&quot;)">
            <text:p/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IF(AND(MOD([.A4404];9)=0;MOD([.A4405];9)=0);[.A4404]+[.A4405];&quot;&quot;)">
            <text:p/>
          </table:table-cell>
          <table:table-cell/>
        </table:table-row>
        <table:table-row table:style-name="ro1">
          <table:table-cell office:value-type="float" office:value="-952" calcext:value-type="float">
            <text:p>-952</text:p>
          </table:table-cell>
          <table:table-cell table:formula="of:=IF(AND(MOD([.A4405];9)=0;MOD([.A4406];9)=0);[.A4405]+[.A4406];&quot;&quot;)">
            <text:p/>
          </table:table-cell>
          <table:table-cell/>
        </table:table-row>
        <table:table-row table:style-name="ro1">
          <table:table-cell office:value-type="float" office:value="-989" calcext:value-type="float">
            <text:p>-989</text:p>
          </table:table-cell>
          <table:table-cell table:formula="of:=IF(AND(MOD([.A4406];9)=0;MOD([.A4407];9)=0);[.A4406]+[.A4407];&quot;&quot;)">
            <text:p/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IF(AND(MOD([.A4407];9)=0;MOD([.A4408];9)=0);[.A4407]+[.A4408];&quot;&quot;)">
            <text:p/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IF(AND(MOD([.A4408];9)=0;MOD([.A4409];9)=0);[.A4408]+[.A4409];&quot;&quot;)">
            <text:p/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IF(AND(MOD([.A4409];9)=0;MOD([.A4410];9)=0);[.A4409]+[.A4410];&quot;&quot;)">
            <text:p/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IF(AND(MOD([.A4410];9)=0;MOD([.A4411];9)=0);[.A4410]+[.A4411];&quot;&quot;)">
            <text:p/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IF(AND(MOD([.A4411];9)=0;MOD([.A4412];9)=0);[.A4411]+[.A4412];&quot;&quot;)">
            <text:p/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IF(AND(MOD([.A4412];9)=0;MOD([.A4413];9)=0);[.A4412]+[.A4413];&quot;&quot;)">
            <text:p/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IF(AND(MOD([.A4413];9)=0;MOD([.A4414];9)=0);[.A4413]+[.A4414];&quot;&quot;)">
            <text:p/>
          </table:table-cell>
          <table:table-cell/>
        </table:table-row>
        <table:table-row table:style-name="ro1">
          <table:table-cell office:value-type="float" office:value="-516" calcext:value-type="float">
            <text:p>-516</text:p>
          </table:table-cell>
          <table:table-cell table:formula="of:=IF(AND(MOD([.A4414];9)=0;MOD([.A4415];9)=0);[.A4414]+[.A4415];&quot;&quot;)">
            <text:p/>
          </table:table-cell>
          <table:table-cell/>
        </table:table-row>
        <table:table-row table:style-name="ro1">
          <table:table-cell office:value-type="float" office:value="-180" calcext:value-type="float">
            <text:p>-180</text:p>
          </table:table-cell>
          <table:table-cell table:formula="of:=IF(AND(MOD([.A4415];9)=0;MOD([.A4416];9)=0);[.A4415]+[.A4416];&quot;&quot;)">
            <text:p/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AND(MOD([.A4416];9)=0;MOD([.A4417];9)=0);[.A4416]+[.A4417];&quot;&quot;)">
            <text:p/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IF(AND(MOD([.A4417];9)=0;MOD([.A4418];9)=0);[.A4417]+[.A4418];&quot;&quot;)">
            <text:p/>
          </table:table-cell>
          <table:table-cell/>
        </table:table-row>
        <table:table-row table:style-name="ro1">
          <table:table-cell office:value-type="float" office:value="-405" calcext:value-type="float">
            <text:p>-405</text:p>
          </table:table-cell>
          <table:table-cell table:formula="of:=IF(AND(MOD([.A4418];9)=0;MOD([.A4419];9)=0);[.A4418]+[.A4419];&quot;&quot;)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IF(AND(MOD([.A4419];9)=0;MOD([.A4420];9)=0);[.A4419]+[.A4420];&quot;&quot;)">
            <text:p/>
          </table:table-cell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IF(AND(MOD([.A4420];9)=0;MOD([.A4421];9)=0);[.A4420]+[.A4421];&quot;&quot;)">
            <text:p/>
          </table:table-cell>
          <table:table-cell/>
        </table:table-row>
        <table:table-row table:style-name="ro1">
          <table:table-cell office:value-type="float" office:value="-262" calcext:value-type="float">
            <text:p>-262</text:p>
          </table:table-cell>
          <table:table-cell table:formula="of:=IF(AND(MOD([.A4421];9)=0;MOD([.A4422];9)=0);[.A4421]+[.A4422];&quot;&quot;)">
            <text:p/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IF(AND(MOD([.A4422];9)=0;MOD([.A4423];9)=0);[.A4422]+[.A4423];&quot;&quot;)">
            <text:p/>
          </table:table-cell>
          <table:table-cell/>
        </table:table-row>
        <table:table-row table:style-name="ro1">
          <table:table-cell office:value-type="float" office:value="-416" calcext:value-type="float">
            <text:p>-416</text:p>
          </table:table-cell>
          <table:table-cell table:formula="of:=IF(AND(MOD([.A4423];9)=0;MOD([.A4424];9)=0);[.A4423]+[.A4424];&quot;&quot;)">
            <text:p/>
          </table:table-cell>
          <table:table-cell/>
        </table:table-row>
        <table:table-row table:style-name="ro1">
          <table:table-cell office:value-type="float" office:value="-453" calcext:value-type="float">
            <text:p>-453</text:p>
          </table:table-cell>
          <table:table-cell table:formula="of:=IF(AND(MOD([.A4424];9)=0;MOD([.A4425];9)=0);[.A4424]+[.A4425];&quot;&quot;)">
            <text:p/>
          </table:table-cell>
          <table:table-cell/>
        </table:table-row>
        <table:table-row table:style-name="ro1">
          <table:table-cell office:value-type="float" office:value="-307" calcext:value-type="float">
            <text:p>-307</text:p>
          </table:table-cell>
          <table:table-cell table:formula="of:=IF(AND(MOD([.A4425];9)=0;MOD([.A4426];9)=0);[.A4425]+[.A4426];&quot;&quot;)">
            <text:p/>
          </table:table-cell>
          <table:table-cell/>
        </table:table-row>
        <table:table-row table:style-name="ro1">
          <table:table-cell office:value-type="float" office:value="-582" calcext:value-type="float">
            <text:p>-582</text:p>
          </table:table-cell>
          <table:table-cell table:formula="of:=IF(AND(MOD([.A4426];9)=0;MOD([.A4427];9)=0);[.A4426]+[.A4427];&quot;&quot;)">
            <text:p/>
          </table:table-cell>
          <table:table-cell/>
        </table:table-row>
        <table:table-row table:style-name="ro1">
          <table:table-cell office:value-type="float" office:value="-507" calcext:value-type="float">
            <text:p>-507</text:p>
          </table:table-cell>
          <table:table-cell table:formula="of:=IF(AND(MOD([.A4427];9)=0;MOD([.A4428];9)=0);[.A4427]+[.A4428];&quot;&quot;)">
            <text:p/>
          </table:table-cell>
          <table:table-cell/>
        </table:table-row>
        <table:table-row table:style-name="ro1">
          <table:table-cell office:value-type="float" office:value="-758" calcext:value-type="float">
            <text:p>-758</text:p>
          </table:table-cell>
          <table:table-cell table:formula="of:=IF(AND(MOD([.A4428];9)=0;MOD([.A4429];9)=0);[.A4428]+[.A4429];&quot;&quot;)">
            <text:p/>
          </table:table-cell>
          <table:table-cell/>
        </table:table-row>
        <table:table-row table:style-name="ro1">
          <table:table-cell office:value-type="float" office:value="-954" calcext:value-type="float">
            <text:p>-954</text:p>
          </table:table-cell>
          <table:table-cell table:formula="of:=IF(AND(MOD([.A4429];9)=0;MOD([.A4430];9)=0);[.A4429]+[.A4430];&quot;&quot;)">
            <text:p/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IF(AND(MOD([.A4430];9)=0;MOD([.A4431];9)=0);[.A4430]+[.A4431];&quot;&quot;)">
            <text:p/>
          </table:table-cell>
          <table:table-cell/>
        </table:table-row>
        <table:table-row table:style-name="ro1">
          <table:table-cell office:value-type="float" office:value="-343" calcext:value-type="float">
            <text:p>-343</text:p>
          </table:table-cell>
          <table:table-cell table:formula="of:=IF(AND(MOD([.A4431];9)=0;MOD([.A4432];9)=0);[.A4431]+[.A4432];&quot;&quot;)">
            <text:p/>
          </table:table-cell>
          <table:table-cell/>
        </table:table-row>
        <table:table-row table:style-name="ro1">
          <table:table-cell office:value-type="float" office:value="-262" calcext:value-type="float">
            <text:p>-262</text:p>
          </table:table-cell>
          <table:table-cell table:formula="of:=IF(AND(MOD([.A4432];9)=0;MOD([.A4433];9)=0);[.A4432]+[.A4433];&quot;&quot;)">
            <text:p/>
          </table:table-cell>
          <table:table-cell/>
        </table:table-row>
        <table:table-row table:style-name="ro1">
          <table:table-cell office:value-type="float" office:value="-653" calcext:value-type="float">
            <text:p>-653</text:p>
          </table:table-cell>
          <table:table-cell table:formula="of:=IF(AND(MOD([.A4433];9)=0;MOD([.A4434];9)=0);[.A4433]+[.A4434];&quot;&quot;)">
            <text:p/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IF(AND(MOD([.A4434];9)=0;MOD([.A4435];9)=0);[.A4434]+[.A4435];&quot;&quot;)">
            <text:p/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IF(AND(MOD([.A4435];9)=0;MOD([.A4436];9)=0);[.A4435]+[.A4436];&quot;&quot;)">
            <text:p/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IF(AND(MOD([.A4436];9)=0;MOD([.A4437];9)=0);[.A4436]+[.A4437];&quot;&quot;)">
            <text:p/>
          </table:table-cell>
          <table:table-cell/>
        </table:table-row>
        <table:table-row table:style-name="ro1">
          <table:table-cell office:value-type="float" office:value="-5" calcext:value-type="float">
            <text:p>-5</text:p>
          </table:table-cell>
          <table:table-cell table:formula="of:=IF(AND(MOD([.A4437];9)=0;MOD([.A4438];9)=0);[.A4437]+[.A4438];&quot;&quot;)">
            <text:p/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IF(AND(MOD([.A4438];9)=0;MOD([.A4439];9)=0);[.A4438]+[.A4439];&quot;&quot;)">
            <text:p/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IF(AND(MOD([.A4439];9)=0;MOD([.A4440];9)=0);[.A4439]+[.A4440];&quot;&quot;)">
            <text:p/>
          </table:table-cell>
          <table:table-cell/>
        </table:table-row>
        <table:table-row table:style-name="ro1">
          <table:table-cell office:value-type="float" office:value="-132" calcext:value-type="float">
            <text:p>-132</text:p>
          </table:table-cell>
          <table:table-cell table:formula="of:=IF(AND(MOD([.A4440];9)=0;MOD([.A4441];9)=0);[.A4440]+[.A4441];&quot;&quot;)">
            <text:p/>
          </table:table-cell>
          <table:table-cell/>
        </table:table-row>
        <table:table-row table:style-name="ro1">
          <table:table-cell office:value-type="float" office:value="-571" calcext:value-type="float">
            <text:p>-571</text:p>
          </table:table-cell>
          <table:table-cell table:formula="of:=IF(AND(MOD([.A4441];9)=0;MOD([.A4442];9)=0);[.A4441]+[.A4442];&quot;&quot;)">
            <text:p/>
          </table:table-cell>
          <table:table-cell/>
        </table:table-row>
        <table:table-row table:style-name="ro1">
          <table:table-cell office:value-type="float" office:value="-974" calcext:value-type="float">
            <text:p>-974</text:p>
          </table:table-cell>
          <table:table-cell table:formula="of:=IF(AND(MOD([.A4442];9)=0;MOD([.A4443];9)=0);[.A4442]+[.A4443];&quot;&quot;)">
            <text:p/>
          </table:table-cell>
          <table:table-cell/>
        </table:table-row>
        <table:table-row table:style-name="ro1">
          <table:table-cell office:value-type="float" office:value="-493" calcext:value-type="float">
            <text:p>-493</text:p>
          </table:table-cell>
          <table:table-cell table:formula="of:=IF(AND(MOD([.A4443];9)=0;MOD([.A4444];9)=0);[.A4443]+[.A4444];&quot;&quot;)">
            <text:p/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IF(AND(MOD([.A4444];9)=0;MOD([.A4445];9)=0);[.A4444]+[.A4445];&quot;&quot;)">
            <text:p/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IF(AND(MOD([.A4445];9)=0;MOD([.A4446];9)=0);[.A4445]+[.A4446];&quot;&quot;)" office:value-type="float" office:value="1071" calcext:value-type="float">
            <text:p>1071</text:p>
          </table:table-cell>
          <table:table-cell/>
        </table:table-row>
        <table:table-row table:style-name="ro1">
          <table:table-cell office:value-type="float" office:value="-929" calcext:value-type="float">
            <text:p>-929</text:p>
          </table:table-cell>
          <table:table-cell table:formula="of:=IF(AND(MOD([.A4446];9)=0;MOD([.A4447];9)=0);[.A4446]+[.A4447];&quot;&quot;)">
            <text:p/>
          </table:table-cell>
          <table:table-cell/>
        </table:table-row>
        <table:table-row table:style-name="ro1">
          <table:table-cell office:value-type="float" office:value="-428" calcext:value-type="float">
            <text:p>-428</text:p>
          </table:table-cell>
          <table:table-cell table:formula="of:=IF(AND(MOD([.A4447];9)=0;MOD([.A4448];9)=0);[.A4447]+[.A4448];&quot;&quot;)">
            <text:p/>
          </table:table-cell>
          <table:table-cell/>
        </table:table-row>
        <table:table-row table:style-name="ro1">
          <table:table-cell office:value-type="float" office:value="-939" calcext:value-type="float">
            <text:p>-939</text:p>
          </table:table-cell>
          <table:table-cell table:formula="of:=IF(AND(MOD([.A4448];9)=0;MOD([.A4449];9)=0);[.A4448]+[.A4449];&quot;&quot;)">
            <text:p/>
          </table:table-cell>
          <table:table-cell/>
        </table:table-row>
        <table:table-row table:style-name="ro1">
          <table:table-cell office:value-type="float" office:value="-951" calcext:value-type="float">
            <text:p>-951</text:p>
          </table:table-cell>
          <table:table-cell table:formula="of:=IF(AND(MOD([.A4449];9)=0;MOD([.A4450];9)=0);[.A4449]+[.A4450];&quot;&quot;)">
            <text:p/>
          </table:table-cell>
          <table:table-cell/>
        </table:table-row>
        <table:table-row table:style-name="ro1">
          <table:table-cell office:value-type="float" office:value="-755" calcext:value-type="float">
            <text:p>-755</text:p>
          </table:table-cell>
          <table:table-cell table:formula="of:=IF(AND(MOD([.A4450];9)=0;MOD([.A4451];9)=0);[.A4450]+[.A4451];&quot;&quot;)">
            <text:p/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IF(AND(MOD([.A4451];9)=0;MOD([.A4452];9)=0);[.A4451]+[.A4452];&quot;&quot;)">
            <text:p/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IF(AND(MOD([.A4452];9)=0;MOD([.A4453];9)=0);[.A4452]+[.A4453];&quot;&quot;)">
            <text:p/>
          </table:table-cell>
          <table:table-cell/>
        </table:table-row>
        <table:table-row table:style-name="ro1">
          <table:table-cell office:value-type="float" office:value="-145" calcext:value-type="float">
            <text:p>-145</text:p>
          </table:table-cell>
          <table:table-cell table:formula="of:=IF(AND(MOD([.A4453];9)=0;MOD([.A4454];9)=0);[.A4453]+[.A4454];&quot;&quot;)">
            <text:p/>
          </table:table-cell>
          <table:table-cell/>
        </table:table-row>
        <table:table-row table:style-name="ro1">
          <table:table-cell office:value-type="float" office:value="-150" calcext:value-type="float">
            <text:p>-150</text:p>
          </table:table-cell>
          <table:table-cell table:formula="of:=IF(AND(MOD([.A4454];9)=0;MOD([.A4455];9)=0);[.A4454]+[.A4455];&quot;&quot;)">
            <text:p/>
          </table:table-cell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IF(AND(MOD([.A4455];9)=0;MOD([.A4456];9)=0);[.A4455]+[.A4456];&quot;&quot;)">
            <text:p/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IF(AND(MOD([.A4456];9)=0;MOD([.A4457];9)=0);[.A4456]+[.A4457];&quot;&quot;)">
            <text:p/>
          </table:table-cell>
          <table:table-cell/>
        </table:table-row>
        <table:table-row table:style-name="ro1">
          <table:table-cell office:value-type="float" office:value="-416" calcext:value-type="float">
            <text:p>-416</text:p>
          </table:table-cell>
          <table:table-cell table:formula="of:=IF(AND(MOD([.A4457];9)=0;MOD([.A4458];9)=0);[.A4457]+[.A4458];&quot;&quot;)">
            <text:p/>
          </table:table-cell>
          <table:table-cell/>
        </table:table-row>
        <table:table-row table:style-name="ro1">
          <table:table-cell office:value-type="float" office:value="-94" calcext:value-type="float">
            <text:p>-94</text:p>
          </table:table-cell>
          <table:table-cell table:formula="of:=IF(AND(MOD([.A4458];9)=0;MOD([.A4459];9)=0);[.A4458]+[.A4459];&quot;&quot;)">
            <text:p/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IF(AND(MOD([.A4459];9)=0;MOD([.A4460];9)=0);[.A4459]+[.A4460];&quot;&quot;)">
            <text:p/>
          </table:table-cell>
          <table:table-cell/>
        </table:table-row>
        <table:table-row table:style-name="ro1">
          <table:table-cell office:value-type="float" office:value="-664" calcext:value-type="float">
            <text:p>-664</text:p>
          </table:table-cell>
          <table:table-cell table:formula="of:=IF(AND(MOD([.A4460];9)=0;MOD([.A4461];9)=0);[.A4460]+[.A4461];&quot;&quot;)">
            <text:p/>
          </table:table-cell>
          <table:table-cell/>
        </table:table-row>
        <table:table-row table:style-name="ro1">
          <table:table-cell office:value-type="float" office:value="-180" calcext:value-type="float">
            <text:p>-180</text:p>
          </table:table-cell>
          <table:table-cell table:formula="of:=IF(AND(MOD([.A4461];9)=0;MOD([.A4462];9)=0);[.A4461]+[.A4462];&quot;&quot;)">
            <text:p/>
          </table:table-cell>
          <table:table-cell/>
        </table:table-row>
        <table:table-row table:style-name="ro1">
          <table:table-cell office:value-type="float" office:value="-422" calcext:value-type="float">
            <text:p>-422</text:p>
          </table:table-cell>
          <table:table-cell table:formula="of:=IF(AND(MOD([.A4462];9)=0;MOD([.A4463];9)=0);[.A4462]+[.A4463];&quot;&quot;)">
            <text:p/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IF(AND(MOD([.A4463];9)=0;MOD([.A4464];9)=0);[.A4463]+[.A4464];&quot;&quot;)">
            <text:p/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IF(AND(MOD([.A4464];9)=0;MOD([.A4465];9)=0);[.A4464]+[.A4465];&quot;&quot;)">
            <text:p/>
          </table:table-cell>
          <table:table-cell/>
        </table:table-row>
        <table:table-row table:style-name="ro1">
          <table:table-cell office:value-type="float" office:value="-877" calcext:value-type="float">
            <text:p>-877</text:p>
          </table:table-cell>
          <table:table-cell table:formula="of:=IF(AND(MOD([.A4465];9)=0;MOD([.A4466];9)=0);[.A4465]+[.A4466];&quot;&quot;)">
            <text:p/>
          </table:table-cell>
          <table:table-cell/>
        </table:table-row>
        <table:table-row table:style-name="ro1">
          <table:table-cell office:value-type="float" office:value="-804" calcext:value-type="float">
            <text:p>-804</text:p>
          </table:table-cell>
          <table:table-cell table:formula="of:=IF(AND(MOD([.A4466];9)=0;MOD([.A4467];9)=0);[.A4466]+[.A4467];&quot;&quot;)">
            <text:p/>
          </table:table-cell>
          <table:table-cell/>
        </table:table-row>
        <table:table-row table:style-name="ro1">
          <table:table-cell office:value-type="float" office:value="-9" calcext:value-type="float">
            <text:p>-9</text:p>
          </table:table-cell>
          <table:table-cell table:formula="of:=IF(AND(MOD([.A4467];9)=0;MOD([.A4468];9)=0);[.A4467]+[.A4468];&quot;&quot;)">
            <text:p/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IF(AND(MOD([.A4468];9)=0;MOD([.A4469];9)=0);[.A4468]+[.A4469];&quot;&quot;)">
            <text:p/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IF(AND(MOD([.A4469];9)=0;MOD([.A4470];9)=0);[.A4469]+[.A4470];&quot;&quot;)">
            <text:p/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IF(AND(MOD([.A4470];9)=0;MOD([.A4471];9)=0);[.A4470]+[.A4471];&quot;&quot;)">
            <text:p/>
          </table:table-cell>
          <table:table-cell/>
        </table:table-row>
        <table:table-row table:style-name="ro1">
          <table:table-cell office:value-type="float" office:value="-501" calcext:value-type="float">
            <text:p>-501</text:p>
          </table:table-cell>
          <table:table-cell table:formula="of:=IF(AND(MOD([.A4471];9)=0;MOD([.A4472];9)=0);[.A4471]+[.A4472];&quot;&quot;)">
            <text:p/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IF(AND(MOD([.A4472];9)=0;MOD([.A4473];9)=0);[.A4472]+[.A4473];&quot;&quot;)">
            <text:p/>
          </table:table-cell>
          <table:table-cell/>
        </table:table-row>
        <table:table-row table:style-name="ro1">
          <table:table-cell office:value-type="float" office:value="-664" calcext:value-type="float">
            <text:p>-664</text:p>
          </table:table-cell>
          <table:table-cell table:formula="of:=IF(AND(MOD([.A4473];9)=0;MOD([.A4474];9)=0);[.A4473]+[.A4474];&quot;&quot;)">
            <text:p/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IF(AND(MOD([.A4474];9)=0;MOD([.A4475];9)=0);[.A4474]+[.A4475];&quot;&quot;)">
            <text:p/>
          </table:table-cell>
          <table:table-cell/>
        </table:table-row>
        <table:table-row table:style-name="ro1">
          <table:table-cell office:value-type="float" office:value="-154" calcext:value-type="float">
            <text:p>-154</text:p>
          </table:table-cell>
          <table:table-cell table:formula="of:=IF(AND(MOD([.A4475];9)=0;MOD([.A4476];9)=0);[.A4475]+[.A4476];&quot;&quot;)">
            <text:p/>
          </table:table-cell>
          <table:table-cell/>
        </table:table-row>
        <table:table-row table:style-name="ro1">
          <table:table-cell office:value-type="float" office:value="-837" calcext:value-type="float">
            <text:p>-837</text:p>
          </table:table-cell>
          <table:table-cell table:formula="of:=IF(AND(MOD([.A4476];9)=0;MOD([.A4477];9)=0);[.A4476]+[.A4477];&quot;&quot;)">
            <text:p/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IF(AND(MOD([.A4477];9)=0;MOD([.A4478];9)=0);[.A4477]+[.A4478];&quot;&quot;)">
            <text:p/>
          </table:table-cell>
          <table:table-cell/>
        </table:table-row>
        <table:table-row table:style-name="ro1">
          <table:table-cell office:value-type="float" office:value="-940" calcext:value-type="float">
            <text:p>-940</text:p>
          </table:table-cell>
          <table:table-cell table:formula="of:=IF(AND(MOD([.A4478];9)=0;MOD([.A4479];9)=0);[.A4478]+[.A4479];&quot;&quot;)">
            <text:p/>
          </table:table-cell>
          <table:table-cell/>
        </table:table-row>
        <table:table-row table:style-name="ro1">
          <table:table-cell office:value-type="float" office:value="-775" calcext:value-type="float">
            <text:p>-775</text:p>
          </table:table-cell>
          <table:table-cell table:formula="of:=IF(AND(MOD([.A4479];9)=0;MOD([.A4480];9)=0);[.A4479]+[.A4480];&quot;&quot;)">
            <text:p/>
          </table:table-cell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IF(AND(MOD([.A4480];9)=0;MOD([.A4481];9)=0);[.A4480]+[.A4481];&quot;&quot;)">
            <text:p/>
          </table:table-cell>
          <table:table-cell/>
        </table:table-row>
        <table:table-row table:style-name="ro1">
          <table:table-cell office:value-type="float" office:value="-472" calcext:value-type="float">
            <text:p>-472</text:p>
          </table:table-cell>
          <table:table-cell table:formula="of:=IF(AND(MOD([.A4481];9)=0;MOD([.A4482];9)=0);[.A4481]+[.A4482];&quot;&quot;)">
            <text:p/>
          </table:table-cell>
          <table:table-cell/>
        </table:table-row>
        <table:table-row table:style-name="ro1">
          <table:table-cell office:value-type="float" office:value="-420" calcext:value-type="float">
            <text:p>-420</text:p>
          </table:table-cell>
          <table:table-cell table:formula="of:=IF(AND(MOD([.A4482];9)=0;MOD([.A4483];9)=0);[.A4482]+[.A4483];&quot;&quot;)">
            <text:p/>
          </table:table-cell>
          <table:table-cell/>
        </table:table-row>
        <table:table-row table:style-name="ro1">
          <table:table-cell office:value-type="float" office:value="-968" calcext:value-type="float">
            <text:p>-968</text:p>
          </table:table-cell>
          <table:table-cell table:formula="of:=IF(AND(MOD([.A4483];9)=0;MOD([.A4484];9)=0);[.A4483]+[.A4484];&quot;&quot;)">
            <text:p/>
          </table:table-cell>
          <table:table-cell/>
        </table:table-row>
        <table:table-row table:style-name="ro1">
          <table:table-cell office:value-type="float" office:value="-601" calcext:value-type="float">
            <text:p>-601</text:p>
          </table:table-cell>
          <table:table-cell table:formula="of:=IF(AND(MOD([.A4484];9)=0;MOD([.A4485];9)=0);[.A4484]+[.A4485];&quot;&quot;)">
            <text:p/>
          </table:table-cell>
          <table:table-cell/>
        </table:table-row>
        <table:table-row table:style-name="ro1">
          <table:table-cell office:value-type="float" office:value="-99" calcext:value-type="float">
            <text:p>-99</text:p>
          </table:table-cell>
          <table:table-cell table:formula="of:=IF(AND(MOD([.A4485];9)=0;MOD([.A4486];9)=0);[.A4485]+[.A4486];&quot;&quot;)">
            <text:p/>
          </table:table-cell>
          <table:table-cell/>
        </table:table-row>
        <table:table-row table:style-name="ro1">
          <table:table-cell office:value-type="float" office:value="-206" calcext:value-type="float">
            <text:p>-206</text:p>
          </table:table-cell>
          <table:table-cell table:formula="of:=IF(AND(MOD([.A4486];9)=0;MOD([.A4487];9)=0);[.A4486]+[.A4487];&quot;&quot;)">
            <text:p/>
          </table:table-cell>
          <table:table-cell/>
        </table:table-row>
        <table:table-row table:style-name="ro1">
          <table:table-cell office:value-type="float" office:value="-468" calcext:value-type="float">
            <text:p>-468</text:p>
          </table:table-cell>
          <table:table-cell table:formula="of:=IF(AND(MOD([.A4487];9)=0;MOD([.A4488];9)=0);[.A4487]+[.A4488];&quot;&quot;)">
            <text:p/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IF(AND(MOD([.A4488];9)=0;MOD([.A4489];9)=0);[.A4488]+[.A4489];&quot;&quot;)" office:value-type="float" office:value="-459" calcext:value-type="float">
            <text:p>-459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IF(AND(MOD([.A4489];9)=0;MOD([.A4490];9)=0);[.A4489]+[.A4490];&quot;&quot;)">
            <text:p/>
          </table:table-cell>
          <table:table-cell/>
        </table:table-row>
        <table:table-row table:style-name="ro1">
          <table:table-cell office:value-type="float" office:value="-16" calcext:value-type="float">
            <text:p>-16</text:p>
          </table:table-cell>
          <table:table-cell table:formula="of:=IF(AND(MOD([.A4490];9)=0;MOD([.A4491];9)=0);[.A4490]+[.A4491];&quot;&quot;)">
            <text:p/>
          </table:table-cell>
          <table:table-cell/>
        </table:table-row>
        <table:table-row table:style-name="ro1">
          <table:table-cell office:value-type="float" office:value="-123" calcext:value-type="float">
            <text:p>-123</text:p>
          </table:table-cell>
          <table:table-cell table:formula="of:=IF(AND(MOD([.A4491];9)=0;MOD([.A4492];9)=0);[.A4491]+[.A4492];&quot;&quot;)">
            <text:p/>
          </table:table-cell>
          <table:table-cell/>
        </table:table-row>
        <table:table-row table:style-name="ro1">
          <table:table-cell office:value-type="float" office:value="-617" calcext:value-type="float">
            <text:p>-617</text:p>
          </table:table-cell>
          <table:table-cell table:formula="of:=IF(AND(MOD([.A4492];9)=0;MOD([.A4493];9)=0);[.A4492]+[.A4493];&quot;&quot;)">
            <text:p/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IF(AND(MOD([.A4493];9)=0;MOD([.A4494];9)=0);[.A4493]+[.A4494];&quot;&quot;)">
            <text:p/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IF(AND(MOD([.A4494];9)=0;MOD([.A4495];9)=0);[.A4494]+[.A4495];&quot;&quot;)">
            <text:p/>
          </table:table-cell>
          <table:table-cell/>
        </table:table-row>
        <table:table-row table:style-name="ro1">
          <table:table-cell office:value-type="float" office:value="-126" calcext:value-type="float">
            <text:p>-126</text:p>
          </table:table-cell>
          <table:table-cell table:formula="of:=IF(AND(MOD([.A4495];9)=0;MOD([.A4496];9)=0);[.A4495]+[.A4496];&quot;&quot;)">
            <text:p/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IF(AND(MOD([.A4496];9)=0;MOD([.A4497];9)=0);[.A4496]+[.A4497];&quot;&quot;)">
            <text:p/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IF(AND(MOD([.A4497];9)=0;MOD([.A4498];9)=0);[.A4497]+[.A4498];&quot;&quot;)">
            <text:p/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IF(AND(MOD([.A4498];9)=0;MOD([.A4499];9)=0);[.A4498]+[.A4499];&quot;&quot;)">
            <text:p/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IF(AND(MOD([.A4499];9)=0;MOD([.A4500];9)=0);[.A4499]+[.A4500];&quot;&quot;)">
            <text:p/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IF(AND(MOD([.A4500];9)=0;MOD([.A4501];9)=0);[.A4500]+[.A4501];&quot;&quot;)">
            <text:p/>
          </table:table-cell>
          <table:table-cell/>
        </table:table-row>
        <table:table-row table:style-name="ro1">
          <table:table-cell office:value-type="float" office:value="-515" calcext:value-type="float">
            <text:p>-515</text:p>
          </table:table-cell>
          <table:table-cell table:formula="of:=IF(AND(MOD([.A4501];9)=0;MOD([.A4502];9)=0);[.A4501]+[.A4502];&quot;&quot;)">
            <text:p/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IF(AND(MOD([.A4502];9)=0;MOD([.A4503];9)=0);[.A4502]+[.A4503];&quot;&quot;)">
            <text:p/>
          </table:table-cell>
          <table:table-cell/>
        </table:table-row>
        <table:table-row table:style-name="ro1">
          <table:table-cell office:value-type="float" office:value="-354" calcext:value-type="float">
            <text:p>-354</text:p>
          </table:table-cell>
          <table:table-cell table:formula="of:=IF(AND(MOD([.A4503];9)=0;MOD([.A4504];9)=0);[.A4503]+[.A4504];&quot;&quot;)">
            <text:p/>
          </table:table-cell>
          <table:table-cell/>
        </table:table-row>
        <table:table-row table:style-name="ro1">
          <table:table-cell office:value-type="float" office:value="-438" calcext:value-type="float">
            <text:p>-438</text:p>
          </table:table-cell>
          <table:table-cell table:formula="of:=IF(AND(MOD([.A4504];9)=0;MOD([.A4505];9)=0);[.A4504]+[.A4505];&quot;&quot;)">
            <text:p/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IF(AND(MOD([.A4505];9)=0;MOD([.A4506];9)=0);[.A4505]+[.A4506];&quot;&quot;)">
            <text:p/>
          </table:table-cell>
          <table:table-cell/>
        </table:table-row>
        <table:table-row table:style-name="ro1">
          <table:table-cell office:value-type="float" office:value="-608" calcext:value-type="float">
            <text:p>-608</text:p>
          </table:table-cell>
          <table:table-cell table:formula="of:=IF(AND(MOD([.A4506];9)=0;MOD([.A4507];9)=0);[.A4506]+[.A4507];&quot;&quot;)">
            <text:p/>
          </table:table-cell>
          <table:table-cell/>
        </table:table-row>
        <table:table-row table:style-name="ro1">
          <table:table-cell office:value-type="float" office:value="-961" calcext:value-type="float">
            <text:p>-961</text:p>
          </table:table-cell>
          <table:table-cell table:formula="of:=IF(AND(MOD([.A4507];9)=0;MOD([.A4508];9)=0);[.A4507]+[.A4508];&quot;&quot;)">
            <text:p/>
          </table:table-cell>
          <table:table-cell/>
        </table:table-row>
        <table:table-row table:style-name="ro1">
          <table:table-cell office:value-type="float" office:value="-976" calcext:value-type="float">
            <text:p>-976</text:p>
          </table:table-cell>
          <table:table-cell table:formula="of:=IF(AND(MOD([.A4508];9)=0;MOD([.A4509];9)=0);[.A4508]+[.A4509];&quot;&quot;)">
            <text:p/>
          </table:table-cell>
          <table:table-cell/>
        </table:table-row>
        <table:table-row table:style-name="ro1">
          <table:table-cell office:value-type="float" office:value="-727" calcext:value-type="float">
            <text:p>-727</text:p>
          </table:table-cell>
          <table:table-cell table:formula="of:=IF(AND(MOD([.A4509];9)=0;MOD([.A4510];9)=0);[.A4509]+[.A4510];&quot;&quot;)">
            <text:p/>
          </table:table-cell>
          <table:table-cell/>
        </table:table-row>
        <table:table-row table:style-name="ro1">
          <table:table-cell office:value-type="float" office:value="-574" calcext:value-type="float">
            <text:p>-574</text:p>
          </table:table-cell>
          <table:table-cell table:formula="of:=IF(AND(MOD([.A4510];9)=0;MOD([.A4511];9)=0);[.A4510]+[.A4511];&quot;&quot;)">
            <text:p/>
          </table:table-cell>
          <table:table-cell/>
        </table:table-row>
        <table:table-row table:style-name="ro1">
          <table:table-cell office:value-type="float" office:value="-823" calcext:value-type="float">
            <text:p>-823</text:p>
          </table:table-cell>
          <table:table-cell table:formula="of:=IF(AND(MOD([.A4511];9)=0;MOD([.A4512];9)=0);[.A4511]+[.A4512];&quot;&quot;)">
            <text:p/>
          </table:table-cell>
          <table:table-cell/>
        </table:table-row>
        <table:table-row table:style-name="ro1">
          <table:table-cell office:value-type="float" office:value="-536" calcext:value-type="float">
            <text:p>-536</text:p>
          </table:table-cell>
          <table:table-cell table:formula="of:=IF(AND(MOD([.A4512];9)=0;MOD([.A4513];9)=0);[.A4512]+[.A4513];&quot;&quot;)">
            <text:p/>
          </table:table-cell>
          <table:table-cell/>
        </table:table-row>
        <table:table-row table:style-name="ro1">
          <table:table-cell office:value-type="float" office:value="-376" calcext:value-type="float">
            <text:p>-376</text:p>
          </table:table-cell>
          <table:table-cell table:formula="of:=IF(AND(MOD([.A4513];9)=0;MOD([.A4514];9)=0);[.A4513]+[.A4514];&quot;&quot;)">
            <text:p/>
          </table:table-cell>
          <table:table-cell/>
        </table:table-row>
        <table:table-row table:style-name="ro1">
          <table:table-cell office:value-type="float" office:value="-159" calcext:value-type="float">
            <text:p>-159</text:p>
          </table:table-cell>
          <table:table-cell table:formula="of:=IF(AND(MOD([.A4514];9)=0;MOD([.A4515];9)=0);[.A4514]+[.A4515];&quot;&quot;)">
            <text:p/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IF(AND(MOD([.A4515];9)=0;MOD([.A4516];9)=0);[.A4515]+[.A4516];&quot;&quot;)">
            <text:p/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IF(AND(MOD([.A4516];9)=0;MOD([.A4517];9)=0);[.A4516]+[.A4517];&quot;&quot;)">
            <text:p/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IF(AND(MOD([.A4517];9)=0;MOD([.A4518];9)=0);[.A4517]+[.A4518];&quot;&quot;)">
            <text:p/>
          </table:table-cell>
          <table:table-cell/>
        </table:table-row>
        <table:table-row table:style-name="ro1">
          <table:table-cell office:value-type="float" office:value="-319" calcext:value-type="float">
            <text:p>-319</text:p>
          </table:table-cell>
          <table:table-cell table:formula="of:=IF(AND(MOD([.A4518];9)=0;MOD([.A4519];9)=0);[.A4518]+[.A4519];&quot;&quot;)">
            <text:p/>
          </table:table-cell>
          <table:table-cell/>
        </table:table-row>
        <table:table-row table:style-name="ro1">
          <table:table-cell office:value-type="float" office:value="-527" calcext:value-type="float">
            <text:p>-527</text:p>
          </table:table-cell>
          <table:table-cell table:formula="of:=IF(AND(MOD([.A4519];9)=0;MOD([.A4520];9)=0);[.A4519]+[.A4520];&quot;&quot;)">
            <text:p/>
          </table:table-cell>
          <table:table-cell/>
        </table:table-row>
        <table:table-row table:style-name="ro1">
          <table:table-cell office:value-type="float" office:value="-839" calcext:value-type="float">
            <text:p>-839</text:p>
          </table:table-cell>
          <table:table-cell table:formula="of:=IF(AND(MOD([.A4520];9)=0;MOD([.A4521];9)=0);[.A4520]+[.A4521];&quot;&quot;)">
            <text:p/>
          </table:table-cell>
          <table:table-cell/>
        </table:table-row>
        <table:table-row table:style-name="ro1">
          <table:table-cell office:value-type="float" office:value="-365" calcext:value-type="float">
            <text:p>-365</text:p>
          </table:table-cell>
          <table:table-cell table:formula="of:=IF(AND(MOD([.A4521];9)=0;MOD([.A4522];9)=0);[.A4521]+[.A4522];&quot;&quot;)">
            <text:p/>
          </table:table-cell>
          <table:table-cell/>
        </table:table-row>
        <table:table-row table:style-name="ro1">
          <table:table-cell office:value-type="float" office:value="-698" calcext:value-type="float">
            <text:p>-698</text:p>
          </table:table-cell>
          <table:table-cell table:formula="of:=IF(AND(MOD([.A4522];9)=0;MOD([.A4523];9)=0);[.A4522]+[.A4523];&quot;&quot;)">
            <text:p/>
          </table:table-cell>
          <table:table-cell/>
        </table:table-row>
        <table:table-row table:style-name="ro1">
          <table:table-cell office:value-type="float" office:value="-978" calcext:value-type="float">
            <text:p>-978</text:p>
          </table:table-cell>
          <table:table-cell table:formula="of:=IF(AND(MOD([.A4523];9)=0;MOD([.A4524];9)=0);[.A4523]+[.A4524];&quot;&quot;)">
            <text:p/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IF(AND(MOD([.A4524];9)=0;MOD([.A4525];9)=0);[.A4524]+[.A4525];&quot;&quot;)">
            <text:p/>
          </table:table-cell>
          <table:table-cell/>
        </table:table-row>
        <table:table-row table:style-name="ro1">
          <table:table-cell office:value-type="float" office:value="-257" calcext:value-type="float">
            <text:p>-257</text:p>
          </table:table-cell>
          <table:table-cell table:formula="of:=IF(AND(MOD([.A4525];9)=0;MOD([.A4526];9)=0);[.A4525]+[.A4526];&quot;&quot;)">
            <text:p/>
          </table:table-cell>
          <table:table-cell/>
        </table:table-row>
        <table:table-row table:style-name="ro1">
          <table:table-cell office:value-type="float" office:value="-997" calcext:value-type="float">
            <text:p>-997</text:p>
          </table:table-cell>
          <table:table-cell table:formula="of:=IF(AND(MOD([.A4526];9)=0;MOD([.A4527];9)=0);[.A4526]+[.A4527];&quot;&quot;)">
            <text:p/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IF(AND(MOD([.A4527];9)=0;MOD([.A4528];9)=0);[.A4527]+[.A4528];&quot;&quot;)">
            <text:p/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IF(AND(MOD([.A4528];9)=0;MOD([.A4529];9)=0);[.A4528]+[.A4529];&quot;&quot;)">
            <text:p/>
          </table:table-cell>
          <table:table-cell/>
        </table:table-row>
        <table:table-row table:style-name="ro1">
          <table:table-cell office:value-type="float" office:value="-651" calcext:value-type="float">
            <text:p>-651</text:p>
          </table:table-cell>
          <table:table-cell table:formula="of:=IF(AND(MOD([.A4529];9)=0;MOD([.A4530];9)=0);[.A4529]+[.A4530];&quot;&quot;)">
            <text:p/>
          </table:table-cell>
          <table:table-cell/>
        </table:table-row>
        <table:table-row table:style-name="ro1">
          <table:table-cell office:value-type="float" office:value="-45" calcext:value-type="float">
            <text:p>-45</text:p>
          </table:table-cell>
          <table:table-cell table:formula="of:=IF(AND(MOD([.A4530];9)=0;MOD([.A4531];9)=0);[.A4530]+[.A4531];&quot;&quot;)">
            <text:p/>
          </table:table-cell>
          <table:table-cell/>
        </table:table-row>
        <table:table-row table:style-name="ro1">
          <table:table-cell office:value-type="float" office:value="-450" calcext:value-type="float">
            <text:p>-450</text:p>
          </table:table-cell>
          <table:table-cell table:formula="of:=IF(AND(MOD([.A4531];9)=0;MOD([.A4532];9)=0);[.A4531]+[.A4532];&quot;&quot;)" office:value-type="float" office:value="-495" calcext:value-type="float">
            <text:p>-495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IF(AND(MOD([.A4532];9)=0;MOD([.A4533];9)=0);[.A4532]+[.A4533];&quot;&quot;)">
            <text:p/>
          </table:table-cell>
          <table:table-cell/>
        </table:table-row>
        <table:table-row table:style-name="ro1">
          <table:table-cell office:value-type="float" office:value="-151" calcext:value-type="float">
            <text:p>-151</text:p>
          </table:table-cell>
          <table:table-cell table:formula="of:=IF(AND(MOD([.A4533];9)=0;MOD([.A4534];9)=0);[.A4533]+[.A4534];&quot;&quot;)">
            <text:p/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IF(AND(MOD([.A4534];9)=0;MOD([.A4535];9)=0);[.A4534]+[.A4535];&quot;&quot;)">
            <text:p/>
          </table:table-cell>
          <table:table-cell/>
        </table:table-row>
        <table:table-row table:style-name="ro1">
          <table:table-cell office:value-type="float" office:value="-831" calcext:value-type="float">
            <text:p>-831</text:p>
          </table:table-cell>
          <table:table-cell table:formula="of:=IF(AND(MOD([.A4535];9)=0;MOD([.A4536];9)=0);[.A4535]+[.A4536];&quot;&quot;)">
            <text:p/>
          </table:table-cell>
          <table:table-cell/>
        </table:table-row>
        <table:table-row table:style-name="ro1">
          <table:table-cell office:value-type="float" office:value="-70" calcext:value-type="float">
            <text:p>-70</text:p>
          </table:table-cell>
          <table:table-cell table:formula="of:=IF(AND(MOD([.A4536];9)=0;MOD([.A4537];9)=0);[.A4536]+[.A4537];&quot;&quot;)">
            <text:p/>
          </table:table-cell>
          <table:table-cell/>
        </table:table-row>
        <table:table-row table:style-name="ro1">
          <table:table-cell office:value-type="float" office:value="-432" calcext:value-type="float">
            <text:p>-432</text:p>
          </table:table-cell>
          <table:table-cell table:formula="of:=IF(AND(MOD([.A4537];9)=0;MOD([.A4538];9)=0);[.A4537]+[.A4538];&quot;&quot;)">
            <text:p/>
          </table:table-cell>
          <table:table-cell/>
        </table:table-row>
        <table:table-row table:style-name="ro1">
          <table:table-cell office:value-type="float" office:value="-353" calcext:value-type="float">
            <text:p>-353</text:p>
          </table:table-cell>
          <table:table-cell table:formula="of:=IF(AND(MOD([.A4538];9)=0;MOD([.A4539];9)=0);[.A4538]+[.A4539];&quot;&quot;)">
            <text:p/>
          </table:table-cell>
          <table:table-cell/>
        </table:table-row>
        <table:table-row table:style-name="ro1">
          <table:table-cell office:value-type="float" office:value="-622" calcext:value-type="float">
            <text:p>-622</text:p>
          </table:table-cell>
          <table:table-cell table:formula="of:=IF(AND(MOD([.A4539];9)=0;MOD([.A4540];9)=0);[.A4539]+[.A4540];&quot;&quot;)">
            <text:p/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IF(AND(MOD([.A4540];9)=0;MOD([.A4541];9)=0);[.A4540]+[.A4541];&quot;&quot;)">
            <text:p/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IF(AND(MOD([.A4541];9)=0;MOD([.A4542];9)=0);[.A4541]+[.A4542];&quot;&quot;)">
            <text:p/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IF(AND(MOD([.A4542];9)=0;MOD([.A4543];9)=0);[.A4542]+[.A4543];&quot;&quot;)">
            <text:p/>
          </table:table-cell>
          <table:table-cell/>
        </table:table-row>
        <table:table-row table:style-name="ro1">
          <table:table-cell office:value-type="float" office:value="-645" calcext:value-type="float">
            <text:p>-645</text:p>
          </table:table-cell>
          <table:table-cell table:formula="of:=IF(AND(MOD([.A4543];9)=0;MOD([.A4544];9)=0);[.A4543]+[.A4544];&quot;&quot;)">
            <text:p/>
          </table:table-cell>
          <table:table-cell/>
        </table:table-row>
        <table:table-row table:style-name="ro1">
          <table:table-cell office:value-type="float" office:value="-525" calcext:value-type="float">
            <text:p>-525</text:p>
          </table:table-cell>
          <table:table-cell table:formula="of:=IF(AND(MOD([.A4544];9)=0;MOD([.A4545];9)=0);[.A4544]+[.A4545];&quot;&quot;)">
            <text:p/>
          </table:table-cell>
          <table:table-cell/>
        </table:table-row>
        <table:table-row table:style-name="ro1">
          <table:table-cell office:value-type="float" office:value="-259" calcext:value-type="float">
            <text:p>-259</text:p>
          </table:table-cell>
          <table:table-cell table:formula="of:=IF(AND(MOD([.A4545];9)=0;MOD([.A4546];9)=0);[.A4545]+[.A4546];&quot;&quot;)">
            <text:p/>
          </table:table-cell>
          <table:table-cell/>
        </table:table-row>
        <table:table-row table:style-name="ro1">
          <table:table-cell office:value-type="float" office:value="-750" calcext:value-type="float">
            <text:p>-750</text:p>
          </table:table-cell>
          <table:table-cell table:formula="of:=IF(AND(MOD([.A4546];9)=0;MOD([.A4547];9)=0);[.A4546]+[.A4547];&quot;&quot;)">
            <text:p/>
          </table:table-cell>
          <table:table-cell/>
        </table:table-row>
        <table:table-row table:style-name="ro1">
          <table:table-cell office:value-type="float" office:value="-907" calcext:value-type="float">
            <text:p>-907</text:p>
          </table:table-cell>
          <table:table-cell table:formula="of:=IF(AND(MOD([.A4547];9)=0;MOD([.A4548];9)=0);[.A4547]+[.A4548];&quot;&quot;)">
            <text:p/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IF(AND(MOD([.A4548];9)=0;MOD([.A4549];9)=0);[.A4548]+[.A4549];&quot;&quot;)">
            <text:p/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IF(AND(MOD([.A4549];9)=0;MOD([.A4550];9)=0);[.A4549]+[.A4550];&quot;&quot;)">
            <text:p/>
          </table:table-cell>
          <table:table-cell/>
        </table:table-row>
        <table:table-row table:style-name="ro1">
          <table:table-cell office:value-type="float" office:value="-911" calcext:value-type="float">
            <text:p>-911</text:p>
          </table:table-cell>
          <table:table-cell table:formula="of:=IF(AND(MOD([.A4550];9)=0;MOD([.A4551];9)=0);[.A4550]+[.A4551];&quot;&quot;)">
            <text:p/>
          </table:table-cell>
          <table:table-cell/>
        </table:table-row>
        <table:table-row table:style-name="ro1">
          <table:table-cell office:value-type="float" office:value="-775" calcext:value-type="float">
            <text:p>-775</text:p>
          </table:table-cell>
          <table:table-cell table:formula="of:=IF(AND(MOD([.A4551];9)=0;MOD([.A4552];9)=0);[.A4551]+[.A4552];&quot;&quot;)">
            <text:p/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IF(AND(MOD([.A4552];9)=0;MOD([.A4553];9)=0);[.A4552]+[.A4553];&quot;&quot;)">
            <text:p/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IF(AND(MOD([.A4553];9)=0;MOD([.A4554];9)=0);[.A4553]+[.A4554];&quot;&quot;)">
            <text:p/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IF(AND(MOD([.A4554];9)=0;MOD([.A4555];9)=0);[.A4554]+[.A4555];&quot;&quot;)">
            <text:p/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IF(AND(MOD([.A4555];9)=0;MOD([.A4556];9)=0);[.A4555]+[.A4556];&quot;&quot;)">
            <text:p/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IF(AND(MOD([.A4556];9)=0;MOD([.A4557];9)=0);[.A4556]+[.A4557];&quot;&quot;)">
            <text:p/>
          </table:table-cell>
          <table:table-cell/>
        </table:table-row>
        <table:table-row table:style-name="ro1">
          <table:table-cell office:value-type="float" office:value="-815" calcext:value-type="float">
            <text:p>-815</text:p>
          </table:table-cell>
          <table:table-cell table:formula="of:=IF(AND(MOD([.A4557];9)=0;MOD([.A4558];9)=0);[.A4557]+[.A4558];&quot;&quot;)">
            <text:p/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IF(AND(MOD([.A4558];9)=0;MOD([.A4559];9)=0);[.A4558]+[.A4559];&quot;&quot;)">
            <text:p/>
          </table:table-cell>
          <table:table-cell/>
        </table:table-row>
        <table:table-row table:style-name="ro1">
          <table:table-cell office:value-type="float" office:value="-628" calcext:value-type="float">
            <text:p>-628</text:p>
          </table:table-cell>
          <table:table-cell table:formula="of:=IF(AND(MOD([.A4559];9)=0;MOD([.A4560];9)=0);[.A4559]+[.A4560];&quot;&quot;)">
            <text:p/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IF(AND(MOD([.A4560];9)=0;MOD([.A4561];9)=0);[.A4560]+[.A4561];&quot;&quot;)">
            <text:p/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IF(AND(MOD([.A4561];9)=0;MOD([.A4562];9)=0);[.A4561]+[.A4562];&quot;&quot;)">
            <text:p/>
          </table:table-cell>
          <table:table-cell/>
        </table:table-row>
        <table:table-row table:style-name="ro1">
          <table:table-cell office:value-type="float" office:value="-844" calcext:value-type="float">
            <text:p>-844</text:p>
          </table:table-cell>
          <table:table-cell table:formula="of:=IF(AND(MOD([.A4562];9)=0;MOD([.A4563];9)=0);[.A4562]+[.A4563];&quot;&quot;)">
            <text:p/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IF(AND(MOD([.A4563];9)=0;MOD([.A4564];9)=0);[.A4563]+[.A4564];&quot;&quot;)">
            <text:p/>
          </table:table-cell>
          <table:table-cell/>
        </table:table-row>
        <table:table-row table:style-name="ro1">
          <table:table-cell office:value-type="float" office:value="-309" calcext:value-type="float">
            <text:p>-309</text:p>
          </table:table-cell>
          <table:table-cell table:formula="of:=IF(AND(MOD([.A4564];9)=0;MOD([.A4565];9)=0);[.A4564]+[.A4565];&quot;&quot;)">
            <text:p/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IF(AND(MOD([.A4565];9)=0;MOD([.A4566];9)=0);[.A4565]+[.A4566];&quot;&quot;)">
            <text:p/>
          </table:table-cell>
          <table:table-cell/>
        </table:table-row>
        <table:table-row table:style-name="ro1">
          <table:table-cell office:value-type="float" office:value="-46" calcext:value-type="float">
            <text:p>-46</text:p>
          </table:table-cell>
          <table:table-cell table:formula="of:=IF(AND(MOD([.A4566];9)=0;MOD([.A4567];9)=0);[.A4566]+[.A4567];&quot;&quot;)">
            <text:p/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IF(AND(MOD([.A4567];9)=0;MOD([.A4568];9)=0);[.A4567]+[.A4568];&quot;&quot;)">
            <text:p/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IF(AND(MOD([.A4568];9)=0;MOD([.A4569];9)=0);[.A4568]+[.A4569];&quot;&quot;)">
            <text:p/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IF(AND(MOD([.A4569];9)=0;MOD([.A4570];9)=0);[.A4569]+[.A4570];&quot;&quot;)">
            <text:p/>
          </table:table-cell>
          <table:table-cell/>
        </table:table-row>
        <table:table-row table:style-name="ro1">
          <table:table-cell office:value-type="float" office:value="-568" calcext:value-type="float">
            <text:p>-568</text:p>
          </table:table-cell>
          <table:table-cell table:formula="of:=IF(AND(MOD([.A4570];9)=0;MOD([.A4571];9)=0);[.A4570]+[.A4571];&quot;&quot;)">
            <text:p/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IF(AND(MOD([.A4571];9)=0;MOD([.A4572];9)=0);[.A4571]+[.A4572];&quot;&quot;)">
            <text:p/>
          </table:table-cell>
          <table:table-cell/>
        </table:table-row>
        <table:table-row table:style-name="ro1">
          <table:table-cell office:value-type="float" office:value="-704" calcext:value-type="float">
            <text:p>-704</text:p>
          </table:table-cell>
          <table:table-cell table:formula="of:=IF(AND(MOD([.A4572];9)=0;MOD([.A4573];9)=0);[.A4572]+[.A4573];&quot;&quot;)">
            <text:p/>
          </table:table-cell>
          <table:table-cell/>
        </table:table-row>
        <table:table-row table:style-name="ro1">
          <table:table-cell office:value-type="float" office:value="-838" calcext:value-type="float">
            <text:p>-838</text:p>
          </table:table-cell>
          <table:table-cell table:formula="of:=IF(AND(MOD([.A4573];9)=0;MOD([.A4574];9)=0);[.A4573]+[.A4574];&quot;&quot;)">
            <text:p/>
          </table:table-cell>
          <table:table-cell/>
        </table:table-row>
        <table:table-row table:style-name="ro1">
          <table:table-cell office:value-type="float" office:value="-698" calcext:value-type="float">
            <text:p>-698</text:p>
          </table:table-cell>
          <table:table-cell table:formula="of:=IF(AND(MOD([.A4574];9)=0;MOD([.A4575];9)=0);[.A4574]+[.A4575];&quot;&quot;)">
            <text:p/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IF(AND(MOD([.A4575];9)=0;MOD([.A4576];9)=0);[.A4575]+[.A4576];&quot;&quot;)">
            <text:p/>
          </table:table-cell>
          <table:table-cell/>
        </table:table-row>
        <table:table-row table:style-name="ro1">
          <table:table-cell office:value-type="float" office:value="-317" calcext:value-type="float">
            <text:p>-317</text:p>
          </table:table-cell>
          <table:table-cell table:formula="of:=IF(AND(MOD([.A4576];9)=0;MOD([.A4577];9)=0);[.A4576]+[.A4577];&quot;&quot;)">
            <text:p/>
          </table:table-cell>
          <table:table-cell/>
        </table:table-row>
        <table:table-row table:style-name="ro1">
          <table:table-cell office:value-type="float" office:value="-524" calcext:value-type="float">
            <text:p>-524</text:p>
          </table:table-cell>
          <table:table-cell table:formula="of:=IF(AND(MOD([.A4577];9)=0;MOD([.A4578];9)=0);[.A4577]+[.A4578];&quot;&quot;)">
            <text:p/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IF(AND(MOD([.A4578];9)=0;MOD([.A4579];9)=0);[.A4578]+[.A4579];&quot;&quot;)">
            <text:p/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IF(AND(MOD([.A4579];9)=0;MOD([.A4580];9)=0);[.A4579]+[.A4580];&quot;&quot;)">
            <text:p/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IF(AND(MOD([.A4580];9)=0;MOD([.A4581];9)=0);[.A4580]+[.A4581];&quot;&quot;)">
            <text:p/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IF(AND(MOD([.A4581];9)=0;MOD([.A4582];9)=0);[.A4581]+[.A4582];&quot;&quot;)">
            <text:p/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IF(AND(MOD([.A4582];9)=0;MOD([.A4583];9)=0);[.A4582]+[.A4583];&quot;&quot;)">
            <text:p/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IF(AND(MOD([.A4583];9)=0;MOD([.A4584];9)=0);[.A4583]+[.A4584];&quot;&quot;)">
            <text:p/>
          </table:table-cell>
          <table:table-cell/>
        </table:table-row>
        <table:table-row table:style-name="ro1">
          <table:table-cell office:value-type="float" office:value="-432" calcext:value-type="float">
            <text:p>-432</text:p>
          </table:table-cell>
          <table:table-cell table:formula="of:=IF(AND(MOD([.A4584];9)=0;MOD([.A4585];9)=0);[.A4584]+[.A4585];&quot;&quot;)">
            <text:p/>
          </table:table-cell>
          <table:table-cell/>
        </table:table-row>
        <table:table-row table:style-name="ro1">
          <table:table-cell office:value-type="float" office:value="-346" calcext:value-type="float">
            <text:p>-346</text:p>
          </table:table-cell>
          <table:table-cell table:formula="of:=IF(AND(MOD([.A4585];9)=0;MOD([.A4586];9)=0);[.A4585]+[.A4586];&quot;&quot;)">
            <text:p/>
          </table:table-cell>
          <table:table-cell/>
        </table:table-row>
        <table:table-row table:style-name="ro1">
          <table:table-cell office:value-type="float" office:value="-207" calcext:value-type="float">
            <text:p>-207</text:p>
          </table:table-cell>
          <table:table-cell table:formula="of:=IF(AND(MOD([.A4586];9)=0;MOD([.A4587];9)=0);[.A4586]+[.A4587];&quot;&quot;)">
            <text:p/>
          </table:table-cell>
          <table:table-cell/>
        </table:table-row>
        <table:table-row table:style-name="ro1">
          <table:table-cell office:value-type="float" office:value="-296" calcext:value-type="float">
            <text:p>-296</text:p>
          </table:table-cell>
          <table:table-cell table:formula="of:=IF(AND(MOD([.A4587];9)=0;MOD([.A4588];9)=0);[.A4587]+[.A4588];&quot;&quot;)">
            <text:p/>
          </table:table-cell>
          <table:table-cell/>
        </table:table-row>
        <table:table-row table:style-name="ro1">
          <table:table-cell office:value-type="float" office:value="-831" calcext:value-type="float">
            <text:p>-831</text:p>
          </table:table-cell>
          <table:table-cell table:formula="of:=IF(AND(MOD([.A4588];9)=0;MOD([.A4589];9)=0);[.A4588]+[.A4589];&quot;&quot;)">
            <text:p/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IF(AND(MOD([.A4589];9)=0;MOD([.A4590];9)=0);[.A4589]+[.A4590];&quot;&quot;)">
            <text:p/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IF(AND(MOD([.A4590];9)=0;MOD([.A4591];9)=0);[.A4590]+[.A4591];&quot;&quot;)">
            <text:p/>
          </table:table-cell>
          <table:table-cell/>
        </table:table-row>
        <table:table-row table:style-name="ro1">
          <table:table-cell office:value-type="float" office:value="-942" calcext:value-type="float">
            <text:p>-942</text:p>
          </table:table-cell>
          <table:table-cell table:formula="of:=IF(AND(MOD([.A4591];9)=0;MOD([.A4592];9)=0);[.A4591]+[.A4592];&quot;&quot;)">
            <text:p/>
          </table:table-cell>
          <table:table-cell/>
        </table:table-row>
        <table:table-row table:style-name="ro1">
          <table:table-cell office:value-type="float" office:value="-903" calcext:value-type="float">
            <text:p>-903</text:p>
          </table:table-cell>
          <table:table-cell table:formula="of:=IF(AND(MOD([.A4592];9)=0;MOD([.A4593];9)=0);[.A4592]+[.A4593];&quot;&quot;)">
            <text:p/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IF(AND(MOD([.A4593];9)=0;MOD([.A4594];9)=0);[.A4593]+[.A4594];&quot;&quot;)">
            <text:p/>
          </table:table-cell>
          <table:table-cell/>
        </table:table-row>
        <table:table-row table:style-name="ro1">
          <table:table-cell office:value-type="float" office:value="-798" calcext:value-type="float">
            <text:p>-798</text:p>
          </table:table-cell>
          <table:table-cell table:formula="of:=IF(AND(MOD([.A4594];9)=0;MOD([.A4595];9)=0);[.A4594]+[.A4595];&quot;&quot;)">
            <text:p/>
          </table:table-cell>
          <table:table-cell/>
        </table:table-row>
        <table:table-row table:style-name="ro1">
          <table:table-cell office:value-type="float" office:value="-183" calcext:value-type="float">
            <text:p>-183</text:p>
          </table:table-cell>
          <table:table-cell table:formula="of:=IF(AND(MOD([.A4595];9)=0;MOD([.A4596];9)=0);[.A4595]+[.A4596];&quot;&quot;)">
            <text:p/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IF(AND(MOD([.A4596];9)=0;MOD([.A4597];9)=0);[.A4596]+[.A4597];&quot;&quot;)">
            <text:p/>
          </table:table-cell>
          <table:table-cell/>
        </table:table-row>
        <table:table-row table:style-name="ro1">
          <table:table-cell office:value-type="float" office:value="-455" calcext:value-type="float">
            <text:p>-455</text:p>
          </table:table-cell>
          <table:table-cell table:formula="of:=IF(AND(MOD([.A4597];9)=0;MOD([.A4598];9)=0);[.A4597]+[.A4598];&quot;&quot;)">
            <text:p/>
          </table:table-cell>
          <table:table-cell/>
        </table:table-row>
        <table:table-row table:style-name="ro1">
          <table:table-cell office:value-type="float" office:value="-209" calcext:value-type="float">
            <text:p>-209</text:p>
          </table:table-cell>
          <table:table-cell table:formula="of:=IF(AND(MOD([.A4598];9)=0;MOD([.A4599];9)=0);[.A4598]+[.A4599];&quot;&quot;)">
            <text:p/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IF(AND(MOD([.A4599];9)=0;MOD([.A4600];9)=0);[.A4599]+[.A4600];&quot;&quot;)">
            <text:p/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IF(AND(MOD([.A4600];9)=0;MOD([.A4601];9)=0);[.A4600]+[.A4601];&quot;&quot;)">
            <text:p/>
          </table:table-cell>
          <table:table-cell/>
        </table:table-row>
        <table:table-row table:style-name="ro1">
          <table:table-cell office:value-type="float" office:value="-662" calcext:value-type="float">
            <text:p>-662</text:p>
          </table:table-cell>
          <table:table-cell table:formula="of:=IF(AND(MOD([.A4601];9)=0;MOD([.A4602];9)=0);[.A4601]+[.A4602];&quot;&quot;)">
            <text:p/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IF(AND(MOD([.A4602];9)=0;MOD([.A4603];9)=0);[.A4602]+[.A4603];&quot;&quot;)">
            <text:p/>
          </table:table-cell>
          <table:table-cell/>
        </table:table-row>
        <table:table-row table:style-name="ro1">
          <table:table-cell office:value-type="float" office:value="-877" calcext:value-type="float">
            <text:p>-877</text:p>
          </table:table-cell>
          <table:table-cell table:formula="of:=IF(AND(MOD([.A4603];9)=0;MOD([.A4604];9)=0);[.A4603]+[.A4604];&quot;&quot;)">
            <text:p/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IF(AND(MOD([.A4604];9)=0;MOD([.A4605];9)=0);[.A4604]+[.A4605];&quot;&quot;)">
            <text:p/>
          </table:table-cell>
          <table:table-cell/>
        </table:table-row>
        <table:table-row table:style-name="ro1">
          <table:table-cell office:value-type="float" office:value="-291" calcext:value-type="float">
            <text:p>-291</text:p>
          </table:table-cell>
          <table:table-cell table:formula="of:=IF(AND(MOD([.A4605];9)=0;MOD([.A4606];9)=0);[.A4605]+[.A4606];&quot;&quot;)">
            <text:p/>
          </table:table-cell>
          <table:table-cell/>
        </table:table-row>
        <table:table-row table:style-name="ro1">
          <table:table-cell office:value-type="float" office:value="-497" calcext:value-type="float">
            <text:p>-497</text:p>
          </table:table-cell>
          <table:table-cell table:formula="of:=IF(AND(MOD([.A4606];9)=0;MOD([.A4607];9)=0);[.A4606]+[.A4607];&quot;&quot;)">
            <text:p/>
          </table:table-cell>
          <table:table-cell/>
        </table:table-row>
        <table:table-row table:style-name="ro1">
          <table:table-cell office:value-type="float" office:value="-274" calcext:value-type="float">
            <text:p>-274</text:p>
          </table:table-cell>
          <table:table-cell table:formula="of:=IF(AND(MOD([.A4607];9)=0;MOD([.A4608];9)=0);[.A4607]+[.A4608];&quot;&quot;)">
            <text:p/>
          </table:table-cell>
          <table:table-cell/>
        </table:table-row>
        <table:table-row table:style-name="ro1">
          <table:table-cell office:value-type="float" office:value="-326" calcext:value-type="float">
            <text:p>-326</text:p>
          </table:table-cell>
          <table:table-cell table:formula="of:=IF(AND(MOD([.A4608];9)=0;MOD([.A4609];9)=0);[.A4608]+[.A4609];&quot;&quot;)">
            <text:p/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IF(AND(MOD([.A4609];9)=0;MOD([.A4610];9)=0);[.A4609]+[.A4610];&quot;&quot;)">
            <text:p/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IF(AND(MOD([.A4610];9)=0;MOD([.A4611];9)=0);[.A4610]+[.A4611];&quot;&quot;)">
            <text:p/>
          </table:table-cell>
          <table:table-cell/>
        </table:table-row>
        <table:table-row table:style-name="ro1">
          <table:table-cell office:value-type="float" office:value="-874" calcext:value-type="float">
            <text:p>-874</text:p>
          </table:table-cell>
          <table:table-cell table:formula="of:=IF(AND(MOD([.A4611];9)=0;MOD([.A4612];9)=0);[.A4611]+[.A4612];&quot;&quot;)">
            <text:p/>
          </table:table-cell>
          <table:table-cell/>
        </table:table-row>
        <table:table-row table:style-name="ro1">
          <table:table-cell office:value-type="float" office:value="-948" calcext:value-type="float">
            <text:p>-948</text:p>
          </table:table-cell>
          <table:table-cell table:formula="of:=IF(AND(MOD([.A4612];9)=0;MOD([.A4613];9)=0);[.A4612]+[.A4613];&quot;&quot;)">
            <text:p/>
          </table:table-cell>
          <table:table-cell/>
        </table:table-row>
        <table:table-row table:style-name="ro1">
          <table:table-cell office:value-type="float" office:value="-274" calcext:value-type="float">
            <text:p>-274</text:p>
          </table:table-cell>
          <table:table-cell table:formula="of:=IF(AND(MOD([.A4613];9)=0;MOD([.A4614];9)=0);[.A4613]+[.A4614];&quot;&quot;)">
            <text:p/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IF(AND(MOD([.A4614];9)=0;MOD([.A4615];9)=0);[.A4614]+[.A4615];&quot;&quot;)">
            <text:p/>
          </table:table-cell>
          <table:table-cell/>
        </table:table-row>
        <table:table-row table:style-name="ro1">
          <table:table-cell office:value-type="float" office:value="-467" calcext:value-type="float">
            <text:p>-467</text:p>
          </table:table-cell>
          <table:table-cell table:formula="of:=IF(AND(MOD([.A4615];9)=0;MOD([.A4616];9)=0);[.A4615]+[.A4616];&quot;&quot;)">
            <text:p/>
          </table:table-cell>
          <table:table-cell/>
        </table:table-row>
        <table:table-row table:style-name="ro1">
          <table:table-cell office:value-type="float" office:value="-494" calcext:value-type="float">
            <text:p>-494</text:p>
          </table:table-cell>
          <table:table-cell table:formula="of:=IF(AND(MOD([.A4616];9)=0;MOD([.A4617];9)=0);[.A4616]+[.A4617];&quot;&quot;)">
            <text:p/>
          </table:table-cell>
          <table:table-cell/>
        </table:table-row>
        <table:table-row table:style-name="ro1">
          <table:table-cell office:value-type="float" office:value="-947" calcext:value-type="float">
            <text:p>-947</text:p>
          </table:table-cell>
          <table:table-cell table:formula="of:=IF(AND(MOD([.A4617];9)=0;MOD([.A4618];9)=0);[.A4617]+[.A4618];&quot;&quot;)">
            <text:p/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IF(AND(MOD([.A4618];9)=0;MOD([.A4619];9)=0);[.A4618]+[.A4619];&quot;&quot;)">
            <text:p/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IF(AND(MOD([.A4619];9)=0;MOD([.A4620];9)=0);[.A4619]+[.A4620];&quot;&quot;)">
            <text:p/>
          </table:table-cell>
          <table:table-cell/>
        </table:table-row>
        <table:table-row table:style-name="ro1">
          <table:table-cell office:value-type="float" office:value="-481" calcext:value-type="float">
            <text:p>-481</text:p>
          </table:table-cell>
          <table:table-cell table:formula="of:=IF(AND(MOD([.A4620];9)=0;MOD([.A4621];9)=0);[.A4620]+[.A4621];&quot;&quot;)">
            <text:p/>
          </table:table-cell>
          <table:table-cell/>
        </table:table-row>
        <table:table-row table:style-name="ro1">
          <table:table-cell office:value-type="float" office:value="-550" calcext:value-type="float">
            <text:p>-550</text:p>
          </table:table-cell>
          <table:table-cell table:formula="of:=IF(AND(MOD([.A4621];9)=0;MOD([.A4622];9)=0);[.A4621]+[.A4622];&quot;&quot;)">
            <text:p/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IF(AND(MOD([.A4622];9)=0;MOD([.A4623];9)=0);[.A4622]+[.A4623];&quot;&quot;)">
            <text:p/>
          </table:table-cell>
          <table:table-cell/>
        </table:table-row>
        <table:table-row table:style-name="ro1">
          <table:table-cell office:value-type="float" office:value="-15" calcext:value-type="float">
            <text:p>-15</text:p>
          </table:table-cell>
          <table:table-cell table:formula="of:=IF(AND(MOD([.A4623];9)=0;MOD([.A4624];9)=0);[.A4623]+[.A4624];&quot;&quot;)">
            <text:p/>
          </table:table-cell>
          <table:table-cell/>
        </table:table-row>
        <table:table-row table:style-name="ro1">
          <table:table-cell office:value-type="float" office:value="-405" calcext:value-type="float">
            <text:p>-405</text:p>
          </table:table-cell>
          <table:table-cell table:formula="of:=IF(AND(MOD([.A4624];9)=0;MOD([.A4625];9)=0);[.A4624]+[.A4625];&quot;&quot;)">
            <text:p/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IF(AND(MOD([.A4625];9)=0;MOD([.A4626];9)=0);[.A4625]+[.A4626];&quot;&quot;)" office:value-type="float" office:value="171" calcext:value-type="float">
            <text:p>171</text:p>
          </table:table-cell>
          <table:table-cell/>
        </table:table-row>
        <table:table-row table:style-name="ro1">
          <table:table-cell office:value-type="float" office:value="-234" calcext:value-type="float">
            <text:p>-234</text:p>
          </table:table-cell>
          <table:table-cell table:formula="of:=IF(AND(MOD([.A4626];9)=0;MOD([.A4627];9)=0);[.A4626]+[.A4627];&quot;&quot;)" office:value-type="float" office:value="342" calcext:value-type="float">
            <text:p>342</text:p>
          </table:table-cell>
          <table:table-cell/>
        </table:table-row>
        <table:table-row table:style-name="ro1">
          <table:table-cell office:value-type="float" office:value="-235" calcext:value-type="float">
            <text:p>-235</text:p>
          </table:table-cell>
          <table:table-cell table:formula="of:=IF(AND(MOD([.A4627];9)=0;MOD([.A4628];9)=0);[.A4627]+[.A4628];&quot;&quot;)">
            <text:p/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IF(AND(MOD([.A4628];9)=0;MOD([.A4629];9)=0);[.A4628]+[.A4629];&quot;&quot;)">
            <text:p/>
          </table:table-cell>
          <table:table-cell/>
        </table:table-row>
        <table:table-row table:style-name="ro1">
          <table:table-cell office:value-type="float" office:value="-23" calcext:value-type="float">
            <text:p>-23</text:p>
          </table:table-cell>
          <table:table-cell table:formula="of:=IF(AND(MOD([.A4629];9)=0;MOD([.A4630];9)=0);[.A4629]+[.A4630];&quot;&quot;)">
            <text:p/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IF(AND(MOD([.A4630];9)=0;MOD([.A4631];9)=0);[.A4630]+[.A4631];&quot;&quot;)">
            <text:p/>
          </table:table-cell>
          <table:table-cell/>
        </table:table-row>
        <table:table-row table:style-name="ro1">
          <table:table-cell office:value-type="float" office:value="-193" calcext:value-type="float">
            <text:p>-193</text:p>
          </table:table-cell>
          <table:table-cell table:formula="of:=IF(AND(MOD([.A4631];9)=0;MOD([.A4632];9)=0);[.A4631]+[.A4632];&quot;&quot;)">
            <text:p/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IF(AND(MOD([.A4632];9)=0;MOD([.A4633];9)=0);[.A4632]+[.A4633];&quot;&quot;)">
            <text:p/>
          </table:table-cell>
          <table:table-cell/>
        </table:table-row>
        <table:table-row table:style-name="ro1">
          <table:table-cell office:value-type="float" office:value="-958" calcext:value-type="float">
            <text:p>-958</text:p>
          </table:table-cell>
          <table:table-cell table:formula="of:=IF(AND(MOD([.A4633];9)=0;MOD([.A4634];9)=0);[.A4633]+[.A4634];&quot;&quot;)">
            <text:p/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IF(AND(MOD([.A4634];9)=0;MOD([.A4635];9)=0);[.A4634]+[.A4635];&quot;&quot;)">
            <text:p/>
          </table:table-cell>
          <table:table-cell/>
        </table:table-row>
        <table:table-row table:style-name="ro1">
          <table:table-cell office:value-type="float" office:value="-474" calcext:value-type="float">
            <text:p>-474</text:p>
          </table:table-cell>
          <table:table-cell table:formula="of:=IF(AND(MOD([.A4635];9)=0;MOD([.A4636];9)=0);[.A4635]+[.A4636];&quot;&quot;)">
            <text:p/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IF(AND(MOD([.A4636];9)=0;MOD([.A4637];9)=0);[.A4636]+[.A4637];&quot;&quot;)">
            <text:p/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IF(AND(MOD([.A4637];9)=0;MOD([.A4638];9)=0);[.A4637]+[.A4638];&quot;&quot;)">
            <text:p/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IF(AND(MOD([.A4638];9)=0;MOD([.A4639];9)=0);[.A4638]+[.A4639];&quot;&quot;)">
            <text:p/>
          </table:table-cell>
          <table:table-cell/>
        </table:table-row>
        <table:table-row table:style-name="ro1">
          <table:table-cell office:value-type="float" office:value="-650" calcext:value-type="float">
            <text:p>-650</text:p>
          </table:table-cell>
          <table:table-cell table:formula="of:=IF(AND(MOD([.A4639];9)=0;MOD([.A4640];9)=0);[.A4639]+[.A4640];&quot;&quot;)">
            <text:p/>
          </table:table-cell>
          <table:table-cell/>
        </table:table-row>
        <table:table-row table:style-name="ro1">
          <table:table-cell office:value-type="float" office:value="-298" calcext:value-type="float">
            <text:p>-298</text:p>
          </table:table-cell>
          <table:table-cell table:formula="of:=IF(AND(MOD([.A4640];9)=0;MOD([.A4641];9)=0);[.A4640]+[.A4641];&quot;&quot;)">
            <text:p/>
          </table:table-cell>
          <table:table-cell/>
        </table:table-row>
        <table:table-row table:style-name="ro1">
          <table:table-cell office:value-type="float" office:value="-349" calcext:value-type="float">
            <text:p>-349</text:p>
          </table:table-cell>
          <table:table-cell table:formula="of:=IF(AND(MOD([.A4641];9)=0;MOD([.A4642];9)=0);[.A4641]+[.A4642];&quot;&quot;)">
            <text:p/>
          </table:table-cell>
          <table:table-cell/>
        </table:table-row>
        <table:table-row table:style-name="ro1">
          <table:table-cell office:value-type="float" office:value="-156" calcext:value-type="float">
            <text:p>-156</text:p>
          </table:table-cell>
          <table:table-cell table:formula="of:=IF(AND(MOD([.A4642];9)=0;MOD([.A4643];9)=0);[.A4642]+[.A4643];&quot;&quot;)">
            <text:p/>
          </table:table-cell>
          <table:table-cell/>
        </table:table-row>
        <table:table-row table:style-name="ro1">
          <table:table-cell office:value-type="float" office:value="-817" calcext:value-type="float">
            <text:p>-817</text:p>
          </table:table-cell>
          <table:table-cell table:formula="of:=IF(AND(MOD([.A4643];9)=0;MOD([.A4644];9)=0);[.A4643]+[.A4644];&quot;&quot;)">
            <text:p/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IF(AND(MOD([.A4644];9)=0;MOD([.A4645];9)=0);[.A4644]+[.A4645];&quot;&quot;)">
            <text:p/>
          </table:table-cell>
          <table:table-cell/>
        </table:table-row>
        <table:table-row table:style-name="ro1">
          <table:table-cell office:value-type="float" office:value="-688" calcext:value-type="float">
            <text:p>-688</text:p>
          </table:table-cell>
          <table:table-cell table:formula="of:=IF(AND(MOD([.A4645];9)=0;MOD([.A4646];9)=0);[.A4645]+[.A4646];&quot;&quot;)">
            <text:p/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IF(AND(MOD([.A4646];9)=0;MOD([.A4647];9)=0);[.A4646]+[.A4647];&quot;&quot;)">
            <text:p/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IF(AND(MOD([.A4647];9)=0;MOD([.A4648];9)=0);[.A4647]+[.A4648];&quot;&quot;)">
            <text:p/>
          </table:table-cell>
          <table:table-cell/>
        </table:table-row>
        <table:table-row table:style-name="ro1">
          <table:table-cell office:value-type="float" office:value="-606" calcext:value-type="float">
            <text:p>-606</text:p>
          </table:table-cell>
          <table:table-cell table:formula="of:=IF(AND(MOD([.A4648];9)=0;MOD([.A4649];9)=0);[.A4648]+[.A4649];&quot;&quot;)">
            <text:p/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IF(AND(MOD([.A4649];9)=0;MOD([.A4650];9)=0);[.A4649]+[.A4650];&quot;&quot;)">
            <text:p/>
          </table:table-cell>
          <table:table-cell/>
        </table:table-row>
        <table:table-row table:style-name="ro1">
          <table:table-cell office:value-type="float" office:value="-249" calcext:value-type="float">
            <text:p>-249</text:p>
          </table:table-cell>
          <table:table-cell table:formula="of:=IF(AND(MOD([.A4650];9)=0;MOD([.A4651];9)=0);[.A4650]+[.A4651];&quot;&quot;)">
            <text:p/>
          </table:table-cell>
          <table:table-cell/>
        </table:table-row>
        <table:table-row table:style-name="ro1">
          <table:table-cell office:value-type="float" office:value="-93" calcext:value-type="float">
            <text:p>-93</text:p>
          </table:table-cell>
          <table:table-cell table:formula="of:=IF(AND(MOD([.A4651];9)=0;MOD([.A4652];9)=0);[.A4651]+[.A4652];&quot;&quot;)">
            <text:p/>
          </table:table-cell>
          <table:table-cell/>
        </table:table-row>
        <table:table-row table:style-name="ro1">
          <table:table-cell office:value-type="float" office:value="-250" calcext:value-type="float">
            <text:p>-250</text:p>
          </table:table-cell>
          <table:table-cell table:formula="of:=IF(AND(MOD([.A4652];9)=0;MOD([.A4653];9)=0);[.A4652]+[.A4653];&quot;&quot;)">
            <text:p/>
          </table:table-cell>
          <table:table-cell/>
        </table:table-row>
        <table:table-row table:style-name="ro1">
          <table:table-cell office:value-type="float" office:value="-383" calcext:value-type="float">
            <text:p>-383</text:p>
          </table:table-cell>
          <table:table-cell table:formula="of:=IF(AND(MOD([.A4653];9)=0;MOD([.A4654];9)=0);[.A4653]+[.A4654];&quot;&quot;)">
            <text:p/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IF(AND(MOD([.A4654];9)=0;MOD([.A4655];9)=0);[.A4654]+[.A4655];&quot;&quot;)">
            <text:p/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IF(AND(MOD([.A4655];9)=0;MOD([.A4656];9)=0);[.A4655]+[.A4656];&quot;&quot;)">
            <text:p/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IF(AND(MOD([.A4656];9)=0;MOD([.A4657];9)=0);[.A4656]+[.A4657];&quot;&quot;)">
            <text:p/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IF(AND(MOD([.A4657];9)=0;MOD([.A4658];9)=0);[.A4657]+[.A4658];&quot;&quot;)">
            <text:p/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IF(AND(MOD([.A4658];9)=0;MOD([.A4659];9)=0);[.A4658]+[.A4659];&quot;&quot;)">
            <text:p/>
          </table:table-cell>
          <table:table-cell/>
        </table:table-row>
        <table:table-row table:style-name="ro1">
          <table:table-cell office:value-type="float" office:value="-63" calcext:value-type="float">
            <text:p>-63</text:p>
          </table:table-cell>
          <table:table-cell table:formula="of:=IF(AND(MOD([.A4659];9)=0;MOD([.A4660];9)=0);[.A4659]+[.A4660];&quot;&quot;)">
            <text:p/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IF(AND(MOD([.A4660];9)=0;MOD([.A4661];9)=0);[.A4660]+[.A4661];&quot;&quot;)"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float" office:value="-950" calcext:value-type="float">
            <text:p>-950</text:p>
          </table:table-cell>
          <table:table-cell table:formula="of:=IF(AND(MOD([.A4661];9)=0;MOD([.A4662];9)=0);[.A4661]+[.A4662];&quot;&quot;)">
            <text:p/>
          </table:table-cell>
          <table:table-cell/>
        </table:table-row>
        <table:table-row table:style-name="ro1">
          <table:table-cell office:value-type="float" office:value="-810" calcext:value-type="float">
            <text:p>-810</text:p>
          </table:table-cell>
          <table:table-cell table:formula="of:=IF(AND(MOD([.A4662];9)=0;MOD([.A4663];9)=0);[.A4662]+[.A4663];&quot;&quot;)">
            <text:p/>
          </table:table-cell>
          <table:table-cell/>
        </table:table-row>
        <table:table-row table:style-name="ro1">
          <table:table-cell office:value-type="float" office:value="-193" calcext:value-type="float">
            <text:p>-193</text:p>
          </table:table-cell>
          <table:table-cell table:formula="of:=IF(AND(MOD([.A4663];9)=0;MOD([.A4664];9)=0);[.A4663]+[.A4664];&quot;&quot;)">
            <text:p/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IF(AND(MOD([.A4664];9)=0;MOD([.A4665];9)=0);[.A4664]+[.A4665];&quot;&quot;)">
            <text:p/>
          </table:table-cell>
          <table:table-cell/>
        </table:table-row>
        <table:table-row table:style-name="ro1">
          <table:table-cell office:value-type="float" office:value="-879" calcext:value-type="float">
            <text:p>-879</text:p>
          </table:table-cell>
          <table:table-cell table:formula="of:=IF(AND(MOD([.A4665];9)=0;MOD([.A4666];9)=0);[.A4665]+[.A4666];&quot;&quot;)">
            <text:p/>
          </table:table-cell>
          <table:table-cell/>
        </table:table-row>
        <table:table-row table:style-name="ro1">
          <table:table-cell office:value-type="float" office:value="-869" calcext:value-type="float">
            <text:p>-869</text:p>
          </table:table-cell>
          <table:table-cell table:formula="of:=IF(AND(MOD([.A4666];9)=0;MOD([.A4667];9)=0);[.A4666]+[.A4667];&quot;&quot;)">
            <text:p/>
          </table:table-cell>
          <table:table-cell/>
        </table:table-row>
        <table:table-row table:style-name="ro1">
          <table:table-cell office:value-type="float" office:value="-111" calcext:value-type="float">
            <text:p>-111</text:p>
          </table:table-cell>
          <table:table-cell table:formula="of:=IF(AND(MOD([.A4667];9)=0;MOD([.A4668];9)=0);[.A4667]+[.A4668];&quot;&quot;)">
            <text:p/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IF(AND(MOD([.A4668];9)=0;MOD([.A4669];9)=0);[.A4668]+[.A4669];&quot;&quot;)">
            <text:p/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IF(AND(MOD([.A4669];9)=0;MOD([.A4670];9)=0);[.A4669]+[.A4670];&quot;&quot;)">
            <text:p/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IF(AND(MOD([.A4670];9)=0;MOD([.A4671];9)=0);[.A4670]+[.A4671];&quot;&quot;)">
            <text:p/>
          </table:table-cell>
          <table:table-cell/>
        </table:table-row>
        <table:table-row table:style-name="ro1">
          <table:table-cell office:value-type="float" office:value="-418" calcext:value-type="float">
            <text:p>-418</text:p>
          </table:table-cell>
          <table:table-cell table:formula="of:=IF(AND(MOD([.A4671];9)=0;MOD([.A4672];9)=0);[.A4671]+[.A4672];&quot;&quot;)">
            <text:p/>
          </table:table-cell>
          <table:table-cell/>
        </table:table-row>
        <table:table-row table:style-name="ro1">
          <table:table-cell office:value-type="float" office:value="-659" calcext:value-type="float">
            <text:p>-659</text:p>
          </table:table-cell>
          <table:table-cell table:formula="of:=IF(AND(MOD([.A4672];9)=0;MOD([.A4673];9)=0);[.A4672]+[.A4673];&quot;&quot;)">
            <text:p/>
          </table:table-cell>
          <table:table-cell/>
        </table:table-row>
        <table:table-row table:style-name="ro1">
          <table:table-cell office:value-type="float" office:value="-53" calcext:value-type="float">
            <text:p>-53</text:p>
          </table:table-cell>
          <table:table-cell table:formula="of:=IF(AND(MOD([.A4673];9)=0;MOD([.A4674];9)=0);[.A4673]+[.A4674];&quot;&quot;)">
            <text:p/>
          </table:table-cell>
          <table:table-cell/>
        </table:table-row>
        <table:table-row table:style-name="ro1">
          <table:table-cell office:value-type="float" office:value="-581" calcext:value-type="float">
            <text:p>-581</text:p>
          </table:table-cell>
          <table:table-cell table:formula="of:=IF(AND(MOD([.A4674];9)=0;MOD([.A4675];9)=0);[.A4674]+[.A4675];&quot;&quot;)">
            <text:p/>
          </table:table-cell>
          <table:table-cell/>
        </table:table-row>
        <table:table-row table:style-name="ro1">
          <table:table-cell office:value-type="float" office:value="-557" calcext:value-type="float">
            <text:p>-557</text:p>
          </table:table-cell>
          <table:table-cell table:formula="of:=IF(AND(MOD([.A4675];9)=0;MOD([.A4676];9)=0);[.A4675]+[.A4676];&quot;&quot;)">
            <text:p/>
          </table:table-cell>
          <table:table-cell/>
        </table:table-row>
        <table:table-row table:style-name="ro1">
          <table:table-cell office:value-type="float" office:value="-181" calcext:value-type="float">
            <text:p>-181</text:p>
          </table:table-cell>
          <table:table-cell table:formula="of:=IF(AND(MOD([.A4676];9)=0;MOD([.A4677];9)=0);[.A4676]+[.A4677];&quot;&quot;)">
            <text:p/>
          </table:table-cell>
          <table:table-cell/>
        </table:table-row>
        <table:table-row table:style-name="ro1">
          <table:table-cell office:value-type="float" office:value="-848" calcext:value-type="float">
            <text:p>-848</text:p>
          </table:table-cell>
          <table:table-cell table:formula="of:=IF(AND(MOD([.A4677];9)=0;MOD([.A4678];9)=0);[.A4677]+[.A4678];&quot;&quot;)">
            <text:p/>
          </table:table-cell>
          <table:table-cell/>
        </table:table-row>
        <table:table-row table:style-name="ro1">
          <table:table-cell office:value-type="float" office:value="-895" calcext:value-type="float">
            <text:p>-895</text:p>
          </table:table-cell>
          <table:table-cell table:formula="of:=IF(AND(MOD([.A4678];9)=0;MOD([.A4679];9)=0);[.A4678]+[.A4679];&quot;&quot;)">
            <text:p/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IF(AND(MOD([.A4679];9)=0;MOD([.A4680];9)=0);[.A4679]+[.A4680];&quot;&quot;)">
            <text:p/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IF(AND(MOD([.A4680];9)=0;MOD([.A4681];9)=0);[.A4680]+[.A4681];&quot;&quot;)">
            <text:p/>
          </table:table-cell>
          <table:table-cell/>
        </table:table-row>
        <table:table-row table:style-name="ro1">
          <table:table-cell office:value-type="float" office:value="-500" calcext:value-type="float">
            <text:p>-500</text:p>
          </table:table-cell>
          <table:table-cell table:formula="of:=IF(AND(MOD([.A4681];9)=0;MOD([.A4682];9)=0);[.A4681]+[.A4682];&quot;&quot;)">
            <text:p/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F(AND(MOD([.A4682];9)=0;MOD([.A4683];9)=0);[.A4682]+[.A4683];&quot;&quot;)">
            <text:p/>
          </table:table-cell>
          <table:table-cell/>
        </table:table-row>
        <table:table-row table:style-name="ro1">
          <table:table-cell office:value-type="float" office:value="-273" calcext:value-type="float">
            <text:p>-273</text:p>
          </table:table-cell>
          <table:table-cell table:formula="of:=IF(AND(MOD([.A4683];9)=0;MOD([.A4684];9)=0);[.A4683]+[.A4684];&quot;&quot;)">
            <text:p/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IF(AND(MOD([.A4684];9)=0;MOD([.A4685];9)=0);[.A4684]+[.A4685];&quot;&quot;)">
            <text:p/>
          </table:table-cell>
          <table:table-cell/>
        </table:table-row>
        <table:table-row table:style-name="ro1">
          <table:table-cell office:value-type="float" office:value="-788" calcext:value-type="float">
            <text:p>-788</text:p>
          </table:table-cell>
          <table:table-cell table:formula="of:=IF(AND(MOD([.A4685];9)=0;MOD([.A4686];9)=0);[.A4685]+[.A4686];&quot;&quot;)">
            <text:p/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IF(AND(MOD([.A4686];9)=0;MOD([.A4687];9)=0);[.A4686]+[.A4687];&quot;&quot;)">
            <text:p/>
          </table:table-cell>
          <table:table-cell/>
        </table:table-row>
        <table:table-row table:style-name="ro1">
          <table:table-cell office:value-type="float" office:value="-703" calcext:value-type="float">
            <text:p>-703</text:p>
          </table:table-cell>
          <table:table-cell table:formula="of:=IF(AND(MOD([.A4687];9)=0;MOD([.A4688];9)=0);[.A4687]+[.A4688];&quot;&quot;)">
            <text:p/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IF(AND(MOD([.A4688];9)=0;MOD([.A4689];9)=0);[.A4688]+[.A4689];&quot;&quot;)">
            <text:p/>
          </table:table-cell>
          <table:table-cell/>
        </table:table-row>
        <table:table-row table:style-name="ro1">
          <table:table-cell office:value-type="float" office:value="-59" calcext:value-type="float">
            <text:p>-59</text:p>
          </table:table-cell>
          <table:table-cell table:formula="of:=IF(AND(MOD([.A4689];9)=0;MOD([.A4690];9)=0);[.A4689]+[.A4690];&quot;&quot;)">
            <text:p/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IF(AND(MOD([.A4690];9)=0;MOD([.A4691];9)=0);[.A4690]+[.A4691];&quot;&quot;)">
            <text:p/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IF(AND(MOD([.A4691];9)=0;MOD([.A4692];9)=0);[.A4691]+[.A4692];&quot;&quot;)">
            <text:p/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IF(AND(MOD([.A4692];9)=0;MOD([.A4693];9)=0);[.A4692]+[.A4693];&quot;&quot;)">
            <text:p/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IF(AND(MOD([.A4693];9)=0;MOD([.A4694];9)=0);[.A4693]+[.A4694];&quot;&quot;)">
            <text:p/>
          </table:table-cell>
          <table:table-cell/>
        </table:table-row>
        <table:table-row table:style-name="ro1">
          <table:table-cell office:value-type="float" office:value="-269" calcext:value-type="float">
            <text:p>-269</text:p>
          </table:table-cell>
          <table:table-cell table:formula="of:=IF(AND(MOD([.A4694];9)=0;MOD([.A4695];9)=0);[.A4694]+[.A4695];&quot;&quot;)">
            <text:p/>
          </table:table-cell>
          <table:table-cell/>
        </table:table-row>
        <table:table-row table:style-name="ro1">
          <table:table-cell office:value-type="float" office:value="-666" calcext:value-type="float">
            <text:p>-666</text:p>
          </table:table-cell>
          <table:table-cell table:formula="of:=IF(AND(MOD([.A4695];9)=0;MOD([.A4696];9)=0);[.A4695]+[.A4696];&quot;&quot;)">
            <text:p/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IF(AND(MOD([.A4696];9)=0;MOD([.A4697];9)=0);[.A4696]+[.A4697];&quot;&quot;)">
            <text:p/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IF(AND(MOD([.A4697];9)=0;MOD([.A4698];9)=0);[.A4697]+[.A4698];&quot;&quot;)">
            <text:p/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IF(AND(MOD([.A4698];9)=0;MOD([.A4699];9)=0);[.A4698]+[.A4699];&quot;&quot;)">
            <text:p/>
          </table:table-cell>
          <table:table-cell/>
        </table:table-row>
        <table:table-row table:style-name="ro1">
          <table:table-cell office:value-type="float" office:value="-181" calcext:value-type="float">
            <text:p>-181</text:p>
          </table:table-cell>
          <table:table-cell table:formula="of:=IF(AND(MOD([.A4699];9)=0;MOD([.A4700];9)=0);[.A4699]+[.A4700];&quot;&quot;)">
            <text:p/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IF(AND(MOD([.A4700];9)=0;MOD([.A4701];9)=0);[.A4700]+[.A4701];&quot;&quot;)">
            <text:p/>
          </table:table-cell>
          <table:table-cell/>
        </table:table-row>
        <table:table-row table:style-name="ro1">
          <table:table-cell office:value-type="float" office:value="-616" calcext:value-type="float">
            <text:p>-616</text:p>
          </table:table-cell>
          <table:table-cell table:formula="of:=IF(AND(MOD([.A4701];9)=0;MOD([.A4702];9)=0);[.A4701]+[.A4702];&quot;&quot;)">
            <text:p/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IF(AND(MOD([.A4702];9)=0;MOD([.A4703];9)=0);[.A4702]+[.A4703];&quot;&quot;)">
            <text:p/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IF(AND(MOD([.A4703];9)=0;MOD([.A4704];9)=0);[.A4703]+[.A4704];&quot;&quot;)">
            <text:p/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IF(AND(MOD([.A4704];9)=0;MOD([.A4705];9)=0);[.A4704]+[.A4705];&quot;&quot;)">
            <text:p/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IF(AND(MOD([.A4705];9)=0;MOD([.A4706];9)=0);[.A4705]+[.A4706];&quot;&quot;)" office:value-type="float" office:value="720" calcext:value-type="float">
            <text:p>720</text:p>
          </table:table-cell>
          <table:table-cell/>
        </table:table-row>
        <table:table-row table:style-name="ro1">
          <table:table-cell office:value-type="float" office:value="-97" calcext:value-type="float">
            <text:p>-97</text:p>
          </table:table-cell>
          <table:table-cell table:formula="of:=IF(AND(MOD([.A4706];9)=0;MOD([.A4707];9)=0);[.A4706]+[.A4707];&quot;&quot;)">
            <text:p/>
          </table:table-cell>
          <table:table-cell/>
        </table:table-row>
        <table:table-row table:style-name="ro1">
          <table:table-cell office:value-type="float" office:value="-357" calcext:value-type="float">
            <text:p>-357</text:p>
          </table:table-cell>
          <table:table-cell table:formula="of:=IF(AND(MOD([.A4707];9)=0;MOD([.A4708];9)=0);[.A4707]+[.A4708];&quot;&quot;)">
            <text:p/>
          </table:table-cell>
          <table:table-cell/>
        </table:table-row>
        <table:table-row table:style-name="ro1">
          <table:table-cell office:value-type="float" office:value="-367" calcext:value-type="float">
            <text:p>-367</text:p>
          </table:table-cell>
          <table:table-cell table:formula="of:=IF(AND(MOD([.A4708];9)=0;MOD([.A4709];9)=0);[.A4708]+[.A4709];&quot;&quot;)">
            <text:p/>
          </table:table-cell>
          <table:table-cell/>
        </table:table-row>
        <table:table-row table:style-name="ro1">
          <table:table-cell office:value-type="float" office:value="-435" calcext:value-type="float">
            <text:p>-435</text:p>
          </table:table-cell>
          <table:table-cell table:formula="of:=IF(AND(MOD([.A4709];9)=0;MOD([.A4710];9)=0);[.A4709]+[.A4710];&quot;&quot;)">
            <text:p/>
          </table:table-cell>
          <table:table-cell/>
        </table:table-row>
        <table:table-row table:style-name="ro1">
          <table:table-cell office:value-type="float" office:value="-147" calcext:value-type="float">
            <text:p>-147</text:p>
          </table:table-cell>
          <table:table-cell table:formula="of:=IF(AND(MOD([.A4710];9)=0;MOD([.A4711];9)=0);[.A4710]+[.A4711];&quot;&quot;)">
            <text:p/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IF(AND(MOD([.A4711];9)=0;MOD([.A4712];9)=0);[.A4711]+[.A4712];&quot;&quot;)">
            <text:p/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IF(AND(MOD([.A4712];9)=0;MOD([.A4713];9)=0);[.A4712]+[.A4713];&quot;&quot;)">
            <text:p/>
          </table:table-cell>
          <table:table-cell/>
        </table:table-row>
        <table:table-row table:style-name="ro1">
          <table:table-cell office:value-type="float" office:value="-73" calcext:value-type="float">
            <text:p>-73</text:p>
          </table:table-cell>
          <table:table-cell table:formula="of:=IF(AND(MOD([.A4713];9)=0;MOD([.A4714];9)=0);[.A4713]+[.A4714];&quot;&quot;)">
            <text:p/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IF(AND(MOD([.A4714];9)=0;MOD([.A4715];9)=0);[.A4714]+[.A4715];&quot;&quot;)">
            <text:p/>
          </table:table-cell>
          <table:table-cell/>
        </table:table-row>
        <table:table-row table:style-name="ro1">
          <table:table-cell office:value-type="float" office:value="-857" calcext:value-type="float">
            <text:p>-857</text:p>
          </table:table-cell>
          <table:table-cell table:formula="of:=IF(AND(MOD([.A4715];9)=0;MOD([.A4716];9)=0);[.A4715]+[.A4716];&quot;&quot;)">
            <text:p/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IF(AND(MOD([.A4716];9)=0;MOD([.A4717];9)=0);[.A4716]+[.A4717];&quot;&quot;)">
            <text:p/>
          </table:table-cell>
          <table:table-cell/>
        </table:table-row>
        <table:table-row table:style-name="ro1">
          <table:table-cell office:value-type="float" office:value="-266" calcext:value-type="float">
            <text:p>-266</text:p>
          </table:table-cell>
          <table:table-cell table:formula="of:=IF(AND(MOD([.A4717];9)=0;MOD([.A4718];9)=0);[.A4717]+[.A4718];&quot;&quot;)">
            <text:p/>
          </table:table-cell>
          <table:table-cell/>
        </table:table-row>
        <table:table-row table:style-name="ro1">
          <table:table-cell office:value-type="float" office:value="-842" calcext:value-type="float">
            <text:p>-842</text:p>
          </table:table-cell>
          <table:table-cell table:formula="of:=IF(AND(MOD([.A4718];9)=0;MOD([.A4719];9)=0);[.A4718]+[.A4719];&quot;&quot;)">
            <text:p/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IF(AND(MOD([.A4719];9)=0;MOD([.A4720];9)=0);[.A4719]+[.A4720];&quot;&quot;)">
            <text:p/>
          </table:table-cell>
          <table:table-cell/>
        </table:table-row>
        <table:table-row table:style-name="ro1">
          <table:table-cell office:value-type="float" office:value="-289" calcext:value-type="float">
            <text:p>-289</text:p>
          </table:table-cell>
          <table:table-cell table:formula="of:=IF(AND(MOD([.A4720];9)=0;MOD([.A4721];9)=0);[.A4720]+[.A4721];&quot;&quot;)">
            <text:p/>
          </table:table-cell>
          <table:table-cell/>
        </table:table-row>
        <table:table-row table:style-name="ro1">
          <table:table-cell office:value-type="float" office:value="-627" calcext:value-type="float">
            <text:p>-627</text:p>
          </table:table-cell>
          <table:table-cell table:formula="of:=IF(AND(MOD([.A4721];9)=0;MOD([.A4722];9)=0);[.A4721]+[.A4722];&quot;&quot;)">
            <text:p/>
          </table:table-cell>
          <table:table-cell/>
        </table:table-row>
        <table:table-row table:style-name="ro1">
          <table:table-cell office:value-type="float" office:value="-248" calcext:value-type="float">
            <text:p>-248</text:p>
          </table:table-cell>
          <table:table-cell table:formula="of:=IF(AND(MOD([.A4722];9)=0;MOD([.A4723];9)=0);[.A4722]+[.A4723];&quot;&quot;)">
            <text:p/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IF(AND(MOD([.A4723];9)=0;MOD([.A4724];9)=0);[.A4723]+[.A4724];&quot;&quot;)">
            <text:p/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IF(AND(MOD([.A4724];9)=0;MOD([.A4725];9)=0);[.A4724]+[.A4725];&quot;&quot;)">
            <text:p/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IF(AND(MOD([.A4725];9)=0;MOD([.A4726];9)=0);[.A4725]+[.A4726];&quot;&quot;)">
            <text:p/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IF(AND(MOD([.A4726];9)=0;MOD([.A4727];9)=0);[.A4726]+[.A4727];&quot;&quot;)">
            <text:p/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IF(AND(MOD([.A4727];9)=0;MOD([.A4728];9)=0);[.A4727]+[.A4728];&quot;&quot;)">
            <text:p/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IF(AND(MOD([.A4728];9)=0;MOD([.A4729];9)=0);[.A4728]+[.A4729];&quot;&quot;)">
            <text:p/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IF(AND(MOD([.A4729];9)=0;MOD([.A4730];9)=0);[.A4729]+[.A4730];&quot;&quot;)">
            <text:p/>
          </table:table-cell>
          <table:table-cell/>
        </table:table-row>
        <table:table-row table:style-name="ro1">
          <table:table-cell office:value-type="float" office:value="-71" calcext:value-type="float">
            <text:p>-71</text:p>
          </table:table-cell>
          <table:table-cell table:formula="of:=IF(AND(MOD([.A4730];9)=0;MOD([.A4731];9)=0);[.A4730]+[.A4731];&quot;&quot;)">
            <text:p/>
          </table:table-cell>
          <table:table-cell/>
        </table:table-row>
        <table:table-row table:style-name="ro1">
          <table:table-cell office:value-type="float" office:value="-747" calcext:value-type="float">
            <text:p>-747</text:p>
          </table:table-cell>
          <table:table-cell table:formula="of:=IF(AND(MOD([.A4731];9)=0;MOD([.A4732];9)=0);[.A4731]+[.A4732];&quot;&quot;)">
            <text:p/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IF(AND(MOD([.A4732];9)=0;MOD([.A4733];9)=0);[.A4732]+[.A4733];&quot;&quot;)">
            <text:p/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IF(AND(MOD([.A4733];9)=0;MOD([.A4734];9)=0);[.A4733]+[.A4734];&quot;&quot;)">
            <text:p/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IF(AND(MOD([.A4734];9)=0;MOD([.A4735];9)=0);[.A4734]+[.A4735];&quot;&quot;)">
            <text:p/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IF(AND(MOD([.A4735];9)=0;MOD([.A4736];9)=0);[.A4735]+[.A4736];&quot;&quot;)">
            <text:p/>
          </table:table-cell>
          <table:table-cell/>
        </table:table-row>
        <table:table-row table:style-name="ro1">
          <table:table-cell office:value-type="float" office:value="-216" calcext:value-type="float">
            <text:p>-216</text:p>
          </table:table-cell>
          <table:table-cell table:formula="of:=IF(AND(MOD([.A4736];9)=0;MOD([.A4737];9)=0);[.A4736]+[.A4737];&quot;&quot;)">
            <text:p/>
          </table:table-cell>
          <table:table-cell/>
        </table:table-row>
        <table:table-row table:style-name="ro1">
          <table:table-cell office:value-type="float" office:value="-956" calcext:value-type="float">
            <text:p>-956</text:p>
          </table:table-cell>
          <table:table-cell table:formula="of:=IF(AND(MOD([.A4737];9)=0;MOD([.A4738];9)=0);[.A4737]+[.A4738];&quot;&quot;)">
            <text:p/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IF(AND(MOD([.A4738];9)=0;MOD([.A4739];9)=0);[.A4738]+[.A4739];&quot;&quot;)">
            <text:p/>
          </table:table-cell>
          <table:table-cell/>
        </table:table-row>
        <table:table-row table:style-name="ro1">
          <table:table-cell office:value-type="float" office:value="-13" calcext:value-type="float">
            <text:p>-13</text:p>
          </table:table-cell>
          <table:table-cell table:formula="of:=IF(AND(MOD([.A4739];9)=0;MOD([.A4740];9)=0);[.A4739]+[.A4740];&quot;&quot;)">
            <text:p/>
          </table:table-cell>
          <table:table-cell/>
        </table:table-row>
        <table:table-row table:style-name="ro1">
          <table:table-cell office:value-type="float" office:value="-875" calcext:value-type="float">
            <text:p>-875</text:p>
          </table:table-cell>
          <table:table-cell table:formula="of:=IF(AND(MOD([.A4740];9)=0;MOD([.A4741];9)=0);[.A4740]+[.A4741];&quot;&quot;)">
            <text:p/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IF(AND(MOD([.A4741];9)=0;MOD([.A4742];9)=0);[.A4741]+[.A4742];&quot;&quot;)">
            <text:p/>
          </table:table-cell>
          <table:table-cell/>
        </table:table-row>
        <table:table-row table:style-name="ro1">
          <table:table-cell office:value-type="float" office:value="-406" calcext:value-type="float">
            <text:p>-406</text:p>
          </table:table-cell>
          <table:table-cell table:formula="of:=IF(AND(MOD([.A4742];9)=0;MOD([.A4743];9)=0);[.A4742]+[.A4743];&quot;&quot;)">
            <text:p/>
          </table:table-cell>
          <table:table-cell/>
        </table:table-row>
        <table:table-row table:style-name="ro1">
          <table:table-cell office:value-type="float" office:value="-800" calcext:value-type="float">
            <text:p>-800</text:p>
          </table:table-cell>
          <table:table-cell table:formula="of:=IF(AND(MOD([.A4743];9)=0;MOD([.A4744];9)=0);[.A4743]+[.A4744];&quot;&quot;)">
            <text:p/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IF(AND(MOD([.A4744];9)=0;MOD([.A4745];9)=0);[.A4744]+[.A4745];&quot;&quot;)">
            <text:p/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IF(AND(MOD([.A4745];9)=0;MOD([.A4746];9)=0);[.A4745]+[.A4746];&quot;&quot;)">
            <text:p/>
          </table:table-cell>
          <table:table-cell/>
        </table:table-row>
        <table:table-row table:style-name="ro1">
          <table:table-cell office:value-type="float" office:value="-219" calcext:value-type="float">
            <text:p>-219</text:p>
          </table:table-cell>
          <table:table-cell table:formula="of:=IF(AND(MOD([.A4746];9)=0;MOD([.A4747];9)=0);[.A4746]+[.A4747];&quot;&quot;)">
            <text:p/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IF(AND(MOD([.A4747];9)=0;MOD([.A4748];9)=0);[.A4747]+[.A4748];&quot;&quot;)">
            <text:p/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IF(AND(MOD([.A4748];9)=0;MOD([.A4749];9)=0);[.A4748]+[.A4749];&quot;&quot;)">
            <text:p/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IF(AND(MOD([.A4749];9)=0;MOD([.A4750];9)=0);[.A4749]+[.A4750];&quot;&quot;)">
            <text:p/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IF(AND(MOD([.A4750];9)=0;MOD([.A4751];9)=0);[.A4750]+[.A4751];&quot;&quot;)">
            <text:p/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IF(AND(MOD([.A4751];9)=0;MOD([.A4752];9)=0);[.A4751]+[.A4752];&quot;&quot;)">
            <text:p/>
          </table:table-cell>
          <table:table-cell/>
        </table:table-row>
        <table:table-row table:style-name="ro1">
          <table:table-cell office:value-type="float" office:value="-597" calcext:value-type="float">
            <text:p>-597</text:p>
          </table:table-cell>
          <table:table-cell table:formula="of:=IF(AND(MOD([.A4752];9)=0;MOD([.A4753];9)=0);[.A4752]+[.A4753];&quot;&quot;)">
            <text:p/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IF(AND(MOD([.A4753];9)=0;MOD([.A4754];9)=0);[.A4753]+[.A4754];&quot;&quot;)">
            <text:p/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IF(AND(MOD([.A4754];9)=0;MOD([.A4755];9)=0);[.A4754]+[.A4755];&quot;&quot;)">
            <text:p/>
          </table:table-cell>
          <table:table-cell/>
        </table:table-row>
        <table:table-row table:style-name="ro1">
          <table:table-cell office:value-type="float" office:value="-309" calcext:value-type="float">
            <text:p>-309</text:p>
          </table:table-cell>
          <table:table-cell table:formula="of:=IF(AND(MOD([.A4755];9)=0;MOD([.A4756];9)=0);[.A4755]+[.A4756];&quot;&quot;)">
            <text:p/>
          </table:table-cell>
          <table:table-cell/>
        </table:table-row>
        <table:table-row table:style-name="ro1">
          <table:table-cell office:value-type="float" office:value="-202" calcext:value-type="float">
            <text:p>-202</text:p>
          </table:table-cell>
          <table:table-cell table:formula="of:=IF(AND(MOD([.A4756];9)=0;MOD([.A4757];9)=0);[.A4756]+[.A4757];&quot;&quot;)">
            <text:p/>
          </table:table-cell>
          <table:table-cell/>
        </table:table-row>
        <table:table-row table:style-name="ro1">
          <table:table-cell office:value-type="float" office:value="-740" calcext:value-type="float">
            <text:p>-740</text:p>
          </table:table-cell>
          <table:table-cell table:formula="of:=IF(AND(MOD([.A4757];9)=0;MOD([.A4758];9)=0);[.A4757]+[.A4758];&quot;&quot;)">
            <text:p/>
          </table:table-cell>
          <table:table-cell/>
        </table:table-row>
        <table:table-row table:style-name="ro1">
          <table:table-cell office:value-type="float" office:value="-820" calcext:value-type="float">
            <text:p>-820</text:p>
          </table:table-cell>
          <table:table-cell table:formula="of:=IF(AND(MOD([.A4758];9)=0;MOD([.A4759];9)=0);[.A4758]+[.A4759];&quot;&quot;)">
            <text:p/>
          </table:table-cell>
          <table:table-cell/>
        </table:table-row>
        <table:table-row table:style-name="ro1">
          <table:table-cell office:value-type="float" office:value="-943" calcext:value-type="float">
            <text:p>-943</text:p>
          </table:table-cell>
          <table:table-cell table:formula="of:=IF(AND(MOD([.A4759];9)=0;MOD([.A4760];9)=0);[.A4759]+[.A4760];&quot;&quot;)">
            <text:p/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IF(AND(MOD([.A4760];9)=0;MOD([.A4761];9)=0);[.A4760]+[.A4761];&quot;&quot;)">
            <text:p/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IF(AND(MOD([.A4761];9)=0;MOD([.A4762];9)=0);[.A4761]+[.A4762];&quot;&quot;)">
            <text:p/>
          </table:table-cell>
          <table:table-cell/>
        </table:table-row>
        <table:table-row table:style-name="ro1">
          <table:table-cell office:value-type="float" office:value="-665" calcext:value-type="float">
            <text:p>-665</text:p>
          </table:table-cell>
          <table:table-cell table:formula="of:=IF(AND(MOD([.A4762];9)=0;MOD([.A4763];9)=0);[.A4762]+[.A4763];&quot;&quot;)">
            <text:p/>
          </table:table-cell>
          <table:table-cell/>
        </table:table-row>
        <table:table-row table:style-name="ro1">
          <table:table-cell office:value-type="float" office:value="-707" calcext:value-type="float">
            <text:p>-707</text:p>
          </table:table-cell>
          <table:table-cell table:formula="of:=IF(AND(MOD([.A4763];9)=0;MOD([.A4764];9)=0);[.A4763]+[.A4764];&quot;&quot;)">
            <text:p/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IF(AND(MOD([.A4764];9)=0;MOD([.A4765];9)=0);[.A4764]+[.A4765];&quot;&quot;)">
            <text:p/>
          </table:table-cell>
          <table:table-cell/>
        </table:table-row>
        <table:table-row table:style-name="ro1">
          <table:table-cell office:value-type="float" office:value="-706" calcext:value-type="float">
            <text:p>-706</text:p>
          </table:table-cell>
          <table:table-cell table:formula="of:=IF(AND(MOD([.A4765];9)=0;MOD([.A4766];9)=0);[.A4765]+[.A4766];&quot;&quot;)">
            <text:p/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IF(AND(MOD([.A4766];9)=0;MOD([.A4767];9)=0);[.A4766]+[.A4767];&quot;&quot;)">
            <text:p/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IF(AND(MOD([.A4767];9)=0;MOD([.A4768];9)=0);[.A4767]+[.A4768];&quot;&quot;)">
            <text:p/>
          </table:table-cell>
          <table:table-cell/>
        </table:table-row>
        <table:table-row table:style-name="ro1">
          <table:table-cell office:value-type="float" office:value="-963" calcext:value-type="float">
            <text:p>-963</text:p>
          </table:table-cell>
          <table:table-cell table:formula="of:=IF(AND(MOD([.A4768];9)=0;MOD([.A4769];9)=0);[.A4768]+[.A4769];&quot;&quot;)">
            <text:p/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IF(AND(MOD([.A4769];9)=0;MOD([.A4770];9)=0);[.A4769]+[.A4770];&quot;&quot;)" office:value-type="float" office:value="-279" calcext:value-type="float">
            <text:p>-279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IF(AND(MOD([.A4770];9)=0;MOD([.A4771];9)=0);[.A4770]+[.A4771];&quot;&quot;)">
            <text:p/>
          </table:table-cell>
          <table:table-cell/>
        </table:table-row>
        <table:table-row table:style-name="ro1">
          <table:table-cell office:value-type="float" office:value="-605" calcext:value-type="float">
            <text:p>-605</text:p>
          </table:table-cell>
          <table:table-cell table:formula="of:=IF(AND(MOD([.A4771];9)=0;MOD([.A4772];9)=0);[.A4771]+[.A4772];&quot;&quot;)">
            <text:p/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IF(AND(MOD([.A4772];9)=0;MOD([.A4773];9)=0);[.A4772]+[.A4773];&quot;&quot;)">
            <text:p/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IF(AND(MOD([.A4773];9)=0;MOD([.A4774];9)=0);[.A4773]+[.A4774];&quot;&quot;)">
            <text:p/>
          </table:table-cell>
          <table:table-cell/>
        </table:table-row>
        <table:table-row table:style-name="ro1">
          <table:table-cell office:value-type="float" office:value="-258" calcext:value-type="float">
            <text:p>-258</text:p>
          </table:table-cell>
          <table:table-cell table:formula="of:=IF(AND(MOD([.A4774];9)=0;MOD([.A4775];9)=0);[.A4774]+[.A4775];&quot;&quot;)">
            <text:p/>
          </table:table-cell>
          <table:table-cell/>
        </table:table-row>
        <table:table-row table:style-name="ro1">
          <table:table-cell office:value-type="float" office:value="-545" calcext:value-type="float">
            <text:p>-545</text:p>
          </table:table-cell>
          <table:table-cell table:formula="of:=IF(AND(MOD([.A4775];9)=0;MOD([.A4776];9)=0);[.A4775]+[.A4776];&quot;&quot;)">
            <text:p/>
          </table:table-cell>
          <table:table-cell/>
        </table:table-row>
        <table:table-row table:style-name="ro1">
          <table:table-cell office:value-type="float" office:value="-462" calcext:value-type="float">
            <text:p>-462</text:p>
          </table:table-cell>
          <table:table-cell table:formula="of:=IF(AND(MOD([.A4776];9)=0;MOD([.A4777];9)=0);[.A4776]+[.A4777];&quot;&quot;)">
            <text:p/>
          </table:table-cell>
          <table:table-cell/>
        </table:table-row>
        <table:table-row table:style-name="ro1">
          <table:table-cell office:value-type="float" office:value="-490" calcext:value-type="float">
            <text:p>-490</text:p>
          </table:table-cell>
          <table:table-cell table:formula="of:=IF(AND(MOD([.A4777];9)=0;MOD([.A4778];9)=0);[.A4777]+[.A4778];&quot;&quot;)">
            <text:p/>
          </table:table-cell>
          <table:table-cell/>
        </table:table-row>
        <table:table-row table:style-name="ro1">
          <table:table-cell office:value-type="float" office:value="-948" calcext:value-type="float">
            <text:p>-948</text:p>
          </table:table-cell>
          <table:table-cell table:formula="of:=IF(AND(MOD([.A4778];9)=0;MOD([.A4779];9)=0);[.A4778]+[.A4779];&quot;&quot;)">
            <text:p/>
          </table:table-cell>
          <table:table-cell/>
        </table:table-row>
        <table:table-row table:style-name="ro1">
          <table:table-cell office:value-type="float" office:value="-137" calcext:value-type="float">
            <text:p>-137</text:p>
          </table:table-cell>
          <table:table-cell table:formula="of:=IF(AND(MOD([.A4779];9)=0;MOD([.A4780];9)=0);[.A4779]+[.A4780];&quot;&quot;)">
            <text:p/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IF(AND(MOD([.A4780];9)=0;MOD([.A4781];9)=0);[.A4780]+[.A4781];&quot;&quot;)">
            <text:p/>
          </table:table-cell>
          <table:table-cell/>
        </table:table-row>
        <table:table-row table:style-name="ro1">
          <table:table-cell office:value-type="float" office:value="-883" calcext:value-type="float">
            <text:p>-883</text:p>
          </table:table-cell>
          <table:table-cell table:formula="of:=IF(AND(MOD([.A4781];9)=0;MOD([.A4782];9)=0);[.A4781]+[.A4782];&quot;&quot;)">
            <text:p/>
          </table:table-cell>
          <table:table-cell/>
        </table:table-row>
        <table:table-row table:style-name="ro1">
          <table:table-cell office:value-type="float" office:value="-644" calcext:value-type="float">
            <text:p>-644</text:p>
          </table:table-cell>
          <table:table-cell table:formula="of:=IF(AND(MOD([.A4782];9)=0;MOD([.A4783];9)=0);[.A4782]+[.A4783];&quot;&quot;)">
            <text:p/>
          </table:table-cell>
          <table:table-cell/>
        </table:table-row>
        <table:table-row table:style-name="ro1">
          <table:table-cell office:value-type="float" office:value="-775" calcext:value-type="float">
            <text:p>-775</text:p>
          </table:table-cell>
          <table:table-cell table:formula="of:=IF(AND(MOD([.A4783];9)=0;MOD([.A4784];9)=0);[.A4783]+[.A4784];&quot;&quot;)">
            <text:p/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IF(AND(MOD([.A4784];9)=0;MOD([.A4785];9)=0);[.A4784]+[.A4785];&quot;&quot;)">
            <text:p/>
          </table:table-cell>
          <table:table-cell/>
        </table:table-row>
        <table:table-row table:style-name="ro1">
          <table:table-cell office:value-type="float" office:value="-610" calcext:value-type="float">
            <text:p>-610</text:p>
          </table:table-cell>
          <table:table-cell table:formula="of:=IF(AND(MOD([.A4785];9)=0;MOD([.A4786];9)=0);[.A4785]+[.A4786];&quot;&quot;)">
            <text:p/>
          </table:table-cell>
          <table:table-cell/>
        </table:table-row>
        <table:table-row table:style-name="ro1">
          <table:table-cell office:value-type="float" office:value="-190" calcext:value-type="float">
            <text:p>-190</text:p>
          </table:table-cell>
          <table:table-cell table:formula="of:=IF(AND(MOD([.A4786];9)=0;MOD([.A4787];9)=0);[.A4786]+[.A4787];&quot;&quot;)">
            <text:p/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IF(AND(MOD([.A4787];9)=0;MOD([.A4788];9)=0);[.A4787]+[.A4788];&quot;&quot;)">
            <text:p/>
          </table:table-cell>
          <table:table-cell/>
        </table:table-row>
        <table:table-row table:style-name="ro1">
          <table:table-cell office:value-type="float" office:value="-361" calcext:value-type="float">
            <text:p>-361</text:p>
          </table:table-cell>
          <table:table-cell table:formula="of:=IF(AND(MOD([.A4788];9)=0;MOD([.A4789];9)=0);[.A4788]+[.A4789];&quot;&quot;)">
            <text:p/>
          </table:table-cell>
          <table:table-cell/>
        </table:table-row>
        <table:table-row table:style-name="ro1">
          <table:table-cell office:value-type="float" office:value="-781" calcext:value-type="float">
            <text:p>-781</text:p>
          </table:table-cell>
          <table:table-cell table:formula="of:=IF(AND(MOD([.A4789];9)=0;MOD([.A4790];9)=0);[.A4789]+[.A4790];&quot;&quot;)">
            <text:p/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IF(AND(MOD([.A4790];9)=0;MOD([.A4791];9)=0);[.A4790]+[.A4791];&quot;&quot;)">
            <text:p/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IF(AND(MOD([.A4791];9)=0;MOD([.A4792];9)=0);[.A4791]+[.A4792];&quot;&quot;)">
            <text:p/>
          </table:table-cell>
          <table:table-cell/>
        </table:table-row>
        <table:table-row table:style-name="ro1">
          <table:table-cell office:value-type="float" office:value="-579" calcext:value-type="float">
            <text:p>-579</text:p>
          </table:table-cell>
          <table:table-cell table:formula="of:=IF(AND(MOD([.A4792];9)=0;MOD([.A4793];9)=0);[.A4792]+[.A4793];&quot;&quot;)">
            <text:p/>
          </table:table-cell>
          <table:table-cell/>
        </table:table-row>
        <table:table-row table:style-name="ro1">
          <table:table-cell office:value-type="float" office:value="-755" calcext:value-type="float">
            <text:p>-755</text:p>
          </table:table-cell>
          <table:table-cell table:formula="of:=IF(AND(MOD([.A4793];9)=0;MOD([.A4794];9)=0);[.A4793]+[.A4794];&quot;&quot;)">
            <text:p/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IF(AND(MOD([.A4794];9)=0;MOD([.A4795];9)=0);[.A4794]+[.A4795];&quot;&quot;)">
            <text:p/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IF(AND(MOD([.A4795];9)=0;MOD([.A4796];9)=0);[.A4795]+[.A4796];&quot;&quot;)">
            <text:p/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IF(AND(MOD([.A4796];9)=0;MOD([.A4797];9)=0);[.A4796]+[.A4797];&quot;&quot;)">
            <text:p/>
          </table:table-cell>
          <table:table-cell/>
        </table:table-row>
        <table:table-row table:style-name="ro1">
          <table:table-cell office:value-type="float" office:value="-520" calcext:value-type="float">
            <text:p>-520</text:p>
          </table:table-cell>
          <table:table-cell table:formula="of:=IF(AND(MOD([.A4797];9)=0;MOD([.A4798];9)=0);[.A4797]+[.A4798];&quot;&quot;)">
            <text:p/>
          </table:table-cell>
          <table:table-cell/>
        </table:table-row>
        <table:table-row table:style-name="ro1">
          <table:table-cell office:value-type="float" office:value="-23" calcext:value-type="float">
            <text:p>-23</text:p>
          </table:table-cell>
          <table:table-cell table:formula="of:=IF(AND(MOD([.A4798];9)=0;MOD([.A4799];9)=0);[.A4798]+[.A4799];&quot;&quot;)">
            <text:p/>
          </table:table-cell>
          <table:table-cell/>
        </table:table-row>
        <table:table-row table:style-name="ro1">
          <table:table-cell office:value-type="float" office:value="-347" calcext:value-type="float">
            <text:p>-347</text:p>
          </table:table-cell>
          <table:table-cell table:formula="of:=IF(AND(MOD([.A4799];9)=0;MOD([.A4800];9)=0);[.A4799]+[.A4800];&quot;&quot;)">
            <text:p/>
          </table:table-cell>
          <table:table-cell/>
        </table:table-row>
        <table:table-row table:style-name="ro1">
          <table:table-cell office:value-type="float" office:value="-128" calcext:value-type="float">
            <text:p>-128</text:p>
          </table:table-cell>
          <table:table-cell table:formula="of:=IF(AND(MOD([.A4800];9)=0;MOD([.A4801];9)=0);[.A4800]+[.A4801];&quot;&quot;)">
            <text:p/>
          </table:table-cell>
          <table:table-cell/>
        </table:table-row>
        <table:table-row table:style-name="ro1">
          <table:table-cell office:value-type="float" office:value="-897" calcext:value-type="float">
            <text:p>-897</text:p>
          </table:table-cell>
          <table:table-cell table:formula="of:=IF(AND(MOD([.A4801];9)=0;MOD([.A4802];9)=0);[.A4801]+[.A4802];&quot;&quot;)">
            <text:p/>
          </table:table-cell>
          <table:table-cell/>
        </table:table-row>
        <table:table-row table:style-name="ro1">
          <table:table-cell office:value-type="float" office:value="-335" calcext:value-type="float">
            <text:p>-335</text:p>
          </table:table-cell>
          <table:table-cell table:formula="of:=IF(AND(MOD([.A4802];9)=0;MOD([.A4803];9)=0);[.A4802]+[.A4803];&quot;&quot;)">
            <text:p/>
          </table:table-cell>
          <table:table-cell/>
        </table:table-row>
        <table:table-row table:style-name="ro1">
          <table:table-cell office:value-type="float" office:value="-959" calcext:value-type="float">
            <text:p>-959</text:p>
          </table:table-cell>
          <table:table-cell table:formula="of:=IF(AND(MOD([.A4803];9)=0;MOD([.A4804];9)=0);[.A4803]+[.A4804];&quot;&quot;)">
            <text:p/>
          </table:table-cell>
          <table:table-cell/>
        </table:table-row>
        <table:table-row table:style-name="ro1">
          <table:table-cell office:value-type="float" office:value="-8" calcext:value-type="float">
            <text:p>-8</text:p>
          </table:table-cell>
          <table:table-cell table:formula="of:=IF(AND(MOD([.A4804];9)=0;MOD([.A4805];9)=0);[.A4804]+[.A4805];&quot;&quot;)">
            <text:p/>
          </table:table-cell>
          <table:table-cell/>
        </table:table-row>
        <table:table-row table:style-name="ro1">
          <table:table-cell office:value-type="float" office:value="-69" calcext:value-type="float">
            <text:p>-69</text:p>
          </table:table-cell>
          <table:table-cell table:formula="of:=IF(AND(MOD([.A4805];9)=0;MOD([.A4806];9)=0);[.A4805]+[.A4806];&quot;&quot;)">
            <text:p/>
          </table:table-cell>
          <table:table-cell/>
        </table:table-row>
        <table:table-row table:style-name="ro1">
          <table:table-cell office:value-type="float" office:value="-46" calcext:value-type="float">
            <text:p>-46</text:p>
          </table:table-cell>
          <table:table-cell table:formula="of:=IF(AND(MOD([.A4806];9)=0;MOD([.A4807];9)=0);[.A4806]+[.A4807];&quot;&quot;)">
            <text:p/>
          </table:table-cell>
          <table:table-cell/>
        </table:table-row>
        <table:table-row table:style-name="ro1">
          <table:table-cell office:value-type="float" office:value="-335" calcext:value-type="float">
            <text:p>-335</text:p>
          </table:table-cell>
          <table:table-cell table:formula="of:=IF(AND(MOD([.A4807];9)=0;MOD([.A4808];9)=0);[.A4807]+[.A4808];&quot;&quot;)">
            <text:p/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IF(AND(MOD([.A4808];9)=0;MOD([.A4809];9)=0);[.A4808]+[.A4809];&quot;&quot;)">
            <text:p/>
          </table:table-cell>
          <table:table-cell/>
        </table:table-row>
        <table:table-row table:style-name="ro1">
          <table:table-cell office:value-type="float" office:value="-387" calcext:value-type="float">
            <text:p>-387</text:p>
          </table:table-cell>
          <table:table-cell table:formula="of:=IF(AND(MOD([.A4809];9)=0;MOD([.A4810];9)=0);[.A4809]+[.A4810];&quot;&quot;)">
            <text:p/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IF(AND(MOD([.A4810];9)=0;MOD([.A4811];9)=0);[.A4810]+[.A4811];&quot;&quot;)">
            <text:p/>
          </table:table-cell>
          <table:table-cell/>
        </table:table-row>
        <table:table-row table:style-name="ro1">
          <table:table-cell office:value-type="float" office:value="-131" calcext:value-type="float">
            <text:p>-131</text:p>
          </table:table-cell>
          <table:table-cell table:formula="of:=IF(AND(MOD([.A4811];9)=0;MOD([.A4812];9)=0);[.A4811]+[.A4812];&quot;&quot;)">
            <text:p/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IF(AND(MOD([.A4812];9)=0;MOD([.A4813];9)=0);[.A4812]+[.A4813];&quot;&quot;)">
            <text:p/>
          </table:table-cell>
          <table:table-cell/>
        </table:table-row>
        <table:table-row table:style-name="ro1">
          <table:table-cell office:value-type="float" office:value="-500" calcext:value-type="float">
            <text:p>-500</text:p>
          </table:table-cell>
          <table:table-cell table:formula="of:=IF(AND(MOD([.A4813];9)=0;MOD([.A4814];9)=0);[.A4813]+[.A4814];&quot;&quot;)">
            <text:p/>
          </table:table-cell>
          <table:table-cell/>
        </table:table-row>
        <table:table-row table:style-name="ro1">
          <table:table-cell office:value-type="float" office:value="-892" calcext:value-type="float">
            <text:p>-892</text:p>
          </table:table-cell>
          <table:table-cell table:formula="of:=IF(AND(MOD([.A4814];9)=0;MOD([.A4815];9)=0);[.A4814]+[.A4815];&quot;&quot;)">
            <text:p/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IF(AND(MOD([.A4815];9)=0;MOD([.A4816];9)=0);[.A4815]+[.A4816];&quot;&quot;)">
            <text:p/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IF(AND(MOD([.A4816];9)=0;MOD([.A4817];9)=0);[.A4816]+[.A4817];&quot;&quot;)">
            <text:p/>
          </table:table-cell>
          <table:table-cell/>
        </table:table-row>
        <table:table-row table:style-name="ro1">
          <table:table-cell office:value-type="float" office:value="-504" calcext:value-type="float">
            <text:p>-504</text:p>
          </table:table-cell>
          <table:table-cell table:formula="of:=IF(AND(MOD([.A4817];9)=0;MOD([.A4818];9)=0);[.A4817]+[.A4818];&quot;&quot;)" office:value-type="float" office:value="441" calcext:value-type="float">
            <text:p>441</text:p>
          </table:table-cell>
          <table:table-cell/>
        </table:table-row>
        <table:table-row table:style-name="ro1">
          <table:table-cell office:value-type="float" office:value="-145" calcext:value-type="float">
            <text:p>-145</text:p>
          </table:table-cell>
          <table:table-cell table:formula="of:=IF(AND(MOD([.A4818];9)=0;MOD([.A4819];9)=0);[.A4818]+[.A4819];&quot;&quot;)">
            <text:p/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IF(AND(MOD([.A4819];9)=0;MOD([.A4820];9)=0);[.A4819]+[.A4820];&quot;&quot;)">
            <text:p/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IF(AND(MOD([.A4820];9)=0;MOD([.A4821];9)=0);[.A4820]+[.A4821];&quot;&quot;)">
            <text:p/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IF(AND(MOD([.A4821];9)=0;MOD([.A4822];9)=0);[.A4821]+[.A4822];&quot;&quot;)">
            <text:p/>
          </table:table-cell>
          <table:table-cell/>
        </table:table-row>
        <table:table-row table:style-name="ro1">
          <table:table-cell office:value-type="float" office:value="-217" calcext:value-type="float">
            <text:p>-217</text:p>
          </table:table-cell>
          <table:table-cell table:formula="of:=IF(AND(MOD([.A4822];9)=0;MOD([.A4823];9)=0);[.A4822]+[.A4823];&quot;&quot;)">
            <text:p/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IF(AND(MOD([.A4823];9)=0;MOD([.A4824];9)=0);[.A4823]+[.A4824];&quot;&quot;)">
            <text:p/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IF(AND(MOD([.A4824];9)=0;MOD([.A4825];9)=0);[.A4824]+[.A4825];&quot;&quot;)">
            <text:p/>
          </table:table-cell>
          <table:table-cell/>
        </table:table-row>
        <table:table-row table:style-name="ro1">
          <table:table-cell office:value-type="float" office:value="-677" calcext:value-type="float">
            <text:p>-677</text:p>
          </table:table-cell>
          <table:table-cell table:formula="of:=IF(AND(MOD([.A4825];9)=0;MOD([.A4826];9)=0);[.A4825]+[.A4826];&quot;&quot;)">
            <text:p/>
          </table:table-cell>
          <table:table-cell/>
        </table:table-row>
        <table:table-row table:style-name="ro1">
          <table:table-cell office:value-type="float" office:value="-103" calcext:value-type="float">
            <text:p>-103</text:p>
          </table:table-cell>
          <table:table-cell table:formula="of:=IF(AND(MOD([.A4826];9)=0;MOD([.A4827];9)=0);[.A4826]+[.A4827];&quot;&quot;)">
            <text:p/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IF(AND(MOD([.A4827];9)=0;MOD([.A4828];9)=0);[.A4827]+[.A4828];&quot;&quot;)">
            <text:p/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IF(AND(MOD([.A4828];9)=0;MOD([.A4829];9)=0);[.A4828]+[.A4829];&quot;&quot;)">
            <text:p/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IF(AND(MOD([.A4829];9)=0;MOD([.A4830];9)=0);[.A4829]+[.A4830];&quot;&quot;)">
            <text:p/>
          </table:table-cell>
          <table:table-cell/>
        </table:table-row>
        <table:table-row table:style-name="ro1">
          <table:table-cell office:value-type="float" office:value="-453" calcext:value-type="float">
            <text:p>-453</text:p>
          </table:table-cell>
          <table:table-cell table:formula="of:=IF(AND(MOD([.A4830];9)=0;MOD([.A4831];9)=0);[.A4830]+[.A4831];&quot;&quot;)">
            <text:p/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IF(AND(MOD([.A4831];9)=0;MOD([.A4832];9)=0);[.A4831]+[.A4832];&quot;&quot;)">
            <text:p/>
          </table:table-cell>
          <table:table-cell/>
        </table:table-row>
        <table:table-row table:style-name="ro1">
          <table:table-cell office:value-type="float" office:value="-469" calcext:value-type="float">
            <text:p>-469</text:p>
          </table:table-cell>
          <table:table-cell table:formula="of:=IF(AND(MOD([.A4832];9)=0;MOD([.A4833];9)=0);[.A4832]+[.A4833];&quot;&quot;)">
            <text:p/>
          </table:table-cell>
          <table:table-cell/>
        </table:table-row>
        <table:table-row table:style-name="ro1">
          <table:table-cell office:value-type="float" office:value="-920" calcext:value-type="float">
            <text:p>-920</text:p>
          </table:table-cell>
          <table:table-cell table:formula="of:=IF(AND(MOD([.A4833];9)=0;MOD([.A4834];9)=0);[.A4833]+[.A4834];&quot;&quot;)">
            <text:p/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IF(AND(MOD([.A4834];9)=0;MOD([.A4835];9)=0);[.A4834]+[.A4835];&quot;&quot;)">
            <text:p/>
          </table:table-cell>
          <table:table-cell/>
        </table:table-row>
        <table:table-row table:style-name="ro1">
          <table:table-cell office:value-type="float" office:value="-982" calcext:value-type="float">
            <text:p>-982</text:p>
          </table:table-cell>
          <table:table-cell table:formula="of:=IF(AND(MOD([.A4835];9)=0;MOD([.A4836];9)=0);[.A4835]+[.A4836];&quot;&quot;)">
            <text:p/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IF(AND(MOD([.A4836];9)=0;MOD([.A4837];9)=0);[.A4836]+[.A4837];&quot;&quot;)">
            <text:p/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IF(AND(MOD([.A4837];9)=0;MOD([.A4838];9)=0);[.A4837]+[.A4838];&quot;&quot;)">
            <text:p/>
          </table:table-cell>
          <table:table-cell/>
        </table:table-row>
        <table:table-row table:style-name="ro1">
          <table:table-cell office:value-type="float" office:value="-570" calcext:value-type="float">
            <text:p>-570</text:p>
          </table:table-cell>
          <table:table-cell table:formula="of:=IF(AND(MOD([.A4838];9)=0;MOD([.A4839];9)=0);[.A4838]+[.A4839];&quot;&quot;)">
            <text:p/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IF(AND(MOD([.A4839];9)=0;MOD([.A4840];9)=0);[.A4839]+[.A4840];&quot;&quot;)">
            <text:p/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IF(AND(MOD([.A4840];9)=0;MOD([.A4841];9)=0);[.A4840]+[.A4841];&quot;&quot;)">
            <text:p/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IF(AND(MOD([.A4841];9)=0;MOD([.A4842];9)=0);[.A4841]+[.A4842];&quot;&quot;)">
            <text:p/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IF(AND(MOD([.A4842];9)=0;MOD([.A4843];9)=0);[.A4842]+[.A4843];&quot;&quot;)">
            <text:p/>
          </table:table-cell>
          <table:table-cell/>
        </table:table-row>
        <table:table-row table:style-name="ro1">
          <table:table-cell office:value-type="float" office:value="-239" calcext:value-type="float">
            <text:p>-239</text:p>
          </table:table-cell>
          <table:table-cell table:formula="of:=IF(AND(MOD([.A4843];9)=0;MOD([.A4844];9)=0);[.A4843]+[.A4844];&quot;&quot;)">
            <text:p/>
          </table:table-cell>
          <table:table-cell/>
        </table:table-row>
        <table:table-row table:style-name="ro1">
          <table:table-cell office:value-type="float" office:value="-820" calcext:value-type="float">
            <text:p>-820</text:p>
          </table:table-cell>
          <table:table-cell table:formula="of:=IF(AND(MOD([.A4844];9)=0;MOD([.A4845];9)=0);[.A4844]+[.A4845];&quot;&quot;)">
            <text:p/>
          </table:table-cell>
          <table:table-cell/>
        </table:table-row>
        <table:table-row table:style-name="ro1">
          <table:table-cell office:value-type="float" office:value="-428" calcext:value-type="float">
            <text:p>-428</text:p>
          </table:table-cell>
          <table:table-cell table:formula="of:=IF(AND(MOD([.A4845];9)=0;MOD([.A4846];9)=0);[.A4845]+[.A4846];&quot;&quot;)">
            <text:p/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IF(AND(MOD([.A4846];9)=0;MOD([.A4847];9)=0);[.A4846]+[.A4847];&quot;&quot;)">
            <text:p/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IF(AND(MOD([.A4847];9)=0;MOD([.A4848];9)=0);[.A4847]+[.A4848];&quot;&quot;)">
            <text:p/>
          </table:table-cell>
          <table:table-cell/>
        </table:table-row>
        <table:table-row table:style-name="ro1">
          <table:table-cell office:value-type="float" office:value="-7" calcext:value-type="float">
            <text:p>-7</text:p>
          </table:table-cell>
          <table:table-cell table:formula="of:=IF(AND(MOD([.A4848];9)=0;MOD([.A4849];9)=0);[.A4848]+[.A4849];&quot;&quot;)">
            <text:p/>
          </table:table-cell>
          <table:table-cell/>
        </table:table-row>
        <table:table-row table:style-name="ro1">
          <table:table-cell office:value-type="float" office:value="-229" calcext:value-type="float">
            <text:p>-229</text:p>
          </table:table-cell>
          <table:table-cell table:formula="of:=IF(AND(MOD([.A4849];9)=0;MOD([.A4850];9)=0);[.A4849]+[.A4850];&quot;&quot;)">
            <text:p/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IF(AND(MOD([.A4850];9)=0;MOD([.A4851];9)=0);[.A4850]+[.A4851];&quot;&quot;)">
            <text:p/>
          </table:table-cell>
          <table:table-cell/>
        </table:table-row>
        <table:table-row table:style-name="ro1">
          <table:table-cell office:value-type="float" office:value="-825" calcext:value-type="float">
            <text:p>-825</text:p>
          </table:table-cell>
          <table:table-cell table:formula="of:=IF(AND(MOD([.A4851];9)=0;MOD([.A4852];9)=0);[.A4851]+[.A4852];&quot;&quot;)">
            <text:p/>
          </table:table-cell>
          <table:table-cell/>
        </table:table-row>
        <table:table-row table:style-name="ro1">
          <table:table-cell office:value-type="float" office:value="-965" calcext:value-type="float">
            <text:p>-965</text:p>
          </table:table-cell>
          <table:table-cell table:formula="of:=IF(AND(MOD([.A4852];9)=0;MOD([.A4853];9)=0);[.A4852]+[.A4853];&quot;&quot;)">
            <text:p/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IF(AND(MOD([.A4853];9)=0;MOD([.A4854];9)=0);[.A4853]+[.A4854];&quot;&quot;)">
            <text:p/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IF(AND(MOD([.A4854];9)=0;MOD([.A4855];9)=0);[.A4854]+[.A4855];&quot;&quot;)">
            <text:p/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IF(AND(MOD([.A4855];9)=0;MOD([.A4856];9)=0);[.A4855]+[.A4856];&quot;&quot;)">
            <text:p/>
          </table:table-cell>
          <table:table-cell/>
        </table:table-row>
        <table:table-row table:style-name="ro1">
          <table:table-cell office:value-type="float" office:value="-851" calcext:value-type="float">
            <text:p>-851</text:p>
          </table:table-cell>
          <table:table-cell table:formula="of:=IF(AND(MOD([.A4856];9)=0;MOD([.A4857];9)=0);[.A4856]+[.A4857];&quot;&quot;)">
            <text:p/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IF(AND(MOD([.A4857];9)=0;MOD([.A4858];9)=0);[.A4857]+[.A4858];&quot;&quot;)">
            <text:p/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IF(AND(MOD([.A4858];9)=0;MOD([.A4859];9)=0);[.A4858]+[.A4859];&quot;&quot;)">
            <text:p/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IF(AND(MOD([.A4859];9)=0;MOD([.A4860];9)=0);[.A4859]+[.A4860];&quot;&quot;)">
            <text:p/>
          </table:table-cell>
          <table:table-cell/>
        </table:table-row>
        <table:table-row table:style-name="ro1">
          <table:table-cell office:value-type="float" office:value="-870" calcext:value-type="float">
            <text:p>-870</text:p>
          </table:table-cell>
          <table:table-cell table:formula="of:=IF(AND(MOD([.A4860];9)=0;MOD([.A4861];9)=0);[.A4860]+[.A4861];&quot;&quot;)">
            <text:p/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IF(AND(MOD([.A4861];9)=0;MOD([.A4862];9)=0);[.A4861]+[.A4862];&quot;&quot;)">
            <text:p/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IF(AND(MOD([.A4862];9)=0;MOD([.A4863];9)=0);[.A4862]+[.A4863];&quot;&quot;)">
            <text:p/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IF(AND(MOD([.A4863];9)=0;MOD([.A4864];9)=0);[.A4863]+[.A4864];&quot;&quot;)">
            <text:p/>
          </table:table-cell>
          <table:table-cell/>
        </table:table-row>
        <table:table-row table:style-name="ro1">
          <table:table-cell office:value-type="float" office:value="-698" calcext:value-type="float">
            <text:p>-698</text:p>
          </table:table-cell>
          <table:table-cell table:formula="of:=IF(AND(MOD([.A4864];9)=0;MOD([.A4865];9)=0);[.A4864]+[.A4865];&quot;&quot;)">
            <text:p/>
          </table:table-cell>
          <table:table-cell/>
        </table:table-row>
        <table:table-row table:style-name="ro1">
          <table:table-cell office:value-type="float" office:value="-366" calcext:value-type="float">
            <text:p>-366</text:p>
          </table:table-cell>
          <table:table-cell table:formula="of:=IF(AND(MOD([.A4865];9)=0;MOD([.A4866];9)=0);[.A4865]+[.A4866];&quot;&quot;)">
            <text:p/>
          </table:table-cell>
          <table:table-cell/>
        </table:table-row>
        <table:table-row table:style-name="ro1">
          <table:table-cell office:value-type="float" office:value="-596" calcext:value-type="float">
            <text:p>-596</text:p>
          </table:table-cell>
          <table:table-cell table:formula="of:=IF(AND(MOD([.A4866];9)=0;MOD([.A4867];9)=0);[.A4866]+[.A4867];&quot;&quot;)">
            <text:p/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IF(AND(MOD([.A4867];9)=0;MOD([.A4868];9)=0);[.A4867]+[.A4868];&quot;&quot;)">
            <text:p/>
          </table:table-cell>
          <table:table-cell/>
        </table:table-row>
        <table:table-row table:style-name="ro1">
          <table:table-cell office:value-type="float" office:value="-885" calcext:value-type="float">
            <text:p>-885</text:p>
          </table:table-cell>
          <table:table-cell table:formula="of:=IF(AND(MOD([.A4868];9)=0;MOD([.A4869];9)=0);[.A4868]+[.A4869];&quot;&quot;)">
            <text:p/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IF(AND(MOD([.A4869];9)=0;MOD([.A4870];9)=0);[.A4869]+[.A4870];&quot;&quot;)">
            <text:p/>
          </table:table-cell>
          <table:table-cell/>
        </table:table-row>
        <table:table-row table:style-name="ro1">
          <table:table-cell office:value-type="float" office:value="-230" calcext:value-type="float">
            <text:p>-230</text:p>
          </table:table-cell>
          <table:table-cell table:formula="of:=IF(AND(MOD([.A4870];9)=0;MOD([.A4871];9)=0);[.A4870]+[.A4871];&quot;&quot;)">
            <text:p/>
          </table:table-cell>
          <table:table-cell/>
        </table:table-row>
        <table:table-row table:style-name="ro1">
          <table:table-cell office:value-type="float" office:value="-198" calcext:value-type="float">
            <text:p>-198</text:p>
          </table:table-cell>
          <table:table-cell table:formula="of:=IF(AND(MOD([.A4871];9)=0;MOD([.A4872];9)=0);[.A4871]+[.A4872];&quot;&quot;)">
            <text:p/>
          </table:table-cell>
          <table:table-cell/>
        </table:table-row>
        <table:table-row table:style-name="ro1">
          <table:table-cell office:value-type="float" office:value="-349" calcext:value-type="float">
            <text:p>-349</text:p>
          </table:table-cell>
          <table:table-cell table:formula="of:=IF(AND(MOD([.A4872];9)=0;MOD([.A4873];9)=0);[.A4872]+[.A4873];&quot;&quot;)">
            <text:p/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IF(AND(MOD([.A4873];9)=0;MOD([.A4874];9)=0);[.A4873]+[.A4874];&quot;&quot;)">
            <text:p/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IF(AND(MOD([.A4874];9)=0;MOD([.A4875];9)=0);[.A4874]+[.A4875];&quot;&quot;)">
            <text:p/>
          </table:table-cell>
          <table:table-cell/>
        </table:table-row>
        <table:table-row table:style-name="ro1">
          <table:table-cell office:value-type="float" office:value="-669" calcext:value-type="float">
            <text:p>-669</text:p>
          </table:table-cell>
          <table:table-cell table:formula="of:=IF(AND(MOD([.A4875];9)=0;MOD([.A4876];9)=0);[.A4875]+[.A4876];&quot;&quot;)">
            <text:p/>
          </table:table-cell>
          <table:table-cell/>
        </table:table-row>
        <table:table-row table:style-name="ro1">
          <table:table-cell office:value-type="float" office:value="-801" calcext:value-type="float">
            <text:p>-801</text:p>
          </table:table-cell>
          <table:table-cell table:formula="of:=IF(AND(MOD([.A4876];9)=0;MOD([.A4877];9)=0);[.A4876]+[.A4877];&quot;&quot;)">
            <text:p/>
          </table:table-cell>
          <table:table-cell/>
        </table:table-row>
        <table:table-row table:style-name="ro1">
          <table:table-cell office:value-type="float" office:value="-411" calcext:value-type="float">
            <text:p>-411</text:p>
          </table:table-cell>
          <table:table-cell table:formula="of:=IF(AND(MOD([.A4877];9)=0;MOD([.A4878];9)=0);[.A4877]+[.A4878];&quot;&quot;)">
            <text:p/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IF(AND(MOD([.A4878];9)=0;MOD([.A4879];9)=0);[.A4878]+[.A4879];&quot;&quot;)">
            <text:p/>
          </table:table-cell>
          <table:table-cell/>
        </table:table-row>
        <table:table-row table:style-name="ro1">
          <table:table-cell office:value-type="float" office:value="-935" calcext:value-type="float">
            <text:p>-935</text:p>
          </table:table-cell>
          <table:table-cell table:formula="of:=IF(AND(MOD([.A4879];9)=0;MOD([.A4880];9)=0);[.A4879]+[.A4880];&quot;&quot;)">
            <text:p/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IF(AND(MOD([.A4880];9)=0;MOD([.A4881];9)=0);[.A4880]+[.A4881];&quot;&quot;)">
            <text:p/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IF(AND(MOD([.A4881];9)=0;MOD([.A4882];9)=0);[.A4881]+[.A4882];&quot;&quot;)">
            <text:p/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IF(AND(MOD([.A4882];9)=0;MOD([.A4883];9)=0);[.A4882]+[.A4883];&quot;&quot;)">
            <text:p/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IF(AND(MOD([.A4883];9)=0;MOD([.A4884];9)=0);[.A4883]+[.A4884];&quot;&quot;)">
            <text:p/>
          </table:table-cell>
          <table:table-cell/>
        </table:table-row>
        <table:table-row table:style-name="ro1">
          <table:table-cell office:value-type="float" office:value="-343" calcext:value-type="float">
            <text:p>-343</text:p>
          </table:table-cell>
          <table:table-cell table:formula="of:=IF(AND(MOD([.A4884];9)=0;MOD([.A4885];9)=0);[.A4884]+[.A4885];&quot;&quot;)">
            <text:p/>
          </table:table-cell>
          <table:table-cell/>
        </table:table-row>
        <table:table-row table:style-name="ro1">
          <table:table-cell office:value-type="float" office:value="-390" calcext:value-type="float">
            <text:p>-390</text:p>
          </table:table-cell>
          <table:table-cell table:formula="of:=IF(AND(MOD([.A4885];9)=0;MOD([.A4886];9)=0);[.A4885]+[.A4886];&quot;&quot;)">
            <text:p/>
          </table:table-cell>
          <table:table-cell/>
        </table:table-row>
        <table:table-row table:style-name="ro1">
          <table:table-cell office:value-type="float" office:value="-650" calcext:value-type="float">
            <text:p>-650</text:p>
          </table:table-cell>
          <table:table-cell table:formula="of:=IF(AND(MOD([.A4886];9)=0;MOD([.A4887];9)=0);[.A4886]+[.A4887];&quot;&quot;)">
            <text:p/>
          </table:table-cell>
          <table:table-cell/>
        </table:table-row>
        <table:table-row table:style-name="ro1">
          <table:table-cell office:value-type="float" office:value="-596" calcext:value-type="float">
            <text:p>-596</text:p>
          </table:table-cell>
          <table:table-cell table:formula="of:=IF(AND(MOD([.A4887];9)=0;MOD([.A4888];9)=0);[.A4887]+[.A4888];&quot;&quot;)">
            <text:p/>
          </table:table-cell>
          <table:table-cell/>
        </table:table-row>
        <table:table-row table:style-name="ro1">
          <table:table-cell office:value-type="float" office:value="-351" calcext:value-type="float">
            <text:p>-351</text:p>
          </table:table-cell>
          <table:table-cell table:formula="of:=IF(AND(MOD([.A4888];9)=0;MOD([.A4889];9)=0);[.A4888]+[.A4889];&quot;&quot;)">
            <text:p/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IF(AND(MOD([.A4889];9)=0;MOD([.A4890];9)=0);[.A4889]+[.A4890];&quot;&quot;)">
            <text:p/>
          </table:table-cell>
          <table:table-cell/>
        </table:table-row>
        <table:table-row table:style-name="ro1">
          <table:table-cell office:value-type="float" office:value="-688" calcext:value-type="float">
            <text:p>-688</text:p>
          </table:table-cell>
          <table:table-cell table:formula="of:=IF(AND(MOD([.A4890];9)=0;MOD([.A4891];9)=0);[.A4890]+[.A4891];&quot;&quot;)">
            <text:p/>
          </table:table-cell>
          <table:table-cell/>
        </table:table-row>
        <table:table-row table:style-name="ro1">
          <table:table-cell office:value-type="float" office:value="-249" calcext:value-type="float">
            <text:p>-249</text:p>
          </table:table-cell>
          <table:table-cell table:formula="of:=IF(AND(MOD([.A4891];9)=0;MOD([.A4892];9)=0);[.A4891]+[.A4892];&quot;&quot;)">
            <text:p/>
          </table:table-cell>
          <table:table-cell/>
        </table:table-row>
        <table:table-row table:style-name="ro1">
          <table:table-cell office:value-type="float" office:value="-151" calcext:value-type="float">
            <text:p>-151</text:p>
          </table:table-cell>
          <table:table-cell table:formula="of:=IF(AND(MOD([.A4892];9)=0;MOD([.A4893];9)=0);[.A4892]+[.A4893];&quot;&quot;)">
            <text:p/>
          </table:table-cell>
          <table:table-cell/>
        </table:table-row>
        <table:table-row table:style-name="ro1">
          <table:table-cell office:value-type="float" office:value="-555" calcext:value-type="float">
            <text:p>-555</text:p>
          </table:table-cell>
          <table:table-cell table:formula="of:=IF(AND(MOD([.A4893];9)=0;MOD([.A4894];9)=0);[.A4893]+[.A4894];&quot;&quot;)">
            <text:p/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IF(AND(MOD([.A4894];9)=0;MOD([.A4895];9)=0);[.A4894]+[.A4895];&quot;&quot;)">
            <text:p/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IF(AND(MOD([.A4895];9)=0;MOD([.A4896];9)=0);[.A4895]+[.A4896];&quot;&quot;)">
            <text:p/>
          </table:table-cell>
          <table:table-cell/>
        </table:table-row>
        <table:table-row table:style-name="ro1">
          <table:table-cell office:value-type="float" office:value="-606" calcext:value-type="float">
            <text:p>-606</text:p>
          </table:table-cell>
          <table:table-cell table:formula="of:=IF(AND(MOD([.A4896];9)=0;MOD([.A4897];9)=0);[.A4896]+[.A4897];&quot;&quot;)">
            <text:p/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IF(AND(MOD([.A4897];9)=0;MOD([.A4898];9)=0);[.A4897]+[.A4898];&quot;&quot;)">
            <text:p/>
          </table:table-cell>
          <table:table-cell/>
        </table:table-row>
        <table:table-row table:style-name="ro1">
          <table:table-cell office:value-type="float" office:value="-756" calcext:value-type="float">
            <text:p>-756</text:p>
          </table:table-cell>
          <table:table-cell table:formula="of:=IF(AND(MOD([.A4898];9)=0;MOD([.A4899];9)=0);[.A4898]+[.A4899];&quot;&quot;)">
            <text:p/>
          </table:table-cell>
          <table:table-cell/>
        </table:table-row>
        <table:table-row table:style-name="ro1">
          <table:table-cell office:value-type="float" office:value="-648" calcext:value-type="float">
            <text:p>-648</text:p>
          </table:table-cell>
          <table:table-cell table:formula="of:=IF(AND(MOD([.A4899];9)=0;MOD([.A4900];9)=0);[.A4899]+[.A4900];&quot;&quot;)" office:value-type="float" office:value="-1404" calcext:value-type="float">
            <text:p>-1404</text:p>
          </table:table-cell>
          <table:table-cell/>
        </table:table-row>
        <table:table-row table:style-name="ro1">
          <table:table-cell office:value-type="float" office:value="-947" calcext:value-type="float">
            <text:p>-947</text:p>
          </table:table-cell>
          <table:table-cell table:formula="of:=IF(AND(MOD([.A4900];9)=0;MOD([.A4901];9)=0);[.A4900]+[.A4901];&quot;&quot;)">
            <text:p/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IF(AND(MOD([.A4901];9)=0;MOD([.A4902];9)=0);[.A4901]+[.A4902];&quot;&quot;)">
            <text:p/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IF(AND(MOD([.A4902];9)=0;MOD([.A4903];9)=0);[.A4902]+[.A4903];&quot;&quot;)">
            <text:p/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IF(AND(MOD([.A4903];9)=0;MOD([.A4904];9)=0);[.A4903]+[.A4904];&quot;&quot;)">
            <text:p/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IF(AND(MOD([.A4904];9)=0;MOD([.A4905];9)=0);[.A4904]+[.A4905];&quot;&quot;)">
            <text:p/>
          </table:table-cell>
          <table:table-cell/>
        </table:table-row>
        <table:table-row table:style-name="ro1">
          <table:table-cell office:value-type="float" office:value="-272" calcext:value-type="float">
            <text:p>-272</text:p>
          </table:table-cell>
          <table:table-cell table:formula="of:=IF(AND(MOD([.A4905];9)=0;MOD([.A4906];9)=0);[.A4905]+[.A4906];&quot;&quot;)">
            <text:p/>
          </table:table-cell>
          <table:table-cell/>
        </table:table-row>
        <table:table-row table:style-name="ro1">
          <table:table-cell office:value-type="float" office:value="-808" calcext:value-type="float">
            <text:p>-808</text:p>
          </table:table-cell>
          <table:table-cell table:formula="of:=IF(AND(MOD([.A4906];9)=0;MOD([.A4907];9)=0);[.A4906]+[.A4907];&quot;&quot;)">
            <text:p/>
          </table:table-cell>
          <table:table-cell/>
        </table:table-row>
        <table:table-row table:style-name="ro1">
          <table:table-cell office:value-type="float" office:value="-649" calcext:value-type="float">
            <text:p>-649</text:p>
          </table:table-cell>
          <table:table-cell table:formula="of:=IF(AND(MOD([.A4907];9)=0;MOD([.A4908];9)=0);[.A4907]+[.A4908];&quot;&quot;)">
            <text:p/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IF(AND(MOD([.A4908];9)=0;MOD([.A4909];9)=0);[.A4908]+[.A4909];&quot;&quot;)">
            <text:p/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IF(AND(MOD([.A4909];9)=0;MOD([.A4910];9)=0);[.A4909]+[.A4910];&quot;&quot;)">
            <text:p/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IF(AND(MOD([.A4910];9)=0;MOD([.A4911];9)=0);[.A4910]+[.A4911];&quot;&quot;)">
            <text:p/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IF(AND(MOD([.A4911];9)=0;MOD([.A4912];9)=0);[.A4911]+[.A4912];&quot;&quot;)">
            <text:p/>
          </table:table-cell>
          <table:table-cell/>
        </table:table-row>
        <table:table-row table:style-name="ro1">
          <table:table-cell office:value-type="float" office:value="-455" calcext:value-type="float">
            <text:p>-455</text:p>
          </table:table-cell>
          <table:table-cell table:formula="of:=IF(AND(MOD([.A4912];9)=0;MOD([.A4913];9)=0);[.A4912]+[.A4913];&quot;&quot;)">
            <text:p/>
          </table:table-cell>
          <table:table-cell/>
        </table:table-row>
        <table:table-row table:style-name="ro1">
          <table:table-cell office:value-type="float" office:value="-501" calcext:value-type="float">
            <text:p>-501</text:p>
          </table:table-cell>
          <table:table-cell table:formula="of:=IF(AND(MOD([.A4913];9)=0;MOD([.A4914];9)=0);[.A4913]+[.A4914];&quot;&quot;)">
            <text:p/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IF(AND(MOD([.A4914];9)=0;MOD([.A4915];9)=0);[.A4914]+[.A4915];&quot;&quot;)">
            <text:p/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IF(AND(MOD([.A4915];9)=0;MOD([.A4916];9)=0);[.A4915]+[.A4916];&quot;&quot;)">
            <text:p/>
          </table:table-cell>
          <table:table-cell/>
        </table:table-row>
        <table:table-row table:style-name="ro1">
          <table:table-cell office:value-type="float" office:value="-635" calcext:value-type="float">
            <text:p>-635</text:p>
          </table:table-cell>
          <table:table-cell table:formula="of:=IF(AND(MOD([.A4916];9)=0;MOD([.A4917];9)=0);[.A4916]+[.A4917];&quot;&quot;)">
            <text:p/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IF(AND(MOD([.A4917];9)=0;MOD([.A4918];9)=0);[.A4917]+[.A4918];&quot;&quot;)">
            <text:p/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IF(AND(MOD([.A4918];9)=0;MOD([.A4919];9)=0);[.A4918]+[.A4919];&quot;&quot;)">
            <text:p/>
          </table:table-cell>
          <table:table-cell/>
        </table:table-row>
        <table:table-row table:style-name="ro1">
          <table:table-cell office:value-type="float" office:value="-564" calcext:value-type="float">
            <text:p>-564</text:p>
          </table:table-cell>
          <table:table-cell table:formula="of:=IF(AND(MOD([.A4919];9)=0;MOD([.A4920];9)=0);[.A4919]+[.A4920];&quot;&quot;)">
            <text:p/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IF(AND(MOD([.A4920];9)=0;MOD([.A4921];9)=0);[.A4920]+[.A4921];&quot;&quot;)">
            <text:p/>
          </table:table-cell>
          <table:table-cell/>
        </table:table-row>
        <table:table-row table:style-name="ro1">
          <table:table-cell office:value-type="float" office:value="-917" calcext:value-type="float">
            <text:p>-917</text:p>
          </table:table-cell>
          <table:table-cell table:formula="of:=IF(AND(MOD([.A4921];9)=0;MOD([.A4922];9)=0);[.A4921]+[.A4922];&quot;&quot;)">
            <text:p/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IF(AND(MOD([.A4922];9)=0;MOD([.A4923];9)=0);[.A4922]+[.A4923];&quot;&quot;)">
            <text:p/>
          </table:table-cell>
          <table:table-cell/>
        </table:table-row>
        <table:table-row table:style-name="ro1">
          <table:table-cell office:value-type="float" office:value="-58" calcext:value-type="float">
            <text:p>-58</text:p>
          </table:table-cell>
          <table:table-cell table:formula="of:=IF(AND(MOD([.A4923];9)=0;MOD([.A4924];9)=0);[.A4923]+[.A4924];&quot;&quot;)">
            <text:p/>
          </table:table-cell>
          <table:table-cell/>
        </table:table-row>
        <table:table-row table:style-name="ro1">
          <table:table-cell office:value-type="float" office:value="-923" calcext:value-type="float">
            <text:p>-923</text:p>
          </table:table-cell>
          <table:table-cell table:formula="of:=IF(AND(MOD([.A4924];9)=0;MOD([.A4925];9)=0);[.A4924]+[.A4925];&quot;&quot;)">
            <text:p/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IF(AND(MOD([.A4925];9)=0;MOD([.A4926];9)=0);[.A4925]+[.A4926];&quot;&quot;)">
            <text:p/>
          </table:table-cell>
          <table:table-cell/>
        </table:table-row>
        <table:table-row table:style-name="ro1">
          <table:table-cell office:value-type="float" office:value="-253" calcext:value-type="float">
            <text:p>-253</text:p>
          </table:table-cell>
          <table:table-cell table:formula="of:=IF(AND(MOD([.A4926];9)=0;MOD([.A4927];9)=0);[.A4926]+[.A4927];&quot;&quot;)">
            <text:p/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IF(AND(MOD([.A4927];9)=0;MOD([.A4928];9)=0);[.A4927]+[.A4928];&quot;&quot;)">
            <text:p/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IF(AND(MOD([.A4928];9)=0;MOD([.A4929];9)=0);[.A4928]+[.A4929];&quot;&quot;)">
            <text:p/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IF(AND(MOD([.A4929];9)=0;MOD([.A4930];9)=0);[.A4929]+[.A4930];&quot;&quot;)">
            <text:p/>
          </table:table-cell>
          <table:table-cell/>
        </table:table-row>
        <table:table-row table:style-name="ro1">
          <table:table-cell office:value-type="float" office:value="-244" calcext:value-type="float">
            <text:p>-244</text:p>
          </table:table-cell>
          <table:table-cell table:formula="of:=IF(AND(MOD([.A4930];9)=0;MOD([.A4931];9)=0);[.A4930]+[.A4931];&quot;&quot;)">
            <text:p/>
          </table:table-cell>
          <table:table-cell/>
        </table:table-row>
        <table:table-row table:style-name="ro1">
          <table:table-cell office:value-type="float" office:value="-490" calcext:value-type="float">
            <text:p>-490</text:p>
          </table:table-cell>
          <table:table-cell table:formula="of:=IF(AND(MOD([.A4931];9)=0;MOD([.A4932];9)=0);[.A4931]+[.A4932];&quot;&quot;)">
            <text:p/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IF(AND(MOD([.A4932];9)=0;MOD([.A4933];9)=0);[.A4932]+[.A4933];&quot;&quot;)">
            <text:p/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IF(AND(MOD([.A4933];9)=0;MOD([.A4934];9)=0);[.A4933]+[.A4934];&quot;&quot;)">
            <text:p/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IF(AND(MOD([.A4934];9)=0;MOD([.A4935];9)=0);[.A4934]+[.A4935];&quot;&quot;)">
            <text:p/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IF(AND(MOD([.A4935];9)=0;MOD([.A4936];9)=0);[.A4935]+[.A4936];&quot;&quot;)">
            <text:p/>
          </table:table-cell>
          <table:table-cell/>
        </table:table-row>
        <table:table-row table:style-name="ro1">
          <table:table-cell office:value-type="float" office:value="-448" calcext:value-type="float">
            <text:p>-448</text:p>
          </table:table-cell>
          <table:table-cell table:formula="of:=IF(AND(MOD([.A4936];9)=0;MOD([.A4937];9)=0);[.A4936]+[.A4937];&quot;&quot;)">
            <text:p/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IF(AND(MOD([.A4937];9)=0;MOD([.A4938];9)=0);[.A4937]+[.A4938];&quot;&quot;)">
            <text:p/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IF(AND(MOD([.A4938];9)=0;MOD([.A4939];9)=0);[.A4938]+[.A4939];&quot;&quot;)">
            <text:p/>
          </table:table-cell>
          <table:table-cell/>
        </table:table-row>
        <table:table-row table:style-name="ro1">
          <table:table-cell office:value-type="float" office:value="-69" calcext:value-type="float">
            <text:p>-69</text:p>
          </table:table-cell>
          <table:table-cell table:formula="of:=IF(AND(MOD([.A4939];9)=0;MOD([.A4940];9)=0);[.A4939]+[.A4940];&quot;&quot;)">
            <text:p/>
          </table:table-cell>
          <table:table-cell/>
        </table:table-row>
        <table:table-row table:style-name="ro1">
          <table:table-cell office:value-type="float" office:value="-784" calcext:value-type="float">
            <text:p>-784</text:p>
          </table:table-cell>
          <table:table-cell table:formula="of:=IF(AND(MOD([.A4940];9)=0;MOD([.A4941];9)=0);[.A4940]+[.A4941];&quot;&quot;)">
            <text:p/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IF(AND(MOD([.A4941];9)=0;MOD([.A4942];9)=0);[.A4941]+[.A4942];&quot;&quot;)">
            <text:p/>
          </table:table-cell>
          <table:table-cell/>
        </table:table-row>
        <table:table-row table:style-name="ro1">
          <table:table-cell office:value-type="float" office:value="-257" calcext:value-type="float">
            <text:p>-257</text:p>
          </table:table-cell>
          <table:table-cell table:formula="of:=IF(AND(MOD([.A4942];9)=0;MOD([.A4943];9)=0);[.A4942]+[.A4943];&quot;&quot;)">
            <text:p/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IF(AND(MOD([.A4943];9)=0;MOD([.A4944];9)=0);[.A4943]+[.A4944];&quot;&quot;)">
            <text:p/>
          </table:table-cell>
          <table:table-cell/>
        </table:table-row>
        <table:table-row table:style-name="ro1">
          <table:table-cell office:value-type="float" office:value="-378" calcext:value-type="float">
            <text:p>-378</text:p>
          </table:table-cell>
          <table:table-cell table:formula="of:=IF(AND(MOD([.A4944];9)=0;MOD([.A4945];9)=0);[.A4944]+[.A4945];&quot;&quot;)">
            <text:p/>
          </table:table-cell>
          <table:table-cell/>
        </table:table-row>
        <table:table-row table:style-name="ro1">
          <table:table-cell office:value-type="float" office:value="-714" calcext:value-type="float">
            <text:p>-714</text:p>
          </table:table-cell>
          <table:table-cell table:formula="of:=IF(AND(MOD([.A4945];9)=0;MOD([.A4946];9)=0);[.A4945]+[.A4946];&quot;&quot;)">
            <text:p/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IF(AND(MOD([.A4946];9)=0;MOD([.A4947];9)=0);[.A4946]+[.A4947];&quot;&quot;)">
            <text:p/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IF(AND(MOD([.A4947];9)=0;MOD([.A4948];9)=0);[.A4947]+[.A4948];&quot;&quot;)">
            <text:p/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IF(AND(MOD([.A4948];9)=0;MOD([.A4949];9)=0);[.A4948]+[.A4949];&quot;&quot;)">
            <text:p/>
          </table:table-cell>
          <table:table-cell/>
        </table:table-row>
        <table:table-row table:style-name="ro1">
          <table:table-cell office:value-type="float" office:value="-649" calcext:value-type="float">
            <text:p>-649</text:p>
          </table:table-cell>
          <table:table-cell table:formula="of:=IF(AND(MOD([.A4949];9)=0;MOD([.A4950];9)=0);[.A4949]+[.A4950];&quot;&quot;)">
            <text:p/>
          </table:table-cell>
          <table:table-cell/>
        </table:table-row>
        <table:table-row table:style-name="ro1">
          <table:table-cell office:value-type="float" office:value="-575" calcext:value-type="float">
            <text:p>-575</text:p>
          </table:table-cell>
          <table:table-cell table:formula="of:=IF(AND(MOD([.A4950];9)=0;MOD([.A4951];9)=0);[.A4950]+[.A4951];&quot;&quot;)">
            <text:p/>
          </table:table-cell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IF(AND(MOD([.A4951];9)=0;MOD([.A4952];9)=0);[.A4951]+[.A4952];&quot;&quot;)">
            <text:p/>
          </table:table-cell>
          <table:table-cell/>
        </table:table-row>
        <table:table-row table:style-name="ro1">
          <table:table-cell office:value-type="float" office:value="-445" calcext:value-type="float">
            <text:p>-445</text:p>
          </table:table-cell>
          <table:table-cell table:formula="of:=IF(AND(MOD([.A4952];9)=0;MOD([.A4953];9)=0);[.A4952]+[.A4953];&quot;&quot;)">
            <text:p/>
          </table:table-cell>
          <table:table-cell/>
        </table:table-row>
        <table:table-row table:style-name="ro1">
          <table:table-cell office:value-type="float" office:value="-983" calcext:value-type="float">
            <text:p>-983</text:p>
          </table:table-cell>
          <table:table-cell table:formula="of:=IF(AND(MOD([.A4953];9)=0;MOD([.A4954];9)=0);[.A4953]+[.A4954];&quot;&quot;)">
            <text:p/>
          </table:table-cell>
          <table:table-cell/>
        </table:table-row>
        <table:table-row table:style-name="ro1">
          <table:table-cell office:value-type="float" office:value="-227" calcext:value-type="float">
            <text:p>-227</text:p>
          </table:table-cell>
          <table:table-cell table:formula="of:=IF(AND(MOD([.A4954];9)=0;MOD([.A4955];9)=0);[.A4954]+[.A4955];&quot;&quot;)">
            <text:p/>
          </table:table-cell>
          <table:table-cell/>
        </table:table-row>
        <table:table-row table:style-name="ro1">
          <table:table-cell office:value-type="float" office:value="-674" calcext:value-type="float">
            <text:p>-674</text:p>
          </table:table-cell>
          <table:table-cell table:formula="of:=IF(AND(MOD([.A4955];9)=0;MOD([.A4956];9)=0);[.A4955]+[.A4956];&quot;&quot;)">
            <text:p/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IF(AND(MOD([.A4956];9)=0;MOD([.A4957];9)=0);[.A4956]+[.A4957];&quot;&quot;)">
            <text:p/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IF(AND(MOD([.A4957];9)=0;MOD([.A4958];9)=0);[.A4957]+[.A4958];&quot;&quot;)">
            <text:p/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IF(AND(MOD([.A4958];9)=0;MOD([.A4959];9)=0);[.A4958]+[.A4959];&quot;&quot;)">
            <text:p/>
          </table:table-cell>
          <table:table-cell/>
        </table:table-row>
        <table:table-row table:style-name="ro1">
          <table:table-cell office:value-type="float" office:value="-61" calcext:value-type="float">
            <text:p>-61</text:p>
          </table:table-cell>
          <table:table-cell table:formula="of:=IF(AND(MOD([.A4959];9)=0;MOD([.A4960];9)=0);[.A4959]+[.A4960];&quot;&quot;)">
            <text:p/>
          </table:table-cell>
          <table:table-cell/>
        </table:table-row>
        <table:table-row table:style-name="ro1">
          <table:table-cell office:value-type="float" office:value="-360" calcext:value-type="float">
            <text:p>-360</text:p>
          </table:table-cell>
          <table:table-cell table:formula="of:=IF(AND(MOD([.A4960];9)=0;MOD([.A4961];9)=0);[.A4960]+[.A4961];&quot;&quot;)">
            <text:p/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IF(AND(MOD([.A4961];9)=0;MOD([.A4962];9)=0);[.A4961]+[.A4962];&quot;&quot;)" office:value-type="float" office:value="-333" calcext:value-type="float">
            <text:p>-333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IF(AND(MOD([.A4962];9)=0;MOD([.A4963];9)=0);[.A4962]+[.A4963];&quot;&quot;)">
            <text:p/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IF(AND(MOD([.A4963];9)=0;MOD([.A4964];9)=0);[.A4963]+[.A4964];&quot;&quot;)">
            <text:p/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IF(AND(MOD([.A4964];9)=0;MOD([.A4965];9)=0);[.A4964]+[.A4965];&quot;&quot;)">
            <text:p/>
          </table:table-cell>
          <table:table-cell/>
        </table:table-row>
        <table:table-row table:style-name="ro1">
          <table:table-cell office:value-type="float" office:value="-781" calcext:value-type="float">
            <text:p>-781</text:p>
          </table:table-cell>
          <table:table-cell table:formula="of:=IF(AND(MOD([.A4965];9)=0;MOD([.A4966];9)=0);[.A4965]+[.A4966];&quot;&quot;)">
            <text:p/>
          </table:table-cell>
          <table:table-cell/>
        </table:table-row>
        <table:table-row table:style-name="ro1">
          <table:table-cell office:value-type="float" office:value="-543" calcext:value-type="float">
            <text:p>-543</text:p>
          </table:table-cell>
          <table:table-cell table:formula="of:=IF(AND(MOD([.A4966];9)=0;MOD([.A4967];9)=0);[.A4966]+[.A4967];&quot;&quot;)">
            <text:p/>
          </table:table-cell>
          <table:table-cell/>
        </table:table-row>
        <table:table-row table:style-name="ro1">
          <table:table-cell office:value-type="float" office:value="-565" calcext:value-type="float">
            <text:p>-565</text:p>
          </table:table-cell>
          <table:table-cell table:formula="of:=IF(AND(MOD([.A4967];9)=0;MOD([.A4968];9)=0);[.A4967]+[.A4968];&quot;&quot;)">
            <text:p/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IF(AND(MOD([.A4968];9)=0;MOD([.A4969];9)=0);[.A4968]+[.A4969];&quot;&quot;)">
            <text:p/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IF(AND(MOD([.A4969];9)=0;MOD([.A4970];9)=0);[.A4969]+[.A4970];&quot;&quot;)">
            <text:p/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IF(AND(MOD([.A4970];9)=0;MOD([.A4971];9)=0);[.A4970]+[.A4971];&quot;&quot;)">
            <text:p/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IF(AND(MOD([.A4971];9)=0;MOD([.A4972];9)=0);[.A4971]+[.A4972];&quot;&quot;)">
            <text:p/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IF(AND(MOD([.A4972];9)=0;MOD([.A4973];9)=0);[.A4972]+[.A4973];&quot;&quot;)">
            <text:p/>
          </table:table-cell>
          <table:table-cell/>
        </table:table-row>
        <table:table-row table:style-name="ro1">
          <table:table-cell office:value-type="float" office:value="-242" calcext:value-type="float">
            <text:p>-242</text:p>
          </table:table-cell>
          <table:table-cell table:formula="of:=IF(AND(MOD([.A4973];9)=0;MOD([.A4974];9)=0);[.A4973]+[.A4974];&quot;&quot;)">
            <text:p/>
          </table:table-cell>
          <table:table-cell/>
        </table:table-row>
        <table:table-row table:style-name="ro1">
          <table:table-cell office:value-type="float" office:value="-697" calcext:value-type="float">
            <text:p>-697</text:p>
          </table:table-cell>
          <table:table-cell table:formula="of:=IF(AND(MOD([.A4974];9)=0;MOD([.A4975];9)=0);[.A4974]+[.A4975];&quot;&quot;)">
            <text:p/>
          </table:table-cell>
          <table:table-cell/>
        </table:table-row>
        <table:table-row table:style-name="ro1">
          <table:table-cell office:value-type="float" office:value="-339" calcext:value-type="float">
            <text:p>-339</text:p>
          </table:table-cell>
          <table:table-cell table:formula="of:=IF(AND(MOD([.A4975];9)=0;MOD([.A4976];9)=0);[.A4975]+[.A4976];&quot;&quot;)">
            <text:p/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IF(AND(MOD([.A4976];9)=0;MOD([.A4977];9)=0);[.A4976]+[.A4977];&quot;&quot;)">
            <text:p/>
          </table:table-cell>
          <table:table-cell/>
        </table:table-row>
        <table:table-row table:style-name="ro1">
          <table:table-cell office:value-type="float" office:value="-357" calcext:value-type="float">
            <text:p>-357</text:p>
          </table:table-cell>
          <table:table-cell table:formula="of:=IF(AND(MOD([.A4977];9)=0;MOD([.A4978];9)=0);[.A4977]+[.A4978];&quot;&quot;)">
            <text:p/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IF(AND(MOD([.A4978];9)=0;MOD([.A4979];9)=0);[.A4978]+[.A4979];&quot;&quot;)">
            <text:p/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IF(AND(MOD([.A4979];9)=0;MOD([.A4980];9)=0);[.A4979]+[.A4980];&quot;&quot;)">
            <text:p/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IF(AND(MOD([.A4980];9)=0;MOD([.A4981];9)=0);[.A4980]+[.A4981];&quot;&quot;)">
            <text:p/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IF(AND(MOD([.A4981];9)=0;MOD([.A4982];9)=0);[.A4981]+[.A4982];&quot;&quot;)">
            <text:p/>
          </table:table-cell>
          <table:table-cell/>
        </table:table-row>
        <table:table-row table:style-name="ro1">
          <table:table-cell office:value-type="float" office:value="-799" calcext:value-type="float">
            <text:p>-799</text:p>
          </table:table-cell>
          <table:table-cell table:formula="of:=IF(AND(MOD([.A4982];9)=0;MOD([.A4983];9)=0);[.A4982]+[.A4983];&quot;&quot;)">
            <text:p/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IF(AND(MOD([.A4983];9)=0;MOD([.A4984];9)=0);[.A4983]+[.A4984];&quot;&quot;)">
            <text:p/>
          </table:table-cell>
          <table:table-cell/>
        </table:table-row>
        <table:table-row table:style-name="ro1">
          <table:table-cell office:value-type="float" office:value="-810" calcext:value-type="float">
            <text:p>-810</text:p>
          </table:table-cell>
          <table:table-cell table:formula="of:=IF(AND(MOD([.A4984];9)=0;MOD([.A4985];9)=0);[.A4984]+[.A4985];&quot;&quot;)">
            <text:p/>
          </table:table-cell>
          <table:table-cell/>
        </table:table-row>
        <table:table-row table:style-name="ro1">
          <table:table-cell office:value-type="float" office:value="-797" calcext:value-type="float">
            <text:p>-797</text:p>
          </table:table-cell>
          <table:table-cell table:formula="of:=IF(AND(MOD([.A4985];9)=0;MOD([.A4986];9)=0);[.A4985]+[.A4986];&quot;&quot;)">
            <text:p/>
          </table:table-cell>
          <table:table-cell/>
        </table:table-row>
        <table:table-row table:style-name="ro1">
          <table:table-cell office:value-type="float" office:value="-760" calcext:value-type="float">
            <text:p>-760</text:p>
          </table:table-cell>
          <table:table-cell table:formula="of:=IF(AND(MOD([.A4986];9)=0;MOD([.A4987];9)=0);[.A4986]+[.A4987];&quot;&quot;)">
            <text:p/>
          </table:table-cell>
          <table:table-cell/>
        </table:table-row>
        <table:table-row table:style-name="ro1">
          <table:table-cell office:value-type="float" office:value="-415" calcext:value-type="float">
            <text:p>-415</text:p>
          </table:table-cell>
          <table:table-cell table:formula="of:=IF(AND(MOD([.A4987];9)=0;MOD([.A4988];9)=0);[.A4987]+[.A4988];&quot;&quot;)">
            <text:p/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IF(AND(MOD([.A4988];9)=0;MOD([.A4989];9)=0);[.A4988]+[.A4989];&quot;&quot;)">
            <text:p/>
          </table:table-cell>
          <table:table-cell/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IF(AND(MOD([.A4989];9)=0;MOD([.A4990];9)=0);[.A4989]+[.A4990];&quot;&quot;)">
            <text:p/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IF(AND(MOD([.A4990];9)=0;MOD([.A4991];9)=0);[.A4990]+[.A4991];&quot;&quot;)">
            <text:p/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IF(AND(MOD([.A4991];9)=0;MOD([.A4992];9)=0);[.A4991]+[.A4992];&quot;&quot;)">
            <text:p/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IF(AND(MOD([.A4992];9)=0;MOD([.A4993];9)=0);[.A4992]+[.A4993];&quot;&quot;)">
            <text:p/>
          </table:table-cell>
          <table:table-cell/>
        </table:table-row>
        <table:table-row table:style-name="ro1">
          <table:table-cell office:value-type="float" office:value="-591" calcext:value-type="float">
            <text:p>-591</text:p>
          </table:table-cell>
          <table:table-cell table:formula="of:=IF(AND(MOD([.A4993];9)=0;MOD([.A4994];9)=0);[.A4993]+[.A4994];&quot;&quot;)">
            <text:p/>
          </table:table-cell>
          <table:table-cell/>
        </table:table-row>
        <table:table-row table:style-name="ro1">
          <table:table-cell office:value-type="float" office:value="-551" calcext:value-type="float">
            <text:p>-551</text:p>
          </table:table-cell>
          <table:table-cell table:formula="of:=IF(AND(MOD([.A4994];9)=0;MOD([.A4995];9)=0);[.A4994]+[.A4995];&quot;&quot;)">
            <text:p/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IF(AND(MOD([.A4995];9)=0;MOD([.A4996];9)=0);[.A4995]+[.A4996];&quot;&quot;)">
            <text:p/>
          </table:table-cell>
          <table:table-cell/>
        </table:table-row>
        <table:table-row table:style-name="ro1">
          <table:table-cell office:value-type="float" office:value="-340" calcext:value-type="float">
            <text:p>-340</text:p>
          </table:table-cell>
          <table:table-cell table:formula="of:=IF(AND(MOD([.A4996];9)=0;MOD([.A4997];9)=0);[.A4996]+[.A4997];&quot;&quot;)">
            <text:p/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IF(AND(MOD([.A4997];9)=0;MOD([.A4998];9)=0);[.A4997]+[.A4998];&quot;&quot;)">
            <text:p/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IF(AND(MOD([.A4998];9)=0;MOD([.A4999];9)=0);[.A4998]+[.A4999];&quot;&quot;)">
            <text:p/>
          </table:table-cell>
          <table:table-cell/>
        </table:table-row>
        <table:table-row table:style-name="ro1">
          <table:table-cell office:value-type="float" office:value="-424" calcext:value-type="float">
            <text:p>-424</text:p>
          </table:table-cell>
          <table:table-cell table:formula="of:=IF(AND(MOD([.A4999];9)=0;MOD([.A5000];9)=0);[.A4999]+[.A5000];&quot;&quot;)">
            <text:p/>
          </table:table-cell>
          <table:table-cell/>
        </table:table-row>
        <table:table-row table:style-name="ro1">
          <table:table-cell table:style-name="ce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8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8T18:44:00.538000000</meta:creation-date>
    <dc:date>2024-07-18T19:27:21.078000000</dc:date>
    <meta:editing-duration>PT32M49S</meta:editing-duration>
    <meta:editing-cycles>1</meta:editing-cycles>
    <meta:document-statistic meta:table-count="1" meta:cell-count="10001" meta:object-count="0"/>
    <meta:generator>LibreOffice/24.2.2.2$Windows_X86_64 LibreOffice_project/d56cc158d8a96260b836f100ef4b4ef25d6f1a01</meta:generator>
  </office:meta>
</office:document-meta>
</file>